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233b2" officeooo:paragraph-rsid="001233b2"/>
    </style:style>
    <style:style style:name="P2" style:family="paragraph" style:parent-style-name="Preformatted_20_Text">
      <style:text-properties officeooo:rsid="0015729f" officeooo:paragraph-rsid="001233b2"/>
    </style:style>
    <style:style style:name="T1" style:family="text">
      <style:text-properties officeooo:rsid="001233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ND <text:s text:c="2"/>CHAIN: <text:span text:style-name="T1">A</text:span>; </text:p>
      <text:p text:style-name="P1">ATOM <text:s text:c="5"/>1 <text:s/>N <text:s text:c="2"/>HIS <text:s text:c="4"/>2 <text:s text:c="6"/>0.498 <text:s/>-2.372 <text:s/>-1.127 <text:s/>1.00 <text:s/>0.00 <text:s text:c="10"/>N <text:s/></text:p>
      <text:p text:style-name="P1">ATOM <text:s text:c="5"/>2 <text:s/>CA <text:s/>HIS <text:s text:c="4"/>2 <text:s text:c="6"/>1.052 <text:s/>-1.053 <text:s/>-0.834 <text:s/>1.00 <text:s/>0.00 <text:s text:c="10"/>C <text:s/></text:p>
      <text:p text:style-name="P1">ATOM <text:s text:c="5"/>3 <text:s/>C <text:s text:c="2"/>HIS <text:s text:c="4"/>2 <text:s text:c="6"/>2.561 <text:s/>-1.080 <text:s/>-0.865 <text:s/>1.00 <text:s/>0.00 <text:s text:c="10"/>C <text:s/></text:p>
      <text:p text:style-name="P1">ATOM <text:s text:c="5"/>4 <text:s/>O <text:s text:c="2"/>HIS <text:s text:c="4"/>2 <text:s text:c="6"/>3.221 <text:s/>-0.221 <text:s/>-1.469 <text:s/>1.00 <text:s/>0.00 <text:s text:c="10"/>O <text:s/></text:p>
      <text:p text:style-name="P1">ATOM <text:s text:c="5"/>5 <text:s/>CB <text:s/>HIS <text:s text:c="4"/>2 <text:s text:c="6"/>0.551 <text:s/>-0.676 <text:s text:c="2"/>0.570 <text:s/>1.00 <text:s/>0.00 <text:s text:c="10"/>C <text:s/></text:p>
      <text:p text:style-name="P1">ATOM <text:s text:c="5"/>6 <text:s/>CG <text:s/>HIS <text:s text:c="4"/>2 <text:s text:c="5"/>-0.281 <text:s text:c="2"/>0.573 <text:s text:c="2"/>0.562 <text:s/>1.00 <text:s/>0.00 <text:s text:c="10"/>C <text:s/></text:p>
      <text:p text:style-name="P1">ATOM <text:s text:c="5"/>7 <text:s/>CD2 HIS <text:s text:c="4"/>2 <text:s text:c="5"/>-1.660 <text:s text:c="2"/>0.555 <text:s text:c="2"/>0.400 <text:s/>1.00 <text:s/>0.00 <text:s text:c="10"/>C <text:s/></text:p>
      <text:p text:style-name="P1">ATOM <text:s text:c="5"/>8 <text:s/>ND1 HIS <text:s text:c="4"/>2 <text:s text:c="6"/>0.197 <text:s text:c="2"/>1.873 <text:s text:c="2"/>0.711 <text:s/>1.00 <text:s/>0.00 <text:s text:c="10"/>N <text:s/></text:p>
      <text:p text:style-name="P1">ATOM <text:s text:c="5"/>9 <text:s/>CE1 HIS <text:s text:c="4"/>2 <text:s text:c="5"/>-0.959 <text:s text:c="2"/>2.556 <text:s text:c="2"/>0.620 <text:s/>1.00 <text:s/>0.00 <text:s text:c="10"/>C <text:s/></text:p>
      <text:p text:style-name="P1">ATOM <text:s text:c="4"/>10 <text:s/>NE2 HIS <text:s text:c="4"/>2 <text:s text:c="5"/>-2.108 <text:s text:c="2"/>1.850 <text:s text:c="2"/>0.438 <text:s/>1.00 <text:s/>0.00 <text:s text:c="10"/>N <text:s/></text:p>
      <text:p text:style-name="P1">ATOM <text:s text:c="4"/>11 <text:s/>H <text:s text:c="2"/>HIS <text:s text:c="4"/>2 <text:s text:c="6"/>1.129 <text:s/>-3.224 <text:s/>-1.332 <text:s/>1.00 <text:s/>0.00 <text:s text:c="10"/>H <text:s/></text:p>
      <text:p text:style-name="P1">ATOM <text:s text:c="4"/>12 <text:s/>HA <text:s/>HIS <text:s text:c="4"/>2 <text:s text:c="6"/>0.732 <text:s/>-0.370 <text:s/>-1.639 <text:s/>1.00 <text:s/>0.00 <text:s text:c="10"/>H <text:s/></text:p>
      <text:p text:style-name="P1">ATOM <text:s text:c="4"/>13 2HB <text:s/>HIS <text:s text:c="4"/>2 <text:s text:c="6"/>1.397 <text:s/>-0.517 <text:s text:c="2"/>1.268 <text:s/>1.00 <text:s/>0.00 <text:s text:c="10"/>H <text:s/></text:p>
      <text:p text:style-name="P1">ATOM <text:s text:c="4"/>14 3HB <text:s/>HIS <text:s text:c="4"/>2 <text:s text:c="5"/>-0.059 <text:s/>-1.483 <text:s text:c="2"/>1.027 <text:s/>1.00 <text:s/>0.00 <text:s text:c="10"/>H <text:s/></text:p>
      <text:p text:style-name="P1">ATOM <text:s text:c="4"/>15 2HD <text:s/>HIS <text:s text:c="4"/>2 <text:s text:c="5"/>-2.252 <text:s/>-0.346 <text:s text:c="2"/>0.268 <text:s/>1.00 <text:s/>0.00 <text:s text:c="10"/>H <text:s/></text:p>
      <text:p text:style-name="P1">ATOM <text:s text:c="4"/>16 1HE <text:s/>HIS <text:s text:c="4"/>2 <text:s text:c="5"/>-0.912 <text:s text:c="2"/>3.634 <text:s text:c="2"/>0.700 <text:s/>1.00 <text:s/>0.00 <text:s text:c="10"/>H <text:s/></text:p>
      <text:p text:style-name="P1">ATOM <text:s text:c="4"/>17 2HE <text:s/>HIS <text:s text:c="4"/>2 <text:s text:c="5"/>-3.075 <text:s text:c="2"/>2.194 <text:s text:c="2"/>0.348 <text:s/>1.00 <text:s/>0.00 <text:s text:c="10"/>H <text:s/></text:p>
      <text:p text:style-name="P1">ATOM <text:s text:c="4"/>18 <text:s/>N <text:s text:c="2"/>MET <text:s text:c="4"/>3 <text:s text:c="6"/>3.269 <text:s/>-2.157 <text:s/>-0.159 <text:s/>1.00 <text:s/>0.00 <text:s text:c="10"/>N <text:s/></text:p>
      <text:p text:style-name="P1">ATOM <text:s text:c="4"/>19 <text:s/>CA <text:s/>MET <text:s text:c="4"/>3 <text:s text:c="6"/>4.694 <text:s/>-1.917 <text:s/>-0.368 <text:s/>1.00 <text:s/>0.00 <text:s text:c="10"/>C <text:s/></text:p>
      <text:p text:style-name="P1">ATOM <text:s text:c="4"/>20 <text:s/>C <text:s text:c="2"/>MET <text:s text:c="4"/>3 <text:s text:c="6"/>5.025 <text:s/>-1.867 <text:s/>-1.840 <text:s/>1.00 <text:s/>0.00 <text:s text:c="10"/>C <text:s/></text:p>
      <text:p text:style-name="P1">ATOM <text:s text:c="4"/>21 <text:s/>O <text:s text:c="2"/>MET <text:s text:c="4"/>3 <text:s text:c="6"/>5.730 <text:s/>-0.969 <text:s/>-2.324 <text:s/>1.00 <text:s/>0.00 <text:s text:c="10"/>O <text:s/></text:p>
      <text:p text:style-name="P1">ATOM <text:s text:c="4"/>22 <text:s/>CB <text:s/>MET <text:s text:c="4"/>3 <text:s text:c="6"/>5.524 <text:s/>-3.016 <text:s text:c="2"/>0.351 <text:s/>1.00 <text:s/>0.00 <text:s text:c="10"/>C <text:s/></text:p>
      <text:p text:style-name="P1">ATOM <text:s text:c="4"/>23 <text:s/>CG <text:s/>MET <text:s text:c="4"/>3 <text:s text:c="6"/>5.378 <text:s/>-3.075 <text:s text:c="2"/>1.886 <text:s/>1.00 <text:s/>0.00 <text:s text:c="10"/>C <text:s/></text:p>
      <text:p text:style-name="P1">ATOM <text:s text:c="4"/>24 <text:s/>SD <text:s/>MET <text:s text:c="4"/>3 <text:s text:c="6"/>6.612 <text:s/>-4.191 <text:s text:c="2"/>2.574 <text:s/>1.00 <text:s/>0.00 <text:s text:c="10"/>S <text:s/></text:p>
      <text:p text:style-name="P1">ATOM <text:s text:c="4"/>25 <text:s/>CE <text:s/>MET <text:s text:c="4"/>3 <text:s text:c="6"/>5.940 <text:s/>-4.340 <text:s text:c="2"/>4.235 <text:s/>1.00 <text:s/>0.00 <text:s text:c="10"/>C <text:s/></text:p>
      <text:p text:style-name="P1">ATOM <text:s text:c="4"/>26 <text:s/>H <text:s text:c="2"/>MET <text:s text:c="4"/>3 <text:s text:c="6"/>2.795 <text:s/>-3.080 <text:s/>-0.460 <text:s/>1.00 <text:s/>0.00 <text:s text:c="10"/>H <text:s/></text:p>
      <text:p text:style-name="P1">ATOM <text:s text:c="4"/>27 <text:s/>HA <text:s/>MET <text:s text:c="4"/>3 <text:s text:c="6"/>4.951 <text:s/>-0.928 <text:s text:c="2"/>0.056 <text:s/>1.00 <text:s/>0.00 <text:s text:c="10"/>H <text:s/></text:p>
      <text:p text:style-name="P1">ATOM <text:s text:c="4"/>28 2HB <text:s/>MET <text:s text:c="4"/>3 <text:s text:c="6"/>6.597 <text:s/>-2.873 <text:s text:c="2"/>0.120 <text:s/>1.00 <text:s/>0.00 <text:s text:c="10"/>H <text:s/></text:p>
      <text:p text:style-name="P1">ATOM <text:s text:c="4"/>29 3HB <text:s/>MET <text:s text:c="4"/>3 <text:s text:c="6"/>5.275 <text:s/>-4.011 <text:s/>-0.069 <text:s/>1.00 <text:s/>0.00 <text:s text:c="10"/>H <text:s/></text:p>
      <text:p text:style-name="P1">ATOM <text:s text:c="4"/>30 2HG <text:s/>MET <text:s text:c="4"/>3 <text:s text:c="6"/>4.368 <text:s/>-3.435 <text:s text:c="2"/>2.158 <text:s/>1.00 <text:s/>0.00 <text:s text:c="10"/>H <text:s/></text:p>
      <text:p text:style-name="P1">ATOM <text:s text:c="4"/>31 3HG <text:s/>MET <text:s text:c="4"/>3 <text:s text:c="6"/>5.494 <text:s/>-2.076 <text:s text:c="2"/>2.345 <text:s/>1.00 <text:s/>0.00 <text:s text:c="10"/>H <text:s/></text:p>
      <text:p text:style-name="P1">ATOM <text:s text:c="4"/>32 1HE <text:s/>MET <text:s text:c="4"/>3 <text:s text:c="6"/>5.829 <text:s/>-3.348 <text:s text:c="2"/>4.708 <text:s/>1.00 <text:s/>0.00 <text:s text:c="10"/>H <text:s/></text:p>
      <text:p text:style-name="P1">ATOM <text:s text:c="4"/>33 2HE <text:s/>MET <text:s text:c="4"/>3 <text:s text:c="6"/>4.949 <text:s/>-4.826 <text:s text:c="2"/>4.206 <text:s/>1.00 <text:s/>0.00 <text:s text:c="10"/>H <text:s/></text:p>
      <text:p text:style-name="P1">ATOM <text:s text:c="4"/>34 3HE <text:s/>MET <text:s text:c="4"/>3 <text:s text:c="6"/>6.605 <text:s/>-4.953 <text:s text:c="2"/>4.867 <text:s/>1.00 <text:s/>0.00 <text:s text:c="10"/>H <text:s/></text:p>
      <text:p text:style-name="P1">ATOM <text:s text:c="4"/>35 <text:s/>N <text:s text:c="2"/>GLU <text:s text:c="4"/>4 <text:s text:c="6"/>4.495 <text:s/>-2.914 <text:s/>-2.726 <text:s/>1.00 <text:s/>0.00 <text:s text:c="10"/>N <text:s/></text:p>
      <text:p text:style-name="P1">ATOM <text:s text:c="4"/>36 <text:s/>CA <text:s/>GLU <text:s text:c="4"/>4 <text:s text:c="6"/>4.979 <text:s/>-2.599 <text:s/>-4.067 <text:s/>1.00 <text:s/>0.00 <text:s text:c="10"/>C <text:s/></text:p>
      <text:p text:style-name="P1">ATOM <text:s text:c="4"/>37 <text:s/>C <text:s text:c="2"/>GLU <text:s text:c="4"/>4 <text:s text:c="6"/>4.556 <text:s/>-1.211 <text:s/>-4.483 <text:s/>1.00 <text:s/>0.00 <text:s text:c="10"/>C <text:s/></text:p>
      <text:p text:style-name="P1">ATOM <text:s text:c="4"/>38 <text:s/>O <text:s text:c="2"/>GLU <text:s text:c="4"/>4 <text:s text:c="6"/>5.349 <text:s/>-0.407 <text:s/>-4.992 <text:s/>1.00 <text:s/>0.00 <text:s text:c="10"/>O <text:s/></text:p>
      <text:p text:style-name="P1">ATOM <text:s text:c="4"/>39 <text:s/>CB <text:s/>GLU <text:s text:c="4"/>4 <text:s text:c="6"/>4.449 <text:s/>-3.655 <text:s/>-5.078 <text:s/>1.00 <text:s/>0.00 <text:s text:c="10"/>C <text:s/></text:p>
      <text:p text:style-name="P1">ATOM <text:s text:c="4"/>40 <text:s/>CG <text:s/>GLU <text:s text:c="4"/>4 <text:s text:c="6"/>4.926 <text:s/>-3.479 <text:s/>-6.556 <text:s/>1.00 <text:s/>0.00 <text:s text:c="10"/>C <text:s/></text:p>
      <text:p text:style-name="P1">ATOM <text:s text:c="4"/>41 <text:s/>CD <text:s/>GLU <text:s text:c="4"/>4 <text:s text:c="6"/>4.396 <text:s/>-4.439 <text:s/>-7.605 <text:s/>1.00 <text:s/>0.00 <text:s text:c="10"/>C <text:s/></text:p>
      <text:p text:style-name="P1">ATOM <text:s text:c="4"/>42 <text:s/>OE1 GLU <text:s text:c="4"/>4 <text:s text:c="6"/>3.617 <text:s/>-5.361 <text:s/>-7.294 <text:s/>1.00 <text:s/>0.00 <text:s text:c="10"/>O <text:s/></text:p>
      <text:p text:style-name="P1">ATOM <text:s text:c="4"/>43 <text:s/>OE2 GLU <text:s text:c="4"/>4 <text:s text:c="6"/>4.770 <text:s/>-4.243 <text:s/>-8.780 <text:s/>1.00 <text:s/>0.00 <text:s text:c="10"/>O1-</text:p>
      <text:p text:style-name="P1">ATOM <text:s text:c="4"/>44 <text:s/>H <text:s text:c="2"/>GLU <text:s text:c="4"/>4 <text:s text:c="6"/>3.442 <text:s/>-2.996 <text:s/>-2.502 <text:s/>1.00 <text:s/>0.00 <text:s text:c="10"/>H <text:s/></text:p>
      <text:p text:style-name="P1">ATOM <text:s text:c="4"/>45 <text:s/>HA <text:s/>GLU <text:s text:c="4"/>4 <text:s text:c="6"/>6.084 <text:s/>-2.629 <text:s/>-4.060 <text:s/>1.00 <text:s/>0.00 <text:s text:c="10"/>H <text:s/></text:p>
      <text:p text:style-name="P1">ATOM <text:s text:c="4"/>46 2HB <text:s/>GLU <text:s text:c="4"/>4 <text:s text:c="6"/>3.339 <text:s/>-3.661 <text:s/>-5.066 <text:s/>1.00 <text:s/>0.00 <text:s text:c="10"/>H <text:s/></text:p>
      <text:p text:style-name="P1">ATOM <text:s text:c="4"/>47 3HB <text:s/>GLU <text:s text:c="4"/>4 <text:s text:c="6"/>4.730 <text:s/>-4.673 <text:s/>-4.744 <text:s/>1.00 <text:s/>0.00 <text:s text:c="10"/>H <text:s/></text:p>
      <text:p text:style-name="P1">ATOM <text:s text:c="4"/>48 2HG <text:s/>GLU <text:s text:c="4"/>4 <text:s text:c="6"/>6.025 <text:s/>-3.519 <text:s/>-6.628 <text:s/>1.00 <text:s/>0.00 <text:s text:c="10"/>H <text:s/></text:p>
      <text:p text:style-name="P1">ATOM <text:s text:c="4"/>49 3HG <text:s/>GLU <text:s text:c="4"/>4 <text:s text:c="6"/>4.638 <text:s/>-2.492 <text:s/>-6.954 <text:s/>1.00 <text:s/>0.00 <text:s text:c="10"/>H <text:s/></text:p>
      <text:p text:style-name="P1">ATOM <text:s text:c="4"/>50 <text:s/>N <text:s text:c="2"/>PRO <text:s text:c="4"/>5 <text:s text:c="6"/>3.159 <text:s/>-0.801 <text:s/>-4.277 <text:s/>1.00 <text:s/>0.00 <text:s text:c="10"/>N <text:s/></text:p>
      <text:p text:style-name="P1">ATOM <text:s text:c="4"/>51 <text:s/>CA <text:s/>PRO <text:s text:c="4"/>5 <text:s text:c="6"/>3.013 <text:s text:c="2"/>0.565 <text:s/>-4.756 <text:s/>1.00 <text:s/>0.00 <text:s text:c="10"/>C <text:s/></text:p>
      <text:p text:style-name="P1">ATOM <text:s text:c="4"/>52 <text:s/>C <text:s text:c="2"/>PRO <text:s text:c="4"/>5 <text:s text:c="6"/>4.378 <text:s text:c="2"/>1.213 <text:s/>-5.046 <text:s/>1.00 <text:s/>0.00 <text:s text:c="10"/>C <text:s/></text:p>
      <text:p text:style-name="P1">ATOM <text:s text:c="4"/>53 <text:s/>O <text:s text:c="2"/>PRO <text:s text:c="4"/>5 <text:s text:c="6"/>4.568 <text:s text:c="2"/>1.826 <text:s/>-6.097 <text:s/>1.00 <text:s/>0.00 <text:s text:c="10"/>O <text:s/></text:p>
      <text:p text:style-name="P1">ATOM <text:s text:c="4"/>54 <text:s/>CB <text:s/>PRO <text:s text:c="4"/>5 <text:s text:c="6"/>2.268 <text:s text:c="2"/>1.232 <text:s/>-3.590 <text:s/>1.00 <text:s/>0.00 <text:s text:c="10"/>C <text:s/></text:p>
      <text:p text:style-name="P1">ATOM <text:s text:c="4"/>55 <text:s/>CG <text:s/>PRO <text:s text:c="4"/>5 <text:s text:c="6"/>2.737 <text:s text:c="2"/>0.441 <text:s/>-2.360 <text:s/>1.00 <text:s/>0.00 <text:s text:c="10"/>C <text:s/></text:p>
      <text:p text:style-name="P1">ATOM <text:s text:c="4"/>56 <text:s/>CD <text:s/>PRO <text:s text:c="4"/>5 <text:s text:c="6"/>2.834 <text:s/>-0.996 <text:s/>-2.881 <text:s/>1.00 <text:s/>0.00 <text:s text:c="10"/>C <text:s/></text:p>
      <text:p text:style-name="P1">ATOM <text:s text:c="4"/>57 <text:s/>HA <text:s/>PRO <text:s text:c="4"/>5 <text:s text:c="6"/>2.412 <text:s text:c="2"/>0.589 <text:s/>-5.669 <text:s/>1.00 <text:s/>0.00 <text:s text:c="10"/>H <text:s/></text:p>
      <text:p text:style-name="P1">ATOM <text:s text:c="4"/>58 2HB <text:s/>PRO <text:s text:c="4"/>5 <text:s text:c="6"/>1.194 <text:s text:c="2"/>1.084 <text:s/>-3.724 <text:s/>1.00 <text:s/>0.00 <text:s text:c="10"/>H <text:s/></text:p>
      <text:p text:style-name="P1"><text:soft-page-break/>ATOM <text:s text:c="4"/>59 3HB <text:s/>PRO <text:s text:c="4"/>5 <text:s text:c="6"/>2.473 <text:s text:c="2"/>2.302 <text:s/>-3.510 <text:s/>1.00 <text:s/>0.00 <text:s text:c="10"/>H <text:s/></text:p>
      <text:p text:style-name="P1">ATOM <text:s text:c="4"/>60 2HG <text:s/>PRO <text:s text:c="4"/>5 <text:s text:c="6"/>2.048 <text:s text:c="2"/>0.528 <text:s/>-1.517 <text:s/>1.00 <text:s/>0.00 <text:s text:c="10"/>H <text:s/></text:p>
      <text:p text:style-name="P1">ATOM <text:s text:c="4"/>61 3HG <text:s/>PRO <text:s text:c="4"/>5 <text:s text:c="6"/>3.728 <text:s text:c="2"/>0.786 <text:s/>-2.059 <text:s/>1.00 <text:s/>0.00 <text:s text:c="10"/>H <text:s/></text:p>
      <text:p text:style-name="P1">ATOM <text:s text:c="4"/>62 2HD <text:s/>PRO <text:s text:c="4"/>5 <text:s text:c="6"/>1.873 <text:s/>-1.508 <text:s/>-2.798 <text:s/>1.00 <text:s/>0.00 <text:s text:c="10"/>H <text:s/></text:p>
      <text:p text:style-name="P1">ATOM <text:s text:c="4"/>63 3HD <text:s/>PRO <text:s text:c="4"/>5 <text:s text:c="6"/>3.613 <text:s/>-1.568 <text:s/>-2.371 <text:s/>1.00 <text:s/>0.00 <text:s text:c="10"/>H <text:s/></text:p>
      <text:p text:style-name="P1">ATOM <text:s text:c="4"/>64 <text:s/>N <text:s text:c="2"/>ARG <text:s text:c="4"/>6 <text:s text:c="6"/>5.464 <text:s text:c="2"/>1.099 <text:s/>-4.061 <text:s/>1.00 <text:s/>0.00 <text:s text:c="10"/>N <text:s/></text:p>
      <text:p text:style-name="P1">ATOM <text:s text:c="4"/>65 <text:s/>CA <text:s/>ARG <text:s text:c="4"/>6 <text:s text:c="6"/>6.607 <text:s text:c="2"/>1.809 <text:s/>-4.628 <text:s/>1.00 <text:s/>0.00 <text:s text:c="10"/>C <text:s/></text:p>
      <text:p text:style-name="P1">ATOM <text:s text:c="4"/>66 <text:s/>C <text:s text:c="2"/>ARG <text:s text:c="4"/>6 <text:s text:c="6"/>6.978 <text:s text:c="2"/>1.243 <text:s/>-5.979 <text:s/>1.00 <text:s/>0.00 <text:s text:c="10"/>C <text:s/></text:p>
      <text:p text:style-name="P1">ATOM <text:s text:c="4"/>67 <text:s/>O <text:s text:c="2"/>ARG <text:s text:c="4"/>6 <text:s text:c="6"/>7.194 <text:s text:c="2"/>1.964 <text:s/>-6.950 <text:s/>1.00 <text:s/>0.00 <text:s text:c="10"/>O <text:s/></text:p>
      <text:p text:style-name="P1">ATOM <text:s text:c="4"/>68 <text:s/>CB <text:s/>ARG <text:s text:c="4"/>6 <text:s text:c="6"/>7.796 <text:s text:c="2"/>1.722 <text:s/>-3.630 <text:s/>1.00 <text:s/>0.00 <text:s text:c="10"/>C <text:s/></text:p>
      <text:p text:style-name="P1">ATOM <text:s text:c="4"/>69 <text:s/>CG <text:s/>ARG <text:s text:c="4"/>6 <text:s text:c="6"/>9.003 <text:s text:c="2"/>2.650 <text:s/>-3.944 <text:s/>1.00 <text:s/>0.00 <text:s text:c="10"/>C <text:s/></text:p>
      <text:p text:style-name="P1">ATOM <text:s text:c="4"/>70 <text:s/>CD <text:s/>ARG <text:s text:c="4"/>6 <text:s text:c="5"/>10.146 <text:s text:c="2"/>2.475 <text:s/>-2.931 <text:s/>1.00 <text:s/>0.00 <text:s text:c="10"/>C <text:s/></text:p>
      <text:p text:style-name="P1">ATOM <text:s text:c="4"/>71 <text:s/>NE <text:s/>ARG <text:s text:c="4"/>6 <text:s text:c="5"/>11.264 <text:s text:c="2"/>3.404 <text:s/>-3.270 <text:s/>1.00 <text:s/>0.00 <text:s text:c="10"/>N <text:s/></text:p>
      <text:p text:style-name="P1">ATOM <text:s text:c="4"/>72 <text:s/>CZ <text:s/>ARG <text:s text:c="4"/>6 <text:s text:c="5"/>12.409 <text:s text:c="2"/>3.505 <text:s/>-2.602 <text:s/>1.00 <text:s/>0.00 <text:s text:c="10"/>C <text:s/></text:p>
      <text:p text:style-name="P1">ATOM <text:s text:c="4"/>73 <text:s/>NH1 ARG <text:s text:c="4"/>6 <text:s text:c="5"/>12.699 <text:s text:c="2"/>2.786 <text:s/>-1.554 <text:s/>1.00 <text:s/>0.00 <text:s text:c="10"/>N1+</text:p>
      <text:p text:style-name="P1">ATOM <text:s text:c="4"/>74 <text:s/>NH2 ARG <text:s text:c="4"/>6 <text:s text:c="5"/>13.287 <text:s text:c="2"/>4.365 <text:s/>-3.012 <text:s/>1.00 <text:s/>0.00 <text:s text:c="10"/>N <text:s/></text:p>
      <text:p text:style-name="P1">ATOM <text:s text:c="4"/>75 <text:s/>H <text:s text:c="2"/>ARG <text:s text:c="4"/>6 <text:s text:c="6"/>5.513 <text:s text:c="2"/>0.107 <text:s/>-3.801 <text:s/>1.00 <text:s/>0.00 <text:s text:c="10"/>H <text:s/></text:p>
      <text:p text:style-name="P1">ATOM <text:s text:c="4"/>76 <text:s/>HA <text:s/>ARG <text:s text:c="4"/>6 <text:s text:c="6"/>6.313 <text:s text:c="2"/>2.865 <text:s/>-4.777 <text:s/>1.00 <text:s/>0.00 <text:s text:c="10"/>H <text:s/></text:p>
      <text:p text:style-name="P1">ATOM <text:s text:c="4"/>77 2HB <text:s/>ARG <text:s text:c="4"/>6 <text:s text:c="6"/>8.134 <text:s text:c="2"/>0.666 <text:s/>-3.570 <text:s/>1.00 <text:s/>0.00 <text:s text:c="10"/>H <text:s/></text:p>
      <text:p text:style-name="P1">ATOM <text:s text:c="4"/>78 3HB <text:s/>ARG <text:s text:c="4"/>6 <text:s text:c="6"/>7.431 <text:s text:c="2"/>1.950 <text:s/>-2.609 <text:s/>1.00 <text:s/>0.00 <text:s text:c="10"/>H <text:s/></text:p>
      <text:p text:style-name="P1">ATOM <text:s text:c="4"/>79 2HG <text:s/>ARG <text:s text:c="4"/>6 <text:s text:c="6"/>8.656 <text:s text:c="2"/>3.704 <text:s/>-3.961 <text:s/>1.00 <text:s/>0.00 <text:s text:c="10"/>H <text:s/></text:p>
      <text:p text:style-name="P1">ATOM <text:s text:c="4"/>80 3HG <text:s/>ARG <text:s text:c="4"/>6 <text:s text:c="6"/>9.384 <text:s text:c="2"/>2.446 <text:s/>-4.966 <text:s/>1.00 <text:s/>0.00 <text:s text:c="10"/>H <text:s/></text:p>
      <text:p text:style-name="P1">ATOM <text:s text:c="4"/>81 2HD <text:s/>ARG <text:s text:c="4"/>6 <text:s text:c="5"/>10.491 <text:s text:c="2"/>1.418 <text:s/>-2.945 <text:s/>1.00 <text:s/>0.00 <text:s text:c="10"/>H <text:s/></text:p>
      <text:p text:style-name="P1">ATOM <text:s text:c="4"/>82 3HD <text:s/>ARG <text:s text:c="4"/>6 <text:s text:c="6"/>9.765 <text:s text:c="2"/>2.669 <text:s/>-1.905 <text:s/>1.00 <text:s/>0.00 <text:s text:c="10"/>H <text:s/></text:p>
      <text:p text:style-name="P1">ATOM <text:s text:c="4"/>83 <text:s/>HE <text:s/>ARG <text:s text:c="4"/>6 <text:s text:c="5"/>11.196 <text:s text:c="2"/>4.040 <text:s/>-4.071 <text:s/>1.00 <text:s/>0.00 <text:s text:c="10"/>H <text:s/></text:p>
      <text:p text:style-name="P1">ATOM <text:s text:c="4"/>84 1HH1 ARG <text:s text:c="4"/>6 <text:s text:c="5"/>11.965 <text:s text:c="2"/>2.127 <text:s/>-1.284 <text:s/>1.00 <text:s/>0.00 <text:s text:c="10"/>H <text:s/></text:p>
      <text:p text:style-name="P1">ATOM <text:s text:c="4"/>85 2HH1 ARG <text:s text:c="4"/>6 <text:s text:c="5"/>13.600 <text:s text:c="2"/>2.925 <text:s/>-1.095 <text:s/>1.00 <text:s/>0.00 <text:s text:c="10"/>H <text:s/></text:p>
      <text:p text:style-name="P1">ATOM <text:s text:c="4"/>86 1HH2 ARG <text:s text:c="4"/>6 <text:s text:c="5"/>13.042 <text:s text:c="2"/>4.919 <text:s/>-3.835 <text:s/>1.00 <text:s/>0.00 <text:s text:c="10"/>H <text:s/></text:p>
      <text:p text:style-name="P1">ATOM <text:s text:c="4"/>87 2HH2 ARG <text:s text:c="4"/>6 <text:s text:c="5"/>14.159 <text:s text:c="2"/>4.430 <text:s/>-2.485 <text:s/>1.00 <text:s/>0.00 <text:s text:c="10"/>H <text:s/></text:p>
      <text:p text:style-name="P1">ATOM <text:s text:c="4"/>88 <text:s/>N <text:s text:c="2"/>TYR <text:s text:c="4"/>7 <text:s text:c="6"/>7.085 <text:s/>-0.215 <text:s/>-6.135 <text:s/>1.00 <text:s/>0.00 <text:s text:c="10"/>N <text:s/></text:p>
      <text:p text:style-name="P1">ATOM <text:s text:c="4"/>89 <text:s/>CA <text:s/>TYR <text:s text:c="4"/>7 <text:s text:c="6"/>7.453 <text:s/>-0.451 <text:s/>-7.529 <text:s/>1.00 <text:s/>0.00 <text:s text:c="10"/>C <text:s/></text:p>
      <text:p text:style-name="P1">ATOM <text:s text:c="4"/>90 <text:s/>C <text:s text:c="2"/>TYR <text:s text:c="4"/>7 <text:s text:c="6"/>6.443 <text:s text:c="2"/>0.166 <text:s/>-8.466 <text:s/>1.00 <text:s/>0.00 <text:s text:c="10"/>C <text:s/></text:p>
      <text:p text:style-name="P1">ATOM <text:s text:c="4"/>91 <text:s/>O <text:s text:c="2"/>TYR <text:s text:c="4"/>7 <text:s text:c="6"/>6.783 <text:s text:c="2"/>0.849 <text:s/>-9.436 <text:s/>1.00 <text:s/>0.00 <text:s text:c="10"/>O <text:s/></text:p>
      <text:p text:style-name="P1">ATOM <text:s text:c="4"/>92 <text:s/>CB <text:s/>TYR <text:s text:c="4"/>7 <text:s text:c="6"/>7.522 <text:s/>-1.976 <text:s/>-7.834 <text:s/>1.00 <text:s/>0.00 <text:s text:c="10"/>C <text:s/></text:p>
      <text:p text:style-name="P1">ATOM <text:s text:c="4"/>93 <text:s/>CG <text:s/>TYR <text:s text:c="4"/>7 <text:s text:c="6"/>8.556 <text:s/>-2.789 <text:s/>-7.046 <text:s/>1.00 <text:s/>0.00 <text:s text:c="10"/>C <text:s/></text:p>
      <text:p text:style-name="P1">ATOM <text:s text:c="4"/>94 <text:s/>CD1 TYR <text:s text:c="4"/>7 <text:s text:c="6"/>9.909 <text:s/>-2.756 <text:s/>-7.401 <text:s/>1.00 <text:s/>0.00 <text:s text:c="10"/>C <text:s/></text:p>
      <text:p text:style-name="P1">ATOM <text:s text:c="4"/>95 <text:s/>CD2 TYR <text:s text:c="4"/>7 <text:s text:c="6"/>8.147 <text:s/>-3.563 <text:s/>-5.957 <text:s/>1.00 <text:s/>0.00 <text:s text:c="10"/>C <text:s/></text:p>
      <text:p text:style-name="P1">ATOM <text:s text:c="4"/>96 <text:s/>CE1 TYR <text:s text:c="4"/>7 <text:s text:c="5"/>10.840 <text:s/>-3.488 <text:s/>-6.669 <text:s/>1.00 <text:s/>0.00 <text:s text:c="10"/>C <text:s/></text:p>
      <text:p text:style-name="P1">ATOM <text:s text:c="4"/>97 <text:s/>CE2 TYR <text:s text:c="4"/>7 <text:s text:c="6"/>9.080 <text:s/>-4.293 <text:s/>-5.226 <text:s/>1.00 <text:s/>0.00 <text:s text:c="10"/>C <text:s/></text:p>
      <text:p text:style-name="P1">ATOM <text:s text:c="4"/>98 <text:s/>CZ <text:s/>TYR <text:s text:c="4"/>7 <text:s text:c="5"/>10.426 <text:s/>-4.255 <text:s/>-5.583 <text:s/>1.00 <text:s/>0.00 <text:s text:c="10"/>C <text:s/></text:p>
      <text:p text:style-name="P1">ATOM <text:s text:c="4"/>99 <text:s/>OH <text:s/>TYR <text:s text:c="4"/>7 <text:s text:c="5"/>11.344 <text:s/>-4.968 <text:s/>-4.866 <text:s/>1.00 <text:s/>0.00 <text:s text:c="10"/>O <text:s/></text:p>
      <text:p text:style-name="P1">ATOM <text:s text:c="3"/>100 <text:s/>H <text:s text:c="2"/>TYR <text:s text:c="4"/>7 <text:s text:c="6"/>6.189 <text:s/>-0.633 <text:s/>-5.701 <text:s/>1.00 <text:s/>0.00 <text:s text:c="10"/>H <text:s/></text:p>
      <text:p text:style-name="P1">ATOM <text:s text:c="3"/>101 <text:s/>HA <text:s/>TYR <text:s text:c="4"/>7 <text:s text:c="6"/>8.433 <text:s text:c="2"/>0.022 <text:s/>-7.726 <text:s/>1.00 <text:s/>0.00 <text:s text:c="10"/>H <text:s/></text:p>
      <text:p text:style-name="P1">ATOM <text:s text:c="3"/>102 2HB <text:s/>TYR <text:s text:c="4"/>7 <text:s text:c="6"/>7.728 <text:s/>-2.130 <text:s/>-8.912 <text:s/>1.00 <text:s/>0.00 <text:s text:c="10"/>H <text:s/></text:p>
      <text:p text:style-name="P1">ATOM <text:s text:c="3"/>103 3HB <text:s/>TYR <text:s text:c="4"/>7 <text:s text:c="6"/>6.517 <text:s/>-2.424 <text:s/>-7.697 <text:s/>1.00 <text:s/>0.00 <text:s text:c="10"/>H <text:s/></text:p>
      <text:p text:style-name="P1">ATOM <text:s text:c="3"/>104 1HD <text:s/>TYR <text:s text:c="4"/>7 <text:s text:c="5"/>10.240 <text:s/>-2.159 <text:s/>-8.239 <text:s/>1.00 <text:s/>0.00 <text:s text:c="10"/>H <text:s/></text:p>
      <text:p text:style-name="P1">ATOM <text:s text:c="3"/>105 2HD <text:s/>TYR <text:s text:c="4"/>7 <text:s text:c="6"/>7.105 <text:s/>-3.589 <text:s/>-5.667 <text:s/>1.00 <text:s/>0.00 <text:s text:c="10"/>H <text:s/></text:p>
      <text:p text:style-name="P1">ATOM <text:s text:c="3"/>106 1HE <text:s/>TYR <text:s text:c="4"/>7 <text:s text:c="5"/>11.886 <text:s/>-3.459 <text:s/>-6.937 <text:s/>1.00 <text:s/>0.00 <text:s text:c="10"/>H <text:s/></text:p>
      <text:p text:style-name="P1">ATOM <text:s text:c="3"/>107 2HE <text:s/>TYR <text:s text:c="4"/>7 <text:s text:c="6"/>8.752 <text:s/>-4.882 <text:s/>-4.383 <text:s/>1.00 <text:s/>0.00 <text:s text:c="10"/>H <text:s/></text:p>
      <text:p text:style-name="P1">ATOM <text:s text:c="3"/>108 <text:s/>HH <text:s/>TYR <text:s text:c="4"/>7 <text:s text:c="5"/>10.885 <text:s/>-5.431 <text:s/>-4.161 <text:s/>1.00 <text:s/>0.00 <text:s text:c="10"/>H <text:s/></text:p>
      <text:p text:style-name="P1">ATOM <text:s text:c="3"/>109 <text:s/>N <text:s text:c="2"/>GLU <text:s text:c="4"/>8 <text:s text:c="6"/>5.011 <text:s/>-0.053 <text:s/>-8.216 <text:s/>1.00 <text:s/>0.00 <text:s text:c="10"/>N <text:s/></text:p>
      <text:p text:style-name="P1">ATOM <text:s text:c="3"/>110 <text:s/>CA <text:s/>GLU <text:s text:c="4"/>8 <text:s text:c="6"/>4.297 <text:s text:c="2"/>0.656 <text:s/>-9.273 <text:s/>1.00 <text:s/>0.00 <text:s text:c="10"/>C <text:s/></text:p>
      <text:p text:style-name="P1">ATOM <text:s text:c="3"/>111 <text:s/>C <text:s text:c="2"/>GLU <text:s text:c="4"/>8 <text:s text:c="6"/>4.670 <text:s text:c="2"/>2.119 <text:s/>-9.291 <text:s/>1.00 <text:s/>0.00 <text:s text:c="10"/>C <text:s/></text:p>
      <text:p text:style-name="P1">ATOM <text:s text:c="3"/>112 <text:s/>O <text:s text:c="2"/>GLU <text:s text:c="4"/>8 <text:s text:c="6"/>4.962 <text:s text:c="2"/>2.710 -10.340 <text:s/>1.00 <text:s/>0.00 <text:s text:c="10"/>O <text:s/></text:p>
      <text:p text:style-name="P1">ATOM <text:s text:c="3"/>113 <text:s/>CB <text:s/>GLU <text:s text:c="4"/>8 <text:s text:c="6"/>2.763 <text:s text:c="2"/>0.489 <text:s/>-9.075 <text:s/>1.00 <text:s/>0.00 <text:s text:c="10"/>C <text:s/></text:p>
      <text:p text:style-name="P1">ATOM <text:s text:c="3"/>114 <text:s/>CG <text:s/>GLU <text:s text:c="4"/>8 <text:s text:c="6"/>1.862 <text:s text:c="2"/>1.156 -10.164 <text:s/>1.00 <text:s/>0.00 <text:s text:c="10"/>C <text:s/></text:p>
      <text:p text:style-name="P1">ATOM <text:s text:c="3"/>115 <text:s/>CD <text:s/>GLU <text:s text:c="4"/>8 <text:s text:c="6"/>0.355 <text:s text:c="2"/>1.083 <text:s/>-9.997 <text:s/>1.00 <text:s/>0.00 <text:s text:c="10"/>C <text:s/></text:p>
      <text:p text:style-name="P1">ATOM <text:s text:c="3"/>116 <text:s/>OE1 GLU <text:s text:c="4"/>8 <text:s text:c="5"/>-0.153 <text:s text:c="2"/>0.487 <text:s/>-9.028 <text:s/>1.00 <text:s/>0.00 <text:s text:c="10"/>O <text:s/></text:p>
      <text:p text:style-name="P1">ATOM <text:s text:c="3"/>117 <text:s/>OE2 GLU <text:s text:c="4"/>8 <text:s text:c="5"/>-0.330 <text:s text:c="2"/>1.659 -10.866 <text:s/>1.00 <text:s/>0.00 <text:s text:c="10"/>O1-</text:p>
      <text:p text:style-name="P1"><text:soft-page-break/>ATOM <text:s text:c="3"/>118 <text:s/>H <text:s text:c="2"/>GLU <text:s text:c="4"/>8 <text:s text:c="6"/>4.850 <text:s text:c="2"/>0.164 <text:s/>-7.171 <text:s/>1.00 <text:s/>0.00 <text:s text:c="10"/>H <text:s/></text:p>
      <text:p text:style-name="P1">ATOM <text:s text:c="3"/>119 <text:s/>HA <text:s/>GLU <text:s text:c="4"/>8 <text:s text:c="6"/>4.584 <text:s text:c="2"/>0.221 -10.248 <text:s/>1.00 <text:s/>0.00 <text:s text:c="10"/>H <text:s/></text:p>
      <text:p text:style-name="P1">ATOM <text:s text:c="3"/>120 2HB <text:s/>GLU <text:s text:c="4"/>8 <text:s text:c="6"/>2.468 <text:s text:c="2"/>0.889 <text:s/>-8.083 <text:s/>1.00 <text:s/>0.00 <text:s text:c="10"/>H <text:s/></text:p>
      <text:p text:style-name="P1">ATOM <text:s text:c="3"/>121 3HB <text:s/>GLU <text:s text:c="4"/>8 <text:s text:c="6"/>2.504 <text:s/>-0.586 <text:s/>-9.023 <text:s/>1.00 <text:s/>0.00 <text:s text:c="10"/>H <text:s/></text:p>
      <text:p text:style-name="P1">ATOM <text:s text:c="3"/>122 2HG <text:s/>GLU <text:s text:c="4"/>8 <text:s text:c="6"/>2.081 <text:s text:c="2"/>0.752 -11.165 <text:s/>1.00 <text:s/>0.00 <text:s text:c="10"/>H <text:s/></text:p>
      <text:p text:style-name="P1">ATOM <text:s text:c="3"/>123 3HG <text:s/>GLU <text:s text:c="4"/>8 <text:s text:c="6"/>2.052 <text:s text:c="2"/>2.239 -10.232 <text:s/>1.00 <text:s/>0.00 <text:s text:c="10"/>H <text:s/></text:p>
      <text:p text:style-name="P1">ATOM <text:s text:c="3"/>124 <text:s/>N <text:s text:c="2"/>CYS <text:s text:c="4"/>9 <text:s text:c="6"/>4.688 <text:s text:c="2"/>2.865 <text:s/>-8.024 <text:s/>1.00 <text:s/>0.00 <text:s text:c="10"/>N <text:s/></text:p>
      <text:p text:style-name="P1">ATOM <text:s text:c="3"/>125 <text:s/>CA <text:s/>CYS <text:s text:c="4"/>9 <text:s text:c="6"/>5.080 <text:s text:c="2"/>4.231 <text:s/>-8.359 <text:s/>1.00 <text:s/>0.00 <text:s text:c="10"/>C <text:s/></text:p>
      <text:p text:style-name="P1">ATOM <text:s text:c="3"/>126 <text:s/>C <text:s text:c="2"/>CYS <text:s text:c="4"/>9 <text:s text:c="6"/>6.412 <text:s text:c="2"/>4.253 <text:s/>-9.070 <text:s/>1.00 <text:s/>0.00 <text:s text:c="10"/>C <text:s/></text:p>
      <text:p text:style-name="P1">ATOM <text:s text:c="3"/>127 <text:s/>O <text:s text:c="2"/>CYS <text:s text:c="4"/>9 <text:s text:c="6"/>6.596 <text:s text:c="2"/>4.915 -10.102 <text:s/>1.00 <text:s/>0.00 <text:s text:c="10"/>O <text:s/></text:p>
      <text:p text:style-name="P1">ATOM <text:s text:c="3"/>128 <text:s/>CB <text:s/>CYS <text:s text:c="4"/>9 <text:s text:c="6"/>5.088 <text:s text:c="2"/>5.069 <text:s/>-7.065 <text:s/>1.00 <text:s/>0.00 <text:s text:c="10"/>C <text:s/></text:p>
      <text:p text:style-name="P1">ATOM <text:s text:c="3"/>129 <text:s/>SG <text:s/>CYS <text:s text:c="4"/>9 <text:s text:c="6"/>5.390 <text:s text:c="2"/>6.812 <text:s/>-7.434 <text:s/>1.00 <text:s/>0.00 <text:s text:c="10"/>S <text:s/></text:p>
      <text:p text:style-name="P1">ATOM <text:s text:c="3"/>130 <text:s/>H <text:s text:c="2"/>CYS <text:s text:c="4"/>9 <text:s text:c="6"/>5.251 <text:s text:c="2"/>2.263 <text:s/>-7.326 <text:s/>1.00 <text:s/>0.00 <text:s text:c="10"/>H <text:s/></text:p>
      <text:p text:style-name="P1">ATOM <text:s text:c="3"/>131 <text:s/>HA <text:s/>CYS <text:s text:c="4"/>9 <text:s text:c="6"/>4.329 <text:s text:c="2"/>4.646 <text:s/>-9.056 <text:s/>1.00 <text:s/>0.00 <text:s text:c="10"/>H <text:s/></text:p>
      <text:p text:style-name="P1">ATOM <text:s text:c="3"/>132 2HB <text:s/>CYS <text:s text:c="4"/>9 <text:s text:c="6"/>5.857 <text:s text:c="2"/>4.707 <text:s/>-6.352 <text:s/>1.00 <text:s/>0.00 <text:s text:c="10"/>H <text:s/></text:p>
      <text:p text:style-name="P1">ATOM <text:s text:c="3"/>133 3HB <text:s/>CYS <text:s text:c="4"/>9 <text:s text:c="6"/>4.122 <text:s text:c="2"/>4.996 <text:s/>-6.536 <text:s/>1.00 <text:s/>0.00 <text:s text:c="10"/>H <text:s/></text:p>
      <text:p text:style-name="P1">ATOM <text:s text:c="3"/>134 <text:s/>HG <text:s/>CYS <text:s text:c="4"/>9 <text:s text:c="6"/>6.651 <text:s text:c="2"/>6.849 <text:s/>-7.011 <text:s/>1.00 <text:s/>0.00 <text:s text:c="10"/>H <text:s/></text:p>
      <text:p text:style-name="P1">ATOM <text:s text:c="3"/>135 <text:s/>N <text:s text:c="2"/>THR <text:s text:c="3"/>10 <text:s text:c="6"/>7.526 <text:s text:c="2"/>3.466 <text:s/>-8.521 <text:s/>1.00 <text:s/>0.00 <text:s text:c="10"/>N <text:s/></text:p>
      <text:p text:style-name="P1">ATOM <text:s text:c="3"/>136 <text:s/>CA <text:s/>THR <text:s text:c="3"/>10 <text:s text:c="6"/>8.661 <text:s text:c="2"/>3.686 <text:s/>-9.412 <text:s/>1.00 <text:s/>0.00 <text:s text:c="10"/>C <text:s/></text:p>
      <text:p text:style-name="P1">ATOM <text:s text:c="3"/>137 <text:s/>C <text:s text:c="2"/>THR <text:s text:c="3"/>10 <text:s text:c="6"/>8.317 <text:s text:c="2"/>3.303 -10.831 <text:s/>1.00 <text:s/>0.00 <text:s text:c="10"/>C <text:s/></text:p>
      <text:p text:style-name="P1">ATOM <text:s text:c="3"/>138 <text:s/>O <text:s text:c="2"/>THR <text:s text:c="3"/>10 <text:s text:c="6"/>8.579 <text:s text:c="2"/>4.024 -11.773 <text:s/>1.00 <text:s/>0.00 <text:s text:c="10"/>O <text:s/></text:p>
      <text:p text:style-name="P1">ATOM <text:s text:c="3"/>139 <text:s/>CB <text:s/>THR <text:s text:c="3"/>10 <text:s text:c="6"/>9.914 <text:s text:c="2"/>2.891 <text:s/>-8.912 <text:s/>1.00 <text:s/>0.00 <text:s text:c="10"/>C <text:s/></text:p>
      <text:p text:style-name="P1">ATOM <text:s text:c="3"/>140 <text:s/>CG2 THR <text:s text:c="3"/>10 <text:s text:c="5"/>11.193 <text:s text:c="2"/>3.022 <text:s/>-9.767 <text:s/>1.00 <text:s/>0.00 <text:s text:c="10"/>C <text:s/></text:p>
      <text:p text:style-name="P1">ATOM <text:s text:c="3"/>141 <text:s/>OG1 THR <text:s text:c="3"/>10 <text:s text:c="5"/>10.304 <text:s text:c="2"/>3.335 <text:s/>-7.619 <text:s/>1.00 <text:s/>0.00 <text:s text:c="10"/>O <text:s/></text:p>
      <text:p text:style-name="P1">ATOM <text:s text:c="3"/>142 <text:s/>H <text:s text:c="2"/>THR <text:s text:c="3"/>10 <text:s text:c="6"/>7.132 <text:s text:c="2"/>2.478 <text:s/>-8.328 <text:s/>1.00 <text:s/>0.00 <text:s text:c="10"/>H <text:s/></text:p>
      <text:p text:style-name="P1">ATOM <text:s text:c="3"/>143 <text:s/>HA <text:s/>THR <text:s text:c="3"/>10 <text:s text:c="6"/>8.901 <text:s text:c="2"/>4.765 <text:s/>-9.410 <text:s/>1.00 <text:s/>0.00 <text:s text:c="10"/>H <text:s/></text:p>
      <text:p text:style-name="P1">ATOM <text:s text:c="3"/>144 <text:s/>HB <text:s/>THR <text:s text:c="3"/>10 <text:s text:c="6"/>9.644 <text:s text:c="2"/>1.815 <text:s/>-8.851 <text:s/>1.00 <text:s/>0.00 <text:s text:c="10"/>H <text:s/></text:p>
      <text:p text:style-name="P1">ATOM <text:s text:c="3"/>145 1HG <text:s/>THR <text:s text:c="3"/>10 <text:s text:c="5"/>11.026 <text:s text:c="2"/>2.762 <text:s/>-7.346 <text:s/>1.00 <text:s/>0.00 <text:s text:c="10"/>H <text:s/></text:p>
      <text:p text:style-name="P1">ATOM <text:s text:c="3"/>146 1HG2 THR <text:s text:c="3"/>10 <text:s text:c="5"/>12.040 <text:s text:c="2"/>2.453 <text:s/>-9.340 <text:s/>1.00 <text:s/>0.00 <text:s text:c="10"/>H <text:s/></text:p>
      <text:p text:style-name="P1">ATOM <text:s text:c="3"/>147 2HG2 THR <text:s text:c="3"/>10 <text:s text:c="5"/>11.058 <text:s text:c="2"/>2.633 -10.793 <text:s/>1.00 <text:s/>0.00 <text:s text:c="10"/>H <text:s/></text:p>
      <text:p text:style-name="P1">ATOM <text:s text:c="3"/>148 3HG2 THR <text:s text:c="3"/>10 <text:s text:c="5"/>11.519 <text:s text:c="2"/>4.076 <text:s/>-9.859 <text:s/>1.00 <text:s/>0.00 <text:s text:c="10"/>H <text:s/></text:p>
      <text:p text:style-name="P1">ATOM <text:s text:c="3"/>149 <text:s/>N <text:s text:c="2"/>ASP <text:s text:c="3"/>11 <text:s text:c="6"/>7.646 <text:s text:c="2"/>2.019 -11.081 <text:s/>1.00 <text:s/>0.00 <text:s text:c="10"/>N <text:s/></text:p>
      <text:p text:style-name="P1">ATOM <text:s text:c="3"/>150 <text:s/>CA <text:s/>ASP <text:s text:c="3"/>11 <text:s text:c="6"/>7.450 <text:s text:c="2"/>1.934 -12.526 <text:s/>1.00 <text:s/>0.00 <text:s text:c="10"/>C <text:s/></text:p>
      <text:p text:style-name="P1">ATOM <text:s text:c="3"/>151 <text:s/>C <text:s text:c="2"/>ASP <text:s text:c="3"/>11 <text:s text:c="6"/>6.660 <text:s text:c="2"/>3.115 -13.035 <text:s/>1.00 <text:s/>0.00 <text:s text:c="10"/>C <text:s/></text:p>
      <text:p text:style-name="P1">ATOM <text:s text:c="3"/>152 <text:s/>O <text:s text:c="2"/>ASP <text:s text:c="3"/>11 <text:s text:c="6"/>7.011 <text:s text:c="2"/>3.758 -14.037 <text:s/>1.00 <text:s/>0.00 <text:s text:c="10"/>O <text:s/></text:p>
      <text:p text:style-name="P1">ATOM <text:s text:c="3"/>153 <text:s/>CB <text:s/>ASP <text:s text:c="3"/>11 <text:s text:c="6"/>6.755 <text:s text:c="2"/>0.596 -12.905 <text:s/>1.00 <text:s/>0.00 <text:s text:c="10"/>C <text:s/></text:p>
      <text:p text:style-name="P1">ATOM <text:s text:c="3"/>154 <text:s/>CG <text:s/>ASP <text:s text:c="3"/>11 <text:s text:c="6"/>6.558 <text:s text:c="2"/>0.357 -14.409 <text:s/>1.00 <text:s/>0.00 <text:s text:c="10"/>C <text:s/></text:p>
      <text:p text:style-name="P1">ATOM <text:s text:c="3"/>155 <text:s/>OD1 ASP <text:s text:c="3"/>11 <text:s text:c="6"/>7.442 <text:s text:c="2"/>0.733 -15.206 <text:s/>1.00 <text:s/>0.00 <text:s text:c="10"/>O <text:s/></text:p>
      <text:p text:style-name="P1">ATOM <text:s text:c="3"/>156 <text:s/>OD2 ASP <text:s text:c="3"/>11 <text:s text:c="6"/>5.493 <text:s/>-0.168 -14.795 <text:s/>1.00 <text:s/>0.00 <text:s text:c="10"/>O1-</text:p>
      <text:p text:style-name="P1">ATOM <text:s text:c="3"/>157 <text:s/>H <text:s text:c="2"/>ASP <text:s text:c="3"/>11 <text:s text:c="6"/>6.821 <text:s text:c="2"/>1.969 -10.388 <text:s/>1.00 <text:s/>0.00 <text:s text:c="10"/>H <text:s/></text:p>
      <text:p text:style-name="P1">ATOM <text:s text:c="3"/>158 <text:s/>HA <text:s/>ASP <text:s text:c="3"/>11 <text:s text:c="6"/>8.443 <text:s text:c="2"/>1.969 -13.013 <text:s/>1.00 <text:s/>0.00 <text:s text:c="10"/>H <text:s/></text:p>
      <text:p text:style-name="P1">ATOM <text:s text:c="3"/>159 2HB <text:s/>ASP <text:s text:c="3"/>11 <text:s text:c="6"/>5.763 <text:s text:c="2"/>0.535 -12.421 <text:s/>1.00 <text:s/>0.00 <text:s text:c="10"/>H <text:s/></text:p>
      <text:p text:style-name="P1">ATOM <text:s text:c="3"/>160 3HB <text:s/>ASP <text:s text:c="3"/>11 <text:s text:c="6"/>7.328 <text:s/>-0.264 -12.521 <text:s/>1.00 <text:s/>0.00 <text:s text:c="10"/>H <text:s/></text:p>
      <text:p text:style-name="P1">ATOM <text:s text:c="3"/>161 <text:s/>N <text:s text:c="2"/>CYS <text:s text:c="3"/>12 <text:s text:c="6"/>5.438 <text:s text:c="2"/>3.516 -12.324 <text:s/>1.00 <text:s/>0.00 <text:s text:c="10"/>N <text:s/></text:p>
      <text:p text:style-name="P1">ATOM <text:s text:c="3"/>162 <text:s/>CA <text:s/>CYS <text:s text:c="3"/>12 <text:s text:c="6"/>4.904 <text:s text:c="2"/>4.670 -13.042 <text:s/>1.00 <text:s/>0.00 <text:s text:c="10"/>C <text:s/></text:p>
      <text:p text:style-name="P1">ATOM <text:s text:c="3"/>163 <text:s/>C <text:s text:c="2"/>CYS <text:s text:c="3"/>12 <text:s text:c="6"/>5.927 <text:s text:c="2"/>5.779 -13.119 <text:s/>1.00 <text:s/>0.00 <text:s text:c="10"/>C <text:s/></text:p>
      <text:p text:style-name="P1">ATOM <text:s text:c="3"/>164 <text:s/>O <text:s text:c="2"/>CYS <text:s text:c="3"/>12 <text:s text:c="6"/>6.169 <text:s text:c="2"/>6.376 -14.178 <text:s/>1.00 <text:s/>0.00 <text:s text:c="10"/>O <text:s/></text:p>
      <text:p text:style-name="P1">ATOM <text:s text:c="3"/>165 <text:s/>CB <text:s/>CYS <text:s text:c="3"/>12 <text:s text:c="6"/>3.601 <text:s text:c="2"/>5.117 -12.352 <text:s/>1.00 <text:s/>0.00 <text:s text:c="10"/>C <text:s/></text:p>
      <text:p text:style-name="P1">ATOM <text:s text:c="3"/>166 <text:s/>SG <text:s/>CYS <text:s text:c="3"/>12 <text:s text:c="6"/>2.794 <text:s text:c="2"/>6.428 -13.298 <text:s/>1.00 <text:s/>0.00 <text:s text:c="10"/>S <text:s/></text:p>
      <text:p text:style-name="P1">ATOM <text:s text:c="3"/>167 <text:s/>H <text:s text:c="2"/>CYS <text:s text:c="3"/>12 <text:s text:c="6"/>5.699 <text:s text:c="2"/>3.565 -11.276 <text:s/>1.00 <text:s/>0.00 <text:s text:c="10"/>H <text:s/></text:p>
      <text:p text:style-name="P1">ATOM <text:s text:c="3"/>168 <text:s/>HA <text:s/>CYS <text:s text:c="3"/>12 <text:s text:c="6"/>4.678 <text:s text:c="2"/>4.359 -14.079 <text:s/>1.00 <text:s/>0.00 <text:s text:c="10"/>H <text:s/></text:p>
      <text:p text:style-name="P1">ATOM <text:s text:c="3"/>169 2HB <text:s/>CYS <text:s text:c="3"/>12 <text:s text:c="6"/>3.790 <text:s text:c="2"/>5.473 -11.319 <text:s/>1.00 <text:s/>0.00 <text:s text:c="10"/>H <text:s/></text:p>
      <text:p text:style-name="P1">ATOM <text:s text:c="3"/>170 3HB <text:s/>CYS <text:s text:c="3"/>12 <text:s text:c="6"/>2.889 <text:s text:c="2"/>4.278 -12.260 <text:s/>1.00 <text:s/>0.00 <text:s text:c="10"/>H <text:s/></text:p>
      <text:p text:style-name="P1">ATOM <text:s text:c="3"/>171 <text:s/>HG <text:s/>CYS <text:s text:c="3"/>12 <text:s text:c="6"/>3.116 <text:s text:c="2"/>7.432 -12.486 <text:s/>1.00 <text:s/>0.00 <text:s text:c="10"/>H <text:s/></text:p>
      <text:p text:style-name="P1">ATOM <text:s text:c="3"/>172 <text:s/>N <text:s text:c="2"/>MET <text:s text:c="3"/>13 <text:s text:c="6"/>6.657 <text:s text:c="2"/>6.161 -11.902 <text:s/>1.00 <text:s/>0.00 <text:s text:c="10"/>N <text:s/></text:p>
      <text:p text:style-name="P1">ATOM <text:s text:c="3"/>173 <text:s/>CA <text:s/>MET <text:s text:c="3"/>13 <text:s text:c="6"/>7.559 <text:s text:c="2"/>7.242 -12.288 <text:s/>1.00 <text:s/>0.00 <text:s text:c="10"/>C <text:s/></text:p>
      <text:p text:style-name="P1">ATOM <text:s text:c="3"/>174 <text:s/>C <text:s text:c="2"/>MET <text:s text:c="3"/>13 <text:s text:c="6"/>8.475 <text:s text:c="2"/>6.810 -13.407 <text:s/>1.00 <text:s/>0.00 <text:s text:c="10"/>C <text:s/></text:p>
      <text:p text:style-name="P1">ATOM <text:s text:c="3"/>175 <text:s/>O <text:s text:c="2"/>MET <text:s text:c="3"/>13 <text:s text:c="6"/>8.666 <text:s text:c="2"/>7.517 -14.408 <text:s/>1.00 <text:s/>0.00 <text:s text:c="10"/>O <text:s/></text:p>
      <text:p text:style-name="P1">ATOM <text:s text:c="3"/>176 <text:s/>CB <text:s/>MET <text:s text:c="3"/>13 <text:s text:c="6"/>8.376 <text:s text:c="2"/>7.713 -11.053 <text:s/>1.00 <text:s/>0.00 <text:s text:c="10"/>C <text:s/></text:p>
      <text:p text:style-name="P1"><text:soft-page-break/>ATOM <text:s text:c="3"/>177 <text:s/>CG <text:s/>MET <text:s text:c="3"/>13 <text:s text:c="6"/>7.555 <text:s text:c="2"/>8.310 <text:s/>-9.889 <text:s/>1.00 <text:s/>0.00 <text:s text:c="10"/>C <text:s/></text:p>
      <text:p text:style-name="P1">ATOM <text:s text:c="3"/>178 <text:s/>SD <text:s/>MET <text:s text:c="3"/>13 <text:s text:c="6"/>8.662 <text:s text:c="2"/>9.062 <text:s/>-8.685 <text:s/>1.00 <text:s/>0.00 <text:s text:c="10"/>S <text:s/></text:p>
      <text:p text:style-name="P1">ATOM <text:s text:c="3"/>179 <text:s/>CE <text:s/>MET <text:s text:c="3"/>13 <text:s text:c="6"/>7.485 <text:s text:c="2"/>9.282 <text:s/>-7.344 <text:s/>1.00 <text:s/>0.00 <text:s text:c="10"/>C <text:s/></text:p>
      <text:p text:style-name="P1">ATOM <text:s text:c="3"/>180 <text:s/>H <text:s text:c="2"/>MET <text:s text:c="3"/>13 <text:s text:c="6"/>7.019 <text:s text:c="2"/>5.242 -11.465 <text:s/>1.00 <text:s/>0.00 <text:s text:c="10"/>H <text:s/></text:p>
      <text:p text:style-name="P1">ATOM <text:s text:c="3"/>181 <text:s/>HA <text:s/>MET <text:s text:c="3"/>13 <text:s text:c="6"/>6.955 <text:s text:c="2"/>8.086 -12.670 <text:s/>1.00 <text:s/>0.00 <text:s text:c="10"/>H <text:s/></text:p>
      <text:p text:style-name="P1">ATOM <text:s text:c="3"/>182 2HB <text:s/>MET <text:s text:c="3"/>13 <text:s text:c="6"/>9.113 <text:s text:c="2"/>8.475 -11.370 <text:s/>1.00 <text:s/>0.00 <text:s text:c="10"/>H <text:s/></text:p>
      <text:p text:style-name="P1">ATOM <text:s text:c="3"/>183 3HB <text:s/>MET <text:s text:c="3"/>13 <text:s text:c="6"/>8.986 <text:s text:c="2"/>6.873 -10.663 <text:s/>1.00 <text:s/>0.00 <text:s text:c="10"/>H <text:s/></text:p>
      <text:p text:style-name="P1">ATOM <text:s text:c="3"/>184 2HG <text:s/>MET <text:s text:c="3"/>13 <text:s text:c="6"/>6.962 <text:s text:c="2"/>7.517 <text:s/>-9.397 <text:s/>1.00 <text:s/>0.00 <text:s text:c="10"/>H <text:s/></text:p>
      <text:p text:style-name="P1">ATOM <text:s text:c="3"/>185 3HG <text:s/>MET <text:s text:c="3"/>13 <text:s text:c="6"/>6.835 <text:s text:c="2"/>9.069 -10.247 <text:s/>1.00 <text:s/>0.00 <text:s text:c="10"/>H <text:s/></text:p>
      <text:p text:style-name="P1">ATOM <text:s text:c="3"/>186 1HE <text:s/>MET <text:s text:c="3"/>13 <text:s text:c="6"/>6.613 <text:s text:c="2"/>9.874 <text:s/>-7.675 <text:s/>1.00 <text:s/>0.00 <text:s text:c="10"/>H <text:s/></text:p>
      <text:p text:style-name="P1">ATOM <text:s text:c="3"/>187 2HE <text:s/>MET <text:s text:c="3"/>13 <text:s text:c="6"/>7.124 <text:s text:c="2"/>8.303 <text:s/>-6.984 <text:s/>1.00 <text:s/>0.00 <text:s text:c="10"/>H <text:s/></text:p>
      <text:p text:style-name="P1">ATOM <text:s text:c="3"/>188 3HE <text:s/>MET <text:s text:c="3"/>13 <text:s text:c="6"/>7.958 <text:s text:c="2"/>9.807 <text:s/>-6.496 <text:s/>1.00 <text:s/>0.00 <text:s text:c="10"/>H <text:s/></text:p>
      <text:p text:style-name="P1">ATOM <text:s text:c="3"/>189 <text:s/>N <text:s text:c="2"/>GLU <text:s text:c="3"/>14 <text:s text:c="6"/>9.162 <text:s text:c="2"/>5.514 -13.307 <text:s/>1.00 <text:s/>0.00 <text:s text:c="10"/>N <text:s/></text:p>
      <text:p text:style-name="P1">ATOM <text:s text:c="3"/>190 <text:s/>CA <text:s/>GLU <text:s text:c="3"/>14 <text:s text:c="6"/>9.963 <text:s text:c="2"/>5.380 -14.520 <text:s/>1.00 <text:s/>0.00 <text:s text:c="10"/>C <text:s/></text:p>
      <text:p text:style-name="P1">ATOM <text:s text:c="3"/>191 <text:s/>C <text:s text:c="2"/>GLU <text:s text:c="3"/>14 <text:s text:c="6"/>9.099 <text:s text:c="2"/>5.491 -15.753 <text:s/>1.00 <text:s/>0.00 <text:s text:c="10"/>C <text:s/></text:p>
      <text:p text:style-name="P1">ATOM <text:s text:c="3"/>192 <text:s/>O <text:s text:c="2"/>GLU <text:s text:c="3"/>14 <text:s text:c="6"/>9.414 <text:s text:c="2"/>6.209 -16.713 <text:s/>1.00 <text:s/>0.00 <text:s text:c="10"/>O <text:s/></text:p>
      <text:p text:style-name="P1">ATOM <text:s text:c="3"/>193 <text:s/>CB <text:s/>GLU <text:s text:c="3"/>14 <text:s text:c="5"/>10.716 <text:s text:c="2"/>4.019 -14.504 <text:s/>1.00 <text:s/>0.00 <text:s text:c="10"/>C <text:s/></text:p>
      <text:p text:style-name="P1">ATOM <text:s text:c="3"/>194 <text:s/>CG <text:s/>GLU <text:s text:c="3"/>14 <text:s text:c="5"/>11.659 <text:s text:c="2"/>3.751 -15.722 <text:s/>1.00 <text:s/>0.00 <text:s text:c="10"/>C <text:s/></text:p>
      <text:p text:style-name="P1">ATOM <text:s text:c="3"/>195 <text:s/>CD <text:s/>GLU <text:s text:c="3"/>14 <text:s text:c="5"/>12.376 <text:s text:c="2"/>2.416 -15.800 <text:s/>1.00 <text:s/>0.00 <text:s text:c="10"/>C <text:s/></text:p>
      <text:p text:style-name="P1">ATOM <text:s text:c="3"/>196 <text:s/>OE1 GLU <text:s text:c="3"/>14 <text:s text:c="5"/>12.236 <text:s text:c="2"/>1.561 -14.904 <text:s/>1.00 <text:s/>0.00 <text:s text:c="10"/>O <text:s/></text:p>
      <text:p text:style-name="P1">ATOM <text:s text:c="3"/>197 <text:s/>OE2 GLU <text:s text:c="3"/>14 <text:s text:c="5"/>13.090 <text:s text:c="2"/>2.225 -16.806 <text:s/>1.00 <text:s/>0.00 <text:s text:c="10"/>O1-</text:p>
      <text:p text:style-name="P1">ATOM <text:s text:c="3"/>198 <text:s/>H <text:s text:c="2"/>GLU <text:s text:c="3"/>14 <text:s text:c="6"/>8.406 <text:s text:c="2"/>4.791 -13.037 <text:s/>1.00 <text:s/>0.00 <text:s text:c="10"/>H <text:s/></text:p>
      <text:p text:style-name="P1">ATOM <text:s text:c="3"/>199 <text:s/>HA <text:s/>GLU <text:s text:c="3"/>14 <text:s text:c="5"/>10.702 <text:s text:c="2"/>6.201 -14.548 <text:s/>1.00 <text:s/>0.00 <text:s text:c="10"/>H <text:s/></text:p>
      <text:p text:style-name="P1">ATOM <text:s text:c="3"/>200 2HB <text:s/>GLU <text:s text:c="3"/>14 <text:s text:c="6"/>9.984 <text:s text:c="2"/>3.187 -14.438 <text:s/>1.00 <text:s/>0.00 <text:s text:c="10"/>H <text:s/></text:p>
      <text:p text:style-name="P1">ATOM <text:s text:c="3"/>201 3HB <text:s/>GLU <text:s text:c="3"/>14 <text:s text:c="5"/>11.315 <text:s text:c="2"/>3.929 -13.578 <text:s/>1.00 <text:s/>0.00 <text:s text:c="10"/>H <text:s/></text:p>
      <text:p text:style-name="P1">ATOM <text:s text:c="3"/>202 2HG <text:s/>GLU <text:s text:c="3"/>14 <text:s text:c="5"/>12.439 <text:s text:c="2"/>4.526 -15.800 <text:s/>1.00 <text:s/>0.00 <text:s text:c="10"/>H <text:s/></text:p>
      <text:p text:style-name="P1">ATOM <text:s text:c="3"/>203 3HG <text:s/>GLU <text:s text:c="3"/>14 <text:s text:c="5"/>11.104 <text:s text:c="2"/>3.791 -16.674 <text:s/>1.00 <text:s/>0.00 <text:s text:c="10"/>H <text:s/></text:p>
      <text:p text:style-name="P1">ATOM <text:s text:c="3"/>204 <text:s/>N <text:s text:c="2"/>ASN <text:s text:c="3"/>15 <text:s text:c="6"/>7.847 <text:s text:c="2"/>4.724 -15.817 <text:s/>1.00 <text:s/>0.00 <text:s text:c="10"/>N <text:s/></text:p>
      <text:p text:style-name="P1">ATOM <text:s text:c="3"/>205 <text:s/>CA <text:s/>ASN <text:s text:c="3"/>15 <text:s text:c="6"/>7.243 <text:s text:c="2"/>5.034 -17.110 <text:s/>1.00 <text:s/>0.00 <text:s text:c="10"/>C <text:s/></text:p>
      <text:p text:style-name="P1">ATOM <text:s text:c="3"/>206 <text:s/>C <text:s text:c="2"/>ASN <text:s text:c="3"/>15 <text:s text:c="6"/>7.028 <text:s text:c="2"/>6.521 -17.264 <text:s/>1.00 <text:s/>0.00 <text:s text:c="10"/>C <text:s/></text:p>
      <text:p text:style-name="P1">ATOM <text:s text:c="3"/>207 <text:s/>O <text:s text:c="2"/>ASN <text:s text:c="3"/>15 <text:s text:c="6"/>7.354 <text:s text:c="2"/>7.125 -18.285 <text:s/>1.00 <text:s/>0.00 <text:s text:c="10"/>O <text:s/></text:p>
      <text:p text:style-name="P1">ATOM <text:s text:c="3"/>208 <text:s/>CB <text:s/>ASN <text:s text:c="3"/>15 <text:s text:c="6"/>5.897 <text:s text:c="2"/>4.265 -17.252 <text:s/>1.00 <text:s/>0.00 <text:s text:c="10"/>C <text:s/></text:p>
      <text:p text:style-name="P1">ATOM <text:s text:c="3"/>209 <text:s/>CG <text:s/>ASN <text:s text:c="3"/>15 <text:s text:c="6"/>5.951 <text:s text:c="2"/>2.740 -17.112 <text:s/>1.00 <text:s/>0.00 <text:s text:c="10"/>C <text:s/></text:p>
      <text:p text:style-name="P1">ATOM <text:s text:c="3"/>210 <text:s/>ND2 ASN <text:s text:c="3"/>15 <text:s text:c="6"/>6.374 <text:s text:c="2"/>2.030 -18.123 <text:s/>1.00 <text:s/>0.00 <text:s text:c="10"/>N <text:s/></text:p>
      <text:p text:style-name="P1">ATOM <text:s text:c="3"/>211 <text:s/>OD1 ASN <text:s text:c="3"/>15 <text:s text:c="6"/>5.633 <text:s text:c="2"/>2.169 -16.080 <text:s/>1.00 <text:s/>0.00 <text:s text:c="10"/>O <text:s/></text:p>
      <text:p text:style-name="P1">ATOM <text:s text:c="3"/>212 <text:s/>H <text:s text:c="2"/>ASN <text:s text:c="3"/>15 <text:s text:c="6"/>7.331 <text:s text:c="2"/>4.908 -14.886 <text:s/>1.00 <text:s/>0.00 <text:s text:c="10"/>H <text:s/></text:p>
      <text:p text:style-name="P1">ATOM <text:s text:c="3"/>213 <text:s/>HA <text:s/>ASN <text:s text:c="3"/>15 <text:s text:c="6"/>7.942 <text:s text:c="2"/>4.720 -17.907 <text:s/>1.00 <text:s/>0.00 <text:s text:c="10"/>H <text:s/></text:p>
      <text:p text:style-name="P1">ATOM <text:s text:c="3"/>214 2HB <text:s/>ASN <text:s text:c="3"/>15 <text:s text:c="6"/>5.415 <text:s text:c="2"/>4.508 -18.217 <text:s/>1.00 <text:s/>0.00 <text:s text:c="10"/>H <text:s/></text:p>
      <text:p text:style-name="P1">ATOM <text:s text:c="3"/>215 3HB <text:s/>ASN <text:s text:c="3"/>15 <text:s text:c="6"/>5.181 <text:s text:c="2"/>4.630 -16.489 <text:s/>1.00 <text:s/>0.00 <text:s text:c="10"/>H <text:s/></text:p>
      <text:p text:style-name="P1">ATOM <text:s text:c="3"/>216 1HD2 ASN <text:s text:c="3"/>15 <text:s text:c="6"/>6.515 <text:s text:c="2"/>1.047 -17.877 <text:s/>1.00 <text:s/>0.00 <text:s text:c="10"/>H <text:s/></text:p>
      <text:p text:style-name="P1">ATOM <text:s text:c="3"/>217 2HD2 ASN <text:s text:c="3"/>15 <text:s text:c="6"/>6.717 <text:s text:c="2"/>2.541 -18.936 <text:s/>1.00 <text:s/>0.00 <text:s text:c="10"/>H <text:s/></text:p>
      <text:p text:style-name="P1">ATOM <text:s text:c="3"/>218 <text:s/>N <text:s text:c="2"/>THR <text:s text:c="3"/>16 <text:s text:c="6"/>6.411 <text:s text:c="2"/>7.270 -16.160 <text:s/>1.00 <text:s/>0.00 <text:s text:c="10"/>N <text:s/></text:p>
      <text:p text:style-name="P1">ATOM <text:s text:c="3"/>219 <text:s/>CA <text:s/>THR <text:s text:c="3"/>16 <text:s text:c="6"/>6.337 <text:s text:c="2"/>8.659 -16.599 <text:s/>1.00 <text:s/>0.00 <text:s text:c="10"/>C <text:s/></text:p>
      <text:p text:style-name="P1">ATOM <text:s text:c="3"/>220 <text:s/>C <text:s text:c="2"/>THR <text:s text:c="3"/>16 <text:s text:c="6"/>7.704 <text:s text:c="2"/>9.184 -16.969 <text:s/>1.00 <text:s/>0.00 <text:s text:c="10"/>C <text:s/></text:p>
      <text:p text:style-name="P1">ATOM <text:s text:c="3"/>221 <text:s/>O <text:s text:c="2"/>THR <text:s text:c="3"/>16 <text:s text:c="6"/>7.899 <text:s text:c="2"/>9.800 -17.997 <text:s/>1.00 <text:s/>0.00 <text:s text:c="10"/>O <text:s/></text:p>
      <text:p text:style-name="P1">ATOM <text:s text:c="3"/>222 <text:s/>CB <text:s/>THR <text:s text:c="3"/>16 <text:s text:c="6"/>5.683 <text:s text:c="2"/>9.552 -15.490 <text:s/>1.00 <text:s/>0.00 <text:s text:c="10"/>C <text:s/></text:p>
      <text:p text:style-name="P1">ATOM <text:s text:c="3"/>223 <text:s/>CG2 THR <text:s text:c="3"/>16 <text:s text:c="6"/>5.548 <text:s/>11.056 -15.814 <text:s/>1.00 <text:s/>0.00 <text:s text:c="10"/>C <text:s/></text:p>
      <text:p text:style-name="P1">ATOM <text:s text:c="3"/>224 <text:s/>OG1 THR <text:s text:c="3"/>16 <text:s text:c="6"/>4.353 <text:s text:c="2"/>9.125 -15.225 <text:s/>1.00 <text:s/>0.00 <text:s text:c="10"/>O <text:s/></text:p>
      <text:p text:style-name="P1">ATOM <text:s text:c="3"/>225 <text:s/>H <text:s text:c="2"/>THR <text:s text:c="3"/>16 <text:s text:c="6"/>6.940 <text:s text:c="2"/>6.979 -15.264 <text:s/>1.00 <text:s/>0.00 <text:s text:c="10"/>H <text:s/></text:p>
      <text:p text:style-name="P1">ATOM <text:s text:c="3"/>226 <text:s/>HA <text:s/>THR <text:s text:c="3"/>16 <text:s text:c="6"/>5.709 <text:s text:c="2"/>8.705 -17.507 <text:s/>1.00 <text:s/>0.00 <text:s text:c="10"/>H <text:s/></text:p>
      <text:p text:style-name="P1">ATOM <text:s text:c="3"/>227 <text:s/>HB <text:s/>THR <text:s text:c="3"/>16 <text:s text:c="6"/>6.281 <text:s text:c="2"/>9.447 -14.559 <text:s/>1.00 <text:s/>0.00 <text:s text:c="10"/>H <text:s/></text:p>
      <text:p text:style-name="P1">ATOM <text:s text:c="3"/>228 1HG <text:s/>THR <text:s text:c="3"/>16 <text:s text:c="6"/>4.040 <text:s text:c="2"/>9.663 -14.493 <text:s/>1.00 <text:s/>0.00 <text:s text:c="10"/>H <text:s/></text:p>
      <text:p text:style-name="P1">ATOM <text:s text:c="3"/>229 1HG2 THR <text:s text:c="3"/>16 <text:s text:c="6"/>5.058 <text:s/>11.615 -14.996 <text:s/>1.00 <text:s/>0.00 <text:s text:c="10"/>H <text:s/></text:p>
      <text:p text:style-name="P1">ATOM <text:s text:c="3"/>230 2HG2 THR <text:s text:c="3"/>16 <text:s text:c="6"/>6.528 <text:s/>11.546 -15.967 <text:s/>1.00 <text:s/>0.00 <text:s text:c="10"/>H <text:s/></text:p>
      <text:p text:style-name="P1">ATOM <text:s text:c="3"/>231 3HG2 THR <text:s text:c="3"/>16 <text:s text:c="6"/>4.953 <text:s/>11.227 -16.731 <text:s/>1.00 <text:s/>0.00 <text:s text:c="10"/>H <text:s/></text:p>
      <text:p text:style-name="P1">ATOM <text:s text:c="3"/>232 <text:s/>N <text:s text:c="2"/>SER <text:s text:c="3"/>17 <text:s text:c="6"/>8.831 <text:s text:c="2"/>8.941 -16.058 <text:s/>1.00 <text:s/>0.00 <text:s text:c="10"/>N <text:s/></text:p>
      <text:p text:style-name="P1">ATOM <text:s text:c="3"/>233 <text:s/>CA <text:s/>SER <text:s text:c="3"/>17 <text:s text:c="6"/>9.999 <text:s text:c="2"/>9.559 -16.679 <text:s/>1.00 <text:s/>0.00 <text:s text:c="10"/>C <text:s/></text:p>
      <text:p text:style-name="P1">ATOM <text:s text:c="3"/>234 <text:s/>C <text:s text:c="2"/>SER <text:s text:c="3"/>17 <text:s text:c="5"/>10.234 <text:s text:c="2"/>9.001 -18.063 <text:s/>1.00 <text:s/>0.00 <text:s text:c="10"/>C <text:s/></text:p>
      <text:p text:style-name="P1">ATOM <text:s text:c="3"/>235 <text:s/>O <text:s text:c="2"/>SER <text:s text:c="3"/>17 <text:s text:c="5"/>10.457 <text:s text:c="2"/>9.729 -19.030 <text:s/>1.00 <text:s/>0.00 <text:s text:c="10"/>O <text:s/></text:p>
      <text:p text:style-name="P1"><text:soft-page-break/>ATOM <text:s text:c="3"/>236 <text:s/>CB <text:s/>SER <text:s text:c="3"/>17 <text:s text:c="5"/>11.251 <text:s text:c="2"/>9.399 -15.780 <text:s/>1.00 <text:s/>0.00 <text:s text:c="10"/>C <text:s/></text:p>
      <text:p text:style-name="P1">ATOM <text:s text:c="3"/>237 <text:s/>OG <text:s/>SER <text:s text:c="3"/>17 <text:s text:c="5"/>11.713 <text:s text:c="2"/>8.045 -15.705 <text:s/>1.00 <text:s/>0.00 <text:s text:c="10"/>O <text:s/></text:p>
      <text:p text:style-name="P1">ATOM <text:s text:c="3"/>238 <text:s/>H <text:s text:c="2"/>SER <text:s text:c="3"/>17 <text:s text:c="6"/>8.801 <text:s text:c="2"/>7.890 -15.812 <text:s/>1.00 <text:s/>0.00 <text:s text:c="10"/>H <text:s/></text:p>
      <text:p text:style-name="P1">ATOM <text:s text:c="3"/>239 <text:s/>HA <text:s/>SER <text:s text:c="3"/>17 <text:s text:c="6"/>9.791 <text:s/>10.638 -16.800 <text:s/>1.00 <text:s/>0.00 <text:s text:c="10"/>H <text:s/></text:p>
      <text:p text:style-name="P1">ATOM <text:s text:c="3"/>240 2HB <text:s/>SER <text:s text:c="3"/>17 <text:s text:c="5"/>11.063 <text:s text:c="2"/>9.782 -14.760 <text:s/>1.00 <text:s/>0.00 <text:s text:c="10"/>H <text:s/></text:p>
      <text:p text:style-name="P1">ATOM <text:s text:c="3"/>241 3HB <text:s/>SER <text:s text:c="3"/>17 <text:s text:c="5"/>12.075 <text:s/>10.026 -16.173 <text:s/>1.00 <text:s/>0.00 <text:s text:c="10"/>H <text:s/></text:p>
      <text:p text:style-name="P1">ATOM <text:s text:c="3"/>242 <text:s/>HG <text:s/>SER <text:s text:c="3"/>17 <text:s text:c="5"/>11.017 <text:s text:c="2"/>7.527 -15.295 <text:s/>1.00 <text:s/>0.00 <text:s text:c="10"/>H <text:s/></text:p>
      <text:p text:style-name="P1">ATOM <text:s text:c="3"/>243 <text:s/>N <text:s text:c="2"/>PRO <text:s text:c="3"/>18 <text:s text:c="5"/>10.194 <text:s text:c="2"/>7.545 -18.261 <text:s/>1.00 <text:s/>0.00 <text:s text:c="10"/>N <text:s/></text:p>
      <text:p text:style-name="P1">ATOM <text:s text:c="3"/>244 <text:s/>CA <text:s/>PRO <text:s text:c="3"/>18 <text:s text:c="5"/>10.448 <text:s text:c="2"/>7.272 -19.668 <text:s/>1.00 <text:s/>0.00 <text:s text:c="10"/>C <text:s/></text:p>
      <text:p text:style-name="P1">ATOM <text:s text:c="3"/>245 <text:s/>C <text:s text:c="2"/>PRO <text:s text:c="3"/>18 <text:s text:c="5"/>10.392 <text:s text:c="2"/>8.556 -20.513 <text:s/>1.00 <text:s/>0.00 <text:s text:c="10"/>C <text:s/></text:p>
      <text:p text:style-name="P1">ATOM <text:s text:c="3"/>246 <text:s/>O <text:s text:c="2"/>PRO <text:s text:c="3"/>18 <text:s text:c="5"/>11.275 <text:s text:c="2"/>8.802 -21.335 <text:s/>1.00 <text:s/>0.00 <text:s text:c="10"/>O <text:s/></text:p>
      <text:p text:style-name="P1">ATOM <text:s text:c="3"/>247 <text:s/>CB <text:s/>PRO <text:s text:c="3"/>18 <text:s text:c="6"/>9.324 <text:s text:c="2"/>6.281 -20.006 <text:s/>1.00 <text:s/>0.00 <text:s text:c="10"/>C <text:s/></text:p>
      <text:p text:style-name="P1">ATOM <text:s text:c="3"/>248 <text:s/>CG <text:s/>PRO <text:s text:c="3"/>18 <text:s text:c="6"/>8.189 <text:s text:c="2"/>6.682 -19.052 <text:s/>1.00 <text:s/>0.00 <text:s text:c="10"/>C <text:s/></text:p>
      <text:p text:style-name="P1">ATOM <text:s text:c="3"/>249 <text:s/>CD <text:s/>PRO <text:s text:c="3"/>18 <text:s text:c="6"/>8.926 <text:s text:c="2"/>7.057 -17.765 <text:s/>1.00 <text:s/>0.00 <text:s text:c="10"/>C <text:s/></text:p>
      <text:p text:style-name="P1">ATOM <text:s text:c="3"/>250 <text:s/>HA <text:s/>PRO <text:s text:c="3"/>18 <text:s text:c="5"/>11.429 <text:s text:c="2"/>6.809 -19.798 <text:s/>1.00 <text:s/>0.00 <text:s text:c="10"/>H <text:s/></text:p>
      <text:p text:style-name="P1">ATOM <text:s text:c="3"/>251 2HB <text:s/>PRO <text:s text:c="3"/>18 <text:s text:c="6"/>9.658 <text:s text:c="2"/>5.270 -19.763 <text:s/>1.00 <text:s/>0.00 <text:s text:c="10"/>H <text:s/></text:p>
      <text:p text:style-name="P1">ATOM <text:s text:c="3"/>252 3HB <text:s/>PRO <text:s text:c="3"/>18 <text:s text:c="6"/>9.028 <text:s text:c="2"/>6.316 -21.057 <text:s/>1.00 <text:s/>0.00 <text:s text:c="10"/>H <text:s/></text:p>
      <text:p text:style-name="P1">ATOM <text:s text:c="3"/>253 2HG <text:s/>PRO <text:s text:c="3"/>18 <text:s text:c="6"/>7.469 <text:s text:c="2"/>5.875 -18.895 <text:s/>1.00 <text:s/>0.00 <text:s text:c="10"/>H <text:s/></text:p>
      <text:p text:style-name="P1">ATOM <text:s text:c="3"/>254 3HG <text:s/>PRO <text:s text:c="3"/>18 <text:s text:c="6"/>7.673 <text:s text:c="2"/>7.560 -19.446 <text:s/>1.00 <text:s/>0.00 <text:s text:c="10"/>H <text:s/></text:p>
      <text:p text:style-name="P1">ATOM <text:s text:c="3"/>255 2HD <text:s/>PRO <text:s text:c="3"/>18 <text:s text:c="6"/>9.093 <text:s text:c="2"/>6.178 -17.138 <text:s/>1.00 <text:s/>0.00 <text:s text:c="10"/>H <text:s/></text:p>
      <text:p text:style-name="P1">ATOM <text:s text:c="3"/>256 3HD <text:s/>PRO <text:s text:c="3"/>18 <text:s text:c="6"/>8.401 <text:s text:c="2"/>7.831 -17.199 <text:s/>1.00 <text:s/>0.00 <text:s text:c="10"/>H <text:s/></text:p>
      <text:p text:style-name="P1">ATOM <text:s text:c="3"/>257 <text:s/>N <text:s text:c="2"/>ASP <text:s text:c="3"/>19 <text:s text:c="6"/>9.276 <text:s text:c="2"/>9.497 -20.338 <text:s/>1.00 <text:s/>0.00 <text:s text:c="10"/>N <text:s/></text:p>
      <text:p text:style-name="P1">ATOM <text:s text:c="3"/>258 <text:s/>CA <text:s/>ASP <text:s text:c="3"/>19 <text:s text:c="6"/>9.514 <text:s/>10.594 -21.272 <text:s/>1.00 <text:s/>0.00 <text:s text:c="10"/>C <text:s/></text:p>
      <text:p text:style-name="P1">ATOM <text:s text:c="3"/>259 <text:s/>C <text:s text:c="2"/>ASP <text:s text:c="3"/>19 <text:s text:c="5"/>10.860 <text:s/>11.231 -21.026 <text:s/>1.00 <text:s/>0.00 <text:s text:c="10"/>C <text:s/></text:p>
      <text:p text:style-name="P1">ATOM <text:s text:c="3"/>260 <text:s/>O <text:s text:c="2"/>ASP <text:s text:c="3"/>19 <text:s text:c="5"/>11.650 <text:s/>11.478 -21.951 <text:s/>1.00 <text:s/>0.00 <text:s text:c="10"/>O <text:s/></text:p>
      <text:p text:style-name="P1">ATOM <text:s text:c="3"/>261 <text:s/>CB <text:s/>ASP <text:s text:c="3"/>19 <text:s text:c="6"/>8.375 <text:s/>11.647 -21.179 <text:s/>1.00 <text:s/>0.00 <text:s text:c="10"/>C <text:s/></text:p>
      <text:p text:style-name="P1">ATOM <text:s text:c="3"/>262 <text:s/>CG <text:s/>ASP <text:s text:c="3"/>19 <text:s text:c="6"/>8.476 <text:s/>12.818 -22.168 <text:s/>1.00 <text:s/>0.00 <text:s text:c="10"/>C <text:s/></text:p>
      <text:p text:style-name="P1">ATOM <text:s text:c="3"/>263 <text:s/>OD1 ASP <text:s text:c="3"/>19 <text:s text:c="6"/>8.900 <text:s/>12.605 -23.322 <text:s/>1.00 <text:s/>0.00 <text:s text:c="10"/>O <text:s/></text:p>
      <text:p text:style-name="P1">ATOM <text:s text:c="3"/>264 <text:s/>OD2 ASP <text:s text:c="3"/>19 <text:s text:c="6"/>8.172 <text:s/>13.962 -21.771 <text:s/>1.00 <text:s/>0.00 <text:s text:c="10"/>O1-</text:p>
      <text:p text:style-name="P1">ATOM <text:s text:c="3"/>265 <text:s/>H <text:s text:c="2"/>ASP <text:s text:c="3"/>19 <text:s text:c="6"/>9.182 <text:s text:c="2"/>9.661 -19.275 <text:s/>1.00 <text:s/>0.00 <text:s text:c="10"/>H <text:s/></text:p>
      <text:p text:style-name="P1">ATOM <text:s text:c="3"/>266 <text:s/>HA <text:s/>ASP <text:s text:c="3"/>19 <text:s text:c="6"/>9.531 <text:s/>10.178 -22.297 <text:s/>1.00 <text:s/>0.00 <text:s text:c="10"/>H <text:s/></text:p>
      <text:p text:style-name="P1">ATOM <text:s text:c="3"/>267 2HB <text:s/>ASP <text:s text:c="3"/>19 <text:s text:c="6"/>8.333 <text:s/>12.070 -20.159 <text:s/>1.00 <text:s/>0.00 <text:s text:c="10"/>H <text:s/></text:p>
      <text:p text:style-name="P1">ATOM <text:s text:c="3"/>268 3HB <text:s/>ASP <text:s text:c="3"/>19 <text:s text:c="6"/>7.393 <text:s/>11.176 -21.347 <text:s/>1.00 <text:s/>0.00 <text:s text:c="10"/>H <text:s/></text:p>
      <text:p text:style-name="P1">ATOM <text:s text:c="3"/>269 <text:s/>N <text:s text:c="2"/>PRO <text:s text:c="3"/>20 <text:s text:c="5"/>11.247 <text:s/>11.571 -19.649 <text:s/>1.00 <text:s/>0.00 <text:s text:c="10"/>N <text:s/></text:p>
      <text:p text:style-name="P1">ATOM <text:s text:c="3"/>270 <text:s/>CA <text:s/>PRO <text:s text:c="3"/>20 <text:s text:c="5"/>12.575 <text:s/>12.166 -19.686 <text:s/>1.00 <text:s/>0.00 <text:s text:c="10"/>C <text:s/></text:p>
      <text:p text:style-name="P1">ATOM <text:s text:c="3"/>271 <text:s/>C <text:s text:c="2"/>PRO <text:s text:c="3"/>20 <text:s text:c="5"/>13.236 <text:s/>11.991 -21.063 <text:s/>1.00 <text:s/>0.00 <text:s text:c="10"/>C <text:s/></text:p>
      <text:p text:style-name="P1">ATOM <text:s text:c="3"/>272 <text:s/>O <text:s text:c="2"/>PRO <text:s text:c="3"/>20 <text:s text:c="5"/>13.783 <text:s/>12.944 -21.619 <text:s/>1.00 <text:s/>0.00 <text:s text:c="10"/>O <text:s/></text:p>
      <text:p text:style-name="P1">ATOM <text:s text:c="3"/>273 <text:s/>CB <text:s/>PRO <text:s text:c="3"/>20 <text:s text:c="5"/>13.298 <text:s/>11.396 -18.570 <text:s/>1.00 <text:s/>0.00 <text:s text:c="10"/>C <text:s/></text:p>
      <text:p text:style-name="P1">ATOM <text:s text:c="3"/>274 <text:s/>CG <text:s/>PRO <text:s text:c="3"/>20 <text:s text:c="5"/>12.602 <text:s/>10.027 -18.565 <text:s/>1.00 <text:s/>0.00 <text:s text:c="10"/>C <text:s/></text:p>
      <text:p text:style-name="P1">ATOM <text:s text:c="3"/>275 <text:s/>CD <text:s/>PRO <text:s text:c="3"/>20 <text:s text:c="5"/>11.137 <text:s/>10.375 -18.843 <text:s/>1.00 <text:s/>0.00 <text:s text:c="10"/>C <text:s/></text:p>
      <text:p text:style-name="P1">ATOM <text:s text:c="3"/>276 <text:s/>HA <text:s/>PRO <text:s text:c="3"/>20 <text:s text:c="5"/>12.523 <text:s/>13.233 -19.454 <text:s/>1.00 <text:s/>0.00 <text:s text:c="10"/>H <text:s/></text:p>
      <text:p text:style-name="P1">ATOM <text:s text:c="3"/>277 2HB <text:s/>PRO <text:s text:c="3"/>20 <text:s text:c="5"/>13.114 <text:s/>11.896 -17.617 <text:s/>1.00 <text:s/>0.00 <text:s text:c="10"/>H <text:s/></text:p>
      <text:p text:style-name="P1">ATOM <text:s text:c="3"/>278 3HB <text:s/>PRO <text:s text:c="3"/>20 <text:s text:c="5"/>14.375 <text:s/>11.324 -18.733 <text:s/>1.00 <text:s/>0.00 <text:s text:c="10"/>H <text:s/></text:p>
      <text:p text:style-name="P1">ATOM <text:s text:c="3"/>279 2HG <text:s/>PRO <text:s text:c="3"/>20 <text:s text:c="5"/>12.727 <text:s text:c="2"/>9.496 -17.618 <text:s/>1.00 <text:s/>0.00 <text:s text:c="10"/>H <text:s/></text:p>
      <text:p text:style-name="P1">ATOM <text:s text:c="3"/>280 3HG <text:s/>PRO <text:s text:c="3"/>20 <text:s text:c="5"/>12.991 <text:s text:c="2"/>9.415 -19.381 <text:s/>1.00 <text:s/>0.00 <text:s text:c="10"/>H <text:s/></text:p>
      <text:p text:style-name="P1">ATOM <text:s text:c="3"/>281 2HD <text:s/>PRO <text:s text:c="3"/>20 <text:s text:c="5"/>10.607 <text:s/>10.607 -17.916 <text:s/>1.00 <text:s/>0.00 <text:s text:c="10"/>H <text:s/></text:p>
      <text:p text:style-name="P1">ATOM <text:s text:c="3"/>282 3HD <text:s/>PRO <text:s text:c="3"/>20 <text:s text:c="5"/>10.620 <text:s text:c="2"/>9.580 -19.385 <text:s/>1.00 <text:s/>0.00 <text:s text:c="10"/>H <text:s/></text:p>
      <text:p text:style-name="P1">ATOM <text:s text:c="3"/>283 <text:s/>N <text:s text:c="2"/>TYR <text:s text:c="3"/>21 <text:s text:c="5"/>13.215 <text:s/>10.677 -21.721 <text:s/>1.00 <text:s/>0.00 <text:s text:c="10"/>N <text:s/></text:p>
      <text:p text:style-name="P1">ATOM <text:s text:c="3"/>284 <text:s/>CA <text:s/>TYR <text:s text:c="3"/>21 <text:s text:c="5"/>13.915 <text:s/>10.843 -22.992 <text:s/>1.00 <text:s/>0.00 <text:s text:c="10"/>C <text:s/></text:p>
      <text:p text:style-name="P1">ATOM <text:s text:c="3"/>285 <text:s/>C <text:s text:c="2"/>TYR <text:s text:c="3"/>21 <text:s text:c="5"/>13.273 <text:s/>11.925 -23.825 <text:s/>1.00 <text:s/>0.00 <text:s text:c="10"/>C <text:s/></text:p>
      <text:p text:style-name="P1">ATOM <text:s text:c="3"/>286 <text:s/>O <text:s text:c="2"/>TYR <text:s text:c="3"/>21 <text:s text:c="5"/>13.936 <text:s/>12.806 -24.378 <text:s/>1.00 <text:s/>0.00 <text:s text:c="10"/>O <text:s/></text:p>
      <text:p text:style-name="P1">ATOM <text:s text:c="3"/>287 <text:s/>CB <text:s/>TYR <text:s text:c="3"/>21 <text:s text:c="5"/>13.891 <text:s text:c="2"/>9.524 -23.817 <text:s/>1.00 <text:s/>0.00 <text:s text:c="10"/>C <text:s/></text:p>
      <text:p text:style-name="P1">ATOM <text:s text:c="3"/>288 <text:s/>CG <text:s/>TYR <text:s text:c="3"/>21 <text:s text:c="5"/>14.575 <text:s text:c="2"/>8.305 -23.186 <text:s/>1.00 <text:s/>0.00 <text:s text:c="10"/>C <text:s/></text:p>
      <text:p text:style-name="P1">ATOM <text:s text:c="3"/>289 <text:s/>CD1 TYR <text:s text:c="3"/>21 <text:s text:c="5"/>15.968 <text:s text:c="2"/>8.178 -23.209 <text:s/>1.00 <text:s/>0.00 <text:s text:c="10"/>C <text:s/></text:p>
      <text:p text:style-name="P1">ATOM <text:s text:c="3"/>290 <text:s/>CD2 TYR <text:s text:c="3"/>21 <text:s text:c="5"/>13.803 <text:s text:c="2"/>7.315 -22.572 <text:s/>1.00 <text:s/>0.00 <text:s text:c="10"/>C <text:s/></text:p>
      <text:p text:style-name="P1">ATOM <text:s text:c="3"/>291 <text:s/>CE1 TYR <text:s text:c="3"/>21 <text:s text:c="5"/>16.578 <text:s text:c="2"/>7.074 -22.620 <text:s/>1.00 <text:s/>0.00 <text:s text:c="10"/>C <text:s/></text:p>
      <text:p text:style-name="P1">ATOM <text:s text:c="3"/>292 <text:s/>CE2 TYR <text:s text:c="3"/>21 <text:s text:c="5"/>14.414 <text:s text:c="2"/>6.212 -21.984 <text:s/>1.00 <text:s/>0.00 <text:s text:c="10"/>C <text:s/></text:p>
      <text:p text:style-name="P1">ATOM <text:s text:c="3"/>293 <text:s/>CZ <text:s/>TYR <text:s text:c="3"/>21 <text:s text:c="5"/>15.802 <text:s text:c="2"/>6.092 -22.009 <text:s/>1.00 <text:s/>0.00 <text:s text:c="10"/>C <text:s/></text:p>
      <text:p text:style-name="P1">ATOM <text:s text:c="3"/>294 <text:s/>OH <text:s/>TYR <text:s text:c="3"/>21 <text:s text:c="5"/>16.406 <text:s text:c="2"/>5.012 -21.430 <text:s/>1.00 <text:s/>0.00 <text:s text:c="10"/>O <text:s/></text:p>
      <text:p text:style-name="P1"><text:soft-page-break/>ATOM <text:s text:c="3"/>295 <text:s/>H <text:s text:c="2"/>TYR <text:s text:c="3"/>21 <text:s text:c="5"/>12.194 <text:s/>10.329 -21.672 <text:s/>1.00 <text:s/>0.00 <text:s text:c="10"/>H <text:s/></text:p>
      <text:p text:style-name="P1">ATOM <text:s text:c="3"/>296 <text:s/>HA <text:s/>TYR <text:s text:c="3"/>21 <text:s text:c="5"/>14.960 <text:s/>11.146 -22.789 <text:s/>1.00 <text:s/>0.00 <text:s text:c="10"/>H <text:s/></text:p>
      <text:p text:style-name="P1">ATOM <text:s text:c="3"/>297 2HB <text:s/>TYR <text:s text:c="3"/>21 <text:s text:c="5"/>14.361 <text:s text:c="2"/>9.694 -24.806 <text:s/>1.00 <text:s/>0.00 <text:s text:c="10"/>H <text:s/></text:p>
      <text:p text:style-name="P1">ATOM <text:s text:c="3"/>298 3HB <text:s/>TYR <text:s text:c="3"/>21 <text:s text:c="5"/>12.841 <text:s text:c="2"/>9.269 -24.071 <text:s/>1.00 <text:s/>0.00 <text:s text:c="10"/>H <text:s/></text:p>
      <text:p text:style-name="P1">ATOM <text:s text:c="3"/>299 1HD <text:s/>TYR <text:s text:c="3"/>21 <text:s text:c="5"/>16.578 <text:s text:c="2"/>8.938 -23.677 <text:s/>1.00 <text:s/>0.00 <text:s text:c="10"/>H <text:s/></text:p>
      <text:p text:style-name="P1">ATOM <text:s text:c="3"/>300 2HD <text:s/>TYR <text:s text:c="3"/>21 <text:s text:c="5"/>12.725 <text:s text:c="2"/>7.407 -22.540 <text:s/>1.00 <text:s/>0.00 <text:s text:c="10"/>H <text:s/></text:p>
      <text:p text:style-name="P1">ATOM <text:s text:c="3"/>301 1HE <text:s/>TYR <text:s text:c="3"/>21 <text:s text:c="5"/>17.654 <text:s text:c="2"/>6.977 -22.631 <text:s/>1.00 <text:s/>0.00 <text:s text:c="10"/>H <text:s/></text:p>
      <text:p text:style-name="P1">ATOM <text:s text:c="3"/>302 2HE <text:s/>TYR <text:s text:c="3"/>21 <text:s text:c="5"/>13.807 <text:s text:c="2"/>5.457 -21.508 <text:s/>1.00 <text:s/>0.00 <text:s text:c="10"/>H <text:s/></text:p>
      <text:p text:style-name="P1">ATOM <text:s text:c="3"/>303 <text:s/>HH <text:s/>TYR <text:s text:c="3"/>21 <text:s text:c="5"/>15.725 <text:s text:c="2"/>4.446 -21.059 <text:s/>1.00 <text:s/>0.00 <text:s text:c="10"/>H <text:s/></text:p>
      <text:p text:style-name="P1">ATOM <text:s text:c="3"/>304 <text:s/>N <text:s text:c="2"/>MET <text:s text:c="3"/>22 <text:s text:c="5"/>11.811 <text:s/>11.930 -23.982 <text:s/>1.00 <text:s/>0.00 <text:s text:c="10"/>N <text:s/></text:p>
      <text:p text:style-name="P1">ATOM <text:s text:c="3"/>305 <text:s/>CA <text:s/>MET <text:s text:c="3"/>22 <text:s text:c="5"/>11.493 <text:s/>13.077 -24.828 <text:s/>1.00 <text:s/>0.00 <text:s text:c="10"/>C <text:s/></text:p>
      <text:p text:style-name="P1">ATOM <text:s text:c="3"/>306 <text:s/>C <text:s text:c="2"/>MET <text:s text:c="3"/>22 <text:s text:c="5"/>12.020 <text:s/>14.357 -24.225 <text:s/>1.00 <text:s/>0.00 <text:s text:c="10"/>C <text:s/></text:p>
      <text:p text:style-name="P1">ATOM <text:s text:c="3"/>307 <text:s/>O <text:s text:c="2"/>MET <text:s text:c="3"/>22 <text:s text:c="5"/>12.649 <text:s/>15.189 -24.897 <text:s/>1.00 <text:s/>0.00 <text:s text:c="10"/>O <text:s/></text:p>
      <text:p text:style-name="P1">ATOM <text:s text:c="3"/>308 <text:s/>CB <text:s/>MET <text:s text:c="3"/>22 <text:s text:c="6"/>9.958 <text:s/>13.159 -25.049 <text:s/>1.00 <text:s/>0.00 <text:s text:c="10"/>C <text:s/></text:p>
      <text:p text:style-name="P1">ATOM <text:s text:c="3"/>309 <text:s/>CG <text:s/>MET <text:s text:c="3"/>22 <text:s text:c="6"/>9.318 <text:s/>11.964 -25.788 <text:s/>1.00 <text:s/>0.00 <text:s text:c="10"/>C <text:s/></text:p>
      <text:p text:style-name="P1">ATOM <text:s text:c="3"/>310 <text:s/>SD <text:s/>MET <text:s text:c="3"/>22 <text:s text:c="6"/>7.612 <text:s/>12.352 -26.213 <text:s/>1.00 <text:s/>0.00 <text:s text:c="10"/>S <text:s/></text:p>
      <text:p text:style-name="P1">ATOM <text:s text:c="3"/>311 <text:s/>CE <text:s/>MET <text:s text:c="3"/>22 <text:s text:c="6"/>7.069 <text:s/>10.699 -26.666 <text:s/>1.00 <text:s/>0.00 <text:s text:c="10"/>C <text:s/></text:p>
      <text:p text:style-name="P1">ATOM <text:s text:c="3"/>312 <text:s/>H <text:s text:c="2"/>MET <text:s text:c="3"/>22 <text:s text:c="5"/>11.399 <text:s/>11.820 -22.990 <text:s/>1.00 <text:s/>0.00 <text:s text:c="10"/>H <text:s/></text:p>
      <text:p text:style-name="P1">ATOM <text:s text:c="3"/>313 <text:s/>HA <text:s/>MET <text:s text:c="3"/>22 <text:s text:c="5"/>11.997 <text:s/>12.946 -25.804 <text:s/>1.00 <text:s/>0.00 <text:s text:c="10"/>H <text:s/></text:p>
      <text:p text:style-name="P1">ATOM <text:s text:c="3"/>314 2HB <text:s/>MET <text:s text:c="3"/>22 <text:s text:c="6"/>9.719 <text:s/>14.076 -25.623 <text:s/>1.00 <text:s/>0.00 <text:s text:c="10"/>H <text:s/></text:p>
      <text:p text:style-name="P1">ATOM <text:s text:c="3"/>315 3HB <text:s/>MET <text:s text:c="3"/>22 <text:s text:c="6"/>9.444 <text:s/>13.292 -24.076 <text:s/>1.00 <text:s/>0.00 <text:s text:c="10"/>H <text:s/></text:p>
      <text:p text:style-name="P1">ATOM <text:s text:c="3"/>316 2HG <text:s/>MET <text:s text:c="3"/>22 <text:s text:c="6"/>9.339 <text:s/>11.065 -25.144 <text:s/>1.00 <text:s/>0.00 <text:s text:c="10"/>H <text:s/></text:p>
      <text:p text:style-name="P1">ATOM <text:s text:c="3"/>317 3HG <text:s/>MET <text:s text:c="3"/>22 <text:s text:c="6"/>9.875 <text:s/>11.709 -26.708 <text:s/>1.00 <text:s/>0.00 <text:s text:c="10"/>H <text:s/></text:p>
      <text:p text:style-name="P1">ATOM <text:s text:c="3"/>318 1HE <text:s/>MET <text:s text:c="3"/>22 <text:s text:c="6"/>7.710 <text:s/>10.274 -27.460 <text:s/>1.00 <text:s/>0.00 <text:s text:c="10"/>H <text:s/></text:p>
      <text:p text:style-name="P1">ATOM <text:s text:c="3"/>319 2HE <text:s/>MET <text:s text:c="3"/>22 <text:s text:c="6"/>7.109 <text:s/>10.027 -25.790 <text:s/>1.00 <text:s/>0.00 <text:s text:c="10"/>H <text:s/></text:p>
      <text:p text:style-name="P1">ATOM <text:s text:c="3"/>320 3HE <text:s/>MET <text:s text:c="3"/>22 <text:s text:c="6"/>6.029 <text:s/>10.721 -27.035 <text:s/>1.00 <text:s/>0.00 <text:s text:c="10"/>H <text:s/></text:p>
      <text:p text:style-name="P1">ATOM <text:s text:c="3"/>321 <text:s/>N <text:s text:c="2"/>LEU <text:s text:c="3"/>23 <text:s text:c="5"/>11.781 <text:s/>14.626 -22.800 <text:s/>1.00 <text:s/>0.00 <text:s text:c="10"/>N <text:s/></text:p>
      <text:p text:style-name="P1">ATOM <text:s text:c="3"/>322 <text:s/>CA <text:s/>LEU <text:s text:c="3"/>23 <text:s text:c="5"/>12.401 <text:s/>15.917 -22.517 <text:s/>1.00 <text:s/>0.00 <text:s text:c="10"/>C <text:s/></text:p>
      <text:p text:style-name="P1">ATOM <text:s text:c="3"/>323 <text:s/>C <text:s text:c="2"/>LEU <text:s text:c="3"/>23 <text:s text:c="5"/>13.868 <text:s/>15.902 -22.873 <text:s/>1.00 <text:s/>0.00 <text:s text:c="10"/>C <text:s/></text:p>
      <text:p text:style-name="P1">ATOM <text:s text:c="3"/>324 <text:s/>O <text:s text:c="2"/>LEU <text:s text:c="3"/>23 <text:s text:c="5"/>14.396 <text:s/>16.814 -23.526 <text:s/>1.00 <text:s/>0.00 <text:s text:c="10"/>O <text:s/></text:p>
      <text:p text:style-name="P1">ATOM <text:s text:c="3"/>325 <text:s/>CB <text:s/>LEU <text:s text:c="3"/>23 <text:s text:c="5"/>12.194 <text:s/>16.308 -21.026 <text:s/>1.00 <text:s/>0.00 <text:s text:c="10"/>C <text:s/></text:p>
      <text:p text:style-name="P1">ATOM <text:s text:c="3"/>326 <text:s/>CG <text:s/>LEU <text:s text:c="3"/>23 <text:s text:c="5"/>10.740 <text:s/>16.406 -20.491 <text:s/>1.00 <text:s/>0.00 <text:s text:c="10"/>C <text:s/></text:p>
      <text:p text:style-name="P1">ATOM <text:s text:c="3"/>327 <text:s/>CD1 LEU <text:s text:c="3"/>23 <text:s text:c="5"/>10.744 <text:s/>16.909 -19.041 <text:s/>1.00 <text:s/>0.00 <text:s text:c="10"/>C <text:s/></text:p>
      <text:p text:style-name="P1">ATOM <text:s text:c="3"/>328 <text:s/>CD2 LEU <text:s text:c="3"/>23 <text:s text:c="6"/>9.850 <text:s/>17.317 -21.353 <text:s/>1.00 <text:s/>0.00 <text:s text:c="10"/>C <text:s/></text:p>
      <text:p text:style-name="P1">ATOM <text:s text:c="3"/>329 <text:s/>H <text:s text:c="2"/>LEU <text:s text:c="3"/>23 <text:s text:c="5"/>12.049 <text:s/>13.773 -22.298 <text:s/>1.00 <text:s/>0.00 <text:s text:c="10"/>H <text:s/></text:p>
      <text:p text:style-name="P1">ATOM <text:s text:c="3"/>330 <text:s/>HA <text:s/>LEU <text:s text:c="3"/>23 <text:s text:c="5"/>11.933 <text:s/>16.679 -23.167 <text:s/>1.00 <text:s/>0.00 <text:s text:c="10"/>H <text:s/></text:p>
      <text:p text:style-name="P1">ATOM <text:s text:c="3"/>331 2HB <text:s/>LEU <text:s text:c="3"/>23 <text:s text:c="5"/>12.697 <text:s/>17.278 -20.845 <text:s/>1.00 <text:s/>0.00 <text:s text:c="10"/>H <text:s/></text:p>
      <text:p text:style-name="P1">ATOM <text:s text:c="3"/>332 3HB <text:s/>LEU <text:s text:c="3"/>23 <text:s text:c="5"/>12.747 <text:s/>15.587 -20.391 <text:s/>1.00 <text:s/>0.00 <text:s text:c="10"/>H <text:s/></text:p>
      <text:p text:style-name="P1">ATOM <text:s text:c="3"/>333 <text:s/>HG <text:s/>LEU <text:s text:c="3"/>23 <text:s text:c="5"/>10.301 <text:s/>15.386 -20.497 <text:s/>1.00 <text:s/>0.00 <text:s text:c="10"/>H <text:s/></text:p>
      <text:p text:style-name="P1">ATOM <text:s text:c="3"/>334 1HD1 LEU <text:s text:c="3"/>23 <text:s text:c="5"/>11.341 <text:s/>16.252 -18.379 <text:s/>1.00 <text:s/>0.00 <text:s text:c="10"/>H <text:s/></text:p>
      <text:p text:style-name="P1">ATOM <text:s text:c="3"/>335 2HD1 LEU <text:s text:c="3"/>23 <text:s text:c="5"/>11.162 <text:s/>17.929 -18.952 <text:s/>1.00 <text:s/>0.00 <text:s text:c="10"/>H <text:s/></text:p>
      <text:p text:style-name="P1">ATOM <text:s text:c="3"/>336 3HD1 LEU <text:s text:c="3"/>23 <text:s text:c="6"/>9.723 <text:s/>16.937 -18.617 <text:s/>1.00 <text:s/>0.00 <text:s text:c="10"/>H <text:s/></text:p>
      <text:p text:style-name="P1">ATOM <text:s text:c="3"/>337 1HD2 LEU <text:s text:c="3"/>23 <text:s text:c="5"/>10.268 <text:s/>18.335 -21.457 <text:s/>1.00 <text:s/>0.00 <text:s text:c="10"/>H <text:s/></text:p>
      <text:p text:style-name="P1">ATOM <text:s text:c="3"/>338 2HD2 LEU <text:s text:c="3"/>23 <text:s text:c="6"/>9.725 <text:s/>16.907 -22.373 <text:s/>1.00 <text:s/>0.00 <text:s text:c="10"/>H <text:s/></text:p>
      <text:p text:style-name="P1">ATOM <text:s text:c="3"/>339 3HD2 LEU <text:s text:c="3"/>23 <text:s text:c="6"/>8.830 <text:s/>17.413 -20.936 <text:s/>1.00 <text:s/>0.00 <text:s text:c="10"/>H <text:s/></text:p>
      <text:p text:style-name="P1">ATOM <text:s text:c="3"/>340 <text:s/>N <text:s text:c="2"/>SER <text:s text:c="3"/>24 <text:s text:c="5"/>14.696 <text:s/>14.771 -22.431 <text:s/>1.00 <text:s/>0.00 <text:s text:c="10"/>N <text:s/></text:p>
      <text:p text:style-name="P1">ATOM <text:s text:c="3"/>341 <text:s/>CA <text:s/>SER <text:s text:c="3"/>24 <text:s text:c="5"/>16.046 <text:s/>15.037 -22.918 <text:s/>1.00 <text:s/>0.00 <text:s text:c="10"/>C <text:s/></text:p>
      <text:p text:style-name="P1">ATOM <text:s text:c="3"/>342 <text:s/>C <text:s text:c="2"/>SER <text:s text:c="3"/>24 <text:s text:c="5"/>16.054 <text:s/>15.218 -24.418 <text:s/>1.00 <text:s/>0.00 <text:s text:c="10"/>C <text:s/></text:p>
      <text:p text:style-name="P1">ATOM <text:s text:c="3"/>343 <text:s/>O <text:s text:c="2"/>SER <text:s text:c="3"/>24 <text:s text:c="5"/>16.646 <text:s/>16.152 -24.959 <text:s/>1.00 <text:s/>0.00 <text:s text:c="10"/>O <text:s/></text:p>
      <text:p text:style-name="P1">ATOM <text:s text:c="3"/>344 <text:s/>CB <text:s/>SER <text:s text:c="3"/>24 <text:s text:c="5"/>17.023 <text:s/>13.919 -22.474 <text:s/>1.00 <text:s/>0.00 <text:s text:c="10"/>C <text:s/></text:p>
      <text:p text:style-name="P1">ATOM <text:s text:c="3"/>345 <text:s/>OG <text:s/>SER <text:s text:c="3"/>24 <text:s text:c="5"/>16.778 <text:s/>12.672 -23.132 <text:s/>1.00 <text:s/>0.00 <text:s text:c="10"/>O <text:s/></text:p>
      <text:p text:style-name="P1">ATOM <text:s text:c="3"/>346 <text:s/>H <text:s text:c="2"/>SER <text:s text:c="3"/>24 <text:s text:c="5"/>14.155 <text:s/>13.876 -22.701 <text:s/>1.00 <text:s/>0.00 <text:s text:c="10"/>H <text:s/></text:p>
      <text:p text:style-name="P1">ATOM <text:s text:c="3"/>347 <text:s/>HA <text:s/>SER <text:s text:c="3"/>24 <text:s text:c="5"/>16.385 <text:s/>15.993 -22.479 <text:s/>1.00 <text:s/>0.00 <text:s text:c="10"/>H <text:s/></text:p>
      <text:p text:style-name="P1">ATOM <text:s text:c="3"/>348 2HB <text:s/>SER <text:s text:c="3"/>24 <text:s text:c="5"/>16.991 <text:s/>13.772 -21.378 <text:s/>1.00 <text:s/>0.00 <text:s text:c="10"/>H <text:s/></text:p>
      <text:p text:style-name="P1">ATOM <text:s text:c="3"/>349 3HB <text:s/>SER <text:s text:c="3"/>24 <text:s text:c="5"/>18.065 <text:s/>14.228 -22.690 <text:s/>1.00 <text:s/>0.00 <text:s text:c="10"/>H <text:s/></text:p>
      <text:p text:style-name="P1">ATOM <text:s text:c="3"/>350 <text:s/>HG <text:s/>SER <text:s text:c="3"/>24 <text:s text:c="5"/>15.899 <text:s/>12.381 -22.877 <text:s/>1.00 <text:s/>0.00 <text:s text:c="10"/>H <text:s/></text:p>
      <text:p text:style-name="P1">ATOM <text:s text:c="3"/>351 <text:s/>N <text:s text:c="2"/>GLU <text:s text:c="3"/>25 <text:s text:c="5"/>15.332 <text:s/>14.250 -25.257 <text:s/>1.00 <text:s/>0.00 <text:s text:c="10"/>N <text:s/></text:p>
      <text:p text:style-name="P1">ATOM <text:s text:c="3"/>352 <text:s/>CA <text:s/>GLU <text:s text:c="3"/>25 <text:s text:c="5"/>15.521 <text:s/>14.684 -26.638 <text:s/>1.00 <text:s/>0.00 <text:s text:c="10"/>C <text:s/></text:p>
      <text:p text:style-name="P1">ATOM <text:s text:c="3"/>353 <text:s/>C <text:s text:c="2"/>GLU <text:s text:c="3"/>25 <text:s text:c="5"/>15.036 <text:s/>16.100 -26.831 <text:s/>1.00 <text:s/>0.00 <text:s text:c="10"/>C <text:s/></text:p>
      <text:p text:style-name="P1"><text:soft-page-break/>ATOM <text:s text:c="3"/>354 <text:s/>O <text:s text:c="2"/>GLU <text:s text:c="3"/>25 <text:s text:c="5"/>15.712 <text:s/>16.951 -27.427 <text:s/>1.00 <text:s/>0.00 <text:s text:c="10"/>O <text:s/></text:p>
      <text:p text:style-name="P1">ATOM <text:s text:c="3"/>355 <text:s/>CB <text:s/>GLU <text:s text:c="3"/>25 <text:s text:c="5"/>14.771 <text:s/>13.717 -27.599 <text:s/>1.00 <text:s/>0.00 <text:s text:c="10"/>C <text:s/></text:p>
      <text:p text:style-name="P1">ATOM <text:s text:c="3"/>356 <text:s/>CG <text:s/>GLU <text:s text:c="3"/>25 <text:s text:c="5"/>14.922 <text:s/>14.026 -29.124 <text:s/>1.00 <text:s/>0.00 <text:s text:c="10"/>C <text:s/></text:p>
      <text:p text:style-name="P1">ATOM <text:s text:c="3"/>357 <text:s/>CD <text:s/>GLU <text:s text:c="3"/>25 <text:s text:c="5"/>14.166 <text:s/>13.158 -30.114 <text:s/>1.00 <text:s/>0.00 <text:s text:c="10"/>C <text:s/></text:p>
      <text:p text:style-name="P1">ATOM <text:s text:c="3"/>358 <text:s/>OE1 GLU <text:s text:c="3"/>25 <text:s text:c="5"/>13.461 <text:s/>12.208 -29.724 <text:s/>1.00 <text:s/>0.00 <text:s text:c="10"/>O <text:s/></text:p>
      <text:p text:style-name="P1">ATOM <text:s text:c="3"/>359 <text:s/>OE2 GLU <text:s text:c="3"/>25 <text:s text:c="5"/>14.281 <text:s/>13.459 -31.320 <text:s/>1.00 <text:s/>0.00 <text:s text:c="10"/>O1-</text:p>
      <text:p text:style-name="P1">ATOM <text:s text:c="3"/>360 <text:s/>H <text:s text:c="2"/>GLU <text:s text:c="3"/>25 <text:s text:c="5"/>14.351 <text:s/>14.142 -24.820 <text:s/>1.00 <text:s/>0.00 <text:s text:c="10"/>H <text:s/></text:p>
      <text:p text:style-name="P1">ATOM <text:s text:c="3"/>361 <text:s/>HA <text:s/>GLU <text:s text:c="3"/>25 <text:s text:c="5"/>16.600 <text:s/>14.660 -26.872 <text:s/>1.00 <text:s/>0.00 <text:s text:c="10"/>H <text:s/></text:p>
      <text:p text:style-name="P1">ATOM <text:s text:c="3"/>362 2HB <text:s/>GLU <text:s text:c="3"/>25 <text:s text:c="5"/>13.691 <text:s/>13.704 -27.349 <text:s/>1.00 <text:s/>0.00 <text:s text:c="10"/>H <text:s/></text:p>
      <text:p text:style-name="P1">ATOM <text:s text:c="3"/>363 3HB <text:s/>GLU <text:s text:c="3"/>25 <text:s text:c="5"/>15.105 <text:s/>12.676 -27.423 <text:s/>1.00 <text:s/>0.00 <text:s text:c="10"/>H <text:s/></text:p>
      <text:p text:style-name="P1">ATOM <text:s text:c="3"/>364 2HG <text:s/>GLU <text:s text:c="3"/>25 <text:s text:c="5"/>15.979 <text:s/>13.999 -29.434 <text:s/>1.00 <text:s/>0.00 <text:s text:c="10"/>H <text:s/></text:p>
      <text:p text:style-name="P1">ATOM <text:s text:c="3"/>365 3HG <text:s/>GLU <text:s text:c="3"/>25 <text:s text:c="5"/>14.568 <text:s/>15.042 -29.363 <text:s/>1.00 <text:s/>0.00 <text:s text:c="10"/>H <text:s/></text:p>
      <text:p text:style-name="P1">ATOM <text:s text:c="3"/>366 <text:s/>N <text:s text:c="2"/>CYS <text:s text:c="3"/>26 <text:s text:c="5"/>13.721 <text:s/>16.482 -26.294 <text:s/>1.00 <text:s/>0.00 <text:s text:c="10"/>N <text:s/></text:p>
      <text:p text:style-name="P1">ATOM <text:s text:c="3"/>367 <text:s/>CA <text:s/>CYS <text:s text:c="3"/>26 <text:s text:c="5"/>13.534 <text:s/>17.891 -26.632 <text:s/>1.00 <text:s/>0.00 <text:s text:c="10"/>C <text:s/></text:p>
      <text:p text:style-name="P1">ATOM <text:s text:c="3"/>368 <text:s/>C <text:s text:c="2"/>CYS <text:s text:c="3"/>26 <text:s text:c="5"/>14.660 <text:s/>18.734 -26.080 <text:s/>1.00 <text:s/>0.00 <text:s text:c="10"/>C <text:s/></text:p>
      <text:p text:style-name="P1">ATOM <text:s text:c="3"/>369 <text:s/>O <text:s text:c="2"/>CYS <text:s text:c="3"/>26 <text:s text:c="5"/>15.242 <text:s/>19.584 -26.768 <text:s/>1.00 <text:s/>0.00 <text:s text:c="10"/>O <text:s/></text:p>
      <text:p text:style-name="P1">ATOM <text:s text:c="3"/>370 <text:s/>CB <text:s/>CYS <text:s text:c="3"/>26 <text:s text:c="5"/>12.154 <text:s/>18.339 -26.115 <text:s/>1.00 <text:s/>0.00 <text:s text:c="10"/>C <text:s/></text:p>
      <text:p text:style-name="P1">ATOM <text:s text:c="3"/>371 <text:s/>SG <text:s/>CYS <text:s text:c="3"/>26 <text:s text:c="5"/>11.783 <text:s/>20.023 -26.659 <text:s/>1.00 <text:s/>0.00 <text:s text:c="10"/>S <text:s/></text:p>
      <text:p text:style-name="P1">ATOM <text:s text:c="3"/>372 <text:s/>H <text:s text:c="2"/>CYS <text:s text:c="3"/>26 <text:s text:c="5"/>13.697 <text:s/>16.132 -25.273 <text:s/>1.00 <text:s/>0.00 <text:s text:c="10"/>H <text:s/></text:p>
      <text:p text:style-name="P1">ATOM <text:s text:c="3"/>373 <text:s/>HA <text:s/>CYS <text:s text:c="3"/>26 <text:s text:c="5"/>13.560 <text:s/>17.989 -27.733 <text:s/>1.00 <text:s/>0.00 <text:s text:c="10"/>H <text:s/></text:p>
      <text:p text:style-name="P1">ATOM <text:s text:c="3"/>374 2HB <text:s/>CYS <text:s text:c="3"/>26 <text:s text:c="5"/>12.099 <text:s/>18.291 -25.008 <text:s/>1.00 <text:s/>0.00 <text:s text:c="10"/>H <text:s/></text:p>
      <text:p text:style-name="P1">ATOM <text:s text:c="3"/>375 3HB <text:s/>CYS <text:s text:c="3"/>26 <text:s text:c="5"/>11.352 <text:s/>17.678 -26.489 <text:s/>1.00 <text:s/>0.00 <text:s text:c="10"/>H <text:s/></text:p>
      <text:p text:style-name="P1">ATOM <text:s text:c="3"/>376 <text:s/>HG <text:s/>CYS <text:s text:c="3"/>26 <text:s text:c="5"/>11.989 <text:s/>20.618 -25.486 <text:s/>1.00 <text:s/>0.00 <text:s text:c="10"/>H <text:s/></text:p>
      <text:p text:style-name="P1">ATOM <text:s text:c="3"/>377 <text:s/>N <text:s text:c="2"/>GLU <text:s text:c="3"/>27 <text:s text:c="5"/>15.076 <text:s/>18.540 -24.684 <text:s/>1.00 <text:s/>0.00 <text:s text:c="10"/>N <text:s/></text:p>
      <text:p text:style-name="P1">ATOM <text:s text:c="3"/>378 <text:s/>CA <text:s/>GLU <text:s text:c="3"/>27 <text:s text:c="5"/>16.166 <text:s/>19.483 -24.447 <text:s/>1.00 <text:s/>0.00 <text:s text:c="10"/>C <text:s/></text:p>
      <text:p text:style-name="P1">ATOM <text:s text:c="3"/>379 <text:s/>C <text:s text:c="2"/>GLU <text:s text:c="3"/>27 <text:s text:c="5"/>17.292 <text:s/>19.266 -25.429 <text:s/>1.00 <text:s/>0.00 <text:s text:c="10"/>C <text:s/></text:p>
      <text:p text:style-name="P1">ATOM <text:s text:c="3"/>380 <text:s/>O <text:s text:c="2"/>GLU <text:s text:c="3"/>27 <text:s text:c="5"/>17.823 <text:s/>20.206 -26.037 <text:s/>1.00 <text:s/>0.00 <text:s text:c="10"/>O <text:s/></text:p>
      <text:p text:style-name="P1">ATOM <text:s text:c="3"/>381 <text:s/>CB <text:s/>GLU <text:s text:c="3"/>27 <text:s text:c="5"/>16.681 <text:s/>19.333 -22.987 <text:s/>1.00 <text:s/>0.00 <text:s text:c="10"/>C <text:s/></text:p>
      <text:p text:style-name="P1">ATOM <text:s text:c="3"/>382 <text:s/>CG <text:s/>GLU <text:s text:c="3"/>27 <text:s text:c="5"/>17.821 <text:s/>20.316 -22.566 <text:s/>1.00 <text:s/>0.00 <text:s text:c="10"/>C <text:s/></text:p>
      <text:p text:style-name="P1">ATOM <text:s text:c="3"/>383 <text:s/>CD <text:s/>GLU <text:s text:c="3"/>27 <text:s text:c="5"/>18.412 <text:s/>20.183 -21.175 <text:s/>1.00 <text:s/>0.00 <text:s text:c="10"/>C <text:s/></text:p>
      <text:p text:style-name="P1">ATOM <text:s text:c="3"/>384 <text:s/>OE1 GLU <text:s text:c="3"/>27 <text:s text:c="5"/>17.985 <text:s/>19.326 -20.377 <text:s/>1.00 <text:s/>0.00 <text:s text:c="10"/>O <text:s/></text:p>
      <text:p text:style-name="P1">ATOM <text:s text:c="3"/>385 <text:s/>OE2 GLU <text:s text:c="3"/>27 <text:s text:c="5"/>19.346 <text:s/>20.961 -20.889 <text:s/>1.00 <text:s/>0.00 <text:s text:c="10"/>O1-</text:p>
      <text:p text:style-name="P1">ATOM <text:s text:c="3"/>386 <text:s/>H <text:s text:c="2"/>GLU <text:s text:c="3"/>27 <text:s text:c="5"/>15.201 <text:s/>17.476 -24.550 <text:s/>1.00 <text:s/>0.00 <text:s text:c="10"/>H <text:s/></text:p>
      <text:p text:style-name="P1">ATOM <text:s text:c="3"/>387 <text:s/>HA <text:s/>GLU <text:s text:c="3"/>27 <text:s text:c="5"/>15.783 <text:s/>20.509 -24.591 <text:s/>1.00 <text:s/>0.00 <text:s text:c="10"/>H <text:s/></text:p>
      <text:p text:style-name="P1">ATOM <text:s text:c="3"/>388 2HB <text:s/>GLU <text:s text:c="3"/>27 <text:s text:c="5"/>17.034 <text:s/>18.295 -22.819 <text:s/>1.00 <text:s/>0.00 <text:s text:c="10"/>H <text:s/></text:p>
      <text:p text:style-name="P1">ATOM <text:s text:c="3"/>389 3HB <text:s/>GLU <text:s text:c="3"/>27 <text:s text:c="5"/>15.842 <text:s/>19.454 -22.276 <text:s/>1.00 <text:s/>0.00 <text:s text:c="10"/>H <text:s/></text:p>
      <text:p text:style-name="P1">ATOM <text:s text:c="3"/>390 2HG <text:s/>GLU <text:s text:c="3"/>27 <text:s text:c="5"/>17.500 <text:s/>21.366 -22.666 <text:s/>1.00 <text:s/>0.00 <text:s text:c="10"/>H <text:s/></text:p>
      <text:p text:style-name="P1">ATOM <text:s text:c="3"/>391 3HG <text:s/>GLU <text:s text:c="3"/>27 <text:s text:c="5"/>18.702 <text:s/>20.211 -23.221 <text:s/>1.00 <text:s/>0.00 <text:s text:c="10"/>H <text:s/></text:p>
      <text:p text:style-name="P1">ATOM <text:s text:c="3"/>392 <text:s/>N <text:s text:c="2"/>ASN <text:s text:c="3"/>28 <text:s text:c="5"/>17.773 <text:s/>17.898 -25.670 <text:s/>1.00 <text:s/>0.00 <text:s text:c="10"/>N <text:s/></text:p>
      <text:p text:style-name="P1">ATOM <text:s text:c="3"/>393 <text:s/>CA <text:s/>ASN <text:s text:c="3"/>28 <text:s text:c="5"/>18.847 <text:s/>18.010 -26.652 <text:s/>1.00 <text:s/>0.00 <text:s text:c="10"/>C <text:s/></text:p>
      <text:p text:style-name="P1">ATOM <text:s text:c="3"/>394 <text:s/>C <text:s text:c="2"/>ASN <text:s text:c="3"/>28 <text:s text:c="5"/>18.362 <text:s/>18.691 -27.910 <text:s/>1.00 <text:s/>0.00 <text:s text:c="10"/>C <text:s/></text:p>
      <text:p text:style-name="P1">ATOM <text:s text:c="3"/>395 <text:s/>O <text:s text:c="2"/>ASN <text:s text:c="3"/>28 <text:s text:c="5"/>18.996 <text:s/>19.598 -28.447 <text:s/>1.00 <text:s/>0.00 <text:s text:c="10"/>O <text:s/></text:p>
      <text:p text:style-name="P1">ATOM <text:s text:c="3"/>396 <text:s/>CB <text:s/>ASN <text:s text:c="3"/>28 <text:s text:c="5"/>19.406 <text:s/>16.593 -26.973 <text:s/>1.00 <text:s/>0.00 <text:s text:c="10"/>C <text:s/></text:p>
      <text:p text:style-name="P1">ATOM <text:s text:c="3"/>397 <text:s/>CG <text:s/>ASN <text:s text:c="3"/>28 <text:s text:c="5"/>19.933 <text:s/>15.771 -25.793 <text:s/>1.00 <text:s/>0.00 <text:s text:c="10"/>C <text:s/></text:p>
      <text:p text:style-name="P1">ATOM <text:s text:c="3"/>398 <text:s/>ND2 ASN <text:s text:c="3"/>28 <text:s text:c="5"/>21.117 <text:s/>16.044 -25.313 <text:s/>1.00 <text:s/>0.00 <text:s text:c="10"/>N <text:s/></text:p>
      <text:p text:style-name="P1">ATOM <text:s text:c="3"/>399 <text:s/>OD1 ASN <text:s text:c="3"/>28 <text:s text:c="5"/>19.274 <text:s/>14.884 -25.271 <text:s/>1.00 <text:s/>0.00 <text:s text:c="10"/>O <text:s/></text:p>
      <text:p text:style-name="P1">ATOM <text:s text:c="3"/>400 <text:s/>H <text:s text:c="2"/>ASN <text:s text:c="3"/>28 <text:s text:c="5"/>16.894 <text:s/>17.295 -25.849 <text:s/>1.00 <text:s/>0.00 <text:s text:c="10"/>H <text:s/></text:p>
      <text:p text:style-name="P1">ATOM <text:s text:c="3"/>401 <text:s/>HA <text:s/>ASN <text:s text:c="3"/>28 <text:s text:c="5"/>19.647 <text:s/>18.642 -26.225 <text:s/>1.00 <text:s/>0.00 <text:s text:c="10"/>H <text:s/></text:p>
      <text:p text:style-name="P1">ATOM <text:s text:c="3"/>402 2HB <text:s/>ASN <text:s text:c="3"/>28 <text:s text:c="5"/>20.206 <text:s/>16.658 -27.734 <text:s/>1.00 <text:s/>0.00 <text:s text:c="10"/>H <text:s/></text:p>
      <text:p text:style-name="P1">ATOM <text:s text:c="3"/>403 3HB <text:s/>ASN <text:s text:c="3"/>28 <text:s text:c="5"/>18.616 <text:s/>15.985 -27.458 <text:s/>1.00 <text:s/>0.00 <text:s text:c="10"/>H <text:s/></text:p>
      <text:p text:style-name="P1">ATOM <text:s text:c="3"/>404 1HD2 ASN <text:s text:c="3"/>28 <text:s text:c="5"/>21.307 <text:s/>15.546 -24.439 <text:s/>1.00 <text:s/>0.00 <text:s text:c="10"/>H <text:s/></text:p>
      <text:p text:style-name="P1">ATOM <text:s text:c="3"/>405 2HD2 ASN <text:s text:c="3"/>28 <text:s text:c="5"/>21.602 <text:s/>16.847 -25.711 <text:s/>1.00 <text:s/>0.00 <text:s text:c="10"/>H <text:s/></text:p>
      <text:p text:style-name="P1">ATOM <text:s text:c="3"/>406 <text:s/>N <text:s text:c="2"/>CYS <text:s text:c="3"/>29 <text:s text:c="5"/>17.092 <text:s/>18.257 -28.510 <text:s/>1.00 <text:s/>0.00 <text:s text:c="10"/>N <text:s/></text:p>
      <text:p text:style-name="P1">ATOM <text:s text:c="3"/>407 <text:s/>CA <text:s/>CYS <text:s text:c="3"/>29 <text:s text:c="5"/>16.894 <text:s/>19.088 -29.695 <text:s/>1.00 <text:s/>0.00 <text:s text:c="10"/>C <text:s/></text:p>
      <text:p text:style-name="P1">ATOM <text:s text:c="3"/>408 <text:s/>C <text:s text:c="2"/>CYS <text:s text:c="3"/>29 <text:s text:c="5"/>16.900 <text:s/>20.554 -29.334 <text:s/>1.00 <text:s/>0.00 <text:s text:c="10"/>C <text:s/></text:p>
      <text:p text:style-name="P1">ATOM <text:s text:c="3"/>409 <text:s/>O <text:s text:c="2"/>CYS <text:s text:c="3"/>29 <text:s text:c="5"/>17.557 <text:s/>21.386 -29.976 <text:s/>1.00 <text:s/>0.00 <text:s text:c="10"/>O <text:s/></text:p>
      <text:p text:style-name="P1">ATOM <text:s text:c="3"/>410 <text:s/>CB <text:s/>CYS <text:s text:c="3"/>29 <text:s text:c="5"/>15.584 <text:s/>18.655 -30.383 <text:s/>1.00 <text:s/>0.00 <text:s text:c="10"/>C <text:s/></text:p>
      <text:p text:style-name="P1">ATOM <text:s text:c="3"/>411 <text:s/>SG <text:s/>CYS <text:s text:c="3"/>29 <text:s text:c="5"/>15.371 <text:s/>19.522 -31.954 <text:s/>1.00 <text:s/>0.00 <text:s text:c="10"/>S <text:s/></text:p>
      <text:p text:style-name="P1">ATOM <text:s text:c="3"/>412 <text:s/>H <text:s text:c="2"/>CYS <text:s text:c="3"/>29 <text:s text:c="5"/>16.371 <text:s/>18.226 -27.706 <text:s/>1.00 <text:s/>0.00 <text:s text:c="10"/>H <text:s/></text:p>
      <text:p text:style-name="P1"><text:soft-page-break/>ATOM <text:s text:c="3"/>413 <text:s/>HA <text:s/>CYS <text:s text:c="3"/>29 <text:s text:c="5"/>17.740 <text:s/>18.916 -30.385 <text:s/>1.00 <text:s/>0.00 <text:s text:c="10"/>H <text:s/></text:p>
      <text:p text:style-name="P1">ATOM <text:s text:c="3"/>414 2HB <text:s/>CYS <text:s text:c="3"/>29 <text:s text:c="5"/>14.704 <text:s/>18.847 -29.736 <text:s/>1.00 <text:s/>0.00 <text:s text:c="10"/>H <text:s/></text:p>
      <text:p text:style-name="P1">ATOM <text:s text:c="3"/>415 3HB <text:s/>CYS <text:s text:c="3"/>29 <text:s text:c="5"/>15.581 <text:s/>17.571 -30.590 <text:s/>1.00 <text:s/>0.00 <text:s text:c="10"/>H <text:s/></text:p>
      <text:p text:style-name="P1">ATOM <text:s text:c="3"/>416 <text:s/>HG <text:s/>CYS <text:s text:c="3"/>29 <text:s text:c="5"/>14.427 <text:s/>20.366 -31.545 <text:s/>1.00 <text:s/>0.00 <text:s text:c="10"/>H <text:s/></text:p>
      <text:p text:style-name="P1">ATOM <text:s text:c="3"/>417 <text:s/>N <text:s text:c="2"/>ILE <text:s text:c="3"/>30 <text:s text:c="5"/>16.101 <text:s/>21.009 -28.187 <text:s/>1.00 <text:s/>0.00 <text:s text:c="10"/>N <text:s/></text:p>
      <text:p text:style-name="P1">ATOM <text:s text:c="3"/>418 <text:s/>CA <text:s/>ILE <text:s text:c="3"/>30 <text:s text:c="5"/>16.307 <text:s/>22.452 -28.091 <text:s/>1.00 <text:s/>0.00 <text:s text:c="10"/>C <text:s/></text:p>
      <text:p text:style-name="P1">ATOM <text:s text:c="3"/>419 <text:s/>C <text:s text:c="2"/>ILE <text:s text:c="3"/>30 <text:s text:c="5"/>17.773 <text:s/>22.781 -27.950 <text:s/>1.00 <text:s/>0.00 <text:s text:c="10"/>C <text:s/></text:p>
      <text:p text:style-name="P1">ATOM <text:s text:c="3"/>420 <text:s/>O <text:s text:c="2"/>ILE <text:s text:c="3"/>30 <text:s text:c="5"/>18.316 <text:s/>23.665 -28.630 <text:s/>1.00 <text:s/>0.00 <text:s text:c="10"/>O <text:s/></text:p>
      <text:p text:style-name="P1">ATOM <text:s text:c="3"/>421 <text:s/>CB <text:s/>ILE <text:s text:c="3"/>30 <text:s text:c="5"/>15.447 <text:s/>23.080 -26.919 <text:s/>1.00 <text:s/>0.00 <text:s text:c="10"/>C <text:s/></text:p>
      <text:p text:style-name="P1">ATOM <text:s text:c="3"/>422 <text:s/>CG1 ILE <text:s text:c="3"/>30 <text:s text:c="5"/>13.928 <text:s/>22.717 -26.958 <text:s/>1.00 <text:s/>0.00 <text:s text:c="10"/>C <text:s/></text:p>
      <text:p text:style-name="P1">ATOM <text:s text:c="3"/>423 <text:s/>CG2 ILE <text:s text:c="3"/>30 <text:s text:c="5"/>15.573 <text:s/>24.633 -26.842 <text:s/>1.00 <text:s/>0.00 <text:s text:c="10"/>C <text:s/></text:p>
      <text:p text:style-name="P1">ATOM <text:s text:c="3"/>424 <text:s/>CD1 ILE <text:s text:c="3"/>30 <text:s text:c="5"/>13.127 <text:s/>23.034 -25.679 <text:s/>1.00 <text:s/>0.00 <text:s text:c="10"/>C <text:s/></text:p>
      <text:p text:style-name="P1">ATOM <text:s text:c="3"/>425 <text:s/>H <text:s text:c="2"/>ILE <text:s text:c="3"/>30 <text:s text:c="5"/>16.336 <text:s/>20.342 -27.371 <text:s/>1.00 <text:s/>0.00 <text:s text:c="10"/>H <text:s/></text:p>
      <text:p text:style-name="P1">ATOM <text:s text:c="3"/>426 <text:s/>HA <text:s/>ILE <text:s text:c="3"/>30 <text:s text:c="5"/>15.975 <text:s/>22.901 -29.045 <text:s/>1.00 <text:s/>0.00 <text:s text:c="10"/>H <text:s/></text:p>
      <text:p text:style-name="P1">ATOM <text:s text:c="3"/>427 <text:s/>HB <text:s/>ILE <text:s text:c="3"/>30 <text:s text:c="5"/>15.851 <text:s/>22.664 -25.972 <text:s/>1.00 <text:s/>0.00 <text:s text:c="10"/>H <text:s/></text:p>
      <text:p text:style-name="P1">ATOM <text:s text:c="3"/>428 2HG1 ILE <text:s text:c="3"/>30 <text:s text:c="5"/>13.812 <text:s/>21.630 -27.126 <text:s/>1.00 <text:s/>0.00 <text:s text:c="10"/>H <text:s/></text:p>
      <text:p text:style-name="P1">ATOM <text:s text:c="3"/>429 3HG1 ILE <text:s text:c="3"/>30 <text:s text:c="5"/>13.444 <text:s/>23.185 -27.838 <text:s/>1.00 <text:s/>0.00 <text:s text:c="10"/>H <text:s/></text:p>
      <text:p text:style-name="P1">ATOM <text:s text:c="3"/>430 1HG2 ILE <text:s text:c="3"/>30 <text:s text:c="5"/>16.611 <text:s/>24.979 -26.692 <text:s/>1.00 <text:s/>0.00 <text:s text:c="10"/>H <text:s/></text:p>
      <text:p text:style-name="P1">ATOM <text:s text:c="3"/>431 2HG2 ILE <text:s text:c="3"/>30 <text:s text:c="5"/>15.191 <text:s/>25.127 -27.755 <text:s/>1.00 <text:s/>0.00 <text:s text:c="10"/>H <text:s/></text:p>
      <text:p text:style-name="P1">ATOM <text:s text:c="3"/>432 3HG2 ILE <text:s text:c="3"/>30 <text:s text:c="5"/>15.016 <text:s/>25.059 -25.988 <text:s/>1.00 <text:s/>0.00 <text:s text:c="10"/>H <text:s/></text:p>
      <text:p text:style-name="P1">ATOM <text:s text:c="3"/>433 1HD1 ILE <text:s text:c="3"/>30 <text:s text:c="5"/>13.565 <text:s/>22.543 -24.788 <text:s/>1.00 <text:s/>0.00 <text:s text:c="10"/>H <text:s/></text:p>
      <text:p text:style-name="P1">ATOM <text:s text:c="3"/>434 2HD1 ILE <text:s text:c="3"/>30 <text:s text:c="5"/>13.077 <text:s/>24.117 -25.468 <text:s/>1.00 <text:s/>0.00 <text:s text:c="10"/>H <text:s/></text:p>
      <text:p text:style-name="P1">ATOM <text:s text:c="3"/>435 3HD1 ILE <text:s text:c="3"/>30 <text:s text:c="5"/>12.083 <text:s/>22.680 -25.763 <text:s/>1.00 <text:s/>0.00 <text:s text:c="10"/>H <text:s/></text:p>
      <text:p text:style-name="P1">ATOM <text:s text:c="3"/>436 <text:s/>N <text:s text:c="2"/>ALA <text:s text:c="3"/>31 <text:s text:c="5"/>18.582 <text:s/>22.031 -26.978 <text:s/>1.00 <text:s/>0.00 <text:s text:c="10"/>N <text:s/></text:p>
      <text:p text:style-name="P1">ATOM <text:s text:c="3"/>437 <text:s/>CA <text:s/>ALA <text:s text:c="3"/>31 <text:s text:c="5"/>19.936 <text:s/>22.568 -27.072 <text:s/>1.00 <text:s/>0.00 <text:s text:c="10"/>C <text:s/></text:p>
      <text:p text:style-name="P1">ATOM <text:s text:c="3"/>438 <text:s/>C <text:s text:c="2"/>ALA <text:s text:c="3"/>31 <text:s text:c="5"/>20.464 <text:s/>22.458 -28.483 <text:s/>1.00 <text:s/>0.00 <text:s text:c="10"/>C <text:s/></text:p>
      <text:p text:style-name="P1">ATOM <text:s text:c="3"/>439 <text:s/>O <text:s text:c="2"/>ALA <text:s text:c="3"/>31 <text:s text:c="5"/>21.023 <text:s/>23.405 -29.050 <text:s/>1.00 <text:s/>0.00 <text:s text:c="10"/>O <text:s/></text:p>
      <text:p text:style-name="P1">ATOM <text:s text:c="3"/>440 <text:s/>CB <text:s/>ALA <text:s text:c="3"/>31 <text:s text:c="5"/>20.808 <text:s/>21.818 -26.050 <text:s/>1.00 <text:s/>0.00 <text:s text:c="10"/>C <text:s/></text:p>
      <text:p text:style-name="P1">ATOM <text:s text:c="3"/>441 <text:s/>H <text:s text:c="2"/>ALA <text:s text:c="3"/>31 <text:s text:c="5"/>18.367 <text:s/>20.986 -27.147 <text:s/>1.00 <text:s/>0.00 <text:s text:c="10"/>H <text:s/></text:p>
      <text:p text:style-name="P1">ATOM <text:s text:c="3"/>442 <text:s/>HA <text:s/>ALA <text:s text:c="3"/>31 <text:s text:c="5"/>19.909 <text:s/>23.643 -26.815 <text:s/>1.00 <text:s/>0.00 <text:s text:c="10"/>H <text:s/></text:p>
      <text:p text:style-name="P1">ATOM <text:s text:c="3"/>443 1HB <text:s/>ALA <text:s text:c="3"/>31 <text:s text:c="5"/>20.427 <text:s/>21.941 -25.018 <text:s/>1.00 <text:s/>0.00 <text:s text:c="10"/>H <text:s/></text:p>
      <text:p text:style-name="P1">ATOM <text:s text:c="3"/>444 2HB <text:s/>ALA <text:s text:c="3"/>31 <text:s text:c="5"/>20.846 <text:s/>20.730 -26.252 <text:s/>1.00 <text:s/>0.00 <text:s text:c="10"/>H <text:s/></text:p>
      <text:p text:style-name="P1">ATOM <text:s text:c="3"/>445 3HB <text:s/>ALA <text:s text:c="3"/>31 <text:s text:c="5"/>21.850 <text:s/>22.185 -26.049 <text:s/>1.00 <text:s/>0.00 <text:s text:c="10"/>H <text:s/></text:p>
      <text:p text:style-name="P1">ATOM <text:s text:c="3"/>446 <text:s/>N <text:s text:c="2"/>CYS <text:s text:c="3"/>32 <text:s text:c="5"/>20.311 <text:s/>21.186 -29.204 <text:s/>1.00 <text:s/>0.00 <text:s text:c="10"/>N <text:s/></text:p>
      <text:p text:style-name="P1">ATOM <text:s text:c="3"/>447 <text:s/>CA <text:s/>CYS <text:s text:c="3"/>32 <text:s text:c="5"/>20.909 <text:s/>21.387 -30.521 <text:s/>1.00 <text:s/>0.00 <text:s text:c="10"/>C <text:s/></text:p>
      <text:p text:style-name="P1">ATOM <text:s text:c="3"/>448 <text:s/>C <text:s text:c="2"/>CYS <text:s text:c="3"/>32 <text:s text:c="5"/>20.263 <text:s/>22.548 -31.238 <text:s/>1.00 <text:s/>0.00 <text:s text:c="10"/>C <text:s/></text:p>
      <text:p text:style-name="P1">ATOM <text:s text:c="3"/>449 <text:s/>O <text:s text:c="2"/>CYS <text:s text:c="3"/>32 <text:s text:c="5"/>20.931 <text:s/>23.426 -31.803 <text:s/>1.00 <text:s/>0.00 <text:s text:c="10"/>O <text:s/></text:p>
      <text:p text:style-name="P1">ATOM <text:s text:c="3"/>450 <text:s/>CB <text:s/>CYS <text:s text:c="3"/>32 <text:s text:c="5"/>20.800 <text:s/>20.070 -31.314 <text:s/>1.00 <text:s/>0.00 <text:s text:c="10"/>C <text:s/></text:p>
      <text:p text:style-name="P1">ATOM <text:s text:c="3"/>451 <text:s/>SG <text:s/>CYS <text:s text:c="3"/>32 <text:s text:c="5"/>21.683 <text:s/>20.195 -32.886 <text:s/>1.00 <text:s/>0.00 <text:s text:c="10"/>S <text:s/></text:p>
      <text:p text:style-name="P1">ATOM <text:s text:c="3"/>452 <text:s/>H <text:s text:c="2"/>CYS <text:s text:c="3"/>32 <text:s text:c="5"/>19.278 <text:s/>20.893 -29.084 <text:s/>1.00 <text:s/>0.00 <text:s text:c="10"/>H <text:s/></text:p>
      <text:p text:style-name="P1">ATOM <text:s text:c="3"/>453 <text:s/>HA <text:s/>CYS <text:s text:c="3"/>32 <text:s text:c="5"/>21.976 <text:s/>21.640 -30.381 <text:s/>1.00 <text:s/>0.00 <text:s text:c="10"/>H <text:s/></text:p>
      <text:p text:style-name="P1">ATOM <text:s text:c="3"/>454 2HB <text:s/>CYS <text:s text:c="3"/>32 <text:s text:c="5"/>19.742 <text:s/>19.800 -31.508 <text:s/>1.00 <text:s/>0.00 <text:s text:c="10"/>H <text:s/></text:p>
      <text:p text:style-name="P1">ATOM <text:s text:c="3"/>455 3HB <text:s/>CYS <text:s text:c="3"/>32 <text:s text:c="5"/>21.232 <text:s/>19.226 -30.749 <text:s/>1.00 <text:s/>0.00 <text:s text:c="10"/>H <text:s/></text:p>
      <text:p text:style-name="P1">ATOM <text:s text:c="3"/>456 <text:s/>HG <text:s/>CYS <text:s text:c="3"/>32 <text:s text:c="5"/>20.609 <text:s/>20.306 -33.664 <text:s/>1.00 <text:s/>0.00 <text:s text:c="10"/>H <text:s/></text:p>
      <text:p text:style-name="P1">ATOM <text:s text:c="3"/>457 <text:s/>N <text:s text:c="2"/>ARG <text:s text:c="3"/>33 <text:s text:c="5"/>18.796 <text:s/>22.641 -31.266 <text:s/>1.00 <text:s/>0.00 <text:s text:c="10"/>N <text:s/></text:p>
      <text:p text:style-name="P1">ATOM <text:s text:c="3"/>458 <text:s/>CA <text:s/>ARG <text:s text:c="3"/>33 <text:s text:c="5"/>18.477 <text:s/>23.850 -32.020 <text:s/>1.00 <text:s/>0.00 <text:s text:c="10"/>C <text:s/></text:p>
      <text:p text:style-name="P1">ATOM <text:s text:c="3"/>459 <text:s/>C <text:s text:c="2"/>ARG <text:s text:c="3"/>33 <text:s text:c="5"/>19.129 <text:s/>25.062 -31.398 <text:s/>1.00 <text:s/>0.00 <text:s text:c="10"/>C <text:s/></text:p>
      <text:p text:style-name="P1">ATOM <text:s text:c="3"/>460 <text:s/>O <text:s text:c="2"/>ARG <text:s text:c="3"/>33 <text:s text:c="5"/>19.742 <text:s/>25.888 -32.069 <text:s/>1.00 <text:s/>0.00 <text:s text:c="10"/>O <text:s/></text:p>
      <text:p text:style-name="P1">ATOM <text:s text:c="3"/>461 <text:s/>CB <text:s/>ARG <text:s text:c="3"/>33 <text:s text:c="5"/>16.931 <text:s/>24.008 -32.083 <text:s/>1.00 <text:s/>0.00 <text:s text:c="10"/>C <text:s/></text:p>
      <text:p text:style-name="P1">ATOM <text:s text:c="3"/>462 <text:s/>CG <text:s/>ARG <text:s text:c="3"/>33 <text:s text:c="5"/>16.408 <text:s/>25.084 -33.075 <text:s/>1.00 <text:s/>0.00 <text:s text:c="10"/>C <text:s/></text:p>
      <text:p text:style-name="P1">ATOM <text:s text:c="3"/>463 <text:s/>CD <text:s/>ARG <text:s text:c="3"/>33 <text:s text:c="5"/>14.875 <text:s/>25.199 -33.048 <text:s/>1.00 <text:s/>0.00 <text:s text:c="10"/>C <text:s/></text:p>
      <text:p text:style-name="P1">ATOM <text:s text:c="3"/>464 <text:s/>NE <text:s/>ARG <text:s text:c="3"/>33 <text:s text:c="5"/>14.432 <text:s/>26.230 -34.033 <text:s/>1.00 <text:s/>0.00 <text:s text:c="10"/>N <text:s/></text:p>
      <text:p text:style-name="P1">ATOM <text:s text:c="3"/>465 <text:s/>CZ <text:s/>ARG <text:s text:c="3"/>33 <text:s text:c="5"/>13.170 <text:s/>26.584 -34.259 <text:s/>1.00 <text:s/>0.00 <text:s text:c="10"/>C <text:s/></text:p>
      <text:p text:style-name="P1">ATOM <text:s text:c="3"/>466 <text:s/>NH1 ARG <text:s text:c="3"/>33 <text:s text:c="5"/>12.151 <text:s/>26.067 -33.632 <text:s/>1.00 <text:s/>0.00 <text:s text:c="10"/>N1+</text:p>
      <text:p text:style-name="P1">ATOM <text:s text:c="3"/>467 <text:s/>NH2 ARG <text:s text:c="3"/>33 <text:s text:c="5"/>12.937 <text:s/>27.493 -35.153 <text:s/>1.00 <text:s/>0.00 <text:s text:c="10"/>N <text:s/></text:p>
      <text:p text:style-name="P1">ATOM <text:s text:c="3"/>468 <text:s/>H <text:s text:c="2"/>ARG <text:s text:c="3"/>33 <text:s text:c="5"/>18.480 <text:s/>22.503 -30.299 <text:s/>1.00 <text:s/>0.00 <text:s text:c="10"/>H <text:s/></text:p>
      <text:p text:style-name="P1">ATOM <text:s text:c="3"/>469 <text:s/>HA <text:s/>ARG <text:s text:c="3"/>33 <text:s text:c="5"/>18.888 <text:s/>23.736 -33.040 <text:s/>1.00 <text:s/>0.00 <text:s text:c="10"/>H <text:s/></text:p>
      <text:p text:style-name="P1">ATOM <text:s text:c="3"/>470 2HB <text:s/>ARG <text:s text:c="3"/>33 <text:s text:c="5"/>16.552 <text:s/>24.216 -31.061 <text:s/>1.00 <text:s/>0.00 <text:s text:c="10"/>H <text:s/></text:p>
      <text:p text:style-name="P1">ATOM <text:s text:c="3"/>471 3HB <text:s/>ARG <text:s text:c="3"/>33 <text:s text:c="5"/>16.477 <text:s/>23.032 -32.349 <text:s/>1.00 <text:s/>0.00 <text:s text:c="10"/>H <text:s/></text:p>
      <text:p text:style-name="P1"><text:soft-page-break/>ATOM <text:s text:c="3"/>472 2HG <text:s/>ARG <text:s text:c="3"/>33 <text:s text:c="5"/>16.762 <text:s/>24.839 -34.098 <text:s/>1.00 <text:s/>0.00 <text:s text:c="10"/>H <text:s/></text:p>
      <text:p text:style-name="P1">ATOM <text:s text:c="3"/>473 3HG <text:s/>ARG <text:s text:c="3"/>33 <text:s text:c="5"/>16.853 <text:s/>26.072 -32.834 <text:s/>1.00 <text:s/>0.00 <text:s text:c="10"/>H <text:s/></text:p>
      <text:p text:style-name="P1">ATOM <text:s text:c="3"/>474 2HD <text:s/>ARG <text:s text:c="3"/>33 <text:s text:c="5"/>14.544 <text:s/>25.464 -32.020 <text:s/>1.00 <text:s/>0.00 <text:s text:c="10"/>H <text:s/></text:p>
      <text:p text:style-name="P1">ATOM <text:s text:c="3"/>475 3HD <text:s/>ARG <text:s text:c="3"/>33 <text:s text:c="5"/>14.425 <text:s/>24.209 -33.279 <text:s/>1.00 <text:s/>0.00 <text:s text:c="10"/>H <text:s/></text:p>
      <text:p text:style-name="P1">ATOM <text:s text:c="3"/>476 <text:s/>HE <text:s/>ARG <text:s text:c="3"/>33 <text:s text:c="5"/>15.111 <text:s/>26.735 -34.610 <text:s/>1.00 <text:s/>0.00 <text:s text:c="10"/>H <text:s/></text:p>
      <text:p text:style-name="P1">ATOM <text:s text:c="3"/>477 1HH1 ARG <text:s text:c="3"/>33 <text:s text:c="5"/>12.404 <text:s/>25.358 -32.939 <text:s/>1.00 <text:s/>0.00 <text:s text:c="10"/>H <text:s/></text:p>
      <text:p text:style-name="P1">ATOM <text:s text:c="3"/>478 2HH1 ARG <text:s text:c="3"/>33 <text:s text:c="5"/>11.212 <text:s/>26.392 -33.864 <text:s/>1.00 <text:s/>0.00 <text:s text:c="10"/>H <text:s/></text:p>
      <text:p text:style-name="P1">ATOM <text:s text:c="3"/>479 1HH2 ARG <text:s text:c="3"/>33 <text:s text:c="5"/>13.748 <text:s/>27.887 -35.634 <text:s/>1.00 <text:s/>0.00 <text:s text:c="10"/>H <text:s/></text:p>
      <text:p text:style-name="P1">ATOM <text:s text:c="3"/>480 2HH2 ARG <text:s text:c="3"/>33 <text:s text:c="5"/>11.962 <text:s/>27.750 -35.314 <text:s/>1.00 <text:s/>0.00 <text:s text:c="10"/>H <text:s/></text:p>
      <text:p text:style-name="P1">ATOM <text:s text:c="3"/>481 <text:s/>N <text:s text:c="2"/>ALA <text:s text:c="3"/>34 <text:s text:c="5"/>19.026 <text:s/>25.260 -29.945 <text:s/>1.00 <text:s/>0.00 <text:s text:c="10"/>N <text:s/></text:p>
      <text:p text:style-name="P1">ATOM <text:s text:c="3"/>482 <text:s/>CA <text:s/>ALA <text:s text:c="3"/>34 <text:s text:c="5"/>19.743 <text:s/>26.496 -29.648 <text:s/>1.00 <text:s/>0.00 <text:s text:c="10"/>C <text:s/></text:p>
      <text:p text:style-name="P1">ATOM <text:s text:c="3"/>483 <text:s/>C <text:s text:c="2"/>ALA <text:s text:c="3"/>34 <text:s text:c="5"/>21.173 <text:s/>26.420 -30.129 <text:s/>1.00 <text:s/>0.00 <text:s text:c="10"/>C <text:s/></text:p>
      <text:p text:style-name="P1">ATOM <text:s text:c="3"/>484 <text:s/>O <text:s text:c="2"/>ALA <text:s text:c="3"/>34 <text:s text:c="5"/>21.697 <text:s/>27.336 -30.774 <text:s/>1.00 <text:s/>0.00 <text:s text:c="10"/>O <text:s/></text:p>
      <text:p text:style-name="P1">ATOM <text:s text:c="3"/>485 <text:s/>CB <text:s/>ALA <text:s text:c="3"/>34 <text:s text:c="5"/>19.637 <text:s/>26.746 -28.134 <text:s/>1.00 <text:s/>0.00 <text:s text:c="10"/>C <text:s/></text:p>
      <text:p text:style-name="P1">ATOM <text:s text:c="3"/>486 <text:s/>H <text:s text:c="2"/>ALA <text:s text:c="3"/>34 <text:s text:c="5"/>19.296 <text:s/>24.317 -29.491 <text:s/>1.00 <text:s/>0.00 <text:s text:c="10"/>H <text:s/></text:p>
      <text:p text:style-name="P1">ATOM <text:s text:c="3"/>487 <text:s/>HA <text:s/>ALA <text:s text:c="3"/>34 <text:s text:c="5"/>19.257 <text:s/>27.327 -30.193 <text:s/>1.00 <text:s/>0.00 <text:s text:c="10"/>H <text:s/></text:p>
      <text:p text:style-name="P1">ATOM <text:s text:c="3"/>488 1HB <text:s/>ALA <text:s text:c="3"/>34 <text:s text:c="5"/>18.584 <text:s/>26.836 -27.805 <text:s/>1.00 <text:s/>0.00 <text:s text:c="10"/>H <text:s/></text:p>
      <text:p text:style-name="P1">ATOM <text:s text:c="3"/>489 2HB <text:s/>ALA <text:s text:c="3"/>34 <text:s text:c="5"/>20.090 <text:s/>25.926 -27.543 <text:s/>1.00 <text:s/>0.00 <text:s text:c="10"/>H <text:s/></text:p>
      <text:p text:style-name="P1">ATOM <text:s text:c="3"/>490 3HB <text:s/>ALA <text:s text:c="3"/>34 <text:s text:c="5"/>20.144 <text:s/>27.681 -27.834 <text:s/>1.00 <text:s/>0.00 <text:s text:c="10"/>H <text:s/></text:p>
      <text:p text:style-name="P1">ATOM <text:s text:c="3"/>491 <text:s/>N <text:s text:c="2"/>ASP <text:s text:c="3"/>35 <text:s text:c="5"/>21.965 <text:s/>25.221 -29.822 <text:s/>1.00 <text:s/>0.00 <text:s text:c="10"/>N <text:s/></text:p>
      <text:p text:style-name="P1">ATOM <text:s text:c="3"/>492 <text:s/>CA <text:s/>ASP <text:s text:c="3"/>35 <text:s text:c="5"/>23.284 <text:s/>25.440 -30.409 <text:s/>1.00 <text:s/>0.00 <text:s text:c="10"/>C <text:s/></text:p>
      <text:p text:style-name="P1">ATOM <text:s text:c="3"/>493 <text:s/>C <text:s text:c="2"/>ASP <text:s text:c="3"/>35 <text:s text:c="5"/>23.179 <text:s/>25.707 -31.891 <text:s/>1.00 <text:s/>0.00 <text:s text:c="10"/>C <text:s/></text:p>
      <text:p text:style-name="P1">ATOM <text:s text:c="3"/>494 <text:s/>O <text:s text:c="2"/>ASP <text:s text:c="3"/>35 <text:s text:c="5"/>23.785 <text:s/>26.644 -32.434 <text:s/>1.00 <text:s/>0.00 <text:s text:c="10"/>O <text:s/></text:p>
      <text:p text:style-name="P1">ATOM <text:s text:c="3"/>495 <text:s/>CB <text:s/>ASP <text:s text:c="3"/>35 <text:s text:c="5"/>24.215 <text:s/>24.227 -30.128 <text:s/>1.00 <text:s/>0.00 <text:s text:c="10"/>C <text:s/></text:p>
      <text:p text:style-name="P1">ATOM <text:s text:c="3"/>496 <text:s/>CG <text:s/>ASP <text:s text:c="3"/>35 <text:s text:c="5"/>25.657 <text:s/>24.370 -30.636 <text:s/>1.00 <text:s/>0.00 <text:s text:c="10"/>C <text:s/></text:p>
      <text:p text:style-name="P1">ATOM <text:s text:c="3"/>497 <text:s/>OD1 ASP <text:s text:c="3"/>35 <text:s text:c="5"/>26.216 <text:s/>25.485 -30.576 <text:s/>1.00 <text:s/>0.00 <text:s text:c="10"/>O <text:s/></text:p>
      <text:p text:style-name="P1">ATOM <text:s text:c="3"/>498 <text:s/>OD2 ASP <text:s text:c="3"/>35 <text:s text:c="5"/>26.215 <text:s/>23.372 -31.137 <text:s/>1.00 <text:s/>0.00 <text:s text:c="10"/>O1-</text:p>
      <text:p text:style-name="P1">ATOM <text:s text:c="3"/>499 <text:s/>H <text:s text:c="2"/>ASP <text:s text:c="3"/>35 <text:s text:c="5"/>21.351 <text:s/>24.375 -30.093 <text:s/>1.00 <text:s/>0.00 <text:s text:c="10"/>H <text:s/></text:p>
      <text:p text:style-name="P1">ATOM <text:s text:c="3"/>500 <text:s/>HA <text:s/>ASP <text:s text:c="3"/>35 <text:s text:c="5"/>23.725 <text:s/>26.342 -29.943 <text:s/>1.00 <text:s/>0.00 <text:s text:c="10"/>H <text:s/></text:p>
      <text:p text:style-name="P1">ATOM <text:s text:c="3"/>501 2HB <text:s/>ASP <text:s text:c="3"/>35 <text:s text:c="5"/>23.789 <text:s/>23.311 -30.577 <text:s/>1.00 <text:s/>0.00 <text:s text:c="10"/>H <text:s/></text:p>
      <text:p text:style-name="P1">ATOM <text:s text:c="3"/>502 3HB <text:s/>ASP <text:s text:c="3"/>35 <text:s text:c="5"/>24.279 <text:s/>24.027 -29.046 <text:s/>1.00 <text:s/>0.00 <text:s text:c="10"/>H <text:s/></text:p>
      <text:p text:style-name="P1">ATOM <text:s text:c="3"/>503 <text:s/>N <text:s text:c="2"/>ALA <text:s text:c="3"/>36 <text:s text:c="5"/>22.334 <text:s/>24.832 -32.716 <text:s/>1.00 <text:s/>0.00 <text:s text:c="10"/>N <text:s/></text:p>
      <text:p text:style-name="P1">ATOM <text:s text:c="3"/>504 <text:s/>CA <text:s/>ALA <text:s text:c="3"/>36 <text:s text:c="5"/>22.435 <text:s/>25.335 -34.082 <text:s/>1.00 <text:s/>0.00 <text:s text:c="10"/>C <text:s/></text:p>
      <text:p text:style-name="P1">ATOM <text:s text:c="3"/>505 <text:s/>C <text:s text:c="2"/>ALA <text:s text:c="3"/>36 <text:s text:c="5"/>22.022 <text:s/>26.786 -34.156 <text:s/>1.00 <text:s/>0.00 <text:s text:c="10"/>C <text:s/></text:p>
      <text:p text:style-name="P1">ATOM <text:s text:c="3"/>506 <text:s/>O <text:s text:c="2"/>ALA <text:s text:c="3"/>36 <text:s text:c="5"/>22.695 <text:s/>27.630 -34.759 <text:s/>1.00 <text:s/>0.00 <text:s text:c="10"/>O <text:s/></text:p>
      <text:p text:style-name="P1">ATOM <text:s text:c="3"/>507 <text:s/>CB <text:s/>ALA <text:s text:c="3"/>36 <text:s text:c="5"/>21.577 <text:s/>24.426 -34.979 <text:s/>1.00 <text:s/>0.00 <text:s text:c="10"/>C <text:s/></text:p>
      <text:p text:style-name="P1">ATOM <text:s text:c="3"/>508 <text:s/>H <text:s text:c="2"/>ALA <text:s text:c="3"/>36 <text:s text:c="5"/>21.387 <text:s/>24.754 -32.202 <text:s/>1.00 <text:s/>0.00 <text:s text:c="10"/>H <text:s/></text:p>
      <text:p text:style-name="P1">ATOM <text:s text:c="3"/>509 <text:s/>HA <text:s/>ALA <text:s text:c="3"/>36 <text:s text:c="5"/>23.492 <text:s/>25.278 -34.404 <text:s/>1.00 <text:s/>0.00 <text:s text:c="10"/>H <text:s/></text:p>
      <text:p text:style-name="P1">ATOM <text:s text:c="3"/>510 1HB <text:s/>ALA <text:s text:c="3"/>36 <text:s text:c="5"/>21.917 <text:s/>23.373 -34.941 <text:s/>1.00 <text:s/>0.00 <text:s text:c="10"/>H <text:s/></text:p>
      <text:p text:style-name="P1">ATOM <text:s text:c="3"/>511 2HB <text:s/>ALA <text:s text:c="3"/>36 <text:s text:c="5"/>20.511 <text:s/>24.431 -34.680 <text:s/>1.00 <text:s/>0.00 <text:s text:c="10"/>H <text:s/></text:p>
      <text:p text:style-name="P1">ATOM <text:s text:c="3"/>512 3HB <text:s/>ALA <text:s text:c="3"/>36 <text:s text:c="5"/>21.618 <text:s/>24.735 -36.039 <text:s/>1.00 <text:s/>0.00 <text:s text:c="10"/>H <text:s/></text:p>
      <text:p text:style-name="P1">ATOM <text:s text:c="3"/>513 <text:s/>N <text:s text:c="2"/>PHE <text:s text:c="3"/>37 <text:s text:c="5"/>20.782 <text:s/>27.208 -33.489 <text:s/>1.00 <text:s/>0.00 <text:s text:c="10"/>N <text:s/></text:p>
      <text:p text:style-name="P1">ATOM <text:s text:c="3"/>514 <text:s/>CA <text:s/>PHE <text:s text:c="3"/>37 <text:s text:c="5"/>20.653 <text:s/>28.642 -33.733 <text:s/>1.00 <text:s/>0.00 <text:s text:c="10"/>C <text:s/></text:p>
      <text:p text:style-name="P1">ATOM <text:s text:c="3"/>515 <text:s/>C <text:s text:c="2"/>PHE <text:s text:c="3"/>37 <text:s text:c="5"/>21.868 <text:s/>29.387 -33.235 <text:s/>1.00 <text:s/>0.00 <text:s text:c="10"/>C <text:s/></text:p>
      <text:p text:style-name="P1">ATOM <text:s text:c="3"/>516 <text:s/>O <text:s text:c="2"/>PHE <text:s text:c="3"/>37 <text:s text:c="5"/>22.452 <text:s/>30.259 -33.938 <text:s/>1.00 <text:s/>0.00 <text:s text:c="10"/>O <text:s/></text:p>
      <text:p text:style-name="P1">ATOM <text:s text:c="3"/>517 <text:s/>CB <text:s/>PHE <text:s text:c="3"/>37 <text:s text:c="5"/>19.390 <text:s/>29.197 -33.007 <text:s/>1.00 <text:s/>0.00 <text:s text:c="10"/>C <text:s/></text:p>
      <text:p text:style-name="P1">ATOM <text:s text:c="3"/>518 <text:s/>CG <text:s/>PHE <text:s text:c="3"/>37 <text:s text:c="5"/>18.046 <text:s/>28.555 -33.385 <text:s/>1.00 <text:s/>0.00 <text:s text:c="10"/>C <text:s/></text:p>
      <text:p text:style-name="P1">ATOM <text:s text:c="3"/>519 <text:s/>CD1 PHE <text:s text:c="3"/>37 <text:s text:c="5"/>17.603 <text:s/>27.420 -32.695 <text:s/>1.00 <text:s/>0.00 <text:s text:c="10"/>C <text:s/></text:p>
      <text:p text:style-name="P1">ATOM <text:s text:c="3"/>520 <text:s/>CD2 PHE <text:s text:c="3"/>37 <text:s text:c="5"/>17.291 <text:s/>29.051 -34.450 <text:s/>1.00 <text:s/>0.00 <text:s text:c="10"/>C <text:s/></text:p>
      <text:p text:style-name="P1">ATOM <text:s text:c="3"/>521 <text:s/>CE1 PHE <text:s text:c="3"/>37 <text:s text:c="5"/>16.429 <text:s/>26.780 -33.078 <text:s/>1.00 <text:s/>0.00 <text:s text:c="10"/>C <text:s/></text:p>
      <text:p text:style-name="P1">ATOM <text:s text:c="3"/>522 <text:s/>CE2 PHE <text:s text:c="3"/>37 <text:s text:c="5"/>16.110 <text:s/>28.416 -34.826 <text:s/>1.00 <text:s/>0.00 <text:s text:c="10"/>C <text:s/></text:p>
      <text:p text:style-name="P1">ATOM <text:s text:c="3"/>523 <text:s/>CZ <text:s/>PHE <text:s text:c="3"/>37 <text:s text:c="5"/>15.682 <text:s/>27.280 -34.142 <text:s/>1.00 <text:s/>0.00 <text:s text:c="10"/>C <text:s/></text:p>
      <text:p text:style-name="P1">ATOM <text:s text:c="3"/>524 <text:s/>H <text:s text:c="2"/>PHE <text:s text:c="3"/>37 <text:s text:c="5"/>20.821 <text:s/>26.799 -32.490 <text:s/>1.00 <text:s/>0.00 <text:s text:c="10"/>H <text:s/></text:p>
      <text:p text:style-name="P1">ATOM <text:s text:c="3"/>525 <text:s/>HA <text:s/>PHE <text:s text:c="3"/>37 <text:s text:c="5"/>20.569 <text:s/>28.814 -34.823 <text:s/>1.00 <text:s/>0.00 <text:s text:c="10"/>H <text:s/></text:p>
      <text:p text:style-name="P1">ATOM <text:s text:c="3"/>526 2HB <text:s/>PHE <text:s text:c="3"/>37 <text:s text:c="5"/>19.316 <text:s/>30.289 -33.180 <text:s/>1.00 <text:s/>0.00 <text:s text:c="10"/>H <text:s/></text:p>
      <text:p text:style-name="P1">ATOM <text:s text:c="3"/>527 3HB <text:s/>PHE <text:s text:c="3"/>37 <text:s text:c="5"/>19.528 <text:s/>29.118 -31.909 <text:s/>1.00 <text:s/>0.00 <text:s text:c="10"/>H <text:s/></text:p>
      <text:p text:style-name="P1">ATOM <text:s text:c="3"/>528 1HD <text:s/>PHE <text:s text:c="3"/>37 <text:s text:c="5"/>18.196 <text:s/>27.009 -31.888 <text:s/>1.00 <text:s/>0.00 <text:s text:c="10"/>H <text:s/></text:p>
      <text:p text:style-name="P1">ATOM <text:s text:c="3"/>529 2HD <text:s/>PHE <text:s text:c="3"/>37 <text:s text:c="5"/>17.628 <text:s/>29.920 -34.999 <text:s/>1.00 <text:s/>0.00 <text:s text:c="10"/>H <text:s/></text:p>
      <text:p text:style-name="P1">ATOM <text:s text:c="3"/>530 1HE <text:s/>PHE <text:s text:c="3"/>37 <text:s text:c="5"/>16.113 <text:s/>25.888 -32.558 <text:s/>1.00 <text:s/>0.00 <text:s text:c="10"/>H <text:s/></text:p>
      <text:p text:style-name="P1"><text:soft-page-break/>ATOM <text:s text:c="3"/>531 2HE <text:s/>PHE <text:s text:c="3"/>37 <text:s text:c="5"/>15.533 <text:s/>28.799 -35.655 <text:s/>1.00 <text:s/>0.00 <text:s text:c="10"/>H <text:s/></text:p>
      <text:p text:style-name="P1">ATOM <text:s text:c="3"/>532 <text:s/>HZ <text:s/>PHE <text:s text:c="3"/>37 <text:s text:c="5"/>14.774 <text:s/>26.778 -34.440 <text:s/>1.00 <text:s/>0.00 <text:s text:c="10"/>H <text:s/></text:p>
      <text:p text:style-name="P1">ATOM <text:s text:c="3"/>533 <text:s/>N <text:s text:c="2"/>ALA <text:s text:c="3"/>38 <text:s text:c="5"/>22.387 <text:s/>29.090 -31.892 <text:s/>1.00 <text:s/>0.00 <text:s text:c="10"/>N <text:s/></text:p>
      <text:p text:style-name="P1">ATOM <text:s text:c="3"/>534 <text:s/>CA <text:s/>ALA <text:s text:c="3"/>38 <text:s text:c="5"/>23.546 <text:s/>29.956 -31.700 <text:s/>1.00 <text:s/>0.00 <text:s text:c="10"/>C <text:s/></text:p>
      <text:p text:style-name="P1">ATOM <text:s text:c="3"/>535 <text:s/>C <text:s text:c="2"/>ALA <text:s text:c="3"/>38 <text:s text:c="5"/>24.572 <text:s/>29.735 -32.786 <text:s/>1.00 <text:s/>0.00 <text:s text:c="10"/>C <text:s/></text:p>
      <text:p text:style-name="P1">ATOM <text:s text:c="3"/>536 <text:s/>O <text:s text:c="2"/>ALA <text:s text:c="3"/>38 <text:s text:c="5"/>25.105 <text:s/>30.675 -33.387 <text:s/>1.00 <text:s/>0.00 <text:s text:c="10"/>O <text:s/></text:p>
      <text:p text:style-name="P1">ATOM <text:s text:c="3"/>537 <text:s/>CB <text:s/>ALA <text:s text:c="3"/>38 <text:s text:c="5"/>24.103 <text:s/>29.686 -30.291 <text:s/>1.00 <text:s/>0.00 <text:s text:c="10"/>C <text:s/></text:p>
      <text:p text:style-name="P1">ATOM <text:s text:c="3"/>538 <text:s/>H <text:s text:c="2"/>ALA <text:s text:c="3"/>38 <text:s text:c="5"/>22.458 <text:s/>28.014 -31.826 <text:s/>1.00 <text:s/>0.00 <text:s text:c="10"/>H <text:s/></text:p>
      <text:p text:style-name="P1">ATOM <text:s text:c="3"/>539 <text:s/>HA <text:s/>ALA <text:s text:c="3"/>38 <text:s text:c="5"/>23.216 <text:s/>31.010 -31.770 <text:s/>1.00 <text:s/>0.00 <text:s text:c="10"/>H <text:s/></text:p>
      <text:p text:style-name="P1">ATOM <text:s text:c="3"/>540 1HB <text:s/>ALA <text:s text:c="3"/>38 <text:s text:c="5"/>23.349 <text:s/>29.890 -29.506 <text:s/>1.00 <text:s/>0.00 <text:s text:c="10"/>H <text:s/></text:p>
      <text:p text:style-name="P1">ATOM <text:s text:c="3"/>541 2HB <text:s/>ALA <text:s text:c="3"/>38 <text:s text:c="5"/>24.425 <text:s/>28.634 -30.164 <text:s/>1.00 <text:s/>0.00 <text:s text:c="10"/>H <text:s/></text:p>
      <text:p text:style-name="P1">ATOM <text:s text:c="3"/>542 3HB <text:s/>ALA <text:s text:c="3"/>38 <text:s text:c="5"/>24.977 <text:s/>30.323 -30.064 <text:s/>1.00 <text:s/>0.00 <text:s text:c="10"/>H <text:s/></text:p>
      <text:p text:style-name="P1">ATOM <text:s text:c="3"/>543 <text:s/>N <text:s text:c="2"/>ALA <text:s text:c="3"/>39 <text:s text:c="5"/>24.948 <text:s/>28.359 -33.140 <text:s/>1.00 <text:s/>0.00 <text:s text:c="10"/>N <text:s/></text:p>
      <text:p text:style-name="P1">ATOM <text:s text:c="3"/>544 <text:s/>CA <text:s/>ALA <text:s text:c="3"/>39 <text:s text:c="5"/>25.942 <text:s/>28.467 -34.204 <text:s/>1.00 <text:s/>0.00 <text:s text:c="10"/>C <text:s/></text:p>
      <text:p text:style-name="P1">ATOM <text:s text:c="3"/>545 <text:s/>C <text:s text:c="2"/>ALA <text:s text:c="3"/>39 <text:s text:c="5"/>25.395 <text:s/>29.246 -35.377 <text:s/>1.00 <text:s/>0.00 <text:s text:c="10"/>C <text:s/></text:p>
      <text:p text:style-name="P1">ATOM <text:s text:c="3"/>546 <text:s/>O <text:s text:c="2"/>ALA <text:s text:c="3"/>39 <text:s text:c="5"/>26.039 <text:s/>30.150 -35.921 <text:s/>1.00 <text:s/>0.00 <text:s text:c="10"/>O <text:s/></text:p>
      <text:p text:style-name="P1">ATOM <text:s text:c="3"/>547 <text:s/>CB <text:s/>ALA <text:s text:c="3"/>39 <text:s text:c="5"/>26.376 <text:s/>27.041 -34.585 <text:s/>1.00 <text:s/>0.00 <text:s text:c="10"/>C <text:s/></text:p>
      <text:p text:style-name="P1">ATOM <text:s text:c="3"/>548 <text:s/>H <text:s text:c="2"/>ALA <text:s text:c="3"/>39 <text:s text:c="5"/>24.023 <text:s/>27.817 -33.273 <text:s/>1.00 <text:s/>0.00 <text:s text:c="10"/>H <text:s/></text:p>
      <text:p text:style-name="P1">ATOM <text:s text:c="3"/>549 <text:s/>HA <text:s/>ALA <text:s text:c="3"/>39 <text:s text:c="5"/>26.815 <text:s/>29.026 -33.817 <text:s/>1.00 <text:s/>0.00 <text:s text:c="10"/>H <text:s/></text:p>
      <text:p text:style-name="P1">ATOM <text:s text:c="3"/>550 1HB <text:s/>ALA <text:s text:c="3"/>39 <text:s text:c="5"/>26.808 <text:s/>26.499 -33.723 <text:s/>1.00 <text:s/>0.00 <text:s text:c="10"/>H <text:s/></text:p>
      <text:p text:style-name="P1">ATOM <text:s text:c="3"/>551 2HB <text:s/>ALA <text:s text:c="3"/>39 <text:s text:c="5"/>25.528 <text:s/>26.433 -34.956 <text:s/>1.00 <text:s/>0.00 <text:s text:c="10"/>H <text:s/></text:p>
      <text:p text:style-name="P1">ATOM <text:s text:c="3"/>552 3HB <text:s/>ALA <text:s text:c="3"/>39 <text:s text:c="5"/>27.146 <text:s/>27.043 -35.377 <text:s/>1.00 <text:s/>0.00 <text:s text:c="10"/>H <text:s/></text:p>
      <text:p text:style-name="P1">ATOM <text:s text:c="3"/>553 <text:s/>N <text:s text:c="2"/>MET <text:s text:c="3"/>40 <text:s text:c="5"/>24.056 <text:s/>28.918 -35.887 <text:s/>1.00 <text:s/>0.00 <text:s text:c="10"/>N <text:s/></text:p>
      <text:p text:style-name="P1">ATOM <text:s text:c="3"/>554 <text:s/>CA <text:s/>MET <text:s text:c="3"/>40 <text:s text:c="5"/>23.810 <text:s/>29.825 -37.004 <text:s/>1.00 <text:s/>0.00 <text:s text:c="10"/>C <text:s/></text:p>
      <text:p text:style-name="P1">ATOM <text:s text:c="3"/>555 <text:s/>C <text:s text:c="2"/>MET <text:s text:c="3"/>40 <text:s text:c="5"/>23.933 <text:s/>31.265 -36.570 <text:s/>1.00 <text:s/>0.00 <text:s text:c="10"/>C <text:s/></text:p>
      <text:p text:style-name="P1">ATOM <text:s text:c="3"/>556 <text:s/>O <text:s text:c="2"/>MET <text:s text:c="3"/>40 <text:s text:c="5"/>24.584 <text:s/>32.095 -37.224 <text:s/>1.00 <text:s/>0.00 <text:s text:c="10"/>O <text:s/></text:p>
      <text:p text:style-name="P1">ATOM <text:s text:c="3"/>557 <text:s/>CB <text:s/>MET <text:s text:c="3"/>40 <text:s text:c="5"/>22.407 <text:s/>29.546 -37.610 <text:s/>1.00 <text:s/>0.00 <text:s text:c="10"/>C <text:s/></text:p>
      <text:p text:style-name="P1">ATOM <text:s text:c="3"/>558 <text:s/>CG <text:s/>MET <text:s text:c="3"/>40 <text:s text:c="5"/>22.201 <text:s/>28.142 -38.219 <text:s/>1.00 <text:s/>0.00 <text:s text:c="10"/>C <text:s/></text:p>
      <text:p text:style-name="P1">ATOM <text:s text:c="3"/>559 <text:s/>SD <text:s/>MET <text:s text:c="3"/>40 <text:s text:c="5"/>20.646 <text:s/>28.091 -39.123 <text:s/>1.00 <text:s/>0.00 <text:s text:c="10"/>S <text:s/></text:p>
      <text:p text:style-name="P1">ATOM <text:s text:c="3"/>560 <text:s/>CE <text:s/>MET <text:s text:c="3"/>40 <text:s text:c="5"/>20.524 <text:s/>26.310 -39.342 <text:s/>1.00 <text:s/>0.00 <text:s text:c="10"/>C <text:s/></text:p>
      <text:p text:style-name="P1">ATOM <text:s text:c="3"/>561 <text:s/>H <text:s text:c="2"/>MET <text:s text:c="3"/>40 <text:s text:c="5"/>23.404 <text:s/>28.881 -35.027 <text:s/>1.00 <text:s/>0.00 <text:s text:c="10"/>H <text:s/></text:p>
      <text:p text:style-name="P1">ATOM <text:s text:c="3"/>562 <text:s/>HA <text:s/>MET <text:s text:c="3"/>40 <text:s text:c="5"/>24.582 <text:s/>29.651 -37.777 <text:s/>1.00 <text:s/>0.00 <text:s text:c="10"/>H <text:s/></text:p>
      <text:p text:style-name="P1">ATOM <text:s text:c="3"/>563 2HB <text:s/>MET <text:s text:c="3"/>40 <text:s text:c="5"/>22.196 <text:s/>30.290 -38.402 <text:s/>1.00 <text:s/>0.00 <text:s text:c="10"/>H <text:s/></text:p>
      <text:p text:style-name="P1">ATOM <text:s text:c="3"/>564 3HB <text:s/>MET <text:s text:c="3"/>40 <text:s text:c="5"/>21.625 <text:s/>29.719 -36.843 <text:s/>1.00 <text:s/>0.00 <text:s text:c="10"/>H <text:s/></text:p>
      <text:p text:style-name="P1">ATOM <text:s text:c="3"/>565 2HG <text:s/>MET <text:s text:c="3"/>40 <text:s text:c="5"/>22.185 <text:s/>27.380 -37.417 <text:s/>1.00 <text:s/>0.00 <text:s text:c="10"/>H <text:s/></text:p>
      <text:p text:style-name="P1">ATOM <text:s text:c="3"/>566 3HG <text:s/>MET <text:s text:c="3"/>40 <text:s text:c="5"/>23.029 <text:s/>27.869 -38.899 <text:s/>1.00 <text:s/>0.00 <text:s text:c="10"/>H <text:s/></text:p>
      <text:p text:style-name="P1">ATOM <text:s text:c="3"/>567 1HE <text:s/>MET <text:s text:c="3"/>40 <text:s text:c="5"/>21.422 <text:s/>25.911 -39.847 <text:s/>1.00 <text:s/>0.00 <text:s text:c="10"/>H <text:s/></text:p>
      <text:p text:style-name="P1">ATOM <text:s text:c="3"/>568 2HE <text:s/>MET <text:s text:c="3"/>40 <text:s text:c="5"/>20.423 <text:s/>25.809 -38.363 <text:s/>1.00 <text:s/>0.00 <text:s text:c="10"/>H <text:s/></text:p>
      <text:p text:style-name="P1">ATOM <text:s text:c="3"/>569 3HE <text:s/>MET <text:s text:c="3"/>40 <text:s text:c="5"/>19.641 <text:s/>26.055 -39.952 <text:s/>1.00 <text:s/>0.00 <text:s text:c="10"/>H <text:s/></text:p>
      <text:p text:style-name="P1">ATOM <text:s text:c="3"/>570 <text:s/>N <text:s text:c="2"/>ALA <text:s text:c="3"/>41 <text:s text:c="5"/>23.262 <text:s/>31.698 -35.336 <text:s/>1.00 <text:s/>0.00 <text:s text:c="10"/>N <text:s/></text:p>
      <text:p text:style-name="P1">ATOM <text:s text:c="3"/>571 <text:s/>CA <text:s/>ALA <text:s text:c="3"/>41 <text:s text:c="5"/>23.561 <text:s/>33.119 -35.184 <text:s/>1.00 <text:s/>0.00 <text:s text:c="10"/>C <text:s/></text:p>
      <text:p text:style-name="P1">ATOM <text:s text:c="3"/>572 <text:s/>C <text:s text:c="2"/>ALA <text:s text:c="3"/>41 <text:s text:c="5"/>25.052 <text:s/>33.357 -35.155 <text:s/>1.00 <text:s/>0.00 <text:s text:c="10"/>C <text:s/></text:p>
      <text:p text:style-name="P1">ATOM <text:s text:c="3"/>573 <text:s/>O <text:s text:c="2"/>ALA <text:s text:c="3"/>41 <text:s text:c="5"/>25.588 <text:s/>34.244 -35.830 <text:s/>1.00 <text:s/>0.00 <text:s text:c="10"/>O <text:s/></text:p>
      <text:p text:style-name="P1">ATOM <text:s text:c="3"/>574 <text:s/>CB <text:s/>ALA <text:s text:c="3"/>41 <text:s text:c="5"/>22.853 <text:s/>33.612 -33.910 <text:s/>1.00 <text:s/>0.00 <text:s text:c="10"/>C <text:s/></text:p>
      <text:p text:style-name="P1">ATOM <text:s text:c="3"/>575 <text:s/>H <text:s text:c="2"/>ALA <text:s text:c="3"/>41 <text:s text:c="5"/>23.523 <text:s/>30.973 -34.579 <text:s/>1.00 <text:s/>0.00 <text:s text:c="10"/>H <text:s/></text:p>
      <text:p text:style-name="P1">ATOM <text:s text:c="3"/>576 <text:s/>HA <text:s/>ALA <text:s text:c="3"/>41 <text:s text:c="5"/>23.159 <text:s/>33.661 -36.061 <text:s/>1.00 <text:s/>0.00 <text:s text:c="10"/>H <text:s/></text:p>
      <text:p text:style-name="P1">ATOM <text:s text:c="3"/>577 1HB <text:s/>ALA <text:s text:c="3"/>41 <text:s text:c="5"/>21.758 <text:s/>33.463 -33.965 <text:s/>1.00 <text:s/>0.00 <text:s text:c="10"/>H <text:s/></text:p>
      <text:p text:style-name="P1">ATOM <text:s text:c="3"/>578 2HB <text:s/>ALA <text:s text:c="3"/>41 <text:s text:c="5"/>23.206 <text:s/>33.079 -33.005 <text:s/>1.00 <text:s/>0.00 <text:s text:c="10"/>H <text:s/></text:p>
      <text:p text:style-name="P1">ATOM <text:s text:c="3"/>579 3HB <text:s/>ALA <text:s text:c="3"/>41 <text:s text:c="5"/>23.019 <text:s/>34.690 -33.738 <text:s/>1.00 <text:s/>0.00 <text:s text:c="10"/>H <text:s/></text:p>
      <text:p text:style-name="P1">ATOM <text:s text:c="3"/>580 <text:s/>N <text:s text:c="2"/>THR <text:s text:c="3"/>42 <text:s text:c="5"/>25.892 <text:s/>32.509 -34.297 <text:s/>1.00 <text:s/>0.00 <text:s text:c="10"/>N <text:s/></text:p>
      <text:p text:style-name="P1">ATOM <text:s text:c="3"/>581 <text:s/>CA <text:s/>THR <text:s text:c="3"/>42 <text:s text:c="5"/>27.263 <text:s/>32.973 -34.479 <text:s/>1.00 <text:s/>0.00 <text:s text:c="10"/>C <text:s/></text:p>
      <text:p text:style-name="P1">ATOM <text:s text:c="3"/>582 <text:s/>C <text:s text:c="2"/>THR <text:s text:c="3"/>42 <text:s text:c="5"/>27.666 <text:s/>32.915 -35.933 <text:s/>1.00 <text:s/>0.00 <text:s text:c="10"/>C <text:s/></text:p>
      <text:p text:style-name="P1">ATOM <text:s text:c="3"/>583 <text:s/>O <text:s text:c="2"/>THR <text:s text:c="3"/>42 <text:s text:c="5"/>28.221 <text:s/>33.843 -36.485 <text:s/>1.00 <text:s/>0.00 <text:s text:c="10"/>O <text:s/></text:p>
      <text:p text:style-name="P1">ATOM <text:s text:c="3"/>584 <text:s/>CB <text:s/>THR <text:s text:c="3"/>42 <text:s text:c="5"/>28.250 <text:s/>32.136 -33.597 <text:s/>1.00 <text:s/>0.00 <text:s text:c="10"/>C <text:s/></text:p>
      <text:p text:style-name="P1">ATOM <text:s text:c="3"/>585 <text:s/>CG2 THR <text:s text:c="3"/>42 <text:s text:c="5"/>29.744 <text:s/>32.511 -33.697 <text:s/>1.00 <text:s/>0.00 <text:s text:c="10"/>C <text:s/></text:p>
      <text:p text:style-name="P1">ATOM <text:s text:c="3"/>586 <text:s/>OG1 THR <text:s text:c="3"/>42 <text:s text:c="5"/>27.936 <text:s/>32.284 -32.219 <text:s/>1.00 <text:s/>0.00 <text:s text:c="10"/>O <text:s/></text:p>
      <text:p text:style-name="P1">ATOM <text:s text:c="3"/>587 <text:s/>H <text:s text:c="2"/>THR <text:s text:c="3"/>42 <text:s text:c="5"/>25.600 <text:s/>31.489 -34.500 <text:s/>1.00 <text:s/>0.00 <text:s text:c="10"/>H <text:s/></text:p>
      <text:p text:style-name="P1">ATOM <text:s text:c="3"/>588 <text:s/>HA <text:s/>THR <text:s text:c="3"/>42 <text:s text:c="5"/>27.318 <text:s/>34.032 -34.164 <text:s/>1.00 <text:s/>0.00 <text:s text:c="10"/>H <text:s/></text:p>
      <text:p text:style-name="P1">ATOM <text:s text:c="3"/>589 <text:s/>HB <text:s/>THR <text:s text:c="3"/>42 <text:s text:c="5"/>28.139 <text:s/>31.064 -33.872 <text:s/>1.00 <text:s/>0.00 <text:s text:c="10"/>H <text:s/></text:p>
      <text:p text:style-name="P1"><text:soft-page-break/>ATOM <text:s text:c="3"/>590 1HG <text:s/>THR <text:s text:c="3"/>42 <text:s text:c="5"/>28.528 <text:s/>31.693 -31.745 <text:s/>1.00 <text:s/>0.00 <text:s text:c="10"/>H <text:s/></text:p>
      <text:p text:style-name="P1">ATOM <text:s text:c="3"/>591 1HG2 THR <text:s text:c="3"/>42 <text:s text:c="5"/>30.374 <text:s/>31.892 -33.031 <text:s/>1.00 <text:s/>0.00 <text:s text:c="10"/>H <text:s/></text:p>
      <text:p text:style-name="P1">ATOM <text:s text:c="3"/>592 2HG2 THR <text:s text:c="3"/>42 <text:s text:c="5"/>30.151 <text:s/>32.363 -34.715 <text:s/>1.00 <text:s/>0.00 <text:s text:c="10"/>H <text:s/></text:p>
      <text:p text:style-name="P1">ATOM <text:s text:c="3"/>593 3HG2 THR <text:s text:c="3"/>42 <text:s text:c="5"/>29.920 <text:s/>33.569 -33.426 <text:s/>1.00 <text:s/>0.00 <text:s text:c="10"/>H <text:s/></text:p>
      <text:p text:style-name="P1">ATOM <text:s text:c="3"/>594 <text:s/>N <text:s text:c="2"/>ARG <text:s text:c="3"/>43 <text:s text:c="5"/>27.376 <text:s/>31.697 -36.705 <text:s/>1.00 <text:s/>0.00 <text:s text:c="10"/>N <text:s/></text:p>
      <text:p text:style-name="P1">ATOM <text:s text:c="3"/>595 <text:s/>CA <text:s/>ARG <text:s text:c="3"/>43 <text:s text:c="5"/>27.876 <text:s/>31.940 -38.055 <text:s/>1.00 <text:s/>0.00 <text:s text:c="10"/>C <text:s/></text:p>
      <text:p text:style-name="P1">ATOM <text:s text:c="3"/>596 <text:s/>C <text:s text:c="2"/>ARG <text:s text:c="3"/>43 <text:s text:c="5"/>27.244 <text:s/>33.175 -38.651 <text:s/>1.00 <text:s/>0.00 <text:s text:c="10"/>C <text:s/></text:p>
      <text:p text:style-name="P1">ATOM <text:s text:c="3"/>597 <text:s/>O <text:s text:c="2"/>ARG <text:s text:c="3"/>43 <text:s text:c="5"/>27.909 <text:s/>34.038 -39.219 <text:s/>1.00 <text:s/>0.00 <text:s text:c="10"/>O <text:s/></text:p>
      <text:p text:style-name="P1">ATOM <text:s text:c="3"/>598 <text:s/>CB <text:s/>ARG <text:s text:c="3"/>43 <text:s text:c="5"/>27.596 <text:s/>30.683 -38.926 <text:s/>1.00 <text:s/>0.00 <text:s text:c="10"/>C <text:s/></text:p>
      <text:p text:style-name="P1">ATOM <text:s text:c="3"/>599 <text:s/>CG <text:s/>ARG <text:s text:c="3"/>43 <text:s text:c="5"/>28.302 <text:s/>30.657 -40.311 <text:s/>1.00 <text:s/>0.00 <text:s text:c="10"/>C <text:s/></text:p>
      <text:p text:style-name="P1">ATOM <text:s text:c="3"/>600 <text:s/>CD <text:s/>ARG <text:s text:c="3"/>43 <text:s text:c="5"/>27.943 <text:s/>29.400 -41.120 <text:s/>1.00 <text:s/>0.00 <text:s text:c="10"/>C <text:s/></text:p>
      <text:p text:style-name="P1">ATOM <text:s text:c="3"/>601 <text:s/>NE <text:s/>ARG <text:s text:c="3"/>43 <text:s text:c="5"/>28.665 <text:s/>29.421 -42.426 <text:s/>1.00 <text:s/>0.00 <text:s text:c="10"/>N <text:s/></text:p>
      <text:p text:style-name="P1">ATOM <text:s text:c="3"/>602 <text:s/>CZ <text:s/>ARG <text:s text:c="3"/>43 <text:s text:c="5"/>28.575 <text:s/>28.488 -43.369 <text:s/>1.00 <text:s/>0.00 <text:s text:c="10"/>C <text:s/></text:p>
      <text:p text:style-name="P1">ATOM <text:s text:c="3"/>603 <text:s/>NH1 ARG <text:s text:c="3"/>43 <text:s text:c="5"/>27.826 <text:s/>27.426 -43.264 <text:s/>1.00 <text:s/>0.00 <text:s text:c="10"/>N1+</text:p>
      <text:p text:style-name="P1">ATOM <text:s text:c="3"/>604 <text:s/>NH2 ARG <text:s text:c="3"/>43 <text:s text:c="5"/>29.269 <text:s/>28.639 -44.453 <text:s/>1.00 <text:s/>0.00 <text:s text:c="10"/>N <text:s/></text:p>
      <text:p text:style-name="P1">ATOM <text:s text:c="3"/>605 <text:s/>H <text:s text:c="2"/>ARG <text:s text:c="3"/>43 <text:s text:c="5"/>26.393 <text:s/>31.467 -36.521 <text:s/>1.00 <text:s/>0.00 <text:s text:c="10"/>H <text:s/></text:p>
      <text:p text:style-name="P1">ATOM <text:s text:c="3"/>606 <text:s/>HA <text:s/>ARG <text:s text:c="3"/>43 <text:s text:c="5"/>28.966 <text:s/>32.120 -37.989 <text:s/>1.00 <text:s/>0.00 <text:s text:c="10"/>H <text:s/></text:p>
      <text:p text:style-name="P1">ATOM <text:s text:c="3"/>607 2HB <text:s/>ARG <text:s text:c="3"/>43 <text:s text:c="5"/>26.499 <text:s/>30.578 -39.057 <text:s/>1.00 <text:s/>0.00 <text:s text:c="10"/>H <text:s/></text:p>
      <text:p text:style-name="P1">ATOM <text:s text:c="3"/>608 3HB <text:s/>ARG <text:s text:c="3"/>43 <text:s text:c="5"/>27.892 <text:s/>29.776 -38.362 <text:s/>1.00 <text:s/>0.00 <text:s text:c="10"/>H <text:s/></text:p>
      <text:p text:style-name="P1">ATOM <text:s text:c="3"/>609 2HG <text:s/>ARG <text:s text:c="3"/>43 <text:s text:c="5"/>29.400 <text:s/>30.723 -40.161 <text:s/>1.00 <text:s/>0.00 <text:s text:c="10"/>H <text:s/></text:p>
      <text:p text:style-name="P1">ATOM <text:s text:c="3"/>610 3HG <text:s/>ARG <text:s text:c="3"/>43 <text:s text:c="5"/>28.027 <text:s/>31.559 -40.895 <text:s/>1.00 <text:s/>0.00 <text:s text:c="10"/>H <text:s/></text:p>
      <text:p text:style-name="P1">ATOM <text:s text:c="3"/>611 2HD <text:s/>ARG <text:s text:c="3"/>43 <text:s text:c="5"/>26.843 <text:s/>29.365 -41.275 <text:s/>1.00 <text:s/>0.00 <text:s text:c="10"/>H <text:s/></text:p>
      <text:p text:style-name="P1">ATOM <text:s text:c="3"/>612 3HD <text:s/>ARG <text:s text:c="3"/>43 <text:s text:c="5"/>28.208 <text:s/>28.494 -40.534 <text:s/>1.00 <text:s/>0.00 <text:s text:c="10"/>H <text:s/></text:p>
      <text:p text:style-name="P1">ATOM <text:s text:c="3"/>613 <text:s/>HE <text:s/>ARG <text:s text:c="3"/>43 <text:s text:c="5"/>29.296 <text:s/>30.191 -42.668 <text:s/>1.00 <text:s/>0.00 <text:s text:c="10"/>H <text:s/></text:p>
      <text:p text:style-name="P1">ATOM <text:s text:c="3"/>614 1HH1 ARG <text:s text:c="3"/>43 <text:s text:c="5"/>27.304 <text:s/>27.368 -42.387 <text:s/>1.00 <text:s/>0.00 <text:s text:c="10"/>H <text:s/></text:p>
      <text:p text:style-name="P1">ATOM <text:s text:c="3"/>615 2HH1 ARG <text:s text:c="3"/>43 <text:s text:c="5"/>27.812 <text:s/>26.754 -44.034 <text:s/>1.00 <text:s/>0.00 <text:s text:c="10"/>H <text:s/></text:p>
      <text:p text:style-name="P1">ATOM <text:s text:c="3"/>616 1HH2 ARG <text:s text:c="3"/>43 <text:s text:c="5"/>29.849 <text:s/>29.477 -44.517 <text:s/>1.00 <text:s/>0.00 <text:s text:c="10"/>H <text:s/></text:p>
      <text:p text:style-name="P1">ATOM <text:s text:c="3"/>617 2HH2 ARG <text:s text:c="3"/>43 <text:s text:c="5"/>29.188 <text:s/>27.910 -45.164 <text:s/>1.00 <text:s/>0.00 <text:s text:c="10"/>H <text:s/></text:p>
      <text:p text:style-name="P1">ATOM <text:s text:c="3"/>618 <text:s/>N <text:s text:c="2"/>THR <text:s text:c="3"/>44 <text:s text:c="5"/>25.788 <text:s/>33.351 -38.548 <text:s/>1.00 <text:s/>0.00 <text:s text:c="10"/>N <text:s/></text:p>
      <text:p text:style-name="P1">ATOM <text:s text:c="3"/>619 <text:s/>CA <text:s/>THR <text:s text:c="3"/>44 <text:s text:c="5"/>25.481 <text:s/>34.617 -39.206 <text:s/>1.00 <text:s/>0.00 <text:s text:c="10"/>C <text:s/></text:p>
      <text:p text:style-name="P1">ATOM <text:s text:c="3"/>620 <text:s/>C <text:s text:c="2"/>THR <text:s text:c="3"/>44 <text:s text:c="5"/>26.253 <text:s/>35.754 -38.580 <text:s/>1.00 <text:s/>0.00 <text:s text:c="10"/>C <text:s/></text:p>
      <text:p text:style-name="P1">ATOM <text:s text:c="3"/>621 <text:s/>O <text:s text:c="2"/>THR <text:s text:c="3"/>44 <text:s text:c="5"/>26.850 <text:s/>36.572 -39.250 <text:s/>1.00 <text:s/>0.00 <text:s text:c="10"/>O <text:s/></text:p>
      <text:p text:style-name="P1">ATOM <text:s text:c="3"/>622 <text:s/>CB <text:s/>THR <text:s text:c="3"/>44 <text:s text:c="5"/>23.942 <text:s/>34.902 -39.160 <text:s/>1.00 <text:s/>0.00 <text:s text:c="10"/>C <text:s/></text:p>
      <text:p text:style-name="P1">ATOM <text:s text:c="3"/>623 <text:s/>CG2 THR <text:s text:c="3"/>44 <text:s text:c="5"/>23.470 <text:s/>36.219 -39.813 <text:s/>1.00 <text:s/>0.00 <text:s text:c="10"/>C <text:s/></text:p>
      <text:p text:style-name="P1">ATOM <text:s text:c="3"/>624 <text:s/>OG1 THR <text:s text:c="3"/>44 <text:s text:c="5"/>23.225 <text:s/>33.886 -39.850 <text:s/>1.00 <text:s/>0.00 <text:s text:c="10"/>O <text:s/></text:p>
      <text:p text:style-name="P1">ATOM <text:s text:c="3"/>625 <text:s/>H <text:s text:c="2"/>THR <text:s text:c="3"/>44 <text:s text:c="5"/>25.533 <text:s/>33.165 -37.515 <text:s/>1.00 <text:s/>0.00 <text:s text:c="10"/>H <text:s/></text:p>
      <text:p text:style-name="P1">ATOM <text:s text:c="3"/>626 <text:s/>HA <text:s/>THR <text:s text:c="3"/>44 <text:s text:c="5"/>25.798 <text:s/>34.546 -40.263 <text:s/>1.00 <text:s/>0.00 <text:s text:c="10"/>H <text:s/></text:p>
      <text:p text:style-name="P1">ATOM <text:s text:c="3"/>627 <text:s/>HB <text:s/>THR <text:s text:c="3"/>44 <text:s text:c="5"/>23.619 <text:s/>34.903 -38.096 <text:s/>1.00 <text:s/>0.00 <text:s text:c="10"/>H <text:s/></text:p>
      <text:p text:style-name="P1">ATOM <text:s text:c="3"/>628 1HG <text:s/>THR <text:s text:c="3"/>44 <text:s text:c="5"/>22.293 <text:s/>34.083 -39.722 <text:s/>1.00 <text:s/>0.00 <text:s text:c="10"/>H <text:s/></text:p>
      <text:p text:style-name="P1">ATOM <text:s text:c="3"/>629 1HG2 THR <text:s text:c="3"/>44 <text:s text:c="5"/>22.372 <text:s/>36.339 -39.761 <text:s/>1.00 <text:s/>0.00 <text:s text:c="10"/>H <text:s/></text:p>
      <text:p text:style-name="P1">ATOM <text:s text:c="3"/>630 2HG2 THR <text:s text:c="3"/>44 <text:s text:c="5"/>23.892 <text:s/>37.113 -39.316 <text:s/>1.00 <text:s/>0.00 <text:s text:c="10"/>H <text:s/></text:p>
      <text:p text:style-name="P1">ATOM <text:s text:c="3"/>631 3HG2 THR <text:s text:c="3"/>44 <text:s text:c="5"/>23.756 <text:s/>36.274 -40.880 <text:s/>1.00 <text:s/>0.00 <text:s text:c="10"/>H <text:s/></text:p>
      <text:p text:style-name="P1">ATOM <text:s text:c="3"/>632 <text:s/>N <text:s text:c="2"/>GLN <text:s text:c="3"/>45 <text:s text:c="5"/>26.284 <text:s/>35.873 -37.115 <text:s/>1.00 <text:s/>0.00 <text:s text:c="10"/>N <text:s/></text:p>
      <text:p text:style-name="P1">ATOM <text:s text:c="3"/>633 <text:s/>CA <text:s/>GLN <text:s text:c="3"/>45 <text:s text:c="5"/>27.095 <text:s/>37.049 -36.817 <text:s/>1.00 <text:s/>0.00 <text:s text:c="10"/>C <text:s/></text:p>
      <text:p text:style-name="P1">ATOM <text:s text:c="3"/>634 <text:s/>C <text:s text:c="2"/>GLN <text:s text:c="3"/>45 <text:s text:c="5"/>28.473 <text:s/>36.925 -37.422 <text:s/>1.00 <text:s/>0.00 <text:s text:c="10"/>C <text:s/></text:p>
      <text:p text:style-name="P1">ATOM <text:s text:c="3"/>635 <text:s/>O <text:s text:c="2"/>GLN <text:s text:c="3"/>45 <text:s text:c="5"/>28.990 <text:s/>37.843 -38.056 <text:s/>1.00 <text:s/>0.00 <text:s text:c="10"/>O <text:s/></text:p>
      <text:p text:style-name="P1">ATOM <text:s text:c="3"/>636 <text:s/>CB <text:s/>GLN <text:s text:c="3"/>45 <text:s text:c="5"/>27.177 <text:s/>37.219 -35.283 <text:s/>1.00 <text:s/>0.00 <text:s text:c="10"/>C <text:s/></text:p>
      <text:p text:style-name="P1">ATOM <text:s text:c="3"/>637 <text:s/>CG <text:s/>GLN <text:s text:c="3"/>45 <text:s text:c="5"/>27.974 <text:s/>38.462 -34.768 <text:s/>1.00 <text:s/>0.00 <text:s text:c="10"/>C <text:s/></text:p>
      <text:p text:style-name="P1">ATOM <text:s text:c="3"/>638 <text:s/>CD <text:s/>GLN <text:s text:c="3"/>45 <text:s text:c="5"/>28.151 <text:s/>38.662 -33.257 <text:s/>1.00 <text:s/>0.00 <text:s text:c="10"/>C <text:s/></text:p>
      <text:p text:style-name="P1">ATOM <text:s text:c="3"/>639 <text:s/>NE2 GLN <text:s text:c="3"/>45 <text:s text:c="5"/>27.623 <text:s/>37.808 -32.418 <text:s/>1.00 <text:s/>0.00 <text:s text:c="10"/>N <text:s/></text:p>
      <text:p text:style-name="P1">ATOM <text:s text:c="3"/>640 <text:s/>OE1 GLN <text:s text:c="3"/>45 <text:s text:c="5"/>28.799 <text:s/>39.599 -32.817 <text:s/>1.00 <text:s/>0.00 <text:s text:c="10"/>O <text:s/></text:p>
      <text:p text:style-name="P1">ATOM <text:s text:c="3"/>641 <text:s/>H <text:s text:c="2"/>GLN <text:s text:c="3"/>45 <text:s text:c="5"/>26.508 <text:s/>35.002 -36.778 <text:s/>1.00 <text:s/>0.00 <text:s text:c="10"/>H <text:s/></text:p>
      <text:p text:style-name="P1">ATOM <text:s text:c="3"/>642 <text:s/>HA <text:s/>GLN <text:s text:c="3"/>45 <text:s text:c="5"/>26.611 <text:s/>37.937 -37.265 <text:s/>1.00 <text:s/>0.00 <text:s text:c="10"/>H <text:s/></text:p>
      <text:p text:style-name="P1">ATOM <text:s text:c="3"/>643 2HB <text:s/>GLN <text:s text:c="3"/>45 <text:s text:c="5"/>27.625 <text:s/>36.299 -34.851 <text:s/>1.00 <text:s/>0.00 <text:s text:c="10"/>H <text:s/></text:p>
      <text:p text:style-name="P1">ATOM <text:s text:c="3"/>644 3HB <text:s/>GLN <text:s text:c="3"/>45 <text:s text:c="5"/>26.150 <text:s/>37.264 -34.872 <text:s/>1.00 <text:s/>0.00 <text:s text:c="10"/>H <text:s/></text:p>
      <text:p text:style-name="P1">ATOM <text:s text:c="3"/>645 2HG <text:s/>GLN <text:s text:c="3"/>45 <text:s text:c="5"/>27.535 <text:s/>39.391 -35.176 <text:s/>1.00 <text:s/>0.00 <text:s text:c="10"/>H <text:s/></text:p>
      <text:p text:style-name="P1">ATOM <text:s text:c="3"/>646 3HG <text:s/>GLN <text:s text:c="3"/>45 <text:s text:c="5"/>29.006 <text:s/>38.449 -35.165 <text:s/>1.00 <text:s/>0.00 <text:s text:c="10"/>H <text:s/></text:p>
      <text:p text:style-name="P1">ATOM <text:s text:c="3"/>647 1HE2 GLN <text:s text:c="3"/>45 <text:s text:c="5"/>27.842 <text:s/>37.977 -31.435 <text:s/>1.00 <text:s/>0.00 <text:s text:c="10"/>H <text:s/></text:p>
      <text:p text:style-name="P1">ATOM <text:s text:c="3"/>648 2HE2 GLN <text:s text:c="3"/>45 <text:s text:c="5"/>27.153 <text:s/>37.011 -32.852 <text:s/>1.00 <text:s/>0.00 <text:s text:c="10"/>H <text:s/></text:p>
      <text:p text:style-name="P1"><text:soft-page-break/>ATOM <text:s text:c="3"/>649 <text:s/>N <text:s text:c="2"/>ALA <text:s text:c="3"/>46 <text:s text:c="5"/>29.218 <text:s/>35.670 -37.249 <text:s/>1.00 <text:s/>0.00 <text:s text:c="10"/>N <text:s/></text:p>
      <text:p text:style-name="P1">ATOM <text:s text:c="3"/>650 <text:s/>CA <text:s/>ALA <text:s text:c="3"/>46 <text:s text:c="5"/>30.494 <text:s/>35.853 -37.935 <text:s/>1.00 <text:s/>0.00 <text:s text:c="10"/>C <text:s/></text:p>
      <text:p text:style-name="P1">ATOM <text:s text:c="3"/>651 <text:s/>C <text:s text:c="2"/>ALA <text:s text:c="3"/>46 <text:s text:c="5"/>30.280 <text:s/>36.211 -39.386 <text:s/>1.00 <text:s/>0.00 <text:s text:c="10"/>C <text:s/></text:p>
      <text:p text:style-name="P1">ATOM <text:s text:c="3"/>652 <text:s/>O <text:s text:c="2"/>ALA <text:s text:c="3"/>46 <text:s text:c="5"/>30.888 <text:s/>37.142 -39.928 <text:s/>1.00 <text:s/>0.00 <text:s text:c="10"/>O <text:s/></text:p>
      <text:p text:style-name="P1">ATOM <text:s text:c="3"/>653 <text:s/>CB <text:s/>ALA <text:s text:c="3"/>46 <text:s text:c="5"/>31.310 <text:s/>34.562 -37.754 <text:s/>1.00 <text:s/>0.00 <text:s text:c="10"/>C <text:s/></text:p>
      <text:p text:style-name="P1">ATOM <text:s text:c="3"/>654 <text:s/>H <text:s text:c="2"/>ALA <text:s text:c="3"/>46 <text:s text:c="5"/>28.536 <text:s/>34.874 -37.510 <text:s/>1.00 <text:s/>0.00 <text:s text:c="10"/>H <text:s/></text:p>
      <text:p text:style-name="P1">ATOM <text:s text:c="3"/>655 <text:s/>HA <text:s/>ALA <text:s text:c="3"/>46 <text:s text:c="5"/>31.031 <text:s/>36.697 -37.463 <text:s/>1.00 <text:s/>0.00 <text:s text:c="10"/>H <text:s/></text:p>
      <text:p text:style-name="P1">ATOM <text:s text:c="3"/>656 1HB <text:s/>ALA <text:s text:c="3"/>46 <text:s text:c="5"/>31.489 <text:s/>34.335 -36.685 <text:s/>1.00 <text:s/>0.00 <text:s text:c="10"/>H <text:s/></text:p>
      <text:p text:style-name="P1">ATOM <text:s text:c="3"/>657 2HB <text:s/>ALA <text:s text:c="3"/>46 <text:s text:c="5"/>30.800 <text:s/>33.681 -38.189 <text:s/>1.00 <text:s/>0.00 <text:s text:c="10"/>H <text:s/></text:p>
      <text:p text:style-name="P1">ATOM <text:s text:c="3"/>658 3HB <text:s/>ALA <text:s text:c="3"/>46 <text:s text:c="5"/>32.303 <text:s/>34.632 -38.233 <text:s/>1.00 <text:s/>0.00 <text:s text:c="10"/>H <text:s/></text:p>
      <text:p text:style-name="P1">ATOM <text:s text:c="3"/>659 <text:s/>N <text:s text:c="2"/>ARG <text:s text:c="3"/>47 <text:s text:c="5"/>29.320 <text:s/>35.430 -40.179 <text:s/>1.00 <text:s/>0.00 <text:s text:c="10"/>N <text:s/></text:p>
      <text:p text:style-name="P1">ATOM <text:s text:c="3"/>660 <text:s/>CA <text:s/>ARG <text:s text:c="3"/>47 <text:s text:c="5"/>29.334 <text:s/>36.005 -41.521 <text:s/>1.00 <text:s/>0.00 <text:s text:c="10"/>C <text:s/></text:p>
      <text:p text:style-name="P1">ATOM <text:s text:c="3"/>661 <text:s/>C <text:s text:c="2"/>ARG <text:s text:c="3"/>47 <text:s text:c="5"/>28.999 <text:s/>37.478 -41.480 <text:s/>1.00 <text:s/>0.00 <text:s text:c="10"/>C <text:s/></text:p>
      <text:p text:style-name="P1">ATOM <text:s text:c="3"/>662 <text:s/>O <text:s text:c="2"/>ARG <text:s text:c="3"/>47 <text:s text:c="5"/>29.661 <text:s/>38.313 -42.091 <text:s/>1.00 <text:s/>0.00 <text:s text:c="10"/>O <text:s/></text:p>
      <text:p text:style-name="P1">ATOM <text:s text:c="3"/>663 <text:s/>CB <text:s/>ARG <text:s text:c="3"/>47 <text:s text:c="5"/>28.330 <text:s/>35.220 -42.412 <text:s/>1.00 <text:s/>0.00 <text:s text:c="10"/>C <text:s/></text:p>
      <text:p text:style-name="P1">ATOM <text:s text:c="3"/>664 <text:s/>CG <text:s/>ARG <text:s text:c="3"/>47 <text:s text:c="5"/>28.415 <text:s/>35.517 -43.936 <text:s/>1.00 <text:s/>0.00 <text:s text:c="10"/>C <text:s/></text:p>
      <text:p text:style-name="P1">ATOM <text:s text:c="3"/>665 <text:s/>CD <text:s/>ARG <text:s text:c="3"/>47 <text:s text:c="5"/>27.367 <text:s/>34.728 -44.738 <text:s/>1.00 <text:s/>0.00 <text:s text:c="10"/>C <text:s/></text:p>
      <text:p text:style-name="P1">ATOM <text:s text:c="3"/>666 <text:s/>NE <text:s/>ARG <text:s text:c="3"/>47 <text:s text:c="5"/>27.510 <text:s/>35.036 -46.191 <text:s/>1.00 <text:s/>0.00 <text:s text:c="10"/>N <text:s/></text:p>
      <text:p text:style-name="P1">ATOM <text:s text:c="3"/>667 <text:s/>CZ <text:s/>ARG <text:s text:c="3"/>47 <text:s text:c="5"/>26.757 <text:s/>34.529 -47.163 <text:s/>1.00 <text:s/>0.00 <text:s text:c="10"/>C <text:s/></text:p>
      <text:p text:style-name="P1">ATOM <text:s text:c="3"/>668 <text:s/>NH1 ARG <text:s text:c="3"/>47 <text:s text:c="5"/>25.781 <text:s/>33.690 -46.956 <text:s/>1.00 <text:s/>0.00 <text:s text:c="10"/>N1+</text:p>
      <text:p text:style-name="P1">ATOM <text:s text:c="3"/>669 <text:s/>NH2 ARG <text:s text:c="3"/>47 <text:s text:c="5"/>27.005 <text:s/>34.886 -48.383 <text:s/>1.00 <text:s/>0.00 <text:s text:c="10"/>N <text:s/></text:p>
      <text:p text:style-name="P1">ATOM <text:s text:c="3"/>670 <text:s/>H <text:s text:c="2"/>ARG <text:s text:c="3"/>47 <text:s text:c="5"/>28.462 <text:s/>35.374 -39.619 <text:s/>1.00 <text:s/>0.00 <text:s text:c="10"/>H <text:s/></text:p>
      <text:p text:style-name="P1">ATOM <text:s text:c="3"/>671 <text:s/>HA <text:s/>ARG <text:s text:c="3"/>47 <text:s text:c="5"/>30.359 <text:s/>35.906 -41.925 <text:s/>1.00 <text:s/>0.00 <text:s text:c="10"/>H <text:s/></text:p>
      <text:p text:style-name="P1">ATOM <text:s text:c="3"/>672 2HB <text:s/>ARG <text:s text:c="3"/>47 <text:s text:c="5"/>27.301 <text:s/>35.412 -42.044 <text:s/>1.00 <text:s/>0.00 <text:s text:c="10"/>H <text:s/></text:p>
      <text:p text:style-name="P1">ATOM <text:s text:c="3"/>673 3HB <text:s/>ARG <text:s text:c="3"/>47 <text:s text:c="5"/>28.479 <text:s/>34.132 -42.256 <text:s/>1.00 <text:s/>0.00 <text:s text:c="10"/>H <text:s/></text:p>
      <text:p text:style-name="P1">ATOM <text:s text:c="3"/>674 2HG <text:s/>ARG <text:s text:c="3"/>47 <text:s text:c="5"/>29.438 <text:s/>35.282 -44.296 <text:s/>1.00 <text:s/>0.00 <text:s text:c="10"/>H <text:s/></text:p>
      <text:p text:style-name="P1">ATOM <text:s text:c="3"/>675 3HG <text:s/>ARG <text:s text:c="3"/>47 <text:s text:c="5"/>28.276 <text:s/>36.602 -44.120 <text:s/>1.00 <text:s/>0.00 <text:s text:c="10"/>H <text:s/></text:p>
      <text:p text:style-name="P1">ATOM <text:s text:c="3"/>676 2HD <text:s/>ARG <text:s text:c="3"/>47 <text:s text:c="5"/>26.350 <text:s/>34.992 -44.374 <text:s/>1.00 <text:s/>0.00 <text:s text:c="10"/>H <text:s/></text:p>
      <text:p text:style-name="P1">ATOM <text:s text:c="3"/>677 3HD <text:s/>ARG <text:s text:c="3"/>47 <text:s text:c="5"/>27.496 <text:s/>33.640 -44.548 <text:s/>1.00 <text:s/>0.00 <text:s text:c="10"/>H <text:s/></text:p>
      <text:p text:style-name="P1">ATOM <text:s text:c="3"/>678 <text:s/>HE <text:s/>ARG <text:s text:c="3"/>47 <text:s text:c="5"/>28.232 <text:s/>35.683 -46.525 <text:s/>1.00 <text:s/>0.00 <text:s text:c="10"/>H <text:s/></text:p>
      <text:p text:style-name="P1">ATOM <text:s text:c="3"/>679 1HH1 ARG <text:s text:c="3"/>47 <text:s text:c="5"/>25.638 <text:s/>33.451 -45.972 <text:s/>1.00 <text:s/>0.00 <text:s text:c="10"/>H <text:s/></text:p>
      <text:p text:style-name="P1">ATOM <text:s text:c="3"/>680 2HH1 ARG <text:s text:c="3"/>47 <text:s text:c="5"/>25.250 <text:s/>33.345 -47.756 <text:s/>1.00 <text:s/>0.00 <text:s text:c="10"/>H <text:s/></text:p>
      <text:p text:style-name="P1">ATOM <text:s text:c="3"/>681 1HH2 ARG <text:s text:c="3"/>47 <text:s text:c="5"/>27.772 <text:s/>35.545 -48.526 <text:s/>1.00 <text:s/>0.00 <text:s text:c="10"/>H <text:s/></text:p>
      <text:p text:style-name="P1">ATOM <text:s text:c="3"/>682 2HH2 ARG <text:s text:c="3"/>47 <text:s text:c="5"/>26.417 <text:s/>34.484 -49.115 <text:s/>1.00 <text:s/>0.00 <text:s text:c="10"/>H <text:s/></text:p>
      <text:p text:style-name="P1">ATOM <text:s text:c="3"/>683 <text:s/>N <text:s text:c="2"/>GLY <text:s text:c="3"/>48 <text:s text:c="5"/>27.846 <text:s/>37.925 -40.686 <text:s/>1.00 <text:s/>0.00 <text:s text:c="10"/>N <text:s/></text:p>
      <text:p text:style-name="P1">ATOM <text:s text:c="3"/>684 <text:s/>CA <text:s/>GLY <text:s text:c="3"/>48 <text:s text:c="5"/>27.779 <text:s/>39.375 -40.841 <text:s/>1.00 <text:s/>0.00 <text:s text:c="10"/>C <text:s/></text:p>
      <text:p text:style-name="P1">ATOM <text:s text:c="3"/>685 <text:s/>C <text:s text:c="2"/>GLY <text:s text:c="3"/>48 <text:s text:c="5"/>29.072 <text:s/>40.025 -40.412 <text:s/>1.00 <text:s/>0.00 <text:s text:c="10"/>C <text:s/></text:p>
      <text:p text:style-name="P1">ATOM <text:s text:c="3"/>686 <text:s/>O <text:s text:c="2"/>GLY <text:s text:c="3"/>48 <text:s text:c="5"/>29.631 <text:s/>40.883 -41.099 <text:s/>1.00 <text:s/>0.00 <text:s text:c="10"/>O <text:s/></text:p>
      <text:p text:style-name="P1">ATOM <text:s text:c="3"/>687 <text:s/>H <text:s text:c="2"/>GLY <text:s text:c="3"/>48 <text:s text:c="5"/>27.945 <text:s/>37.456 -39.718 <text:s/>1.00 <text:s/>0.00 <text:s text:c="10"/>H <text:s/></text:p>
      <text:p text:style-name="P1">ATOM <text:s text:c="3"/>688 3HA <text:s/>GLY <text:s text:c="3"/>48 <text:s text:c="5"/>26.994 <text:s/>39.735 -40.244 <text:s/>0.00 <text:s/>0.00 <text:s text:c="10"/>H <text:s/></text:p>
      <text:p text:style-name="P1">ATOM <text:s text:c="3"/>689 <text:s/>HA <text:s/>GLY <text:s text:c="3"/>48 <text:s text:c="5"/>27.616 <text:s/>39.614 -41.909 <text:s/>1.00 <text:s/>0.00 <text:s text:c="10"/>H <text:s/></text:p>
      <text:p text:style-name="P1">ATOM <text:s text:c="3"/>690 <text:s/>N <text:s text:c="2"/>ALA <text:s text:c="3"/>49 <text:s text:c="5"/>29.683 <text:s/>39.622 -39.137 <text:s/>1.00 <text:s/>0.00 <text:s text:c="10"/>N <text:s/></text:p>
      <text:p text:style-name="P1">ATOM <text:s text:c="3"/>691 <text:s/>CA <text:s/>ALA <text:s text:c="3"/>49 <text:s text:c="5"/>30.903 <text:s/>40.413 -39.001 <text:s/>1.00 <text:s/>0.00 <text:s text:c="10"/>C <text:s/></text:p>
      <text:p text:style-name="P1">ATOM <text:s text:c="3"/>692 <text:s/>C <text:s text:c="2"/>ALA <text:s text:c="3"/>49 <text:s text:c="5"/>31.819 <text:s/>40.201 -40.182 <text:s/>1.00 <text:s/>0.00 <text:s text:c="10"/>C <text:s/></text:p>
      <text:p text:style-name="P1">ATOM <text:s text:c="3"/>693 <text:s/>O <text:s text:c="2"/>ALA <text:s text:c="3"/>49 <text:s text:c="5"/>32.353 <text:s/>41.145 -40.776 <text:s/>1.00 <text:s/>0.00 <text:s text:c="10"/>O <text:s/></text:p>
      <text:p text:style-name="P1">ATOM <text:s text:c="3"/>694 <text:s/>CB <text:s/>ALA <text:s text:c="3"/>49 <text:s text:c="5"/>31.558 <text:s/>40.032 -37.662 <text:s/>1.00 <text:s/>0.00 <text:s text:c="10"/>C <text:s/></text:p>
      <text:p text:style-name="P1">ATOM <text:s text:c="3"/>695 <text:s/>H <text:s text:c="2"/>ALA <text:s text:c="3"/>49 <text:s text:c="5"/>29.697 <text:s/>38.542 -39.136 <text:s/>1.00 <text:s/>0.00 <text:s text:c="10"/>H <text:s/></text:p>
      <text:p text:style-name="P1">ATOM <text:s text:c="3"/>696 <text:s/>HA <text:s/>ALA <text:s text:c="3"/>49 <text:s text:c="5"/>30.630 <text:s/>41.485 -38.985 <text:s/>1.00 <text:s/>0.00 <text:s text:c="10"/>H <text:s/></text:p>
      <text:p text:style-name="P1">ATOM <text:s text:c="3"/>697 1HB <text:s/>ALA <text:s text:c="3"/>49 <text:s text:c="5"/>30.886 <text:s/>40.229 -36.805 <text:s/>1.00 <text:s/>0.00 <text:s text:c="10"/>H <text:s/></text:p>
      <text:p text:style-name="P1">ATOM <text:s text:c="3"/>698 2HB <text:s/>ALA <text:s text:c="3"/>49 <text:s text:c="5"/>31.828 <text:s/>38.959 -37.621 <text:s/>1.00 <text:s/>0.00 <text:s text:c="10"/>H <text:s/></text:p>
      <text:p text:style-name="P1">ATOM <text:s text:c="3"/>699 3HB <text:s/>ALA <text:s text:c="3"/>49 <text:s text:c="5"/>32.484 <text:s/>40.607 -37.479 <text:s/>1.00 <text:s/>0.00 <text:s text:c="10"/>H <text:s/></text:p>
      <text:p text:style-name="P1">ATOM <text:s text:c="3"/>700 <text:s/>N <text:s text:c="2"/>VAL <text:s text:c="3"/>50 <text:s text:c="5"/>32.084 <text:s/>38.830 -40.641 <text:s/>1.00 <text:s/>0.00 <text:s text:c="10"/>N <text:s/></text:p>
      <text:p text:style-name="P1">ATOM <text:s text:c="3"/>701 <text:s/>CA <text:s/>VAL <text:s text:c="3"/>50 <text:s text:c="5"/>32.990 <text:s/>38.947 -41.780 <text:s/>1.00 <text:s/>0.00 <text:s text:c="10"/>C <text:s/></text:p>
      <text:p text:style-name="P1">ATOM <text:s text:c="3"/>702 <text:s/>C <text:s text:c="2"/>VAL <text:s text:c="3"/>50 <text:s text:c="5"/>32.393 <text:s/>39.820 -42.858 <text:s/>1.00 <text:s/>0.00 <text:s text:c="10"/>C <text:s/></text:p>
      <text:p text:style-name="P1">ATOM <text:s text:c="3"/>703 <text:s/>O <text:s text:c="2"/>VAL <text:s text:c="3"/>50 <text:s text:c="5"/>33.041 <text:s/>40.720 -43.408 <text:s/>1.00 <text:s/>0.00 <text:s text:c="10"/>O <text:s/></text:p>
      <text:p text:style-name="P1">ATOM <text:s text:c="3"/>704 <text:s/>CB <text:s/>VAL <text:s text:c="3"/>50 <text:s text:c="5"/>33.330 <text:s/>37.511 -42.345 <text:s/>1.00 <text:s/>0.00 <text:s text:c="10"/>C <text:s/></text:p>
      <text:p text:style-name="P1">ATOM <text:s text:c="3"/>705 <text:s/>CG1 VAL <text:s text:c="3"/>50 <text:s text:c="5"/>34.135 <text:s/>37.465 -43.673 <text:s/>1.00 <text:s/>0.00 <text:s text:c="10"/>C <text:s/></text:p>
      <text:p text:style-name="P1">ATOM <text:s text:c="3"/>706 <text:s/>CG2 VAL <text:s text:c="3"/>50 <text:s text:c="5"/>34.122 <text:s/>36.621 -41.357 <text:s/>1.00 <text:s/>0.00 <text:s text:c="10"/>C <text:s/></text:p>
      <text:p text:style-name="P1">ATOM <text:s text:c="3"/>707 <text:s/>H <text:s text:c="2"/>VAL <text:s text:c="3"/>50 <text:s text:c="5"/>31.121 <text:s/>38.346 -40.723 <text:s/>1.00 <text:s/>0.00 <text:s text:c="10"/>H <text:s/></text:p>
      <text:p text:style-name="P1"><text:soft-page-break/>ATOM <text:s text:c="3"/>708 <text:s/>HA <text:s/>VAL <text:s text:c="3"/>50 <text:s text:c="5"/>33.921 <text:s/>39.438 -41.445 <text:s/>1.00 <text:s/>0.00 <text:s text:c="10"/>H <text:s/></text:p>
      <text:p text:style-name="P1">ATOM <text:s text:c="3"/>709 <text:s/>HB <text:s/>VAL <text:s text:c="3"/>50 <text:s text:c="5"/>32.364 <text:s/>37.000 -42.544 <text:s/>1.00 <text:s/>0.00 <text:s text:c="10"/>H <text:s/></text:p>
      <text:p text:style-name="P1">ATOM <text:s text:c="3"/>710 1HG1 VAL <text:s text:c="3"/>50 <text:s text:c="5"/>35.116 <text:s/>37.969 -43.591 <text:s/>1.00 <text:s/>0.00 <text:s text:c="10"/>H <text:s/></text:p>
      <text:p text:style-name="P1">ATOM <text:s text:c="3"/>711 2HG1 VAL <text:s text:c="3"/>50 <text:s text:c="5"/>34.326 <text:s/>36.428 -44.012 <text:s/>1.00 <text:s/>0.00 <text:s text:c="10"/>H <text:s/></text:p>
      <text:p text:style-name="P1">ATOM <text:s text:c="3"/>712 3HG1 VAL <text:s text:c="3"/>50 <text:s text:c="5"/>33.594 <text:s/>37.942 -44.511 <text:s/>1.00 <text:s/>0.00 <text:s text:c="10"/>H <text:s/></text:p>
      <text:p text:style-name="P1">ATOM <text:s text:c="3"/>713 1HG2 VAL <text:s text:c="3"/>50 <text:s text:c="5"/>33.604 <text:s/>36.524 -40.385 <text:s/>1.00 <text:s/>0.00 <text:s text:c="10"/>H <text:s/></text:p>
      <text:p text:style-name="P1">ATOM <text:s text:c="3"/>714 2HG2 VAL <text:s text:c="3"/>50 <text:s text:c="5"/>34.245 <text:s/>35.589 -41.741 <text:s/>1.00 <text:s/>0.00 <text:s text:c="10"/>H <text:s/></text:p>
      <text:p text:style-name="P1">ATOM <text:s text:c="3"/>715 3HG2 VAL <text:s text:c="3"/>50 <text:s text:c="5"/>35.133 <text:s/>37.018 -41.150 <text:s/>1.00 <text:s/>0.00 <text:s text:c="10"/>H <text:s/></text:p>
      <text:p text:style-name="P1">ATOM <text:s text:c="3"/>716 <text:s/>N <text:s text:c="2"/>VAL <text:s text:c="3"/>51 <text:s text:c="5"/>30.999 <text:s/>39.595 -43.267 <text:s/>1.00 <text:s/>0.00 <text:s text:c="10"/>N <text:s/></text:p>
      <text:p text:style-name="P1">ATOM <text:s text:c="3"/>717 <text:s/>CA <text:s/>VAL <text:s text:c="3"/>51 <text:s text:c="5"/>30.714 <text:s/>40.577 -44.309 <text:s/>1.00 <text:s/>0.00 <text:s text:c="10"/>C <text:s/></text:p>
      <text:p text:style-name="P1">ATOM <text:s text:c="3"/>718 <text:s/>C <text:s text:c="2"/>VAL <text:s text:c="3"/>51 <text:s text:c="5"/>30.958 <text:s/>41.981 -43.809 <text:s/>1.00 <text:s/>0.00 <text:s text:c="10"/>C <text:s/></text:p>
      <text:p text:style-name="P1">ATOM <text:s text:c="3"/>719 <text:s/>O <text:s text:c="2"/>VAL <text:s text:c="3"/>51 <text:s text:c="5"/>31.598 <text:s/>42.811 -44.467 <text:s/>1.00 <text:s/>0.00 <text:s text:c="10"/>O <text:s/></text:p>
      <text:p text:style-name="P1">ATOM <text:s text:c="3"/>720 <text:s/>CB <text:s/>VAL <text:s text:c="3"/>51 <text:s text:c="5"/>29.225 <text:s/>40.410 -44.810 <text:s/>1.00 <text:s/>0.00 <text:s text:c="10"/>C <text:s/></text:p>
      <text:p text:style-name="P1">ATOM <text:s text:c="3"/>721 <text:s/>CG1 VAL <text:s text:c="3"/>51 <text:s text:c="5"/>28.700 <text:s/>41.498 -45.788 <text:s/>1.00 <text:s/>0.00 <text:s text:c="10"/>C <text:s/></text:p>
      <text:p text:style-name="P1">ATOM <text:s text:c="3"/>722 <text:s/>CG2 VAL <text:s text:c="3"/>51 <text:s text:c="5"/>28.950 <text:s/>39.061 -45.516 <text:s/>1.00 <text:s/>0.00 <text:s text:c="10"/>C <text:s/></text:p>
      <text:p text:style-name="P1">ATOM <text:s text:c="3"/>723 <text:s/>H <text:s text:c="2"/>VAL <text:s text:c="3"/>51 <text:s text:c="5"/>30.421 <text:s/>39.542 -42.356 <text:s/>1.00 <text:s/>0.00 <text:s text:c="10"/>H <text:s/></text:p>
      <text:p text:style-name="P1">ATOM <text:s text:c="3"/>724 <text:s/>HA <text:s/>VAL <text:s text:c="3"/>51 <text:s text:c="5"/>31.405 <text:s/>40.411 -45.154 <text:s/>1.00 <text:s/>0.00 <text:s text:c="10"/>H <text:s/></text:p>
      <text:p text:style-name="P1">ATOM <text:s text:c="3"/>725 <text:s/>HB <text:s/>VAL <text:s text:c="3"/>51 <text:s text:c="5"/>28.571 <text:s/>40.450 -43.913 <text:s/>1.00 <text:s/>0.00 <text:s text:c="10"/>H <text:s/></text:p>
      <text:p text:style-name="P1">ATOM <text:s text:c="3"/>726 1HG1 VAL <text:s text:c="3"/>51 <text:s text:c="5"/>29.300 <text:s/>41.558 -46.715 <text:s/>1.00 <text:s/>0.00 <text:s text:c="10"/>H <text:s/></text:p>
      <text:p text:style-name="P1">ATOM <text:s text:c="3"/>727 2HG1 VAL <text:s text:c="3"/>51 <text:s text:c="5"/>27.649 <text:s/>41.321 -46.087 <text:s/>1.00 <text:s/>0.00 <text:s text:c="10"/>H <text:s/></text:p>
      <text:p text:style-name="P1">ATOM <text:s text:c="3"/>728 3HG1 VAL <text:s text:c="3"/>51 <text:s text:c="5"/>28.700 <text:s/>42.508 -45.335 <text:s/>1.00 <text:s/>0.00 <text:s text:c="10"/>H <text:s/></text:p>
      <text:p text:style-name="P1">ATOM <text:s text:c="3"/>729 1HG2 VAL <text:s text:c="3"/>51 <text:s text:c="5"/>29.225 <text:s/>38.200 -44.880 <text:s/>1.00 <text:s/>0.00 <text:s text:c="10"/>H <text:s/></text:p>
      <text:p text:style-name="P1">ATOM <text:s text:c="3"/>730 2HG2 VAL <text:s text:c="3"/>51 <text:s text:c="5"/>27.876 <text:s/>38.932 -45.754 <text:s/>1.00 <text:s/>0.00 <text:s text:c="10"/>H <text:s/></text:p>
      <text:p text:style-name="P1">ATOM <text:s text:c="3"/>731 3HG2 VAL <text:s text:c="3"/>51 <text:s text:c="5"/>29.511 <text:s/>38.959 -46.464 <text:s/>1.00 <text:s/>0.00 <text:s text:c="10"/>H <text:s/></text:p>
      <text:p text:style-name="P1">ATOM <text:s text:c="3"/>732 <text:s/>N <text:s text:c="2"/>GLU <text:s text:c="3"/>52 <text:s text:c="5"/>30.418 <text:s/>42.375 -42.499 <text:s/>1.00 <text:s/>0.00 <text:s text:c="10"/>N <text:s/></text:p>
      <text:p text:style-name="P1">ATOM <text:s text:c="3"/>733 <text:s/>CA <text:s/>GLU <text:s text:c="3"/>52 <text:s text:c="5"/>30.811 <text:s/>43.766 -42.296 <text:s/>1.00 <text:s/>0.00 <text:s text:c="10"/>C <text:s/></text:p>
      <text:p text:style-name="P1">ATOM <text:s text:c="3"/>734 <text:s/>C <text:s text:c="2"/>GLU <text:s text:c="3"/>52 <text:s text:c="5"/>32.310 <text:s/>43.923 -42.382 <text:s/>1.00 <text:s/>0.00 <text:s text:c="10"/>C <text:s/></text:p>
      <text:p text:style-name="P1">ATOM <text:s text:c="3"/>735 <text:s/>O <text:s text:c="2"/>GLU <text:s text:c="3"/>52 <text:s text:c="5"/>32.839 <text:s/>44.821 -43.052 <text:s/>1.00 <text:s/>0.00 <text:s text:c="10"/>O <text:s/></text:p>
      <text:p text:style-name="P1">ATOM <text:s text:c="3"/>736 <text:s/>CB <text:s/>GLU <text:s text:c="3"/>52 <text:s text:c="5"/>30.291 <text:s/>44.262 -40.916 <text:s/>1.00 <text:s/>0.00 <text:s text:c="10"/>C <text:s/></text:p>
      <text:p text:style-name="P1">ATOM <text:s text:c="3"/>737 <text:s/>CG <text:s/>GLU <text:s text:c="3"/>52 <text:s text:c="5"/>30.593 <text:s/>45.757 -40.575 <text:s/>1.00 <text:s/>0.00 <text:s text:c="10"/>C <text:s/></text:p>
      <text:p text:style-name="P1">ATOM <text:s text:c="3"/>738 <text:s/>CD <text:s/>GLU <text:s text:c="3"/>52 <text:s text:c="5"/>30.167 <text:s/>46.288 -39.219 <text:s/>1.00 <text:s/>0.00 <text:s text:c="10"/>C <text:s/></text:p>
      <text:p text:style-name="P1">ATOM <text:s text:c="3"/>739 <text:s/>OE1 GLU <text:s text:c="3"/>52 <text:s text:c="5"/>29.571 <text:s/>45.558 -38.404 <text:s/>1.00 <text:s/>0.00 <text:s text:c="10"/>O <text:s/></text:p>
      <text:p text:style-name="P1">ATOM <text:s text:c="3"/>740 <text:s/>OE2 GLU <text:s text:c="3"/>52 <text:s text:c="5"/>30.459 <text:s/>47.476 -38.968 <text:s/>1.00 <text:s/>0.00 <text:s text:c="10"/>O1-</text:p>
      <text:p text:style-name="P1">ATOM <text:s text:c="3"/>741 <text:s/>H <text:s text:c="2"/>GLU <text:s text:c="3"/>52 <text:s text:c="5"/>30.699 <text:s/>41.594 -41.809 <text:s/>1.00 <text:s/>0.00 <text:s text:c="10"/>H <text:s/></text:p>
      <text:p text:style-name="P1">ATOM <text:s text:c="3"/>742 <text:s/>HA <text:s/>GLU <text:s text:c="3"/>52 <text:s text:c="5"/>30.359 <text:s/>44.382 -43.094 <text:s/>1.00 <text:s/>0.00 <text:s text:c="10"/>H <text:s/></text:p>
      <text:p text:style-name="P1">ATOM <text:s text:c="3"/>743 2HB <text:s/>GLU <text:s text:c="3"/>52 <text:s text:c="5"/>30.709 <text:s/>43.627 -40.108 <text:s/>1.00 <text:s/>0.00 <text:s text:c="10"/>H <text:s/></text:p>
      <text:p text:style-name="P1">ATOM <text:s text:c="3"/>744 3HB <text:s/>GLU <text:s text:c="3"/>52 <text:s text:c="5"/>29.197 <text:s/>44.107 -40.847 <text:s/>1.00 <text:s/>0.00 <text:s text:c="10"/>H <text:s/></text:p>
      <text:p text:style-name="P1">ATOM <text:s text:c="3"/>745 2HG <text:s/>GLU <text:s text:c="3"/>52 <text:s text:c="5"/>30.152 <text:s/>46.434 -41.324 <text:s/>1.00 <text:s/>0.00 <text:s text:c="10"/>H <text:s/></text:p>
      <text:p text:style-name="P1">ATOM <text:s text:c="3"/>746 3HG <text:s/>GLU <text:s text:c="3"/>52 <text:s text:c="5"/>31.676 <text:s/>45.961 -40.593 <text:s/>1.00 <text:s/>0.00 <text:s text:c="10"/>H <text:s/></text:p>
      <text:p text:style-name="P1">ATOM <text:s text:c="3"/>747 <text:s/>N <text:s text:c="2"/>LEU <text:s text:c="3"/>53 <text:s text:c="5"/>33.168 <text:s/>42.982 -41.647 <text:s/>1.00 <text:s/>0.00 <text:s text:c="10"/>N <text:s/></text:p>
      <text:p text:style-name="P1">ATOM <text:s text:c="3"/>748 <text:s/>CA <text:s/>LEU <text:s text:c="3"/>53 <text:s text:c="5"/>34.545 <text:s/>43.383 -41.922 <text:s/>1.00 <text:s/>0.00 <text:s text:c="10"/>C <text:s/></text:p>
      <text:p text:style-name="P1">ATOM <text:s text:c="3"/>749 <text:s/>C <text:s text:c="2"/>LEU <text:s text:c="3"/>53 <text:s text:c="5"/>34.819 <text:s/>43.390 -43.407 <text:s/>1.00 <text:s/>0.00 <text:s text:c="10"/>C <text:s/></text:p>
      <text:p text:style-name="P1">ATOM <text:s text:c="3"/>750 <text:s/>O <text:s text:c="2"/>LEU <text:s text:c="3"/>53 <text:s text:c="5"/>35.391 <text:s/>44.338 -43.966 <text:s/>1.00 <text:s/>0.00 <text:s text:c="10"/>O <text:s/></text:p>
      <text:p text:style-name="P1">ATOM <text:s text:c="3"/>751 <text:s/>CB <text:s/>LEU <text:s text:c="3"/>53 <text:s text:c="5"/>35.544 <text:s/>42.453 -41.177 <text:s/>1.00 <text:s/>0.00 <text:s text:c="10"/>C <text:s/></text:p>
      <text:p text:style-name="P1">ATOM <text:s text:c="3"/>752 <text:s/>CG <text:s/>LEU <text:s text:c="3"/>53 <text:s text:c="5"/>35.431 <text:s/>42.347 -39.632 <text:s/>1.00 <text:s/>0.00 <text:s text:c="10"/>C <text:s/></text:p>
      <text:p text:style-name="P1">ATOM <text:s text:c="3"/>753 <text:s/>CD1 LEU <text:s text:c="3"/>53 <text:s text:c="5"/>36.567 <text:s/>41.476 -39.078 <text:s/>1.00 <text:s/>0.00 <text:s text:c="10"/>C <text:s/></text:p>
      <text:p text:style-name="P1">ATOM <text:s text:c="3"/>754 <text:s/>CD2 LEU <text:s text:c="3"/>53 <text:s text:c="5"/>35.446 <text:s/>43.721 -38.940 <text:s/>1.00 <text:s/>0.00 <text:s text:c="10"/>C <text:s/></text:p>
      <text:p text:style-name="P1">ATOM <text:s text:c="3"/>755 <text:s/>H <text:s text:c="2"/>LEU <text:s text:c="3"/>53 <text:s text:c="5"/>32.821 <text:s/>42.043 -41.869 <text:s/>1.00 <text:s/>0.00 <text:s text:c="10"/>H <text:s/></text:p>
      <text:p text:style-name="P1">ATOM <text:s text:c="3"/>756 <text:s/>HA <text:s/>LEU <text:s text:c="3"/>53 <text:s text:c="5"/>34.681 <text:s/>44.424 -41.577 <text:s/>1.00 <text:s/>0.00 <text:s text:c="10"/>H <text:s/></text:p>
      <text:p text:style-name="P1">ATOM <text:s text:c="3"/>757 2HB <text:s/>LEU <text:s text:c="3"/>53 <text:s text:c="5"/>36.575 <text:s/>42.772 -41.429 <text:s/>1.00 <text:s/>0.00 <text:s text:c="10"/>H <text:s/></text:p>
      <text:p text:style-name="P1">ATOM <text:s text:c="3"/>758 3HB <text:s/>LEU <text:s text:c="3"/>53 <text:s text:c="5"/>35.460 <text:s/>41.432 -41.599 <text:s/>1.00 <text:s/>0.00 <text:s text:c="10"/>H <text:s/></text:p>
      <text:p text:style-name="P1">ATOM <text:s text:c="3"/>759 <text:s/>HG <text:s/>LEU <text:s text:c="3"/>53 <text:s text:c="5"/>34.469 <text:s/>41.848 -39.390 <text:s/>1.00 <text:s/>0.00 <text:s text:c="10"/>H <text:s/></text:p>
      <text:p text:style-name="P1">ATOM <text:s text:c="3"/>760 1HD1 LEU <text:s text:c="3"/>53 <text:s text:c="5"/>36.562 <text:s/>40.463 -39.522 <text:s/>1.00 <text:s/>0.00 <text:s text:c="10"/>H <text:s/></text:p>
      <text:p text:style-name="P1">ATOM <text:s text:c="3"/>761 2HD1 LEU <text:s text:c="3"/>53 <text:s text:c="5"/>37.564 <text:s/>41.914 -39.273 <text:s/>1.00 <text:s/>0.00 <text:s text:c="10"/>H <text:s/></text:p>
      <text:p text:style-name="P1">ATOM <text:s text:c="3"/>762 3HD1 LEU <text:s text:c="3"/>53 <text:s text:c="5"/>36.479 <text:s/>41.340 -37.984 <text:s/>1.00 <text:s/>0.00 <text:s text:c="10"/>H <text:s/></text:p>
      <text:p text:style-name="P1">ATOM <text:s text:c="3"/>763 1HD2 LEU <text:s text:c="3"/>53 <text:s text:c="5"/>36.345 <text:s/>44.310 -39.199 <text:s/>1.00 <text:s/>0.00 <text:s text:c="10"/>H <text:s/></text:p>
      <text:p text:style-name="P1">ATOM <text:s text:c="3"/>764 2HD2 LEU <text:s text:c="3"/>53 <text:s text:c="5"/>34.563 <text:s/>44.324 -39.225 <text:s/>1.00 <text:s/>0.00 <text:s text:c="10"/>H <text:s/></text:p>
      <text:p text:style-name="P1">ATOM <text:s text:c="3"/>765 3HD2 LEU <text:s text:c="3"/>53 <text:s text:c="5"/>35.410 <text:s/>43.629 -37.839 <text:s/>1.00 <text:s/>0.00 <text:s text:c="10"/>H <text:s/></text:p>
      <text:p text:style-name="P1">ATOM <text:s text:c="3"/>766 <text:s/>N <text:s text:c="2"/>LEU <text:s text:c="3"/>54 <text:s text:c="5"/>34.395 <text:s/>42.237 -44.215 <text:s/>1.00 <text:s/>0.00 <text:s text:c="10"/>N <text:s/></text:p>
      <text:p text:style-name="P1"><text:soft-page-break/>ATOM <text:s text:c="3"/>767 <text:s/>CA <text:s/>LEU <text:s text:c="3"/>54 <text:s text:c="5"/>34.792 <text:s/>42.532 -45.589 <text:s/>1.00 <text:s/>0.00 <text:s text:c="10"/>C <text:s/></text:p>
      <text:p text:style-name="P1">ATOM <text:s text:c="3"/>768 <text:s/>C <text:s text:c="2"/>LEU <text:s text:c="3"/>54 <text:s text:c="5"/>34.185 <text:s/>43.832 -46.059 <text:s/>1.00 <text:s/>0.00 <text:s text:c="10"/>C <text:s/></text:p>
      <text:p text:style-name="P1">ATOM <text:s text:c="3"/>769 <text:s/>O <text:s text:c="2"/>LEU <text:s text:c="3"/>54 <text:s text:c="5"/>34.855 <text:s/>44.699 -46.641 <text:s/>1.00 <text:s/>0.00 <text:s text:c="10"/>O <text:s/></text:p>
      <text:p text:style-name="P1">ATOM <text:s text:c="3"/>770 <text:s/>CB <text:s/>LEU <text:s text:c="3"/>54 <text:s text:c="5"/>34.400 <text:s/>41.362 -46.534 <text:s/>1.00 <text:s/>0.00 <text:s text:c="10"/>C <text:s/></text:p>
      <text:p text:style-name="P1">ATOM <text:s text:c="3"/>771 <text:s/>CG <text:s/>LEU <text:s text:c="3"/>54 <text:s text:c="5"/>34.963 <text:s/>39.949 -46.221 <text:s/>1.00 <text:s/>0.00 <text:s text:c="10"/>C <text:s/></text:p>
      <text:p text:style-name="P1">ATOM <text:s text:c="3"/>772 <text:s/>CD1 LEU <text:s text:c="3"/>54 <text:s text:c="5"/>34.556 <text:s/>38.962 -47.324 <text:s/>1.00 <text:s/>0.00 <text:s text:c="10"/>C <text:s/></text:p>
      <text:p text:style-name="P1">ATOM <text:s text:c="3"/>773 <text:s/>CD2 LEU <text:s text:c="3"/>54 <text:s text:c="5"/>36.493 <text:s/>39.943 -46.059 <text:s/>1.00 <text:s/>0.00 <text:s text:c="10"/>C <text:s/></text:p>
      <text:p text:style-name="P1">ATOM <text:s text:c="3"/>774 <text:s/>H <text:s text:c="2"/>LEU <text:s text:c="3"/>54 <text:s text:c="5"/>33.421 <text:s/>42.050 -43.959 <text:s/>1.00 <text:s/>0.00 <text:s text:c="10"/>H <text:s/></text:p>
      <text:p text:style-name="P1">ATOM <text:s text:c="3"/>775 <text:s/>HA <text:s/>LEU <text:s text:c="3"/>54 <text:s text:c="5"/>35.888 <text:s/>42.676 -45.613 <text:s/>1.00 <text:s/>0.00 <text:s text:c="10"/>H <text:s/></text:p>
      <text:p text:style-name="P1">ATOM <text:s text:c="3"/>776 2HB <text:s/>LEU <text:s text:c="3"/>54 <text:s text:c="5"/>34.694 <text:s/>41.632 -47.568 <text:s/>1.00 <text:s/>0.00 <text:s text:c="10"/>H <text:s/></text:p>
      <text:p text:style-name="P1">ATOM <text:s text:c="3"/>777 3HB <text:s/>LEU <text:s text:c="3"/>54 <text:s text:c="5"/>33.294 <text:s/>41.290 -46.570 <text:s/>1.00 <text:s/>0.00 <text:s text:c="10"/>H <text:s/></text:p>
      <text:p text:style-name="P1">ATOM <text:s text:c="3"/>778 <text:s/>HG <text:s/>LEU <text:s text:c="3"/>54 <text:s text:c="5"/>34.512 <text:s/>39.601 -45.268 <text:s/>1.00 <text:s/>0.00 <text:s text:c="10"/>H <text:s/></text:p>
      <text:p text:style-name="P1">ATOM <text:s text:c="3"/>779 1HD1 LEU <text:s text:c="3"/>54 <text:s text:c="5"/>33.457 <text:s/>38.907 -47.442 <text:s/>1.00 <text:s/>0.00 <text:s text:c="10"/>H <text:s/></text:p>
      <text:p text:style-name="P1">ATOM <text:s text:c="3"/>780 2HD1 LEU <text:s text:c="3"/>54 <text:s text:c="5"/>34.976 <text:s/>39.237 -48.309 <text:s/>1.00 <text:s/>0.00 <text:s text:c="10"/>H <text:s/></text:p>
      <text:p text:style-name="P1">ATOM <text:s text:c="3"/>781 3HD1 LEU <text:s text:c="3"/>54 <text:s text:c="5"/>34.900 <text:s/>37.935 -47.098 <text:s/>1.00 <text:s/>0.00 <text:s text:c="10"/>H <text:s/></text:p>
      <text:p text:style-name="P1">ATOM <text:s text:c="3"/>782 1HD2 LEU <text:s text:c="3"/>54 <text:s text:c="5"/>37.010 <text:s/>40.352 -46.946 <text:s/>1.00 <text:s/>0.00 <text:s text:c="10"/>H <text:s/></text:p>
      <text:p text:style-name="P1">ATOM <text:s text:c="3"/>783 2HD2 LEU <text:s text:c="3"/>54 <text:s text:c="5"/>36.806 <text:s/>40.547 -45.187 <text:s/>1.00 <text:s/>0.00 <text:s text:c="10"/>H <text:s/></text:p>
      <text:p text:style-name="P1">ATOM <text:s text:c="3"/>784 3HD2 LEU <text:s text:c="3"/>54 <text:s text:c="5"/>36.886 <text:s/>38.924 -45.881 <text:s/>1.00 <text:s/>0.00 <text:s text:c="10"/>H <text:s/></text:p>
      <text:p text:style-name="P1">ATOM <text:s text:c="3"/>785 <text:s/>N <text:s text:c="2"/>TYR <text:s text:c="3"/>55 <text:s text:c="5"/>32.756 <text:s/>44.078 -45.820 <text:s/>1.00 <text:s/>0.00 <text:s text:c="10"/>N <text:s/></text:p>
      <text:p text:style-name="P1">ATOM <text:s text:c="3"/>786 <text:s/>CA <text:s/>TYR <text:s text:c="3"/>55 <text:s text:c="5"/>32.468 <text:s/>45.396 -46.378 <text:s/>1.00 <text:s/>0.00 <text:s text:c="10"/>C <text:s/></text:p>
      <text:p text:style-name="P1">ATOM <text:s text:c="3"/>787 <text:s/>C <text:s text:c="2"/>TYR <text:s text:c="3"/>55 <text:s text:c="5"/>33.354 <text:s/>46.450 -45.761 <text:s/>1.00 <text:s/>0.00 <text:s text:c="10"/>C <text:s/></text:p>
      <text:p text:style-name="P1">ATOM <text:s text:c="3"/>788 <text:s/>O <text:s text:c="2"/>TYR <text:s text:c="3"/>55 <text:s text:c="5"/>33.949 <text:s/>47.288 -46.445 <text:s/>1.00 <text:s/>0.00 <text:s text:c="10"/>O <text:s/></text:p>
      <text:p text:style-name="P1">ATOM <text:s text:c="3"/>789 <text:s/>CB <text:s/>TYR <text:s text:c="3"/>55 <text:s text:c="5"/>30.987 <text:s/>45.800 -46.115 <text:s/>1.00 <text:s/>0.00 <text:s text:c="10"/>C <text:s/></text:p>
      <text:p text:style-name="P1">ATOM <text:s text:c="3"/>790 <text:s/>CG <text:s/>TYR <text:s text:c="3"/>55 <text:s text:c="5"/>29.909 <text:s/>44.903 -46.735 <text:s/>1.00 <text:s/>0.00 <text:s text:c="10"/>C <text:s/></text:p>
      <text:p text:style-name="P1">ATOM <text:s text:c="3"/>791 <text:s/>CD1 TYR <text:s text:c="3"/>55 <text:s text:c="5"/>29.592 <text:s/>45.004 -48.093 <text:s/>1.00 <text:s/>0.00 <text:s text:c="10"/>C <text:s/></text:p>
      <text:p text:style-name="P1">ATOM <text:s text:c="3"/>792 <text:s/>CD2 TYR <text:s text:c="3"/>55 <text:s text:c="5"/>29.242 <text:s/>43.967 -45.938 <text:s/>1.00 <text:s/>0.00 <text:s text:c="10"/>C <text:s/></text:p>
      <text:p text:style-name="P1">ATOM <text:s text:c="3"/>793 <text:s/>CE1 TYR <text:s text:c="3"/>55 <text:s text:c="5"/>28.621 <text:s/>44.173 -48.646 <text:s/>1.00 <text:s/>0.00 <text:s text:c="10"/>C <text:s/></text:p>
      <text:p text:style-name="P1">ATOM <text:s text:c="3"/>794 <text:s/>CE2 TYR <text:s text:c="3"/>55 <text:s text:c="5"/>28.272 <text:s/>43.138 -46.493 <text:s/>1.00 <text:s/>0.00 <text:s text:c="10"/>C <text:s/></text:p>
      <text:p text:style-name="P1">ATOM <text:s text:c="3"/>795 <text:s/>CZ <text:s/>TYR <text:s text:c="3"/>55 <text:s text:c="5"/>27.962 <text:s/>43.242 -47.848 <text:s/>1.00 <text:s/>0.00 <text:s text:c="10"/>C <text:s/></text:p>
      <text:p text:style-name="P1">ATOM <text:s text:c="3"/>796 <text:s/>OH <text:s/>TYR <text:s text:c="3"/>55 <text:s text:c="5"/>27.012 <text:s/>42.428 -48.396 <text:s/>1.00 <text:s/>0.00 <text:s text:c="10"/>O <text:s/></text:p>
      <text:p text:style-name="P1">ATOM <text:s text:c="3"/>797 <text:s/>H <text:s text:c="2"/>TYR <text:s text:c="3"/>55 <text:s text:c="5"/>32.578 <text:s/>43.846 -44.780 <text:s/>1.00 <text:s/>0.00 <text:s text:c="10"/>H <text:s/></text:p>
      <text:p text:style-name="P1">ATOM <text:s text:c="3"/>798 <text:s/>HA <text:s/>TYR <text:s text:c="3"/>55 <text:s text:c="5"/>32.669 <text:s/>45.377 -47.466 <text:s/>1.00 <text:s/>0.00 <text:s text:c="10"/>H <text:s/></text:p>
      <text:p text:style-name="P1">ATOM <text:s text:c="3"/>799 2HB <text:s/>TYR <text:s text:c="3"/>55 <text:s text:c="5"/>30.812 <text:s/>46.831 -46.480 <text:s/>1.00 <text:s/>0.00 <text:s text:c="10"/>H <text:s/></text:p>
      <text:p text:style-name="P1">ATOM <text:s text:c="3"/>800 3HB <text:s/>TYR <text:s text:c="3"/>55 <text:s text:c="5"/>30.818 <text:s/>45.881 -45.022 <text:s/>1.00 <text:s/>0.00 <text:s text:c="10"/>H <text:s/></text:p>
      <text:p text:style-name="P1">ATOM <text:s text:c="3"/>801 1HD <text:s/>TYR <text:s text:c="3"/>55 <text:s text:c="5"/>30.102 <text:s/>45.720 -48.722 <text:s/>1.00 <text:s/>0.00 <text:s text:c="10"/>H <text:s/></text:p>
      <text:p text:style-name="P1">ATOM <text:s text:c="3"/>802 2HD <text:s/>TYR <text:s text:c="3"/>55 <text:s text:c="5"/>29.485 <text:s/>43.874 -44.888 <text:s/>1.00 <text:s/>0.00 <text:s text:c="10"/>H <text:s/></text:p>
      <text:p text:style-name="P1">ATOM <text:s text:c="3"/>803 1HE <text:s/>TYR <text:s text:c="3"/>55 <text:s text:c="5"/>28.379 <text:s/>44.245 -49.697 <text:s/>1.00 <text:s/>0.00 <text:s text:c="10"/>H <text:s/></text:p>
      <text:p text:style-name="P1">ATOM <text:s text:c="3"/>804 2HE <text:s/>TYR <text:s text:c="3"/>55 <text:s text:c="5"/>27.769 <text:s/>42.416 -45.869 <text:s/>1.00 <text:s/>0.00 <text:s text:c="10"/>H <text:s/></text:p>
      <text:p text:style-name="P1">ATOM <text:s text:c="3"/>805 <text:s/>HH <text:s/>TYR <text:s text:c="3"/>55 <text:s text:c="5"/>26.669 <text:s/>41.854 -47.707 <text:s/>1.00 <text:s/>0.00 <text:s text:c="10"/>H <text:s/></text:p>
      <text:p text:style-name="P1">ATOM <text:s text:c="3"/>806 <text:s/>N <text:s text:c="2"/>ALA <text:s text:c="3"/>56 <text:s text:c="5"/>33.514 <text:s/>46.481 -44.300 <text:s/>1.00 <text:s/>0.00 <text:s text:c="10"/>N <text:s/></text:p>
      <text:p text:style-name="P1">ATOM <text:s text:c="3"/>807 <text:s/>CA <text:s/>ALA <text:s text:c="3"/>56 <text:s text:c="5"/>34.415 <text:s/>47.592 -44.010 <text:s/>1.00 <text:s/>0.00 <text:s text:c="10"/>C <text:s/></text:p>
      <text:p text:style-name="P1">ATOM <text:s text:c="3"/>808 <text:s/>C <text:s text:c="2"/>ALA <text:s text:c="3"/>56 <text:s text:c="5"/>35.727 <text:s/>47.429 -44.740 <text:s/>1.00 <text:s/>0.00 <text:s text:c="10"/>C <text:s/></text:p>
      <text:p text:style-name="P1">ATOM <text:s text:c="3"/>809 <text:s/>O <text:s text:c="2"/>ALA <text:s text:c="3"/>56 <text:s text:c="5"/>36.247 <text:s/>48.357 -45.371 <text:s/>1.00 <text:s/>0.00 <text:s text:c="10"/>O <text:s/></text:p>
      <text:p text:style-name="P1">ATOM <text:s text:c="3"/>810 <text:s/>CB <text:s/>ALA <text:s text:c="3"/>56 <text:s text:c="5"/>34.588 <text:s/>47.667 -42.484 <text:s/>1.00 <text:s/>0.00 <text:s text:c="10"/>C <text:s/></text:p>
      <text:p text:style-name="P1">ATOM <text:s text:c="3"/>811 <text:s/>H <text:s text:c="2"/>ALA <text:s text:c="3"/>56 <text:s text:c="5"/>33.738 <text:s/>45.468 -43.999 <text:s/>1.00 <text:s/>0.00 <text:s text:c="10"/>H <text:s/></text:p>
      <text:p text:style-name="P1">ATOM <text:s text:c="3"/>812 <text:s/>HA <text:s/>ALA <text:s text:c="3"/>56 <text:s text:c="5"/>33.951 <text:s/>48.528 -44.375 <text:s/>1.00 <text:s/>0.00 <text:s text:c="10"/>H <text:s/></text:p>
      <text:p text:style-name="P1">ATOM <text:s text:c="3"/>813 1HB <text:s/>ALA <text:s text:c="3"/>56 <text:s text:c="5"/>33.621 <text:s/>47.824 -41.968 <text:s/>1.00 <text:s/>0.00 <text:s text:c="10"/>H <text:s/></text:p>
      <text:p text:style-name="P1">ATOM <text:s text:c="3"/>814 2HB <text:s/>ALA <text:s text:c="3"/>56 <text:s text:c="5"/>35.028 <text:s/>46.740 -42.068 <text:s/>1.00 <text:s/>0.00 <text:s text:c="10"/>H <text:s/></text:p>
      <text:p text:style-name="P1">ATOM <text:s text:c="3"/>815 3HB <text:s/>ALA <text:s text:c="3"/>56 <text:s text:c="5"/>35.247 <text:s/>48.502 -42.184 <text:s/>1.00 <text:s/>0.00 <text:s text:c="10"/>H <text:s/></text:p>
      <text:p text:style-name="P1">ATOM <text:s text:c="3"/>816 <text:s/>N <text:s text:c="2"/>PHE <text:s text:c="3"/>57 <text:s text:c="5"/>36.407 <text:s/>46.126 -44.700 <text:s/>1.00 <text:s/>0.00 <text:s text:c="10"/>N <text:s/></text:p>
      <text:p text:style-name="P1">ATOM <text:s text:c="3"/>817 <text:s/>CA <text:s/>PHE <text:s text:c="3"/>57 <text:s text:c="5"/>37.629 <text:s/>46.278 -45.484 <text:s/>1.00 <text:s/>0.00 <text:s text:c="10"/>C <text:s/></text:p>
      <text:p text:style-name="P1">ATOM <text:s text:c="3"/>818 <text:s/>C <text:s text:c="2"/>PHE <text:s text:c="3"/>57 <text:s text:c="5"/>37.318 <text:s/>46.732 -46.890 <text:s/>1.00 <text:s/>0.00 <text:s text:c="10"/>C <text:s/></text:p>
      <text:p text:style-name="P1">ATOM <text:s text:c="3"/>819 <text:s/>O <text:s text:c="2"/>PHE <text:s text:c="3"/>57 <text:s text:c="5"/>37.948 <text:s/>47.676 -47.442 <text:s/>1.00 <text:s/>0.00 <text:s text:c="10"/>O <text:s/></text:p>
      <text:p text:style-name="P1">ATOM <text:s text:c="3"/>820 <text:s/>CB <text:s/>PHE <text:s text:c="3"/>57 <text:s text:c="5"/>38.393 <text:s/>44.920 -45.551 <text:s/>1.00 <text:s/>0.00 <text:s text:c="10"/>C <text:s/></text:p>
      <text:p text:style-name="P1">ATOM <text:s text:c="3"/>821 <text:s/>CG <text:s/>PHE <text:s text:c="3"/>57 <text:s text:c="5"/>38.798 <text:s/>44.295 -44.206 <text:s/>1.00 <text:s/>0.00 <text:s text:c="10"/>C <text:s/></text:p>
      <text:p text:style-name="P1">ATOM <text:s text:c="3"/>822 <text:s/>CD1 PHE <text:s text:c="3"/>57 <text:s text:c="5"/>37.906 <text:s/>43.443 -43.545 <text:s/>1.00 <text:s/>0.00 <text:s text:c="10"/>C <text:s/></text:p>
      <text:p text:style-name="P1">ATOM <text:s text:c="3"/>823 <text:s/>CD2 PHE <text:s text:c="3"/>57 <text:s text:c="5"/>40.017 <text:s/>44.616 -43.606 <text:s/>1.00 <text:s/>0.00 <text:s text:c="10"/>C <text:s/></text:p>
      <text:p text:style-name="P1">ATOM <text:s text:c="3"/>824 <text:s/>CE1 PHE <text:s text:c="3"/>57 <text:s text:c="5"/>38.223 <text:s/>42.934 -42.290 <text:s/>1.00 <text:s/>0.00 <text:s text:c="10"/>C <text:s/></text:p>
      <text:p text:style-name="P1">ATOM <text:s text:c="3"/>825 <text:s/>CE2 PHE <text:s text:c="3"/>57 <text:s text:c="5"/>40.339 <text:s/>44.096 -42.355 <text:s/>1.00 <text:s/>0.00 <text:s text:c="10"/>C <text:s/></text:p>
      <text:p text:style-name="P1"><text:soft-page-break/>ATOM <text:s text:c="3"/>826 <text:s/>CZ <text:s/>PHE <text:s text:c="3"/>57 <text:s text:c="5"/>39.440 <text:s/>43.258 -41.696 <text:s/>1.00 <text:s/>0.00 <text:s text:c="10"/>C <text:s/></text:p>
      <text:p text:style-name="P1">ATOM <text:s text:c="3"/>827 <text:s/>H <text:s text:c="2"/>PHE <text:s text:c="3"/>57 <text:s text:c="5"/>35.660 <text:s/>45.387 -44.943 <text:s/>1.00 <text:s/>0.00 <text:s text:c="10"/>H <text:s/></text:p>
      <text:p text:style-name="P1">ATOM <text:s text:c="3"/>828 <text:s/>HA <text:s/>PHE <text:s text:c="3"/>57 <text:s text:c="5"/>38.268 <text:s/>47.047 -45.009 <text:s/>1.00 <text:s/>0.00 <text:s text:c="10"/>H <text:s/></text:p>
      <text:p text:style-name="P1">ATOM <text:s text:c="3"/>829 2HB <text:s/>PHE <text:s text:c="3"/>57 <text:s text:c="5"/>39.306 <text:s/>45.042 -46.168 <text:s/>1.00 <text:s/>0.00 <text:s text:c="10"/>H <text:s/></text:p>
      <text:p text:style-name="P1">ATOM <text:s text:c="3"/>830 3HB <text:s/>PHE <text:s text:c="3"/>57 <text:s text:c="5"/>37.793 <text:s/>44.183 -46.122 <text:s/>1.00 <text:s/>0.00 <text:s text:c="10"/>H <text:s/></text:p>
      <text:p text:style-name="P1">ATOM <text:s text:c="3"/>831 1HD <text:s/>PHE <text:s text:c="3"/>57 <text:s text:c="5"/>36.945 <text:s/>43.212 -43.986 <text:s/>1.00 <text:s/>0.00 <text:s text:c="10"/>H <text:s/></text:p>
      <text:p text:style-name="P1">ATOM <text:s text:c="3"/>832 2HD <text:s/>PHE <text:s text:c="3"/>57 <text:s text:c="5"/>40.710 <text:s/>45.282 -44.102 <text:s/>1.00 <text:s/>0.00 <text:s text:c="10"/>H <text:s/></text:p>
      <text:p text:style-name="P1">ATOM <text:s text:c="3"/>833 1HE <text:s/>PHE <text:s text:c="3"/>57 <text:s text:c="5"/>37.515 <text:s/>42.302 -41.774 <text:s/>1.00 <text:s/>0.00 <text:s text:c="10"/>H <text:s/></text:p>
      <text:p text:style-name="P1">ATOM <text:s text:c="3"/>834 2HE <text:s/>PHE <text:s text:c="3"/>57 <text:s text:c="5"/>41.280 <text:s/>44.353 -41.891 <text:s/>1.00 <text:s/>0.00 <text:s text:c="10"/>H <text:s/></text:p>
      <text:p text:style-name="P1">ATOM <text:s text:c="3"/>835 <text:s/>HZ <text:s/>PHE <text:s text:c="3"/>57 <text:s text:c="5"/>39.682 <text:s/>42.866 -40.720 <text:s/>1.00 <text:s/>0.00 <text:s text:c="10"/>H <text:s/></text:p>
      <text:p text:style-name="P1">ATOM <text:s text:c="3"/>836 <text:s/>N <text:s text:c="2"/>GLU <text:s text:c="3"/>58 <text:s text:c="5"/>36.250 <text:s/>46.054 -47.639 <text:s/>1.00 <text:s/>0.00 <text:s text:c="10"/>N <text:s/></text:p>
      <text:p text:style-name="P1">ATOM <text:s text:c="3"/>837 <text:s/>CA <text:s/>GLU <text:s text:c="3"/>58 <text:s text:c="5"/>36.188 <text:s/>46.705 -48.944 <text:s/>1.00 <text:s/>0.00 <text:s text:c="10"/>C <text:s/></text:p>
      <text:p text:style-name="P1">ATOM <text:s text:c="3"/>838 <text:s/>C <text:s text:c="2"/>GLU <text:s text:c="3"/>58 <text:s text:c="5"/>35.948 <text:s/>48.188 -48.797 <text:s/>1.00 <text:s/>0.00 <text:s text:c="10"/>C <text:s/></text:p>
      <text:p text:style-name="P1">ATOM <text:s text:c="3"/>839 <text:s/>O <text:s text:c="2"/>GLU <text:s text:c="3"/>58 <text:s text:c="5"/>36.614 <text:s/>49.027 -49.422 <text:s/>1.00 <text:s/>0.00 <text:s text:c="10"/>O <text:s/></text:p>
      <text:p text:style-name="P1">ATOM <text:s text:c="3"/>840 <text:s/>CB <text:s/>GLU <text:s text:c="3"/>58 <text:s text:c="5"/>35.064 <text:s/>46.056 -49.802 <text:s/>1.00 <text:s/>0.00 <text:s text:c="10"/>C <text:s/></text:p>
      <text:p text:style-name="P1">ATOM <text:s text:c="3"/>841 <text:s/>CG <text:s/>GLU <text:s text:c="3"/>58 <text:s text:c="5"/>34.908 <text:s/>46.618 -51.252 <text:s/>1.00 <text:s/>0.00 <text:s text:c="10"/>C <text:s/></text:p>
      <text:p text:style-name="P1">ATOM <text:s text:c="3"/>842 <text:s/>CD <text:s/>GLU <text:s text:c="3"/>58 <text:s text:c="5"/>33.791 <text:s/>46.070 -52.121 <text:s/>1.00 <text:s/>0.00 <text:s text:c="10"/>C <text:s/></text:p>
      <text:p text:style-name="P1">ATOM <text:s text:c="3"/>843 <text:s/>OE1 GLU <text:s text:c="3"/>58 <text:s text:c="5"/>33.029 <text:s/>45.179 -51.699 <text:s/>1.00 <text:s/>0.00 <text:s text:c="10"/>O <text:s/></text:p>
      <text:p text:style-name="P1">ATOM <text:s text:c="3"/>844 <text:s/>OE2 GLU <text:s text:c="3"/>58 <text:s text:c="5"/>33.674 <text:s/>46.570 -53.259 <text:s/>1.00 <text:s/>0.00 <text:s text:c="10"/>O1-</text:p>
      <text:p text:style-name="P1">ATOM <text:s text:c="3"/>845 <text:s/>H <text:s text:c="2"/>GLU <text:s text:c="3"/>58 <text:s text:c="5"/>35.397 <text:s/>46.012 -46.979 <text:s/>1.00 <text:s/>0.00 <text:s text:c="10"/>H <text:s/></text:p>
      <text:p text:style-name="P1">ATOM <text:s text:c="3"/>846 <text:s/>HA <text:s/>GLU <text:s text:c="3"/>58 <text:s text:c="5"/>37.157 <text:s/>46.567 -49.455 <text:s/>1.00 <text:s/>0.00 <text:s text:c="10"/>H <text:s/></text:p>
      <text:p text:style-name="P1">ATOM <text:s text:c="3"/>847 2HB <text:s/>GLU <text:s text:c="3"/>58 <text:s text:c="5"/>34.090 <text:s/>46.155 -49.280 <text:s/>1.00 <text:s/>0.00 <text:s text:c="10"/>H <text:s/></text:p>
      <text:p text:style-name="P1">ATOM <text:s text:c="3"/>848 3HB <text:s/>GLU <text:s text:c="3"/>58 <text:s text:c="5"/>35.226 <text:s/>44.963 -49.871 <text:s/>1.00 <text:s/>0.00 <text:s text:c="10"/>H <text:s/></text:p>
      <text:p text:style-name="P1">ATOM <text:s text:c="3"/>849 2HG <text:s/>GLU <text:s text:c="3"/>58 <text:s text:c="5"/>35.838 <text:s/>46.494 -51.830 <text:s/>1.00 <text:s/>0.00 <text:s text:c="10"/>H <text:s/></text:p>
      <text:p text:style-name="P1">ATOM <text:s text:c="3"/>850 3HG <text:s/>GLU <text:s text:c="3"/>58 <text:s text:c="5"/>34.706 <text:s/>47.701 -51.241 <text:s/>1.00 <text:s/>0.00 <text:s text:c="10"/>H <text:s/></text:p>
      <text:p text:style-name="P1">ATOM <text:s text:c="3"/>851 <text:s/>N <text:s text:c="2"/>SER <text:s text:c="3"/>59 <text:s text:c="5"/>34.893 <text:s/>48.653 -47.884 <text:s/>1.00 <text:s/>0.00 <text:s text:c="10"/>N <text:s/></text:p>
      <text:p text:style-name="P1">ATOM <text:s text:c="3"/>852 <text:s/>CA <text:s/>SER <text:s text:c="3"/>59 <text:s text:c="5"/>34.903 <text:s/>50.111 -47.956 <text:s/>1.00 <text:s/>0.00 <text:s text:c="10"/>C <text:s/></text:p>
      <text:p text:style-name="P1">ATOM <text:s text:c="3"/>853 <text:s/>C <text:s text:c="2"/>SER <text:s text:c="3"/>59 <text:s text:c="5"/>36.266 <text:s/>50.661 -47.605 <text:s/>1.00 <text:s/>0.00 <text:s text:c="10"/>C <text:s/></text:p>
      <text:p text:style-name="P1">ATOM <text:s text:c="3"/>854 <text:s/>O <text:s text:c="2"/>SER <text:s text:c="3"/>59 <text:s text:c="5"/>36.817 <text:s/>51.523 -48.289 <text:s/>1.00 <text:s/>0.00 <text:s text:c="10"/>O <text:s/></text:p>
      <text:p text:style-name="P1">ATOM <text:s text:c="3"/>855 <text:s/>CB <text:s/>SER <text:s text:c="3"/>59 <text:s text:c="5"/>33.796 <text:s/>50.715 -47.056 <text:s/>1.00 <text:s/>0.00 <text:s text:c="10"/>C <text:s/></text:p>
      <text:p text:style-name="P1">ATOM <text:s text:c="3"/>856 <text:s/>OG <text:s/>SER <text:s text:c="3"/>59 <text:s text:c="5"/>34.061 <text:s/>50.547 -45.659 <text:s/>1.00 <text:s/>0.00 <text:s text:c="10"/>O <text:s/></text:p>
      <text:p text:style-name="P1">ATOM <text:s text:c="3"/>857 <text:s/>H <text:s text:c="2"/>SER <text:s text:c="3"/>59 <text:s text:c="5"/>35.043 <text:s/>48.124 -46.955 <text:s/>1.00 <text:s/>0.00 <text:s text:c="10"/>H <text:s/></text:p>
      <text:p text:style-name="P1">ATOM <text:s text:c="3"/>858 <text:s/>HA <text:s/>SER <text:s text:c="3"/>59 <text:s text:c="5"/>34.701 <text:s/>50.402 -49.003 <text:s/>1.00 <text:s/>0.00 <text:s text:c="10"/>H <text:s/></text:p>
      <text:p text:style-name="P1">ATOM <text:s text:c="3"/>859 2HB <text:s/>SER <text:s text:c="3"/>59 <text:s text:c="5"/>32.805 <text:s/>50.286 -47.299 <text:s/>1.00 <text:s/>0.00 <text:s text:c="10"/>H <text:s/></text:p>
      <text:p text:style-name="P1">ATOM <text:s text:c="3"/>860 3HB <text:s/>SER <text:s text:c="3"/>59 <text:s text:c="5"/>33.697 <text:s/>51.798 -47.264 <text:s/>1.00 <text:s/>0.00 <text:s text:c="10"/>H <text:s/></text:p>
      <text:p text:style-name="P1">ATOM <text:s text:c="3"/>861 <text:s/>HG <text:s/>SER <text:s text:c="3"/>59 <text:s text:c="5"/>34.071 <text:s/>49.604 -45.480 <text:s/>1.00 <text:s/>0.00 <text:s text:c="10"/>H <text:s/></text:p>
      <text:p text:style-name="P1">ATOM <text:s text:c="3"/>862 <text:s/>N <text:s text:c="2"/>GLY <text:s text:c="3"/>60 <text:s text:c="5"/>36.954 <text:s/>50.151 -46.411 <text:s/>1.00 <text:s/>0.00 <text:s text:c="10"/>N <text:s/></text:p>
      <text:p text:style-name="P1">ATOM <text:s text:c="3"/>863 <text:s/>CA <text:s/>GLY <text:s text:c="3"/>60 <text:s text:c="5"/>38.228 <text:s/>50.862 -46.337 <text:s/>1.00 <text:s/>0.00 <text:s text:c="10"/>C <text:s/></text:p>
      <text:p text:style-name="P1">ATOM <text:s text:c="3"/>864 <text:s/>C <text:s text:c="2"/>GLY <text:s text:c="3"/>60 <text:s text:c="5"/>39.029 <text:s/>50.668 -47.602 <text:s/>1.00 <text:s/>0.00 <text:s text:c="10"/>C <text:s/></text:p>
      <text:p text:style-name="P1">ATOM <text:s text:c="3"/>865 <text:s/>O <text:s text:c="2"/>GLY <text:s text:c="3"/>60 <text:s text:c="5"/>39.568 <text:s/>51.611 -48.185 <text:s/>1.00 <text:s/>0.00 <text:s text:c="10"/>O <text:s/></text:p>
      <text:p text:style-name="P1">ATOM <text:s text:c="3"/>866 <text:s/>H <text:s text:c="2"/>GLY <text:s text:c="3"/>60 <text:s text:c="5"/>36.902 <text:s/>49.073 -46.468 <text:s/>1.00 <text:s/>0.00 <text:s text:c="10"/>H <text:s/></text:p>
      <text:p text:style-name="P1">ATOM <text:s text:c="3"/>867 3HA <text:s/>GLY <text:s text:c="3"/>60 <text:s text:c="5"/>38.770 <text:s/>50.484 -45.521 <text:s/>0.00 <text:s/>0.00 <text:s text:c="10"/>H <text:s/></text:p>
      <text:p text:style-name="P1">ATOM <text:s text:c="3"/>868 <text:s/>HA <text:s/>GLY <text:s text:c="3"/>60 <text:s text:c="5"/>38.029 <text:s/>51.944 -46.223 <text:s/>1.00 <text:s/>0.00 <text:s text:c="10"/>H <text:s/></text:p>
      <text:p text:style-name="P1">ATOM <text:s text:c="3"/>869 <text:s/>N <text:s text:c="2"/>ASN <text:s text:c="3"/>61 <text:s text:c="5"/>39.170 <text:s/>49.313 -48.155 <text:s/>1.00 <text:s/>0.00 <text:s text:c="10"/>N <text:s/></text:p>
      <text:p text:style-name="P1">ATOM <text:s text:c="3"/>870 <text:s/>CA <text:s/>ASN <text:s text:c="3"/>61 <text:s text:c="5"/>39.985 <text:s/>49.446 -49.359 <text:s/>1.00 <text:s/>0.00 <text:s text:c="10"/>C <text:s/></text:p>
      <text:p text:style-name="P1">ATOM <text:s text:c="3"/>871 <text:s/>C <text:s text:c="2"/>ASN <text:s text:c="3"/>61 <text:s text:c="5"/>39.356 <text:s/>50.414 -50.333 <text:s/>1.00 <text:s/>0.00 <text:s text:c="10"/>C <text:s/></text:p>
      <text:p text:style-name="P1">ATOM <text:s text:c="3"/>872 <text:s/>O <text:s text:c="2"/>ASN <text:s text:c="3"/>61 <text:s text:c="5"/>40.008 <text:s/>51.301 -50.883 <text:s/>1.00 <text:s/>0.00 <text:s text:c="10"/>O <text:s/></text:p>
      <text:p text:style-name="P1">ATOM <text:s text:c="3"/>873 <text:s/>CB <text:s/>ASN <text:s text:c="3"/>61 <text:s text:c="5"/>40.173 <text:s/>48.048 -50.015 <text:s/>1.00 <text:s/>0.00 <text:s text:c="10"/>C <text:s/></text:p>
      <text:p text:style-name="P1">ATOM <text:s text:c="3"/>874 <text:s/>CG <text:s/>ASN <text:s text:c="3"/>61 <text:s text:c="5"/>40.796 <text:s/>46.951 -49.145 <text:s/>1.00 <text:s/>0.00 <text:s text:c="10"/>C <text:s/></text:p>
      <text:p text:style-name="P1">ATOM <text:s text:c="3"/>875 <text:s/>ND2 ASN <text:s text:c="3"/>61 <text:s text:c="5"/>42.090 <text:s/>46.951 -48.961 <text:s/>1.00 <text:s/>0.00 <text:s text:c="10"/>N <text:s/></text:p>
      <text:p text:style-name="P1">ATOM <text:s text:c="3"/>876 <text:s/>OD1 ASN <text:s text:c="3"/>61 <text:s text:c="5"/>40.122 <text:s/>46.089 -48.601 <text:s/>1.00 <text:s/>0.00 <text:s text:c="10"/>O <text:s/></text:p>
      <text:p text:style-name="P1">ATOM <text:s text:c="3"/>877 <text:s/>H <text:s text:c="2"/>ASN <text:s text:c="3"/>61 <text:s text:c="5"/>38.177 <text:s/>48.891 -48.180 <text:s/>1.00 <text:s/>0.00 <text:s text:c="10"/>H <text:s/></text:p>
      <text:p text:style-name="P1">ATOM <text:s text:c="3"/>878 <text:s/>HA <text:s/>ASN <text:s text:c="3"/>61 <text:s text:c="5"/>40.969 <text:s/>49.862 -49.072 <text:s/>1.00 <text:s/>0.00 <text:s text:c="10"/>H <text:s/></text:p>
      <text:p text:style-name="P1">ATOM <text:s text:c="3"/>879 2HB <text:s/>ASN <text:s text:c="3"/>61 <text:s text:c="5"/>40.769 <text:s/>48.134 -50.943 <text:s/>1.00 <text:s/>0.00 <text:s text:c="10"/>H <text:s/></text:p>
      <text:p text:style-name="P1">ATOM <text:s text:c="3"/>880 3HB <text:s/>ASN <text:s text:c="3"/>61 <text:s text:c="5"/>39.191 <text:s/>47.664 -50.356 <text:s/>1.00 <text:s/>0.00 <text:s text:c="10"/>H <text:s/></text:p>
      <text:p text:style-name="P1">ATOM <text:s text:c="3"/>881 1HD2 ASN <text:s text:c="3"/>61 <text:s text:c="5"/>42.382 <text:s/>46.277 -48.249 <text:s/>1.00 <text:s/>0.00 <text:s text:c="10"/>H <text:s/></text:p>
      <text:p text:style-name="P1">ATOM <text:s text:c="3"/>882 2HD2 ASN <text:s text:c="3"/>61 <text:s text:c="5"/>42.612 <text:s/>47.734 -49.354 <text:s/>1.00 <text:s/>0.00 <text:s text:c="10"/>H <text:s/></text:p>
      <text:p text:style-name="P1">ATOM <text:s text:c="3"/>883 <text:s/>N <text:s text:c="2"/>GLU <text:s text:c="3"/>62 <text:s text:c="5"/>37.922 <text:s/>50.292 -50.633 <text:s/>1.00 <text:s/>0.00 <text:s text:c="10"/>N <text:s/></text:p>
      <text:p text:style-name="P1">ATOM <text:s text:c="3"/>884 <text:s/>CA <text:s/>GLU <text:s text:c="3"/>62 <text:s text:c="5"/>37.613 <text:s/>51.349 -51.592 <text:s/>1.00 <text:s/>0.00 <text:s text:c="10"/>C <text:s/></text:p>
      <text:p text:style-name="P1"><text:soft-page-break/>ATOM <text:s text:c="3"/>885 <text:s/>C <text:s text:c="2"/>GLU <text:s text:c="3"/>62 <text:s text:c="5"/>37.983 <text:s/>52.705 -51.040 <text:s/>1.00 <text:s/>0.00 <text:s text:c="10"/>C <text:s/></text:p>
      <text:p text:style-name="P1">ATOM <text:s text:c="3"/>886 <text:s/>O <text:s text:c="2"/>GLU <text:s text:c="3"/>62 <text:s text:c="5"/>38.617 <text:s/>53.535 -51.706 <text:s/>1.00 <text:s/>0.00 <text:s text:c="10"/>O <text:s/></text:p>
      <text:p text:style-name="P1">ATOM <text:s text:c="3"/>887 <text:s/>CB <text:s/>GLU <text:s text:c="3"/>62 <text:s text:c="5"/>36.101 <text:s/>51.303 -51.954 <text:s/>1.00 <text:s/>0.00 <text:s text:c="10"/>C <text:s/></text:p>
      <text:p text:style-name="P1">ATOM <text:s text:c="3"/>888 <text:s/>CG <text:s/>GLU <text:s text:c="3"/>62 <text:s text:c="5"/>35.626 <text:s/>52.349 -53.014 <text:s/>1.00 <text:s/>0.00 <text:s text:c="10"/>C <text:s/></text:p>
      <text:p text:style-name="P1">ATOM <text:s text:c="3"/>889 <text:s/>CD <text:s/>GLU <text:s text:c="3"/>62 <text:s text:c="5"/>34.151 <text:s/>52.399 -53.367 <text:s/>1.00 <text:s/>0.00 <text:s text:c="10"/>C <text:s/></text:p>
      <text:p text:style-name="P1">ATOM <text:s text:c="3"/>890 <text:s/>OE1 GLU <text:s text:c="3"/>62 <text:s text:c="5"/>33.340 <text:s/>51.612 -52.844 <text:s/>1.00 <text:s/>0.00 <text:s text:c="10"/>O <text:s/></text:p>
      <text:p text:style-name="P1">ATOM <text:s text:c="3"/>891 <text:s/>OE2 GLU <text:s text:c="3"/>62 <text:s text:c="5"/>33.804 <text:s/>53.273 -54.189 <text:s/>1.00 <text:s/>0.00 <text:s text:c="10"/>O1-</text:p>
      <text:p text:style-name="P1">ATOM <text:s text:c="3"/>892 <text:s/>H <text:s text:c="2"/>GLU <text:s text:c="3"/>62 <text:s text:c="5"/>37.419 <text:s/>50.218 -49.681 <text:s/>1.00 <text:s/>0.00 <text:s text:c="10"/>H <text:s/></text:p>
      <text:p text:style-name="P1">ATOM <text:s text:c="3"/>893 <text:s/>HA <text:s/>GLU <text:s text:c="3"/>62 <text:s text:c="5"/>38.209 <text:s/>51.182 -52.507 <text:s/>1.00 <text:s/>0.00 <text:s text:c="10"/>H <text:s/></text:p>
      <text:p text:style-name="P1">ATOM <text:s text:c="3"/>894 2HB <text:s/>GLU <text:s text:c="3"/>62 <text:s text:c="5"/>35.492 <text:s/>51.433 -51.036 <text:s/>1.00 <text:s/>0.00 <text:s text:c="10"/>H <text:s/></text:p>
      <text:p text:style-name="P1">ATOM <text:s text:c="3"/>895 3HB <text:s/>GLU <text:s text:c="3"/>62 <text:s text:c="5"/>35.831 <text:s/>50.294 -52.321 <text:s/>1.00 <text:s/>0.00 <text:s text:c="10"/>H <text:s/></text:p>
      <text:p text:style-name="P1">ATOM <text:s text:c="3"/>896 2HG <text:s/>GLU <text:s text:c="3"/>62 <text:s text:c="5"/>36.168 <text:s/>52.227 -53.966 <text:s/>1.00 <text:s/>0.00 <text:s text:c="10"/>H <text:s/></text:p>
      <text:p text:style-name="P1">ATOM <text:s text:c="3"/>897 3HG <text:s/>GLU <text:s text:c="3"/>62 <text:s text:c="5"/>35.837 <text:s/>53.379 -52.682 <text:s/>1.00 <text:s/>0.00 <text:s text:c="10"/>H <text:s/></text:p>
      <text:p text:style-name="P1">ATOM <text:s text:c="3"/>898 <text:s/>N <text:s text:c="2"/>GLU <text:s text:c="3"/>63 <text:s text:c="5"/>37.578 <text:s/>53.050 -49.669 <text:s/>1.00 <text:s/>0.00 <text:s text:c="10"/>N <text:s/></text:p>
      <text:p text:style-name="P1">ATOM <text:s text:c="3"/>899 <text:s/>CA <text:s/>GLU <text:s text:c="3"/>63 <text:s text:c="5"/>38.071 <text:s/>54.403 -49.426 <text:s/>1.00 <text:s/>0.00 <text:s text:c="10"/>C <text:s/></text:p>
      <text:p text:style-name="P1">ATOM <text:s text:c="3"/>900 <text:s/>C <text:s text:c="2"/>GLU <text:s text:c="3"/>63 <text:s text:c="5"/>39.565 <text:s/>54.479 -49.631 <text:s/>1.00 <text:s/>0.00 <text:s text:c="10"/>C <text:s/></text:p>
      <text:p text:style-name="P1">ATOM <text:s text:c="3"/>901 <text:s/>O <text:s text:c="2"/>GLU <text:s text:c="3"/>63 <text:s text:c="5"/>40.091 <text:s/>55.384 -50.295 <text:s/>1.00 <text:s/>0.00 <text:s text:c="10"/>O <text:s/></text:p>
      <text:p text:style-name="P1">ATOM <text:s text:c="3"/>902 <text:s/>CB <text:s/>GLU <text:s text:c="3"/>63 <text:s text:c="5"/>37.698 <text:s/>54.845 -47.982 <text:s/>1.00 <text:s/>0.00 <text:s text:c="10"/>C <text:s/></text:p>
      <text:p text:style-name="P1">ATOM <text:s text:c="3"/>903 <text:s/>CG <text:s/>GLU <text:s text:c="3"/>63 <text:s text:c="5"/>38.118 <text:s/>56.299 -47.588 <text:s/>1.00 <text:s/>0.00 <text:s text:c="10"/>C <text:s/></text:p>
      <text:p text:style-name="P1">ATOM <text:s text:c="3"/>904 <text:s/>CD <text:s/>GLU <text:s text:c="3"/>63 <text:s text:c="5"/>37.839 <text:s/>56.772 -46.174 <text:s/>1.00 <text:s/>0.00 <text:s text:c="10"/>C <text:s/></text:p>
      <text:p text:style-name="P1">ATOM <text:s text:c="3"/>905 <text:s/>OE1 GLU <text:s text:c="3"/>63 <text:s text:c="5"/>37.268 <text:s/>56.030 -45.351 <text:s/>1.00 <text:s/>0.00 <text:s text:c="10"/>O <text:s/></text:p>
      <text:p text:style-name="P1">ATOM <text:s text:c="3"/>906 <text:s/>OE2 GLU <text:s text:c="3"/>63 <text:s text:c="5"/>38.223 <text:s/>57.925 -45.886 <text:s/>1.00 <text:s/>0.00 <text:s text:c="10"/>O1-</text:p>
      <text:p text:style-name="P1">ATOM <text:s text:c="3"/>907 <text:s/>H <text:s text:c="2"/>GLU <text:s text:c="3"/>63 <text:s text:c="5"/>37.867 <text:s/>52.216 -49.049 <text:s/>1.00 <text:s/>0.00 <text:s text:c="10"/>H <text:s/></text:p>
      <text:p text:style-name="P1">ATOM <text:s text:c="3"/>908 <text:s/>HA <text:s/>GLU <text:s text:c="3"/>63 <text:s text:c="5"/>37.593 <text:s/>55.089 -50.148 <text:s/>1.00 <text:s/>0.00 <text:s text:c="10"/>H <text:s/></text:p>
      <text:p text:style-name="P1">ATOM <text:s text:c="3"/>909 2HB <text:s/>GLU <text:s text:c="3"/>63 <text:s text:c="5"/>38.141 <text:s/>54.141 -47.248 <text:s/>1.00 <text:s/>0.00 <text:s text:c="10"/>H <text:s/></text:p>
      <text:p text:style-name="P1">ATOM <text:s text:c="3"/>910 3HB <text:s/>GLU <text:s text:c="3"/>63 <text:s text:c="5"/>36.606 <text:s/>54.748 -47.827 <text:s/>1.00 <text:s/>0.00 <text:s text:c="10"/>H <text:s/></text:p>
      <text:p text:style-name="P1">ATOM <text:s text:c="3"/>911 2HG <text:s/>GLU <text:s text:c="3"/>63 <text:s text:c="5"/>37.659 <text:s/>57.042 -48.259 <text:s/>1.00 <text:s/>0.00 <text:s text:c="10"/>H <text:s/></text:p>
      <text:p text:style-name="P1">ATOM <text:s text:c="3"/>912 3HG <text:s/>GLU <text:s text:c="3"/>63 <text:s text:c="5"/>39.207 <text:s/>56.441 -47.687 <text:s/>1.00 <text:s/>0.00 <text:s text:c="10"/>H <text:s/></text:p>
      <text:p text:style-name="P1">ATOM <text:s text:c="3"/>913 <text:s/>N <text:s text:c="2"/>ILE <text:s text:c="3"/>64 <text:s text:c="5"/>40.421 <text:s/>53.449 -49.025 <text:s/>1.00 <text:s/>0.00 <text:s text:c="10"/>N <text:s/></text:p>
      <text:p text:style-name="P1">ATOM <text:s text:c="3"/>914 <text:s/>CA <text:s/>ILE <text:s text:c="3"/>64 <text:s text:c="5"/>41.792 <text:s/>53.788 -49.395 <text:s/>1.00 <text:s/>0.00 <text:s text:c="10"/>C <text:s/></text:p>
      <text:p text:style-name="P1">ATOM <text:s text:c="3"/>915 <text:s/>C <text:s text:c="2"/>ILE <text:s text:c="3"/>64 <text:s text:c="5"/>41.944 <text:s/>53.867 -50.895 <text:s/>1.00 <text:s/>0.00 <text:s text:c="10"/>C <text:s/></text:p>
      <text:p text:style-name="P1">ATOM <text:s text:c="3"/>916 <text:s/>O <text:s text:c="2"/>ILE <text:s text:c="3"/>64 <text:s text:c="5"/>42.525 <text:s/>54.813 -51.447 <text:s/>1.00 <text:s/>0.00 <text:s text:c="10"/>O <text:s/></text:p>
      <text:p text:style-name="P1">ATOM <text:s text:c="3"/>917 <text:s/>CB <text:s/>ILE <text:s text:c="3"/>64 <text:s text:c="5"/>42.828 <text:s/>52.780 -48.751 <text:s/>1.00 <text:s/>0.00 <text:s text:c="10"/>C <text:s/></text:p>
      <text:p text:style-name="P1">ATOM <text:s text:c="3"/>918 <text:s/>CG1 ILE <text:s text:c="3"/>64 <text:s text:c="5"/>42.679 <text:s/>52.590 -47.207 <text:s/>1.00 <text:s/>0.00 <text:s text:c="10"/>C <text:s/></text:p>
      <text:p text:style-name="P1">ATOM <text:s text:c="3"/>919 <text:s/>CG2 ILE <text:s text:c="3"/>64 <text:s text:c="5"/>44.311 <text:s/>53.161 -49.051 <text:s/>1.00 <text:s/>0.00 <text:s text:c="10"/>C <text:s/></text:p>
      <text:p text:style-name="P1">ATOM <text:s text:c="3"/>920 <text:s/>CD1 ILE <text:s text:c="3"/>64 <text:s text:c="5"/>43.441 <text:s/>51.394 -46.600 <text:s/>1.00 <text:s/>0.00 <text:s text:c="10"/>C <text:s/></text:p>
      <text:p text:style-name="P1">ATOM <text:s text:c="3"/>921 <text:s/>H <text:s text:c="2"/>ILE <text:s text:c="3"/>64 <text:s text:c="5"/>39.977 <text:s/>52.498 -49.280 <text:s/>1.00 <text:s/>0.00 <text:s text:c="10"/>H <text:s/></text:p>
      <text:p text:style-name="P1">ATOM <text:s text:c="3"/>922 <text:s/>HA <text:s/>ILE <text:s text:c="3"/>64 <text:s text:c="5"/>42.003 <text:s/>54.800 -49.004 <text:s/>1.00 <text:s/>0.00 <text:s text:c="10"/>H <text:s/></text:p>
      <text:p text:style-name="P1">ATOM <text:s text:c="3"/>923 <text:s/>HB <text:s/>ILE <text:s text:c="3"/>64 <text:s text:c="5"/>42.638 <text:s/>51.789 -49.214 <text:s/>1.00 <text:s/>0.00 <text:s text:c="10"/>H <text:s/></text:p>
      <text:p text:style-name="P1">ATOM <text:s text:c="3"/>924 2HG1 ILE <text:s text:c="3"/>64 <text:s text:c="5"/>41.614 <text:s/>52.429 -46.955 <text:s/>1.00 <text:s/>0.00 <text:s text:c="10"/>H <text:s/></text:p>
      <text:p text:style-name="P1">ATOM <text:s text:c="3"/>925 3HG1 ILE <text:s text:c="3"/>64 <text:s text:c="5"/>42.950 <text:s/>53.524 -46.678 <text:s/>1.00 <text:s/>0.00 <text:s text:c="10"/>H <text:s/></text:p>
      <text:p text:style-name="P1">ATOM <text:s text:c="3"/>926 1HG2 ILE <text:s text:c="3"/>64 <text:s text:c="5"/>44.540 <text:s/>53.202 -50.130 <text:s/>1.00 <text:s/>0.00 <text:s text:c="10"/>H <text:s/></text:p>
      <text:p text:style-name="P1">ATOM <text:s text:c="3"/>927 2HG2 ILE <text:s text:c="3"/>64 <text:s text:c="5"/>44.583 <text:s/>54.144 -48.621 <text:s/>1.00 <text:s/>0.00 <text:s text:c="10"/>H <text:s/></text:p>
      <text:p text:style-name="P1">ATOM <text:s text:c="3"/>928 3HG2 ILE <text:s text:c="3"/>64 <text:s text:c="5"/>45.027 <text:s/>52.423 -48.646 <text:s/>1.00 <text:s/>0.00 <text:s text:c="10"/>H <text:s/></text:p>
      <text:p text:style-name="P1">ATOM <text:s text:c="3"/>929 1HD1 ILE <text:s text:c="3"/>64 <text:s text:c="5"/>43.158 <text:s/>50.439 -47.082 <text:s/>1.00 <text:s/>0.00 <text:s text:c="10"/>H <text:s/></text:p>
      <text:p text:style-name="P1">ATOM <text:s text:c="3"/>930 2HD1 ILE <text:s text:c="3"/>64 <text:s text:c="5"/>44.537 <text:s/>51.499 -46.691 <text:s/>1.00 <text:s/>0.00 <text:s text:c="10"/>H <text:s/></text:p>
      <text:p text:style-name="P1">ATOM <text:s text:c="3"/>931 3HD1 ILE <text:s text:c="3"/>64 <text:s text:c="5"/>43.223 <text:s/>51.288 -45.521 <text:s/>1.00 <text:s/>0.00 <text:s text:c="10"/>H <text:s/></text:p>
      <text:p text:style-name="P1">ATOM <text:s text:c="3"/>932 <text:s/>N <text:s text:c="2"/>LYS <text:s text:c="3"/>65 <text:s text:c="5"/>41.386 <text:s/>52.790 -51.726 <text:s/>1.00 <text:s/>0.00 <text:s text:c="10"/>N <text:s/></text:p>
      <text:p text:style-name="P1">ATOM <text:s text:c="3"/>933 <text:s/>CA <text:s/>LYS <text:s text:c="3"/>65 <text:s text:c="5"/>41.687 <text:s/>53.143 -53.110 <text:s/>1.00 <text:s/>0.00 <text:s text:c="10"/>C <text:s/></text:p>
      <text:p text:style-name="P1">ATOM <text:s text:c="3"/>934 <text:s/>C <text:s text:c="2"/>LYS <text:s text:c="3"/>65 <text:s text:c="5"/>41.124 <text:s/>54.502 -53.457 <text:s/>1.00 <text:s/>0.00 <text:s text:c="10"/>C <text:s/></text:p>
      <text:p text:style-name="P1">ATOM <text:s text:c="3"/>935 <text:s/>O <text:s text:c="2"/>LYS <text:s text:c="3"/>65 <text:s text:c="5"/>41.796 <text:s/>55.361 -54.046 <text:s/>1.00 <text:s/>0.00 <text:s text:c="10"/>O <text:s/></text:p>
      <text:p text:style-name="P1">ATOM <text:s text:c="3"/>936 <text:s/>CB <text:s/>LYS <text:s text:c="3"/>65 <text:s text:c="5"/>41.122 <text:s/>52.050 -54.057 <text:s/>1.00 <text:s/>0.00 <text:s text:c="10"/>C <text:s/></text:p>
      <text:p text:style-name="P1">ATOM <text:s text:c="3"/>937 <text:s/>CG <text:s/>LYS <text:s text:c="3"/>65 <text:s text:c="5"/>41.456 <text:s/>52.294 -55.550 <text:s/>1.00 <text:s/>0.00 <text:s text:c="10"/>C <text:s/></text:p>
      <text:p text:style-name="P1">ATOM <text:s text:c="3"/>938 <text:s/>CD <text:s/>LYS <text:s text:c="3"/>65 <text:s text:c="5"/>40.859 <text:s/>51.271 -56.520 <text:s/>1.00 <text:s/>0.00 <text:s text:c="10"/>C <text:s/></text:p>
      <text:p text:style-name="P1">ATOM <text:s text:c="3"/>939 <text:s/>CE <text:s/>LYS <text:s text:c="3"/>65 <text:s text:c="5"/>41.207 <text:s/>51.674 -57.958 <text:s/>1.00 <text:s/>0.00 <text:s text:c="10"/>C <text:s/></text:p>
      <text:p text:style-name="P1">ATOM <text:s text:c="3"/>940 <text:s/>NZ <text:s/>LYS <text:s text:c="3"/>65 <text:s text:c="5"/>40.786 <text:s/>50.607 -58.882 <text:s/>1.00 <text:s/>0.00 <text:s text:c="10"/>N1+</text:p>
      <text:p text:style-name="P1">ATOM <text:s text:c="3"/>941 <text:s/>H <text:s text:c="2"/>LYS <text:s text:c="3"/>65 <text:s text:c="5"/>40.374 <text:s/>52.636 -51.382 <text:s/>1.00 <text:s/>0.00 <text:s text:c="10"/>H <text:s/></text:p>
      <text:p text:style-name="P1">ATOM <text:s text:c="3"/>942 <text:s/>HA <text:s/>LYS <text:s text:c="3"/>65 <text:s text:c="5"/>42.786 <text:s/>53.200 -53.226 <text:s/>1.00 <text:s/>0.00 <text:s text:c="10"/>H <text:s/></text:p>
      <text:p text:style-name="P1">ATOM <text:s text:c="3"/>943 2HB <text:s/>LYS <text:s text:c="3"/>65 <text:s text:c="5"/>40.023 <text:s/>51.974 -53.924 <text:s/>1.00 <text:s/>0.00 <text:s text:c="10"/>H <text:s/></text:p>
      <text:p text:style-name="P1"><text:soft-page-break/>ATOM <text:s text:c="3"/>944 3HB <text:s/>LYS <text:s text:c="3"/>65 <text:s text:c="5"/>41.513 <text:s/>51.058 -53.756 <text:s/>1.00 <text:s/>0.00 <text:s text:c="10"/>H <text:s/></text:p>
      <text:p text:style-name="P1">ATOM <text:s text:c="3"/>945 2HG <text:s/>LYS <text:s text:c="3"/>65 <text:s text:c="5"/>42.555 <text:s/>52.343 -55.681 <text:s/>1.00 <text:s/>0.00 <text:s text:c="10"/>H <text:s/></text:p>
      <text:p text:style-name="P1">ATOM <text:s text:c="3"/>946 3HG <text:s/>LYS <text:s text:c="3"/>65 <text:s text:c="5"/>41.077 <text:s/>53.283 -55.869 <text:s/>1.00 <text:s/>0.00 <text:s text:c="10"/>H <text:s/></text:p>
      <text:p text:style-name="P1">ATOM <text:s text:c="3"/>947 2HD <text:s/>LYS <text:s text:c="3"/>65 <text:s text:c="5"/>39.758 <text:s/>51.228 -56.390 <text:s/>1.00 <text:s/>0.00 <text:s text:c="10"/>H <text:s/></text:p>
      <text:p text:style-name="P1">ATOM <text:s text:c="3"/>948 3HD <text:s/>LYS <text:s text:c="3"/>65 <text:s text:c="5"/>41.241 <text:s/>50.260 -56.279 <text:s/>1.00 <text:s/>0.00 <text:s text:c="10"/>H <text:s/></text:p>
      <text:p text:style-name="P1">ATOM <text:s text:c="3"/>949 2HE <text:s/>LYS <text:s text:c="3"/>65 <text:s text:c="5"/>42.296 <text:s/>51.855 -58.072 <text:s/>1.00 <text:s/>0.00 <text:s text:c="10"/>H <text:s/></text:p>
      <text:p text:style-name="P1">ATOM <text:s text:c="3"/>950 3HE <text:s/>LYS <text:s text:c="3"/>65 <text:s text:c="5"/>40.712 <text:s/>52.633 -58.223 <text:s/>1.00 <text:s/>0.00 <text:s text:c="10"/>H <text:s/></text:p>
      <text:p text:style-name="P1">ATOM <text:s text:c="3"/>951 1HZ <text:s/>LYS <text:s text:c="3"/>65 <text:s text:c="5"/>39.902 <text:s/>50.186 -58.570 <text:s/>1.00 <text:s/>0.00 <text:s text:c="10"/>H <text:s/></text:p>
      <text:p text:style-name="P1">ATOM <text:s text:c="3"/>952 2HZ <text:s/>LYS <text:s text:c="3"/>65 <text:s text:c="5"/>40.609 <text:s/>50.975 -59.823 <text:s/>1.00 <text:s/>0.00 <text:s text:c="10"/>H <text:s/></text:p>
      <text:p text:style-name="P1">ATOM <text:s text:c="3"/>953 3HZ <text:s/>LYS <text:s text:c="3"/>65 <text:s text:c="5"/>41.536 <text:s/>49.930 -58.896 <text:s/>1.00 <text:s/>0.00 <text:s text:c="10"/>H <text:s/></text:p>
      <text:p text:style-name="P1">ATOM <text:s text:c="3"/>954 <text:s/>N <text:s text:c="2"/>LYS <text:s text:c="3"/>66 <text:s text:c="5"/>39.737 <text:s/>54.814 -53.084 <text:s/>1.00 <text:s/>0.00 <text:s text:c="10"/>N <text:s/></text:p>
      <text:p text:style-name="P1">ATOM <text:s text:c="3"/>955 <text:s/>CA <text:s/>LYS <text:s text:c="3"/>66 <text:s text:c="5"/>39.486 <text:s/>56.177 -53.545 <text:s/>1.00 <text:s/>0.00 <text:s text:c="10"/>C <text:s/></text:p>
      <text:p text:style-name="P1">ATOM <text:s text:c="3"/>956 <text:s/>C <text:s text:c="2"/>LYS <text:s text:c="3"/>66 <text:s text:c="5"/>40.483 <text:s/>57.142 -52.949 <text:s/>1.00 <text:s/>0.00 <text:s text:c="10"/>C <text:s/></text:p>
      <text:p text:style-name="P1">ATOM <text:s text:c="3"/>957 <text:s/>O <text:s text:c="2"/>LYS <text:s text:c="3"/>66 <text:s text:c="5"/>41.073 <text:s/>57.987 -53.638 <text:s/>1.00 <text:s/>0.00 <text:s text:c="10"/>O <text:s/></text:p>
      <text:p text:style-name="P1">ATOM <text:s text:c="3"/>958 <text:s/>CB <text:s/>LYS <text:s text:c="3"/>66 <text:s text:c="5"/>38.032 <text:s/>56.586 -53.181 <text:s/>1.00 <text:s/>0.00 <text:s text:c="10"/>C <text:s/></text:p>
      <text:p text:style-name="P1">ATOM <text:s text:c="3"/>959 <text:s/>CG <text:s/>LYS <text:s text:c="3"/>66 <text:s text:c="5"/>37.641 <text:s/>57.993 -53.696 <text:s/>1.00 <text:s/>0.00 <text:s text:c="10"/>C <text:s/></text:p>
      <text:p text:style-name="P1">ATOM <text:s text:c="3"/>960 <text:s/>CD <text:s/>LYS <text:s text:c="3"/>66 <text:s text:c="5"/>36.236 <text:s/>58.457 -53.300 <text:s/>1.00 <text:s/>0.00 <text:s text:c="10"/>C <text:s/></text:p>
      <text:p text:style-name="P1">ATOM <text:s text:c="3"/>961 <text:s/>CE <text:s/>LYS <text:s text:c="3"/>66 <text:s text:c="5"/>36.012 <text:s/>59.886 -53.811 <text:s/>1.00 <text:s/>0.00 <text:s text:c="10"/>C <text:s/></text:p>
      <text:p text:style-name="P1">ATOM <text:s text:c="3"/>962 <text:s/>NZ <text:s/>LYS <text:s text:c="3"/>66 <text:s text:c="5"/>34.609 <text:s/>60.273 -53.586 <text:s/>1.00 <text:s/>0.00 <text:s text:c="10"/>N1+</text:p>
      <text:p text:style-name="P1">ATOM <text:s text:c="3"/>963 <text:s/>H <text:s text:c="2"/>LYS <text:s text:c="3"/>66 <text:s text:c="5"/>39.631 <text:s/>54.533 -52.047 <text:s/>1.00 <text:s/>0.00 <text:s text:c="10"/>H <text:s/></text:p>
      <text:p text:style-name="P1">ATOM <text:s text:c="3"/>964 <text:s/>HA <text:s/>LYS <text:s text:c="3"/>66 <text:s text:c="5"/>39.613 <text:s/>56.203 -54.643 <text:s/>1.00 <text:s/>0.00 <text:s text:c="10"/>H <text:s/></text:p>
      <text:p text:style-name="P1">ATOM <text:s text:c="3"/>965 2HB <text:s/>LYS <text:s text:c="3"/>66 <text:s text:c="5"/>37.895 <text:s/>56.535 -52.081 <text:s/>1.00 <text:s/>0.00 <text:s text:c="10"/>H <text:s/></text:p>
      <text:p text:style-name="P1">ATOM <text:s text:c="3"/>966 3HB <text:s/>LYS <text:s text:c="3"/>66 <text:s text:c="5"/>37.322 <text:s/>55.840 -53.590 <text:s/>1.00 <text:s/>0.00 <text:s text:c="10"/>H <text:s/></text:p>
      <text:p text:style-name="P1">ATOM <text:s text:c="3"/>967 2HG <text:s/>LYS <text:s text:c="3"/>66 <text:s text:c="5"/>37.754 <text:s/>58.031 -54.797 <text:s/>1.00 <text:s/>0.00 <text:s text:c="10"/>H <text:s/></text:p>
      <text:p text:style-name="P1">ATOM <text:s text:c="3"/>968 3HG <text:s/>LYS <text:s text:c="3"/>66 <text:s text:c="5"/>38.342 <text:s/>58.752 -53.302 <text:s/>1.00 <text:s/>0.00 <text:s text:c="10"/>H <text:s/></text:p>
      <text:p text:style-name="P1">ATOM <text:s text:c="3"/>969 2HD <text:s/>LYS <text:s text:c="3"/>66 <text:s text:c="5"/>36.127 <text:s/>58.423 -52.196 <text:s/>1.00 <text:s/>0.00 <text:s text:c="10"/>H <text:s/></text:p>
      <text:p text:style-name="P1">ATOM <text:s text:c="3"/>970 3HD <text:s/>LYS <text:s text:c="3"/>66 <text:s text:c="5"/>35.482 <text:s/>57.758 -53.709 <text:s/>1.00 <text:s/>0.00 <text:s text:c="10"/>H <text:s/></text:p>
      <text:p text:style-name="P1">ATOM <text:s text:c="3"/>971 2HE <text:s/>LYS <text:s text:c="3"/>66 <text:s text:c="5"/>36.250 <text:s/>59.966 -54.892 <text:s/>1.00 <text:s/>0.00 <text:s text:c="10"/>H <text:s/></text:p>
      <text:p text:style-name="P1">ATOM <text:s text:c="3"/>972 3HE <text:s/>LYS <text:s text:c="3"/>66 <text:s text:c="5"/>36.696 <text:s/>60.594 -53.297 <text:s/>1.00 <text:s/>0.00 <text:s text:c="10"/>H <text:s/></text:p>
      <text:p text:style-name="P1">ATOM <text:s text:c="3"/>973 1HZ <text:s/>LYS <text:s text:c="3"/>66 <text:s text:c="5"/>34.266 <text:s/>59.889 -52.697 <text:s/>1.00 <text:s/>0.00 <text:s text:c="10"/>H <text:s/></text:p>
      <text:p text:style-name="P1">ATOM <text:s text:c="3"/>974 2HZ <text:s/>LYS <text:s text:c="3"/>66 <text:s text:c="5"/>34.509 <text:s/>61.290 -53.514 <text:s/>1.00 <text:s/>0.00 <text:s text:c="10"/>H <text:s/></text:p>
      <text:p text:style-name="P1">ATOM <text:s text:c="3"/>975 3HZ <text:s/>LYS <text:s text:c="3"/>66 <text:s text:c="5"/>34.085 <text:s/>59.914 -54.371 <text:s/>1.00 <text:s/>0.00 <text:s text:c="10"/>H <text:s/></text:p>
      <text:p text:style-name="P1">ATOM <text:s text:c="3"/>976 <text:s/>N <text:s text:c="2"/>ILE <text:s text:c="3"/>67 <text:s text:c="5"/>40.764 <text:s/>57.077 -51.507 <text:s/>1.00 <text:s/>0.00 <text:s text:c="10"/>N <text:s/></text:p>
      <text:p text:style-name="P1">ATOM <text:s text:c="3"/>977 <text:s/>CA <text:s/>ILE <text:s text:c="3"/>67 <text:s text:c="5"/>41.752 <text:s/>58.117 -51.235 <text:s/>1.00 <text:s/>0.00 <text:s text:c="10"/>C <text:s/></text:p>
      <text:p text:style-name="P1">ATOM <text:s text:c="3"/>978 <text:s/>C <text:s text:c="2"/>ILE <text:s text:c="3"/>67 <text:s text:c="5"/>42.987 <text:s/>57.924 -52.081 <text:s/>1.00 <text:s/>0.00 <text:s text:c="10"/>C <text:s/></text:p>
      <text:p text:style-name="P1">ATOM <text:s text:c="3"/>979 <text:s/>O <text:s text:c="2"/>ILE <text:s text:c="3"/>67 <text:s text:c="5"/>43.511 <text:s/>58.860 -52.703 <text:s/>1.00 <text:s/>0.00 <text:s text:c="10"/>O <text:s/></text:p>
      <text:p text:style-name="P1">ATOM <text:s text:c="3"/>980 <text:s/>CB <text:s/>ILE <text:s text:c="3"/>67 <text:s text:c="5"/>42.100 <text:s/>58.192 -49.693 <text:s/>1.00 <text:s/>0.00 <text:s text:c="10"/>C <text:s/></text:p>
      <text:p text:style-name="P1">ATOM <text:s text:c="3"/>981 <text:s/>CG1 ILE <text:s text:c="3"/>67 <text:s text:c="5"/>40.860 <text:s/>58.316 -48.751 <text:s/>1.00 <text:s/>0.00 <text:s text:c="10"/>C <text:s/></text:p>
      <text:p text:style-name="P1">ATOM <text:s text:c="3"/>982 <text:s/>CG2 ILE <text:s text:c="3"/>67 <text:s text:c="5"/>43.087 <text:s/>59.351 -49.351 <text:s/>1.00 <text:s/>0.00 <text:s text:c="10"/>C <text:s/></text:p>
      <text:p text:style-name="P1">ATOM <text:s text:c="3"/>983 <text:s/>CD1 ILE <text:s text:c="3"/>67 <text:s text:c="5"/>41.128 <text:s/>58.070 -47.251 <text:s/>1.00 <text:s/>0.00 <text:s text:c="10"/>C <text:s/></text:p>
      <text:p text:style-name="P1">ATOM <text:s text:c="3"/>984 <text:s/>H <text:s text:c="2"/>ILE <text:s text:c="3"/>67 <text:s text:c="5"/>40.950 <text:s/>56.038 -51.281 <text:s/>1.00 <text:s/>0.00 <text:s text:c="10"/>H <text:s/></text:p>
      <text:p text:style-name="P1">ATOM <text:s text:c="3"/>985 <text:s/>HA <text:s/>ILE <text:s text:c="3"/>67 <text:s text:c="5"/>41.312 <text:s/>59.084 -51.540 <text:s/>1.00 <text:s/>0.00 <text:s text:c="10"/>H <text:s/></text:p>
      <text:p text:style-name="P1">ATOM <text:s text:c="3"/>986 <text:s/>HB <text:s/>ILE <text:s text:c="3"/>67 <text:s text:c="5"/>42.604 <text:s/>57.237 -49.434 <text:s/>1.00 <text:s/>0.00 <text:s text:c="10"/>H <text:s/></text:p>
      <text:p text:style-name="P1">ATOM <text:s text:c="3"/>987 2HG1 ILE <text:s text:c="3"/>67 <text:s text:c="5"/>40.095 <text:s/>57.575 -49.047 <text:s/>1.00 <text:s/>0.00 <text:s text:c="10"/>H <text:s/></text:p>
      <text:p text:style-name="P1">ATOM <text:s text:c="3"/>988 3HG1 ILE <text:s text:c="3"/>67 <text:s text:c="5"/>40.366 <text:s/>59.297 -48.894 <text:s/>1.00 <text:s/>0.00 <text:s text:c="10"/>H <text:s/></text:p>
      <text:p text:style-name="P1">ATOM <text:s text:c="3"/>989 1HG2 ILE <text:s text:c="3"/>67 <text:s text:c="5"/>44.049 <text:s/>59.277 -49.888 <text:s/>1.00 <text:s/>0.00 <text:s text:c="10"/>H <text:s/></text:p>
      <text:p text:style-name="P1">ATOM <text:s text:c="3"/>990 2HG2 ILE <text:s text:c="3"/>67 <text:s text:c="5"/>42.658 <text:s/>60.345 -49.582 <text:s/>1.00 <text:s/>0.00 <text:s text:c="10"/>H <text:s/></text:p>
      <text:p text:style-name="P1">ATOM <text:s text:c="3"/>991 3HG2 ILE <text:s text:c="3"/>67 <text:s text:c="5"/>43.370 <text:s/>59.363 -48.283 <text:s/>1.00 <text:s/>0.00 <text:s text:c="10"/>H <text:s/></text:p>
      <text:p text:style-name="P1">ATOM <text:s text:c="3"/>992 1HD1 ILE <text:s text:c="3"/>67 <text:s text:c="5"/>41.584 <text:s/>57.078 -47.073 <text:s/>1.00 <text:s/>0.00 <text:s text:c="10"/>H <text:s/></text:p>
      <text:p text:style-name="P1">ATOM <text:s text:c="3"/>993 2HD1 ILE <text:s text:c="3"/>67 <text:s text:c="5"/>41.800 <text:s/>58.828 -46.810 <text:s/>1.00 <text:s/>0.00 <text:s text:c="10"/>H <text:s/></text:p>
      <text:p text:style-name="P1">ATOM <text:s text:c="3"/>994 3HD1 ILE <text:s text:c="3"/>67 <text:s text:c="5"/>40.189 <text:s/>58.104 -46.667 <text:s/>1.00 <text:s/>0.00 <text:s text:c="10"/>H <text:s/></text:p>
      <text:p text:style-name="P1">ATOM <text:s text:c="3"/>995 <text:s/>N <text:s text:c="2"/>ALA <text:s text:c="3"/>68 <text:s text:c="5"/>43.588 <text:s/>56.585 -52.170 <text:s/>1.00 <text:s/>0.00 <text:s text:c="10"/>N <text:s/></text:p>
      <text:p text:style-name="P1">ATOM <text:s text:c="3"/>996 <text:s/>CA <text:s/>ALA <text:s text:c="3"/>68 <text:s text:c="5"/>44.749 <text:s/>56.715 -53.045 <text:s/>1.00 <text:s/>0.00 <text:s text:c="10"/>C <text:s/></text:p>
      <text:p text:style-name="P1">ATOM <text:s text:c="3"/>997 <text:s/>C <text:s text:c="2"/>ALA <text:s text:c="3"/>68 <text:s text:c="5"/>44.351 <text:s/>57.269 -54.393 <text:s/>1.00 <text:s/>0.00 <text:s text:c="10"/>C <text:s/></text:p>
      <text:p text:style-name="P1">ATOM <text:s text:c="3"/>998 <text:s/>O <text:s text:c="2"/>ALA <text:s text:c="3"/>68 <text:s text:c="5"/>44.974 <text:s/>58.189 -54.934 <text:s/>1.00 <text:s/>0.00 <text:s text:c="10"/>O <text:s/></text:p>
      <text:p text:style-name="P1">ATOM <text:s text:c="3"/>999 <text:s/>CB <text:s/>ALA <text:s text:c="3"/>68 <text:s text:c="5"/>45.417 <text:s/>55.333 -53.143 <text:s/>1.00 <text:s/>0.00 <text:s text:c="10"/>C <text:s/></text:p>
      <text:p text:style-name="P1">ATOM <text:s text:c="2"/>1000 <text:s/>H <text:s text:c="2"/>ALA <text:s text:c="3"/>68 <text:s text:c="5"/>42.779 <text:s/>55.904 -52.388 <text:s/>1.00 <text:s/>0.00 <text:s text:c="10"/>H <text:s/></text:p>
      <text:p text:style-name="P1">ATOM <text:s text:c="2"/>1001 <text:s/>HA <text:s/>ALA <text:s text:c="3"/>68 <text:s text:c="5"/>45.456 <text:s/>57.434 -52.591 <text:s/>1.00 <text:s/>0.00 <text:s text:c="10"/>H <text:s/></text:p>
      <text:p text:style-name="P1">ATOM <text:s text:c="2"/>1002 1HB <text:s/>ALA <text:s text:c="3"/>68 <text:s text:c="5"/>45.736 <text:s/>54.959 -52.151 <text:s/>1.00 <text:s/>0.00 <text:s text:c="10"/>H <text:s/></text:p>
      <text:p text:style-name="P1"><text:soft-page-break/>ATOM <text:s text:c="2"/>1003 2HB <text:s/>ALA <text:s text:c="3"/>68 <text:s text:c="5"/>44.737 <text:s/>54.570 -53.571 <text:s/>1.00 <text:s/>0.00 <text:s text:c="10"/>H <text:s/></text:p>
      <text:p text:style-name="P1">ATOM <text:s text:c="2"/>1004 3HB <text:s/>ALA <text:s text:c="3"/>68 <text:s text:c="5"/>46.321 <text:s/>55.356 -53.779 <text:s/>1.00 <text:s/>0.00 <text:s text:c="10"/>H <text:s/></text:p>
      <text:p text:style-name="P1">ATOM <text:s text:c="2"/>1005 <text:s/>N <text:s text:c="2"/>SER <text:s text:c="3"/>69 <text:s text:c="5"/>43.186 <text:s/>56.696 -55.082 <text:s/>1.00 <text:s/>0.00 <text:s text:c="10"/>N <text:s/></text:p>
      <text:p text:style-name="P1">ATOM <text:s text:c="2"/>1006 <text:s/>CA <text:s/>SER <text:s text:c="3"/>69 <text:s text:c="5"/>43.054 <text:s/>57.426 -56.339 <text:s/>1.00 <text:s/>0.00 <text:s text:c="10"/>C <text:s/></text:p>
      <text:p text:style-name="P1">ATOM <text:s text:c="2"/>1007 <text:s/>C <text:s text:c="2"/>SER <text:s text:c="3"/>69 <text:s text:c="5"/>42.916 <text:s/>58.910 -56.090 <text:s/>1.00 <text:s/>0.00 <text:s text:c="10"/>C <text:s/></text:p>
      <text:p text:style-name="P1">ATOM <text:s text:c="2"/>1008 <text:s/>O <text:s text:c="2"/>SER <text:s text:c="3"/>69 <text:s text:c="5"/>43.572 <text:s/>59.740 -56.720 <text:s/>1.00 <text:s/>0.00 <text:s text:c="10"/>O <text:s/></text:p>
      <text:p text:style-name="P1">ATOM <text:s text:c="2"/>1009 <text:s/>CB <text:s/>SER <text:s text:c="3"/>69 <text:s text:c="5"/>41.871 <text:s/>56.877 -57.175 <text:s/>1.00 <text:s/>0.00 <text:s text:c="10"/>C <text:s/></text:p>
      <text:p text:style-name="P1">ATOM <text:s text:c="2"/>1010 <text:s/>OG <text:s/>SER <text:s text:c="3"/>69 <text:s text:c="5"/>40.596 <text:s/>57.173 -56.596 <text:s/>1.00 <text:s/>0.00 <text:s text:c="10"/>O <text:s/></text:p>
      <text:p text:style-name="P1">ATOM <text:s text:c="2"/>1011 <text:s/>H <text:s text:c="2"/>SER <text:s text:c="3"/>69 <text:s text:c="5"/>42.390 <text:s/>56.661 -54.353 <text:s/>1.00 <text:s/>0.00 <text:s text:c="10"/>H <text:s/></text:p>
      <text:p text:style-name="P1">ATOM <text:s text:c="2"/>1012 <text:s/>HA <text:s/>SER <text:s text:c="3"/>69 <text:s text:c="5"/>43.986 <text:s/>57.283 -56.916 <text:s/>1.00 <text:s/>0.00 <text:s text:c="10"/>H <text:s/></text:p>
      <text:p text:style-name="P1">ATOM <text:s text:c="2"/>1013 2HB <text:s/>SER <text:s text:c="3"/>69 <text:s text:c="5"/>41.963 <text:s/>55.785 -57.328 <text:s/>1.00 <text:s/>0.00 <text:s text:c="10"/>H <text:s/></text:p>
      <text:p text:style-name="P1">ATOM <text:s text:c="2"/>1014 3HB <text:s/>SER <text:s text:c="3"/>69 <text:s text:c="5"/>41.901 <text:s/>57.311 -58.193 <text:s/>1.00 <text:s/>0.00 <text:s text:c="10"/>H <text:s/></text:p>
      <text:p text:style-name="P1">ATOM <text:s text:c="2"/>1015 <text:s/>HG <text:s/>SER <text:s text:c="3"/>69 <text:s text:c="5"/>40.556 <text:s/>56.729 -55.746 <text:s/>1.00 <text:s/>0.00 <text:s text:c="10"/>H <text:s/></text:p>
      <text:p text:style-name="P1">ATOM <text:s text:c="2"/>1016 <text:s/>N <text:s text:c="2"/>SER <text:s text:c="3"/>70 <text:s text:c="5"/>41.971 <text:s/>59.377 -55.065 <text:s/>1.00 <text:s/>0.00 <text:s text:c="10"/>N <text:s/></text:p>
      <text:p text:style-name="P1">ATOM <text:s text:c="2"/>1017 <text:s/>CA <text:s/>SER <text:s text:c="3"/>70 <text:s text:c="5"/>42.062 <text:s/>60.834 -55.058 <text:s/>1.00 <text:s/>0.00 <text:s text:c="10"/>C <text:s/></text:p>
      <text:p text:style-name="P1">ATOM <text:s text:c="2"/>1018 <text:s/>C <text:s text:c="2"/>SER <text:s text:c="3"/>70 <text:s text:c="5"/>43.480 <text:s/>61.286 -54.797 <text:s/>1.00 <text:s/>0.00 <text:s text:c="10"/>C <text:s/></text:p>
      <text:p text:style-name="P1">ATOM <text:s text:c="2"/>1019 <text:s/>O <text:s text:c="2"/>SER <text:s text:c="3"/>70 <text:s text:c="5"/>44.023 <text:s/>62.155 -55.478 <text:s/>1.00 <text:s/>0.00 <text:s text:c="10"/>O <text:s/></text:p>
      <text:p text:style-name="P1">ATOM <text:s text:c="2"/>1020 <text:s/>CB <text:s/>SER <text:s text:c="3"/>70 <text:s text:c="5"/>41.072 <text:s/>61.443 -54.034 <text:s/>1.00 <text:s/>0.00 <text:s text:c="10"/>C <text:s/></text:p>
      <text:p text:style-name="P1">ATOM <text:s text:c="2"/>1021 <text:s/>OG <text:s/>SER <text:s text:c="3"/>70 <text:s text:c="5"/>41.442 <text:s/>61.178 -52.677 <text:s/>1.00 <text:s/>0.00 <text:s text:c="10"/>O <text:s/></text:p>
      <text:p text:style-name="P1">ATOM <text:s text:c="2"/>1022 <text:s/>H <text:s text:c="2"/>SER <text:s text:c="3"/>70 <text:s text:c="5"/>42.166 <text:s/>58.786 -54.183 <text:s/>1.00 <text:s/>0.00 <text:s text:c="10"/>H <text:s/></text:p>
      <text:p text:style-name="P1">ATOM <text:s text:c="2"/>1023 <text:s/>HA <text:s/>SER <text:s text:c="3"/>70 <text:s text:c="5"/>41.791 <text:s/>61.197 -56.066 <text:s/>1.00 <text:s/>0.00 <text:s text:c="10"/>H <text:s/></text:p>
      <text:p text:style-name="P1">ATOM <text:s text:c="2"/>1024 2HB <text:s/>SER <text:s text:c="3"/>70 <text:s text:c="5"/>40.040 <text:s/>61.085 -54.213 <text:s/>1.00 <text:s/>0.00 <text:s text:c="10"/>H <text:s/></text:p>
      <text:p text:style-name="P1">ATOM <text:s text:c="2"/>1025 3HB <text:s/>SER <text:s text:c="3"/>70 <text:s text:c="5"/>41.021 <text:s/>62.541 -54.173 <text:s/>1.00 <text:s/>0.00 <text:s text:c="10"/>H <text:s/></text:p>
      <text:p text:style-name="P1">ATOM <text:s text:c="2"/>1026 <text:s/>HG <text:s/>SER <text:s text:c="3"/>70 <text:s text:c="5"/>41.410 <text:s/>60.226 -52.551 <text:s/>1.00 <text:s/>0.00 <text:s text:c="10"/>H <text:s/></text:p>
      <text:p text:style-name="P1">ATOM <text:s text:c="2"/>1027 <text:s/>N <text:s text:c="2"/>MET <text:s text:c="3"/>71 <text:s text:c="5"/>44.234 <text:s/>60.669 -53.696 <text:s/>1.00 <text:s/>0.00 <text:s text:c="10"/>N <text:s/></text:p>
      <text:p text:style-name="P1">ATOM <text:s text:c="2"/>1028 <text:s/>CA <text:s/>MET <text:s text:c="3"/>71 <text:s text:c="5"/>45.549 <text:s/>61.302 -53.694 <text:s/>1.00 <text:s/>0.00 <text:s text:c="10"/>C <text:s/></text:p>
      <text:p text:style-name="P1">ATOM <text:s text:c="2"/>1029 <text:s/>C <text:s text:c="2"/>MET <text:s text:c="3"/>71 <text:s text:c="5"/>46.230 <text:s/>61.141 -55.031 <text:s/>1.00 <text:s/>0.00 <text:s text:c="10"/>C <text:s/></text:p>
      <text:p text:style-name="P1">ATOM <text:s text:c="2"/>1030 <text:s/>O <text:s text:c="2"/>MET <text:s text:c="3"/>71 <text:s text:c="5"/>46.778 <text:s/>62.093 -55.608 <text:s/>1.00 <text:s/>0.00 <text:s text:c="10"/>O <text:s/></text:p>
      <text:p text:style-name="P1">ATOM <text:s text:c="2"/>1031 <text:s/>CB <text:s/>MET <text:s text:c="3"/>71 <text:s text:c="5"/>46.419 <text:s/>60.707 -52.553 <text:s/>1.00 <text:s/>0.00 <text:s text:c="10"/>C <text:s/></text:p>
      <text:p text:style-name="P1">ATOM <text:s text:c="2"/>1032 <text:s/>CG <text:s/>MET <text:s text:c="3"/>71 <text:s text:c="5"/>45.895 <text:s/>60.932 -51.118 <text:s/>1.00 <text:s/>0.00 <text:s text:c="10"/>C <text:s/></text:p>
      <text:p text:style-name="P1">ATOM <text:s text:c="2"/>1033 <text:s/>SD <text:s/>MET <text:s text:c="3"/>71 <text:s text:c="5"/>47.152 <text:s/>60.444 -49.925 <text:s/>1.00 <text:s/>0.00 <text:s text:c="10"/>S <text:s/></text:p>
      <text:p text:style-name="P1">ATOM <text:s text:c="2"/>1034 <text:s/>CE <text:s/>MET <text:s text:c="3"/>71 <text:s text:c="5"/>46.130 <text:s/>60.445 -48.446 <text:s/>1.00 <text:s/>0.00 <text:s text:c="10"/>C <text:s/></text:p>
      <text:p text:style-name="P1">ATOM <text:s text:c="2"/>1035 <text:s/>H <text:s text:c="2"/>MET <text:s text:c="3"/>71 <text:s text:c="5"/>44.114 <text:s/>59.601 -53.808 <text:s/>1.00 <text:s/>0.00 <text:s text:c="10"/>H <text:s/></text:p>
      <text:p text:style-name="P1">ATOM <text:s text:c="2"/>1036 <text:s/>HA <text:s/>MET <text:s text:c="3"/>71 <text:s text:c="5"/>45.417 <text:s/>62.387 -53.525 <text:s/>1.00 <text:s/>0.00 <text:s text:c="10"/>H <text:s/></text:p>
      <text:p text:style-name="P1">ATOM <text:s text:c="2"/>1037 2HB <text:s/>MET <text:s text:c="3"/>71 <text:s text:c="5"/>47.439 <text:s/>61.134 -52.609 <text:s/>1.00 <text:s/>0.00 <text:s text:c="10"/>H <text:s/></text:p>
      <text:p text:style-name="P1">ATOM <text:s text:c="2"/>1038 3HB <text:s/>MET <text:s text:c="3"/>71 <text:s text:c="5"/>46.558 <text:s/>59.619 -52.714 <text:s/>1.00 <text:s/>0.00 <text:s text:c="10"/>H <text:s/></text:p>
      <text:p text:style-name="P1">ATOM <text:s text:c="2"/>1039 2HG <text:s/>MET <text:s text:c="3"/>71 <text:s text:c="5"/>44.979 <text:s/>60.334 -50.950 <text:s/>1.00 <text:s/>0.00 <text:s text:c="10"/>H <text:s/></text:p>
      <text:p text:style-name="P1">ATOM <text:s text:c="2"/>1040 3HG <text:s/>MET <text:s text:c="3"/>71 <text:s text:c="5"/>45.620 <text:s/>61.989 -50.946 <text:s/>1.00 <text:s/>0.00 <text:s text:c="10"/>H <text:s/></text:p>
      <text:p text:style-name="P1">ATOM <text:s text:c="2"/>1041 1HE <text:s/>MET <text:s text:c="3"/>71 <text:s text:c="5"/>45.643 <text:s/>61.426 -48.302 <text:s/>1.00 <text:s/>0.00 <text:s text:c="10"/>H <text:s/></text:p>
      <text:p text:style-name="P1">ATOM <text:s text:c="2"/>1042 2HE <text:s/>MET <text:s text:c="3"/>71 <text:s text:c="5"/>45.344 <text:s/>59.673 -48.522 <text:s/>1.00 <text:s/>0.00 <text:s text:c="10"/>H <text:s/></text:p>
      <text:p text:style-name="P1">ATOM <text:s text:c="2"/>1043 3HE <text:s/>MET <text:s text:c="3"/>71 <text:s text:c="5"/>46.742 <text:s/>60.227 -47.554 <text:s/>1.00 <text:s/>0.00 <text:s text:c="10"/>H <text:s/></text:p>
      <text:p text:style-name="P1">ATOM <text:s text:c="2"/>1044 <text:s/>N <text:s text:c="2"/>LEU <text:s text:c="3"/>72 <text:s text:c="5"/>46.246 <text:s/>59.816 -55.668 <text:s/>1.00 <text:s/>0.00 <text:s text:c="10"/>N <text:s/></text:p>
      <text:p text:style-name="P1">ATOM <text:s text:c="2"/>1045 <text:s/>CA <text:s/>LEU <text:s text:c="3"/>72 <text:s text:c="5"/>46.966 <text:s/>59.977 -56.928 <text:s/>1.00 <text:s/>0.00 <text:s text:c="10"/>C <text:s/></text:p>
      <text:p text:style-name="P1">ATOM <text:s text:c="2"/>1046 <text:s/>C <text:s text:c="2"/>LEU <text:s text:c="3"/>72 <text:s text:c="5"/>46.317 <text:s/>61.033 -57.790 <text:s/>1.00 <text:s/>0.00 <text:s text:c="10"/>C <text:s/></text:p>
      <text:p text:style-name="P1">ATOM <text:s text:c="2"/>1047 <text:s/>O <text:s text:c="2"/>LEU <text:s text:c="3"/>72 <text:s text:c="5"/>46.977 <text:s/>61.923 -58.348 <text:s/>1.00 <text:s/>0.00 <text:s text:c="10"/>O <text:s/></text:p>
      <text:p text:style-name="P1">ATOM <text:s text:c="2"/>1048 <text:s/>CB <text:s/>LEU <text:s text:c="3"/>72 <text:s text:c="5"/>47.053 <text:s/>58.620 -57.685 <text:s/>1.00 <text:s/>0.00 <text:s text:c="10"/>C <text:s/></text:p>
      <text:p text:style-name="P1">ATOM <text:s text:c="2"/>1049 <text:s/>CG <text:s/>LEU <text:s text:c="3"/>72 <text:s text:c="5"/>47.723 <text:s/>57.422 -56.960 <text:s/>1.00 <text:s/>0.00 <text:s text:c="10"/>C <text:s/></text:p>
      <text:p text:style-name="P1">ATOM <text:s text:c="2"/>1050 <text:s/>CD1 LEU <text:s text:c="3"/>72 <text:s text:c="5"/>47.811 <text:s/>56.215 -57.906 <text:s/>1.00 <text:s/>0.00 <text:s text:c="10"/>C <text:s/></text:p>
      <text:p text:style-name="P1">ATOM <text:s text:c="2"/>1051 <text:s/>CD2 LEU <text:s text:c="3"/>72 <text:s text:c="5"/>49.123 <text:s/>57.761 -56.421 <text:s/>1.00 <text:s/>0.00 <text:s text:c="10"/>C <text:s/></text:p>
      <text:p text:style-name="P1">ATOM <text:s text:c="2"/>1052 <text:s/>H <text:s text:c="2"/>LEU <text:s text:c="3"/>72 <text:s text:c="5"/>45.282 <text:s/>59.469 -55.633 <text:s/>1.00 <text:s/>0.00 <text:s text:c="10"/>H <text:s/></text:p>
      <text:p text:style-name="P1">ATOM <text:s text:c="2"/>1053 <text:s/>HA <text:s/>LEU <text:s text:c="3"/>72 <text:s text:c="5"/>47.984 <text:s/>60.341 -56.705 <text:s/>1.00 <text:s/>0.00 <text:s text:c="10"/>H <text:s/></text:p>
      <text:p text:style-name="P1">ATOM <text:s text:c="2"/>1054 2HB <text:s/>LEU <text:s text:c="3"/>72 <text:s text:c="5"/>47.582 <text:s/>58.786 -58.643 <text:s/>1.00 <text:s/>0.00 <text:s text:c="10"/>H <text:s/></text:p>
      <text:p text:style-name="P1">ATOM <text:s text:c="2"/>1055 3HB <text:s/>LEU <text:s text:c="3"/>72 <text:s text:c="5"/>46.030 <text:s/>58.314 -57.982 <text:s/>1.00 <text:s/>0.00 <text:s text:c="10"/>H <text:s/></text:p>
      <text:p text:style-name="P1">ATOM <text:s text:c="2"/>1056 <text:s/>HG <text:s/>LEU <text:s text:c="3"/>72 <text:s text:c="5"/>47.081 <text:s/>57.134 -56.101 <text:s/>1.00 <text:s/>0.00 <text:s text:c="10"/>H <text:s/></text:p>
      <text:p text:style-name="P1">ATOM <text:s text:c="2"/>1057 1HD1 LEU <text:s text:c="3"/>72 <text:s text:c="5"/>46.815 <text:s/>55.914 -58.282 <text:s/>1.00 <text:s/>0.00 <text:s text:c="10"/>H <text:s/></text:p>
      <text:p text:style-name="P1">ATOM <text:s text:c="2"/>1058 2HD1 LEU <text:s text:c="3"/>72 <text:s text:c="5"/>48.446 <text:s/>56.421 -58.789 <text:s/>1.00 <text:s/>0.00 <text:s text:c="10"/>H <text:s/></text:p>
      <text:p text:style-name="P1">ATOM <text:s text:c="2"/>1059 3HD1 LEU <text:s text:c="3"/>72 <text:s text:c="5"/>48.237 <text:s/>55.330 -57.398 <text:s/>1.00 <text:s/>0.00 <text:s text:c="10"/>H <text:s/></text:p>
      <text:p text:style-name="P1">ATOM <text:s text:c="2"/>1060 1HD2 LEU <text:s text:c="3"/>72 <text:s text:c="5"/>49.799 <text:s/>58.130 -57.213 <text:s/>1.00 <text:s/>0.00 <text:s text:c="10"/>H <text:s/></text:p>
      <text:p text:style-name="P1">ATOM <text:s text:c="2"/>1061 2HD2 LEU <text:s text:c="3"/>72 <text:s text:c="5"/>49.073 <text:s/>58.542 -55.639 <text:s/>1.00 <text:s/>0.00 <text:s text:c="10"/>H <text:s/></text:p>
      <text:p text:style-name="P1"><text:soft-page-break/>ATOM <text:s text:c="2"/>1062 3HD2 LEU <text:s text:c="3"/>72 <text:s text:c="5"/>49.606 <text:s/>56.886 -55.947 <text:s/>1.00 <text:s/>0.00 <text:s text:c="10"/>H <text:s/></text:p>
      <text:p text:style-name="P1">ATOM <text:s text:c="2"/>1063 <text:s/>N <text:s text:c="2"/>GLU <text:s text:c="3"/>73 <text:s text:c="5"/>44.859 <text:s/>61.007 -57.973 <text:s/>1.00 <text:s/>0.00 <text:s text:c="10"/>N <text:s/></text:p>
      <text:p text:style-name="P1">ATOM <text:s text:c="2"/>1064 <text:s/>CA <text:s/>GLU <text:s text:c="3"/>73 <text:s text:c="5"/>44.535 <text:s/>62.136 -58.841 <text:s/>1.00 <text:s/>0.00 <text:s text:c="10"/>C <text:s/></text:p>
      <text:p text:style-name="P1">ATOM <text:s text:c="2"/>1065 <text:s/>C <text:s text:c="2"/>GLU <text:s text:c="3"/>73 <text:s text:c="5"/>45.027 <text:s/>63.434 -58.248 <text:s/>1.00 <text:s/>0.00 <text:s text:c="10"/>C <text:s/></text:p>
      <text:p text:style-name="P1">ATOM <text:s text:c="2"/>1066 <text:s/>O <text:s text:c="2"/>GLU <text:s text:c="3"/>73 <text:s text:c="5"/>45.652 <text:s/>64.267 -58.920 <text:s/>1.00 <text:s/>0.00 <text:s text:c="10"/>O <text:s/></text:p>
      <text:p text:style-name="P1">ATOM <text:s text:c="2"/>1067 <text:s/>CB <text:s/>GLU <text:s text:c="3"/>73 <text:s text:c="5"/>42.998 <text:s/>62.193 -59.075 <text:s/>1.00 <text:s/>0.00 <text:s text:c="10"/>C <text:s/></text:p>
      <text:p text:style-name="P1">ATOM <text:s text:c="2"/>1068 <text:s/>CG <text:s/>GLU <text:s text:c="3"/>73 <text:s text:c="5"/>42.500 <text:s/>63.325 -60.031 <text:s/>1.00 <text:s/>0.00 <text:s text:c="10"/>C <text:s/></text:p>
      <text:p text:style-name="P1">ATOM <text:s text:c="2"/>1069 <text:s/>CD <text:s/>GLU <text:s text:c="3"/>73 <text:s text:c="5"/>41.006 <text:s/>63.476 -60.254 <text:s/>1.00 <text:s/>0.00 <text:s text:c="10"/>C <text:s/></text:p>
      <text:p text:style-name="P1">ATOM <text:s text:c="2"/>1070 <text:s/>OE1 GLU <text:s text:c="3"/>73 <text:s text:c="5"/>40.196 <text:s/>62.703 -59.708 <text:s/>1.00 <text:s/>0.00 <text:s text:c="10"/>O <text:s/></text:p>
      <text:p text:style-name="P1">ATOM <text:s text:c="2"/>1071 <text:s/>OE2 GLU <text:s text:c="3"/>73 <text:s text:c="5"/>40.645 <text:s/>64.415 -60.994 <text:s/>1.00 <text:s/>0.00 <text:s text:c="10"/>O1-</text:p>
      <text:p text:style-name="P1">ATOM <text:s text:c="2"/>1072 <text:s/>H <text:s text:c="2"/>GLU <text:s text:c="3"/>73 <text:s text:c="5"/>44.432 <text:s/>60.904 -56.986 <text:s/>1.00 <text:s/>0.00 <text:s text:c="10"/>H <text:s/></text:p>
      <text:p text:style-name="P1">ATOM <text:s text:c="2"/>1073 <text:s/>HA <text:s/>GLU <text:s text:c="3"/>73 <text:s text:c="5"/>45.042 <text:s/>61.992 -59.812 <text:s/>1.00 <text:s/>0.00 <text:s text:c="10"/>H <text:s/></text:p>
      <text:p text:style-name="P1">ATOM <text:s text:c="2"/>1074 2HB <text:s/>GLU <text:s text:c="3"/>73 <text:s text:c="5"/>42.475 <text:s/>62.300 -58.103 <text:s/>1.00 <text:s/>0.00 <text:s text:c="10"/>H <text:s/></text:p>
      <text:p text:style-name="P1">ATOM <text:s text:c="2"/>1075 3HB <text:s/>GLU <text:s text:c="3"/>73 <text:s text:c="5"/>42.640 <text:s/>61.224 -59.473 <text:s/>1.00 <text:s/>0.00 <text:s text:c="10"/>H <text:s/></text:p>
      <text:p text:style-name="P1">ATOM <text:s text:c="2"/>1076 2HG <text:s/>GLU <text:s text:c="3"/>73 <text:s text:c="5"/>42.953 <text:s/>63.232 -61.031 <text:s/>1.00 <text:s/>0.00 <text:s text:c="10"/>H <text:s/></text:p>
      <text:p text:style-name="P1">ATOM <text:s text:c="2"/>1077 3HG <text:s/>GLU <text:s text:c="3"/>73 <text:s text:c="5"/>42.798 <text:s/>64.320 -59.662 <text:s/>1.00 <text:s/>0.00 <text:s text:c="10"/>H <text:s/></text:p>
      <text:p text:style-name="P1">ATOM <text:s text:c="2"/>1078 <text:s/>N <text:s text:c="2"/>GLU <text:s text:c="3"/>74 <text:s text:c="5"/>44.757 <text:s/>63.717 -56.831 <text:s/>1.00 <text:s/>0.00 <text:s text:c="10"/>N <text:s/></text:p>
      <text:p text:style-name="P1">ATOM <text:s text:c="2"/>1079 <text:s/>CA <text:s/>GLU <text:s text:c="3"/>74 <text:s text:c="5"/>45.347 <text:s/>65.024 -56.556 <text:s/>1.00 <text:s/>0.00 <text:s text:c="10"/>C <text:s/></text:p>
      <text:p text:style-name="P1">ATOM <text:s text:c="2"/>1080 <text:s/>C <text:s text:c="2"/>GLU <text:s text:c="3"/>74 <text:s text:c="5"/>46.821 <text:s/>65.032 -56.884 <text:s/>1.00 <text:s/>0.00 <text:s text:c="10"/>C <text:s/></text:p>
      <text:p text:style-name="P1">ATOM <text:s text:c="2"/>1081 <text:s/>O <text:s text:c="2"/>GLU <text:s text:c="3"/>74 <text:s text:c="5"/>47.343 <text:s/>65.945 -57.539 <text:s/>1.00 <text:s/>0.00 <text:s text:c="10"/>O <text:s/></text:p>
      <text:p text:style-name="P1">ATOM <text:s text:c="2"/>1082 <text:s/>CB <text:s/>GLU <text:s text:c="3"/>74 <text:s text:c="5"/>45.121 <text:s/>65.398 -55.063 <text:s/>1.00 <text:s/>0.00 <text:s text:c="10"/>C <text:s/></text:p>
      <text:p text:style-name="P1">ATOM <text:s text:c="2"/>1083 <text:s/>CG <text:s/>GLU <text:s text:c="3"/>74 <text:s text:c="5"/>45.656 <text:s/>66.800 -54.626 <text:s/>1.00 <text:s/>0.00 <text:s text:c="10"/>C <text:s/></text:p>
      <text:p text:style-name="P1">ATOM <text:s text:c="2"/>1084 <text:s/>CD <text:s/>GLU <text:s text:c="3"/>74 <text:s text:c="5"/>45.522 <text:s/>67.202 -53.169 <text:s/>1.00 <text:s/>0.00 <text:s text:c="10"/>C <text:s/></text:p>
      <text:p text:style-name="P1">ATOM <text:s text:c="2"/>1085 <text:s/>OE1 GLU <text:s text:c="3"/>74 <text:s text:c="5"/>44.978 <text:s/>66.444 -52.343 <text:s/>1.00 <text:s/>0.00 <text:s text:c="10"/>O <text:s/></text:p>
      <text:p text:style-name="P1">ATOM <text:s text:c="2"/>1086 <text:s/>OE2 GLU <text:s text:c="3"/>74 <text:s text:c="5"/>45.995 <text:s/>68.313 -52.852 <text:s/>1.00 <text:s/>0.00 <text:s text:c="10"/>O1-</text:p>
      <text:p text:style-name="P1">ATOM <text:s text:c="2"/>1087 <text:s/>H <text:s text:c="2"/>GLU <text:s text:c="3"/>74 <text:s text:c="5"/>45.047 <text:s/>62.832 -56.285 <text:s/>1.00 <text:s/>0.00 <text:s text:c="10"/>H <text:s/></text:p>
      <text:p text:style-name="P1">ATOM <text:s text:c="2"/>1088 <text:s/>HA <text:s/>GLU <text:s text:c="3"/>74 <text:s text:c="5"/>44.853 <text:s/>65.778 -57.195 <text:s/>1.00 <text:s/>0.00 <text:s text:c="10"/>H <text:s/></text:p>
      <text:p text:style-name="P1">ATOM <text:s text:c="2"/>1089 2HB <text:s/>GLU <text:s text:c="3"/>74 <text:s text:c="5"/>45.580 <text:s/>64.629 -54.410 <text:s/>1.00 <text:s/>0.00 <text:s text:c="10"/>H <text:s/></text:p>
      <text:p text:style-name="P1">ATOM <text:s text:c="2"/>1090 3HB <text:s/>GLU <text:s text:c="3"/>74 <text:s text:c="5"/>44.041 <text:s/>65.351 -54.822 <text:s/>1.00 <text:s/>0.00 <text:s text:c="10"/>H <text:s/></text:p>
      <text:p text:style-name="P1">ATOM <text:s text:c="2"/>1091 2HG <text:s/>GLU <text:s text:c="3"/>74 <text:s text:c="5"/>45.188 <text:s/>67.607 -55.214 <text:s/>1.00 <text:s/>0.00 <text:s text:c="10"/>H <text:s/></text:p>
      <text:p text:style-name="P1">ATOM <text:s text:c="2"/>1092 3HG <text:s/>GLU <text:s text:c="3"/>74 <text:s text:c="5"/>46.739 <text:s/>66.890 -54.811 <text:s/>1.00 <text:s/>0.00 <text:s text:c="10"/>H <text:s/></text:p>
      <text:p text:style-name="P1">ATOM <text:s text:c="2"/>1093 <text:s/>N <text:s text:c="2"/>LYS <text:s text:c="3"/>75 <text:s text:c="5"/>47.662 <text:s/>63.923 -56.411 <text:s/>1.00 <text:s/>0.00 <text:s text:c="10"/>N <text:s/></text:p>
      <text:p text:style-name="P1">ATOM <text:s text:c="2"/>1094 <text:s/>CA <text:s/>LYS <text:s text:c="3"/>75 <text:s text:c="5"/>49.016 <text:s/>64.209 -56.877 <text:s/>1.00 <text:s/>0.00 <text:s text:c="10"/>C <text:s/></text:p>
      <text:p text:style-name="P1">ATOM <text:s text:c="2"/>1095 <text:s/>C <text:s text:c="2"/>LYS <text:s text:c="3"/>75 <text:s text:c="5"/>49.049 <text:s/>64.370 -58.379 <text:s/>1.00 <text:s/>0.00 <text:s text:c="10"/>C <text:s/></text:p>
      <text:p text:style-name="P1">ATOM <text:s text:c="2"/>1096 <text:s/>O <text:s text:c="2"/>LYS <text:s text:c="3"/>75 <text:s text:c="5"/>49.637 <text:s/>65.314 -58.926 <text:s/>1.00 <text:s/>0.00 <text:s text:c="10"/>O <text:s/></text:p>
      <text:p text:style-name="P1">ATOM <text:s text:c="2"/>1097 <text:s/>CB <text:s/>LYS <text:s text:c="3"/>75 <text:s text:c="5"/>49.970 <text:s/>63.072 -56.419 <text:s/>1.00 <text:s/>0.00 <text:s text:c="10"/>C <text:s/></text:p>
      <text:p text:style-name="P1">ATOM <text:s text:c="2"/>1098 <text:s/>CG <text:s/>LYS <text:s text:c="3"/>75 <text:s text:c="5"/>51.451 <text:s/>63.320 -56.801 <text:s/>1.00 <text:s/>0.00 <text:s text:c="10"/>C <text:s/></text:p>
      <text:p text:style-name="P1">ATOM <text:s text:c="2"/>1099 <text:s/>CD <text:s/>LYS <text:s text:c="3"/>75 <text:s text:c="5"/>52.412 <text:s/>62.189 -56.423 <text:s/>1.00 <text:s/>0.00 <text:s text:c="10"/>C <text:s/></text:p>
      <text:p text:style-name="P1">ATOM <text:s text:c="2"/>1100 <text:s/>CE <text:s/>LYS <text:s text:c="3"/>75 <text:s text:c="5"/>53.821 <text:s/>62.534 -56.922 <text:s/>1.00 <text:s/>0.00 <text:s text:c="10"/>C <text:s/></text:p>
      <text:p text:style-name="P1">ATOM <text:s text:c="2"/>1101 <text:s/>NZ <text:s/>LYS <text:s text:c="3"/>75 <text:s text:c="5"/>54.779 <text:s/>61.537 -56.413 <text:s/>1.00 <text:s/>0.00 <text:s text:c="10"/>N1+</text:p>
      <text:p text:style-name="P1">ATOM <text:s text:c="2"/>1102 <text:s/>H <text:s text:c="2"/>LYS <text:s text:c="3"/>75 <text:s text:c="5"/>47.144 <text:s/>63.014 -56.680 <text:s/>1.00 <text:s/>0.00 <text:s text:c="10"/>H <text:s/></text:p>
      <text:p text:style-name="P1">ATOM <text:s text:c="2"/>1103 <text:s/>HA <text:s/>LYS <text:s text:c="3"/>75 <text:s text:c="5"/>49.343 <text:s/>65.167 -56.433 <text:s/>1.00 <text:s/>0.00 <text:s text:c="10"/>H <text:s/></text:p>
      <text:p text:style-name="P1">ATOM <text:s text:c="2"/>1104 2HB <text:s/>LYS <text:s text:c="3"/>75 <text:s text:c="5"/>49.629 <text:s/>62.105 -56.843 <text:s/>1.00 <text:s/>0.00 <text:s text:c="10"/>H <text:s/></text:p>
      <text:p text:style-name="P1">ATOM <text:s text:c="2"/>1105 3HB <text:s/>LYS <text:s text:c="3"/>75 <text:s text:c="5"/>49.896 <text:s/>62.943 -55.321 <text:s/>1.00 <text:s/>0.00 <text:s text:c="10"/>H <text:s/></text:p>
      <text:p text:style-name="P1">ATOM <text:s text:c="2"/>1106 2HG <text:s/>LYS <text:s text:c="3"/>75 <text:s text:c="5"/>51.795 <text:s/>64.273 -56.353 <text:s/>1.00 <text:s/>0.00 <text:s text:c="10"/>H <text:s/></text:p>
      <text:p text:style-name="P1">ATOM <text:s text:c="2"/>1107 3HG <text:s/>LYS <text:s text:c="3"/>75 <text:s text:c="5"/>51.546 <text:s/>63.457 -57.894 <text:s/>1.00 <text:s/>0.00 <text:s text:c="10"/>H <text:s/></text:p>
      <text:p text:style-name="P1">ATOM <text:s text:c="2"/>1108 2HD <text:s/>LYS <text:s text:c="3"/>75 <text:s text:c="5"/>52.068 <text:s/>61.237 -56.876 <text:s/>1.00 <text:s/>0.00 <text:s text:c="10"/>H <text:s/></text:p>
      <text:p text:style-name="P1">ATOM <text:s text:c="2"/>1109 3HD <text:s/>LYS <text:s text:c="3"/>75 <text:s text:c="5"/>52.397 <text:s/>62.035 -55.326 <text:s/>1.00 <text:s/>0.00 <text:s text:c="10"/>H <text:s/></text:p>
      <text:p text:style-name="P1">ATOM <text:s text:c="2"/>1110 2HE <text:s/>LYS <text:s text:c="3"/>75 <text:s text:c="5"/>54.127 <text:s/>63.547 -56.587 <text:s/>1.00 <text:s/>0.00 <text:s text:c="10"/>H <text:s/></text:p>
      <text:p text:style-name="P1">ATOM <text:s text:c="2"/>1111 3HE <text:s/>LYS <text:s text:c="3"/>75 <text:s text:c="5"/>53.844 <text:s/>62.562 -58.032 <text:s/>1.00 <text:s/>0.00 <text:s text:c="10"/>H <text:s/></text:p>
      <text:p text:style-name="P1">ATOM <text:s text:c="2"/>1112 1HZ <text:s/>LYS <text:s text:c="3"/>75 <text:s text:c="5"/>54.355 <text:s/>60.601 -56.401 <text:s/>1.00 <text:s/>0.00 <text:s text:c="10"/>H <text:s/></text:p>
      <text:p text:style-name="P1">ATOM <text:s text:c="2"/>1113 2HZ <text:s/>LYS <text:s text:c="3"/>75 <text:s text:c="5"/>55.603 <text:s/>61.469 -57.019 <text:s/>1.00 <text:s/>0.00 <text:s text:c="10"/>H <text:s/></text:p>
      <text:p text:style-name="P1">ATOM <text:s text:c="2"/>1114 3HZ <text:s/>LYS <text:s text:c="3"/>75 <text:s text:c="5"/>55.038 <text:s/>61.839 -55.485 <text:s/>1.00 <text:s/>0.00 <text:s text:c="10"/>H <text:s/></text:p>
      <text:p text:style-name="P1">ATOM <text:s text:c="2"/>1115 <text:s/>N <text:s text:c="2"/>LYS <text:s text:c="3"/>76 <text:s text:c="5"/>48.362 <text:s/>63.376 -59.217 <text:s/>1.00 <text:s/>0.00 <text:s text:c="10"/>N <text:s/></text:p>
      <text:p text:style-name="P1">ATOM <text:s text:c="2"/>1116 <text:s/>CA <text:s/>LYS <text:s text:c="3"/>76 <text:s text:c="5"/>48.568 <text:s/>63.795 -60.601 <text:s/>1.00 <text:s/>0.00 <text:s text:c="10"/>C <text:s/></text:p>
      <text:p text:style-name="P1">ATOM <text:s text:c="2"/>1117 <text:s/>C <text:s text:c="2"/>LYS <text:s text:c="3"/>76 <text:s text:c="5"/>48.060 <text:s/>65.200 -60.823 <text:s/>1.00 <text:s/>0.00 <text:s text:c="10"/>C <text:s/></text:p>
      <text:p text:style-name="P1">ATOM <text:s text:c="2"/>1118 <text:s/>O <text:s text:c="2"/>LYS <text:s text:c="3"/>76 <text:s text:c="5"/>48.731 <text:s/>66.055 -61.419 <text:s/>1.00 <text:s/>0.00 <text:s text:c="10"/>O <text:s/></text:p>
      <text:p text:style-name="P1">ATOM <text:s text:c="2"/>1119 <text:s/>CB <text:s/>LYS <text:s text:c="3"/>76 <text:s text:c="5"/>47.863 <text:s/>62.792 -61.554 <text:s/>1.00 <text:s/>0.00 <text:s text:c="10"/>C <text:s/></text:p>
      <text:p text:style-name="P1">ATOM <text:s text:c="2"/>1120 <text:s/>CG <text:s/>LYS <text:s text:c="3"/>76 <text:s text:c="5"/>48.088 <text:s/>63.107 -63.054 <text:s/>1.00 <text:s/>0.00 <text:s text:c="10"/>C <text:s/></text:p>
      <text:p text:style-name="P1"><text:soft-page-break/>ATOM <text:s text:c="2"/>1121 <text:s/>CD <text:s/>LYS <text:s text:c="3"/>76 <text:s text:c="5"/>47.353 <text:s/>62.177 -64.025 <text:s/>1.00 <text:s/>0.00 <text:s text:c="10"/>C <text:s/></text:p>
      <text:p text:style-name="P1">ATOM <text:s text:c="2"/>1122 <text:s/>CE <text:s/>LYS <text:s text:c="3"/>76 <text:s text:c="5"/>47.605 <text:s/>62.647 -65.464 <text:s/>1.00 <text:s/>0.00 <text:s text:c="10"/>C <text:s/></text:p>
      <text:p text:style-name="P1">ATOM <text:s text:c="2"/>1123 <text:s/>NZ <text:s/>LYS <text:s text:c="3"/>76 <text:s text:c="5"/>47.047 <text:s/>61.660 -66.405 <text:s/>1.00 <text:s/>0.00 <text:s text:c="10"/>N1+</text:p>
      <text:p text:style-name="P1">ATOM <text:s text:c="2"/>1124 <text:s/>H <text:s text:c="2"/>LYS <text:s text:c="3"/>76 <text:s text:c="5"/>47.374 <text:s/>63.257 -58.797 <text:s/>1.00 <text:s/>0.00 <text:s text:c="10"/>H <text:s/></text:p>
      <text:p text:style-name="P1">ATOM <text:s text:c="2"/>1125 <text:s/>HA <text:s/>LYS <text:s text:c="3"/>76 <text:s text:c="5"/>49.655 <text:s/>63.798 -60.806 <text:s/>1.00 <text:s/>0.00 <text:s text:c="10"/>H <text:s/></text:p>
      <text:p text:style-name="P1">ATOM <text:s text:c="2"/>1126 2HB <text:s/>LYS <text:s text:c="3"/>76 <text:s text:c="5"/>46.776 <text:s/>62.768 -61.333 <text:s/>1.00 <text:s/>0.00 <text:s text:c="10"/>H <text:s/></text:p>
      <text:p text:style-name="P1">ATOM <text:s text:c="2"/>1127 3HB <text:s/>LYS <text:s text:c="3"/>76 <text:s text:c="5"/>48.219 <text:s/>61.764 -61.343 <text:s/>1.00 <text:s/>0.00 <text:s text:c="10"/>H <text:s/></text:p>
      <text:p text:style-name="P1">ATOM <text:s text:c="2"/>1128 2HG <text:s/>LYS <text:s text:c="3"/>76 <text:s text:c="5"/>49.173 <text:s/>63.104 -63.277 <text:s/>1.00 <text:s/>0.00 <text:s text:c="10"/>H <text:s/></text:p>
      <text:p text:style-name="P1">ATOM <text:s text:c="2"/>1129 3HG <text:s/>LYS <text:s text:c="3"/>76 <text:s text:c="5"/>47.743 <text:s/>64.132 -63.285 <text:s/>1.00 <text:s/>0.00 <text:s text:c="10"/>H <text:s/></text:p>
      <text:p text:style-name="P1">ATOM <text:s text:c="2"/>1130 2HD <text:s/>LYS <text:s text:c="3"/>76 <text:s text:c="5"/>46.266 <text:s/>62.186 -63.804 <text:s/>1.00 <text:s/>0.00 <text:s text:c="10"/>H <text:s/></text:p>
      <text:p text:style-name="P1">ATOM <text:s text:c="2"/>1131 3HD <text:s/>LYS <text:s text:c="3"/>76 <text:s text:c="5"/>47.693 <text:s/>61.134 -63.874 <text:s/>1.00 <text:s/>0.00 <text:s text:c="10"/>H <text:s/></text:p>
      <text:p text:style-name="P1">ATOM <text:s text:c="2"/>1132 2HE <text:s/>LYS <text:s text:c="3"/>76 <text:s text:c="5"/>48.690 <text:s/>62.774 -65.659 <text:s/>1.00 <text:s/>0.00 <text:s text:c="10"/>H <text:s/></text:p>
      <text:p text:style-name="P1">ATOM <text:s text:c="2"/>1133 3HE <text:s/>LYS <text:s text:c="3"/>76 <text:s text:c="5"/>47.148 <text:s/>63.645 -65.632 <text:s/>1.00 <text:s/>0.00 <text:s text:c="10"/>H <text:s/></text:p>
      <text:p text:style-name="P1">ATOM <text:s text:c="2"/>1134 1HZ <text:s/>LYS <text:s text:c="3"/>76 <text:s text:c="5"/>46.169 <text:s/>61.270 -66.043 <text:s/>1.00 <text:s/>0.00 <text:s text:c="10"/>H <text:s/></text:p>
      <text:p text:style-name="P1">ATOM <text:s text:c="2"/>1135 2HZ <text:s/>LYS <text:s text:c="3"/>76 <text:s text:c="5"/>46.816 <text:s/>62.093 -67.306 <text:s/>1.00 <text:s/>0.00 <text:s text:c="10"/>H <text:s/></text:p>
      <text:p text:style-name="P1">ATOM <text:s text:c="2"/>1136 3HZ <text:s/>LYS <text:s text:c="3"/>76 <text:s text:c="5"/>47.752 <text:s/>60.946 -66.520 <text:s/>1.00 <text:s/>0.00 <text:s text:c="10"/>H <text:s/></text:p>
      <text:p text:style-name="P1">ATOM <text:s text:c="2"/>1137 <text:s/>N <text:s text:c="2"/>ILE <text:s text:c="3"/>77 <text:s text:c="5"/>46.729 <text:s/>65.564 -60.316 <text:s/>1.00 <text:s/>0.00 <text:s text:c="10"/>N <text:s/></text:p>
      <text:p text:style-name="P1">ATOM <text:s text:c="2"/>1138 <text:s/>CA <text:s/>ILE <text:s text:c="3"/>77 <text:s text:c="5"/>46.522 <text:s/>66.964 -60.678 <text:s/>1.00 <text:s/>0.00 <text:s text:c="10"/>C <text:s/></text:p>
      <text:p text:style-name="P1">ATOM <text:s text:c="2"/>1139 <text:s/>C <text:s text:c="2"/>ILE <text:s text:c="3"/>77 <text:s text:c="5"/>47.620 <text:s/>67.835 -60.118 <text:s/>1.00 <text:s/>0.00 <text:s text:c="10"/>C <text:s/></text:p>
      <text:p text:style-name="P1">ATOM <text:s text:c="2"/>1140 <text:s/>O <text:s text:c="2"/>ILE <text:s text:c="3"/>77 <text:s text:c="5"/>48.199 <text:s/>68.687 -60.808 <text:s/>1.00 <text:s/>0.00 <text:s text:c="10"/>O <text:s/></text:p>
      <text:p text:style-name="P1">ATOM <text:s text:c="2"/>1141 <text:s/>CB <text:s/>ILE <text:s text:c="3"/>77 <text:s text:c="5"/>45.088 <text:s/>67.467 -60.237 <text:s/>1.00 <text:s/>0.00 <text:s text:c="10"/>C <text:s/></text:p>
      <text:p text:style-name="P1">ATOM <text:s text:c="2"/>1142 <text:s/>CG1 ILE <text:s text:c="3"/>77 <text:s text:c="5"/>43.905 <text:s/>66.567 -60.719 <text:s/>1.00 <text:s/>0.00 <text:s text:c="10"/>C <text:s/></text:p>
      <text:p text:style-name="P1">ATOM <text:s text:c="2"/>1143 <text:s/>CG2 ILE <text:s text:c="3"/>77 <text:s text:c="5"/>44.796 <text:s/>68.933 -60.685 <text:s/>1.00 <text:s/>0.00 <text:s text:c="10"/>C <text:s/></text:p>
      <text:p text:style-name="P1">ATOM <text:s text:c="2"/>1144 <text:s/>CD1 ILE <text:s text:c="3"/>77 <text:s text:c="5"/>42.540 <text:s/>66.836 -60.051 <text:s/>1.00 <text:s/>0.00 <text:s text:c="10"/>C <text:s/></text:p>
      <text:p text:style-name="P1">ATOM <text:s text:c="2"/>1145 <text:s/>H <text:s text:c="2"/>ILE <text:s text:c="3"/>77 <text:s text:c="5"/>46.692 <text:s/>65.226 -59.291 <text:s/>1.00 <text:s/>0.00 <text:s text:c="10"/>H <text:s/></text:p>
      <text:p text:style-name="P1">ATOM <text:s text:c="2"/>1146 <text:s/>HA <text:s/>ILE <text:s text:c="3"/>77 <text:s text:c="5"/>46.593 <text:s/>67.038 -61.779 <text:s/>1.00 <text:s/>0.00 <text:s text:c="10"/>H <text:s/></text:p>
      <text:p text:style-name="P1">ATOM <text:s text:c="2"/>1147 <text:s/>HB <text:s/>ILE <text:s text:c="3"/>77 <text:s text:c="5"/>45.072 <text:s/>67.448 -59.127 <text:s/>1.00 <text:s/>0.00 <text:s text:c="10"/>H <text:s/></text:p>
      <text:p text:style-name="P1">ATOM <text:s text:c="2"/>1148 2HG1 ILE <text:s text:c="3"/>77 <text:s text:c="5"/>44.138 <text:s/>65.506 -60.512 <text:s/>1.00 <text:s/>0.00 <text:s text:c="10"/>H <text:s/></text:p>
      <text:p text:style-name="P1">ATOM <text:s text:c="2"/>1149 3HG1 ILE <text:s text:c="3"/>77 <text:s text:c="5"/>43.807 <text:s/>66.620 -61.821 <text:s/>1.00 <text:s/>0.00 <text:s text:c="10"/>H <text:s/></text:p>
      <text:p text:style-name="P1">ATOM <text:s text:c="2"/>1150 1HG2 ILE <text:s text:c="3"/>77 <text:s text:c="5"/>45.523 <text:s/>69.662 -60.287 <text:s/>1.00 <text:s/>0.00 <text:s text:c="10"/>H <text:s/></text:p>
      <text:p text:style-name="P1">ATOM <text:s text:c="2"/>1151 2HG2 ILE <text:s text:c="3"/>77 <text:s text:c="5"/>44.795 <text:s/>69.038 -61.787 <text:s/>1.00 <text:s/>0.00 <text:s text:c="10"/>H <text:s/></text:p>
      <text:p text:style-name="P1">ATOM <text:s text:c="2"/>1152 3HG2 ILE <text:s text:c="3"/>77 <text:s text:c="5"/>43.816 <text:s/>69.296 -60.326 <text:s/>1.00 <text:s/>0.00 <text:s text:c="10"/>H <text:s/></text:p>
      <text:p text:style-name="P1">ATOM <text:s text:c="2"/>1153 1HD1 ILE <text:s text:c="3"/>77 <text:s text:c="5"/>42.598 <text:s/>66.748 -58.949 <text:s/>1.00 <text:s/>0.00 <text:s text:c="10"/>H <text:s/></text:p>
      <text:p text:style-name="P1">ATOM <text:s text:c="2"/>1154 2HD1 ILE <text:s text:c="3"/>77 <text:s text:c="5"/>42.145 <text:s/>67.841 -60.283 <text:s/>1.00 <text:s/>0.00 <text:s text:c="10"/>H <text:s/></text:p>
      <text:p text:style-name="P1">ATOM <text:s text:c="2"/>1155 3HD1 ILE <text:s text:c="3"/>77 <text:s text:c="5"/>41.778 <text:s/>66.111 -60.393 <text:s/>1.00 <text:s/>0.00 <text:s text:c="10"/>H <text:s/></text:p>
      <text:p text:style-name="P1">ATOM <text:s text:c="2"/>1156 <text:s/>N <text:s text:c="2"/>LYS <text:s text:c="3"/>78 <text:s text:c="5"/>48.014 <text:s/>67.669 -58.711 <text:s/>1.00 <text:s/>0.00 <text:s text:c="10"/>N <text:s/></text:p>
      <text:p text:style-name="P1">ATOM <text:s text:c="2"/>1157 <text:s/>CA <text:s/>LYS <text:s text:c="3"/>78 <text:s text:c="5"/>49.081 <text:s/>68.636 -58.468 <text:s/>1.00 <text:s/>0.00 <text:s text:c="10"/>C <text:s/></text:p>
      <text:p text:style-name="P1">ATOM <text:s text:c="2"/>1158 <text:s/>C <text:s text:c="2"/>LYS <text:s text:c="3"/>78 <text:s text:c="5"/>50.230 <text:s/>68.426 -59.426 <text:s/>1.00 <text:s/>0.00 <text:s text:c="10"/>C <text:s/></text:p>
      <text:p text:style-name="P1">ATOM <text:s text:c="2"/>1159 <text:s/>O <text:s text:c="2"/>LYS <text:s text:c="3"/>78 <text:s text:c="5"/>50.754 <text:s/>69.368 -60.039 <text:s/>1.00 <text:s/>0.00 <text:s text:c="10"/>O <text:s/></text:p>
      <text:p text:style-name="P1">ATOM <text:s text:c="2"/>1160 <text:s/>CB <text:s/>LYS <text:s text:c="3"/>78 <text:s text:c="5"/>49.558 <text:s/>68.519 -56.995 <text:s/>1.00 <text:s/>0.00 <text:s text:c="10"/>C <text:s/></text:p>
      <text:p text:style-name="P1">ATOM <text:s text:c="2"/>1161 <text:s/>CG <text:s/>LYS <text:s text:c="3"/>78 <text:s text:c="5"/>50.641 <text:s/>69.559 -56.614 <text:s/>1.00 <text:s/>0.00 <text:s text:c="10"/>C <text:s/></text:p>
      <text:p text:style-name="P1">ATOM <text:s text:c="2"/>1162 <text:s/>CD <text:s/>LYS <text:s text:c="3"/>78 <text:s text:c="5"/>51.183 <text:s/>69.431 -55.187 <text:s/>1.00 <text:s/>0.00 <text:s text:c="10"/>C <text:s/></text:p>
      <text:p text:style-name="P1">ATOM <text:s text:c="2"/>1163 <text:s/>CE <text:s/>LYS <text:s text:c="3"/>78 <text:s text:c="5"/>52.292 <text:s/>70.469 -54.972 <text:s/>1.00 <text:s/>0.00 <text:s text:c="10"/>C <text:s/></text:p>
      <text:p text:style-name="P1">ATOM <text:s text:c="2"/>1164 <text:s/>NZ <text:s/>LYS <text:s text:c="3"/>78 <text:s text:c="5"/>52.696 <text:s/>70.469 -53.556 <text:s/>1.00 <text:s/>0.00 <text:s text:c="10"/>N1+</text:p>
      <text:p text:style-name="P1">ATOM <text:s text:c="2"/>1165 <text:s/>H <text:s text:c="2"/>LYS <text:s text:c="3"/>78 <text:s text:c="5"/>48.157 <text:s/>66.609 -58.559 <text:s/>1.00 <text:s/>0.00 <text:s text:c="10"/>H <text:s/></text:p>
      <text:p text:style-name="P1">ATOM <text:s text:c="2"/>1166 <text:s/>HA <text:s/>LYS <text:s text:c="3"/>78 <text:s text:c="5"/>48.680 <text:s/>69.651 -58.647 <text:s/>1.00 <text:s/>0.00 <text:s text:c="10"/>H <text:s/></text:p>
      <text:p text:style-name="P1">ATOM <text:s text:c="2"/>1167 2HB <text:s/>LYS <text:s text:c="3"/>78 <text:s text:c="5"/>49.937 <text:s/>67.493 -56.806 <text:s/>1.00 <text:s/>0.00 <text:s text:c="10"/>H <text:s/></text:p>
      <text:p text:style-name="P1">ATOM <text:s text:c="2"/>1168 3HB <text:s/>LYS <text:s text:c="3"/>78 <text:s text:c="5"/>48.692 <text:s/>68.632 -56.312 <text:s/>1.00 <text:s/>0.00 <text:s text:c="10"/>H <text:s/></text:p>
      <text:p text:style-name="P1">ATOM <text:s text:c="2"/>1169 2HG <text:s/>LYS <text:s text:c="3"/>78 <text:s text:c="5"/>50.249 <text:s/>70.581 -56.778 <text:s/>1.00 <text:s/>0.00 <text:s text:c="10"/>H <text:s/></text:p>
      <text:p text:style-name="P1">ATOM <text:s text:c="2"/>1170 3HG <text:s/>LYS <text:s text:c="3"/>78 <text:s text:c="5"/>51.513 <text:s/>69.466 -57.287 <text:s/>1.00 <text:s/>0.00 <text:s text:c="10"/>H <text:s/></text:p>
      <text:p text:style-name="P1">ATOM <text:s text:c="2"/>1171 2HD <text:s/>LYS <text:s text:c="3"/>78 <text:s text:c="5"/>51.580 <text:s/>68.408 -55.026 <text:s/>1.00 <text:s/>0.00 <text:s text:c="10"/>H <text:s/></text:p>
      <text:p text:style-name="P1">ATOM <text:s text:c="2"/>1172 3HD <text:s/>LYS <text:s text:c="3"/>78 <text:s text:c="5"/>50.358 <text:s/>69.563 -54.460 <text:s/>1.00 <text:s/>0.00 <text:s text:c="10"/>H <text:s/></text:p>
      <text:p text:style-name="P1">ATOM <text:s text:c="2"/>1173 2HE <text:s/>LYS <text:s text:c="3"/>78 <text:s text:c="5"/>51.951 <text:s/>71.486 -55.260 <text:s/>1.00 <text:s/>0.00 <text:s text:c="10"/>H <text:s/></text:p>
      <text:p text:style-name="P1">ATOM <text:s text:c="2"/>1174 3HE <text:s/>LYS <text:s text:c="3"/>78 <text:s text:c="5"/>53.163 <text:s/>70.247 -55.624 <text:s/>1.00 <text:s/>0.00 <text:s text:c="10"/>H <text:s/></text:p>
      <text:p text:style-name="P1">ATOM <text:s text:c="2"/>1175 1HZ <text:s/>LYS <text:s text:c="3"/>78 <text:s text:c="5"/>52.681 <text:s/>69.515 -53.175 <text:s/>1.00 <text:s/>0.00 <text:s text:c="10"/>H <text:s/></text:p>
      <text:p text:style-name="P1">ATOM <text:s text:c="2"/>1176 2HZ <text:s/>LYS <text:s text:c="3"/>78 <text:s text:c="5"/>53.658 <text:s/>70.805 -53.442 <text:s/>1.00 <text:s/>0.00 <text:s text:c="10"/>H <text:s/></text:p>
      <text:p text:style-name="P1">ATOM <text:s text:c="2"/>1177 3HZ <text:s/>LYS <text:s text:c="3"/>78 <text:s text:c="5"/>52.045 <text:s/>71.072 -53.073 <text:s/>1.00 <text:s/>0.00 <text:s text:c="10"/>H <text:s/></text:p>
      <text:p text:style-name="P1">ATOM <text:s text:c="2"/>1178 <text:s/>N <text:s text:c="2"/>ASN <text:s text:c="3"/>79 <text:s text:c="5"/>50.741 <text:s/>67.065 -59.639 <text:s/>1.00 <text:s/>0.00 <text:s text:c="10"/>N <text:s/></text:p>
      <text:p text:style-name="P1">ATOM <text:s text:c="2"/>1179 <text:s/>CA <text:s/>ASN <text:s text:c="3"/>79 <text:s text:c="5"/>51.831 <text:s/>67.183 -60.602 <text:s/>1.00 <text:s/>0.00 <text:s text:c="10"/>C <text:s/></text:p>
      <text:p text:style-name="P1"><text:soft-page-break/>ATOM <text:s text:c="2"/>1180 <text:s/>C <text:s text:c="2"/>ASN <text:s text:c="3"/>79 <text:s text:c="5"/>51.357 <text:s/>67.836 -61.879 <text:s/>1.00 <text:s/>0.00 <text:s text:c="10"/>C <text:s/></text:p>
      <text:p text:style-name="P1">ATOM <text:s text:c="2"/>1181 <text:s/>O <text:s text:c="2"/>ASN <text:s text:c="3"/>79 <text:s text:c="5"/>51.984 <text:s/>68.747 -62.417 <text:s/>1.00 <text:s/>0.00 <text:s text:c="10"/>O <text:s/></text:p>
      <text:p text:style-name="P1">ATOM <text:s text:c="2"/>1182 <text:s/>CB <text:s/>ASN <text:s text:c="3"/>79 <text:s text:c="5"/>52.422 <text:s/>65.773 -60.892 <text:s/>1.00 <text:s/>0.00 <text:s text:c="10"/>C <text:s/></text:p>
      <text:p text:style-name="P1">ATOM <text:s text:c="2"/>1183 <text:s/>CG <text:s/>ASN <text:s text:c="3"/>79 <text:s text:c="5"/>52.942 <text:s/>64.977 -59.690 <text:s/>1.00 <text:s/>0.00 <text:s text:c="10"/>C <text:s/></text:p>
      <text:p text:style-name="P1">ATOM <text:s text:c="2"/>1184 <text:s/>ND2 ASN <text:s text:c="3"/>79 <text:s text:c="5"/>54.111 <text:s/>65.279 -59.193 <text:s/>1.00 <text:s/>0.00 <text:s text:c="10"/>N <text:s/></text:p>
      <text:p text:style-name="P1">ATOM <text:s text:c="2"/>1185 <text:s/>OD1 ASN <text:s text:c="3"/>79 <text:s text:c="5"/>52.290 <text:s/>64.085 -59.168 <text:s/>1.00 <text:s/>0.00 <text:s text:c="10"/>O <text:s/></text:p>
      <text:p text:style-name="P1">ATOM <text:s text:c="2"/>1186 <text:s/>H <text:s text:c="2"/>ASN <text:s text:c="3"/>79 <text:s text:c="5"/>49.877 <text:s/>66.443 -59.825 <text:s/>1.00 <text:s/>0.00 <text:s text:c="10"/>H <text:s/></text:p>
      <text:p text:style-name="P1">ATOM <text:s text:c="2"/>1187 <text:s/>HA <text:s/>ASN <text:s text:c="3"/>79 <text:s text:c="5"/>52.611 <text:s/>67.836 -60.170 <text:s/>1.00 <text:s/>0.00 <text:s text:c="10"/>H <text:s/></text:p>
      <text:p text:style-name="P1">ATOM <text:s text:c="2"/>1188 2HB <text:s/>ASN <text:s text:c="3"/>79 <text:s text:c="5"/>53.235 <text:s/>65.841 -61.639 <text:s/>1.00 <text:s/>0.00 <text:s text:c="10"/>H <text:s/></text:p>
      <text:p text:style-name="P1">ATOM <text:s text:c="2"/>1189 3HB <text:s/>ASN <text:s text:c="3"/>79 <text:s text:c="5"/>51.653 <text:s/>65.143 -61.382 <text:s/>1.00 <text:s/>0.00 <text:s text:c="10"/>H <text:s/></text:p>
      <text:p text:style-name="P1">ATOM <text:s text:c="2"/>1190 1HD2 ASN <text:s text:c="3"/>79 <text:s text:c="5"/>54.295 <text:s/>64.798 -58.308 <text:s/>1.00 <text:s/>0.00 <text:s text:c="10"/>H <text:s/></text:p>
      <text:p text:style-name="P1">ATOM <text:s text:c="2"/>1191 2HD2 ASN <text:s text:c="3"/>79 <text:s text:c="5"/>54.589 <text:s/>66.086 -59.593 <text:s/>1.00 <text:s/>0.00 <text:s text:c="10"/>H <text:s/></text:p>
      <text:p text:style-name="P1">ATOM <text:s text:c="2"/>1192 <text:s/>N <text:s text:c="2"/>ASN <text:s text:c="3"/>80 <text:s text:c="5"/>50.107 <text:s/>67.370 -62.496 <text:s/>1.00 <text:s/>0.00 <text:s text:c="10"/>N <text:s/></text:p>
      <text:p text:style-name="P1">ATOM <text:s text:c="2"/>1193 <text:s/>CA <text:s/>ASN <text:s text:c="3"/>80 <text:s text:c="5"/>49.916 <text:s/>68.180 -63.696 <text:s/>1.00 <text:s/>0.00 <text:s text:c="10"/>C <text:s/></text:p>
      <text:p text:style-name="P1">ATOM <text:s text:c="2"/>1194 <text:s/>C <text:s text:c="2"/>ASN <text:s text:c="3"/>80 <text:s text:c="5"/>49.888 <text:s/>69.651 -63.355 <text:s/>1.00 <text:s/>0.00 <text:s text:c="10"/>C <text:s/></text:p>
      <text:p text:style-name="P1">ATOM <text:s text:c="2"/>1195 <text:s/>O <text:s text:c="2"/>ASN <text:s text:c="3"/>80 <text:s text:c="5"/>50.537 <text:s/>70.481 -63.991 <text:s/>1.00 <text:s/>0.00 <text:s text:c="10"/>O <text:s/></text:p>
      <text:p text:style-name="P1">ATOM <text:s text:c="2"/>1196 <text:s/>CB <text:s/>ASN <text:s text:c="3"/>80 <text:s text:c="5"/>48.598 <text:s/>67.754 -64.405 <text:s/>1.00 <text:s/>0.00 <text:s text:c="10"/>C <text:s/></text:p>
      <text:p text:style-name="P1">ATOM <text:s text:c="2"/>1197 <text:s/>CG <text:s/>ASN <text:s text:c="3"/>80 <text:s text:c="5"/>48.473 <text:s/>66.281 -64.809 <text:s/>1.00 <text:s/>0.00 <text:s text:c="10"/>C <text:s/></text:p>
      <text:p text:style-name="P1">ATOM <text:s text:c="2"/>1198 <text:s/>ND2 ASN <text:s text:c="3"/>80 <text:s text:c="5"/>49.093 <text:s/>65.866 -65.881 <text:s/>1.00 <text:s/>0.00 <text:s text:c="10"/>N <text:s/></text:p>
      <text:p text:style-name="P1">ATOM <text:s text:c="2"/>1199 <text:s/>OD1 ASN <text:s text:c="3"/>80 <text:s text:c="5"/>47.831 <text:s/>65.477 -64.150 <text:s/>1.00 <text:s/>0.00 <text:s text:c="10"/>O <text:s/></text:p>
      <text:p text:style-name="P1">ATOM <text:s text:c="2"/>1200 <text:s/>H <text:s text:c="2"/>ASN <text:s text:c="3"/>80 <text:s text:c="5"/>49.373 <text:s/>67.336 -61.705 <text:s/>1.00 <text:s/>0.00 <text:s text:c="10"/>H <text:s/></text:p>
      <text:p text:style-name="P1">ATOM <text:s text:c="2"/>1201 <text:s/>HA <text:s/>ASN <text:s text:c="3"/>80 <text:s text:c="5"/>50.777 <text:s/>68.016 -64.370 <text:s/>1.00 <text:s/>0.00 <text:s text:c="10"/>H <text:s/></text:p>
      <text:p text:style-name="P1">ATOM <text:s text:c="2"/>1202 2HB <text:s/>ASN <text:s text:c="3"/>80 <text:s text:c="5"/>48.426 <text:s/>68.375 -65.304 <text:s/>1.00 <text:s/>0.00 <text:s text:c="10"/>H <text:s/></text:p>
      <text:p text:style-name="P1">ATOM <text:s text:c="2"/>1203 3HB <text:s/>ASN <text:s text:c="3"/>80 <text:s text:c="5"/>47.735 <text:s/>67.978 -63.749 <text:s/>1.00 <text:s/>0.00 <text:s text:c="10"/>H <text:s/></text:p>
      <text:p text:style-name="P1">ATOM <text:s text:c="2"/>1204 1HD2 ASN <text:s text:c="3"/>80 <text:s text:c="5"/>49.071 <text:s/>64.848 -65.975 <text:s/>1.00 <text:s/>0.00 <text:s text:c="10"/>H <text:s/></text:p>
      <text:p text:style-name="P1">ATOM <text:s text:c="2"/>1205 2HD2 ASN <text:s text:c="3"/>80 <text:s text:c="5"/>49.693 <text:s/>66.540 -66.358 <text:s/>1.00 <text:s/>0.00 <text:s text:c="10"/>H <text:s/></text:p>
      <text:p text:style-name="P1">ATOM <text:s text:c="2"/>1206 <text:s/>N <text:s text:c="2"/>GLN <text:s text:c="3"/>81 <text:s text:c="5"/>49.059 <text:s/>70.106 -62.229 <text:s/>1.00 <text:s/>0.00 <text:s text:c="10"/>N <text:s/></text:p>
      <text:p text:style-name="P1">ATOM <text:s text:c="2"/>1207 <text:s/>CA <text:s/>GLN <text:s text:c="3"/>81 <text:s text:c="5"/>49.236 <text:s/>71.553 -62.149 <text:s/>1.00 <text:s/>0.00 <text:s text:c="10"/>C <text:s/></text:p>
      <text:p text:style-name="P1">ATOM <text:s text:c="2"/>1208 <text:s/>C <text:s text:c="2"/>GLN <text:s text:c="3"/>81 <text:s text:c="5"/>50.694 <text:s/>71.913 -61.986 <text:s/>1.00 <text:s/>0.00 <text:s text:c="10"/>C <text:s/></text:p>
      <text:p text:style-name="P1">ATOM <text:s text:c="2"/>1209 <text:s/>O <text:s text:c="2"/>GLN <text:s text:c="3"/>81 <text:s text:c="5"/>51.227 <text:s/>72.791 -62.661 <text:s/>1.00 <text:s/>0.00 <text:s text:c="10"/>O <text:s/></text:p>
      <text:p text:style-name="P1">ATOM <text:s text:c="2"/>1210 <text:s/>CB <text:s/>GLN <text:s text:c="3"/>81 <text:s text:c="5"/>48.397 <text:s/>72.090 -60.968 <text:s/>1.00 <text:s/>0.00 <text:s text:c="10"/>C <text:s/></text:p>
      <text:p text:style-name="P1">ATOM <text:s text:c="2"/>1211 <text:s/>CG <text:s/>GLN <text:s text:c="3"/>81 <text:s text:c="5"/>48.424 <text:s/>73.639 -60.750 <text:s/>1.00 <text:s/>0.00 <text:s text:c="10"/>C <text:s/></text:p>
      <text:p text:style-name="P1">ATOM <text:s text:c="2"/>1212 <text:s/>CD <text:s/>GLN <text:s text:c="3"/>81 <text:s text:c="5"/>47.664 <text:s/>74.238 -59.560 <text:s/>1.00 <text:s/>0.00 <text:s text:c="10"/>C <text:s/></text:p>
      <text:p text:style-name="P1">ATOM <text:s text:c="2"/>1213 <text:s/>NE2 GLN <text:s text:c="3"/>81 <text:s text:c="5"/>46.992 <text:s/>73.458 -58.752 <text:s/>1.00 <text:s/>0.00 <text:s text:c="10"/>N <text:s/></text:p>
      <text:p text:style-name="P1">ATOM <text:s text:c="2"/>1214 <text:s/>OE1 GLN <text:s text:c="3"/>81 <text:s text:c="5"/>47.692 <text:s/>75.438 -59.333 <text:s/>1.00 <text:s/>0.00 <text:s text:c="10"/>O <text:s/></text:p>
      <text:p text:style-name="P1">ATOM <text:s text:c="2"/>1215 <text:s/>H <text:s text:c="2"/>GLN <text:s text:c="3"/>81 <text:s text:c="5"/>49.266 <text:s/>69.527 -61.491 <text:s/>1.00 <text:s/>0.00 <text:s text:c="10"/>H <text:s/></text:p>
      <text:p text:style-name="P1">ATOM <text:s text:c="2"/>1216 <text:s/>HA <text:s/>GLN <text:s text:c="3"/>81 <text:s text:c="5"/>48.883 <text:s/>72.007 -63.094 <text:s/>1.00 <text:s/>0.00 <text:s text:c="10"/>H <text:s/></text:p>
      <text:p text:style-name="P1">ATOM <text:s text:c="2"/>1217 2HB <text:s/>GLN <text:s text:c="3"/>81 <text:s text:c="5"/>48.738 <text:s/>71.590 -60.037 <text:s/>1.00 <text:s/>0.00 <text:s text:c="10"/>H <text:s/></text:p>
      <text:p text:style-name="P1">ATOM <text:s text:c="2"/>1218 3HB <text:s/>GLN <text:s text:c="3"/>81 <text:s text:c="5"/>47.345 <text:s/>71.771 -61.102 <text:s/>1.00 <text:s/>0.00 <text:s text:c="10"/>H <text:s/></text:p>
      <text:p text:style-name="P1">ATOM <text:s text:c="2"/>1219 2HG <text:s/>GLN <text:s text:c="3"/>81 <text:s text:c="5"/>48.073 <text:s/>74.156 -61.662 <text:s/>1.00 <text:s/>0.00 <text:s text:c="10"/>H <text:s/></text:p>
      <text:p text:style-name="P1">ATOM <text:s text:c="2"/>1220 3HG <text:s/>GLN <text:s text:c="3"/>81 <text:s text:c="5"/>49.463 <text:s/>73.990 -60.618 <text:s/>1.00 <text:s/>0.00 <text:s text:c="10"/>H <text:s/></text:p>
      <text:p text:style-name="P1">ATOM <text:s text:c="2"/>1221 1HE2 GLN <text:s text:c="3"/>81 <text:s text:c="5"/>46.569 <text:s/>73.928 -57.950 <text:s/>1.00 <text:s/>0.00 <text:s text:c="10"/>H <text:s/></text:p>
      <text:p text:style-name="P1">ATOM <text:s text:c="2"/>1222 2HE2 GLN <text:s text:c="3"/>81 <text:s text:c="5"/>47.065 <text:s/>72.460 -58.957 <text:s/>1.00 <text:s/>0.00 <text:s text:c="10"/>H <text:s/></text:p>
      <text:p text:style-name="P1">ATOM <text:s text:c="2"/>1223 <text:s/>N <text:s text:c="2"/>LEU <text:s text:c="3"/>82 <text:s text:c="5"/>51.499 <text:s/>71.193 -60.988 <text:s/>1.00 <text:s/>0.00 <text:s text:c="10"/>N <text:s/></text:p>
      <text:p text:style-name="P1">ATOM <text:s text:c="2"/>1224 <text:s/>CA <text:s/>LEU <text:s text:c="3"/>82 <text:s text:c="5"/>52.844 <text:s/>71.755 -61.065 <text:s/>1.00 <text:s/>0.00 <text:s text:c="10"/>C <text:s/></text:p>
      <text:p text:style-name="P1">ATOM <text:s text:c="2"/>1225 <text:s/>C <text:s text:c="2"/>LEU <text:s text:c="3"/>82 <text:s text:c="5"/>53.400 <text:s/>71.637 -62.463 <text:s/>1.00 <text:s/>0.00 <text:s text:c="10"/>C <text:s/></text:p>
      <text:p text:style-name="P1">ATOM <text:s text:c="2"/>1226 <text:s/>O <text:s text:c="2"/>LEU <text:s text:c="3"/>82 <text:s text:c="5"/>53.952 <text:s/>72.590 -63.035 <text:s/>1.00 <text:s/>0.00 <text:s text:c="10"/>O <text:s/></text:p>
      <text:p text:style-name="P1">ATOM <text:s text:c="2"/>1227 <text:s/>CB <text:s/>LEU <text:s text:c="3"/>82 <text:s text:c="5"/>53.783 <text:s/>71.068 -60.033 <text:s/>1.00 <text:s/>0.00 <text:s text:c="10"/>C <text:s/></text:p>
      <text:p text:style-name="P1">ATOM <text:s text:c="2"/>1228 <text:s/>CG <text:s/>LEU <text:s text:c="3"/>82 <text:s text:c="5"/>53.383 <text:s/>71.119 -58.534 <text:s/>1.00 <text:s/>0.00 <text:s text:c="10"/>C <text:s/></text:p>
      <text:p text:style-name="P1">ATOM <text:s text:c="2"/>1229 <text:s/>CD1 LEU <text:s text:c="3"/>82 <text:s text:c="5"/>54.485 <text:s/>70.487 -57.671 <text:s/>1.00 <text:s/>0.00 <text:s text:c="10"/>C <text:s/></text:p>
      <text:p text:style-name="P1">ATOM <text:s text:c="2"/>1230 <text:s/>CD2 LEU <text:s text:c="3"/>82 <text:s text:c="5"/>53.097 <text:s/>72.548 -58.043 <text:s/>1.00 <text:s/>0.00 <text:s text:c="10"/>C <text:s/></text:p>
      <text:p text:style-name="P1">ATOM <text:s text:c="2"/>1231 <text:s/>H <text:s text:c="2"/>LEU <text:s text:c="3"/>82 <text:s text:c="5"/>51.317 <text:s/>70.195 -61.139 <text:s/>1.00 <text:s/>0.00 <text:s text:c="10"/>H <text:s/></text:p>
      <text:p text:style-name="P1">ATOM <text:s text:c="2"/>1232 <text:s/>HA <text:s/>LEU <text:s text:c="3"/>82 <text:s text:c="5"/>52.783 <text:s/>72.836 -60.846 <text:s/>1.00 <text:s/>0.00 <text:s text:c="10"/>H <text:s/></text:p>
      <text:p text:style-name="P1">ATOM <text:s text:c="2"/>1233 2HB <text:s/>LEU <text:s text:c="3"/>82 <text:s text:c="5"/>54.796 <text:s/>71.502 -60.137 <text:s/>1.00 <text:s/>0.00 <text:s text:c="10"/>H <text:s/></text:p>
      <text:p text:style-name="P1">ATOM <text:s text:c="2"/>1234 3HB <text:s/>LEU <text:s text:c="3"/>82 <text:s text:c="5"/>53.906 <text:s/>70.004 -60.320 <text:s/>1.00 <text:s/>0.00 <text:s text:c="10"/>H <text:s/></text:p>
      <text:p text:style-name="P1">ATOM <text:s text:c="2"/>1235 <text:s/>HG <text:s/>LEU <text:s text:c="3"/>82 <text:s text:c="5"/>52.460 <text:s/>70.516 -58.402 <text:s/>1.00 <text:s/>0.00 <text:s text:c="10"/>H <text:s/></text:p>
      <text:p text:style-name="P1">ATOM <text:s text:c="2"/>1236 1HD1 LEU <text:s text:c="3"/>82 <text:s text:c="5"/>54.690 <text:s/>69.441 -57.968 <text:s/>1.00 <text:s/>0.00 <text:s text:c="10"/>H <text:s/></text:p>
      <text:p text:style-name="P1">ATOM <text:s text:c="2"/>1237 2HD1 LEU <text:s text:c="3"/>82 <text:s text:c="5"/>55.441 <text:s/>71.039 -57.743 <text:s/>1.00 <text:s/>0.00 <text:s text:c="10"/>H <text:s/></text:p>
      <text:p text:style-name="P1">ATOM <text:s text:c="2"/>1238 3HD1 LEU <text:s text:c="3"/>82 <text:s text:c="5"/>54.202 <text:s/>70.462 -56.603 <text:s/>1.00 <text:s/>0.00 <text:s text:c="10"/>H <text:s/></text:p>
      <text:p text:style-name="P1"><text:soft-page-break/>ATOM <text:s text:c="2"/>1239 1HD2 LEU <text:s text:c="3"/>82 <text:s text:c="5"/>53.951 <text:s/>73.228 -58.215 <text:s/>1.00 <text:s/>0.00 <text:s text:c="10"/>H <text:s/></text:p>
      <text:p text:style-name="P1">ATOM <text:s text:c="2"/>1240 2HD2 LEU <text:s text:c="3"/>82 <text:s text:c="5"/>52.221 <text:s/>72.982 -58.561 <text:s/>1.00 <text:s/>0.00 <text:s text:c="10"/>H <text:s/></text:p>
      <text:p text:style-name="P1">ATOM <text:s text:c="2"/>1241 3HD2 LEU <text:s text:c="3"/>82 <text:s text:c="5"/>52.857 <text:s/>72.575 -56.964 <text:s/>1.00 <text:s/>0.00 <text:s text:c="10"/>H <text:s/></text:p>
      <text:p text:style-name="P1">ATOM <text:s text:c="2"/>1242 <text:s/>N <text:s text:c="2"/>ALA <text:s text:c="3"/>83 <text:s text:c="5"/>53.285 <text:s/>70.353 -63.169 <text:s/>1.00 <text:s/>0.00 <text:s text:c="10"/>N <text:s/></text:p>
      <text:p text:style-name="P1">ATOM <text:s text:c="2"/>1243 <text:s/>CA <text:s/>ALA <text:s text:c="3"/>83 <text:s text:c="5"/>53.904 <text:s/>70.548 -64.477 <text:s/>1.00 <text:s/>0.00 <text:s text:c="10"/>C <text:s/></text:p>
      <text:p text:style-name="P1">ATOM <text:s text:c="2"/>1244 <text:s/>C <text:s text:c="2"/>ALA <text:s text:c="3"/>83 <text:s text:c="5"/>53.249 <text:s/>71.687 -65.221 <text:s/>1.00 <text:s/>0.00 <text:s text:c="10"/>C <text:s/></text:p>
      <text:p text:style-name="P1">ATOM <text:s text:c="2"/>1245 <text:s/>O <text:s text:c="2"/>ALA <text:s text:c="3"/>83 <text:s text:c="5"/>53.908 <text:s/>72.568 -65.785 <text:s/>1.00 <text:s/>0.00 <text:s text:c="10"/>O <text:s/></text:p>
      <text:p text:style-name="P1">ATOM <text:s text:c="2"/>1246 <text:s/>CB <text:s/>ALA <text:s text:c="3"/>83 <text:s text:c="5"/>53.821 <text:s/>69.213 -65.237 <text:s/>1.00 <text:s/>0.00 <text:s text:c="10"/>C <text:s/></text:p>
      <text:p text:style-name="P1">ATOM <text:s text:c="2"/>1247 <text:s/>H <text:s text:c="2"/>ALA <text:s text:c="3"/>83 <text:s text:c="5"/>52.257 <text:s/>70.040 -63.063 <text:s/>1.00 <text:s/>0.00 <text:s text:c="10"/>H <text:s/></text:p>
      <text:p text:style-name="P1">ATOM <text:s text:c="2"/>1248 <text:s/>HA <text:s/>ALA <text:s text:c="3"/>83 <text:s text:c="5"/>54.966 <text:s/>70.821 -64.328 <text:s/>1.00 <text:s/>0.00 <text:s text:c="10"/>H <text:s/></text:p>
      <text:p text:style-name="P1">ATOM <text:s text:c="2"/>1249 1HB <text:s/>ALA <text:s text:c="3"/>83 <text:s text:c="5"/>54.339 <text:s/>68.399 -64.695 <text:s/>1.00 <text:s/>0.00 <text:s text:c="10"/>H <text:s/></text:p>
      <text:p text:style-name="P1">ATOM <text:s text:c="2"/>1250 2HB <text:s/>ALA <text:s text:c="3"/>83 <text:s text:c="5"/>52.774 <text:s/>68.885 -65.389 <text:s/>1.00 <text:s/>0.00 <text:s text:c="10"/>H <text:s/></text:p>
      <text:p text:style-name="P1">ATOM <text:s text:c="2"/>1251 3HB <text:s/>ALA <text:s text:c="3"/>83 <text:s text:c="5"/>54.290 <text:s/>69.278 -66.235 <text:s/>1.00 <text:s/>0.00 <text:s text:c="10"/>H <text:s/></text:p>
      <text:p text:style-name="P1">ATOM <text:s text:c="2"/>1252 <text:s/>N <text:s text:c="2"/>PHE <text:s text:c="3"/>84 <text:s text:c="5"/>51.781 <text:s/>71.749 -65.277 <text:s/>1.00 <text:s/>0.00 <text:s text:c="10"/>N <text:s/></text:p>
      <text:p text:style-name="P1">ATOM <text:s text:c="2"/>1253 <text:s/>CA <text:s/>PHE <text:s text:c="3"/>84 <text:s text:c="5"/>51.451 <text:s/>72.941 -66.052 <text:s/>1.00 <text:s/>0.00 <text:s text:c="10"/>C <text:s/></text:p>
      <text:p text:style-name="P1">ATOM <text:s text:c="2"/>1254 <text:s/>C <text:s text:c="2"/>PHE <text:s text:c="3"/>84 <text:s text:c="5"/>52.066 <text:s/>74.176 -65.436 <text:s/>1.00 <text:s/>0.00 <text:s text:c="10"/>C <text:s/></text:p>
      <text:p text:style-name="P1">ATOM <text:s text:c="2"/>1255 <text:s/>O <text:s text:c="2"/>PHE <text:s text:c="3"/>84 <text:s text:c="5"/>52.690 <text:s/>75.027 -66.129 <text:s/>1.00 <text:s/>0.00 <text:s text:c="10"/>O <text:s/></text:p>
      <text:p text:style-name="P1">ATOM <text:s text:c="2"/>1256 <text:s/>CB <text:s/>PHE <text:s text:c="3"/>84 <text:s text:c="5"/>49.905 <text:s/>73.128 -66.115 <text:s/>1.00 <text:s/>0.00 <text:s text:c="10"/>C <text:s/></text:p>
      <text:p text:style-name="P1">ATOM <text:s text:c="2"/>1257 <text:s/>CG <text:s/>PHE <text:s text:c="3"/>84 <text:s text:c="5"/>49.099 <text:s/>71.965 -66.715 <text:s/>1.00 <text:s/>0.00 <text:s text:c="10"/>C <text:s/></text:p>
      <text:p text:style-name="P1">ATOM <text:s text:c="2"/>1258 <text:s/>CD1 PHE <text:s text:c="3"/>84 <text:s text:c="5"/>48.661 <text:s/>70.926 -65.885 <text:s/>1.00 <text:s/>0.00 <text:s text:c="10"/>C <text:s/></text:p>
      <text:p text:style-name="P1">ATOM <text:s text:c="2"/>1259 <text:s/>CD2 PHE <text:s text:c="3"/>84 <text:s text:c="5"/>48.851 <text:s/>71.899 -68.088 <text:s/>1.00 <text:s/>0.00 <text:s text:c="10"/>C <text:s/></text:p>
      <text:p text:style-name="P1">ATOM <text:s text:c="2"/>1260 <text:s/>CE1 PHE <text:s text:c="3"/>84 <text:s text:c="5"/>48.002 <text:s/>69.827 -66.425 <text:s/>1.00 <text:s/>0.00 <text:s text:c="10"/>C <text:s/></text:p>
      <text:p text:style-name="P1">ATOM <text:s text:c="2"/>1261 <text:s/>CE2 PHE <text:s text:c="3"/>84 <text:s text:c="5"/>48.181 <text:s/>70.804 -68.627 <text:s/>1.00 <text:s/>0.00 <text:s text:c="10"/>C <text:s/></text:p>
      <text:p text:style-name="P1">ATOM <text:s text:c="2"/>1262 <text:s/>CZ <text:s/>PHE <text:s text:c="3"/>84 <text:s text:c="5"/>47.759 <text:s/>69.768 -67.796 <text:s/>1.00 <text:s/>0.00 <text:s text:c="10"/>C <text:s/></text:p>
      <text:p text:style-name="P1">ATOM <text:s text:c="2"/>1263 <text:s/>H <text:s text:c="2"/>PHE <text:s text:c="3"/>84 <text:s text:c="5"/>51.433 <text:s/>71.611 -64.264 <text:s/>1.00 <text:s/>0.00 <text:s text:c="10"/>H <text:s/></text:p>
      <text:p text:style-name="P1">ATOM <text:s text:c="2"/>1264 <text:s/>HA <text:s/>PHE <text:s text:c="3"/>84 <text:s text:c="5"/>51.859 <text:s/>72.829 -67.075 <text:s/>1.00 <text:s/>0.00 <text:s text:c="10"/>H <text:s/></text:p>
      <text:p text:style-name="P1">ATOM <text:s text:c="2"/>1265 2HB <text:s/>PHE <text:s text:c="3"/>84 <text:s text:c="5"/>49.668 <text:s/>74.047 -66.685 <text:s/>1.00 <text:s/>0.00 <text:s text:c="10"/>H <text:s/></text:p>
      <text:p text:style-name="P1">ATOM <text:s text:c="2"/>1266 3HB <text:s/>PHE <text:s text:c="3"/>84 <text:s text:c="5"/>49.515 <text:s/>73.346 -65.099 <text:s/>1.00 <text:s/>0.00 <text:s text:c="10"/>H <text:s/></text:p>
      <text:p text:style-name="P1">ATOM <text:s text:c="2"/>1267 1HD <text:s/>PHE <text:s text:c="3"/>84 <text:s text:c="5"/>48.874 <text:s/>70.951 -64.825 <text:s/>1.00 <text:s/>0.00 <text:s text:c="10"/>H <text:s/></text:p>
      <text:p text:style-name="P1">ATOM <text:s text:c="2"/>1268 2HD <text:s/>PHE <text:s text:c="3"/>84 <text:s text:c="5"/>49.194 <text:s/>72.690 -68.742 <text:s/>1.00 <text:s/>0.00 <text:s text:c="10"/>H <text:s/></text:p>
      <text:p text:style-name="P1">ATOM <text:s text:c="2"/>1269 1HE <text:s/>PHE <text:s text:c="3"/>84 <text:s text:c="5"/>47.696 <text:s/>69.017 -65.781 <text:s/>1.00 <text:s/>0.00 <text:s text:c="10"/>H <text:s/></text:p>
      <text:p text:style-name="P1">ATOM <text:s text:c="2"/>1270 2HE <text:s/>PHE <text:s text:c="3"/>84 <text:s text:c="5"/>47.998 <text:s/>70.754 -69.690 <text:s/>1.00 <text:s/>0.00 <text:s text:c="10"/>H <text:s/></text:p>
      <text:p text:style-name="P1">ATOM <text:s text:c="2"/>1271 <text:s/>HZ <text:s/>PHE <text:s text:c="3"/>84 <text:s text:c="5"/>47.252 <text:s/>68.911 -68.213 <text:s/>1.00 <text:s/>0.00 <text:s text:c="10"/>H <text:s/></text:p>
      <text:p text:style-name="P1">ATOM <text:s text:c="2"/>1272 <text:s/>N <text:s text:c="2"/>ALA <text:s text:c="3"/>85 <text:s text:c="5"/>51.933 <text:s/>74.392 -63.989 <text:s/>1.00 <text:s/>0.00 <text:s text:c="10"/>N <text:s/></text:p>
      <text:p text:style-name="P1">ATOM <text:s text:c="2"/>1273 <text:s/>CA <text:s/>ALA <text:s text:c="3"/>85 <text:s text:c="5"/>52.619 <text:s/>75.648 -63.698 <text:s/>1.00 <text:s/>0.00 <text:s text:c="10"/>C <text:s/></text:p>
      <text:p text:style-name="P1">ATOM <text:s text:c="2"/>1274 <text:s/>C <text:s text:c="2"/>ALA <text:s text:c="3"/>85 <text:s text:c="5"/>54.058 <text:s/>75.595 -64.153 <text:s/>1.00 <text:s/>0.00 <text:s text:c="10"/>C <text:s/></text:p>
      <text:p text:style-name="P1">ATOM <text:s text:c="2"/>1275 <text:s/>O <text:s text:c="2"/>ALA <text:s text:c="3"/>85 <text:s text:c="5"/>54.575 <text:s/>76.513 -64.803 <text:s/>1.00 <text:s/>0.00 <text:s text:c="10"/>O <text:s/></text:p>
      <text:p text:style-name="P1">ATOM <text:s text:c="2"/>1276 <text:s/>CB <text:s/>ALA <text:s text:c="3"/>85 <text:s text:c="5"/>52.481 <text:s/>75.917 -62.190 <text:s/>1.00 <text:s/>0.00 <text:s text:c="10"/>C <text:s/></text:p>
      <text:p text:style-name="P1">ATOM <text:s text:c="2"/>1277 <text:s/>H <text:s text:c="2"/>ALA <text:s text:c="3"/>85 <text:s text:c="5"/>52.215 <text:s/>73.462 -63.516 <text:s/>1.00 <text:s/>0.00 <text:s text:c="10"/>H <text:s/></text:p>
      <text:p text:style-name="P1">ATOM <text:s text:c="2"/>1278 <text:s/>HA <text:s/>ALA <text:s text:c="3"/>85 <text:s text:c="5"/>52.125 <text:s/>76.460 -64.264 <text:s/>1.00 <text:s/>0.00 <text:s text:c="10"/>H <text:s/></text:p>
      <text:p text:style-name="P1">ATOM <text:s text:c="2"/>1279 1HB <text:s/>ALA <text:s text:c="3"/>85 <text:s text:c="5"/>51.420 <text:s/>75.990 -61.882 <text:s/>1.00 <text:s/>0.00 <text:s text:c="10"/>H <text:s/></text:p>
      <text:p text:style-name="P1">ATOM <text:s text:c="2"/>1280 2HB <text:s/>ALA <text:s text:c="3"/>85 <text:s text:c="5"/>52.940 <text:s/>75.116 -61.579 <text:s/>1.00 <text:s/>0.00 <text:s text:c="10"/>H <text:s/></text:p>
      <text:p text:style-name="P1">ATOM <text:s text:c="2"/>1281 3HB <text:s/>ALA <text:s text:c="3"/>85 <text:s text:c="5"/>52.962 <text:s/>76.867 -61.896 <text:s/>1.00 <text:s/>0.00 <text:s text:c="10"/>H <text:s/></text:p>
      <text:p text:style-name="P1">ATOM <text:s text:c="2"/>1282 <text:s/>N <text:s text:c="2"/>LEU <text:s text:c="3"/>86 <text:s text:c="5"/>54.870 <text:s/>74.418 -63.814 <text:s/>1.00 <text:s/>0.00 <text:s text:c="10"/>N <text:s/></text:p>
      <text:p text:style-name="P1">ATOM <text:s text:c="2"/>1283 <text:s/>CA <text:s/>LEU <text:s text:c="3"/>86 <text:s text:c="5"/>56.194 <text:s/>74.656 -64.382 <text:s/>1.00 <text:s/>0.00 <text:s text:c="10"/>C <text:s/></text:p>
      <text:p text:style-name="P1">ATOM <text:s text:c="2"/>1284 <text:s/>C <text:s text:c="2"/>LEU <text:s text:c="3"/>86 <text:s text:c="5"/>56.108 <text:s/>74.900 -65.869 <text:s/>1.00 <text:s/>0.00 <text:s text:c="10"/>C <text:s/></text:p>
      <text:p text:style-name="P1">ATOM <text:s text:c="2"/>1285 <text:s/>O <text:s text:c="2"/>LEU <text:s text:c="3"/>86 <text:s text:c="5"/>56.701 <text:s/>75.841 -66.417 <text:s/>1.00 <text:s/>0.00 <text:s text:c="10"/>O <text:s/></text:p>
      <text:p text:style-name="P1">ATOM <text:s text:c="2"/>1286 <text:s/>CB <text:s/>LEU <text:s text:c="3"/>86 <text:s text:c="5"/>57.145 <text:s/>73.467 -64.068 <text:s/>1.00 <text:s/>0.00 <text:s text:c="10"/>C <text:s/></text:p>
      <text:p text:style-name="P1">ATOM <text:s text:c="2"/>1287 <text:s/>CG <text:s/>LEU <text:s text:c="3"/>86 <text:s text:c="5"/>57.380 <text:s/>73.092 -62.579 <text:s/>1.00 <text:s/>0.00 <text:s text:c="10"/>C <text:s/></text:p>
      <text:p text:style-name="P1">ATOM <text:s text:c="2"/>1288 <text:s/>CD1 LEU <text:s text:c="3"/>86 <text:s text:c="5"/>58.428 <text:s/>71.975 -62.475 <text:s/>1.00 <text:s/>0.00 <text:s text:c="10"/>C <text:s/></text:p>
      <text:p text:style-name="P1">ATOM <text:s text:c="2"/>1289 <text:s/>CD2 LEU <text:s text:c="3"/>86 <text:s text:c="5"/>57.818 <text:s/>74.294 -61.726 <text:s/>1.00 <text:s/>0.00 <text:s text:c="10"/>C <text:s/></text:p>
      <text:p text:style-name="P1">ATOM <text:s text:c="2"/>1290 <text:s/>H <text:s text:c="2"/>LEU <text:s text:c="3"/>86 <text:s text:c="5"/>54.308 <text:s/>73.599 -64.069 <text:s/>1.00 <text:s/>0.00 <text:s text:c="10"/>H <text:s/></text:p>
      <text:p text:style-name="P1">ATOM <text:s text:c="2"/>1291 <text:s/>HA <text:s/>LEU <text:s text:c="3"/>86 <text:s text:c="5"/>56.602 <text:s/>75.582 -63.939 <text:s/>1.00 <text:s/>0.00 <text:s text:c="10"/>H <text:s/></text:p>
      <text:p text:style-name="P1">ATOM <text:s text:c="2"/>1292 2HB <text:s/>LEU <text:s text:c="3"/>86 <text:s text:c="5"/>58.129 <text:s/>73.672 -64.533 <text:s/>1.00 <text:s/>0.00 <text:s text:c="10"/>H <text:s/></text:p>
      <text:p text:style-name="P1">ATOM <text:s text:c="2"/>1293 3HB <text:s/>LEU <text:s text:c="3"/>86 <text:s text:c="5"/>56.772 <text:s/>72.565 -64.594 <text:s/>1.00 <text:s/>0.00 <text:s text:c="10"/>H <text:s/></text:p>
      <text:p text:style-name="P1">ATOM <text:s text:c="2"/>1294 <text:s/>HG <text:s/>LEU <text:s text:c="3"/>86 <text:s text:c="5"/>56.425 <text:s/>72.703 -62.166 <text:s/>1.00 <text:s/>0.00 <text:s text:c="10"/>H <text:s/></text:p>
      <text:p text:style-name="P1">ATOM <text:s text:c="2"/>1295 1HD1 LEU <text:s text:c="3"/>86 <text:s text:c="5"/>58.127 <text:s/>71.074 -63.043 <text:s/>1.00 <text:s/>0.00 <text:s text:c="10"/>H <text:s/></text:p>
      <text:p text:style-name="P1">ATOM <text:s text:c="2"/>1296 2HD1 LEU <text:s text:c="3"/>86 <text:s text:c="5"/>59.415 <text:s/>72.289 -62.861 <text:s/>1.00 <text:s/>0.00 <text:s text:c="10"/>H <text:s/></text:p>
      <text:p text:style-name="P1">ATOM <text:s text:c="2"/>1297 3HD1 LEU <text:s text:c="3"/>86 <text:s text:c="5"/>58.575 <text:s/>71.652 -61.428 <text:s/>1.00 <text:s/>0.00 <text:s text:c="10"/>H <text:s/></text:p>
      <text:p text:style-name="P1"><text:soft-page-break/>ATOM <text:s text:c="2"/>1298 1HD2 LEU <text:s text:c="3"/>86 <text:s text:c="5"/>58.725 <text:s/>74.783 -62.125 <text:s/>1.00 <text:s/>0.00 <text:s text:c="10"/>H <text:s/></text:p>
      <text:p text:style-name="P1">ATOM <text:s text:c="2"/>1299 2HD2 LEU <text:s text:c="3"/>86 <text:s text:c="5"/>57.024 <text:s/>75.063 -61.679 <text:s/>1.00 <text:s/>0.00 <text:s text:c="10"/>H <text:s/></text:p>
      <text:p text:style-name="P1">ATOM <text:s text:c="2"/>1300 3HD2 LEU <text:s text:c="3"/>86 <text:s text:c="5"/>58.025 <text:s/>74.005 -60.679 <text:s/>1.00 <text:s/>0.00 <text:s text:c="10"/>H <text:s/></text:p>
      <text:p text:style-name="P1">ATOM <text:s text:c="2"/>1301 <text:s/>N <text:s text:c="2"/>SER <text:s text:c="3"/>87 <text:s text:c="5"/>55.295 <text:s/>73.993 -66.694 <text:s/>1.00 <text:s/>0.00 <text:s text:c="10"/>N <text:s/></text:p>
      <text:p text:style-name="P1">ATOM <text:s text:c="2"/>1302 <text:s/>CA <text:s/>SER <text:s text:c="3"/>87 <text:s text:c="5"/>55.407 <text:s/>74.478 -68.066 <text:s/>1.00 <text:s/>0.00 <text:s text:c="10"/>C <text:s/></text:p>
      <text:p text:style-name="P1">ATOM <text:s text:c="2"/>1303 <text:s/>C <text:s text:c="2"/>SER <text:s text:c="3"/>87 <text:s text:c="5"/>54.964 <text:s/>75.919 -68.168 <text:s/>1.00 <text:s/>0.00 <text:s text:c="10"/>C <text:s/></text:p>
      <text:p text:style-name="P1">ATOM <text:s text:c="2"/>1304 <text:s/>O <text:s text:c="2"/>SER <text:s text:c="3"/>87 <text:s text:c="5"/>55.626 <text:s/>76.763 -68.772 <text:s/>1.00 <text:s/>0.00 <text:s text:c="10"/>O <text:s/></text:p>
      <text:p text:style-name="P1">ATOM <text:s text:c="2"/>1305 <text:s/>CB <text:s/>SER <text:s text:c="3"/>87 <text:s text:c="5"/>54.616 <text:s/>73.568 -69.039 <text:s/>1.00 <text:s/>0.00 <text:s text:c="10"/>C <text:s/></text:p>
      <text:p text:style-name="P1">ATOM <text:s text:c="2"/>1306 <text:s/>OG <text:s/>SER <text:s text:c="3"/>87 <text:s text:c="5"/>53.198 <text:s/>73.671 -68.868 <text:s/>1.00 <text:s/>0.00 <text:s text:c="10"/>O <text:s/></text:p>
      <text:p text:style-name="P1">ATOM <text:s text:c="2"/>1307 <text:s/>H <text:s text:c="2"/>SER <text:s text:c="3"/>87 <text:s text:c="5"/>54.343 <text:s/>73.902 -66.194 <text:s/>1.00 <text:s/>0.00 <text:s text:c="10"/>H <text:s/></text:p>
      <text:p text:style-name="P1">ATOM <text:s text:c="2"/>1308 <text:s/>HA <text:s/>SER <text:s text:c="3"/>87 <text:s text:c="5"/>56.475 <text:s/>74.450 -68.352 <text:s/>1.00 <text:s/>0.00 <text:s text:c="10"/>H <text:s/></text:p>
      <text:p text:style-name="P1">ATOM <text:s text:c="2"/>1309 2HB <text:s/>SER <text:s text:c="3"/>87 <text:s text:c="5"/>54.924 <text:s/>72.510 -68.938 <text:s/>1.00 <text:s/>0.00 <text:s text:c="10"/>H <text:s/></text:p>
      <text:p text:style-name="P1">ATOM <text:s text:c="2"/>1310 3HB <text:s/>SER <text:s text:c="3"/>87 <text:s text:c="5"/>54.861 <text:s/>73.838 -70.085 <text:s/>1.00 <text:s/>0.00 <text:s text:c="10"/>H <text:s/></text:p>
      <text:p text:style-name="P1">ATOM <text:s text:c="2"/>1311 <text:s/>HG <text:s/>SER <text:s text:c="3"/>87 <text:s text:c="5"/>52.992 <text:s/>73.364 -67.981 <text:s/>1.00 <text:s/>0.00 <text:s text:c="10"/>H <text:s/></text:p>
      <text:p text:style-name="P1">ATOM <text:s text:c="2"/>1312 <text:s/>N <text:s text:c="2"/>LEU <text:s text:c="3"/>88 <text:s text:c="5"/>53.705 <text:s/>76.325 -67.528 <text:s/>1.00 <text:s/>0.00 <text:s text:c="10"/>N <text:s/></text:p>
      <text:p text:style-name="P1">ATOM <text:s text:c="2"/>1313 <text:s/>CA <text:s/>LEU <text:s text:c="3"/>88 <text:s text:c="5"/>53.550 <text:s/>77.752 -67.797 <text:s/>1.00 <text:s/>0.00 <text:s text:c="10"/>C <text:s/></text:p>
      <text:p text:style-name="P1">ATOM <text:s text:c="2"/>1314 <text:s/>C <text:s text:c="2"/>LEU <text:s text:c="3"/>88 <text:s text:c="5"/>54.742 <text:s/>78.529 -67.291 <text:s/>1.00 <text:s/>0.00 <text:s text:c="10"/>C <text:s/></text:p>
      <text:p text:style-name="P1">ATOM <text:s text:c="2"/>1315 <text:s/>O <text:s text:c="2"/>LEU <text:s text:c="3"/>88 <text:s text:c="5"/>55.310 <text:s/>79.386 -67.984 <text:s/>1.00 <text:s/>0.00 <text:s text:c="10"/>O <text:s/></text:p>
      <text:p text:style-name="P1">ATOM <text:s text:c="2"/>1316 <text:s/>CB <text:s/>LEU <text:s text:c="3"/>88 <text:s text:c="5"/>52.232 <text:s/>78.286 -67.169 <text:s/>1.00 <text:s/>0.00 <text:s text:c="10"/>C <text:s/></text:p>
      <text:p text:style-name="P1">ATOM <text:s text:c="2"/>1317 <text:s/>CG <text:s/>LEU <text:s text:c="3"/>88 <text:s text:c="5"/>50.896 <text:s/>77.623 -67.601 <text:s/>1.00 <text:s/>0.00 <text:s text:c="10"/>C <text:s/></text:p>
      <text:p text:style-name="P1">ATOM <text:s text:c="2"/>1318 <text:s/>CD1 LEU <text:s text:c="3"/>88 <text:s text:c="5"/>49.710 <text:s/>78.359 -66.962 <text:s/>1.00 <text:s/>0.00 <text:s text:c="10"/>C <text:s/></text:p>
      <text:p text:style-name="P1">ATOM <text:s text:c="2"/>1319 <text:s/>CD2 LEU <text:s text:c="3"/>88 <text:s text:c="5"/>50.719 <text:s/>77.584 -69.129 <text:s/>1.00 <text:s/>0.00 <text:s text:c="10"/>C <text:s/></text:p>
      <text:p text:style-name="P1">ATOM <text:s text:c="2"/>1320 <text:s/>H <text:s text:c="2"/>LEU <text:s text:c="3"/>88 <text:s text:c="5"/>53.735 <text:s/>75.951 -66.574 <text:s/>1.00 <text:s/>0.00 <text:s text:c="10"/>H <text:s/></text:p>
      <text:p text:style-name="P1">ATOM <text:s text:c="2"/>1321 <text:s/>HA <text:s/>LEU <text:s text:c="3"/>88 <text:s text:c="5"/>53.525 <text:s/>77.900 -68.891 <text:s/>1.00 <text:s/>0.00 <text:s text:c="10"/>H <text:s/></text:p>
      <text:p text:style-name="P1">ATOM <text:s text:c="2"/>1322 2HB <text:s/>LEU <text:s text:c="3"/>88 <text:s text:c="5"/>52.161 <text:s/>79.373 -67.372 <text:s/>1.00 <text:s/>0.00 <text:s text:c="10"/>H <text:s/></text:p>
      <text:p text:style-name="P1">ATOM <text:s text:c="2"/>1323 3HB <text:s/>LEU <text:s text:c="3"/>88 <text:s text:c="5"/>52.310 <text:s/>78.215 -66.066 <text:s/>1.00 <text:s/>0.00 <text:s text:c="10"/>H <text:s/></text:p>
      <text:p text:style-name="P1">ATOM <text:s text:c="2"/>1324 <text:s/>HG <text:s/>LEU <text:s text:c="3"/>88 <text:s text:c="5"/>50.891 <text:s/>76.579 -67.225 <text:s/>1.00 <text:s/>0.00 <text:s text:c="10"/>H <text:s/></text:p>
      <text:p text:style-name="P1">ATOM <text:s text:c="2"/>1325 1HD1 LEU <text:s text:c="3"/>88 <text:s text:c="5"/>49.780 <text:s/>78.371 -65.857 <text:s/>1.00 <text:s/>0.00 <text:s text:c="10"/>H <text:s/></text:p>
      <text:p text:style-name="P1">ATOM <text:s text:c="2"/>1326 2HD1 LEU <text:s text:c="3"/>88 <text:s text:c="5"/>49.641 <text:s/>79.412 -67.296 <text:s/>1.00 <text:s/>0.00 <text:s text:c="10"/>H <text:s/></text:p>
      <text:p text:style-name="P1">ATOM <text:s text:c="2"/>1327 3HD1 LEU <text:s text:c="3"/>88 <text:s text:c="5"/>48.748 <text:s/>77.874 -67.211 <text:s/>1.00 <text:s/>0.00 <text:s text:c="10"/>H <text:s/></text:p>
      <text:p text:style-name="P1">ATOM <text:s text:c="2"/>1328 1HD2 LEU <text:s text:c="3"/>88 <text:s text:c="5"/>50.790 <text:s/>78.588 -69.584 <text:s/>1.00 <text:s/>0.00 <text:s text:c="10"/>H <text:s/></text:p>
      <text:p text:style-name="P1">ATOM <text:s text:c="2"/>1329 2HD2 LEU <text:s text:c="3"/>88 <text:s text:c="5"/>51.490 <text:s/>76.951 -69.606 <text:s/>1.00 <text:s/>0.00 <text:s text:c="10"/>H <text:s/></text:p>
      <text:p text:style-name="P1">ATOM <text:s text:c="2"/>1330 3HD2 LEU <text:s text:c="3"/>88 <text:s text:c="5"/>49.744 <text:s/>77.151 -69.421 <text:s/>1.00 <text:s/>0.00 <text:s text:c="10"/>H <text:s/></text:p>
      <text:p text:style-name="P1">ATOM <text:s text:c="2"/>1331 <text:s/>N <text:s text:c="2"/>PHE <text:s text:c="3"/>89 <text:s text:c="5"/>55.244 <text:s/>78.261 -65.935 <text:s/>1.00 <text:s/>0.00 <text:s text:c="10"/>N <text:s/></text:p>
      <text:p text:style-name="P1">ATOM <text:s text:c="2"/>1332 <text:s/>CA <text:s/>PHE <text:s text:c="3"/>89 <text:s text:c="5"/>56.383 <text:s/>79.152 -65.737 <text:s/>1.00 <text:s/>0.00 <text:s text:c="10"/>C <text:s/></text:p>
      <text:p text:style-name="P1">ATOM <text:s text:c="2"/>1333 <text:s/>C <text:s text:c="2"/>PHE <text:s text:c="3"/>89 <text:s text:c="5"/>57.431 <text:s/>78.937 -66.802 <text:s/>1.00 <text:s/>0.00 <text:s text:c="10"/>C <text:s/></text:p>
      <text:p text:style-name="P1">ATOM <text:s text:c="2"/>1334 <text:s/>O <text:s text:c="2"/>PHE <text:s text:c="3"/>89 <text:s text:c="5"/>57.966 <text:s/>79.901 -67.417 <text:s/>1.00 <text:s/>0.00 <text:s text:c="10"/>O <text:s/></text:p>
      <text:p text:style-name="P1">ATOM <text:s text:c="2"/>1335 <text:s/>CB <text:s/>PHE <text:s text:c="3"/>89 <text:s text:c="5"/>57.025 <text:s/>78.896 -64.340 <text:s/>1.00 <text:s/>0.00 <text:s text:c="10"/>C <text:s/></text:p>
      <text:p text:style-name="P1">ATOM <text:s text:c="2"/>1336 <text:s/>CG <text:s/>PHE <text:s text:c="3"/>89 <text:s text:c="5"/>56.103 <text:s/>79.067 -63.121 <text:s/>1.00 <text:s/>0.00 <text:s text:c="10"/>C <text:s/></text:p>
      <text:p text:style-name="P1">ATOM <text:s text:c="2"/>1337 <text:s/>CD1 PHE <text:s text:c="3"/>89 <text:s text:c="5"/>55.350 <text:s/>77.979 -62.666 <text:s/>1.00 <text:s/>0.00 <text:s text:c="10"/>C <text:s/></text:p>
      <text:p text:style-name="P1">ATOM <text:s text:c="2"/>1338 <text:s/>CD2 PHE <text:s text:c="3"/>89 <text:s text:c="5"/>55.960 <text:s/>80.311 -62.501 <text:s/>1.00 <text:s/>0.00 <text:s text:c="10"/>C <text:s/></text:p>
      <text:p text:style-name="P1">ATOM <text:s text:c="2"/>1339 <text:s/>CE1 PHE <text:s text:c="3"/>89 <text:s text:c="5"/>54.452 <text:s/>78.137 -61.616 <text:s/>1.00 <text:s/>0.00 <text:s text:c="10"/>C <text:s/></text:p>
      <text:p text:style-name="P1">ATOM <text:s text:c="2"/>1340 <text:s/>CE2 PHE <text:s text:c="3"/>89 <text:s text:c="5"/>55.069 <text:s/>80.466 -61.443 <text:s/>1.00 <text:s/>0.00 <text:s text:c="10"/>C <text:s/></text:p>
      <text:p text:style-name="P1">ATOM <text:s text:c="2"/>1341 <text:s/>CZ <text:s/>PHE <text:s text:c="3"/>89 <text:s text:c="5"/>54.313 <text:s/>79.380 -61.003 <text:s/>1.00 <text:s/>0.00 <text:s text:c="10"/>C <text:s/></text:p>
      <text:p text:style-name="P1">ATOM <text:s text:c="2"/>1342 <text:s/>H <text:s text:c="2"/>PHE <text:s text:c="3"/>89 <text:s text:c="5"/>55.335 <text:s/>77.189 -65.853 <text:s/>1.00 <text:s/>0.00 <text:s text:c="10"/>H <text:s/></text:p>
      <text:p text:style-name="P1">ATOM <text:s text:c="2"/>1343 <text:s/>HA <text:s/>PHE <text:s text:c="3"/>89 <text:s text:c="5"/>56.034 <text:s/>80.201 -65.806 <text:s/>1.00 <text:s/>0.00 <text:s text:c="10"/>H <text:s/></text:p>
      <text:p text:style-name="P1">ATOM <text:s text:c="2"/>1344 2HB <text:s/>PHE <text:s text:c="3"/>89 <text:s text:c="5"/>57.901 <text:s/>79.562 -64.210 <text:s/>1.00 <text:s/>0.00 <text:s text:c="10"/>H <text:s/></text:p>
      <text:p text:style-name="P1">ATOM <text:s text:c="2"/>1345 3HB <text:s/>PHE <text:s text:c="3"/>89 <text:s text:c="5"/>57.467 <text:s/>77.879 -64.314 <text:s/>1.00 <text:s/>0.00 <text:s text:c="10"/>H <text:s/></text:p>
      <text:p text:style-name="P1">ATOM <text:s text:c="2"/>1346 1HD <text:s/>PHE <text:s text:c="3"/>89 <text:s text:c="5"/>55.430 <text:s/>77.019 -63.159 <text:s/>1.00 <text:s/>0.00 <text:s text:c="10"/>H <text:s/></text:p>
      <text:p text:style-name="P1">ATOM <text:s text:c="2"/>1347 2HD <text:s/>PHE <text:s text:c="3"/>89 <text:s text:c="5"/>56.528 <text:s/>81.162 -62.851 <text:s/>1.00 <text:s/>0.00 <text:s text:c="10"/>H <text:s/></text:p>
      <text:p text:style-name="P1">ATOM <text:s text:c="2"/>1348 1HE <text:s/>PHE <text:s text:c="3"/>89 <text:s text:c="5"/>53.853 <text:s/>77.298 -61.293 <text:s/>1.00 <text:s/>0.00 <text:s text:c="10"/>H <text:s/></text:p>
      <text:p text:style-name="P1">ATOM <text:s text:c="2"/>1349 2HE <text:s/>PHE <text:s text:c="3"/>89 <text:s text:c="5"/>54.956 <text:s/>81.431 -60.971 <text:s/>1.00 <text:s/>0.00 <text:s text:c="10"/>H <text:s/></text:p>
      <text:p text:style-name="P1">ATOM <text:s text:c="2"/>1350 <text:s/>HZ <text:s/>PHE <text:s text:c="3"/>89 <text:s text:c="5"/>53.611 <text:s/>79.502 -60.192 <text:s/>1.00 <text:s/>0.00 <text:s text:c="10"/>H <text:s/></text:p>
      <text:p text:style-name="P1">ATOM <text:s text:c="2"/>1351 <text:s/>N <text:s text:c="2"/>ASN <text:s text:c="3"/>90 <text:s text:c="5"/>57.842 <text:s/>77.565 -67.131 <text:s/>1.00 <text:s/>0.00 <text:s text:c="10"/>N <text:s/></text:p>
      <text:p text:style-name="P1">ATOM <text:s text:c="2"/>1352 <text:s/>CA <text:s/>ASN <text:s text:c="3"/>90 <text:s text:c="5"/>58.853 <text:s/>77.680 -68.179 <text:s/>1.00 <text:s/>0.00 <text:s text:c="10"/>C <text:s/></text:p>
      <text:p text:style-name="P1">ATOM <text:s text:c="2"/>1353 <text:s/>C <text:s text:c="2"/>ASN <text:s text:c="3"/>90 <text:s text:c="5"/>58.311 <text:s/>78.432 -69.372 <text:s/>1.00 <text:s/>0.00 <text:s text:c="10"/>C <text:s/></text:p>
      <text:p text:style-name="P1">ATOM <text:s text:c="2"/>1354 <text:s/>O <text:s text:c="2"/>ASN <text:s text:c="3"/>90 <text:s text:c="5"/>58.942 <text:s/>79.338 -69.914 <text:s/>1.00 <text:s/>0.00 <text:s text:c="10"/>O <text:s/></text:p>
      <text:p text:style-name="P1">ATOM <text:s text:c="2"/>1355 <text:s/>CB <text:s/>ASN <text:s text:c="3"/>90 <text:s text:c="5"/>59.333 <text:s/>76.260 -68.595 <text:s/>1.00 <text:s/>0.00 <text:s text:c="10"/>C <text:s/></text:p>
      <text:p text:style-name="P1">ATOM <text:s text:c="2"/>1356 <text:s/>CG <text:s/>ASN <text:s text:c="3"/>90 <text:s text:c="5"/>59.906 <text:s/>75.369 -67.487 <text:s/>1.00 <text:s/>0.00 <text:s text:c="10"/>C <text:s/></text:p>
      <text:p text:style-name="P1"><text:soft-page-break/>ATOM <text:s text:c="2"/>1357 <text:s/>ND2 ASN <text:s text:c="3"/>90 <text:s text:c="5"/>61.129 <text:s/>75.579 -67.079 <text:s/>1.00 <text:s/>0.00 <text:s text:c="10"/>N <text:s/></text:p>
      <text:p text:style-name="P1">ATOM <text:s text:c="2"/>1358 <text:s/>OD1 ASN <text:s text:c="3"/>90 <text:s text:c="5"/>59.250 <text:s/>74.484 -66.958 <text:s/>1.00 <text:s/>0.00 <text:s text:c="10"/>O <text:s/></text:p>
      <text:p text:style-name="P1">ATOM <text:s text:c="2"/>1359 <text:s/>H <text:s text:c="2"/>ASN <text:s text:c="3"/>90 <text:s text:c="5"/>56.932 <text:s/>77.002 -67.273 <text:s/>1.00 <text:s/>0.00 <text:s text:c="10"/>H <text:s/></text:p>
      <text:p text:style-name="P1">ATOM <text:s text:c="2"/>1360 <text:s/>HA <text:s/>ASN <text:s text:c="3"/>90 <text:s text:c="5"/>59.703 <text:s/>78.265 -67.782 <text:s/>1.00 <text:s/>0.00 <text:s text:c="10"/>H <text:s/></text:p>
      <text:p text:style-name="P1">ATOM <text:s text:c="2"/>1361 2HB <text:s/>ASN <text:s text:c="3"/>90 <text:s text:c="5"/>60.083 <text:s/>76.329 -69.405 <text:s/>1.00 <text:s/>0.00 <text:s text:c="10"/>H <text:s/></text:p>
      <text:p text:style-name="P1">ATOM <text:s text:c="2"/>1362 3HB <text:s/>ASN <text:s text:c="3"/>90 <text:s text:c="5"/>58.491 <text:s/>75.702 -69.048 <text:s/>1.00 <text:s/>0.00 <text:s text:c="10"/>H <text:s/></text:p>
      <text:p text:style-name="P1">ATOM <text:s text:c="2"/>1363 1HD2 ASN <text:s text:c="3"/>90 <text:s text:c="5"/>61.359 <text:s/>75.038 -66.241 <text:s/>1.00 <text:s/>0.00 <text:s text:c="10"/>H <text:s/></text:p>
      <text:p text:style-name="P1">ATOM <text:s text:c="2"/>1364 2HD2 ASN <text:s text:c="3"/>90 <text:s text:c="5"/>61.617 <text:s/>76.381 -67.476 <text:s/>1.00 <text:s/>0.00 <text:s text:c="10"/>H <text:s/></text:p>
      <text:p text:style-name="P1">ATOM <text:s text:c="2"/>1365 <text:s/>N <text:s text:c="2"/>GLY <text:s text:c="3"/>91 <text:s text:c="5"/>56.988 <text:s/>78.069 -69.901 <text:s/>1.00 <text:s/>0.00 <text:s text:c="10"/>N <text:s/></text:p>
      <text:p text:style-name="P1">ATOM <text:s text:c="2"/>1366 <text:s/>CA <text:s/>GLY <text:s text:c="3"/>91 <text:s text:c="5"/>56.743 <text:s/>78.957 -71.034 <text:s/>1.00 <text:s/>0.00 <text:s text:c="10"/>C <text:s/></text:p>
      <text:p text:style-name="P1">ATOM <text:s text:c="2"/>1367 <text:s/>C <text:s text:c="2"/>GLY <text:s text:c="3"/>91 <text:s text:c="5"/>56.830 <text:s/>80.405 -70.615 <text:s/>1.00 <text:s/>0.00 <text:s text:c="10"/>C <text:s/></text:p>
      <text:p text:style-name="P1">ATOM <text:s text:c="2"/>1368 <text:s/>O <text:s text:c="2"/>GLY <text:s text:c="3"/>91 <text:s text:c="5"/>57.471 <text:s/>81.236 -71.263 <text:s/>1.00 <text:s/>0.00 <text:s text:c="10"/>O <text:s/></text:p>
      <text:p text:style-name="P1">ATOM <text:s text:c="2"/>1369 <text:s/>H <text:s text:c="2"/>GLY <text:s text:c="3"/>91 <text:s text:c="5"/>56.322 <text:s/>78.029 -69.051 <text:s/>1.00 <text:s/>0.00 <text:s text:c="10"/>H <text:s/></text:p>
      <text:p text:style-name="P1">ATOM <text:s text:c="2"/>1370 3HA <text:s/>GLY <text:s text:c="3"/>91 <text:s text:c="5"/>55.782 <text:s/>78.760 -71.407 <text:s/>0.00 <text:s/>0.00 <text:s text:c="10"/>H <text:s/></text:p>
      <text:p text:style-name="P1">ATOM <text:s text:c="2"/>1371 <text:s/>HA <text:s/>GLY <text:s text:c="3"/>91 <text:s text:c="5"/>57.518 <text:s/>78.779 -71.803 <text:s/>1.00 <text:s/>0.00 <text:s text:c="10"/>H <text:s/></text:p>
      <text:p text:style-name="P1">ATOM <text:s text:c="2"/>1372 <text:s/>N <text:s text:c="2"/>VAL <text:s text:c="3"/>92 <text:s text:c="5"/>56.128 <text:s/>80.838 -69.399 <text:s/>1.00 <text:s/>0.00 <text:s text:c="10"/>N <text:s/></text:p>
      <text:p text:style-name="P1">ATOM <text:s text:c="2"/>1373 <text:s/>CA <text:s/>VAL <text:s text:c="3"/>92 <text:s text:c="5"/>56.394 <text:s/>82.266 -69.258 <text:s/>1.00 <text:s/>0.00 <text:s text:c="10"/>C <text:s/></text:p>
      <text:p text:style-name="P1">ATOM <text:s text:c="2"/>1374 <text:s/>C <text:s text:c="2"/>VAL <text:s text:c="3"/>92 <text:s text:c="5"/>57.879 <text:s/>82.536 -69.205 <text:s/>1.00 <text:s/>0.00 <text:s text:c="10"/>C <text:s/></text:p>
      <text:p text:style-name="P1">ATOM <text:s text:c="2"/>1375 <text:s/>O <text:s text:c="2"/>VAL <text:s text:c="3"/>92 <text:s text:c="5"/>58.409 <text:s/>83.427 -69.881 <text:s/>1.00 <text:s/>0.00 <text:s text:c="10"/>O <text:s/></text:p>
      <text:p text:style-name="P1">ATOM <text:s text:c="2"/>1376 <text:s/>CB <text:s/>VAL <text:s text:c="3"/>92 <text:s text:c="5"/>55.676 <text:s/>82.821 -67.965 <text:s/>1.00 <text:s/>0.00 <text:s text:c="10"/>C <text:s/></text:p>
      <text:p text:style-name="P1">ATOM <text:s text:c="2"/>1377 <text:s/>CG1 VAL <text:s text:c="3"/>92 <text:s text:c="5"/>56.008 <text:s/>84.285 -67.565 <text:s/>1.00 <text:s/>0.00 <text:s text:c="10"/>C <text:s/></text:p>
      <text:p text:style-name="P1">ATOM <text:s text:c="2"/>1378 <text:s/>CG2 VAL <text:s text:c="3"/>92 <text:s text:c="5"/>54.131 <text:s/>82.758 -68.031 <text:s/>1.00 <text:s/>0.00 <text:s text:c="10"/>C <text:s/></text:p>
      <text:p text:style-name="P1">ATOM <text:s text:c="2"/>1379 <text:s/>H <text:s text:c="2"/>VAL <text:s text:c="3"/>92 <text:s text:c="5"/>56.391 <text:s/>80.127 -68.628 <text:s/>1.00 <text:s/>0.00 <text:s text:c="10"/>H <text:s/></text:p>
      <text:p text:style-name="P1">ATOM <text:s text:c="2"/>1380 <text:s/>HA <text:s/>VAL <text:s text:c="3"/>92 <text:s text:c="5"/>56.002 <text:s/>82.791 -70.148 <text:s/>1.00 <text:s/>0.00 <text:s text:c="10"/>H <text:s/></text:p>
      <text:p text:style-name="P1">ATOM <text:s text:c="2"/>1381 <text:s/>HB <text:s/>VAL <text:s text:c="3"/>92 <text:s text:c="5"/>55.993 <text:s/>82.182 -67.113 <text:s/>1.00 <text:s/>0.00 <text:s text:c="10"/>H <text:s/></text:p>
      <text:p text:style-name="P1">ATOM <text:s text:c="2"/>1382 1HG1 VAL <text:s text:c="3"/>92 <text:s text:c="5"/>55.748 <text:s/>85.010 -68.359 <text:s/>1.00 <text:s/>0.00 <text:s text:c="10"/>H <text:s/></text:p>
      <text:p text:style-name="P1">ATOM <text:s text:c="2"/>1383 2HG1 VAL <text:s text:c="3"/>92 <text:s text:c="5"/>55.478 <text:s/>84.601 -66.646 <text:s/>1.00 <text:s/>0.00 <text:s text:c="10"/>H <text:s/></text:p>
      <text:p text:style-name="P1">ATOM <text:s text:c="2"/>1384 3HG1 VAL <text:s text:c="3"/>92 <text:s text:c="5"/>57.082 <text:s/>84.427 -67.336 <text:s/>1.00 <text:s/>0.00 <text:s text:c="10"/>H <text:s/></text:p>
      <text:p text:style-name="P1">ATOM <text:s text:c="2"/>1385 1HG2 VAL <text:s text:c="3"/>92 <text:s text:c="5"/>53.770 <text:s/>81.735 -68.245 <text:s/>1.00 <text:s/>0.00 <text:s text:c="10"/>H <text:s/></text:p>
      <text:p text:style-name="P1">ATOM <text:s text:c="2"/>1386 2HG2 VAL <text:s text:c="3"/>92 <text:s text:c="5"/>53.665 <text:s/>83.050 -67.069 <text:s/>1.00 <text:s/>0.00 <text:s text:c="10"/>H <text:s/></text:p>
      <text:p text:style-name="P1">ATOM <text:s text:c="2"/>1387 3HG2 VAL <text:s text:c="3"/>92 <text:s text:c="5"/>53.715 <text:s/>83.422 -68.812 <text:s/>1.00 <text:s/>0.00 <text:s text:c="10"/>H <text:s/></text:p>
      <text:p text:style-name="P1">ATOM <text:s text:c="2"/>1388 <text:s/>N <text:s text:c="2"/>LEU <text:s text:c="3"/>93 <text:s text:c="5"/>58.721 <text:s/>81.716 -68.322 <text:s/>1.00 <text:s/>0.00 <text:s text:c="10"/>N <text:s/></text:p>
      <text:p text:style-name="P1">ATOM <text:s text:c="2"/>1389 <text:s/>CA <text:s/>LEU <text:s text:c="3"/>93 <text:s text:c="5"/>60.086 <text:s/>82.207 -68.485 <text:s/>1.00 <text:s/>0.00 <text:s text:c="10"/>C <text:s/></text:p>
      <text:p text:style-name="P1">ATOM <text:s text:c="2"/>1390 <text:s/>C <text:s text:c="2"/>LEU <text:s text:c="3"/>93 <text:s text:c="5"/>60.514 <text:s/>82.140 -69.932 <text:s/>1.00 <text:s/>0.00 <text:s text:c="10"/>C <text:s/></text:p>
      <text:p text:style-name="P1">ATOM <text:s text:c="2"/>1391 <text:s/>O <text:s text:c="2"/>LEU <text:s text:c="3"/>93 <text:s text:c="5"/>61.071 <text:s/>83.092 -70.498 <text:s/>1.00 <text:s/>0.00 <text:s text:c="10"/>O <text:s/></text:p>
      <text:p text:style-name="P1">ATOM <text:s text:c="2"/>1392 <text:s/>CB <text:s/>LEU <text:s text:c="3"/>93 <text:s text:c="5"/>61.066 <text:s/>81.409 -67.579 <text:s/>1.00 <text:s/>0.00 <text:s text:c="10"/>C <text:s/></text:p>
      <text:p text:style-name="P1">ATOM <text:s text:c="2"/>1393 <text:s/>CG <text:s/>LEU <text:s text:c="3"/>93 <text:s text:c="5"/>60.798 <text:s/>81.395 -66.049 <text:s/>1.00 <text:s/>0.00 <text:s text:c="10"/>C <text:s/></text:p>
      <text:p text:style-name="P1">ATOM <text:s text:c="2"/>1394 <text:s/>CD1 LEU <text:s text:c="3"/>93 <text:s text:c="5"/>61.929 <text:s/>80.654 -65.322 <text:s/>1.00 <text:s/>0.00 <text:s text:c="10"/>C <text:s/></text:p>
      <text:p text:style-name="P1">ATOM <text:s text:c="2"/>1395 <text:s/>CD2 LEU <text:s text:c="3"/>93 <text:s text:c="5"/>60.641 <text:s/>82.807 -65.460 <text:s/>1.00 <text:s/>0.00 <text:s text:c="10"/>C <text:s/></text:p>
      <text:p text:style-name="P1">ATOM <text:s text:c="2"/>1396 <text:s/>H <text:s text:c="2"/>LEU <text:s text:c="3"/>93 <text:s text:c="5"/>58.468 <text:s/>80.740 -68.509 <text:s/>1.00 <text:s/>0.00 <text:s text:c="10"/>H <text:s/></text:p>
      <text:p text:style-name="P1">ATOM <text:s text:c="2"/>1397 <text:s/>HA <text:s/>LEU <text:s text:c="3"/>93 <text:s text:c="5"/>60.109 <text:s/>83.275 -68.205 <text:s/>1.00 <text:s/>0.00 <text:s text:c="10"/>H <text:s/></text:p>
      <text:p text:style-name="P1">ATOM <text:s text:c="2"/>1398 2HB <text:s/>LEU <text:s text:c="3"/>93 <text:s text:c="5"/>62.091 <text:s/>81.793 -67.748 <text:s/>1.00 <text:s/>0.00 <text:s text:c="10"/>H <text:s/></text:p>
      <text:p text:style-name="P1">ATOM <text:s text:c="2"/>1399 3HB <text:s/>LEU <text:s text:c="3"/>93 <text:s text:c="5"/>61.101 <text:s/>80.359 -67.931 <text:s/>1.00 <text:s/>0.00 <text:s text:c="10"/>H <text:s/></text:p>
      <text:p text:style-name="P1">ATOM <text:s text:c="2"/>1400 <text:s/>HG <text:s/>LEU <text:s text:c="3"/>93 <text:s text:c="5"/>59.855 <text:s/>80.837 -65.869 <text:s/>1.00 <text:s/>0.00 <text:s text:c="10"/>H <text:s/></text:p>
      <text:p text:style-name="P1">ATOM <text:s text:c="2"/>1401 1HD1 LEU <text:s text:c="3"/>93 <text:s text:c="5"/>62.045 <text:s/>79.617 -65.690 <text:s/>1.00 <text:s/>0.00 <text:s text:c="10"/>H <text:s/></text:p>
      <text:p text:style-name="P1">ATOM <text:s text:c="2"/>1402 2HD1 LEU <text:s text:c="3"/>93 <text:s text:c="5"/>62.907 <text:s/>81.156 -65.447 <text:s/>1.00 <text:s/>0.00 <text:s text:c="10"/>H <text:s/></text:p>
      <text:p text:style-name="P1">ATOM <text:s text:c="2"/>1403 3HD1 LEU <text:s text:c="3"/>93 <text:s text:c="5"/>61.737 <text:s/>80.583 -64.236 <text:s/>1.00 <text:s/>0.00 <text:s text:c="10"/>H <text:s/></text:p>
      <text:p text:style-name="P1">ATOM <text:s text:c="2"/>1404 1HD2 LEU <text:s text:c="3"/>93 <text:s text:c="5"/>61.516 <text:s/>83.448 -65.669 <text:s/>1.00 <text:s/>0.00 <text:s text:c="10"/>H <text:s/></text:p>
      <text:p text:style-name="P1">ATOM <text:s text:c="2"/>1405 2HD2 LEU <text:s text:c="3"/>93 <text:s text:c="5"/>59.752 <text:s/>83.318 -65.875 <text:s/>1.00 <text:s/>0.00 <text:s text:c="10"/>H <text:s/></text:p>
      <text:p text:style-name="P1">ATOM <text:s text:c="2"/>1406 3HD2 LEU <text:s text:c="3"/>93 <text:s text:c="5"/>60.495 <text:s/>82.784 -64.364 <text:s/>1.00 <text:s/>0.00 <text:s text:c="10"/>H <text:s/></text:p>
      <text:p text:style-name="P1">ATOM <text:s text:c="2"/>1407 <text:s/>N <text:s text:c="2"/>GLU <text:s text:c="3"/>94 <text:s text:c="5"/>60.264 <text:s/>80.907 -70.692 <text:s/>1.00 <text:s/>0.00 <text:s text:c="10"/>N <text:s/></text:p>
      <text:p text:style-name="P1">ATOM <text:s text:c="2"/>1408 <text:s/>CA <text:s/>GLU <text:s text:c="3"/>94 <text:s text:c="5"/>60.781 <text:s/>81.143 -72.037 <text:s/>1.00 <text:s/>0.00 <text:s text:c="10"/>C <text:s/></text:p>
      <text:p text:style-name="P1">ATOM <text:s text:c="2"/>1409 <text:s/>C <text:s text:c="2"/>GLU <text:s text:c="3"/>94 <text:s text:c="5"/>60.134 <text:s/>82.357 -72.660 <text:s/>1.00 <text:s/>0.00 <text:s text:c="10"/>C <text:s/></text:p>
      <text:p text:style-name="P1">ATOM <text:s text:c="2"/>1410 <text:s/>O <text:s text:c="2"/>GLU <text:s text:c="3"/>94 <text:s text:c="5"/>60.797 <text:s/>83.234 -73.233 <text:s/>1.00 <text:s/>0.00 <text:s text:c="10"/>O <text:s/></text:p>
      <text:p text:style-name="P1">ATOM <text:s text:c="2"/>1411 <text:s/>CB <text:s/>GLU <text:s text:c="3"/>94 <text:s text:c="5"/>60.540 <text:s/>79.886 -72.921 <text:s/>1.00 <text:s/>0.00 <text:s text:c="10"/>C <text:s/></text:p>
      <text:p text:style-name="P1">ATOM <text:s text:c="2"/>1412 <text:s/>CG <text:s/>GLU <text:s text:c="3"/>94 <text:s text:c="5"/>61.087 <text:s/>79.970 -74.383 <text:s/>1.00 <text:s/>0.00 <text:s text:c="10"/>C <text:s/></text:p>
      <text:p text:style-name="P1">ATOM <text:s text:c="2"/>1413 <text:s/>CD <text:s/>GLU <text:s text:c="3"/>94 <text:s text:c="5"/>60.832 <text:s/>78.801 -75.316 <text:s/>1.00 <text:s/>0.00 <text:s text:c="10"/>C <text:s/></text:p>
      <text:p text:style-name="P1">ATOM <text:s text:c="2"/>1414 <text:s/>OE1 GLU <text:s text:c="3"/>94 <text:s text:c="5"/>60.221 <text:s/>77.789 -74.923 <text:s/>1.00 <text:s/>0.00 <text:s text:c="10"/>O <text:s/></text:p>
      <text:p text:style-name="P1">ATOM <text:s text:c="2"/>1415 <text:s/>OE2 GLU <text:s text:c="3"/>94 <text:s text:c="5"/>61.251 <text:s/>78.920 -76.486 <text:s/>1.00 <text:s/>0.00 <text:s text:c="10"/>O1-</text:p>
      <text:p text:style-name="P1"><text:soft-page-break/>ATOM <text:s text:c="2"/>1416 <text:s/>H <text:s text:c="2"/>GLU <text:s text:c="3"/>94 <text:s text:c="5"/>59.231 <text:s/>80.646 -70.514 <text:s/>1.00 <text:s/>0.00 <text:s text:c="10"/>H <text:s/></text:p>
      <text:p text:style-name="P1">ATOM <text:s text:c="2"/>1417 <text:s/>HA <text:s/>GLU <text:s text:c="3"/>94 <text:s text:c="5"/>61.867 <text:s/>81.334 -71.970 <text:s/>1.00 <text:s/>0.00 <text:s text:c="10"/>H <text:s/></text:p>
      <text:p text:style-name="P1">ATOM <text:s text:c="2"/>1418 2HB <text:s/>GLU <text:s text:c="3"/>94 <text:s text:c="5"/>59.455 <text:s/>79.662 -72.965 <text:s/>1.00 <text:s/>0.00 <text:s text:c="10"/>H <text:s/></text:p>
      <text:p text:style-name="P1">ATOM <text:s text:c="2"/>1419 3HB <text:s/>GLU <text:s text:c="3"/>94 <text:s text:c="5"/>60.983 <text:s/>78.994 -72.437 <text:s/>1.00 <text:s/>0.00 <text:s text:c="10"/>H <text:s/></text:p>
      <text:p text:style-name="P1">ATOM <text:s text:c="2"/>1420 2HG <text:s/>GLU <text:s text:c="3"/>94 <text:s text:c="5"/>62.176 <text:s/>80.140 -74.392 <text:s/>1.00 <text:s/>0.00 <text:s text:c="10"/>H <text:s/></text:p>
      <text:p text:style-name="P1">ATOM <text:s text:c="2"/>1421 3HG <text:s/>GLU <text:s text:c="3"/>94 <text:s text:c="5"/>60.648 <text:s/>80.822 -74.926 <text:s/>1.00 <text:s/>0.00 <text:s text:c="10"/>H <text:s/></text:p>
      <text:p text:style-name="P1">ATOM <text:s text:c="2"/>1422 <text:s/>N <text:s text:c="2"/>LYS <text:s text:c="3"/>95 <text:s text:c="5"/>58.673 <text:s/>82.504 -72.584 <text:s/>1.00 <text:s/>0.00 <text:s text:c="10"/>N <text:s/></text:p>
      <text:p text:style-name="P1">ATOM <text:s text:c="2"/>1423 <text:s/>CA <text:s/>LYS <text:s text:c="3"/>95 <text:s text:c="5"/>58.351 <text:s/>83.756 -73.264 <text:s/>1.00 <text:s/>0.00 <text:s text:c="10"/>C <text:s/></text:p>
      <text:p text:style-name="P1">ATOM <text:s text:c="2"/>1424 <text:s/>C <text:s text:c="2"/>LYS <text:s text:c="3"/>95 <text:s text:c="5"/>59.089 <text:s/>84.916 -72.639 <text:s/>1.00 <text:s/>0.00 <text:s text:c="10"/>C <text:s/></text:p>
      <text:p text:style-name="P1">ATOM <text:s text:c="2"/>1425 <text:s/>O <text:s text:c="2"/>LYS <text:s text:c="3"/>95 <text:s text:c="5"/>59.693 <text:s/>85.755 -73.323 <text:s/>1.00 <text:s/>0.00 <text:s text:c="10"/>O <text:s/></text:p>
      <text:p text:style-name="P1">ATOM <text:s text:c="2"/>1426 <text:s/>CB <text:s/>LYS <text:s text:c="3"/>95 <text:s text:c="5"/>56.816 <text:s/>83.986 -73.222 <text:s/>1.00 <text:s/>0.00 <text:s text:c="10"/>C <text:s/></text:p>
      <text:p text:style-name="P1">ATOM <text:s text:c="2"/>1427 <text:s/>CG <text:s/>LYS <text:s text:c="3"/>95 <text:s text:c="5"/>56.363 <text:s/>85.256 -73.985 <text:s/>1.00 <text:s/>0.00 <text:s text:c="10"/>C <text:s/></text:p>
      <text:p text:style-name="P1">ATOM <text:s text:c="2"/>1428 <text:s/>CD <text:s/>LYS <text:s text:c="3"/>95 <text:s text:c="5"/>54.862 <text:s/>85.551 -73.910 <text:s/>1.00 <text:s/>0.00 <text:s text:c="10"/>C <text:s/></text:p>
      <text:p text:style-name="P1">ATOM <text:s text:c="2"/>1429 <text:s/>CE <text:s/>LYS <text:s text:c="3"/>95 <text:s text:c="5"/>54.568 <text:s/>86.866 -74.643 <text:s/>1.00 <text:s/>0.00 <text:s text:c="10"/>C <text:s/></text:p>
      <text:p text:style-name="P1">ATOM <text:s text:c="2"/>1430 <text:s/>NZ <text:s/>LYS <text:s text:c="3"/>95 <text:s text:c="5"/>53.110 <text:s/>87.067 -74.724 <text:s/>1.00 <text:s/>0.00 <text:s text:c="10"/>N1+</text:p>
      <text:p text:style-name="P1">ATOM <text:s text:c="2"/>1431 <text:s/>H <text:s text:c="2"/>LYS <text:s text:c="3"/>95 <text:s text:c="5"/>58.404 <text:s/>82.328 -71.553 <text:s/>1.00 <text:s/>0.00 <text:s text:c="10"/>H <text:s/></text:p>
      <text:p text:style-name="P1">ATOM <text:s text:c="2"/>1432 <text:s/>HA <text:s/>LYS <text:s text:c="3"/>95 <text:s text:c="5"/>58.684 <text:s/>83.677 -74.315 <text:s/>1.00 <text:s/>0.00 <text:s text:c="10"/>H <text:s/></text:p>
      <text:p text:style-name="P1">ATOM <text:s text:c="2"/>1433 2HB <text:s/>LYS <text:s text:c="3"/>95 <text:s text:c="5"/>56.476 <text:s/>84.039 -72.167 <text:s/>1.00 <text:s/>0.00 <text:s text:c="10"/>H <text:s/></text:p>
      <text:p text:style-name="P1">ATOM <text:s text:c="2"/>1434 3HB <text:s/>LYS <text:s text:c="3"/>95 <text:s text:c="5"/>56.295 <text:s/>83.104 -73.644 <text:s/>1.00 <text:s/>0.00 <text:s text:c="10"/>H <text:s/></text:p>
      <text:p text:style-name="P1">ATOM <text:s text:c="2"/>1435 2HG <text:s/>LYS <text:s text:c="3"/>95 <text:s text:c="5"/>56.681 <text:s/>85.186 -75.044 <text:s/>1.00 <text:s/>0.00 <text:s text:c="10"/>H <text:s/></text:p>
      <text:p text:style-name="P1">ATOM <text:s text:c="2"/>1436 3HG <text:s/>LYS <text:s text:c="3"/>95 <text:s text:c="5"/>56.876 <text:s/>86.148 -73.581 <text:s/>1.00 <text:s/>0.00 <text:s text:c="10"/>H <text:s/></text:p>
      <text:p text:style-name="P1">ATOM <text:s text:c="2"/>1437 2HD <text:s/>LYS <text:s text:c="3"/>95 <text:s text:c="5"/>54.546 <text:s/>85.625 -72.849 <text:s/>1.00 <text:s/>0.00 <text:s text:c="10"/>H <text:s/></text:p>
      <text:p text:style-name="P1">ATOM <text:s text:c="2"/>1438 3HD <text:s/>LYS <text:s text:c="3"/>95 <text:s text:c="5"/>54.292 <text:s/>84.708 -74.346 <text:s/>1.00 <text:s/>0.00 <text:s text:c="10"/>H <text:s/></text:p>
      <text:p text:style-name="P1">ATOM <text:s text:c="2"/>1439 2HE <text:s/>LYS <text:s text:c="3"/>95 <text:s text:c="5"/>54.999 <text:s/>86.859 -75.666 <text:s/>1.00 <text:s/>0.00 <text:s text:c="10"/>H <text:s/></text:p>
      <text:p text:style-name="P1">ATOM <text:s text:c="2"/>1440 3HE <text:s/>LYS <text:s text:c="3"/>95 <text:s text:c="5"/>55.048 <text:s/>87.719 -74.119 <text:s/>1.00 <text:s/>0.00 <text:s text:c="10"/>H <text:s/></text:p>
      <text:p text:style-name="P1">ATOM <text:s text:c="2"/>1441 1HZ <text:s/>LYS <text:s text:c="3"/>95 <text:s text:c="5"/>52.652 <text:s/>86.739 -73.865 <text:s/>1.00 <text:s/>0.00 <text:s text:c="10"/>H <text:s/></text:p>
      <text:p text:style-name="P1">ATOM <text:s text:c="2"/>1442 2HZ <text:s/>LYS <text:s text:c="3"/>95 <text:s text:c="5"/>52.875 <text:s/>88.061 -74.811 <text:s/>1.00 <text:s/>0.00 <text:s text:c="10"/>H <text:s/></text:p>
      <text:p text:style-name="P1">ATOM <text:s text:c="2"/>1443 3HZ <text:s/>LYS <text:s text:c="3"/>95 <text:s text:c="5"/>52.796 <text:s/>86.551 -75.533 <text:s/>1.00 <text:s/>0.00 <text:s text:c="10"/>H <text:s/></text:p>
      <text:p text:style-name="P1">ATOM <text:s text:c="2"/>1444 <text:s/>N <text:s text:c="2"/>ILE <text:s text:c="3"/>96 <text:s text:c="5"/>59.092 <text:s/>85.054 -71.175 <text:s/>1.00 <text:s/>0.00 <text:s text:c="10"/>N <text:s/></text:p>
      <text:p text:style-name="P1">ATOM <text:s text:c="2"/>1445 <text:s/>CA <text:s/>ILE <text:s text:c="3"/>96 <text:s text:c="5"/>59.874 <text:s/>86.251 -70.878 <text:s/>1.00 <text:s/>0.00 <text:s text:c="10"/>C <text:s/></text:p>
      <text:p text:style-name="P1">ATOM <text:s text:c="2"/>1446 <text:s/>C <text:s text:c="2"/>ILE <text:s text:c="3"/>96 <text:s text:c="5"/>61.264 <text:s/>86.146 -71.458 <text:s/>1.00 <text:s/>0.00 <text:s text:c="10"/>C <text:s/></text:p>
      <text:p text:style-name="P1">ATOM <text:s text:c="2"/>1447 <text:s/>O <text:s text:c="2"/>ILE <text:s text:c="3"/>96 <text:s text:c="5"/>61.779 <text:s/>87.073 -72.101 <text:s/>1.00 <text:s/>0.00 <text:s text:c="10"/>O <text:s/></text:p>
      <text:p text:style-name="P1">ATOM <text:s text:c="2"/>1448 <text:s/>CB <text:s/>ILE <text:s text:c="3"/>96 <text:s text:c="5"/>59.906 <text:s/>86.548 -69.324 <text:s/>1.00 <text:s/>0.00 <text:s text:c="10"/>C <text:s/></text:p>
      <text:p text:style-name="P1">ATOM <text:s text:c="2"/>1449 <text:s/>CG1 ILE <text:s text:c="3"/>96 <text:s text:c="5"/>58.501 <text:s/>86.594 -68.641 <text:s/>1.00 <text:s/>0.00 <text:s text:c="10"/>C <text:s/></text:p>
      <text:p text:style-name="P1">ATOM <text:s text:c="2"/>1450 <text:s/>CG2 ILE <text:s text:c="3"/>96 <text:s text:c="5"/>60.659 <text:s/>87.869 -68.975 <text:s/>1.00 <text:s/>0.00 <text:s text:c="10"/>C <text:s/></text:p>
      <text:p text:style-name="P1">ATOM <text:s text:c="2"/>1451 <text:s/>CD1 ILE <text:s text:c="3"/>96 <text:s text:c="5"/>58.502 <text:s/>86.558 -67.098 <text:s/>1.00 <text:s/>0.00 <text:s text:c="10"/>C <text:s/></text:p>
      <text:p text:style-name="P1">ATOM <text:s text:c="2"/>1452 <text:s/>H <text:s text:c="2"/>ILE <text:s text:c="3"/>96 <text:s text:c="5"/>59.356 <text:s/>84.085 -70.780 <text:s/>1.00 <text:s/>0.00 <text:s text:c="10"/>H <text:s/></text:p>
      <text:p text:style-name="P1">ATOM <text:s text:c="2"/>1453 <text:s/>HA <text:s/>ILE <text:s text:c="3"/>96 <text:s text:c="5"/>59.386 <text:s/>87.103 -71.385 <text:s/>1.00 <text:s/>0.00 <text:s text:c="10"/>H <text:s/></text:p>
      <text:p text:style-name="P1">ATOM <text:s text:c="2"/>1454 <text:s/>HB <text:s/>ILE <text:s text:c="3"/>96 <text:s text:c="5"/>60.463 <text:s/>85.711 -68.852 <text:s/>1.00 <text:s/>0.00 <text:s text:c="10"/>H <text:s/></text:p>
      <text:p text:style-name="P1">ATOM <text:s text:c="2"/>1455 2HG1 ILE <text:s text:c="3"/>96 <text:s text:c="5"/>57.904 <text:s/>85.721 -68.963 <text:s/>1.00 <text:s/>0.00 <text:s text:c="10"/>H <text:s/></text:p>
      <text:p text:style-name="P1">ATOM <text:s text:c="2"/>1456 3HG1 ILE <text:s text:c="3"/>96 <text:s text:c="5"/>57.928 <text:s/>87.470 -69.002 <text:s/>1.00 <text:s/>0.00 <text:s text:c="10"/>H <text:s/></text:p>
      <text:p text:style-name="P1">ATOM <text:s text:c="2"/>1457 1HG2 ILE <text:s text:c="3"/>96 <text:s text:c="5"/>61.708 <text:s/>87.875 -69.319 <text:s/>1.00 <text:s/>0.00 <text:s text:c="10"/>H <text:s/></text:p>
      <text:p text:style-name="P1">ATOM <text:s text:c="2"/>1458 2HG2 ILE <text:s text:c="3"/>96 <text:s text:c="5"/>60.164 <text:s/>88.757 -69.412 <text:s/>1.00 <text:s/>0.00 <text:s text:c="10"/>H <text:s/></text:p>
      <text:p text:style-name="P1">ATOM <text:s text:c="2"/>1459 3HG2 ILE <text:s text:c="3"/>96 <text:s text:c="5"/>60.726 <text:s/>88.040 -67.886 <text:s/>1.00 <text:s/>0.00 <text:s text:c="10"/>H <text:s/></text:p>
      <text:p text:style-name="P1">ATOM <text:s text:c="2"/>1460 1HD1 ILE <text:s text:c="3"/>96 <text:s text:c="5"/>59.033 <text:s/>85.669 -66.709 <text:s/>1.00 <text:s/>0.00 <text:s text:c="10"/>H <text:s/></text:p>
      <text:p text:style-name="P1">ATOM <text:s text:c="2"/>1461 2HD1 ILE <text:s text:c="3"/>96 <text:s text:c="5"/>58.979 <text:s/>87.450 -66.654 <text:s/>1.00 <text:s/>0.00 <text:s text:c="10"/>H <text:s/></text:p>
      <text:p text:style-name="P1">ATOM <text:s text:c="2"/>1462 3HD1 ILE <text:s text:c="3"/>96 <text:s text:c="5"/>57.471 <text:s/>86.521 -66.700 <text:s/>1.00 <text:s/>0.00 <text:s text:c="10"/>H <text:s/></text:p>
      <text:p text:style-name="P1">ATOM <text:s text:c="2"/>1463 <text:s/>N <text:s text:c="2"/>ASN <text:s text:c="3"/>97 <text:s text:c="5"/>62.030 <text:s/>84.908 -71.255 <text:s/>1.00 <text:s/>0.00 <text:s text:c="10"/>N <text:s/></text:p>
      <text:p text:style-name="P1">ATOM <text:s text:c="2"/>1464 <text:s/>CA <text:s/>ASN <text:s text:c="3"/>97 <text:s text:c="5"/>63.313 <text:s/>85.107 -71.922 <text:s/>1.00 <text:s/>0.00 <text:s text:c="10"/>C <text:s/></text:p>
      <text:p text:style-name="P1">ATOM <text:s text:c="2"/>1465 <text:s/>C <text:s text:c="2"/>ASN <text:s text:c="3"/>97 <text:s text:c="5"/>63.118 <text:s/>85.442 -73.382 <text:s/>1.00 <text:s/>0.00 <text:s text:c="10"/>C <text:s/></text:p>
      <text:p text:style-name="P1">ATOM <text:s text:c="2"/>1466 <text:s/>O <text:s text:c="2"/>ASN <text:s text:c="3"/>97 <text:s text:c="5"/>63.714 <text:s/>86.372 -73.923 <text:s/>1.00 <text:s/>0.00 <text:s text:c="10"/>O <text:s/></text:p>
      <text:p text:style-name="P1">ATOM <text:s text:c="2"/>1467 <text:s/>CB <text:s/>ASN <text:s text:c="3"/>97 <text:s text:c="5"/>64.184 <text:s/>83.827 -71.763 <text:s/>1.00 <text:s/>0.00 <text:s text:c="10"/>C <text:s/></text:p>
      <text:p text:style-name="P1">ATOM <text:s text:c="2"/>1468 <text:s/>CG <text:s/>ASN <text:s text:c="3"/>97 <text:s text:c="5"/>64.467 <text:s/>83.354 -70.333 <text:s/>1.00 <text:s/>0.00 <text:s text:c="10"/>C <text:s/></text:p>
      <text:p text:style-name="P1">ATOM <text:s text:c="2"/>1469 <text:s/>ND2 ASN <text:s text:c="3"/>97 <text:s text:c="5"/>65.382 <text:s/>83.970 -69.634 <text:s/>1.00 <text:s/>0.00 <text:s text:c="10"/>N <text:s/></text:p>
      <text:p text:style-name="P1">ATOM <text:s text:c="2"/>1470 <text:s/>OD1 ASN <text:s text:c="3"/>97 <text:s text:c="5"/>63.849 <text:s/>82.434 -69.817 <text:s/>1.00 <text:s/>0.00 <text:s text:c="10"/>O <text:s/></text:p>
      <text:p text:style-name="P1">ATOM <text:s text:c="2"/>1471 <text:s/>H <text:s text:c="2"/>ASN <text:s text:c="3"/>97 <text:s text:c="5"/>61.368 <text:s/>84.096 -71.518 <text:s/>1.00 <text:s/>0.00 <text:s text:c="10"/>H <text:s/></text:p>
      <text:p text:style-name="P1">ATOM <text:s text:c="2"/>1472 <text:s/>HA <text:s/>ASN <text:s text:c="3"/>97 <text:s text:c="5"/>63.821 <text:s/>85.969 -71.453 <text:s/>1.00 <text:s/>0.00 <text:s text:c="10"/>H <text:s/></text:p>
      <text:p text:style-name="P1">ATOM <text:s text:c="2"/>1473 2HB <text:s/>ASN <text:s text:c="3"/>97 <text:s text:c="5"/>65.152 <text:s/>83.952 -72.283 <text:s/>1.00 <text:s/>0.00 <text:s text:c="10"/>H <text:s/></text:p>
      <text:p text:style-name="P1">ATOM <text:s text:c="2"/>1474 3HB <text:s/>ASN <text:s text:c="3"/>97 <text:s text:c="5"/>63.699 <text:s/>82.981 -72.288 <text:s/>1.00 <text:s/>0.00 <text:s text:c="10"/>H <text:s/></text:p>
      <text:p text:style-name="P1"><text:soft-page-break/>ATOM <text:s text:c="2"/>1475 1HD2 ASN <text:s text:c="3"/>97 <text:s text:c="5"/>65.385 <text:s/>83.680 -68.653 <text:s/>1.00 <text:s/>0.00 <text:s text:c="10"/>H <text:s/></text:p>
      <text:p text:style-name="P1">ATOM <text:s text:c="2"/>1476 2HD2 ASN <text:s text:c="3"/>97 <text:s text:c="5"/>65.815 <text:s/>84.789 -70.060 <text:s/>1.00 <text:s/>0.00 <text:s text:c="10"/>H <text:s/></text:p>
      <text:p text:style-name="P1">ATOM <text:s text:c="2"/>1477 <text:s/>N <text:s text:c="2"/>GLU <text:s text:c="3"/>98 <text:s text:c="5"/>62.187 <text:s/>84.631 -74.181 <text:s/>1.00 <text:s/>0.00 <text:s text:c="10"/>N <text:s/></text:p>
      <text:p text:style-name="P1">ATOM <text:s text:c="2"/>1478 <text:s/>CA <text:s/>GLU <text:s text:c="3"/>98 <text:s text:c="5"/>62.212 <text:s/>85.189 -75.530 <text:s/>1.00 <text:s/>0.00 <text:s text:c="10"/>C <text:s/></text:p>
      <text:p text:style-name="P1">ATOM <text:s text:c="2"/>1479 <text:s/>C <text:s text:c="2"/>GLU <text:s text:c="3"/>98 <text:s text:c="5"/>61.849 <text:s/>86.654 -75.516 <text:s/>1.00 <text:s/>0.00 <text:s text:c="10"/>C <text:s/></text:p>
      <text:p text:style-name="P1">ATOM <text:s text:c="2"/>1480 <text:s/>O <text:s text:c="2"/>GLU <text:s text:c="3"/>98 <text:s text:c="5"/>62.511 <text:s/>87.502 -76.132 <text:s/>1.00 <text:s/>0.00 <text:s text:c="10"/>O <text:s/></text:p>
      <text:p text:style-name="P1">ATOM <text:s text:c="2"/>1481 <text:s/>CB <text:s/>GLU <text:s text:c="3"/>98 <text:s text:c="5"/>61.236 <text:s/>84.396 -76.444 <text:s/>1.00 <text:s/>0.00 <text:s text:c="10"/>C <text:s/></text:p>
      <text:p text:style-name="P1">ATOM <text:s text:c="2"/>1482 <text:s/>CG <text:s/>GLU <text:s text:c="3"/>98 <text:s text:c="5"/>61.190 <text:s/>84.847 -77.940 <text:s/>1.00 <text:s/>0.00 <text:s text:c="10"/>C <text:s/></text:p>
      <text:p text:style-name="P1">ATOM <text:s text:c="2"/>1483 <text:s/>CD <text:s/>GLU <text:s text:c="3"/>98 <text:s text:c="5"/>60.213 <text:s/>84.155 -78.873 <text:s/>1.00 <text:s/>0.00 <text:s text:c="10"/>C <text:s/></text:p>
      <text:p text:style-name="P1">ATOM <text:s text:c="2"/>1484 <text:s/>OE1 GLU <text:s text:c="3"/>98 <text:s text:c="5"/>59.481 <text:s/>83.233 -78.464 <text:s/>1.00 <text:s/>0.00 <text:s text:c="10"/>O <text:s/></text:p>
      <text:p text:style-name="P1">ATOM <text:s text:c="2"/>1485 <text:s/>OE2 GLU <text:s text:c="3"/>98 <text:s text:c="5"/>60.179 <text:s/>84.568 -80.050 <text:s/>1.00 <text:s/>0.00 <text:s text:c="10"/>O1-</text:p>
      <text:p text:style-name="P1">ATOM <text:s text:c="2"/>1486 <text:s/>H <text:s text:c="2"/>GLU <text:s text:c="3"/>98 <text:s text:c="5"/>61.275 <text:s/>84.563 -73.606 <text:s/>1.00 <text:s/>0.00 <text:s text:c="10"/>H <text:s/></text:p>
      <text:p text:style-name="P1">ATOM <text:s text:c="2"/>1487 <text:s/>HA <text:s/>GLU <text:s text:c="3"/>98 <text:s text:c="5"/>63.238 <text:s/>85.098 -75.931 <text:s/>1.00 <text:s/>0.00 <text:s text:c="10"/>H <text:s/></text:p>
      <text:p text:style-name="P1">ATOM <text:s text:c="2"/>1488 2HB <text:s/>GLU <text:s text:c="3"/>98 <text:s text:c="5"/>60.208 <text:s/>84.449 -76.030 <text:s/>1.00 <text:s/>0.00 <text:s text:c="10"/>H <text:s/></text:p>
      <text:p text:style-name="P1">ATOM <text:s text:c="2"/>1489 3HB <text:s/>GLU <text:s text:c="3"/>98 <text:s text:c="5"/>61.485 <text:s/>83.317 -76.417 <text:s/>1.00 <text:s/>0.00 <text:s text:c="10"/>H <text:s/></text:p>
      <text:p text:style-name="P1">ATOM <text:s text:c="2"/>1490 2HG <text:s/>GLU <text:s text:c="3"/>98 <text:s text:c="5"/>62.182 <text:s/>84.762 -78.413 <text:s/>1.00 <text:s/>0.00 <text:s text:c="10"/>H <text:s/></text:p>
      <text:p text:style-name="P1">ATOM <text:s text:c="2"/>1491 3HG <text:s/>GLU <text:s text:c="3"/>98 <text:s text:c="5"/>60.908 <text:s/>85.909 -78.029 <text:s/>1.00 <text:s/>0.00 <text:s text:c="10"/>H <text:s/></text:p>
      <text:p text:style-name="P1">ATOM <text:s text:c="2"/>1492 <text:s/>N <text:s text:c="2"/>ILE <text:s text:c="3"/>99 <text:s text:c="5"/>60.673 <text:s/>87.090 -74.748 <text:s/>1.00 <text:s/>0.00 <text:s text:c="10"/>N <text:s/></text:p>
      <text:p text:style-name="P1">ATOM <text:s text:c="2"/>1493 <text:s/>CA <text:s/>ILE <text:s text:c="3"/>99 <text:s text:c="5"/>60.581 <text:s/>88.536 -74.925 <text:s/>1.00 <text:s/>0.00 <text:s text:c="10"/>C <text:s/></text:p>
      <text:p text:style-name="P1">ATOM <text:s text:c="2"/>1494 <text:s/>C <text:s text:c="2"/>ILE <text:s text:c="3"/>99 <text:s text:c="5"/>61.853 <text:s/>89.217 -74.483 <text:s/>1.00 <text:s/>0.00 <text:s text:c="10"/>C <text:s/></text:p>
      <text:p text:style-name="P1">ATOM <text:s text:c="2"/>1495 <text:s/>O <text:s text:c="2"/>ILE <text:s text:c="3"/>99 <text:s text:c="5"/>62.410 <text:s/>90.081 -75.176 <text:s/>1.00 <text:s/>0.00 <text:s text:c="10"/>O <text:s/></text:p>
      <text:p text:style-name="P1">ATOM <text:s text:c="2"/>1496 <text:s/>CB <text:s/>ILE <text:s text:c="3"/>99 <text:s text:c="5"/>59.310 <text:s/>89.127 -74.189 <text:s/>1.00 <text:s/>0.00 <text:s text:c="10"/>C <text:s/></text:p>
      <text:p text:style-name="P1">ATOM <text:s text:c="2"/>1497 <text:s/>CG1 ILE <text:s text:c="3"/>99 <text:s text:c="5"/>57.964 <text:s/>88.417 -74.542 <text:s/>1.00 <text:s/>0.00 <text:s text:c="10"/>C <text:s/></text:p>
      <text:p text:style-name="P1">ATOM <text:s text:c="2"/>1498 <text:s/>CG2 ILE <text:s text:c="3"/>99 <text:s text:c="5"/>59.129 <text:s/>90.658 -74.429 <text:s/>1.00 <text:s/>0.00 <text:s text:c="10"/>C <text:s/></text:p>
      <text:p text:style-name="P1">ATOM <text:s text:c="2"/>1499 <text:s/>CD1 ILE <text:s text:c="3"/>99 <text:s text:c="5"/>56.770 <text:s/>88.741 -73.619 <text:s/>1.00 <text:s/>0.00 <text:s text:c="10"/>C <text:s/></text:p>
      <text:p text:style-name="P1">ATOM <text:s text:c="2"/>1500 <text:s/>H <text:s text:c="2"/>ILE <text:s text:c="3"/>99 <text:s text:c="5"/>60.765 <text:s/>86.637 -73.772 <text:s/>1.00 <text:s/>0.00 <text:s text:c="10"/>H <text:s/></text:p>
      <text:p text:style-name="P1">ATOM <text:s text:c="2"/>1501 <text:s/>HA <text:s/>ILE <text:s text:c="3"/>99 <text:s text:c="5"/>60.479 <text:s/>88.734 -76.008 <text:s/>1.00 <text:s/>0.00 <text:s text:c="10"/>H <text:s/></text:p>
      <text:p text:style-name="P1">ATOM <text:s text:c="2"/>1502 <text:s/>HB <text:s/>ILE <text:s text:c="3"/>99 <text:s text:c="5"/>59.475 <text:s/>88.977 -73.101 <text:s/>1.00 <text:s/>0.00 <text:s text:c="10"/>H <text:s/></text:p>
      <text:p text:style-name="P1">ATOM <text:s text:c="2"/>1503 2HG1 ILE <text:s text:c="3"/>99 <text:s text:c="5"/>58.098 <text:s/>87.320 -74.488 <text:s/>1.00 <text:s/>0.00 <text:s text:c="10"/>H <text:s/></text:p>
      <text:p text:style-name="P1">ATOM <text:s text:c="2"/>1504 3HG1 ILE <text:s text:c="3"/>99 <text:s text:c="5"/>57.694 <text:s/>88.611 -75.598 <text:s/>1.00 <text:s/>0.00 <text:s text:c="10"/>H <text:s/></text:p>
      <text:p text:style-name="P1">ATOM <text:s text:c="2"/>1505 1HG2 ILE <text:s text:c="3"/>99 <text:s text:c="5"/>59.994 <text:s/>91.256 -74.095 <text:s/>1.00 <text:s/>0.00 <text:s text:c="10"/>H <text:s/></text:p>
      <text:p text:style-name="P1">ATOM <text:s text:c="2"/>1506 2HG2 ILE <text:s text:c="3"/>99 <text:s text:c="5"/>58.960 <text:s/>90.894 -75.497 <text:s/>1.00 <text:s/>0.00 <text:s text:c="10"/>H <text:s/></text:p>
      <text:p text:style-name="P1">ATOM <text:s text:c="2"/>1507 3HG2 ILE <text:s text:c="3"/>99 <text:s text:c="5"/>58.273 <text:s/>91.074 -73.868 <text:s/>1.00 <text:s/>0.00 <text:s text:c="10"/>H <text:s/></text:p>
      <text:p text:style-name="P1">ATOM <text:s text:c="2"/>1508 1HD1 ILE <text:s text:c="3"/>99 <text:s text:c="5"/>56.998 <text:s/>88.517 -72.560 <text:s/>1.00 <text:s/>0.00 <text:s text:c="10"/>H <text:s/></text:p>
      <text:p text:style-name="P1">ATOM <text:s text:c="2"/>1509 2HD1 ILE <text:s text:c="3"/>99 <text:s text:c="5"/>56.467 <text:s/>89.802 -73.676 <text:s/>1.00 <text:s/>0.00 <text:s text:c="10"/>H <text:s/></text:p>
      <text:p text:style-name="P1">ATOM <text:s text:c="2"/>1510 3HD1 ILE <text:s text:c="3"/>99 <text:s text:c="5"/>55.881 <text:s/>88.144 -73.893 <text:s/>1.00 <text:s/>0.00 <text:s text:c="10"/>H <text:s/></text:p>
      <text:p text:style-name="P1">ATOM <text:s text:c="2"/>1511 <text:s/>N <text:s text:c="2"/>ASP <text:s text:c="2"/>100 <text:s text:c="5"/>62.450 <text:s/>88.845 -73.193 <text:s/>1.00 <text:s/>0.00 <text:s text:c="10"/>N <text:s/></text:p>
      <text:p text:style-name="P1">ATOM <text:s text:c="2"/>1512 <text:s/>CA <text:s/>ASP <text:s text:c="2"/>100 <text:s text:c="5"/>63.652 <text:s/>89.661 -73.046 <text:s/>1.00 <text:s/>0.00 <text:s text:c="10"/>C <text:s/></text:p>
      <text:p text:style-name="P1">ATOM <text:s text:c="2"/>1513 <text:s/>C <text:s text:c="2"/>ASP <text:s text:c="2"/>100 <text:s text:c="5"/>64.593 <text:s/>89.452 -74.208 <text:s/>1.00 <text:s/>0.00 <text:s text:c="10"/>C <text:s/></text:p>
      <text:p text:style-name="P1">ATOM <text:s text:c="2"/>1514 <text:s/>O <text:s text:c="2"/>ASP <text:s text:c="2"/>100 <text:s text:c="5"/>65.121 <text:s/>90.403 -74.805 <text:s/>1.00 <text:s/>0.00 <text:s text:c="10"/>O <text:s/></text:p>
      <text:p text:style-name="P1">ATOM <text:s text:c="2"/>1515 <text:s/>CB <text:s/>ASP <text:s text:c="2"/>100 <text:s text:c="5"/>64.359 <text:s/>89.356 -71.696 <text:s/>1.00 <text:s/>0.00 <text:s text:c="10"/>C <text:s/></text:p>
      <text:p text:style-name="P1">ATOM <text:s text:c="2"/>1516 <text:s/>CG <text:s/>ASP <text:s text:c="2"/>100 <text:s text:c="5"/>65.601 <text:s/>90.207 -71.393 <text:s/>1.00 <text:s/>0.00 <text:s text:c="10"/>C <text:s/></text:p>
      <text:p text:style-name="P1">ATOM <text:s text:c="2"/>1517 <text:s/>OD1 ASP <text:s text:c="2"/>100 <text:s text:c="5"/>65.612 <text:s/>91.409 -71.731 <text:s/>1.00 <text:s/>0.00 <text:s text:c="10"/>O <text:s/></text:p>
      <text:p text:style-name="P1">ATOM <text:s text:c="2"/>1518 <text:s/>OD2 ASP <text:s text:c="2"/>100 <text:s text:c="5"/>66.585 <text:s/>89.657 -70.856 <text:s/>1.00 <text:s/>0.00 <text:s text:c="10"/>O1-</text:p>
      <text:p text:style-name="P1">ATOM <text:s text:c="2"/>1519 <text:s/>H <text:s text:c="2"/>ASP <text:s text:c="2"/>100 <text:s text:c="5"/>62.486 <text:s/>87.766 -73.175 <text:s/>1.00 <text:s/>0.00 <text:s text:c="10"/>H <text:s/></text:p>
      <text:p text:style-name="P1">ATOM <text:s text:c="2"/>1520 <text:s/>HA <text:s/>ASP <text:s text:c="2"/>100 <text:s text:c="5"/>63.350 <text:s/>90.726 -73.056 <text:s/>1.00 <text:s/>0.00 <text:s text:c="10"/>H <text:s/></text:p>
      <text:p text:style-name="P1">ATOM <text:s text:c="2"/>1521 2HB <text:s/>ASP <text:s text:c="2"/>100 <text:s text:c="5"/>64.661 <text:s/>88.293 -71.659 <text:s/>1.00 <text:s/>0.00 <text:s text:c="10"/>H <text:s/></text:p>
      <text:p text:style-name="P1">ATOM <text:s text:c="2"/>1522 3HB <text:s/>ASP <text:s text:c="2"/>100 <text:s text:c="5"/>63.665 <text:s/>89.498 -70.851 <text:s/>1.00 <text:s/>0.00 <text:s text:c="10"/>H <text:s/></text:p>
      <text:p text:style-name="P1">ATOM <text:s text:c="2"/>1523 <text:s/>N <text:s text:c="2"/>ALA <text:s text:c="2"/>101 <text:s text:c="5"/>64.894 <text:s/>88.081 -74.644 <text:s/>1.00 <text:s/>0.00 <text:s text:c="10"/>N <text:s/></text:p>
      <text:p text:style-name="P1">ATOM <text:s text:c="2"/>1524 <text:s/>CA <text:s/>ALA <text:s text:c="2"/>101 <text:s text:c="5"/>65.818 <text:s/>88.202 -75.767 <text:s/>1.00 <text:s/>0.00 <text:s text:c="10"/>C <text:s/></text:p>
      <text:p text:style-name="P1">ATOM <text:s text:c="2"/>1525 <text:s/>C <text:s text:c="2"/>ALA <text:s text:c="2"/>101 <text:s text:c="5"/>65.223 <text:s/>89.050 -76.867 <text:s/>1.00 <text:s/>0.00 <text:s text:c="10"/>C <text:s/></text:p>
      <text:p text:style-name="P1">ATOM <text:s text:c="2"/>1526 <text:s/>O <text:s text:c="2"/>ALA <text:s text:c="2"/>101 <text:s text:c="5"/>65.863 <text:s/>89.955 -77.416 <text:s/>1.00 <text:s/>0.00 <text:s text:c="10"/>O <text:s/></text:p>
      <text:p text:style-name="P1">ATOM <text:s text:c="2"/>1527 <text:s/>CB <text:s/>ALA <text:s text:c="2"/>101 <text:s text:c="5"/>66.172 <text:s/>86.781 -76.236 <text:s/>1.00 <text:s/>0.00 <text:s text:c="10"/>C <text:s/></text:p>
      <text:p text:style-name="P1">ATOM <text:s text:c="2"/>1528 <text:s/>H <text:s text:c="2"/>ALA <text:s text:c="2"/>101 <text:s text:c="5"/>63.943 <text:s/>87.577 -74.735 <text:s/>1.00 <text:s/>0.00 <text:s text:c="10"/>H <text:s/></text:p>
      <text:p text:style-name="P1">ATOM <text:s text:c="2"/>1529 <text:s/>HA <text:s/>ALA <text:s text:c="2"/>101 <text:s text:c="5"/>66.734 <text:s/>88.714 -75.418 <text:s/>1.00 <text:s/>0.00 <text:s text:c="10"/>H <text:s/></text:p>
      <text:p text:style-name="P1">ATOM <text:s text:c="2"/>1530 1HB <text:s/>ALA <text:s text:c="2"/>101 <text:s text:c="5"/>66.641 <text:s/>86.187 -75.428 <text:s/>1.00 <text:s/>0.00 <text:s text:c="10"/>H <text:s/></text:p>
      <text:p text:style-name="P1">ATOM <text:s text:c="2"/>1531 2HB <text:s/>ALA <text:s text:c="2"/>101 <text:s text:c="5"/>65.280 <text:s/>86.218 -76.573 <text:s/>1.00 <text:s/>0.00 <text:s text:c="10"/>H <text:s/></text:p>
      <text:p text:style-name="P1">ATOM <text:s text:c="2"/>1532 3HB <text:s/>ALA <text:s text:c="2"/>101 <text:s text:c="5"/>66.888 <text:s/>86.791 -77.078 <text:s/>1.00 <text:s/>0.00 <text:s text:c="10"/>H <text:s/></text:p>
      <text:p text:style-name="P1">ATOM <text:s text:c="2"/>1533 <text:s/>N <text:s text:c="2"/>LEU <text:s text:c="2"/>102 <text:s text:c="5"/>63.842 <text:s/>88.790 -77.298 <text:s/>1.00 <text:s/>0.00 <text:s text:c="10"/>N <text:s/></text:p>
      <text:p text:style-name="P1"><text:soft-page-break/>ATOM <text:s text:c="2"/>1534 <text:s/>CA <text:s/>LEU <text:s text:c="2"/>102 <text:s text:c="5"/>63.556 <text:s/>89.754 -78.357 <text:s/>1.00 <text:s/>0.00 <text:s text:c="10"/>C <text:s/></text:p>
      <text:p text:style-name="P1">ATOM <text:s text:c="2"/>1535 <text:s/>C <text:s text:c="2"/>LEU <text:s text:c="2"/>102 <text:s text:c="5"/>63.762 <text:s/>91.168 -77.870 <text:s/>1.00 <text:s/>0.00 <text:s text:c="10"/>C <text:s/></text:p>
      <text:p text:style-name="P1">ATOM <text:s text:c="2"/>1536 <text:s/>O <text:s text:c="2"/>LEU <text:s text:c="2"/>102 <text:s text:c="5"/>64.399 <text:s/>92.004 -78.529 <text:s/>1.00 <text:s/>0.00 <text:s text:c="10"/>O <text:s/></text:p>
      <text:p text:style-name="P1">ATOM <text:s text:c="2"/>1537 <text:s/>CB <text:s/>LEU <text:s text:c="2"/>102 <text:s text:c="5"/>62.112 <text:s/>89.558 -78.898 <text:s/>1.00 <text:s/>0.00 <text:s text:c="10"/>C <text:s/></text:p>
      <text:p text:style-name="P1">ATOM <text:s text:c="2"/>1538 <text:s/>CG <text:s/>LEU <text:s text:c="2"/>102 <text:s text:c="5"/>61.729 <text:s/>88.167 -79.472 <text:s/>1.00 <text:s/>0.00 <text:s text:c="10"/>C <text:s/></text:p>
      <text:p text:style-name="P1">ATOM <text:s text:c="2"/>1539 <text:s/>CD1 LEU <text:s text:c="2"/>102 <text:s text:c="5"/>60.309 <text:s/>88.208 -80.054 <text:s/>1.00 <text:s/>0.00 <text:s text:c="10"/>C <text:s/></text:p>
      <text:p text:style-name="P1">ATOM <text:s text:c="2"/>1540 <text:s/>CD2 LEU <text:s text:c="2"/>102 <text:s text:c="5"/>62.715 <text:s/>87.676 -80.546 <text:s/>1.00 <text:s/>0.00 <text:s text:c="10"/>C <text:s/></text:p>
      <text:p text:style-name="P1">ATOM <text:s text:c="2"/>1541 <text:s/>H <text:s text:c="2"/>LEU <text:s text:c="2"/>102 <text:s text:c="5"/>63.279 <text:s/>88.739 -76.443 <text:s/>1.00 <text:s/>0.00 <text:s text:c="10"/>H <text:s/></text:p>
      <text:p text:style-name="P1">ATOM <text:s text:c="2"/>1542 <text:s/>HA <text:s/>LEU <text:s text:c="2"/>102 <text:s text:c="5"/>64.282 <text:s/>89.599 -79.175 <text:s/>1.00 <text:s/>0.00 <text:s text:c="10"/>H <text:s/></text:p>
      <text:p text:style-name="P1">ATOM <text:s text:c="2"/>1543 2HB <text:s/>LEU <text:s text:c="2"/>102 <text:s text:c="5"/>61.923 <text:s/>90.320 -79.680 <text:s/>1.00 <text:s/>0.00 <text:s text:c="10"/>H <text:s/></text:p>
      <text:p text:style-name="P1">ATOM <text:s text:c="2"/>1544 3HB <text:s/>LEU <text:s text:c="2"/>102 <text:s text:c="5"/>61.393 <text:s/>89.806 -78.091 <text:s/>1.00 <text:s/>0.00 <text:s text:c="10"/>H <text:s/></text:p>
      <text:p text:style-name="P1">ATOM <text:s text:c="2"/>1545 <text:s/>HG <text:s/>LEU <text:s text:c="2"/>102 <text:s text:c="5"/>61.734 <text:s/>87.435 -78.637 <text:s/>1.00 <text:s/>0.00 <text:s text:c="10"/>H <text:s/></text:p>
      <text:p text:style-name="P1">ATOM <text:s text:c="2"/>1546 1HD1 LEU <text:s text:c="2"/>102 <text:s text:c="5"/>59.563 <text:s/>88.517 -79.297 <text:s/>1.00 <text:s/>0.00 <text:s text:c="10"/>H <text:s/></text:p>
      <text:p text:style-name="P1">ATOM <text:s text:c="2"/>1547 2HD1 LEU <text:s text:c="2"/>102 <text:s text:c="5"/>60.224 <text:s/>88.913 -80.902 <text:s/>1.00 <text:s/>0.00 <text:s text:c="10"/>H <text:s/></text:p>
      <text:p text:style-name="P1">ATOM <text:s text:c="2"/>1548 3HD1 LEU <text:s text:c="2"/>102 <text:s text:c="5"/>59.991 <text:s/>87.215 -80.422 <text:s/>1.00 <text:s/>0.00 <text:s text:c="10"/>H <text:s/></text:p>
      <text:p text:style-name="P1">ATOM <text:s text:c="2"/>1549 1HD2 LEU <text:s text:c="2"/>102 <text:s text:c="5"/>62.820 <text:s/>88.396 -81.378 <text:s/>1.00 <text:s/>0.00 <text:s text:c="10"/>H <text:s/></text:p>
      <text:p text:style-name="P1">ATOM <text:s text:c="2"/>1550 2HD2 LEU <text:s text:c="2"/>102 <text:s text:c="5"/>63.723 <text:s/>87.514 -80.121 <text:s/>1.00 <text:s/>0.00 <text:s text:c="10"/>H <text:s/></text:p>
      <text:p text:style-name="P1">ATOM <text:s text:c="2"/>1551 3HD2 LEU <text:s text:c="2"/>102 <text:s text:c="5"/>62.406 <text:s/>86.706 -80.978 <text:s/>1.00 <text:s/>0.00 <text:s text:c="10"/>H <text:s/></text:p>
      <text:p text:style-name="P1">ATOM <text:s text:c="2"/>1552 <text:s/>N <text:s text:c="2"/>ILE <text:s text:c="2"/>103 <text:s text:c="5"/>63.191 <text:s/>91.566 -76.576 <text:s/>1.00 <text:s/>0.00 <text:s text:c="10"/>N <text:s/></text:p>
      <text:p text:style-name="P1">ATOM <text:s text:c="2"/>1553 <text:s/>CA <text:s/>ILE <text:s text:c="2"/>103 <text:s text:c="5"/>63.552 <text:s/>92.968 -76.382 <text:s/>1.00 <text:s/>0.00 <text:s text:c="10"/>C <text:s/></text:p>
      <text:p text:style-name="P1">ATOM <text:s text:c="2"/>1554 <text:s/>C <text:s text:c="2"/>ILE <text:s text:c="2"/>103 <text:s text:c="5"/>65.048 <text:s/>93.154 -76.443 <text:s/>1.00 <text:s/>0.00 <text:s text:c="10"/>C <text:s/></text:p>
      <text:p text:style-name="P1">ATOM <text:s text:c="2"/>1555 <text:s/>O <text:s text:c="2"/>ILE <text:s text:c="2"/>103 <text:s text:c="5"/>65.572 <text:s/>94.055 -77.116 <text:s/>1.00 <text:s/>0.00 <text:s text:c="10"/>O <text:s/></text:p>
      <text:p text:style-name="P1">ATOM <text:s text:c="2"/>1556 <text:s/>CB <text:s/>ILE <text:s text:c="2"/>103 <text:s text:c="5"/>62.941 <text:s/>93.540 -75.039 <text:s/>1.00 <text:s/>0.00 <text:s text:c="10"/>C <text:s/></text:p>
      <text:p text:style-name="P1">ATOM <text:s text:c="2"/>1557 <text:s/>CG1 ILE <text:s text:c="2"/>103 <text:s text:c="5"/>61.404 <text:s/>93.314 -74.873 <text:s/>1.00 <text:s/>0.00 <text:s text:c="10"/>C <text:s/></text:p>
      <text:p text:style-name="P1">ATOM <text:s text:c="2"/>1558 <text:s/>CG2 ILE <text:s text:c="2"/>103 <text:s text:c="5"/>63.232 <text:s/>95.060 -74.841 <text:s/>1.00 <text:s/>0.00 <text:s text:c="10"/>C <text:s/></text:p>
      <text:p text:style-name="P1">ATOM <text:s text:c="2"/>1559 <text:s/>CD1 ILE <text:s text:c="2"/>103 <text:s text:c="5"/>60.836 <text:s/>93.562 -73.460 <text:s/>1.00 <text:s/>0.00 <text:s text:c="10"/>C <text:s/></text:p>
      <text:p text:style-name="P1">ATOM <text:s text:c="2"/>1560 <text:s/>H <text:s text:c="2"/>ILE <text:s text:c="2"/>103 <text:s text:c="5"/>63.475 <text:s/>90.799 -75.870 <text:s/>1.00 <text:s/>0.00 <text:s text:c="10"/>H <text:s/></text:p>
      <text:p text:style-name="P1">ATOM <text:s text:c="2"/>1561 <text:s/>HA <text:s/>ILE <text:s text:c="2"/>103 <text:s text:c="5"/>63.130 <text:s/>93.541 -77.228 <text:s/>1.00 <text:s/>0.00 <text:s text:c="10"/>H <text:s/></text:p>
      <text:p text:style-name="P1">ATOM <text:s text:c="2"/>1562 <text:s/>HB <text:s/>ILE <text:s text:c="2"/>103 <text:s text:c="5"/>63.436 <text:s/>92.995 -74.207 <text:s/>1.00 <text:s/>0.00 <text:s text:c="10"/>H <text:s/></text:p>
      <text:p text:style-name="P1">ATOM <text:s text:c="2"/>1563 2HG1 ILE <text:s text:c="2"/>103 <text:s text:c="5"/>61.156 <text:s/>92.265 -75.119 <text:s/>1.00 <text:s/>0.00 <text:s text:c="10"/>H <text:s/></text:p>
      <text:p text:style-name="P1">ATOM <text:s text:c="2"/>1564 3HG1 ILE <text:s text:c="2"/>103 <text:s text:c="5"/>60.846 <text:s/>93.912 -75.620 <text:s/>1.00 <text:s/>0.00 <text:s text:c="10"/>H <text:s/></text:p>
      <text:p text:style-name="P1">ATOM <text:s text:c="2"/>1565 1HG2 ILE <text:s text:c="2"/>103 <text:s text:c="5"/>64.310 <text:s/>95.299 -74.824 <text:s/>1.00 <text:s/>0.00 <text:s text:c="10"/>H <text:s/></text:p>
      <text:p text:style-name="P1">ATOM <text:s text:c="2"/>1566 2HG2 ILE <text:s text:c="2"/>103 <text:s text:c="5"/>62.771 <text:s/>95.679 -75.635 <text:s/>1.00 <text:s/>0.00 <text:s text:c="10"/>H <text:s/></text:p>
      <text:p text:style-name="P1">ATOM <text:s text:c="2"/>1567 3HG2 ILE <text:s text:c="2"/>103 <text:s text:c="5"/>62.852 <text:s/>95.440 -73.875 <text:s/>1.00 <text:s/>0.00 <text:s text:c="10"/>H <text:s/></text:p>
      <text:p text:style-name="P1">ATOM <text:s text:c="2"/>1568 1HD1 ILE <text:s text:c="2"/>103 <text:s text:c="5"/>61.348 <text:s/>92.945 -72.698 <text:s/>1.00 <text:s/>0.00 <text:s text:c="10"/>H <text:s/></text:p>
      <text:p text:style-name="P1">ATOM <text:s text:c="2"/>1569 2HD1 ILE <text:s text:c="2"/>103 <text:s text:c="5"/>60.926 <text:s/>94.618 -73.147 <text:s/>1.00 <text:s/>0.00 <text:s text:c="10"/>H <text:s/></text:p>
      <text:p text:style-name="P1">ATOM <text:s text:c="2"/>1570 3HD1 ILE <text:s text:c="2"/>103 <text:s text:c="5"/>59.760 <text:s/>93.310 -73.413 <text:s/>1.00 <text:s/>0.00 <text:s text:c="10"/>H <text:s/></text:p>
      <text:p text:style-name="P1">ATOM <text:s text:c="2"/>1571 <text:s/>N <text:s text:c="2"/>GLU <text:s text:c="2"/>104 <text:s text:c="5"/>65.912 <text:s/>92.240 -75.682 <text:s/>1.00 <text:s/>0.00 <text:s text:c="10"/>N <text:s/></text:p>
      <text:p text:style-name="P1">ATOM <text:s text:c="2"/>1572 <text:s/>CA <text:s/>GLU <text:s text:c="2"/>104 <text:s text:c="5"/>67.285 <text:s/>92.666 -75.937 <text:s/>1.00 <text:s/>0.00 <text:s text:c="10"/>C <text:s/></text:p>
      <text:p text:style-name="P1">ATOM <text:s text:c="2"/>1573 <text:s/>C <text:s text:c="2"/>GLU <text:s text:c="2"/>104 <text:s text:c="5"/>67.587 <text:s/>92.661 -77.416 <text:s/>1.00 <text:s/>0.00 <text:s text:c="10"/>C <text:s/></text:p>
      <text:p text:style-name="P1">ATOM <text:s text:c="2"/>1574 <text:s/>O <text:s text:c="2"/>GLU <text:s text:c="2"/>104 <text:s text:c="5"/>68.150 <text:s/>93.613 -77.975 <text:s/>1.00 <text:s/>0.00 <text:s text:c="10"/>O <text:s/></text:p>
      <text:p text:style-name="P1">ATOM <text:s text:c="2"/>1575 <text:s/>CB <text:s/>GLU <text:s text:c="2"/>104 <text:s text:c="5"/>68.273 <text:s/>91.736 -75.176 <text:s/>1.00 <text:s/>0.00 <text:s text:c="10"/>C <text:s/></text:p>
      <text:p text:style-name="P1">ATOM <text:s text:c="2"/>1576 <text:s/>CG <text:s/>GLU <text:s text:c="2"/>104 <text:s text:c="5"/>69.787 <text:s/>92.099 -75.313 <text:s/>1.00 <text:s/>0.00 <text:s text:c="10"/>C <text:s/></text:p>
      <text:p text:style-name="P1">ATOM <text:s text:c="2"/>1577 <text:s/>CD <text:s/>GLU <text:s text:c="2"/>104 <text:s text:c="5"/>70.809 <text:s/>91.196 -74.647 <text:s/>1.00 <text:s/>0.00 <text:s text:c="10"/>C <text:s/></text:p>
      <text:p text:style-name="P1">ATOM <text:s text:c="2"/>1578 <text:s/>OE1 GLU <text:s text:c="2"/>104 <text:s text:c="5"/>70.450 <text:s/>90.201 -73.987 <text:s/>1.00 <text:s/>0.00 <text:s text:c="10"/>O <text:s/></text:p>
      <text:p text:style-name="P1">ATOM <text:s text:c="2"/>1579 <text:s/>OE2 GLU <text:s text:c="2"/>104 <text:s text:c="5"/>72.009 <text:s/>91.497 -74.809 <text:s/>1.00 <text:s/>0.00 <text:s text:c="10"/>O1-</text:p>
      <text:p text:style-name="P1">ATOM <text:s text:c="2"/>1580 <text:s/>H <text:s text:c="2"/>GLU <text:s text:c="2"/>104 <text:s text:c="5"/>65.571 <text:s/>91.241 -75.910 <text:s/>1.00 <text:s/>0.00 <text:s text:c="10"/>H <text:s/></text:p>
      <text:p text:style-name="P1">ATOM <text:s text:c="2"/>1581 <text:s/>HA <text:s/>GLU <text:s text:c="2"/>104 <text:s text:c="5"/>67.408 <text:s/>93.701 -75.569 <text:s/>1.00 <text:s/>0.00 <text:s text:c="10"/>H <text:s/></text:p>
      <text:p text:style-name="P1">ATOM <text:s text:c="2"/>1582 2HB <text:s/>GLU <text:s text:c="2"/>104 <text:s text:c="5"/>68.133 <text:s/>90.687 -75.510 <text:s/>1.00 <text:s/>0.00 <text:s text:c="10"/>H <text:s/></text:p>
      <text:p text:style-name="P1">ATOM <text:s text:c="2"/>1583 3HB <text:s/>GLU <text:s text:c="2"/>104 <text:s text:c="5"/>68.019 <text:s/>91.715 -74.099 <text:s/>1.00 <text:s/>0.00 <text:s text:c="10"/>H <text:s/></text:p>
      <text:p text:style-name="P1">ATOM <text:s text:c="2"/>1584 2HG <text:s/>GLU <text:s text:c="2"/>104 <text:s text:c="5"/>69.988 <text:s/>93.118 -74.943 <text:s/>1.00 <text:s/>0.00 <text:s text:c="10"/>H <text:s/></text:p>
      <text:p text:style-name="P1">ATOM <text:s text:c="2"/>1585 3HG <text:s/>GLU <text:s text:c="2"/>104 <text:s text:c="5"/>70.106 <text:s/>92.098 -76.368 <text:s/>1.00 <text:s/>0.00 <text:s text:c="10"/>H <text:s/></text:p>
      <text:p text:style-name="P1">ATOM <text:s text:c="2"/>1586 <text:s/>N <text:s text:c="2"/>PRO <text:s text:c="2"/>105 <text:s text:c="5"/>67.202 <text:s/>91.490 -78.217 <text:s/>1.00 <text:s/>0.00 <text:s text:c="10"/>N <text:s/></text:p>
      <text:p text:style-name="P1">ATOM <text:s text:c="2"/>1587 <text:s/>CA <text:s/>PRO <text:s text:c="2"/>105 <text:s text:c="5"/>67.601 <text:s/>91.734 -79.595 <text:s/>1.00 <text:s/>0.00 <text:s text:c="10"/>C <text:s/></text:p>
      <text:p text:style-name="P1">ATOM <text:s text:c="2"/>1588 <text:s/>C <text:s text:c="2"/>PRO <text:s text:c="2"/>105 <text:s text:c="5"/>68.019 <text:s/>93.198 -79.813 <text:s/>1.00 <text:s/>0.00 <text:s text:c="10"/>C <text:s/></text:p>
      <text:p text:style-name="P1">ATOM <text:s text:c="2"/>1589 <text:s/>O <text:s text:c="2"/>PRO <text:s text:c="2"/>105 <text:s text:c="5"/>69.056 <text:s/>93.468 -80.419 <text:s/>1.00 <text:s/>0.00 <text:s text:c="10"/>O <text:s/></text:p>
      <text:p text:style-name="P1">ATOM <text:s text:c="2"/>1590 <text:s/>CB <text:s/>PRO <text:s text:c="2"/>105 <text:s text:c="5"/>66.328 <text:s/>91.352 -80.365 <text:s/>1.00 <text:s/>0.00 <text:s text:c="10"/>C <text:s/></text:p>
      <text:p text:style-name="P1">ATOM <text:s text:c="2"/>1591 <text:s/>CG <text:s/>PRO <text:s text:c="2"/>105 <text:s text:c="5"/>65.197 <text:s/>91.667 -79.375 <text:s/>1.00 <text:s/>0.00 <text:s text:c="10"/>C <text:s/></text:p>
      <text:p text:style-name="P1">ATOM <text:s text:c="2"/>1592 <text:s/>CD <text:s/>PRO <text:s text:c="2"/>105 <text:s text:c="5"/>65.788 <text:s/>91.257 -78.023 <text:s/>1.00 <text:s/>0.00 <text:s text:c="10"/>C <text:s/></text:p>
      <text:p text:style-name="P1"><text:soft-page-break/>ATOM <text:s text:c="2"/>1593 <text:s/>HA <text:s/>PRO <text:s text:c="2"/>105 <text:s text:c="5"/>68.435 <text:s/>91.086 -79.874 <text:s/>1.00 <text:s/>0.00 <text:s text:c="10"/>H <text:s/></text:p>
      <text:p text:style-name="P1">ATOM <text:s text:c="2"/>1594 2HB <text:s/>PRO <text:s text:c="2"/>105 <text:s text:c="5"/>66.343 <text:s/>90.278 -80.565 <text:s/>1.00 <text:s/>0.00 <text:s text:c="10"/>H <text:s/></text:p>
      <text:p text:style-name="P1">ATOM <text:s text:c="2"/>1595 3HB <text:s/>PRO <text:s text:c="2"/>105 <text:s text:c="5"/>66.225 <text:s/>91.889 -81.311 <text:s/>1.00 <text:s/>0.00 <text:s text:c="10"/>H <text:s/></text:p>
      <text:p text:style-name="P1">ATOM <text:s text:c="2"/>1596 2HG <text:s/>PRO <text:s text:c="2"/>105 <text:s text:c="5"/>64.276 <text:s/>91.125 -79.603 <text:s/>1.00 <text:s/>0.00 <text:s text:c="10"/>H <text:s/></text:p>
      <text:p text:style-name="P1">ATOM <text:s text:c="2"/>1597 3HG <text:s/>PRO <text:s text:c="2"/>105 <text:s text:c="5"/>64.999 <text:s/>92.740 -79.374 <text:s/>1.00 <text:s/>0.00 <text:s text:c="10"/>H <text:s/></text:p>
      <text:p text:style-name="P1">ATOM <text:s text:c="2"/>1598 2HD <text:s/>PRO <text:s text:c="2"/>105 <text:s text:c="5"/>65.616 <text:s/>90.196 -77.826 <text:s/>1.00 <text:s/>0.00 <text:s text:c="10"/>H <text:s/></text:p>
      <text:p text:style-name="P1">ATOM <text:s text:c="2"/>1599 3HD <text:s/>PRO <text:s text:c="2"/>105 <text:s text:c="5"/>65.398 <text:s/>91.863 -77.202 <text:s/>1.00 <text:s/>0.00 <text:s text:c="10"/>H <text:s/></text:p>
      <text:p text:style-name="P1">ATOM <text:s text:c="2"/>1600 <text:s/>N <text:s text:c="2"/>HIS <text:s text:c="2"/>106 <text:s text:c="5"/>67.173 <text:s/>94.284 -79.295 <text:s/>1.00 <text:s/>0.00 <text:s text:c="10"/>N <text:s/></text:p>
      <text:p text:style-name="P1">ATOM <text:s text:c="2"/>1601 <text:s/>CA <text:s/>HIS <text:s text:c="2"/>106 <text:s text:c="5"/>67.837 <text:s/>95.531 -79.662 <text:s/>1.00 <text:s/>0.00 <text:s text:c="10"/>C <text:s/></text:p>
      <text:p text:style-name="P1">ATOM <text:s text:c="2"/>1602 <text:s/>C <text:s text:c="2"/>HIS <text:s text:c="2"/>106 <text:s text:c="5"/>69.244 <text:s/>95.577 -79.118 <text:s/>1.00 <text:s/>0.00 <text:s text:c="10"/>C <text:s/></text:p>
      <text:p text:style-name="P1">ATOM <text:s text:c="2"/>1603 <text:s/>O <text:s text:c="2"/>HIS <text:s text:c="2"/>106 <text:s text:c="5"/>70.209 <text:s/>95.917 -79.819 <text:s/>1.00 <text:s/>0.00 <text:s text:c="10"/>O <text:s/></text:p>
      <text:p text:style-name="P1">ATOM <text:s text:c="2"/>1604 <text:s/>CB <text:s/>HIS <text:s text:c="2"/>106 <text:s text:c="5"/>66.991 <text:s/>96.665 -79.058 <text:s/>1.00 <text:s/>0.00 <text:s text:c="10"/>C <text:s/></text:p>
      <text:p text:style-name="P1">ATOM <text:s text:c="2"/>1605 <text:s/>CG <text:s/>HIS <text:s text:c="2"/>106 <text:s text:c="5"/>66.450 <text:s/>97.593 -80.105 <text:s/>1.00 <text:s/>0.00 <text:s text:c="10"/>C <text:s/></text:p>
      <text:p text:style-name="P1">ATOM <text:s text:c="2"/>1606 <text:s/>CD2 HIS <text:s text:c="2"/>106 <text:s text:c="5"/>65.217 <text:s/>97.401 -80.714 <text:s/>1.00 <text:s/>0.00 <text:s text:c="10"/>C <text:s/></text:p>
      <text:p text:style-name="P1">ATOM <text:s text:c="2"/>1607 <text:s/>ND1 HIS <text:s text:c="2"/>106 <text:s text:c="5"/>67.086 <text:s/>98.733 -80.593 <text:s/>1.00 <text:s/>0.00 <text:s text:c="10"/>N <text:s/></text:p>
      <text:p text:style-name="P1">ATOM <text:s text:c="2"/>1608 <text:s/>CE1 HIS <text:s text:c="2"/>106 <text:s text:c="5"/>66.167 <text:s/>99.148 -81.483 <text:s/>1.00 <text:s/>0.00 <text:s text:c="10"/>C <text:s/></text:p>
      <text:p text:style-name="P1">ATOM <text:s text:c="2"/>1609 <text:s/>NE2 HIS <text:s text:c="2"/>106 <text:s text:c="5"/>65.027 <text:s/>98.416 -81.616 <text:s/>1.00 <text:s/>0.00 <text:s text:c="10"/>N <text:s/></text:p>
      <text:p text:style-name="P1">ATOM <text:s text:c="2"/>1610 <text:s/>H <text:s text:c="2"/>HIS <text:s text:c="2"/>106 <text:s text:c="5"/>66.955 <text:s/>94.033 -78.268 <text:s/>1.00 <text:s/>0.00 <text:s text:c="10"/>H <text:s/></text:p>
      <text:p text:style-name="P1">ATOM <text:s text:c="2"/>1611 <text:s/>HA <text:s/>HIS <text:s text:c="2"/>106 <text:s text:c="5"/>67.923 <text:s/>95.553 -80.762 <text:s/>1.00 <text:s/>0.00 <text:s text:c="10"/>H <text:s/></text:p>
      <text:p text:style-name="P1">ATOM <text:s text:c="2"/>1612 2HB <text:s/>HIS <text:s text:c="2"/>106 <text:s text:c="5"/>67.584 <text:s/>97.268 -78.341 <text:s/>1.00 <text:s/>0.00 <text:s text:c="10"/>H <text:s/></text:p>
      <text:p text:style-name="P1">ATOM <text:s text:c="2"/>1613 3HB <text:s/>HIS <text:s text:c="2"/>106 <text:s text:c="5"/>66.130 <text:s/>96.278 -78.474 <text:s/>1.00 <text:s/>0.00 <text:s text:c="10"/>H <text:s/></text:p>
      <text:p text:style-name="P1">ATOM <text:s text:c="2"/>1614 2HD <text:s/>HIS <text:s text:c="2"/>106 <text:s text:c="5"/>64.544 <text:s/>96.578 -80.492 <text:s/>1.00 <text:s/>0.00 <text:s text:c="10"/>H <text:s/></text:p>
      <text:p text:style-name="P1">ATOM <text:s text:c="2"/>1615 1HE <text:s/>HIS <text:s text:c="2"/>106 <text:s text:c="5"/>66.383 100.046 -82.046 <text:s/>1.00 <text:s/>0.00 <text:s text:c="10"/>H <text:s/></text:p>
      <text:p text:style-name="P1">ATOM <text:s text:c="2"/>1616 2HE <text:s/>HIS <text:s text:c="2"/>106 <text:s text:c="5"/>64.220 <text:s/>98.575 -82.237 <text:s/>1.00 <text:s/>0.00 <text:s text:c="10"/>H <text:s/></text:p>
      <text:p text:style-name="P1">ATOM <text:s text:c="2"/>1617 <text:s/>N <text:s text:c="2"/>LEU <text:s text:c="2"/>107 <text:s text:c="5"/>69.478 <text:s/>95.207 -77.715 <text:s/>1.00 <text:s/>0.00 <text:s text:c="10"/>N <text:s/></text:p>
      <text:p text:style-name="P1">ATOM <text:s text:c="2"/>1618 <text:s/>CA <text:s/>LEU <text:s text:c="2"/>107 <text:s text:c="5"/>70.914 <text:s/>95.347 -77.488 <text:s/>1.00 <text:s/>0.00 <text:s text:c="10"/>C <text:s/></text:p>
      <text:p text:style-name="P1">ATOM <text:s text:c="2"/>1619 <text:s/>C <text:s text:c="2"/>LEU <text:s text:c="2"/>107 <text:s text:c="5"/>71.699 <text:s/>94.497 -78.457 <text:s/>1.00 <text:s/>0.00 <text:s text:c="10"/>C <text:s/></text:p>
      <text:p text:style-name="P1">ATOM <text:s text:c="2"/>1620 <text:s/>O <text:s text:c="2"/>LEU <text:s text:c="2"/>107 <text:s text:c="5"/>72.675 <text:s/>94.941 -79.082 <text:s/>1.00 <text:s/>0.00 <text:s text:c="10"/>O <text:s/></text:p>
      <text:p text:style-name="P1">ATOM <text:s text:c="2"/>1621 <text:s/>CB <text:s/>LEU <text:s text:c="2"/>107 <text:s text:c="5"/>71.272 <text:s/>94.989 -76.018 <text:s/>1.00 <text:s/>0.00 <text:s text:c="10"/>C <text:s/></text:p>
      <text:p text:style-name="P1">ATOM <text:s text:c="2"/>1622 <text:s/>CG <text:s/>LEU <text:s text:c="2"/>107 <text:s text:c="5"/>70.580 <text:s/>95.790 -74.882 <text:s/>1.00 <text:s/>0.00 <text:s text:c="10"/>C <text:s/></text:p>
      <text:p text:style-name="P1">ATOM <text:s text:c="2"/>1623 <text:s/>CD1 LEU <text:s text:c="2"/>107 <text:s text:c="5"/>71.146 <text:s/>95.368 -73.518 <text:s/>1.00 <text:s/>0.00 <text:s text:c="10"/>C <text:s/></text:p>
      <text:p text:style-name="P1">ATOM <text:s text:c="2"/>1624 <text:s/>CD2 LEU <text:s text:c="2"/>107 <text:s text:c="5"/>70.725 <text:s/>97.311 -75.054 <text:s/>1.00 <text:s/>0.00 <text:s text:c="10"/>C <text:s/></text:p>
      <text:p text:style-name="P1">ATOM <text:s text:c="2"/>1625 <text:s/>H <text:s text:c="2"/>LEU <text:s text:c="2"/>107 <text:s text:c="5"/>68.989 <text:s/>94.318 -77.567 <text:s/>1.00 <text:s/>0.00 <text:s text:c="10"/>H <text:s/></text:p>
      <text:p text:style-name="P1">ATOM <text:s text:c="2"/>1626 <text:s/>HA <text:s/>LEU <text:s text:c="2"/>107 <text:s text:c="5"/>71.199 <text:s/>96.395 -77.694 <text:s/>1.00 <text:s/>0.00 <text:s text:c="10"/>H <text:s/></text:p>
      <text:p text:style-name="P1">ATOM <text:s text:c="2"/>1627 2HB <text:s/>LEU <text:s text:c="2"/>107 <text:s text:c="5"/>72.369 <text:s/>95.084 -75.891 <text:s/>1.00 <text:s/>0.00 <text:s text:c="10"/>H <text:s/></text:p>
      <text:p text:style-name="P1">ATOM <text:s text:c="2"/>1628 3HB <text:s/>LEU <text:s text:c="2"/>107 <text:s text:c="5"/>71.066 <text:s/>93.913 -75.855 <text:s/>1.00 <text:s/>0.00 <text:s text:c="10"/>H <text:s/></text:p>
      <text:p text:style-name="P1">ATOM <text:s text:c="2"/>1629 <text:s/>HG <text:s/>LEU <text:s text:c="2"/>107 <text:s text:c="5"/>69.499 <text:s/>95.541 -74.893 <text:s/>1.00 <text:s/>0.00 <text:s text:c="10"/>H <text:s/></text:p>
      <text:p text:style-name="P1">ATOM <text:s text:c="2"/>1630 1HD1 LEU <text:s text:c="2"/>107 <text:s text:c="5"/>71.022 <text:s/>94.283 -73.340 <text:s/>1.00 <text:s/>0.00 <text:s text:c="10"/>H <text:s/></text:p>
      <text:p text:style-name="P1">ATOM <text:s text:c="2"/>1631 2HD1 LEU <text:s text:c="2"/>107 <text:s text:c="5"/>72.225 <text:s/>95.592 -73.425 <text:s/>1.00 <text:s/>0.00 <text:s text:c="10"/>H <text:s/></text:p>
      <text:p text:style-name="P1">ATOM <text:s text:c="2"/>1632 3HD1 LEU <text:s text:c="2"/>107 <text:s text:c="5"/>70.633 <text:s/>95.885 -72.687 <text:s/>1.00 <text:s/>0.00 <text:s text:c="10"/>H <text:s/></text:p>
      <text:p text:style-name="P1">ATOM <text:s text:c="2"/>1633 1HD2 LEU <text:s text:c="2"/>107 <text:s text:c="5"/>71.782 <text:s/>97.626 -75.128 <text:s/>1.00 <text:s/>0.00 <text:s text:c="10"/>H <text:s/></text:p>
      <text:p text:style-name="P1">ATOM <text:s text:c="2"/>1634 2HD2 LEU <text:s text:c="2"/>107 <text:s text:c="5"/>70.212 <text:s/>97.662 -75.969 <text:s/>1.00 <text:s/>0.00 <text:s text:c="10"/>H <text:s/></text:p>
      <text:p text:style-name="P1">ATOM <text:s text:c="2"/>1635 3HD2 LEU <text:s text:c="2"/>107 <text:s text:c="5"/>70.267 <text:s/>97.868 -74.215 <text:s/>1.00 <text:s/>0.00 <text:s text:c="10"/>H <text:s/></text:p>
      <text:p text:style-name="P1">ATOM <text:s text:c="2"/>1636 <text:s/>N <text:s text:c="2"/>LYS <text:s text:c="2"/>108 <text:s text:c="5"/>71.296 <text:s/>93.099 -78.667 <text:s/>1.00 <text:s/>0.00 <text:s text:c="10"/>N <text:s/></text:p>
      <text:p text:style-name="P1">ATOM <text:s text:c="2"/>1637 <text:s/>CA <text:s/>LYS <text:s text:c="2"/>108 <text:s text:c="5"/>72.230 <text:s/>92.545 -79.643 <text:s/>1.00 <text:s/>0.00 <text:s text:c="10"/>C <text:s/></text:p>
      <text:p text:style-name="P1">ATOM <text:s text:c="2"/>1638 <text:s/>C <text:s text:c="2"/>LYS <text:s text:c="2"/>108 <text:s text:c="5"/>72.223 <text:s/>93.354 -80.919 <text:s/>1.00 <text:s/>0.00 <text:s text:c="10"/>C <text:s/></text:p>
      <text:p text:style-name="P1">ATOM <text:s text:c="2"/>1639 <text:s/>O <text:s text:c="2"/>LYS <text:s text:c="2"/>108 <text:s text:c="5"/>73.271 <text:s/>93.714 -81.474 <text:s/>1.00 <text:s/>0.00 <text:s text:c="10"/>O <text:s/></text:p>
      <text:p text:style-name="P1">ATOM <text:s text:c="2"/>1640 <text:s/>CB <text:s/>LYS <text:s text:c="2"/>108 <text:s text:c="5"/>71.864 <text:s/>91.062 -79.924 <text:s/>1.00 <text:s/>0.00 <text:s text:c="10"/>C <text:s/></text:p>
      <text:p text:style-name="P1">ATOM <text:s text:c="2"/>1641 <text:s/>CG <text:s/>LYS <text:s text:c="2"/>108 <text:s text:c="5"/>72.846 <text:s/>90.358 -80.894 <text:s/>1.00 <text:s/>0.00 <text:s text:c="10"/>C <text:s/></text:p>
      <text:p text:style-name="P1">ATOM <text:s text:c="2"/>1642 <text:s/>CD <text:s/>LYS <text:s text:c="2"/>108 <text:s text:c="5"/>72.480 <text:s/>88.913 -81.246 <text:s/>1.00 <text:s/>0.00 <text:s text:c="10"/>C <text:s/></text:p>
      <text:p text:style-name="P1">ATOM <text:s text:c="2"/>1643 <text:s/>CE <text:s/>LYS <text:s text:c="2"/>108 <text:s text:c="5"/>73.491 <text:s/>88.369 -82.263 <text:s/>1.00 <text:s/>0.00 <text:s text:c="10"/>C <text:s/></text:p>
      <text:p text:style-name="P1">ATOM <text:s text:c="2"/>1644 <text:s/>NZ <text:s/>LYS <text:s text:c="2"/>108 <text:s text:c="5"/>73.248 <text:s/>86.931 -82.474 <text:s/>1.00 <text:s/>0.00 <text:s text:c="10"/>N1+</text:p>
      <text:p text:style-name="P1">ATOM <text:s text:c="2"/>1645 <text:s/>H <text:s text:c="2"/>LYS <text:s text:c="2"/>108 <text:s text:c="5"/>70.230 <text:s/>93.114 -78.841 <text:s/>1.00 <text:s/>0.00 <text:s text:c="10"/>H <text:s/></text:p>
      <text:p text:style-name="P1">ATOM <text:s text:c="2"/>1646 <text:s/>HA <text:s/>LYS <text:s text:c="2"/>108 <text:s text:c="5"/>73.250 <text:s/>92.600 -79.220 <text:s/>1.00 <text:s/>0.00 <text:s text:c="10"/>H <text:s/></text:p>
      <text:p text:style-name="P1">ATOM <text:s text:c="2"/>1647 2HB <text:s/>LYS <text:s text:c="2"/>108 <text:s text:c="5"/>70.831 <text:s/>91.002 -80.325 <text:s/>1.00 <text:s/>0.00 <text:s text:c="10"/>H <text:s/></text:p>
      <text:p text:style-name="P1">ATOM <text:s text:c="2"/>1648 3HB <text:s/>LYS <text:s text:c="2"/>108 <text:s text:c="5"/>71.832 <text:s/>90.499 -78.971 <text:s/>1.00 <text:s/>0.00 <text:s text:c="10"/>H <text:s/></text:p>
      <text:p text:style-name="P1">ATOM <text:s text:c="2"/>1649 2HG <text:s/>LYS <text:s text:c="2"/>108 <text:s text:c="5"/>73.872 <text:s/>90.397 -80.477 <text:s/>1.00 <text:s/>0.00 <text:s text:c="10"/>H <text:s/></text:p>
      <text:p text:style-name="P1">ATOM <text:s text:c="2"/>1650 3HG <text:s/>LYS <text:s text:c="2"/>108 <text:s text:c="5"/>72.897 <text:s/>90.909 -81.852 <text:s/>1.00 <text:s/>0.00 <text:s text:c="10"/>H <text:s/></text:p>
      <text:p text:style-name="P1">ATOM <text:s text:c="2"/>1651 2HD <text:s/>LYS <text:s text:c="2"/>108 <text:s text:c="5"/>71.455 <text:s/>88.878 -81.668 <text:s/>1.00 <text:s/>0.00 <text:s text:c="10"/>H <text:s/></text:p>
      <text:p text:style-name="P1"><text:soft-page-break/>ATOM <text:s text:c="2"/>1652 3HD <text:s/>LYS <text:s text:c="2"/>108 <text:s text:c="5"/>72.460 <text:s/>88.298 -80.326 <text:s/>1.00 <text:s/>0.00 <text:s text:c="10"/>H <text:s/></text:p>
      <text:p text:style-name="P1">ATOM <text:s text:c="2"/>1653 2HE <text:s/>LYS <text:s text:c="2"/>108 <text:s text:c="5"/>74.533 <text:s/>88.522 -81.914 <text:s/>1.00 <text:s/>0.00 <text:s text:c="10"/>H <text:s/></text:p>
      <text:p text:style-name="P1">ATOM <text:s text:c="2"/>1654 3HE <text:s/>LYS <text:s text:c="2"/>108 <text:s text:c="5"/>73.410 <text:s/>88.920 -83.224 <text:s/>1.00 <text:s/>0.00 <text:s text:c="10"/>H <text:s/></text:p>
      <text:p text:style-name="P1">ATOM <text:s text:c="2"/>1655 1HZ <text:s/>LYS <text:s text:c="2"/>108 <text:s text:c="5"/>72.242 <text:s/>86.728 -82.455 <text:s/>1.00 <text:s/>0.00 <text:s text:c="10"/>H <text:s/></text:p>
      <text:p text:style-name="P1">ATOM <text:s text:c="2"/>1656 2HZ <text:s/>LYS <text:s text:c="2"/>108 <text:s text:c="5"/>73.583 <text:s/>86.627 -83.394 <text:s/>1.00 <text:s/>0.00 <text:s text:c="10"/>H <text:s/></text:p>
      <text:p text:style-name="P1">ATOM <text:s text:c="2"/>1657 3HZ <text:s/>LYS <text:s text:c="2"/>108 <text:s text:c="5"/>73.739 <text:s/>86.448 -81.735 <text:s/>1.00 <text:s/>0.00 <text:s text:c="10"/>H <text:s/></text:p>
      <text:p text:style-name="P1">ATOM <text:s text:c="2"/>1658 <text:s/>N <text:s text:c="2"/>ASP <text:s text:c="2"/>109 <text:s text:c="5"/>70.935 <text:s/>93.725 -81.520 <text:s/>1.00 <text:s/>0.00 <text:s text:c="10"/>N <text:s/></text:p>
      <text:p text:style-name="P1">ATOM <text:s text:c="2"/>1659 <text:s/>CA <text:s/>ASP <text:s text:c="2"/>109 <text:s text:c="5"/>71.249 <text:s/>94.491 -82.723 <text:s/>1.00 <text:s/>0.00 <text:s text:c="10"/>C <text:s/></text:p>
      <text:p text:style-name="P1">ATOM <text:s text:c="2"/>1660 <text:s/>C <text:s text:c="2"/>ASP <text:s text:c="2"/>109 <text:s text:c="5"/>72.108 <text:s/>95.688 -82.394 <text:s/>1.00 <text:s/>0.00 <text:s text:c="10"/>C <text:s/></text:p>
      <text:p text:style-name="P1">ATOM <text:s text:c="2"/>1661 <text:s/>O <text:s text:c="2"/>ASP <text:s text:c="2"/>109 <text:s text:c="5"/>73.124 <text:s/>95.969 -83.049 <text:s/>1.00 <text:s/>0.00 <text:s text:c="10"/>O <text:s/></text:p>
      <text:p text:style-name="P1">ATOM <text:s text:c="2"/>1662 <text:s/>CB <text:s/>ASP <text:s text:c="2"/>109 <text:s text:c="5"/>69.946 <text:s/>94.925 -83.452 <text:s/>1.00 <text:s/>0.00 <text:s text:c="10"/>C <text:s/></text:p>
      <text:p text:style-name="P1">ATOM <text:s text:c="2"/>1663 <text:s/>CG <text:s/>ASP <text:s text:c="2"/>109 <text:s text:c="5"/>70.148 <text:s/>95.678 -84.774 <text:s/>1.00 <text:s/>0.00 <text:s text:c="10"/>C <text:s/></text:p>
      <text:p text:style-name="P1">ATOM <text:s text:c="2"/>1664 <text:s/>OD1 ASP <text:s text:c="2"/>109 <text:s text:c="5"/>71.084 <text:s/>95.342 -85.529 <text:s/>1.00 <text:s/>0.00 <text:s text:c="10"/>O <text:s/></text:p>
      <text:p text:style-name="P1">ATOM <text:s text:c="2"/>1665 <text:s/>OD2 ASP <text:s text:c="2"/>109 <text:s text:c="5"/>69.395 <text:s/>96.639 -85.035 <text:s/>1.00 <text:s/>0.00 <text:s text:c="10"/>O1-</text:p>
      <text:p text:style-name="P1">ATOM <text:s text:c="2"/>1666 <text:s/>H <text:s text:c="2"/>ASP <text:s text:c="2"/>109 <text:s text:c="5"/>70.335 <text:s/>94.136 -80.722 <text:s/>1.00 <text:s/>0.00 <text:s text:c="10"/>H <text:s/></text:p>
      <text:p text:style-name="P1">ATOM <text:s text:c="2"/>1667 <text:s/>HA <text:s/>ASP <text:s text:c="2"/>109 <text:s text:c="5"/>71.837 <text:s/>93.843 -83.402 <text:s/>1.00 <text:s/>0.00 <text:s text:c="10"/>H <text:s/></text:p>
      <text:p text:style-name="P1">ATOM <text:s text:c="2"/>1668 2HB <text:s/>ASP <text:s text:c="2"/>109 <text:s text:c="5"/>69.338 <text:s/>95.566 -82.788 <text:s/>1.00 <text:s/>0.00 <text:s text:c="10"/>H <text:s/></text:p>
      <text:p text:style-name="P1">ATOM <text:s text:c="2"/>1669 3HB <text:s/>ASP <text:s text:c="2"/>109 <text:s text:c="5"/>69.316 <text:s/>94.049 -83.679 <text:s/>1.00 <text:s/>0.00 <text:s text:c="10"/>H <text:s/></text:p>
      <text:p text:style-name="P1">ATOM <text:s text:c="2"/>1670 <text:s/>N <text:s text:c="2"/>TRP <text:s text:c="2"/>110 <text:s text:c="5"/>71.729 <text:s/>96.548 -81.263 <text:s/>1.00 <text:s/>0.00 <text:s text:c="10"/>N <text:s/></text:p>
      <text:p text:style-name="P1">ATOM <text:s text:c="2"/>1671 <text:s/>CA <text:s/>TRP <text:s text:c="2"/>110 <text:s text:c="5"/>72.734 <text:s/>97.604 -81.196 <text:s/>1.00 <text:s/>0.00 <text:s text:c="10"/>C <text:s/></text:p>
      <text:p text:style-name="P1">ATOM <text:s text:c="2"/>1672 <text:s/>C <text:s text:c="2"/>TRP <text:s text:c="2"/>110 <text:s text:c="5"/>74.121 <text:s/>97.023 -81.050 <text:s/>1.00 <text:s/>0.00 <text:s text:c="10"/>C <text:s/></text:p>
      <text:p text:style-name="P1">ATOM <text:s text:c="2"/>1673 <text:s/>O <text:s text:c="2"/>TRP <text:s text:c="2"/>110 <text:s text:c="5"/>75.064 <text:s/>97.409 -81.738 <text:s/>1.00 <text:s/>0.00 <text:s text:c="10"/>O <text:s/></text:p>
      <text:p text:style-name="P1">ATOM <text:s text:c="2"/>1674 <text:s/>CB <text:s/>TRP <text:s text:c="2"/>110 <text:s text:c="5"/>72.421 <text:s/>98.528 -79.986 <text:s/>1.00 <text:s/>0.00 <text:s text:c="10"/>C <text:s/></text:p>
      <text:p text:style-name="P1">ATOM <text:s text:c="2"/>1675 <text:s/>CG <text:s/>TRP <text:s text:c="2"/>110 <text:s text:c="5"/>71.121 <text:s/>99.328 -80.110 <text:s/>1.00 <text:s/>0.00 <text:s text:c="10"/>C <text:s/></text:p>
      <text:p text:style-name="P1">ATOM <text:s text:c="2"/>1676 <text:s/>CD1 TRP <text:s text:c="2"/>110 <text:s text:c="5"/>69.877 <text:s/>98.965 -79.555 <text:s/>1.00 <text:s/>0.00 <text:s text:c="10"/>C <text:s/></text:p>
      <text:p text:style-name="P1">ATOM <text:s text:c="2"/>1677 <text:s/>CD2 TRP <text:s text:c="2"/>110 <text:s text:c="5"/>70.889 100.475 -80.840 <text:s/>1.00 <text:s/>0.00 <text:s text:c="10"/>C <text:s/></text:p>
      <text:p text:style-name="P1">ATOM <text:s text:c="2"/>1678 <text:s/>CE2 TRP <text:s text:c="2"/>110 <text:s text:c="5"/>69.515 100.797 -80.718 <text:s/>1.00 <text:s/>0.00 <text:s text:c="10"/>C <text:s/></text:p>
      <text:p text:style-name="P1">ATOM <text:s text:c="2"/>1679 <text:s/>CE3 TRP <text:s text:c="2"/>110 <text:s text:c="5"/>71.750 101.273 -81.637 <text:s/>1.00 <text:s/>0.00 <text:s text:c="10"/>C <text:s/></text:p>
      <text:p text:style-name="P1">ATOM <text:s text:c="2"/>1680 <text:s/>NE1 TRP <text:s text:c="2"/>110 <text:s text:c="5"/>68.862 <text:s/>99.870 -79.919 <text:s/>1.00 <text:s/>0.00 <text:s text:c="10"/>N <text:s/></text:p>
      <text:p text:style-name="P1">ATOM <text:s text:c="2"/>1681 <text:s/>CZ2 TRP <text:s text:c="2"/>110 <text:s text:c="5"/>68.993 101.928 -81.383 <text:s/>1.00 <text:s/>0.00 <text:s text:c="10"/>C <text:s/></text:p>
      <text:p text:style-name="P1">ATOM <text:s text:c="2"/>1682 <text:s/>CZ3 TRP <text:s text:c="2"/>110 <text:s text:c="5"/>71.213 102.389 -82.278 <text:s/>1.00 <text:s/>0.00 <text:s text:c="10"/>C <text:s/></text:p>
      <text:p text:style-name="P1">ATOM <text:s text:c="2"/>1683 <text:s/>CH2 TRP <text:s text:c="2"/>110 <text:s text:c="5"/>69.855 102.714 -82.152 <text:s/>1.00 <text:s/>0.00 <text:s text:c="10"/>C <text:s/></text:p>
      <text:p text:style-name="P1">ATOM <text:s text:c="2"/>1684 <text:s/>H <text:s text:c="2"/>TRP <text:s text:c="2"/>110 <text:s text:c="5"/>71.551 <text:s/>95.936 -80.493 <text:s/>1.00 <text:s/>0.00 <text:s text:c="10"/>H <text:s/></text:p>
      <text:p text:style-name="P1">ATOM <text:s text:c="2"/>1685 <text:s/>HA <text:s/>TRP <text:s text:c="2"/>110 <text:s text:c="5"/>72.713 <text:s/>98.185 -82.138 <text:s/>1.00 <text:s/>0.00 <text:s text:c="10"/>H <text:s/></text:p>
      <text:p text:style-name="P1">ATOM <text:s text:c="2"/>1686 2HB <text:s/>TRP <text:s text:c="2"/>110 <text:s text:c="5"/>73.245 <text:s/>99.251 -79.834 <text:s/>1.00 <text:s/>0.00 <text:s text:c="10"/>H <text:s/></text:p>
      <text:p text:style-name="P1">ATOM <text:s text:c="2"/>1687 3HB <text:s/>TRP <text:s text:c="2"/>110 <text:s text:c="5"/>72.401 <text:s/>97.936 -79.050 <text:s/>1.00 <text:s/>0.00 <text:s text:c="10"/>H <text:s/></text:p>
      <text:p text:style-name="P1">ATOM <text:s text:c="2"/>1688 1HD <text:s/>TRP <text:s text:c="2"/>110 <text:s text:c="5"/>69.717 <text:s/>98.072 -78.964 <text:s/>1.00 <text:s/>0.00 <text:s text:c="10"/>H <text:s/></text:p>
      <text:p text:style-name="P1">ATOM <text:s text:c="2"/>1689 1HE <text:s/>TRP <text:s text:c="2"/>110 <text:s text:c="5"/>67.862 <text:s/>99.830 -79.693 <text:s/>1.00 <text:s/>0.00 <text:s text:c="10"/>H <text:s/></text:p>
      <text:p text:style-name="P1">ATOM <text:s text:c="2"/>1690 3HE <text:s/>TRP <text:s text:c="2"/>110 <text:s text:c="5"/>72.797 101.026 -81.746 <text:s/>1.00 <text:s/>0.00 <text:s text:c="10"/>H <text:s/></text:p>
      <text:p text:style-name="P1">ATOM <text:s text:c="2"/>1691 2HZ <text:s/>TRP <text:s text:c="2"/>110 <text:s text:c="5"/>67.946 102.178 -81.294 <text:s/>1.00 <text:s/>0.00 <text:s text:c="10"/>H <text:s/></text:p>
      <text:p text:style-name="P1">ATOM <text:s text:c="2"/>1692 3HZ <text:s/>TRP <text:s text:c="2"/>110 <text:s text:c="5"/>71.856 103.012 -82.883 <text:s/>1.00 <text:s/>0.00 <text:s text:c="10"/>H <text:s/></text:p>
      <text:p text:style-name="P1">ATOM <text:s text:c="2"/>1693 2HH <text:s/>TRP <text:s text:c="2"/>110 <text:s text:c="5"/>69.469 103.587 -82.657 <text:s/>1.00 <text:s/>0.00 <text:s text:c="10"/>H <text:s/></text:p>
      <text:p text:style-name="P1">ATOM <text:s text:c="2"/>1694 <text:s/>N <text:s text:c="2"/>ASP <text:s text:c="2"/>111 <text:s text:c="5"/>74.349 <text:s/>95.964 -80.056 <text:s/>1.00 <text:s/>0.00 <text:s text:c="10"/>N <text:s/></text:p>
      <text:p text:style-name="P1">ATOM <text:s text:c="2"/>1695 <text:s/>CA <text:s/>ASP <text:s text:c="2"/>111 <text:s text:c="5"/>75.763 <text:s/>95.612 -80.150 <text:s/>1.00 <text:s/>0.00 <text:s text:c="10"/>C <text:s/></text:p>
      <text:p text:style-name="P1">ATOM <text:s text:c="2"/>1696 <text:s/>C <text:s text:c="2"/>ASP <text:s text:c="2"/>111 <text:s text:c="5"/>76.124 <text:s/>95.186 -81.553 <text:s/>1.00 <text:s/>0.00 <text:s text:c="10"/>C <text:s/></text:p>
      <text:p text:style-name="P1">ATOM <text:s text:c="2"/>1697 <text:s/>O <text:s text:c="2"/>ASP <text:s text:c="2"/>111 <text:s text:c="5"/>77.129 <text:s/>95.622 -82.135 <text:s/>1.00 <text:s/>0.00 <text:s text:c="10"/>O <text:s/></text:p>
      <text:p text:style-name="P1">ATOM <text:s text:c="2"/>1698 <text:s/>CB <text:s/>ASP <text:s text:c="2"/>111 <text:s text:c="5"/>76.120 <text:s/>94.502 -79.122 <text:s/>1.00 <text:s/>0.00 <text:s text:c="10"/>C <text:s/></text:p>
      <text:p text:style-name="P1">ATOM <text:s text:c="2"/>1699 <text:s/>CG <text:s/>ASP <text:s text:c="2"/>111 <text:s text:c="5"/>77.600 <text:s/>94.096 -79.075 <text:s/>1.00 <text:s/>0.00 <text:s text:c="10"/>C <text:s/></text:p>
      <text:p text:style-name="P1">ATOM <text:s text:c="2"/>1700 <text:s/>OD1 ASP <text:s text:c="2"/>111 <text:s text:c="5"/>78.476 <text:s/>94.972 -79.225 <text:s/>1.00 <text:s/>0.00 <text:s text:c="10"/>O <text:s/></text:p>
      <text:p text:style-name="P1">ATOM <text:s text:c="2"/>1701 <text:s/>OD2 ASP <text:s text:c="2"/>111 <text:s text:c="5"/>77.883 <text:s/>92.888 -78.932 <text:s/>1.00 <text:s/>0.00 <text:s text:c="10"/>O1-</text:p>
      <text:p text:style-name="P1">ATOM <text:s text:c="2"/>1702 <text:s/>H <text:s text:c="2"/>ASP <text:s text:c="2"/>111 <text:s text:c="5"/>73.567 <text:s/>95.235 -80.206 <text:s/>1.00 <text:s/>0.00 <text:s text:c="10"/>H <text:s/></text:p>
      <text:p text:style-name="P1">ATOM <text:s text:c="2"/>1703 <text:s/>HA <text:s/>ASP <text:s text:c="2"/>111 <text:s text:c="5"/>76.360 <text:s/>96.515 -79.919 <text:s/>1.00 <text:s/>0.00 <text:s text:c="10"/>H <text:s/></text:p>
      <text:p text:style-name="P1">ATOM <text:s text:c="2"/>1704 2HB <text:s/>ASP <text:s text:c="2"/>111 <text:s text:c="5"/>75.527 <text:s/>93.592 -79.329 <text:s/>1.00 <text:s/>0.00 <text:s text:c="10"/>H <text:s/></text:p>
      <text:p text:style-name="P1">ATOM <text:s text:c="2"/>1705 3HB <text:s/>ASP <text:s text:c="2"/>111 <text:s text:c="5"/>75.844 <text:s/>94.812 -78.101 <text:s/>1.00 <text:s/>0.00 <text:s text:c="10"/>H <text:s/></text:p>
      <text:p text:style-name="P1">ATOM <text:s text:c="2"/>1706 <text:s/>N <text:s text:c="2"/>PHE <text:s text:c="2"/>112 <text:s text:c="5"/>75.257 <text:s/>94.224 -82.250 <text:s/>1.00 <text:s/>0.00 <text:s text:c="10"/>N <text:s/></text:p>
      <text:p text:style-name="P1">ATOM <text:s text:c="2"/>1707 <text:s/>CA <text:s/>PHE <text:s text:c="2"/>112 <text:s text:c="5"/>75.856 <text:s/>94.011 -83.564 <text:s/>1.00 <text:s/>0.00 <text:s text:c="10"/>C <text:s/></text:p>
      <text:p text:style-name="P1">ATOM <text:s text:c="2"/>1708 <text:s/>C <text:s text:c="2"/>PHE <text:s text:c="2"/>112 <text:s text:c="5"/>76.001 <text:s/>95.315 -84.311 <text:s/>1.00 <text:s/>0.00 <text:s text:c="10"/>C <text:s/></text:p>
      <text:p text:style-name="P1">ATOM <text:s text:c="2"/>1709 <text:s/>O <text:s text:c="2"/>PHE <text:s text:c="2"/>112 <text:s text:c="5"/>77.073 <text:s/>95.633 -84.898 <text:s/>1.00 <text:s/>0.00 <text:s text:c="10"/>O <text:s/></text:p>
      <text:p text:style-name="P1">ATOM <text:s text:c="2"/>1710 <text:s/>CB <text:s/>PHE <text:s text:c="2"/>112 <text:s text:c="5"/>74.968 <text:s/>93.045 -84.406 <text:s/>1.00 <text:s/>0.00 <text:s text:c="10"/>C <text:s/></text:p>
      <text:p text:style-name="P1"><text:soft-page-break/>ATOM <text:s text:c="2"/>1711 <text:s/>CG <text:s/>PHE <text:s text:c="2"/>112 <text:s text:c="5"/>74.704 <text:s/>91.657 -83.803 <text:s/>1.00 <text:s/>0.00 <text:s text:c="10"/>C <text:s/></text:p>
      <text:p text:style-name="P1">ATOM <text:s text:c="2"/>1712 <text:s/>CD1 PHE <text:s text:c="2"/>112 <text:s text:c="5"/>73.611 <text:s/>91.471 -82.948 <text:s/>1.00 <text:s/>0.00 <text:s text:c="10"/>C <text:s/></text:p>
      <text:p text:style-name="P1">ATOM <text:s text:c="2"/>1713 <text:s/>CD2 PHE <text:s text:c="2"/>112 <text:s text:c="5"/>75.577 <text:s/>90.593 -84.046 <text:s/>1.00 <text:s/>0.00 <text:s text:c="10"/>C <text:s/></text:p>
      <text:p text:style-name="P1">ATOM <text:s text:c="2"/>1714 <text:s/>CE1 PHE <text:s text:c="2"/>112 <text:s text:c="5"/>73.405 <text:s/>90.242 -82.331 <text:s/>1.00 <text:s/>0.00 <text:s text:c="10"/>C <text:s/></text:p>
      <text:p text:style-name="P1">ATOM <text:s text:c="2"/>1715 <text:s/>CE2 PHE <text:s text:c="2"/>112 <text:s text:c="5"/>75.363 <text:s/>89.360 -83.436 <text:s/>1.00 <text:s/>0.00 <text:s text:c="10"/>C <text:s/></text:p>
      <text:p text:style-name="P1">ATOM <text:s text:c="2"/>1716 <text:s/>CZ <text:s/>PHE <text:s text:c="2"/>112 <text:s text:c="5"/>74.280 <text:s/>89.186 -82.576 <text:s/>1.00 <text:s/>0.00 <text:s text:c="10"/>C <text:s/></text:p>
      <text:p text:style-name="P1">ATOM <text:s text:c="2"/>1717 <text:s/>H <text:s text:c="2"/>PHE <text:s text:c="2"/>112 <text:s text:c="5"/>74.247 <text:s/>94.587 -82.133 <text:s/>1.00 <text:s/>0.00 <text:s text:c="10"/>H <text:s/></text:p>
      <text:p text:style-name="P1">ATOM <text:s text:c="2"/>1718 <text:s/>HA <text:s/>PHE <text:s text:c="2"/>112 <text:s text:c="5"/>76.866 <text:s/>93.577 -83.432 <text:s/>1.00 <text:s/>0.00 <text:s text:c="10"/>H <text:s/></text:p>
      <text:p text:style-name="P1">ATOM <text:s text:c="2"/>1719 2HB <text:s/>PHE <text:s text:c="2"/>112 <text:s text:c="5"/>75.420 <text:s/>92.910 -85.409 <text:s/>1.00 <text:s/>0.00 <text:s text:c="10"/>H <text:s/></text:p>
      <text:p text:style-name="P1">ATOM <text:s text:c="2"/>1720 3HB <text:s/>PHE <text:s text:c="2"/>112 <text:s text:c="5"/>73.995 <text:s/>93.531 -84.625 <text:s/>1.00 <text:s/>0.00 <text:s text:c="10"/>H <text:s/></text:p>
      <text:p text:style-name="P1">ATOM <text:s text:c="2"/>1721 1HD <text:s/>PHE <text:s text:c="2"/>112 <text:s text:c="5"/>72.946 <text:s/>92.295 -82.728 <text:s/>1.00 <text:s/>0.00 <text:s text:c="10"/>H <text:s/></text:p>
      <text:p text:style-name="P1">ATOM <text:s text:c="2"/>1722 2HD <text:s/>PHE <text:s text:c="2"/>112 <text:s text:c="5"/>76.431 <text:s/>90.728 -84.695 <text:s/>1.00 <text:s/>0.00 <text:s text:c="10"/>H <text:s/></text:p>
      <text:p text:style-name="P1">ATOM <text:s text:c="2"/>1723 1HE <text:s/>PHE <text:s text:c="2"/>112 <text:s text:c="5"/>72.576 <text:s/>90.117 -81.649 <text:s/>1.00 <text:s/>0.00 <text:s text:c="10"/>H <text:s/></text:p>
      <text:p text:style-name="P1">ATOM <text:s text:c="2"/>1724 2HE <text:s/>PHE <text:s text:c="2"/>112 <text:s text:c="5"/>76.045 <text:s/>88.543 -83.621 <text:s/>1.00 <text:s/>0.00 <text:s text:c="10"/>H <text:s/></text:p>
      <text:p text:style-name="P1">ATOM <text:s text:c="2"/>1725 <text:s/>HZ <text:s/>PHE <text:s text:c="2"/>112 <text:s text:c="5"/>74.121 <text:s/>88.235 -82.092 <text:s/>1.00 <text:s/>0.00 <text:s text:c="10"/>H <text:s/></text:p>
      <text:p text:style-name="P1">ATOM <text:s text:c="2"/>1726 <text:s/>N <text:s text:c="2"/>LYS <text:s text:c="2"/>113 <text:s text:c="5"/>74.862 <text:s/>96.242 -84.356 <text:s/>1.00 <text:s/>0.00 <text:s text:c="10"/>N <text:s/></text:p>
      <text:p text:style-name="P1">ATOM <text:s text:c="2"/>1727 <text:s/>CA <text:s/>LYS <text:s text:c="2"/>113 <text:s text:c="5"/>75.301 <text:s/>97.395 -85.138 <text:s/>1.00 <text:s/>0.00 <text:s text:c="10"/>C <text:s/></text:p>
      <text:p text:style-name="P1">ATOM <text:s text:c="2"/>1728 <text:s/>C <text:s text:c="2"/>LYS <text:s text:c="2"/>113 <text:s text:c="5"/>76.539 <text:s/>98.017 -84.535 <text:s/>1.00 <text:s/>0.00 <text:s text:c="10"/>C <text:s/></text:p>
      <text:p text:style-name="P1">ATOM <text:s text:c="2"/>1729 <text:s/>O <text:s text:c="2"/>LYS <text:s text:c="2"/>113 <text:s text:c="5"/>77.524 <text:s/>98.320 -85.224 <text:s/>1.00 <text:s/>0.00 <text:s text:c="10"/>O <text:s/></text:p>
      <text:p text:style-name="P1">ATOM <text:s text:c="2"/>1730 <text:s/>CB <text:s/>LYS <text:s text:c="2"/>113 <text:s text:c="5"/>74.147 <text:s/>98.429 -85.227 <text:s/>1.00 <text:s/>0.00 <text:s text:c="10"/>C <text:s/></text:p>
      <text:p text:style-name="P1">ATOM <text:s text:c="2"/>1731 <text:s/>CG <text:s/>LYS <text:s text:c="2"/>113 <text:s text:c="5"/>74.489 <text:s/>99.660 -86.104 <text:s/>1.00 <text:s/>0.00 <text:s text:c="10"/>C <text:s/></text:p>
      <text:p text:style-name="P1">ATOM <text:s text:c="2"/>1732 <text:s/>CD <text:s/>LYS <text:s text:c="2"/>113 <text:s text:c="5"/>73.397 100.733 -86.162 <text:s/>1.00 <text:s/>0.00 <text:s text:c="10"/>C <text:s/></text:p>
      <text:p text:style-name="P1">ATOM <text:s text:c="2"/>1733 <text:s/>CE <text:s/>LYS <text:s text:c="2"/>113 <text:s text:c="5"/>73.897 101.918 -86.999 <text:s/>1.00 <text:s/>0.00 <text:s text:c="10"/>C <text:s/></text:p>
      <text:p text:style-name="P1">ATOM <text:s text:c="2"/>1734 <text:s/>NZ <text:s/>LYS <text:s text:c="2"/>113 <text:s text:c="5"/>72.794 102.873 -87.203 <text:s/>1.00 <text:s/>0.00 <text:s text:c="10"/>N1+</text:p>
      <text:p text:style-name="P1">ATOM <text:s text:c="2"/>1735 <text:s/>H <text:s text:c="2"/>LYS <text:s text:c="2"/>113 <text:s text:c="5"/>74.511 <text:s/>96.342 -83.339 <text:s/>1.00 <text:s/>0.00 <text:s text:c="10"/>H <text:s/></text:p>
      <text:p text:style-name="P1">ATOM <text:s text:c="2"/>1736 <text:s/>HA <text:s/>LYS <text:s text:c="2"/>113 <text:s text:c="5"/>75.565 <text:s/>97.047 -86.154 <text:s/>1.00 <text:s/>0.00 <text:s text:c="10"/>H <text:s/></text:p>
      <text:p text:style-name="P1">ATOM <text:s text:c="2"/>1737 2HB <text:s/>LYS <text:s text:c="2"/>113 <text:s text:c="5"/>73.863 <text:s/>98.761 -84.207 <text:s/>1.00 <text:s/>0.00 <text:s text:c="10"/>H <text:s/></text:p>
      <text:p text:style-name="P1">ATOM <text:s text:c="2"/>1738 3HB <text:s/>LYS <text:s text:c="2"/>113 <text:s text:c="5"/>73.238 <text:s/>97.940 -85.630 <text:s/>1.00 <text:s/>0.00 <text:s text:c="10"/>H <text:s/></text:p>
      <text:p text:style-name="P1">ATOM <text:s text:c="2"/>1739 2HG <text:s/>LYS <text:s text:c="2"/>113 <text:s text:c="5"/>74.746 <text:s/>99.327 -87.128 <text:s/>1.00 <text:s/>0.00 <text:s text:c="10"/>H <text:s/></text:p>
      <text:p text:style-name="P1">ATOM <text:s text:c="2"/>1740 3HG <text:s/>LYS <text:s text:c="2"/>113 <text:s text:c="5"/>75.397 100.161 -85.721 <text:s/>1.00 <text:s/>0.00 <text:s text:c="10"/>H <text:s/></text:p>
      <text:p text:style-name="P1">ATOM <text:s text:c="2"/>1741 2HD <text:s/>LYS <text:s text:c="2"/>113 <text:s text:c="5"/>73.146 101.069 -85.135 <text:s/>1.00 <text:s/>0.00 <text:s text:c="10"/>H <text:s/></text:p>
      <text:p text:style-name="P1">ATOM <text:s text:c="2"/>1742 3HD <text:s/>LYS <text:s text:c="2"/>113 <text:s text:c="5"/>72.470 100.301 -86.585 <text:s/>1.00 <text:s/>0.00 <text:s text:c="10"/>H <text:s/></text:p>
      <text:p text:style-name="P1">ATOM <text:s text:c="2"/>1743 2HE <text:s/>LYS <text:s text:c="2"/>113 <text:s text:c="5"/>74.281 101.578 -87.984 <text:s/>1.00 <text:s/>0.00 <text:s text:c="10"/>H <text:s/></text:p>
      <text:p text:style-name="P1">ATOM <text:s text:c="2"/>1744 3HE <text:s/>LYS <text:s text:c="2"/>113 <text:s text:c="5"/>74.753 102.415 -86.496 <text:s/>1.00 <text:s/>0.00 <text:s text:c="10"/>H <text:s/></text:p>
      <text:p text:style-name="P1">ATOM <text:s text:c="2"/>1745 1HZ <text:s/>LYS <text:s text:c="2"/>113 <text:s text:c="5"/>72.207 102.933 -86.363 <text:s/>1.00 <text:s/>0.00 <text:s text:c="10"/>H <text:s/></text:p>
      <text:p text:style-name="P1">ATOM <text:s text:c="2"/>1746 2HZ <text:s/>LYS <text:s text:c="2"/>113 <text:s text:c="5"/>73.148 103.820 -87.372 <text:s/>1.00 <text:s/>0.00 <text:s text:c="10"/>H <text:s/></text:p>
      <text:p text:style-name="P1">ATOM <text:s text:c="2"/>1747 3HZ <text:s/>LYS <text:s text:c="2"/>113 <text:s text:c="5"/>72.270 102.537 -87.999 <text:s/>1.00 <text:s/>0.00 <text:s text:c="10"/>H <text:s/></text:p>
      <text:p text:style-name="P1">ATOM <text:s text:c="2"/>1748 <text:s/>N <text:s text:c="2"/>ARG <text:s text:c="2"/>114 <text:s text:c="5"/>76.576 <text:s/>98.271 -83.088 <text:s/>1.00 <text:s/>0.00 <text:s text:c="10"/>N <text:s/></text:p>
      <text:p text:style-name="P1">ATOM <text:s text:c="2"/>1749 <text:s/>CA <text:s/>ARG <text:s text:c="2"/>114 <text:s text:c="5"/>77.879 <text:s/>98.868 -82.810 <text:s/>1.00 <text:s/>0.00 <text:s text:c="10"/>C <text:s/></text:p>
      <text:p text:style-name="P1">ATOM <text:s text:c="2"/>1750 <text:s/>C <text:s text:c="2"/>ARG <text:s text:c="2"/>114 <text:s text:c="5"/>78.997 <text:s/>97.965 -83.275 <text:s/>1.00 <text:s/>0.00 <text:s text:c="10"/>C <text:s/></text:p>
      <text:p text:style-name="P1">ATOM <text:s text:c="2"/>1751 <text:s/>O <text:s text:c="2"/>ARG <text:s text:c="2"/>114 <text:s text:c="5"/>79.947 <text:s/>98.388 -83.930 <text:s/>1.00 <text:s/>0.00 <text:s text:c="10"/>O <text:s/></text:p>
      <text:p text:style-name="P1">ATOM <text:s text:c="2"/>1752 <text:s/>CB <text:s/>ARG <text:s text:c="2"/>114 <text:s text:c="5"/>77.983 <text:s/>99.159 -81.286 <text:s/>1.00 <text:s/>0.00 <text:s text:c="10"/>C <text:s/></text:p>
      <text:p text:style-name="P1">ATOM <text:s text:c="2"/>1753 <text:s/>CG <text:s/>ARG <text:s text:c="2"/>114 <text:s text:c="5"/>79.187 100.042 -80.854 <text:s/>1.00 <text:s/>0.00 <text:s text:c="10"/>C <text:s/></text:p>
      <text:p text:style-name="P1">ATOM <text:s text:c="2"/>1754 <text:s/>CD <text:s/>ARG <text:s text:c="2"/>114 <text:s text:c="5"/>79.234 100.250 -79.331 <text:s/>1.00 <text:s/>0.00 <text:s text:c="10"/>C <text:s/></text:p>
      <text:p text:style-name="P1">ATOM <text:s text:c="2"/>1755 <text:s/>NE <text:s/>ARG <text:s text:c="2"/>114 <text:s text:c="5"/>80.395 101.119 -78.979 <text:s/>1.00 <text:s/>0.00 <text:s text:c="10"/>N <text:s/></text:p>
      <text:p text:style-name="P1">ATOM <text:s text:c="2"/>1756 <text:s/>CZ <text:s/>ARG <text:s text:c="2"/>114 <text:s text:c="5"/>80.731 101.492 -77.747 <text:s/>1.00 <text:s/>0.00 <text:s text:c="10"/>C <text:s/></text:p>
      <text:p text:style-name="P1">ATOM <text:s text:c="2"/>1757 <text:s/>NH1 ARG <text:s text:c="2"/>114 <text:s text:c="5"/>80.076 101.129 -76.680 <text:s/>1.00 <text:s/>0.00 <text:s text:c="10"/>N1+</text:p>
      <text:p text:style-name="P1">ATOM <text:s text:c="2"/>1758 <text:s/>NH2 ARG <text:s text:c="2"/>114 <text:s text:c="5"/>81.765 102.258 -77.596 <text:s/>1.00 <text:s/>0.00 <text:s text:c="10"/>N <text:s/></text:p>
      <text:p text:style-name="P1">ATOM <text:s text:c="2"/>1759 <text:s/>H <text:s text:c="2"/>ARG <text:s text:c="2"/>114 <text:s text:c="5"/>76.267 <text:s/>97.404 -82.635 <text:s/>1.00 <text:s/>0.00 <text:s text:c="10"/>H <text:s/></text:p>
      <text:p text:style-name="P1">ATOM <text:s text:c="2"/>1760 <text:s/>HA <text:s/>ARG <text:s text:c="2"/>114 <text:s text:c="5"/>77.952 <text:s/>99.812 -83.382 <text:s/>1.00 <text:s/>0.00 <text:s text:c="10"/>H <text:s/></text:p>
      <text:p text:style-name="P1">ATOM <text:s text:c="2"/>1761 2HB <text:s/>ARG <text:s text:c="2"/>114 <text:s text:c="5"/>78.004 <text:s/>98.193 -80.740 <text:s/>1.00 <text:s/>0.00 <text:s text:c="10"/>H <text:s/></text:p>
      <text:p text:style-name="P1">ATOM <text:s text:c="2"/>1762 3HB <text:s/>ARG <text:s text:c="2"/>114 <text:s text:c="5"/>77.047 <text:s/>99.646 -80.945 <text:s/>1.00 <text:s/>0.00 <text:s text:c="10"/>H <text:s/></text:p>
      <text:p text:style-name="P1">ATOM <text:s text:c="2"/>1763 2HG <text:s/>ARG <text:s text:c="2"/>114 <text:s text:c="5"/>79.129 101.018 -81.378 <text:s/>1.00 <text:s/>0.00 <text:s text:c="10"/>H <text:s/></text:p>
      <text:p text:style-name="P1">ATOM <text:s text:c="2"/>1764 3HG <text:s/>ARG <text:s text:c="2"/>114 <text:s text:c="5"/>80.138 <text:s/>99.579 -81.189 <text:s/>1.00 <text:s/>0.00 <text:s text:c="10"/>H <text:s/></text:p>
      <text:p text:style-name="P1">ATOM <text:s text:c="2"/>1765 2HD <text:s/>ARG <text:s text:c="2"/>114 <text:s text:c="5"/>79.312 <text:s/>99.261 -78.827 <text:s/>1.00 <text:s/>0.00 <text:s text:c="10"/>H <text:s/></text:p>
      <text:p text:style-name="P1">ATOM <text:s text:c="2"/>1766 3HD <text:s/>ARG <text:s text:c="2"/>114 <text:s text:c="5"/>78.279 100.703 -78.989 <text:s/>1.00 <text:s/>0.00 <text:s text:c="10"/>H <text:s/></text:p>
      <text:p text:style-name="P1">ATOM <text:s text:c="2"/>1767 <text:s/>HE <text:s/>ARG <text:s text:c="2"/>114 <text:s text:c="5"/>81.016 101.491 -79.705 <text:s/>1.00 <text:s/>0.00 <text:s text:c="10"/>H <text:s/></text:p>
      <text:p text:style-name="P1">ATOM <text:s text:c="2"/>1768 1HH1 ARG <text:s text:c="2"/>114 <text:s text:c="5"/>79.273 100.525 -76.868 <text:s/>1.00 <text:s/>0.00 <text:s text:c="10"/>H <text:s/></text:p>
      <text:p text:style-name="P1">ATOM <text:s text:c="2"/>1769 2HH1 ARG <text:s text:c="2"/>114 <text:s text:c="5"/>80.398 101.459 -75.768 <text:s/>1.00 <text:s/>0.00 <text:s text:c="10"/>H <text:s/></text:p>
      <text:p text:style-name="P1"><text:soft-page-break/>ATOM <text:s text:c="2"/>1770 1HH2 ARG <text:s text:c="2"/>114 <text:s text:c="5"/>82.266 102.531 -78.444 <text:s/>1.00 <text:s/>0.00 <text:s text:c="10"/>H <text:s/></text:p>
      <text:p text:style-name="P1">ATOM <text:s text:c="2"/>1771 2HH2 ARG <text:s text:c="2"/>114 <text:s text:c="5"/>82.006 102.534 -76.643 <text:s/>1.00 <text:s/>0.00 <text:s text:c="10"/>H <text:s/></text:p>
      <text:p text:style-name="P1">ATOM <text:s text:c="2"/>1772 <text:s/>N <text:s text:c="2"/>LEU <text:s text:c="2"/>115 <text:s text:c="5"/>78.947 <text:s/>96.535 -82.935 <text:s/>1.00 <text:s/>0.00 <text:s text:c="10"/>N <text:s/></text:p>
      <text:p text:style-name="P1">ATOM <text:s text:c="2"/>1773 <text:s/>CA <text:s/>LEU <text:s text:c="2"/>115 <text:s text:c="5"/>80.145 <text:s/>95.934 -83.514 <text:s/>1.00 <text:s/>0.00 <text:s text:c="10"/>C <text:s/></text:p>
      <text:p text:style-name="P1">ATOM <text:s text:c="2"/>1774 <text:s/>C <text:s text:c="2"/>LEU <text:s text:c="2"/>115 <text:s text:c="5"/>80.207 <text:s/>96.180 -85.002 <text:s/>1.00 <text:s/>0.00 <text:s text:c="10"/>C <text:s/></text:p>
      <text:p text:style-name="P1">ATOM <text:s text:c="2"/>1775 <text:s/>O <text:s text:c="2"/>LEU <text:s text:c="2"/>115 <text:s text:c="5"/>81.240 <text:s/>96.579 -85.561 <text:s/>1.00 <text:s/>0.00 <text:s text:c="10"/>O <text:s/></text:p>
      <text:p text:style-name="P1">ATOM <text:s text:c="2"/>1776 <text:s/>CB <text:s/>LEU <text:s text:c="2"/>115 <text:s text:c="5"/>80.199 <text:s/>94.412 -83.199 <text:s/>1.00 <text:s/>0.00 <text:s text:c="10"/>C <text:s/></text:p>
      <text:p text:style-name="P1">ATOM <text:s text:c="2"/>1777 <text:s/>CG <text:s/>LEU <text:s text:c="2"/>115 <text:s text:c="5"/>80.178 <text:s/>93.973 -81.710 <text:s/>1.00 <text:s/>0.00 <text:s text:c="10"/>C <text:s/></text:p>
      <text:p text:style-name="P1">ATOM <text:s text:c="2"/>1778 <text:s/>CD1 LEU <text:s text:c="2"/>115 <text:s text:c="5"/>80.350 <text:s/>92.451 -81.606 <text:s/>1.00 <text:s/>0.00 <text:s text:c="10"/>C <text:s/></text:p>
      <text:p text:style-name="P1">ATOM <text:s text:c="2"/>1779 <text:s/>CD2 LEU <text:s text:c="2"/>115 <text:s text:c="5"/>81.256 <text:s/>94.675 -80.868 <text:s/>1.00 <text:s/>0.00 <text:s text:c="10"/>C <text:s/></text:p>
      <text:p text:style-name="P1">ATOM <text:s text:c="2"/>1780 <text:s/>H <text:s text:c="2"/>LEU <text:s text:c="2"/>115 <text:s text:c="5"/>78.005 <text:s/>96.215 -83.180 <text:s/>1.00 <text:s/>0.00 <text:s text:c="10"/>H <text:s/></text:p>
      <text:p text:style-name="P1">ATOM <text:s text:c="2"/>1781 <text:s/>HA <text:s/>LEU <text:s text:c="2"/>115 <text:s text:c="5"/>81.030 <text:s/>96.433 -83.080 <text:s/>1.00 <text:s/>0.00 <text:s text:c="10"/>H <text:s/></text:p>
      <text:p text:style-name="P1">ATOM <text:s text:c="2"/>1782 2HB <text:s/>LEU <text:s text:c="2"/>115 <text:s text:c="5"/>81.106 <text:s/>93.988 -83.674 <text:s/>1.00 <text:s/>0.00 <text:s text:c="10"/>H <text:s/></text:p>
      <text:p text:style-name="P1">ATOM <text:s text:c="2"/>1783 3HB <text:s/>LEU <text:s text:c="2"/>115 <text:s text:c="5"/>79.356 <text:s/>93.913 -83.717 <text:s/>1.00 <text:s/>0.00 <text:s text:c="10"/>H <text:s/></text:p>
      <text:p text:style-name="P1">ATOM <text:s text:c="2"/>1784 <text:s/>HG <text:s/>LEU <text:s text:c="2"/>115 <text:s text:c="5"/>79.184 <text:s/>94.232 -81.288 <text:s/>1.00 <text:s/>0.00 <text:s text:c="10"/>H <text:s/></text:p>
      <text:p text:style-name="P1">ATOM <text:s text:c="2"/>1785 1HD1 LEU <text:s text:c="2"/>115 <text:s text:c="5"/>79.565 <text:s/>91.909 -82.167 <text:s/>1.00 <text:s/>0.00 <text:s text:c="10"/>H <text:s/></text:p>
      <text:p text:style-name="P1">ATOM <text:s text:c="2"/>1786 2HD1 LEU <text:s text:c="2"/>115 <text:s text:c="5"/>81.326 <text:s/>92.112 -82.002 <text:s/>1.00 <text:s/>0.00 <text:s text:c="10"/>H <text:s/></text:p>
      <text:p text:style-name="P1">ATOM <text:s text:c="2"/>1787 3HD1 LEU <text:s text:c="2"/>115 <text:s text:c="5"/>80.285 <text:s/>92.104 -80.559 <text:s/>1.00 <text:s/>0.00 <text:s text:c="10"/>H <text:s/></text:p>
      <text:p text:style-name="P1">ATOM <text:s text:c="2"/>1788 1HD2 LEU <text:s text:c="2"/>115 <text:s text:c="5"/>82.271 <text:s/>94.524 -81.277 <text:s/>1.00 <text:s/>0.00 <text:s text:c="10"/>H <text:s/></text:p>
      <text:p text:style-name="P1">ATOM <text:s text:c="2"/>1789 2HD2 LEU <text:s text:c="2"/>115 <text:s text:c="5"/>81.080 <text:s/>95.766 -80.820 <text:s/>1.00 <text:s/>0.00 <text:s text:c="10"/>H <text:s/></text:p>
      <text:p text:style-name="P1">ATOM <text:s text:c="2"/>1790 3HD2 LEU <text:s text:c="2"/>115 <text:s text:c="5"/>81.259 <text:s/>94.320 -79.821 <text:s/>1.00 <text:s/>0.00 <text:s text:c="10"/>H <text:s/></text:p>
      <text:p text:style-name="P1">ATOM <text:s text:c="2"/>1791 <text:s/>N <text:s text:c="2"/>GLY <text:s text:c="2"/>116 <text:s text:c="5"/>79.006 <text:s/>95.939 -85.815 <text:s/>1.00 <text:s/>0.00 <text:s text:c="10"/>N <text:s/></text:p>
      <text:p text:style-name="P1">ATOM <text:s text:c="2"/>1792 <text:s/>CA <text:s/>GLY <text:s text:c="2"/>116 <text:s text:c="5"/>79.372 <text:s/>96.260 -87.191 <text:s/>1.00 <text:s/>0.00 <text:s text:c="10"/>C <text:s/></text:p>
      <text:p text:style-name="P1">ATOM <text:s text:c="2"/>1793 <text:s/>C <text:s text:c="2"/>GLY <text:s text:c="2"/>116 <text:s text:c="5"/>79.877 <text:s/>97.678 -87.300 <text:s/>1.00 <text:s/>0.00 <text:s text:c="10"/>C <text:s/></text:p>
      <text:p text:style-name="P1">ATOM <text:s text:c="2"/>1794 <text:s/>O <text:s text:c="2"/>GLY <text:s text:c="2"/>116 <text:s text:c="5"/>80.909 <text:s/>97.959 -87.916 <text:s/>1.00 <text:s/>0.00 <text:s text:c="10"/>O <text:s/></text:p>
      <text:p text:style-name="P1">ATOM <text:s text:c="2"/>1795 <text:s/>H <text:s text:c="2"/>GLY <text:s text:c="2"/>116 <text:s text:c="5"/>78.192 <text:s/>96.437 -85.308 <text:s/>1.00 <text:s/>0.00 <text:s text:c="10"/>H <text:s/></text:p>
      <text:p text:style-name="P1">ATOM <text:s text:c="2"/>1796 3HA <text:s/>GLY <text:s text:c="2"/>116 <text:s text:c="5"/>78.519 <text:s/>96.148 -87.794 <text:s/>0.00 <text:s/>0.00 <text:s text:c="10"/>H <text:s/></text:p>
      <text:p text:style-name="P1">ATOM <text:s text:c="2"/>1797 <text:s/>HA <text:s/>GLY <text:s text:c="2"/>116 <text:s text:c="5"/>80.186 <text:s/>95.583 -87.513 <text:s/>1.00 <text:s/>0.00 <text:s text:c="10"/>H <text:s/></text:p>
      <text:p text:style-name="P1">ATOM <text:s text:c="2"/>1798 <text:s/>N <text:s text:c="2"/>SER <text:s text:c="2"/>117 <text:s text:c="5"/>79.117 <text:s/>98.757 -86.653 <text:s/>1.00 <text:s/>0.00 <text:s text:c="10"/>N <text:s/></text:p>
      <text:p text:style-name="P1">ATOM <text:s text:c="2"/>1799 <text:s/>CA <text:s/>SER <text:s text:c="2"/>117 <text:s text:c="5"/>79.844 <text:s/>99.993 -86.930 <text:s/>1.00 <text:s/>0.00 <text:s text:c="10"/>C <text:s/></text:p>
      <text:p text:style-name="P1">ATOM <text:s text:c="2"/>1800 <text:s/>C <text:s text:c="2"/>SER <text:s text:c="2"/>117 <text:s text:c="5"/>81.269 <text:s/>99.904 -86.438 <text:s/>1.00 <text:s/>0.00 <text:s text:c="10"/>C <text:s/></text:p>
      <text:p text:style-name="P1">ATOM <text:s text:c="2"/>1801 <text:s/>O <text:s text:c="2"/>SER <text:s text:c="2"/>117 <text:s text:c="5"/>82.223 100.248 -87.137 <text:s/>1.00 <text:s/>0.00 <text:s text:c="10"/>O <text:s/></text:p>
      <text:p text:style-name="P1">ATOM <text:s text:c="2"/>1802 <text:s/>CB <text:s/>SER <text:s text:c="2"/>117 <text:s text:c="5"/>79.107 101.213 -86.324 <text:s/>1.00 <text:s/>0.00 <text:s text:c="10"/>C <text:s/></text:p>
      <text:p text:style-name="P1">ATOM <text:s text:c="2"/>1803 <text:s/>OG <text:s/>SER <text:s text:c="2"/>117 <text:s text:c="5"/>79.147 101.234 -84.893 <text:s/>1.00 <text:s/>0.00 <text:s text:c="10"/>O <text:s/></text:p>
      <text:p text:style-name="P1">ATOM <text:s text:c="2"/>1804 <text:s/>H <text:s text:c="2"/>SER <text:s text:c="2"/>117 <text:s text:c="5"/>78.916 <text:s/>98.424 -85.646 <text:s/>1.00 <text:s/>0.00 <text:s text:c="10"/>H <text:s/></text:p>
      <text:p text:style-name="P1">ATOM <text:s text:c="2"/>1805 <text:s/>HA <text:s/>SER <text:s text:c="2"/>117 <text:s text:c="5"/>79.891 100.122 -88.027 <text:s/>1.00 <text:s/>0.00 <text:s text:c="10"/>H <text:s/></text:p>
      <text:p text:style-name="P1">ATOM <text:s text:c="2"/>1806 2HB <text:s/>SER <text:s text:c="2"/>117 <text:s text:c="5"/>78.055 101.256 -86.665 <text:s/>1.00 <text:s/>0.00 <text:s text:c="10"/>H <text:s/></text:p>
      <text:p text:style-name="P1">ATOM <text:s text:c="2"/>1807 3HB <text:s/>SER <text:s text:c="2"/>117 <text:s text:c="5"/>79.566 102.149 -86.699 <text:s/>1.00 <text:s/>0.00 <text:s text:c="10"/>H <text:s/></text:p>
      <text:p text:style-name="P1">ATOM <text:s text:c="2"/>1808 <text:s/>HG <text:s/>SER <text:s text:c="2"/>117 <text:s text:c="5"/>78.681 100.454 -84.582 <text:s/>1.00 <text:s/>0.00 <text:s text:c="10"/>H <text:s/></text:p>
      <text:p text:style-name="P1">ATOM <text:s text:c="2"/>1809 <text:s/>N <text:s text:c="2"/>MET <text:s text:c="2"/>118 <text:s text:c="5"/>81.526 <text:s/>99.390 -85.085 <text:s/>1.00 <text:s/>0.00 <text:s text:c="10"/>N <text:s/></text:p>
      <text:p text:style-name="P1">ATOM <text:s text:c="2"/>1810 <text:s/>CA <text:s/>MET <text:s text:c="2"/>118 <text:s text:c="5"/>82.974 <text:s/>99.424 -84.901 <text:s/>1.00 <text:s/>0.00 <text:s text:c="10"/>C <text:s/></text:p>
      <text:p text:style-name="P1">ATOM <text:s text:c="2"/>1811 <text:s/>C <text:s text:c="2"/>MET <text:s text:c="2"/>118 <text:s text:c="5"/>83.675 <text:s/>98.624 -85.972 <text:s/>1.00 <text:s/>0.00 <text:s text:c="10"/>C <text:s/></text:p>
      <text:p text:style-name="P1">ATOM <text:s text:c="2"/>1812 <text:s/>O <text:s text:c="2"/>MET <text:s text:c="2"/>118 <text:s text:c="5"/>84.656 <text:s/>99.069 -86.588 <text:s/>1.00 <text:s/>0.00 <text:s text:c="10"/>O <text:s/></text:p>
      <text:p text:style-name="P1">ATOM <text:s text:c="2"/>1813 <text:s/>CB <text:s/>MET <text:s text:c="2"/>118 <text:s text:c="5"/>83.338 <text:s/>98.896 -83.486 <text:s/>1.00 <text:s/>0.00 <text:s text:c="10"/>C <text:s/></text:p>
      <text:p text:style-name="P1">ATOM <text:s text:c="2"/>1814 <text:s/>CG <text:s/>MET <text:s text:c="2"/>118 <text:s text:c="5"/>82.793 <text:s/>99.718 -82.298 <text:s/>1.00 <text:s/>0.00 <text:s text:c="10"/>C <text:s/></text:p>
      <text:p text:style-name="P1">ATOM <text:s text:c="2"/>1815 <text:s/>SD <text:s/>MET <text:s text:c="2"/>118 <text:s text:c="5"/>83.541 <text:s/>99.145 -80.765 <text:s/>1.00 <text:s/>0.00 <text:s text:c="10"/>S <text:s/></text:p>
      <text:p text:style-name="P1">ATOM <text:s text:c="2"/>1816 <text:s/>CE <text:s/>MET <text:s text:c="2"/>118 <text:s text:c="5"/>82.449 <text:s/>99.981 -79.607 <text:s/>1.00 <text:s/>0.00 <text:s text:c="10"/>C <text:s/></text:p>
      <text:p text:style-name="P1">ATOM <text:s text:c="2"/>1817 <text:s/>H <text:s text:c="2"/>MET <text:s text:c="2"/>118 <text:s text:c="5"/>80.960 <text:s/>98.475 -84.995 <text:s/>1.00 <text:s/>0.00 <text:s text:c="10"/>H <text:s/></text:p>
      <text:p text:style-name="P1">ATOM <text:s text:c="2"/>1818 <text:s/>HA <text:s/>MET <text:s text:c="2"/>118 <text:s text:c="5"/>83.317 100.471 -85.000 <text:s/>1.00 <text:s/>0.00 <text:s text:c="10"/>H <text:s/></text:p>
      <text:p text:style-name="P1">ATOM <text:s text:c="2"/>1819 2HB <text:s/>MET <text:s text:c="2"/>118 <text:s text:c="5"/>84.439 <text:s/>98.849 -83.385 <text:s/>1.00 <text:s/>0.00 <text:s text:c="10"/>H <text:s/></text:p>
      <text:p text:style-name="P1">ATOM <text:s text:c="2"/>1820 3HB <text:s/>MET <text:s text:c="2"/>118 <text:s text:c="5"/>82.999 <text:s/>97.846 -83.378 <text:s/>1.00 <text:s/>0.00 <text:s text:c="10"/>H <text:s/></text:p>
      <text:p text:style-name="P1">ATOM <text:s text:c="2"/>1821 2HG <text:s/>MET <text:s text:c="2"/>118 <text:s text:c="5"/>81.694 <text:s/>99.607 -82.233 <text:s/>1.00 <text:s/>0.00 <text:s text:c="10"/>H <text:s/></text:p>
      <text:p text:style-name="P1">ATOM <text:s text:c="2"/>1822 3HG <text:s/>MET <text:s text:c="2"/>118 <text:s text:c="5"/>82.997 100.797 -82.423 <text:s/>1.00 <text:s/>0.00 <text:s text:c="10"/>H <text:s/></text:p>
      <text:p text:style-name="P1">ATOM <text:s text:c="2"/>1823 1HE <text:s/>MET <text:s text:c="2"/>118 <text:s text:c="5"/>82.434 101.070 -79.793 <text:s/>1.00 <text:s/>0.00 <text:s text:c="10"/>H <text:s/></text:p>
      <text:p text:style-name="P1">ATOM <text:s text:c="2"/>1824 2HE <text:s/>MET <text:s text:c="2"/>118 <text:s text:c="5"/>81.419 <text:s/>99.596 -79.705 <text:s/>1.00 <text:s/>0.00 <text:s text:c="10"/>H <text:s/></text:p>
      <text:p text:style-name="P1">ATOM <text:s text:c="2"/>1825 3HE <text:s/>MET <text:s text:c="2"/>118 <text:s text:c="5"/>82.783 <text:s/>99.810 -78.569 <text:s/>1.00 <text:s/>0.00 <text:s text:c="10"/>H <text:s/></text:p>
      <text:p text:style-name="P1">ATOM <text:s text:c="2"/>1826 <text:s/>N <text:s text:c="2"/>GLU <text:s text:c="2"/>119 <text:s text:c="5"/>83.181 <text:s/>97.278 -86.295 <text:s/>1.00 <text:s/>0.00 <text:s text:c="10"/>N <text:s/></text:p>
      <text:p text:style-name="P1">ATOM <text:s text:c="2"/>1827 <text:s/>CA <text:s/>GLU <text:s text:c="2"/>119 <text:s text:c="5"/>84.049 <text:s/>96.765 -87.351 <text:s/>1.00 <text:s/>0.00 <text:s text:c="10"/>C <text:s/></text:p>
      <text:p text:style-name="P1">ATOM <text:s text:c="2"/>1828 <text:s/>C <text:s text:c="2"/>GLU <text:s text:c="2"/>119 <text:s text:c="5"/>84.052 <text:s/>97.689 -88.545 <text:s/>1.00 <text:s/>0.00 <text:s text:c="10"/>C <text:s/></text:p>
      <text:p text:style-name="P1"><text:soft-page-break/>ATOM <text:s text:c="2"/>1829 <text:s/>O <text:s text:c="2"/>GLU <text:s text:c="2"/>119 <text:s text:c="5"/>85.102 <text:s/>98.040 -89.102 <text:s/>1.00 <text:s/>0.00 <text:s text:c="10"/>O <text:s/></text:p>
      <text:p text:style-name="P1">ATOM <text:s text:c="2"/>1830 <text:s/>CB <text:s/>GLU <text:s text:c="2"/>119 <text:s text:c="5"/>83.584 <text:s/>95.340 -87.768 <text:s/>1.00 <text:s/>0.00 <text:s text:c="10"/>C <text:s/></text:p>
      <text:p text:style-name="P1">ATOM <text:s text:c="2"/>1831 <text:s/>CG <text:s/>GLU <text:s text:c="2"/>119 <text:s text:c="5"/>84.451 <text:s/>94.637 -88.862 <text:s/>1.00 <text:s/>0.00 <text:s text:c="10"/>C <text:s/></text:p>
      <text:p text:style-name="P1">ATOM <text:s text:c="2"/>1832 <text:s/>CD <text:s/>GLU <text:s text:c="2"/>119 <text:s text:c="5"/>84.017 <text:s/>93.270 -89.358 <text:s/>1.00 <text:s/>0.00 <text:s text:c="10"/>C <text:s/></text:p>
      <text:p text:style-name="P1">ATOM <text:s text:c="2"/>1833 <text:s/>OE1 GLU <text:s text:c="2"/>119 <text:s text:c="5"/>83.007 <text:s/>92.710 -88.890 <text:s/>1.00 <text:s/>0.00 <text:s text:c="10"/>O <text:s/></text:p>
      <text:p text:style-name="P1">ATOM <text:s text:c="2"/>1834 <text:s/>OE2 GLU <text:s text:c="2"/>119 <text:s text:c="5"/>84.714 <text:s/>92.757 -90.258 <text:s/>1.00 <text:s/>0.00 <text:s text:c="10"/>O1-</text:p>
      <text:p text:style-name="P1">ATOM <text:s text:c="2"/>1835 <text:s/>H <text:s text:c="2"/>GLU <text:s text:c="2"/>119 <text:s text:c="5"/>82.113 <text:s/>97.370 -86.427 <text:s/>1.00 <text:s/>0.00 <text:s text:c="10"/>H <text:s/></text:p>
      <text:p text:style-name="P1">ATOM <text:s text:c="2"/>1836 <text:s/>HA <text:s/>GLU <text:s text:c="2"/>119 <text:s text:c="5"/>85.082 <text:s/>96.708 -86.963 <text:s/>1.00 <text:s/>0.00 <text:s text:c="10"/>H <text:s/></text:p>
      <text:p text:style-name="P1">ATOM <text:s text:c="2"/>1837 2HB <text:s/>GLU <text:s text:c="2"/>119 <text:s text:c="5"/>82.534 <text:s/>95.378 -88.124 <text:s/>1.00 <text:s/>0.00 <text:s text:c="10"/>H <text:s/></text:p>
      <text:p text:style-name="P1">ATOM <text:s text:c="2"/>1838 3HB <text:s/>GLU <text:s text:c="2"/>119 <text:s text:c="5"/>83.547 <text:s/>94.680 -86.880 <text:s/>1.00 <text:s/>0.00 <text:s text:c="10"/>H <text:s/></text:p>
      <text:p text:style-name="P1">ATOM <text:s text:c="2"/>1839 2HG <text:s/>GLU <text:s text:c="2"/>119 <text:s text:c="5"/>85.497 <text:s/>94.528 -88.532 <text:s/>1.00 <text:s/>0.00 <text:s text:c="10"/>H <text:s/></text:p>
      <text:p text:style-name="P1">ATOM <text:s text:c="2"/>1840 3HG <text:s/>GLU <text:s text:c="2"/>119 <text:s text:c="5"/>84.492 <text:s/>95.236 -89.786 <text:s/>1.00 <text:s/>0.00 <text:s text:c="10"/>H <text:s/></text:p>
      <text:p text:style-name="P1">ATOM <text:s text:c="2"/>1841 <text:s/>N <text:s text:c="2"/>LYS <text:s text:c="2"/>120 <text:s text:c="5"/>82.770 <text:s/>98.189 -89.062 <text:s/>1.00 <text:s/>0.00 <text:s text:c="10"/>N <text:s/></text:p>
      <text:p text:style-name="P1">ATOM <text:s text:c="2"/>1842 <text:s/>CA <text:s/>LYS <text:s text:c="2"/>120 <text:s text:c="5"/>83.093 <text:s/>99.045 -90.200 <text:s/>1.00 <text:s/>0.00 <text:s text:c="10"/>C <text:s/></text:p>
      <text:p text:style-name="P1">ATOM <text:s text:c="2"/>1843 <text:s/>C <text:s text:c="2"/>LYS <text:s text:c="2"/>120 <text:s text:c="5"/>84.032 100.156 -89.792 <text:s/>1.00 <text:s/>0.00 <text:s text:c="10"/>C <text:s/></text:p>
      <text:p text:style-name="P1">ATOM <text:s text:c="2"/>1844 <text:s/>O <text:s text:c="2"/>LYS <text:s text:c="2"/>120 <text:s text:c="5"/>85.041 100.439 -90.453 <text:s/>1.00 <text:s/>0.00 <text:s text:c="10"/>O <text:s/></text:p>
      <text:p text:style-name="P1">ATOM <text:s text:c="2"/>1845 <text:s/>CB <text:s/>LYS <text:s text:c="2"/>120 <text:s text:c="5"/>81.782 <text:s/>99.620 -90.803 <text:s/>1.00 <text:s/>0.00 <text:s text:c="10"/>C <text:s/></text:p>
      <text:p text:style-name="P1">ATOM <text:s text:c="2"/>1846 <text:s/>CG <text:s/>LYS <text:s text:c="2"/>120 <text:s text:c="5"/>82.013 100.485 -92.067 <text:s/>1.00 <text:s/>0.00 <text:s text:c="10"/>C <text:s/></text:p>
      <text:p text:style-name="P1">ATOM <text:s text:c="2"/>1847 <text:s/>CD <text:s/>LYS <text:s text:c="2"/>120 <text:s text:c="5"/>80.748 101.122 -92.651 <text:s/>1.00 <text:s/>0.00 <text:s text:c="10"/>C <text:s/></text:p>
      <text:p text:style-name="P1">ATOM <text:s text:c="2"/>1848 <text:s/>CE <text:s/>LYS <text:s text:c="2"/>120 <text:s text:c="5"/>81.132 102.003 -93.847 <text:s/>1.00 <text:s/>0.00 <text:s text:c="10"/>C <text:s/></text:p>
      <text:p text:style-name="P1">ATOM <text:s text:c="2"/>1849 <text:s/>NZ <text:s/>LYS <text:s text:c="2"/>120 <text:s text:c="5"/>79.910 102.479 -94.518 <text:s/>1.00 <text:s/>0.00 <text:s text:c="10"/>N1+</text:p>
      <text:p text:style-name="P1">ATOM <text:s text:c="2"/>1850 <text:s/>H <text:s text:c="2"/>LYS <text:s text:c="2"/>120 <text:s text:c="5"/>82.221 <text:s/>98.557 -88.208 <text:s/>1.00 <text:s/>0.00 <text:s text:c="10"/>H <text:s/></text:p>
      <text:p text:style-name="P1">ATOM <text:s text:c="2"/>1851 <text:s/>HA <text:s/>LYS <text:s text:c="2"/>120 <text:s text:c="5"/>83.612 <text:s/>98.433 -90.961 <text:s/>1.00 <text:s/>0.00 <text:s text:c="10"/>H <text:s/></text:p>
      <text:p text:style-name="P1">ATOM <text:s text:c="2"/>1852 2HB <text:s/>LYS <text:s text:c="2"/>120 <text:s text:c="5"/>81.246 100.213 -90.033 <text:s/>1.00 <text:s/>0.00 <text:s text:c="10"/>H <text:s/></text:p>
      <text:p text:style-name="P1">ATOM <text:s text:c="2"/>1853 3HB <text:s/>LYS <text:s text:c="2"/>120 <text:s text:c="5"/>81.091 <text:s/>98.790 -91.053 <text:s/>1.00 <text:s/>0.00 <text:s text:c="10"/>H <text:s/></text:p>
      <text:p text:style-name="P1">ATOM <text:s text:c="2"/>1854 2HG <text:s/>LYS <text:s text:c="2"/>120 <text:s text:c="5"/>82.523 <text:s/>99.881 -92.842 <text:s/>1.00 <text:s/>0.00 <text:s text:c="10"/>H <text:s/></text:p>
      <text:p text:style-name="P1">ATOM <text:s text:c="2"/>1855 3HG <text:s/>LYS <text:s text:c="2"/>120 <text:s text:c="5"/>82.704 101.317 -91.839 <text:s/>1.00 <text:s/>0.00 <text:s text:c="10"/>H <text:s/></text:p>
      <text:p text:style-name="P1">ATOM <text:s text:c="2"/>1856 2HD <text:s/>LYS <text:s text:c="2"/>120 <text:s text:c="5"/>80.241 101.730 -91.875 <text:s/>1.00 <text:s/>0.00 <text:s text:c="10"/>H <text:s/></text:p>
      <text:p text:style-name="P1">ATOM <text:s text:c="2"/>1857 3HD <text:s/>LYS <text:s text:c="2"/>120 <text:s text:c="5"/>80.031 100.331 -92.945 <text:s/>1.00 <text:s/>0.00 <text:s text:c="10"/>H <text:s/></text:p>
      <text:p text:style-name="P1">ATOM <text:s text:c="2"/>1858 2HE <text:s/>LYS <text:s text:c="2"/>120 <text:s text:c="5"/>81.759 101.443 -94.572 <text:s/>1.00 <text:s/>0.00 <text:s text:c="10"/>H <text:s/></text:p>
      <text:p text:style-name="P1">ATOM <text:s text:c="2"/>1859 3HE <text:s/>LYS <text:s text:c="2"/>120 <text:s text:c="5"/>81.751 102.863 -93.513 <text:s/>1.00 <text:s/>0.00 <text:s text:c="10"/>H <text:s/></text:p>
      <text:p text:style-name="P1">ATOM <text:s text:c="2"/>1860 1HZ <text:s/>LYS <text:s text:c="2"/>120 <text:s text:c="5"/>79.175 102.683 -93.829 <text:s/>1.00 <text:s/>0.00 <text:s text:c="10"/>H <text:s/></text:p>
      <text:p text:style-name="P1">ATOM <text:s text:c="2"/>1861 2HZ <text:s/>LYS <text:s text:c="2"/>120 <text:s text:c="5"/>80.078 103.355 -95.022 <text:s/>1.00 <text:s/>0.00 <text:s text:c="10"/>H <text:s/></text:p>
      <text:p text:style-name="P1">ATOM <text:s text:c="2"/>1862 3HZ <text:s/>LYS <text:s text:c="2"/>120 <text:s text:c="5"/>79.630 101.746 -95.153 <text:s/>1.00 <text:s/>0.00 <text:s text:c="10"/>H <text:s/></text:p>
      <text:p text:style-name="P1">ATOM <text:s text:c="2"/>1863 <text:s/>N <text:s text:c="2"/>ALA <text:s text:c="2"/>121 <text:s text:c="5"/>83.740 100.924 -88.573 <text:s/>1.00 <text:s/>0.00 <text:s text:c="10"/>N <text:s/></text:p>
      <text:p text:style-name="P1">ATOM <text:s text:c="2"/>1864 <text:s/>CA <text:s/>ALA <text:s text:c="2"/>121 <text:s text:c="5"/>84.809 101.910 -88.445 <text:s/>1.00 <text:s/>0.00 <text:s text:c="10"/>C <text:s/></text:p>
      <text:p text:style-name="P1">ATOM <text:s text:c="2"/>1865 <text:s/>C <text:s text:c="2"/>ALA <text:s text:c="2"/>121 <text:s text:c="5"/>86.161 101.238 -88.405 <text:s/>1.00 <text:s/>0.00 <text:s text:c="10"/>C <text:s/></text:p>
      <text:p text:style-name="P1">ATOM <text:s text:c="2"/>1866 <text:s/>O <text:s text:c="2"/>ALA <text:s text:c="2"/>121 <text:s text:c="5"/>87.111 101.634 -89.091 <text:s/>1.00 <text:s/>0.00 <text:s text:c="10"/>O <text:s/></text:p>
      <text:p text:style-name="P1">ATOM <text:s text:c="2"/>1867 <text:s/>CB <text:s/>ALA <text:s text:c="2"/>121 <text:s text:c="5"/>84.523 102.749 -87.188 <text:s/>1.00 <text:s/>0.00 <text:s text:c="10"/>C <text:s/></text:p>
      <text:p text:style-name="P1">ATOM <text:s text:c="2"/>1868 <text:s/>H <text:s text:c="2"/>ALA <text:s text:c="2"/>121 <text:s text:c="5"/>83.534 100.199 -87.800 <text:s/>1.00 <text:s/>0.00 <text:s text:c="10"/>H <text:s/></text:p>
      <text:p text:style-name="P1">ATOM <text:s text:c="2"/>1869 <text:s/>HA <text:s/>ALA <text:s text:c="2"/>121 <text:s text:c="5"/>84.795 102.565 -89.336 <text:s/>1.00 <text:s/>0.00 <text:s text:c="10"/>H <text:s/></text:p>
      <text:p text:style-name="P1">ATOM <text:s text:c="2"/>1870 1HB <text:s/>ALA <text:s text:c="2"/>121 <text:s text:c="5"/>83.545 103.263 -87.252 <text:s/>1.00 <text:s/>0.00 <text:s text:c="10"/>H <text:s/></text:p>
      <text:p text:style-name="P1">ATOM <text:s text:c="2"/>1871 2HB <text:s/>ALA <text:s text:c="2"/>121 <text:s text:c="5"/>84.502 102.130 -86.270 <text:s/>1.00 <text:s/>0.00 <text:s text:c="10"/>H <text:s/></text:p>
      <text:p text:style-name="P1">ATOM <text:s text:c="2"/>1872 3HB <text:s/>ALA <text:s text:c="2"/>121 <text:s text:c="5"/>85.285 103.534 -87.035 <text:s/>1.00 <text:s/>0.00 <text:s text:c="10"/>H <text:s/></text:p>
      <text:p text:style-name="P1">ATOM <text:s text:c="2"/>1873 <text:s/>N <text:s text:c="2"/>ILE <text:s text:c="2"/>122 <text:s text:c="5"/>86.354 100.079 -87.522 <text:s/>1.00 <text:s/>0.00 <text:s text:c="10"/>N <text:s/></text:p>
      <text:p text:style-name="P1">ATOM <text:s text:c="2"/>1874 <text:s/>CA <text:s/>ILE <text:s text:c="2"/>122 <text:s text:c="5"/>87.741 <text:s/>99.656 -87.699 <text:s/>1.00 <text:s/>0.00 <text:s text:c="10"/>C <text:s/></text:p>
      <text:p text:style-name="P1">ATOM <text:s text:c="2"/>1875 <text:s/>C <text:s text:c="2"/>ILE <text:s text:c="2"/>122 <text:s text:c="5"/>88.030 <text:s/>99.343 -89.147 <text:s/>1.00 <text:s/>0.00 <text:s text:c="10"/>C <text:s/></text:p>
      <text:p text:style-name="P1">ATOM <text:s text:c="2"/>1876 <text:s/>O <text:s text:c="2"/>ILE <text:s text:c="2"/>122 <text:s text:c="5"/>89.041 <text:s/>99.773 -89.722 <text:s/>1.00 <text:s/>0.00 <text:s text:c="10"/>O <text:s/></text:p>
      <text:p text:style-name="P1">ATOM <text:s text:c="2"/>1877 <text:s/>CB <text:s/>ILE <text:s text:c="2"/>122 <text:s text:c="5"/>88.098 <text:s/>98.439 -86.751 <text:s/>1.00 <text:s/>0.00 <text:s text:c="10"/>C <text:s/></text:p>
      <text:p text:style-name="P1">ATOM <text:s text:c="2"/>1878 <text:s/>CG1 ILE <text:s text:c="2"/>122 <text:s text:c="5"/>87.753 <text:s/>98.664 -85.244 <text:s/>1.00 <text:s/>0.00 <text:s text:c="10"/>C <text:s/></text:p>
      <text:p text:style-name="P1">ATOM <text:s text:c="2"/>1879 <text:s/>CG2 ILE <text:s text:c="2"/>122 <text:s text:c="5"/>89.596 <text:s/>98.016 -86.848 <text:s/>1.00 <text:s/>0.00 <text:s text:c="10"/>C <text:s/></text:p>
      <text:p text:style-name="P1">ATOM <text:s text:c="2"/>1880 <text:s/>CD1 ILE <text:s text:c="2"/>122 <text:s text:c="5"/>87.783 <text:s/>97.406 -84.352 <text:s/>1.00 <text:s/>0.00 <text:s text:c="10"/>C <text:s/></text:p>
      <text:p text:style-name="P1">ATOM <text:s text:c="2"/>1881 <text:s/>H <text:s text:c="2"/>ILE <text:s text:c="2"/>122 <text:s text:c="5"/>85.524 <text:s/>99.414 -87.710 <text:s/>1.00 <text:s/>0.00 <text:s text:c="10"/>H <text:s/></text:p>
      <text:p text:style-name="P1">ATOM <text:s text:c="2"/>1882 <text:s/>HA <text:s/>ILE <text:s text:c="2"/>122 <text:s text:c="5"/>88.388 100.510 -87.427 <text:s/>1.00 <text:s/>0.00 <text:s text:c="10"/>H <text:s/></text:p>
      <text:p text:style-name="P1">ATOM <text:s text:c="2"/>1883 <text:s/>HB <text:s/>ILE <text:s text:c="2"/>122 <text:s text:c="5"/>87.484 <text:s/>97.579 -87.094 <text:s/>1.00 <text:s/>0.00 <text:s text:c="10"/>H <text:s/></text:p>
      <text:p text:style-name="P1">ATOM <text:s text:c="2"/>1884 2HG1 ILE <text:s text:c="2"/>122 <text:s text:c="5"/>86.729 <text:s/>99.073 -85.155 <text:s/>1.00 <text:s/>0.00 <text:s text:c="10"/>H <text:s/></text:p>
      <text:p text:style-name="P1">ATOM <text:s text:c="2"/>1885 3HG1 ILE <text:s text:c="2"/>122 <text:s text:c="5"/>88.403 <text:s/>99.452 -84.815 <text:s/>1.00 <text:s/>0.00 <text:s text:c="10"/>H <text:s/></text:p>
      <text:p text:style-name="P1">ATOM <text:s text:c="2"/>1886 1HG2 ILE <text:s text:c="2"/>122 <text:s text:c="5"/>89.900 <text:s/>97.721 -87.867 <text:s/>1.00 <text:s/>0.00 <text:s text:c="10"/>H <text:s/></text:p>
      <text:p text:style-name="P1">ATOM <text:s text:c="2"/>1887 2HG2 ILE <text:s text:c="2"/>122 <text:s text:c="5"/>90.279 <text:s/>98.824 -86.523 <text:s/>1.00 <text:s/>0.00 <text:s text:c="10"/>H <text:s/></text:p>
      <text:p text:style-name="P1"><text:soft-page-break/>ATOM <text:s text:c="2"/>1888 3HG2 ILE <text:s text:c="2"/>122 <text:s text:c="5"/>89.825 <text:s/>97.131 -86.227 <text:s/>1.00 <text:s/>0.00 <text:s text:c="10"/>H <text:s/></text:p>
      <text:p text:style-name="P1">ATOM <text:s text:c="2"/>1889 1HD1 ILE <text:s text:c="2"/>122 <text:s text:c="5"/>87.108 <text:s/>96.616 -84.734 <text:s/>1.00 <text:s/>0.00 <text:s text:c="10"/>H <text:s/></text:p>
      <text:p text:style-name="P1">ATOM <text:s text:c="2"/>1890 2HD1 ILE <text:s text:c="2"/>122 <text:s text:c="5"/>88.794 <text:s/>96.968 -84.271 <text:s/>1.00 <text:s/>0.00 <text:s text:c="10"/>H <text:s/></text:p>
      <text:p text:style-name="P1">ATOM <text:s text:c="2"/>1891 3HD1 ILE <text:s text:c="2"/>122 <text:s text:c="5"/>87.457 <text:s/>97.640 -83.321 <text:s/>1.00 <text:s/>0.00 <text:s text:c="10"/>H <text:s/></text:p>
      <text:p text:style-name="P1">ATOM <text:s text:c="2"/>1892 <text:s/>N <text:s text:c="2"/>LEU <text:s text:c="2"/>123 <text:s text:c="5"/>87.085 <text:s/>98.504 -89.898 <text:s/>1.00 <text:s/>0.00 <text:s text:c="10"/>N <text:s/></text:p>
      <text:p text:style-name="P1">ATOM <text:s text:c="2"/>1893 <text:s/>CA <text:s/>LEU <text:s text:c="2"/>123 <text:s text:c="5"/>87.628 <text:s/>98.382 -91.247 <text:s/>1.00 <text:s/>0.00 <text:s text:c="10"/>C <text:s/></text:p>
      <text:p text:style-name="P1">ATOM <text:s text:c="2"/>1894 <text:s/>C <text:s text:c="2"/>LEU <text:s text:c="2"/>123 <text:s text:c="5"/>87.830 <text:s/>99.742 -91.873 <text:s/>1.00 <text:s/>0.00 <text:s text:c="10"/>C <text:s/></text:p>
      <text:p text:style-name="P1">ATOM <text:s text:c="2"/>1895 <text:s/>O <text:s text:c="2"/>LEU <text:s text:c="2"/>123 <text:s text:c="5"/>88.881 100.048 -92.457 <text:s/>1.00 <text:s/>0.00 <text:s text:c="10"/>O <text:s/></text:p>
      <text:p text:style-name="P1">ATOM <text:s text:c="2"/>1896 <text:s/>CB <text:s/>LEU <text:s text:c="2"/>123 <text:s text:c="5"/>86.705 <text:s/>97.496 -92.130 <text:s/>1.00 <text:s/>0.00 <text:s text:c="10"/>C <text:s/></text:p>
      <text:p text:style-name="P1">ATOM <text:s text:c="2"/>1897 <text:s/>CG <text:s/>LEU <text:s text:c="2"/>123 <text:s text:c="5"/>86.412 <text:s/>96.047 -91.656 <text:s/>1.00 <text:s/>0.00 <text:s text:c="10"/>C <text:s/></text:p>
      <text:p text:style-name="P1">ATOM <text:s text:c="2"/>1898 <text:s/>CD1 LEU <text:s text:c="2"/>123 <text:s text:c="5"/>85.580 <text:s/>95.303 -92.711 <text:s/>1.00 <text:s/>0.00 <text:s text:c="10"/>C <text:s/></text:p>
      <text:p text:style-name="P1">ATOM <text:s text:c="2"/>1899 <text:s/>CD2 LEU <text:s text:c="2"/>123 <text:s text:c="5"/>87.692 <text:s/>95.251 -91.351 <text:s/>1.00 <text:s/>0.00 <text:s text:c="10"/>C <text:s/></text:p>
      <text:p text:style-name="P1">ATOM <text:s text:c="2"/>1900 <text:s/>H <text:s text:c="2"/>LEU <text:s text:c="2"/>123 <text:s text:c="5"/>86.153 <text:s/>98.892 -89.720 <text:s/>1.00 <text:s/>0.00 <text:s text:c="10"/>H <text:s/></text:p>
      <text:p text:style-name="P1">ATOM <text:s text:c="2"/>1901 <text:s/>HA <text:s/>LEU <text:s text:c="2"/>123 <text:s text:c="5"/>88.630 <text:s/>97.921 -91.180 <text:s/>1.00 <text:s/>0.00 <text:s text:c="10"/>H <text:s/></text:p>
      <text:p text:style-name="P1">ATOM <text:s text:c="2"/>1902 2HB <text:s/>LEU <text:s text:c="2"/>123 <text:s text:c="5"/>87.136 <text:s/>97.447 -93.150 <text:s/>1.00 <text:s/>0.00 <text:s text:c="10"/>H <text:s/></text:p>
      <text:p text:style-name="P1">ATOM <text:s text:c="2"/>1903 3HB <text:s/>LEU <text:s text:c="2"/>123 <text:s text:c="5"/>85.736 <text:s/>98.016 -92.264 <text:s/>1.00 <text:s/>0.00 <text:s text:c="10"/>H <text:s/></text:p>
      <text:p text:style-name="P1">ATOM <text:s text:c="2"/>1904 <text:s/>HG <text:s/>LEU <text:s text:c="2"/>123 <text:s text:c="5"/>85.809 <text:s/>96.103 -90.725 <text:s/>1.00 <text:s/>0.00 <text:s text:c="10"/>H <text:s/></text:p>
      <text:p text:style-name="P1">ATOM <text:s text:c="2"/>1905 1HD1 LEU <text:s text:c="2"/>123 <text:s text:c="5"/>84.628 <text:s/>95.825 -92.926 <text:s/>1.00 <text:s/>0.00 <text:s text:c="10"/>H <text:s/></text:p>
      <text:p text:style-name="P1">ATOM <text:s text:c="2"/>1906 2HD1 LEU <text:s text:c="2"/>123 <text:s text:c="5"/>86.118 <text:s/>95.198 -93.671 <text:s/>1.00 <text:s/>0.00 <text:s text:c="10"/>H <text:s/></text:p>
      <text:p text:style-name="P1">ATOM <text:s text:c="2"/>1907 3HD1 LEU <text:s text:c="2"/>123 <text:s text:c="5"/>85.312 <text:s/>94.285 -92.374 <text:s/>1.00 <text:s/>0.00 <text:s text:c="10"/>H <text:s/></text:p>
      <text:p text:style-name="P1">ATOM <text:s text:c="2"/>1908 1HD2 LEU <text:s text:c="2"/>123 <text:s text:c="5"/>88.381 <text:s/>95.218 -92.216 <text:s/>1.00 <text:s/>0.00 <text:s text:c="10"/>H <text:s/></text:p>
      <text:p text:style-name="P1">ATOM <text:s text:c="2"/>1909 2HD2 LEU <text:s text:c="2"/>123 <text:s text:c="5"/>88.249 <text:s/>95.695 -90.504 <text:s/>1.00 <text:s/>0.00 <text:s text:c="10"/>H <text:s/></text:p>
      <text:p text:style-name="P1">ATOM <text:s text:c="2"/>1910 3HD2 LEU <text:s text:c="2"/>123 <text:s text:c="5"/>87.471 <text:s/>94.208 -91.058 <text:s/>1.00 <text:s/>0.00 <text:s text:c="10"/>H <text:s/></text:p>
      <text:p text:style-name="P1">ATOM <text:s text:c="2"/>1911 <text:s/>N <text:s text:c="2"/>ARG <text:s text:c="2"/>124 <text:s text:c="5"/>86.748 100.732 -91.788 <text:s/>1.00 <text:s/>0.00 <text:s text:c="10"/>N <text:s/></text:p>
      <text:p text:style-name="P1">ATOM <text:s text:c="2"/>1912 <text:s/>CA <text:s/>ARG <text:s text:c="2"/>124 <text:s text:c="5"/>87.232 101.927 -92.473 <text:s/>1.00 <text:s/>0.00 <text:s text:c="10"/>C <text:s/></text:p>
      <text:p text:style-name="P1">ATOM <text:s text:c="2"/>1913 <text:s/>C <text:s text:c="2"/>ARG <text:s text:c="2"/>124 <text:s text:c="5"/>88.523 102.416 -91.860 <text:s/>1.00 <text:s/>0.00 <text:s text:c="10"/>C <text:s/></text:p>
      <text:p text:style-name="P1">ATOM <text:s text:c="2"/>1914 <text:s/>O <text:s text:c="2"/>ARG <text:s text:c="2"/>124 <text:s text:c="5"/>89.494 102.724 -92.547 <text:s/>1.00 <text:s/>0.00 <text:s text:c="10"/>O <text:s/></text:p>
      <text:p text:style-name="P1">ATOM <text:s text:c="2"/>1915 <text:s/>CB <text:s/>ARG <text:s text:c="2"/>124 <text:s text:c="5"/>86.127 103.021 -92.415 <text:s/>1.00 <text:s/>0.00 <text:s text:c="10"/>C <text:s/></text:p>
      <text:p text:style-name="P1">ATOM <text:s text:c="2"/>1916 <text:s/>CG <text:s/>ARG <text:s text:c="2"/>124 <text:s text:c="5"/>86.361 104.257 -93.327 <text:s/>1.00 <text:s/>0.00 <text:s text:c="10"/>C <text:s/></text:p>
      <text:p text:style-name="P1">ATOM <text:s text:c="2"/>1917 <text:s/>CD <text:s/>ARG <text:s text:c="2"/>124 <text:s text:c="5"/>85.243 105.303 -93.182 <text:s/>1.00 <text:s/>0.00 <text:s text:c="10"/>C <text:s/></text:p>
      <text:p text:style-name="P1">ATOM <text:s text:c="2"/>1918 <text:s/>NE <text:s/>ARG <text:s text:c="2"/>124 <text:s text:c="5"/>85.510 106.454 -94.094 <text:s/>1.00 <text:s/>0.00 <text:s text:c="10"/>N <text:s/></text:p>
      <text:p text:style-name="P1">ATOM <text:s text:c="2"/>1919 <text:s/>CZ <text:s/>ARG <text:s text:c="2"/>124 <text:s text:c="5"/>84.744 107.534 -94.213 <text:s/>1.00 <text:s/>0.00 <text:s text:c="10"/>C <text:s/></text:p>
      <text:p text:style-name="P1">ATOM <text:s text:c="2"/>1920 <text:s/>NH1 ARG <text:s text:c="2"/>124 <text:s text:c="5"/>83.651 107.722 -93.529 <text:s/>1.00 <text:s/>0.00 <text:s text:c="10"/>N1+</text:p>
      <text:p text:style-name="P1">ATOM <text:s text:c="2"/>1921 <text:s/>NH2 ARG <text:s text:c="2"/>124 <text:s text:c="5"/>85.102 108.452 -95.055 <text:s/>1.00 <text:s/>0.00 <text:s text:c="10"/>N <text:s/></text:p>
      <text:p text:style-name="P1">ATOM <text:s text:c="2"/>1922 <text:s/>H <text:s text:c="2"/>ARG <text:s text:c="2"/>124 <text:s text:c="5"/>86.451 100.751 -90.806 <text:s/>1.00 <text:s/>0.00 <text:s text:c="10"/>H <text:s/></text:p>
      <text:p text:style-name="P1">ATOM <text:s text:c="2"/>1923 <text:s/>HA <text:s/>ARG <text:s text:c="2"/>124 <text:s text:c="5"/>87.442 101.657 -93.525 <text:s/>1.00 <text:s/>0.00 <text:s text:c="10"/>H <text:s/></text:p>
      <text:p text:style-name="P1">ATOM <text:s text:c="2"/>1924 2HB <text:s/>ARG <text:s text:c="2"/>124 <text:s text:c="5"/>86.001 103.344 -91.361 <text:s/>1.00 <text:s/>0.00 <text:s text:c="10"/>H <text:s/></text:p>
      <text:p text:style-name="P1">ATOM <text:s text:c="2"/>1925 3HB <text:s/>ARG <text:s text:c="2"/>124 <text:s text:c="5"/>85.151 102.566 -92.680 <text:s/>1.00 <text:s/>0.00 <text:s text:c="10"/>H <text:s/></text:p>
      <text:p text:style-name="P1">ATOM <text:s text:c="2"/>1926 2HG <text:s/>ARG <text:s text:c="2"/>124 <text:s text:c="5"/>86.445 103.922 -94.382 <text:s/>1.00 <text:s/>0.00 <text:s text:c="10"/>H <text:s/></text:p>
      <text:p text:style-name="P1">ATOM <text:s text:c="2"/>1927 3HG <text:s/>ARG <text:s text:c="2"/>124 <text:s text:c="5"/>87.336 104.729 -93.086 <text:s/>1.00 <text:s/>0.00 <text:s text:c="10"/>H <text:s/></text:p>
      <text:p text:style-name="P1">ATOM <text:s text:c="2"/>1928 2HD <text:s/>ARG <text:s text:c="2"/>124 <text:s text:c="5"/>85.190 105.639 -92.123 <text:s/>1.00 <text:s/>0.00 <text:s text:c="10"/>H <text:s/></text:p>
      <text:p text:style-name="P1">ATOM <text:s text:c="2"/>1929 3HD <text:s/>ARG <text:s text:c="2"/>124 <text:s text:c="5"/>84.263 104.832 -93.412 <text:s/>1.00 <text:s/>0.00 <text:s text:c="10"/>H <text:s/></text:p>
      <text:p text:style-name="P1">ATOM <text:s text:c="2"/>1930 <text:s/>HE <text:s/>ARG <text:s text:c="2"/>124 <text:s text:c="5"/>86.335 106.464 -94.703 <text:s/>1.00 <text:s/>0.00 <text:s text:c="10"/>H <text:s/></text:p>
      <text:p text:style-name="P1">ATOM <text:s text:c="2"/>1931 1HH1 ARG <text:s text:c="2"/>124 <text:s text:c="5"/>83.427 106.962 -92.883 <text:s/>1.00 <text:s/>0.00 <text:s text:c="10"/>H <text:s/></text:p>
      <text:p text:style-name="P1">ATOM <text:s text:c="2"/>1932 2HH1 ARG <text:s text:c="2"/>124 <text:s text:c="5"/>83.117 108.580 -93.679 <text:s/>1.00 <text:s/>0.00 <text:s text:c="10"/>H <text:s/></text:p>
      <text:p text:style-name="P1">ATOM <text:s text:c="2"/>1933 1HH2 ARG <text:s text:c="2"/>124 <text:s text:c="5"/>85.962 108.288 -95.581 <text:s/>1.00 <text:s/>0.00 <text:s text:c="10"/>H <text:s/></text:p>
      <text:p text:style-name="P1">ATOM <text:s text:c="2"/>1934 2HH2 ARG <text:s text:c="2"/>124 <text:s text:c="5"/>84.500 109.273 -95.133 <text:s/>1.00 <text:s/>0.00 <text:s text:c="10"/>H <text:s/></text:p>
      <text:p text:style-name="P1">ATOM <text:s text:c="2"/>1935 <text:s/>N <text:s text:c="2"/>LEU <text:s text:c="2"/>125 <text:s text:c="5"/>88.620 102.526 -90.398 <text:s/>1.00 <text:s/>0.00 <text:s text:c="10"/>N <text:s/></text:p>
      <text:p text:style-name="P1">ATOM <text:s text:c="2"/>1936 <text:s/>CA <text:s/>LEU <text:s text:c="2"/>125 <text:s text:c="5"/>89.966 103.016 -90.113 <text:s/>1.00 <text:s/>0.00 <text:s text:c="10"/>C <text:s/></text:p>
      <text:p text:style-name="P1">ATOM <text:s text:c="2"/>1937 <text:s/>C <text:s text:c="2"/>LEU <text:s text:c="2"/>125 <text:s text:c="5"/>91.011 102.100 -90.702 <text:s/>1.00 <text:s/>0.00 <text:s text:c="10"/>C <text:s/></text:p>
      <text:p text:style-name="P1">ATOM <text:s text:c="2"/>1938 <text:s/>O <text:s text:c="2"/>LEU <text:s text:c="2"/>125 <text:s text:c="5"/>91.973 102.532 -91.354 <text:s/>1.00 <text:s/>0.00 <text:s text:c="10"/>O <text:s/></text:p>
      <text:p text:style-name="P1">ATOM <text:s text:c="2"/>1939 <text:s/>CB <text:s/>LEU <text:s text:c="2"/>125 <text:s text:c="5"/>90.173 103.183 -88.581 <text:s/>1.00 <text:s/>0.00 <text:s text:c="10"/>C <text:s/></text:p>
      <text:p text:style-name="P1">ATOM <text:s text:c="2"/>1940 <text:s/>CG <text:s/>LEU <text:s text:c="2"/>125 <text:s text:c="5"/>89.205 104.121 -87.810 <text:s/>1.00 <text:s/>0.00 <text:s text:c="10"/>C <text:s/></text:p>
      <text:p text:style-name="P1">ATOM <text:s text:c="2"/>1941 <text:s/>CD1 LEU <text:s text:c="2"/>125 <text:s text:c="5"/>89.640 104.238 -86.342 <text:s/>1.00 <text:s/>0.00 <text:s text:c="10"/>C <text:s/></text:p>
      <text:p text:style-name="P1">ATOM <text:s text:c="2"/>1942 <text:s/>CD2 LEU <text:s text:c="2"/>125 <text:s text:c="5"/>89.111 105.522 -88.436 <text:s/>1.00 <text:s/>0.00 <text:s text:c="10"/>C <text:s/></text:p>
      <text:p text:style-name="P1">ATOM <text:s text:c="2"/>1943 <text:s/>H <text:s text:c="2"/>LEU <text:s text:c="2"/>125 <text:s text:c="5"/>88.274 101.639 -90.019 <text:s/>1.00 <text:s/>0.00 <text:s text:c="10"/>H <text:s/></text:p>
      <text:p text:style-name="P1">ATOM <text:s text:c="2"/>1944 <text:s/>HA <text:s/>LEU <text:s text:c="2"/>125 <text:s text:c="5"/>90.094 103.994 -90.612 <text:s/>1.00 <text:s/>0.00 <text:s text:c="10"/>H <text:s/></text:p>
      <text:p text:style-name="P1">ATOM <text:s text:c="2"/>1945 2HB <text:s/>LEU <text:s text:c="2"/>125 <text:s text:c="5"/>91.210 103.532 -88.403 <text:s/>1.00 <text:s/>0.00 <text:s text:c="10"/>H <text:s/></text:p>
      <text:p text:style-name="P1">ATOM <text:s text:c="2"/>1946 3HB <text:s/>LEU <text:s text:c="2"/>125 <text:s text:c="5"/>90.133 102.182 -88.106 <text:s/>1.00 <text:s/>0.00 <text:s text:c="10"/>H <text:s/></text:p>
      <text:p text:style-name="P1"><text:soft-page-break/>ATOM <text:s text:c="2"/>1947 <text:s/>HG <text:s/>LEU <text:s text:c="2"/>125 <text:s text:c="5"/>88.194 103.663 -87.829 <text:s/>1.00 <text:s/>0.00 <text:s text:c="10"/>H <text:s/></text:p>
      <text:p text:style-name="P1">ATOM <text:s text:c="2"/>1948 1HD1 LEU <text:s text:c="2"/>125 <text:s text:c="5"/>89.679 103.251 -85.844 <text:s/>1.00 <text:s/>0.00 <text:s text:c="10"/>H <text:s/></text:p>
      <text:p text:style-name="P1">ATOM <text:s text:c="2"/>1949 2HD1 LEU <text:s text:c="2"/>125 <text:s text:c="5"/>90.643 104.696 -86.238 <text:s/>1.00 <text:s/>0.00 <text:s text:c="10"/>H <text:s/></text:p>
      <text:p text:style-name="P1">ATOM <text:s text:c="2"/>1950 3HD1 LEU <text:s text:c="2"/>125 <text:s text:c="5"/>88.937 104.859 -85.757 <text:s/>1.00 <text:s/>0.00 <text:s text:c="10"/>H <text:s/></text:p>
      <text:p text:style-name="P1">ATOM <text:s text:c="2"/>1951 1HD2 LEU <text:s text:c="2"/>125 <text:s text:c="5"/>90.099 106.010 -88.521 <text:s/>1.00 <text:s/>0.00 <text:s text:c="10"/>H <text:s/></text:p>
      <text:p text:style-name="P1">ATOM <text:s text:c="2"/>1952 2HD2 LEU <text:s text:c="2"/>125 <text:s text:c="5"/>88.677 105.479 -89.453 <text:s/>1.00 <text:s/>0.00 <text:s text:c="10"/>H <text:s/></text:p>
      <text:p text:style-name="P1">ATOM <text:s text:c="2"/>1953 3HD2 LEU <text:s text:c="2"/>125 <text:s text:c="5"/>88.453 106.193 -87.852 <text:s/>1.00 <text:s/>0.00 <text:s text:c="10"/>H <text:s/></text:p>
      <text:p text:style-name="P1">ATOM <text:s text:c="2"/>1954 <text:s/>N <text:s text:c="2"/>GLY <text:s text:c="2"/>126 <text:s text:c="5"/>90.884 100.650 -90.497 <text:s/>1.00 <text:s/>0.00 <text:s text:c="10"/>N <text:s/></text:p>
      <text:p text:style-name="P1">ATOM <text:s text:c="2"/>1955 <text:s/>CA <text:s/>GLY <text:s text:c="2"/>126 <text:s text:c="5"/>92.024 100.039 -91.173 <text:s/>1.00 <text:s/>0.00 <text:s text:c="10"/>C <text:s/></text:p>
      <text:p text:style-name="P1">ATOM <text:s text:c="2"/>1956 <text:s/>C <text:s text:c="2"/>GLY <text:s text:c="2"/>126 <text:s text:c="5"/>92.056 100.423 -92.633 <text:s/>1.00 <text:s/>0.00 <text:s text:c="10"/>C <text:s/></text:p>
      <text:p text:style-name="P1">ATOM <text:s text:c="2"/>1957 <text:s/>O <text:s text:c="2"/>GLY <text:s text:c="2"/>126 <text:s text:c="5"/>93.090 100.811 -93.185 <text:s/>1.00 <text:s/>0.00 <text:s text:c="10"/>O <text:s/></text:p>
      <text:p text:style-name="P1">ATOM <text:s text:c="2"/>1958 <text:s/>H <text:s text:c="2"/>GLY <text:s text:c="2"/>126 <text:s text:c="5"/>89.865 100.396 -90.750 <text:s/>1.00 <text:s/>0.00 <text:s text:c="10"/>H <text:s/></text:p>
      <text:p text:style-name="P1">ATOM <text:s text:c="2"/>1959 3HA <text:s/>GLY <text:s text:c="2"/>126 <text:s text:c="5"/>91.938 <text:s/>98.996 -91.090 <text:s/>0.00 <text:s/>0.00 <text:s text:c="10"/>H <text:s/></text:p>
      <text:p text:style-name="P1">ATOM <text:s text:c="2"/>1960 <text:s/>HA <text:s/>GLY <text:s text:c="2"/>126 <text:s text:c="5"/>92.957 100.405 -90.705 <text:s/>1.00 <text:s/>0.00 <text:s text:c="10"/>H <text:s/></text:p>
      <text:p text:style-name="P1">ATOM <text:s text:c="2"/>1961 <text:s/>N <text:s text:c="2"/>ALA <text:s text:c="2"/>127 <text:s text:c="5"/>90.819 100.332 -93.421 <text:s/>1.00 <text:s/>0.00 <text:s text:c="10"/>N <text:s/></text:p>
      <text:p text:style-name="P1">ATOM <text:s text:c="2"/>1962 <text:s/>CA <text:s/>ALA <text:s text:c="2"/>127 <text:s text:c="5"/>91.162 100.762 -94.773 <text:s/>1.00 <text:s/>0.00 <text:s text:c="10"/>C <text:s/></text:p>
      <text:p text:style-name="P1">ATOM <text:s text:c="2"/>1963 <text:s/>C <text:s text:c="2"/>ALA <text:s text:c="2"/>127 <text:s text:c="5"/>91.750 102.153 -94.765 <text:s/>1.00 <text:s/>0.00 <text:s text:c="10"/>C <text:s/></text:p>
      <text:p text:style-name="P1">ATOM <text:s text:c="2"/>1964 <text:s/>O <text:s text:c="2"/>ALA <text:s text:c="2"/>127 <text:s text:c="5"/>92.781 102.433 -95.388 <text:s/>1.00 <text:s/>0.00 <text:s text:c="10"/>O <text:s/></text:p>
      <text:p text:style-name="P1">ATOM <text:s text:c="2"/>1965 <text:s/>CB <text:s/>ALA <text:s text:c="2"/>127 <text:s text:c="5"/>89.891 100.658 -95.633 <text:s/>1.00 <text:s/>0.00 <text:s text:c="10"/>C <text:s/></text:p>
      <text:p text:style-name="P1">ATOM <text:s text:c="2"/>1966 <text:s/>H <text:s text:c="2"/>ALA <text:s text:c="2"/>127 <text:s text:c="5"/>90.053 100.824 -92.840 <text:s/>1.00 <text:s/>0.00 <text:s text:c="10"/>H <text:s/></text:p>
      <text:p text:style-name="P1">ATOM <text:s text:c="2"/>1967 <text:s/>HA <text:s/>ALA <text:s text:c="2"/>127 <text:s text:c="5"/>91.936 100.081 -95.175 <text:s/>1.00 <text:s/>0.00 <text:s text:c="10"/>H <text:s/></text:p>
      <text:p text:style-name="P1">ATOM <text:s text:c="2"/>1968 1HB <text:s/>ALA <text:s text:c="2"/>127 <text:s text:c="5"/>89.496 <text:s/>99.624 -95.658 <text:s/>1.00 <text:s/>0.00 <text:s text:c="10"/>H <text:s/></text:p>
      <text:p text:style-name="P1">ATOM <text:s text:c="2"/>1969 2HB <text:s/>ALA <text:s text:c="2"/>127 <text:s text:c="5"/>89.077 101.305 -95.254 <text:s/>1.00 <text:s/>0.00 <text:s text:c="10"/>H <text:s/></text:p>
      <text:p text:style-name="P1">ATOM <text:s text:c="2"/>1970 3HB <text:s/>ALA <text:s text:c="2"/>127 <text:s text:c="5"/>90.078 100.951 -96.682 <text:s/>1.00 <text:s/>0.00 <text:s text:c="10"/>H <text:s/></text:p>
      <text:p text:style-name="P1">ATOM <text:s text:c="2"/>1971 <text:s/>N <text:s text:c="2"/>TYR <text:s text:c="2"/>128 <text:s text:c="5"/>91.077 103.206 -93.992 <text:s/>1.00 <text:s/>0.00 <text:s text:c="10"/>N <text:s/></text:p>
      <text:p text:style-name="P1">ATOM <text:s text:c="2"/>1972 <text:s/>CA <text:s/>TYR <text:s text:c="2"/>128 <text:s text:c="5"/>91.869 104.419 -94.176 <text:s/>1.00 <text:s/>0.00 <text:s text:c="10"/>C <text:s/></text:p>
      <text:p text:style-name="P1">ATOM <text:s text:c="2"/>1973 <text:s/>C <text:s text:c="2"/>TYR <text:s text:c="2"/>128 <text:s text:c="5"/>93.299 104.201 -93.745 <text:s/>1.00 <text:s/>0.00 <text:s text:c="10"/>C <text:s/></text:p>
      <text:p text:style-name="P1">ATOM <text:s text:c="2"/>1974 <text:s/>O <text:s text:c="2"/>TYR <text:s text:c="2"/>128 <text:s text:c="5"/>94.253 104.557 -94.442 <text:s/>1.00 <text:s/>0.00 <text:s text:c="10"/>O <text:s/></text:p>
      <text:p text:style-name="P1">ATOM <text:s text:c="2"/>1975 <text:s/>CB <text:s/>TYR <text:s text:c="2"/>128 <text:s text:c="5"/>91.288 105.594 -93.335 <text:s/>1.00 <text:s/>0.00 <text:s text:c="10"/>C <text:s/></text:p>
      <text:p text:style-name="P1">ATOM <text:s text:c="2"/>1976 <text:s/>CG <text:s/>TYR <text:s text:c="2"/>128 <text:s text:c="5"/>89.861 106.041 -93.672 <text:s/>1.00 <text:s/>0.00 <text:s text:c="10"/>C <text:s/></text:p>
      <text:p text:style-name="P1">ATOM <text:s text:c="2"/>1977 <text:s/>CD1 TYR <text:s text:c="2"/>128 <text:s text:c="5"/>89.611 106.846 -94.788 <text:s/>1.00 <text:s/>0.00 <text:s text:c="10"/>C <text:s/></text:p>
      <text:p text:style-name="P1">ATOM <text:s text:c="2"/>1978 <text:s/>CD2 TYR <text:s text:c="2"/>128 <text:s text:c="5"/>88.796 105.634 -92.863 <text:s/>1.00 <text:s/>0.00 <text:s text:c="10"/>C <text:s/></text:p>
      <text:p text:style-name="P1">ATOM <text:s text:c="2"/>1979 <text:s/>CE1 TYR <text:s text:c="2"/>128 <text:s text:c="5"/>88.308 107.234 -95.091 <text:s/>1.00 <text:s/>0.00 <text:s text:c="10"/>C <text:s/></text:p>
      <text:p text:style-name="P1">ATOM <text:s text:c="2"/>1980 <text:s/>CE2 TYR <text:s text:c="2"/>128 <text:s text:c="5"/>87.495 106.023 -93.168 <text:s/>1.00 <text:s/>0.00 <text:s text:c="10"/>C <text:s/></text:p>
      <text:p text:style-name="P1">ATOM <text:s text:c="2"/>1981 <text:s/>CZ <text:s/>TYR <text:s text:c="2"/>128 <text:s text:c="5"/>87.252 106.823 -94.282 <text:s/>1.00 <text:s/>0.00 <text:s text:c="10"/>C <text:s/></text:p>
      <text:p text:style-name="P1">ATOM <text:s text:c="2"/>1982 <text:s/>OH <text:s/>TYR <text:s text:c="2"/>128 <text:s text:c="5"/>85.976 107.203 -94.585 <text:s/>1.00 <text:s/>0.00 <text:s text:c="10"/>O <text:s/></text:p>
      <text:p text:style-name="P1">ATOM <text:s text:c="2"/>1983 <text:s/>H <text:s text:c="2"/>TYR <text:s text:c="2"/>128 <text:s text:c="5"/>90.887 102.789 -93.013 <text:s/>1.00 <text:s/>0.00 <text:s text:c="10"/>H <text:s/></text:p>
      <text:p text:style-name="P1">ATOM <text:s text:c="2"/>1984 <text:s/>HA <text:s/>TYR <text:s text:c="2"/>128 <text:s text:c="5"/>91.873 104.685 -95.249 <text:s/>1.00 <text:s/>0.00 <text:s text:c="10"/>H <text:s/></text:p>
      <text:p text:style-name="P1">ATOM <text:s text:c="2"/>1985 2HB <text:s/>TYR <text:s text:c="2"/>128 <text:s text:c="5"/>91.946 106.480 -93.431 <text:s/>1.00 <text:s/>0.00 <text:s text:c="10"/>H <text:s/></text:p>
      <text:p text:style-name="P1">ATOM <text:s text:c="2"/>1986 3HB <text:s/>TYR <text:s text:c="2"/>128 <text:s text:c="5"/>91.352 105.341 -92.257 <text:s/>1.00 <text:s/>0.00 <text:s text:c="10"/>H <text:s/></text:p>
      <text:p text:style-name="P1">ATOM <text:s text:c="2"/>1987 1HD <text:s/>TYR <text:s text:c="2"/>128 <text:s text:c="5"/>90.424 107.165 -95.425 <text:s/>1.00 <text:s/>0.00 <text:s text:c="10"/>H <text:s/></text:p>
      <text:p text:style-name="P1">ATOM <text:s text:c="2"/>1988 2HD <text:s/>TYR <text:s text:c="2"/>128 <text:s text:c="5"/>88.976 105.004 -92.002 <text:s/>1.00 <text:s/>0.00 <text:s text:c="10"/>H <text:s/></text:p>
      <text:p text:style-name="P1">ATOM <text:s text:c="2"/>1989 1HE <text:s/>TYR <text:s text:c="2"/>128 <text:s text:c="5"/>88.112 107.850 -95.956 <text:s/>1.00 <text:s/>0.00 <text:s text:c="10"/>H <text:s/></text:p>
      <text:p text:style-name="P1">ATOM <text:s text:c="2"/>1990 2HE <text:s/>TYR <text:s text:c="2"/>128 <text:s text:c="5"/>86.681 105.697 -92.538 <text:s/>1.00 <text:s/>0.00 <text:s text:c="10"/>H <text:s/></text:p>
      <text:p text:style-name="P1">ATOM <text:s text:c="2"/>1991 <text:s/>HH <text:s/>TYR <text:s text:c="2"/>128 <text:s text:c="5"/>85.384 106.830 -93.929 <text:s/>1.00 <text:s/>0.00 <text:s text:c="10"/>H <text:s/></text:p>
      <text:p text:style-name="P1">ATOM <text:s text:c="2"/>1992 <text:s/>N <text:s text:c="2"/>GLU <text:s text:c="2"/>129 <text:s text:c="5"/>93.563 103.545 -92.457 <text:s/>1.00 <text:s/>0.00 <text:s text:c="10"/>N <text:s/></text:p>
      <text:p text:style-name="P1">ATOM <text:s text:c="2"/>1993 <text:s/>CA <text:s/>GLU <text:s text:c="2"/>129 <text:s text:c="5"/>95.016 103.478 -92.322 <text:s/>1.00 <text:s/>0.00 <text:s text:c="10"/>C <text:s/></text:p>
      <text:p text:style-name="P1">ATOM <text:s text:c="2"/>1994 <text:s/>C <text:s text:c="2"/>GLU <text:s text:c="2"/>129 <text:s text:c="5"/>95.634 102.746 -93.488 <text:s/>1.00 <text:s/>0.00 <text:s text:c="10"/>C <text:s/></text:p>
      <text:p text:style-name="P1">ATOM <text:s text:c="2"/>1995 <text:s/>O <text:s text:c="2"/>GLU <text:s text:c="2"/>129 <text:s text:c="5"/>96.620 103.189 -94.094 <text:s/>1.00 <text:s/>0.00 <text:s text:c="10"/>O <text:s/></text:p>
      <text:p text:style-name="P1">ATOM <text:s text:c="2"/>1996 <text:s/>CB <text:s/>GLU <text:s text:c="2"/>129 <text:s text:c="5"/>95.387 102.778 -90.983 <text:s/>1.00 <text:s/>0.00 <text:s text:c="10"/>C <text:s/></text:p>
      <text:p text:style-name="P1">ATOM <text:s text:c="2"/>1997 <text:s/>CG <text:s/>GLU <text:s text:c="2"/>129 <text:s text:c="5"/>96.915 102.676 -90.672 <text:s/>1.00 <text:s/>0.00 <text:s text:c="10"/>C <text:s/></text:p>
      <text:p text:style-name="P1">ATOM <text:s text:c="2"/>1998 <text:s/>CD <text:s/>GLU <text:s text:c="2"/>129 <text:s text:c="5"/>97.348 101.950 -89.412 <text:s/>1.00 <text:s/>0.00 <text:s text:c="10"/>C <text:s/></text:p>
      <text:p text:style-name="P1">ATOM <text:s text:c="2"/>1999 <text:s/>OE1 GLU <text:s text:c="2"/>129 <text:s text:c="5"/>96.507 101.467 -88.630 <text:s/>1.00 <text:s/>0.00 <text:s text:c="10"/>O <text:s/></text:p>
      <text:p text:style-name="P1">ATOM <text:s text:c="2"/>2000 <text:s/>OE2 GLU <text:s text:c="2"/>129 <text:s text:c="5"/>98.578 101.856 -89.217 <text:s/>1.00 <text:s/>0.00 <text:s text:c="10"/>O1-</text:p>
      <text:p text:style-name="P1">ATOM <text:s text:c="2"/>2001 <text:s/>H <text:s text:c="2"/>GLU <text:s text:c="2"/>129 <text:s text:c="5"/>92.945 102.660 -92.434 <text:s/>1.00 <text:s/>0.00 <text:s text:c="10"/>H <text:s/></text:p>
      <text:p text:style-name="P1">ATOM <text:s text:c="2"/>2002 <text:s/>HA <text:s/>GLU <text:s text:c="2"/>129 <text:s text:c="5"/>95.419 104.507 -92.315 <text:s/>1.00 <text:s/>0.00 <text:s text:c="10"/>H <text:s/></text:p>
      <text:p text:style-name="P1">ATOM <text:s text:c="2"/>2003 2HB <text:s/>GLU <text:s text:c="2"/>129 <text:s text:c="5"/>94.956 101.756 -90.962 <text:s/>1.00 <text:s/>0.00 <text:s text:c="10"/>H <text:s/></text:p>
      <text:p text:style-name="P1">ATOM <text:s text:c="2"/>2004 3HB <text:s/>GLU <text:s text:c="2"/>129 <text:s text:c="5"/>94.897 103.298 -90.137 <text:s/>1.00 <text:s/>0.00 <text:s text:c="10"/>H <text:s/></text:p>
      <text:p text:style-name="P1">ATOM <text:s text:c="2"/>2005 2HG <text:s/>GLU <text:s text:c="2"/>129 <text:s text:c="5"/>97.382 103.673 -90.630 <text:s/>1.00 <text:s/>0.00 <text:s text:c="10"/>H <text:s/></text:p>
      <text:p text:style-name="P1"><text:soft-page-break/>ATOM <text:s text:c="2"/>2006 3HG <text:s/>GLU <text:s text:c="2"/>129 <text:s text:c="5"/>97.450 102.131 -91.468 <text:s/>1.00 <text:s/>0.00 <text:s text:c="10"/>H <text:s/></text:p>
      <text:p text:style-name="P1">ATOM <text:s text:c="2"/>2007 <text:s/>N <text:s text:c="2"/>ILE <text:s text:c="2"/>130 <text:s text:c="5"/>95.048 101.468 -93.919 <text:s/>1.00 <text:s/>0.00 <text:s text:c="10"/>N <text:s/></text:p>
      <text:p text:style-name="P1">ATOM <text:s text:c="2"/>2008 <text:s/>CA <text:s/>ILE <text:s text:c="2"/>130 <text:s text:c="5"/>95.850 101.010 -95.050 <text:s/>1.00 <text:s/>0.00 <text:s text:c="10"/>C <text:s/></text:p>
      <text:p text:style-name="P1">ATOM <text:s text:c="2"/>2009 <text:s/>C <text:s text:c="2"/>ILE <text:s text:c="2"/>130 <text:s text:c="5"/>95.874 102.043 -96.150 <text:s/>1.00 <text:s/>0.00 <text:s text:c="10"/>C <text:s/></text:p>
      <text:p text:style-name="P1">ATOM <text:s text:c="2"/>2010 <text:s/>O <text:s text:c="2"/>ILE <text:s text:c="2"/>130 <text:s text:c="5"/>96.927 102.384 -96.709 <text:s/>1.00 <text:s/>0.00 <text:s text:c="10"/>O <text:s/></text:p>
      <text:p text:style-name="P1">ATOM <text:s text:c="2"/>2011 <text:s/>CB <text:s/>ILE <text:s text:c="2"/>130 <text:s text:c="5"/>95.355 <text:s/>99.602 -95.575 <text:s/>1.00 <text:s/>0.00 <text:s text:c="10"/>C <text:s/></text:p>
      <text:p text:style-name="P1">ATOM <text:s text:c="2"/>2012 <text:s/>CG1 ILE <text:s text:c="2"/>130 <text:s text:c="5"/>95.233 <text:s/>98.501 -94.473 <text:s/>1.00 <text:s/>0.00 <text:s text:c="10"/>C <text:s/></text:p>
      <text:p text:style-name="P1">ATOM <text:s text:c="2"/>2013 <text:s/>CG2 ILE <text:s text:c="2"/>130 <text:s text:c="5"/>96.244 <text:s/>99.038 -96.727 <text:s/>1.00 <text:s/>0.00 <text:s text:c="10"/>C <text:s/></text:p>
      <text:p text:style-name="P1">ATOM <text:s text:c="2"/>2014 <text:s/>CD1 ILE <text:s text:c="2"/>130 <text:s text:c="5"/>94.459 <text:s/>97.229 -94.875 <text:s/>1.00 <text:s/>0.00 <text:s text:c="10"/>C <text:s/></text:p>
      <text:p text:style-name="P1">ATOM <text:s text:c="2"/>2015 <text:s/>H <text:s text:c="2"/>ILE <text:s text:c="2"/>130 <text:s text:c="5"/>93.984 101.636 -94.002 <text:s/>1.00 <text:s/>0.00 <text:s text:c="10"/>H <text:s/></text:p>
      <text:p text:style-name="P1">ATOM <text:s text:c="2"/>2016 <text:s/>HA <text:s/>ILE <text:s text:c="2"/>130 <text:s text:c="5"/>96.893 100.903 -94.698 <text:s/>1.00 <text:s/>0.00 <text:s text:c="10"/>H <text:s/></text:p>
      <text:p text:style-name="P1">ATOM <text:s text:c="2"/>2017 <text:s/>HB <text:s/>ILE <text:s text:c="2"/>130 <text:s text:c="5"/>94.335 <text:s/>99.757 -95.985 <text:s/>1.00 <text:s/>0.00 <text:s text:c="10"/>H <text:s/></text:p>
      <text:p text:style-name="P1">ATOM <text:s text:c="2"/>2018 2HG1 ILE <text:s text:c="2"/>130 <text:s text:c="5"/>94.702 <text:s/>98.914 -93.595 <text:s/>1.00 <text:s/>0.00 <text:s text:c="10"/>H <text:s/></text:p>
      <text:p text:style-name="P1">ATOM <text:s text:c="2"/>2019 3HG1 ILE <text:s text:c="2"/>130 <text:s text:c="5"/>96.236 <text:s/>98.232 -94.087 <text:s/>1.00 <text:s/>0.00 <text:s text:c="10"/>H <text:s/></text:p>
      <text:p text:style-name="P1">ATOM <text:s text:c="2"/>2020 1HG2 ILE <text:s text:c="2"/>130 <text:s text:c="5"/>96.291 <text:s/>99.704 -97.606 <text:s/>1.00 <text:s/>0.00 <text:s text:c="10"/>H <text:s/></text:p>
      <text:p text:style-name="P1">ATOM <text:s text:c="2"/>2021 2HG2 ILE <text:s text:c="2"/>130 <text:s text:c="5"/>97.285 <text:s/>98.856 -96.398 <text:s/>1.00 <text:s/>0.00 <text:s text:c="10"/>H <text:s/></text:p>
      <text:p text:style-name="P1">ATOM <text:s text:c="2"/>2022 3HG2 ILE <text:s text:c="2"/>130 <text:s text:c="5"/>95.860 <text:s/>98.082 -97.126 <text:s/>1.00 <text:s/>0.00 <text:s text:c="10"/>H <text:s/></text:p>
      <text:p text:style-name="P1">ATOM <text:s text:c="2"/>2023 1HD1 ILE <text:s text:c="2"/>130 <text:s text:c="5"/>93.436 <text:s/>97.465 -95.225 <text:s/>1.00 <text:s/>0.00 <text:s text:c="10"/>H <text:s/></text:p>
      <text:p text:style-name="P1">ATOM <text:s text:c="2"/>2024 2HD1 ILE <text:s text:c="2"/>130 <text:s text:c="5"/>94.962 <text:s/>96.663 -95.679 <text:s/>1.00 <text:s/>0.00 <text:s text:c="10"/>H <text:s/></text:p>
      <text:p text:style-name="P1">ATOM <text:s text:c="2"/>2025 3HD1 ILE <text:s text:c="2"/>130 <text:s text:c="5"/>94.356 <text:s/>96.537 -94.019 <text:s/>1.00 <text:s/>0.00 <text:s text:c="10"/>H <text:s/></text:p>
      <text:p text:style-name="P1">ATOM <text:s text:c="2"/>2026 <text:s/>N <text:s text:c="2"/>GLY <text:s text:c="2"/>131 <text:s text:c="5"/>94.610 102.665 -96.571 <text:s/>1.00 <text:s/>0.00 <text:s text:c="10"/>N <text:s/></text:p>
      <text:p text:style-name="P1">ATOM <text:s text:c="2"/>2027 <text:s/>CA <text:s/>GLY <text:s text:c="2"/>131 <text:s text:c="5"/>94.951 103.606 -97.634 <text:s/>1.00 <text:s/>0.00 <text:s text:c="10"/>C <text:s/></text:p>
      <text:p text:style-name="P1">ATOM <text:s text:c="2"/>2028 <text:s/>C <text:s text:c="2"/>GLY <text:s text:c="2"/>131 <text:s text:c="5"/>95.968 104.614 -97.157 <text:s/>1.00 <text:s/>0.00 <text:s text:c="10"/>C <text:s/></text:p>
      <text:p text:style-name="P1">ATOM <text:s text:c="2"/>2029 <text:s/>O <text:s text:c="2"/>GLY <text:s text:c="2"/>131 <text:s text:c="5"/>96.968 104.899 -97.821 <text:s/>1.00 <text:s/>0.00 <text:s text:c="10"/>O <text:s/></text:p>
      <text:p text:style-name="P1">ATOM <text:s text:c="2"/>2030 <text:s/>H <text:s text:c="2"/>GLY <text:s text:c="2"/>131 <text:s text:c="5"/>94.110 102.979 -95.667 <text:s/>1.00 <text:s/>0.00 <text:s text:c="10"/>H <text:s/></text:p>
      <text:p text:style-name="P1">ATOM <text:s text:c="2"/>2031 3HA <text:s/>GLY <text:s text:c="2"/>131 <text:s text:c="5"/>94.075 104.107 -97.925 <text:s/>0.00 <text:s/>0.00 <text:s text:c="10"/>H <text:s/></text:p>
      <text:p text:style-name="P1">ATOM <text:s text:c="2"/>2032 <text:s/>HA <text:s/>GLY <text:s text:c="2"/>131 <text:s text:c="5"/>95.396 103.048 -98.479 <text:s/>1.00 <text:s/>0.00 <text:s text:c="10"/>H <text:s/></text:p>
      <text:p text:style-name="P1">ATOM <text:s text:c="2"/>2033 <text:s/>N <text:s text:c="2"/>PHE <text:s text:c="2"/>132 <text:s text:c="5"/>95.761 105.278 -95.862 <text:s/>1.00 <text:s/>0.00 <text:s text:c="10"/>N <text:s/></text:p>
      <text:p text:style-name="P1">ATOM <text:s text:c="2"/>2034 <text:s/>CA <text:s/>PHE <text:s text:c="2"/>132 <text:s text:c="5"/>96.892 106.182 -95.679 <text:s/>1.00 <text:s/>0.00 <text:s text:c="10"/>C <text:s/></text:p>
      <text:p text:style-name="P1">ATOM <text:s text:c="2"/>2035 <text:s/>C <text:s text:c="2"/>PHE <text:s text:c="2"/>132 <text:s text:c="5"/>98.202 105.433 -95.750 <text:s/>1.00 <text:s/>0.00 <text:s text:c="10"/>C <text:s/></text:p>
      <text:p text:style-name="P1">ATOM <text:s text:c="2"/>2036 <text:s/>O <text:s text:c="2"/>PHE <text:s text:c="2"/>132 <text:s text:c="5"/>99.172 105.848 -96.444 <text:s/>1.00 <text:s/>0.00 <text:s text:c="10"/>O <text:s/></text:p>
      <text:p text:style-name="P1">ATOM <text:s text:c="2"/>2037 <text:s/>CB <text:s/>PHE <text:s text:c="2"/>132 <text:s text:c="5"/>96.792 106.891 -94.294 <text:s/>1.00 <text:s/>0.00 <text:s text:c="10"/>C <text:s/></text:p>
      <text:p text:style-name="P1">ATOM <text:s text:c="2"/>2038 <text:s/>CG <text:s/>PHE <text:s text:c="2"/>132 <text:s text:c="5"/>95.517 107.709 -94.034 <text:s/>1.00 <text:s/>0.00 <text:s text:c="10"/>C <text:s/></text:p>
      <text:p text:style-name="P1">ATOM <text:s text:c="2"/>2039 <text:s/>CD1 PHE <text:s text:c="2"/>132 <text:s text:c="5"/>94.394 107.081 -93.483 <text:s/>1.00 <text:s/>0.00 <text:s text:c="10"/>C <text:s/></text:p>
      <text:p text:style-name="P1">ATOM <text:s text:c="2"/>2040 <text:s/>CD2 PHE <text:s text:c="2"/>132 <text:s text:c="5"/>95.444 109.055 -94.398 <text:s/>1.00 <text:s/>0.00 <text:s text:c="10"/>C <text:s/></text:p>
      <text:p text:style-name="P1">ATOM <text:s text:c="2"/>2041 <text:s/>CE1 PHE <text:s text:c="2"/>132 <text:s text:c="5"/>93.208 107.787 -93.317 <text:s/>1.00 <text:s/>0.00 <text:s text:c="10"/>C <text:s/></text:p>
      <text:p text:style-name="P1">ATOM <text:s text:c="2"/>2042 <text:s/>CE2 PHE <text:s text:c="2"/>132 <text:s text:c="5"/>94.259 109.765 -94.221 <text:s/>1.00 <text:s/>0.00 <text:s text:c="10"/>C <text:s/></text:p>
      <text:p text:style-name="P1">ATOM <text:s text:c="2"/>2043 <text:s/>CZ <text:s/>PHE <text:s text:c="2"/>132 <text:s text:c="5"/>93.141 109.129 -93.683 <text:s/>1.00 <text:s/>0.00 <text:s text:c="10"/>C <text:s/></text:p>
      <text:p text:style-name="P1">ATOM <text:s text:c="2"/>2044 <text:s/>H <text:s text:c="2"/>PHE <text:s text:c="2"/>132 <text:s text:c="5"/>95.534 104.495 -95.154 <text:s/>1.00 <text:s/>0.00 <text:s text:c="10"/>H <text:s/></text:p>
      <text:p text:style-name="P1">ATOM <text:s text:c="2"/>2045 <text:s/>HA <text:s/>PHE <text:s text:c="2"/>132 <text:s text:c="5"/>96.884 106.935 -96.490 <text:s/>1.00 <text:s/>0.00 <text:s text:c="10"/>H <text:s/></text:p>
      <text:p text:style-name="P1">ATOM <text:s text:c="2"/>2046 2HB <text:s/>PHE <text:s text:c="2"/>132 <text:s text:c="5"/>97.668 107.556 -94.157 <text:s/>1.00 <text:s/>0.00 <text:s text:c="10"/>H <text:s/></text:p>
      <text:p text:style-name="P1">ATOM <text:s text:c="2"/>2047 3HB <text:s/>PHE <text:s text:c="2"/>132 <text:s text:c="5"/>96.908 106.142 -93.484 <text:s/>1.00 <text:s/>0.00 <text:s text:c="10"/>H <text:s/></text:p>
      <text:p text:style-name="P1">ATOM <text:s text:c="2"/>2048 1HD <text:s/>PHE <text:s text:c="2"/>132 <text:s text:c="5"/>94.429 106.031 -93.225 <text:s/>1.00 <text:s/>0.00 <text:s text:c="10"/>H <text:s/></text:p>
      <text:p text:style-name="P1">ATOM <text:s text:c="2"/>2049 2HD <text:s/>PHE <text:s text:c="2"/>132 <text:s text:c="5"/>96.301 109.548 -94.836 <text:s/>1.00 <text:s/>0.00 <text:s text:c="10"/>H <text:s/></text:p>
      <text:p text:style-name="P1">ATOM <text:s text:c="2"/>2050 1HE <text:s/>PHE <text:s text:c="2"/>132 <text:s text:c="5"/>92.337 107.286 -92.919 <text:s/>1.00 <text:s/>0.00 <text:s text:c="10"/>H <text:s/></text:p>
      <text:p text:style-name="P1">ATOM <text:s text:c="2"/>2051 2HE <text:s/>PHE <text:s text:c="2"/>132 <text:s text:c="5"/>94.205 110.803 -94.512 <text:s/>1.00 <text:s/>0.00 <text:s text:c="10"/>H <text:s/></text:p>
      <text:p text:style-name="P1">ATOM <text:s text:c="2"/>2052 <text:s/>HZ <text:s/>PHE <text:s text:c="2"/>132 <text:s text:c="5"/>92.217 109.674 -93.558 <text:s/>1.00 <text:s/>0.00 <text:s text:c="10"/>H <text:s/></text:p>
      <text:p text:style-name="P1">ATOM <text:s text:c="2"/>2053 <text:s/>N <text:s text:c="2"/>THR <text:s text:c="2"/>133 <text:s text:c="5"/>98.352 104.185 -94.988 <text:s/>1.00 <text:s/>0.00 <text:s text:c="10"/>N <text:s/></text:p>
      <text:p text:style-name="P1">ATOM <text:s text:c="2"/>2054 <text:s/>CA <text:s/>THR <text:s text:c="2"/>133 <text:s text:c="5"/>99.703 103.703 -95.254 <text:s/>1.00 <text:s/>0.00 <text:s text:c="10"/>C <text:s/></text:p>
      <text:p text:style-name="P1">ATOM <text:s text:c="2"/>2055 <text:s/>C <text:s text:c="2"/>THR <text:s text:c="2"/>133 <text:s text:c="5"/>99.930 103.516 -96.735 <text:s/>1.00 <text:s/>0.00 <text:s text:c="10"/>C <text:s/></text:p>
      <text:p text:style-name="P1">ATOM <text:s text:c="2"/>2056 <text:s/>O <text:s text:c="2"/>THR <text:s text:c="2"/>133 <text:s text:c="4"/>100.927 103.933 -97.290 <text:s/>1.00 <text:s/>0.00 <text:s text:c="10"/>O <text:s/></text:p>
      <text:p text:style-name="P1">ATOM <text:s text:c="2"/>2057 <text:s/>CB <text:s/>THR <text:s text:c="2"/>133 <text:s text:c="5"/>99.974 102.369 -94.479 <text:s/>1.00 <text:s/>0.00 <text:s text:c="10"/>C <text:s/></text:p>
      <text:p text:style-name="P1">ATOM <text:s text:c="2"/>2058 <text:s/>CG2 THR <text:s text:c="2"/>133 <text:s text:c="4"/>101.368 101.736 -94.675 <text:s/>1.00 <text:s/>0.00 <text:s text:c="10"/>C <text:s/></text:p>
      <text:p text:style-name="P1">ATOM <text:s text:c="2"/>2059 <text:s/>OG1 THR <text:s text:c="2"/>133 <text:s text:c="5"/>99.870 102.577 -93.077 <text:s/>1.00 <text:s/>0.00 <text:s text:c="10"/>O <text:s/></text:p>
      <text:p text:style-name="P1">ATOM <text:s text:c="2"/>2060 <text:s/>H <text:s text:c="2"/>THR <text:s text:c="2"/>133 <text:s text:c="5"/>97.477 103.589 -95.208 <text:s/>1.00 <text:s/>0.00 <text:s text:c="10"/>H <text:s/></text:p>
      <text:p text:style-name="P1">ATOM <text:s text:c="2"/>2061 <text:s/>HA <text:s/>THR <text:s text:c="2"/>133 <text:s text:c="4"/>100.421 104.468 -94.904 <text:s/>1.00 <text:s/>0.00 <text:s text:c="10"/>H <text:s/></text:p>
      <text:p text:style-name="P1">ATOM <text:s text:c="2"/>2062 <text:s/>HB <text:s/>THR <text:s text:c="2"/>133 <text:s text:c="5"/>99.206 101.626 -94.786 <text:s/>1.00 <text:s/>0.00 <text:s text:c="10"/>H <text:s/></text:p>
      <text:p text:style-name="P1">ATOM <text:s text:c="2"/>2063 1HG <text:s/>THR <text:s text:c="2"/>133 <text:s text:c="5"/>99.975 101.711 -92.671 <text:s/>1.00 <text:s/>0.00 <text:s text:c="10"/>H <text:s/></text:p>
      <text:p text:style-name="P1">ATOM <text:s text:c="2"/>2064 1HG2 THR <text:s text:c="2"/>133 <text:s text:c="4"/>101.492 100.811 -94.080 <text:s/>1.00 <text:s/>0.00 <text:s text:c="10"/>H <text:s/></text:p>
      <text:p text:style-name="P1"><text:soft-page-break/>ATOM <text:s text:c="2"/>2065 2HG2 THR <text:s text:c="2"/>133 <text:s text:c="4"/>101.558 101.444 -95.724 <text:s/>1.00 <text:s/>0.00 <text:s text:c="10"/>H <text:s/></text:p>
      <text:p text:style-name="P1">ATOM <text:s text:c="2"/>2066 3HG2 THR <text:s text:c="2"/>133 <text:s text:c="4"/>102.179 102.428 -94.378 <text:s/>1.00 <text:s/>0.00 <text:s text:c="10"/>H <text:s/></text:p>
      <text:p text:style-name="P1">ATOM <text:s text:c="2"/>2067 <text:s/>N <text:s text:c="2"/>PRO <text:s text:c="2"/>134 <text:s text:c="5"/>98.915 102.808 -97.528 <text:s/>1.00 <text:s/>0.00 <text:s text:c="10"/>N <text:s/></text:p>
      <text:p text:style-name="P1">ATOM <text:s text:c="2"/>2068 <text:s/>CA <text:s/>PRO <text:s text:c="2"/>134 <text:s text:c="5"/>99.370 102.764 -98.910 <text:s/>1.00 <text:s/>0.00 <text:s text:c="10"/>C <text:s/></text:p>
      <text:p text:style-name="P1">ATOM <text:s text:c="2"/>2069 <text:s/>C <text:s text:c="2"/>PRO <text:s text:c="2"/>134 <text:s text:c="4"/>100.580 103.686 -99.138 <text:s/>1.00 <text:s/>0.00 <text:s text:c="10"/>C <text:s/></text:p>
      <text:p text:style-name="P1">ATOM <text:s text:c="2"/>2070 <text:s/>O <text:s text:c="2"/>PRO <text:s text:c="2"/>134 <text:s text:c="4"/>101.568 103.280 -99.750 <text:s/>1.00 <text:s/>0.00 <text:s text:c="10"/>O <text:s/></text:p>
      <text:p text:style-name="P1">ATOM <text:s text:c="2"/>2071 <text:s/>CB <text:s/>PRO <text:s text:c="2"/>134 <text:s text:c="5"/>98.116 103.219 -99.671 <text:s/>1.00 <text:s/>0.00 <text:s text:c="10"/>C <text:s/></text:p>
      <text:p text:style-name="P1">ATOM <text:s text:c="2"/>2072 <text:s/>CG <text:s/>PRO <text:s text:c="2"/>134 <text:s text:c="5"/>97.406 104.150 -98.676 <text:s/>1.00 <text:s/>0.00 <text:s text:c="10"/>C <text:s/></text:p>
      <text:p text:style-name="P1">ATOM <text:s text:c="2"/>2073 <text:s/>CD <text:s/>PRO <text:s text:c="2"/>134 <text:s text:c="5"/>97.644 103.469 -97.325 <text:s/>1.00 <text:s/>0.00 <text:s text:c="10"/>C <text:s/></text:p>
      <text:p text:style-name="P1">ATOM <text:s text:c="2"/>2074 <text:s/>HA <text:s/>PRO <text:s text:c="2"/>134 <text:s text:c="5"/>99.648 101.745 -99.189 <text:s/>1.00 <text:s/>0.00 <text:s text:c="10"/>H <text:s/></text:p>
      <text:p text:style-name="P1">ATOM <text:s text:c="2"/>2075 2HB <text:s/>PRO <text:s text:c="2"/>134 <text:s text:c="5"/>97.483 102.351 -99.865 <text:s/>1.00 <text:s/>0.00 <text:s text:c="10"/>H <text:s/></text:p>
      <text:p text:style-name="P1">ATOM <text:s text:c="2"/>2076 3HB <text:s/>PRO <text:s text:c="2"/>134 <text:s text:c="5"/>98.348 103.710-100.619 <text:s/>1.00 <text:s/>0.00 <text:s text:c="10"/>H <text:s/></text:p>
      <text:p text:style-name="P1">ATOM <text:s text:c="2"/>2077 2HG <text:s/>PRO <text:s text:c="2"/>134 <text:s text:c="5"/>96.343 104.267 -98.897 <text:s/>1.00 <text:s/>0.00 <text:s text:c="10"/>H <text:s/></text:p>
      <text:p text:style-name="P1">ATOM <text:s text:c="2"/>2078 3HG <text:s/>PRO <text:s text:c="2"/>134 <text:s text:c="5"/>97.890 105.128 -98.680 <text:s/>1.00 <text:s/>0.00 <text:s text:c="10"/>H <text:s/></text:p>
      <text:p text:style-name="P1">ATOM <text:s text:c="2"/>2079 2HD <text:s/>PRO <text:s text:c="2"/>134 <text:s text:c="5"/>96.873 102.723 -97.122 <text:s/>1.00 <text:s/>0.00 <text:s text:c="10"/>H <text:s/></text:p>
      <text:p text:style-name="P1">ATOM <text:s text:c="2"/>2080 3HD <text:s/>PRO <text:s text:c="2"/>134 <text:s text:c="5"/>97.701 104.189 -96.505 <text:s/>1.00 <text:s/>0.00 <text:s text:c="10"/>H <text:s/></text:p>
      <text:p text:style-name="P1">ATOM <text:s text:c="2"/>2081 <text:s/>N <text:s text:c="2"/>THR <text:s text:c="2"/>135 <text:s text:c="4"/>100.556 105.062 -98.621 <text:s/>1.00 <text:s/>0.00 <text:s text:c="10"/>N <text:s/></text:p>
      <text:p text:style-name="P1">ATOM <text:s text:c="2"/>2082 <text:s/>CA <text:s/>THR <text:s text:c="2"/>135 <text:s text:c="4"/>101.832 105.662 -98.998 <text:s/>1.00 <text:s/>0.00 <text:s text:c="10"/>C <text:s/></text:p>
      <text:p text:style-name="P1">ATOM <text:s text:c="2"/>2083 <text:s/>C <text:s text:c="2"/>THR <text:s text:c="2"/>135 <text:s text:c="4"/>102.990 104.856 -98.462 <text:s/>1.00 <text:s/>0.00 <text:s text:c="10"/>C <text:s/></text:p>
      <text:p text:style-name="P1">ATOM <text:s text:c="2"/>2084 <text:s/>O <text:s text:c="2"/>THR <text:s text:c="2"/>135 <text:s text:c="4"/>103.940 104.556 -99.156 <text:s/>1.00 <text:s/>0.00 <text:s text:c="10"/>O <text:s/></text:p>
      <text:p text:style-name="P1">ATOM <text:s text:c="2"/>2085 <text:s/>CB <text:s/>THR <text:s text:c="2"/>135 <text:s text:c="4"/>101.911 107.145 -98.499 <text:s/>1.00 <text:s/>0.00 <text:s text:c="10"/>C <text:s/></text:p>
      <text:p text:style-name="P1">ATOM <text:s text:c="2"/>2086 <text:s/>CG2 THR <text:s text:c="2"/>135 <text:s text:c="4"/>103.215 107.906 -98.819 <text:s/>1.00 <text:s/>0.00 <text:s text:c="10"/>C <text:s/></text:p>
      <text:p text:style-name="P1">ATOM <text:s text:c="2"/>2087 <text:s/>OG1 THR <text:s text:c="2"/>135 <text:s text:c="4"/>100.885 107.928 -99.095 <text:s/>1.00 <text:s/>0.00 <text:s text:c="10"/>O <text:s/></text:p>
      <text:p text:style-name="P1">ATOM <text:s text:c="2"/>2088 <text:s/>H <text:s text:c="2"/>THR <text:s text:c="2"/>135 <text:s text:c="4"/>100.238 104.993 -97.591 <text:s/>1.00 <text:s/>0.00 <text:s text:c="10"/>H <text:s/></text:p>
      <text:p text:style-name="P1">ATOM <text:s text:c="2"/>2089 <text:s/>HA <text:s/>THR <text:s text:c="2"/>135 <text:s text:c="4"/>101.908 105.655-100.101 <text:s/>1.00 <text:s/>0.00 <text:s text:c="10"/>H <text:s/></text:p>
      <text:p text:style-name="P1">ATOM <text:s text:c="2"/>2090 <text:s/>HB <text:s/>THR <text:s text:c="2"/>135 <text:s text:c="4"/>101.766 107.150 -97.396 <text:s/>1.00 <text:s/>0.00 <text:s text:c="10"/>H <text:s/></text:p>
      <text:p text:style-name="P1">ATOM <text:s text:c="2"/>2091 1HG <text:s/>THR <text:s text:c="2"/>135 <text:s text:c="4"/>100.947 108.799 -98.693 <text:s/>1.00 <text:s/>0.00 <text:s text:c="10"/>H <text:s/></text:p>
      <text:p text:style-name="P1">ATOM <text:s text:c="2"/>2092 1HG2 THR <text:s text:c="2"/>135 <text:s text:c="4"/>103.188 108.950 -98.456 <text:s/>1.00 <text:s/>0.00 <text:s text:c="10"/>H <text:s/></text:p>
      <text:p text:style-name="P1">ATOM <text:s text:c="2"/>2093 2HG2 THR <text:s text:c="2"/>135 <text:s text:c="4"/>104.102 107.447 -98.343 <text:s/>1.00 <text:s/>0.00 <text:s text:c="10"/>H <text:s/></text:p>
      <text:p text:style-name="P1">ATOM <text:s text:c="2"/>2094 3HG2 THR <text:s text:c="2"/>135 <text:s text:c="4"/>103.412 107.942 -99.907 <text:s/>1.00 <text:s/>0.00 <text:s text:c="10"/>H <text:s/></text:p>
      <text:p text:style-name="P1">ATOM <text:s text:c="2"/>2095 <text:s/>N <text:s text:c="2"/>GLN <text:s text:c="2"/>136 <text:s text:c="4"/>102.966 104.421 -97.058 <text:s/>1.00 <text:s/>0.00 <text:s text:c="10"/>N <text:s/></text:p>
      <text:p text:style-name="P1">ATOM <text:s text:c="2"/>2096 <text:s/>CA <text:s/>GLN <text:s text:c="2"/>136 <text:s text:c="4"/>104.201 103.674 -96.840 <text:s/>1.00 <text:s/>0.00 <text:s text:c="10"/>C <text:s/></text:p>
      <text:p text:style-name="P1">ATOM <text:s text:c="2"/>2097 <text:s/>C <text:s text:c="2"/>GLN <text:s text:c="2"/>136 <text:s text:c="4"/>104.315 102.520 -97.808 <text:s/>1.00 <text:s/>0.00 <text:s text:c="10"/>C <text:s/></text:p>
      <text:p text:style-name="P1">ATOM <text:s text:c="2"/>2098 <text:s/>O <text:s text:c="2"/>GLN <text:s text:c="2"/>136 <text:s text:c="4"/>105.349 102.294 -98.432 <text:s/>1.00 <text:s/>0.00 <text:s text:c="10"/>O <text:s/></text:p>
      <text:p text:style-name="P1">ATOM <text:s text:c="2"/>2099 <text:s/>CB <text:s/>GLN <text:s text:c="2"/>136 <text:s text:c="4"/>104.227 103.174 -95.378 <text:s/>1.00 <text:s/>0.00 <text:s text:c="10"/>C <text:s/></text:p>
      <text:p text:style-name="P1">ATOM <text:s text:c="2"/>2100 <text:s/>CG <text:s/>GLN <text:s text:c="2"/>136 <text:s text:c="4"/>105.504 102.385 -94.940 <text:s/>1.00 <text:s/>0.00 <text:s text:c="10"/>C <text:s/></text:p>
      <text:p text:style-name="P1">ATOM <text:s text:c="2"/>2101 <text:s/>CD <text:s/>GLN <text:s text:c="2"/>136 <text:s text:c="4"/>105.574 101.806 -93.521 <text:s/>1.00 <text:s/>0.00 <text:s text:c="10"/>C <text:s/></text:p>
      <text:p text:style-name="P1">ATOM <text:s text:c="2"/>2102 <text:s/>NE2 GLN <text:s text:c="2"/>136 <text:s text:c="4"/>104.580 101.989 -92.690 <text:s/>1.00 <text:s/>0.00 <text:s text:c="10"/>N <text:s/></text:p>
      <text:p text:style-name="P1">ATOM <text:s text:c="2"/>2103 <text:s/>OE1 GLN <text:s text:c="2"/>136 <text:s text:c="4"/>106.537 101.151 -93.155 <text:s/>1.00 <text:s/>0.00 <text:s text:c="10"/>O <text:s/></text:p>
      <text:p text:style-name="P1">ATOM <text:s text:c="2"/>2104 <text:s/>H <text:s text:c="2"/>GLN <text:s text:c="2"/>136 <text:s text:c="4"/>102.102 104.028 -96.912 <text:s/>1.00 <text:s/>0.00 <text:s text:c="10"/>H <text:s/></text:p>
      <text:p text:style-name="P1">ATOM <text:s text:c="2"/>2105 <text:s/>HA <text:s/>GLN <text:s text:c="2"/>136 <text:s text:c="4"/>105.060 104.347 -97.020 <text:s/>1.00 <text:s/>0.00 <text:s text:c="10"/>H <text:s/></text:p>
      <text:p text:style-name="P1">ATOM <text:s text:c="2"/>2106 2HB <text:s/>GLN <text:s text:c="2"/>136 <text:s text:c="4"/>103.334 102.537 -95.207 <text:s/>1.00 <text:s/>0.00 <text:s text:c="10"/>H <text:s/></text:p>
      <text:p text:style-name="P1">ATOM <text:s text:c="2"/>2107 3HB <text:s/>GLN <text:s text:c="2"/>136 <text:s text:c="4"/>104.099 104.042 -94.701 <text:s/>1.00 <text:s/>0.00 <text:s text:c="10"/>H <text:s/></text:p>
      <text:p text:style-name="P1">ATOM <text:s text:c="2"/>2108 2HG <text:s/>GLN <text:s text:c="2"/>136 <text:s text:c="4"/>106.405 103.009 -95.088 <text:s/>1.00 <text:s/>0.00 <text:s text:c="10"/>H <text:s/></text:p>
      <text:p text:style-name="P1">ATOM <text:s text:c="2"/>2109 3HG <text:s/>GLN <text:s text:c="2"/>136 <text:s text:c="4"/>105.663 101.514 -95.601 <text:s/>1.00 <text:s/>0.00 <text:s text:c="10"/>H <text:s/></text:p>
      <text:p text:style-name="P1">ATOM <text:s text:c="2"/>2110 1HE2 GLN <text:s text:c="2"/>136 <text:s text:c="4"/>104.678 101.516 -91.790 <text:s/>1.00 <text:s/>0.00 <text:s text:c="10"/>H <text:s/></text:p>
      <text:p text:style-name="P1">ATOM <text:s text:c="2"/>2111 2HE2 GLN <text:s text:c="2"/>136 <text:s text:c="4"/>103.777 102.485 -93.080 <text:s/>1.00 <text:s/>0.00 <text:s text:c="10"/>H <text:s/></text:p>
      <text:p text:style-name="P1">ATOM <text:s text:c="2"/>2112 <text:s/>N <text:s text:c="2"/>ASN <text:s text:c="2"/>137 <text:s text:c="4"/>103.154 101.641 -98.009 <text:s/>1.00 <text:s/>0.00 <text:s text:c="10"/>N <text:s/></text:p>
      <text:p text:style-name="P1">ATOM <text:s text:c="2"/>2113 <text:s/>CA <text:s/>ASN <text:s text:c="2"/>137 <text:s text:c="4"/>103.566 100.636 -98.986 <text:s/>1.00 <text:s/>0.00 <text:s text:c="10"/>C <text:s/></text:p>
      <text:p text:style-name="P1">ATOM <text:s text:c="2"/>2114 <text:s/>C <text:s text:c="2"/>ASN <text:s text:c="2"/>137 <text:s text:c="4"/>104.036 101.288-100.265 <text:s/>1.00 <text:s/>0.00 <text:s text:c="10"/>C <text:s/></text:p>
      <text:p text:style-name="P1">ATOM <text:s text:c="2"/>2115 <text:s/>O <text:s text:c="2"/>ASN <text:s text:c="2"/>137 <text:s text:c="4"/>105.081 100.952-100.822 <text:s/>1.00 <text:s/>0.00 <text:s text:c="10"/>O <text:s/></text:p>
      <text:p text:style-name="P1">ATOM <text:s text:c="2"/>2116 <text:s/>CB <text:s/>ASN <text:s text:c="2"/>137 <text:s text:c="4"/>102.381 <text:s/>99.668 -99.265 <text:s/>1.00 <text:s/>0.00 <text:s text:c="10"/>C <text:s/></text:p>
      <text:p text:style-name="P1">ATOM <text:s text:c="2"/>2117 <text:s/>CG <text:s/>ASN <text:s text:c="2"/>137 <text:s text:c="4"/>101.787 <text:s/>98.933 -98.058 <text:s/>1.00 <text:s/>0.00 <text:s text:c="10"/>C <text:s/></text:p>
      <text:p text:style-name="P1">ATOM <text:s text:c="2"/>2118 <text:s/>ND2 ASN <text:s text:c="2"/>137 <text:s text:c="4"/>102.419 <text:s/>97.896 -97.578 <text:s/>1.00 <text:s/>0.00 <text:s text:c="10"/>N <text:s/></text:p>
      <text:p text:style-name="P1">ATOM <text:s text:c="2"/>2119 <text:s/>OD1 ASN <text:s text:c="2"/>137 <text:s text:c="4"/>100.753 <text:s/>99.297 -97.518 <text:s/>1.00 <text:s/>0.00 <text:s text:c="10"/>O <text:s/></text:p>
      <text:p text:style-name="P1">ATOM <text:s text:c="2"/>2120 <text:s/>H <text:s text:c="2"/>ASN <text:s text:c="2"/>137 <text:s text:c="4"/>102.308 102.290 -98.177 <text:s/>1.00 <text:s/>0.00 <text:s text:c="10"/>H <text:s/></text:p>
      <text:p text:style-name="P1">ATOM <text:s text:c="2"/>2121 <text:s/>HA <text:s/>ASN <text:s text:c="2"/>137 <text:s text:c="4"/>104.422 100.074 -98.570 <text:s/>1.00 <text:s/>0.00 <text:s text:c="10"/>H <text:s/></text:p>
      <text:p text:style-name="P1">ATOM <text:s text:c="2"/>2122 2HB <text:s/>ASN <text:s text:c="2"/>137 <text:s text:c="4"/>102.669 <text:s/>98.914-100.021 <text:s/>1.00 <text:s/>0.00 <text:s text:c="10"/>H <text:s/></text:p>
      <text:p text:style-name="P1">ATOM <text:s text:c="2"/>2123 3HB <text:s/>ASN <text:s text:c="2"/>137 <text:s text:c="4"/>101.550 100.226 -99.738 <text:s/>1.00 <text:s/>0.00 <text:s text:c="10"/>H <text:s/></text:p>
      <text:p text:style-name="P1"><text:soft-page-break/>ATOM <text:s text:c="2"/>2124 1HD2 ASN <text:s text:c="2"/>137 <text:s text:c="4"/>102.024 <text:s/>97.576 -96.690 <text:s/>1.00 <text:s/>0.00 <text:s text:c="10"/>H <text:s/></text:p>
      <text:p text:style-name="P1">ATOM <text:s text:c="2"/>2125 2HD2 ASN <text:s text:c="2"/>137 <text:s text:c="4"/>103.323 <text:s/>97.673 -97.993 <text:s/>1.00 <text:s/>0.00 <text:s text:c="10"/>H <text:s/></text:p>
      <text:p text:style-name="P1">ATOM <text:s text:c="2"/>2126 <text:s/>N <text:s text:c="2"/>PRO <text:s text:c="2"/>138 <text:s text:c="4"/>103.221 102.355-100.863 <text:s/>1.00 <text:s/>0.00 <text:s text:c="10"/>N <text:s/></text:p>
      <text:p text:style-name="P1">ATOM <text:s text:c="2"/>2127 <text:s/>CA <text:s/>PRO <text:s text:c="2"/>138 <text:s text:c="4"/>103.888 102.809-102.074 <text:s/>1.00 <text:s/>0.00 <text:s text:c="10"/>C <text:s/></text:p>
      <text:p text:style-name="P1">ATOM <text:s text:c="2"/>2128 <text:s/>C <text:s text:c="2"/>PRO <text:s text:c="2"/>138 <text:s text:c="4"/>105.317 102.249-102.179 <text:s/>1.00 <text:s/>0.00 <text:s text:c="10"/>C <text:s/></text:p>
      <text:p text:style-name="P1">ATOM <text:s text:c="2"/>2129 <text:s/>O <text:s text:c="2"/>PRO <text:s text:c="2"/>138 <text:s text:c="4"/>105.716 101.749-103.231 <text:s/>1.00 <text:s/>0.00 <text:s text:c="10"/>O <text:s/></text:p>
      <text:p text:style-name="P1">ATOM <text:s text:c="2"/>2130 <text:s/>CB <text:s/>PRO <text:s text:c="2"/>138 <text:s text:c="4"/>103.852 104.335-101.902 <text:s/>1.00 <text:s/>0.00 <text:s text:c="10"/>C <text:s/></text:p>
      <text:p text:style-name="P1">ATOM <text:s text:c="2"/>2131 <text:s/>CG <text:s/>PRO <text:s text:c="2"/>138 <text:s text:c="4"/>103.880 104.528-100.378 <text:s/>1.00 <text:s/>0.00 <text:s text:c="10"/>C <text:s/></text:p>
      <text:p text:style-name="P1">ATOM <text:s text:c="2"/>2132 <text:s/>CD <text:s/>PRO <text:s text:c="2"/>138 <text:s text:c="4"/>103.014 103.378 -99.861 <text:s/>1.00 <text:s/>0.00 <text:s text:c="10"/>C <text:s/></text:p>
      <text:p text:style-name="P1">ATOM <text:s text:c="2"/>2133 <text:s/>HA <text:s/>PRO <text:s text:c="2"/>138 <text:s text:c="4"/>103.325 102.503-102.959 <text:s/>1.00 <text:s/>0.00 <text:s text:c="10"/>H <text:s/></text:p>
      <text:p text:style-name="P1">ATOM <text:s text:c="2"/>2134 2HB <text:s/>PRO <text:s text:c="2"/>138 <text:s text:c="4"/>102.907 104.715-102.295 <text:s/>1.00 <text:s/>0.00 <text:s text:c="10"/>H <text:s/></text:p>
      <text:p text:style-name="P1">ATOM <text:s text:c="2"/>2135 3HB <text:s/>PRO <text:s text:c="2"/>138 <text:s text:c="4"/>104.678 104.839-102.409 <text:s/>1.00 <text:s/>0.00 <text:s text:c="10"/>H <text:s/></text:p>
      <text:p text:style-name="P1">ATOM <text:s text:c="2"/>2136 2HG <text:s/>PRO <text:s text:c="2"/>138 <text:s text:c="4"/>103.496 105.504-100.072 <text:s/>1.00 <text:s/>0.00 <text:s text:c="10"/>H <text:s/></text:p>
      <text:p text:style-name="P1">ATOM <text:s text:c="2"/>2137 3HG <text:s/>PRO <text:s text:c="2"/>138 <text:s text:c="4"/>104.902 104.407-100.013 <text:s/>1.00 <text:s/>0.00 <text:s text:c="10"/>H <text:s/></text:p>
      <text:p text:style-name="P1">ATOM <text:s text:c="2"/>2138 2HD <text:s/>PRO <text:s text:c="2"/>138 <text:s text:c="4"/>101.959 103.660 -99.841 <text:s/>1.00 <text:s/>0.00 <text:s text:c="10"/>H <text:s/></text:p>
      <text:p text:style-name="P1">ATOM <text:s text:c="2"/>2139 3HD <text:s/>PRO <text:s text:c="2"/>138 <text:s text:c="4"/>103.332 103.033 -98.874 <text:s/>1.00 <text:s/>0.00 <text:s text:c="10"/>H <text:s/></text:p>
      <text:p text:style-name="P1">ATOM <text:s text:c="2"/>2140 <text:s/>N <text:s text:c="2"/>ILE <text:s text:c="2"/>139 <text:s text:c="4"/>106.212 102.310-101.014 <text:s/>1.00 <text:s/>0.00 <text:s text:c="10"/>N <text:s/></text:p>
      <text:p text:style-name="P1">ATOM <text:s text:c="2"/>2141 <text:s/>CA <text:s/>ILE <text:s text:c="2"/>139 <text:s text:c="4"/>107.472 101.705-101.434 <text:s/>1.00 <text:s/>0.00 <text:s text:c="10"/>C <text:s/></text:p>
      <text:p text:style-name="P1">ATOM <text:s text:c="2"/>2142 <text:s/>C <text:s text:c="2"/>ILE <text:s text:c="2"/>139 <text:s text:c="4"/>107.257 100.297-101.933 <text:s/>1.00 <text:s/>0.00 <text:s text:c="10"/>C <text:s/></text:p>
      <text:p text:style-name="P1">ATOM <text:s text:c="2"/>2143 <text:s/>O <text:s text:c="2"/>ILE <text:s text:c="2"/>139 <text:s text:c="4"/>107.758 <text:s/>99.892-102.993 <text:s/>1.00 <text:s/>0.00 <text:s text:c="10"/>O <text:s/></text:p>
      <text:p text:style-name="P1">ATOM <text:s text:c="2"/>2144 <text:s/>CB <text:s/>ILE <text:s text:c="2"/>139 <text:s text:c="4"/>108.553 101.762-100.279 <text:s/>1.00 <text:s/>0.00 <text:s text:c="10"/>C <text:s/></text:p>
      <text:p text:style-name="P1">ATOM <text:s text:c="2"/>2145 <text:s/>CG1 ILE <text:s text:c="2"/>139 <text:s text:c="4"/>108.772 103.181 -99.661 <text:s/>1.00 <text:s/>0.00 <text:s text:c="10"/>C <text:s/></text:p>
      <text:p text:style-name="P1">ATOM <text:s text:c="2"/>2146 <text:s/>CG2 ILE <text:s text:c="2"/>139 <text:s text:c="4"/>109.941 101.205-100.720 <text:s/>1.00 <text:s/>0.00 <text:s text:c="10"/>C <text:s/></text:p>
      <text:p text:style-name="P1">ATOM <text:s text:c="2"/>2147 <text:s/>CD1 ILE <text:s text:c="2"/>139 <text:s text:c="4"/>109.564 103.223 -98.338 <text:s/>1.00 <text:s/>0.00 <text:s text:c="10"/>C <text:s/></text:p>
      <text:p text:style-name="P1">ATOM <text:s text:c="2"/>2148 <text:s/>H <text:s text:c="2"/>ILE <text:s text:c="2"/>139 <text:s text:c="4"/>105.646 101.930-100.177 <text:s/>1.00 <text:s/>0.00 <text:s text:c="10"/>H <text:s/></text:p>
      <text:p text:style-name="P1">ATOM <text:s text:c="2"/>2149 <text:s/>HA <text:s/>ILE <text:s text:c="2"/>139 <text:s text:c="4"/>107.852 102.288-102.294 <text:s/>1.00 <text:s/>0.00 <text:s text:c="10"/>H <text:s/></text:p>
      <text:p text:style-name="P1">ATOM <text:s text:c="2"/>2150 <text:s/>HB <text:s/>ILE <text:s text:c="2"/>139 <text:s text:c="4"/>108.177 101.113 -99.460 <text:s/>1.00 <text:s/>0.00 <text:s text:c="10"/>H <text:s/></text:p>
      <text:p text:style-name="P1">ATOM <text:s text:c="2"/>2151 2HG1 ILE <text:s text:c="2"/>139 <text:s text:c="4"/>107.793 103.645 -99.443 <text:s/>1.00 <text:s/>0.00 <text:s text:c="10"/>H <text:s/></text:p>
      <text:p text:style-name="P1">ATOM <text:s text:c="2"/>2152 3HG1 ILE <text:s text:c="2"/>139 <text:s text:c="4"/>109.238 103.855-100.406 <text:s/>1.00 <text:s/>0.00 <text:s text:c="10"/>H <text:s/></text:p>
      <text:p text:style-name="P1">ATOM <text:s text:c="2"/>2153 1HG2 ILE <text:s text:c="2"/>139 <text:s text:c="4"/>109.901 100.156-101.062 <text:s/>1.00 <text:s/>0.00 <text:s text:c="10"/>H <text:s/></text:p>
      <text:p text:style-name="P1">ATOM <text:s text:c="2"/>2154 2HG2 ILE <text:s text:c="2"/>139 <text:s text:c="4"/>110.387 101.801-101.539 <text:s/>1.00 <text:s/>0.00 <text:s text:c="10"/>H <text:s/></text:p>
      <text:p text:style-name="P1">ATOM <text:s text:c="2"/>2155 3HG2 ILE <text:s text:c="2"/>139 <text:s text:c="4"/>110.674 101.196 -99.893 <text:s/>1.00 <text:s/>0.00 <text:s text:c="10"/>H <text:s/></text:p>
      <text:p text:style-name="P1">ATOM <text:s text:c="2"/>2156 1HD1 ILE <text:s text:c="2"/>139 <text:s text:c="4"/>109.097 102.590 -97.560 <text:s/>1.00 <text:s/>0.00 <text:s text:c="10"/>H <text:s/></text:p>
      <text:p text:style-name="P1">ATOM <text:s text:c="2"/>2157 2HD1 ILE <text:s text:c="2"/>139 <text:s text:c="4"/>110.609 102.884 -98.457 <text:s/>1.00 <text:s/>0.00 <text:s text:c="10"/>H <text:s/></text:p>
      <text:p text:style-name="P1">ATOM <text:s text:c="2"/>2158 3HD1 ILE <text:s text:c="2"/>139 <text:s text:c="4"/>109.610 104.251 -97.933 <text:s/>1.00 <text:s/>0.00 <text:s text:c="10"/>H <text:s/></text:p>
      <text:p text:style-name="P1">ATOM <text:s text:c="2"/>2159 <text:s/>N <text:s text:c="2"/>ILE <text:s text:c="2"/>140 <text:s text:c="4"/>106.430 <text:s/>99.378-101.139 <text:s/>1.00 <text:s/>0.00 <text:s text:c="10"/>N <text:s/></text:p>
      <text:p text:style-name="P1">ATOM <text:s text:c="2"/>2160 <text:s/>CA <text:s/>ILE <text:s text:c="2"/>140 <text:s text:c="4"/>106.408 <text:s/>98.113-101.867 <text:s/>1.00 <text:s/>0.00 <text:s text:c="10"/>C <text:s/></text:p>
      <text:p text:style-name="P1">ATOM <text:s text:c="2"/>2161 <text:s/>C <text:s text:c="2"/>ILE <text:s text:c="2"/>140 <text:s text:c="4"/>105.887 <text:s/>98.305-103.270 <text:s/>1.00 <text:s/>0.00 <text:s text:c="10"/>C <text:s/></text:p>
      <text:p text:style-name="P1">ATOM <text:s text:c="2"/>2162 <text:s/>O <text:s text:c="2"/>ILE <text:s text:c="2"/>140 <text:s text:c="4"/>106.460 <text:s/>97.819-104.257 <text:s/>1.00 <text:s/>0.00 <text:s text:c="10"/>O <text:s/></text:p>
      <text:p text:style-name="P1">ATOM <text:s text:c="2"/>2163 <text:s/>CB <text:s/>ILE <text:s text:c="2"/>140 <text:s text:c="4"/>105.590 <text:s/>97.009-101.081 <text:s/>1.00 <text:s/>0.00 <text:s text:c="10"/>C <text:s/></text:p>
      <text:p text:style-name="P1">ATOM <text:s text:c="2"/>2164 <text:s/>CG1 ILE <text:s text:c="2"/>140 <text:s text:c="4"/>106.027 <text:s/>96.810 -99.594 <text:s/>1.00 <text:s/>0.00 <text:s text:c="10"/>C <text:s/></text:p>
      <text:p text:style-name="P1">ATOM <text:s text:c="2"/>2165 <text:s/>CG2 ILE <text:s text:c="2"/>140 <text:s text:c="4"/>105.620 <text:s/>95.618-101.786 <text:s/>1.00 <text:s/>0.00 <text:s text:c="10"/>C <text:s/></text:p>
      <text:p text:style-name="P1">ATOM <text:s text:c="2"/>2166 <text:s/>CD1 ILE <text:s text:c="2"/>140 <text:s text:c="4"/>105.061 <text:s/>95.991 -98.713 <text:s/>1.00 <text:s/>0.00 <text:s text:c="10"/>C <text:s/></text:p>
      <text:p text:style-name="P1">ATOM <text:s text:c="2"/>2167 <text:s/>H <text:s text:c="2"/>ILE <text:s text:c="2"/>140 <text:s text:c="4"/>105.525 <text:s/>99.916-100.899 <text:s/>1.00 <text:s/>0.00 <text:s text:c="10"/>H <text:s/></text:p>
      <text:p text:style-name="P1">ATOM <text:s text:c="2"/>2168 <text:s/>HA <text:s/>ILE <text:s text:c="2"/>140 <text:s text:c="4"/>107.453 <text:s/>97.767-101.965 <text:s/>1.00 <text:s/>0.00 <text:s text:c="10"/>H <text:s/></text:p>
      <text:p text:style-name="P1">ATOM <text:s text:c="2"/>2169 <text:s/>HB <text:s/>ILE <text:s text:c="2"/>140 <text:s text:c="4"/>104.534 <text:s/>97.351-101.060 <text:s/>1.00 <text:s/>0.00 <text:s text:c="10"/>H <text:s/></text:p>
      <text:p text:style-name="P1">ATOM <text:s text:c="2"/>2170 2HG1 ILE <text:s text:c="2"/>140 <text:s text:c="4"/>106.123 <text:s/>97.795 -99.101 <text:s/>1.00 <text:s/>0.00 <text:s text:c="10"/>H <text:s/></text:p>
      <text:p text:style-name="P1">ATOM <text:s text:c="2"/>2171 3HG1 ILE <text:s text:c="2"/>140 <text:s text:c="4"/>107.046 <text:s/>96.377 -99.548 <text:s/>1.00 <text:s/>0.00 <text:s text:c="10"/>H <text:s/></text:p>
      <text:p text:style-name="P1">ATOM <text:s text:c="2"/>2172 1HG2 ILE <text:s text:c="2"/>140 <text:s text:c="4"/>105.213 <text:s/>95.641-102.812 <text:s/>1.00 <text:s/>0.00 <text:s text:c="10"/>H <text:s/></text:p>
      <text:p text:style-name="P1">ATOM <text:s text:c="2"/>2173 2HG2 ILE <text:s text:c="2"/>140 <text:s text:c="4"/>106.644 <text:s/>95.204-101.848 <text:s/>1.00 <text:s/>0.00 <text:s text:c="10"/>H <text:s/></text:p>
      <text:p text:style-name="P1">ATOM <text:s text:c="2"/>2174 3HG2 ILE <text:s text:c="2"/>140 <text:s text:c="4"/>105.001 <text:s/>94.867-101.262 <text:s/>1.00 <text:s/>0.00 <text:s text:c="10"/>H <text:s/></text:p>
      <text:p text:style-name="P1">ATOM <text:s text:c="2"/>2175 1HD1 ILE <text:s text:c="2"/>140 <text:s text:c="4"/>104.043 <text:s/>96.425 -98.706 <text:s/>1.00 <text:s/>0.00 <text:s text:c="10"/>H <text:s/></text:p>
      <text:p text:style-name="P1">ATOM <text:s text:c="2"/>2176 2HD1 ILE <text:s text:c="2"/>140 <text:s text:c="4"/>104.971 <text:s/>94.941 -99.046 <text:s/>1.00 <text:s/>0.00 <text:s text:c="10"/>H <text:s/></text:p>
      <text:p text:style-name="P1">ATOM <text:s text:c="2"/>2177 3HD1 ILE <text:s text:c="2"/>140 <text:s text:c="4"/>105.407 <text:s/>95.960 -97.663 <text:s/>1.00 <text:s/>0.00 <text:s text:c="10"/>H <text:s/></text:p>
      <text:p text:style-name="P1">ATOM <text:s text:c="2"/>2178 <text:s/>N <text:s text:c="2"/>ILE <text:s text:c="2"/>141 <text:s text:c="4"/>104.662 <text:s/>99.093-103.474 <text:s/>1.00 <text:s/>0.00 <text:s text:c="10"/>N <text:s/></text:p>
      <text:p text:style-name="P1">ATOM <text:s text:c="2"/>2179 <text:s/>CA <text:s/>ILE <text:s text:c="2"/>141 <text:s text:c="4"/>104.415 <text:s/>99.100-104.913 <text:s/>1.00 <text:s/>0.00 <text:s text:c="10"/>C <text:s/></text:p>
      <text:p text:style-name="P1">ATOM <text:s text:c="2"/>2180 <text:s/>C <text:s text:c="2"/>ILE <text:s text:c="2"/>141 <text:s text:c="4"/>105.601 <text:s/>99.657-105.663 <text:s/>1.00 <text:s/>0.00 <text:s text:c="10"/>C <text:s/></text:p>
      <text:p text:style-name="P1">ATOM <text:s text:c="2"/>2181 <text:s/>O <text:s text:c="2"/>ILE <text:s text:c="2"/>141 <text:s text:c="4"/>106.068 <text:s/>99.094-106.665 <text:s/>1.00 <text:s/>0.00 <text:s text:c="10"/>O <text:s/></text:p>
      <text:p text:style-name="P1">ATOM <text:s text:c="2"/>2182 <text:s/>CB <text:s/>ILE <text:s text:c="2"/>141 <text:s text:c="4"/>103.080 <text:s/>99.874-105.265 <text:s/>1.00 <text:s/>0.00 <text:s text:c="10"/>C <text:s/></text:p>
      <text:p text:style-name="P1"><text:soft-page-break/>ATOM <text:s text:c="2"/>2183 <text:s/>CG1 ILE <text:s text:c="2"/>141 <text:s text:c="4"/>101.823 <text:s/>99.400-104.467 <text:s/>1.00 <text:s/>0.00 <text:s text:c="10"/>C <text:s/></text:p>
      <text:p text:style-name="P1">ATOM <text:s text:c="2"/>2184 <text:s/>CG2 ILE <text:s text:c="2"/>141 <text:s text:c="4"/>102.735 <text:s/>99.827-106.785 <text:s/>1.00 <text:s/>0.00 <text:s text:c="10"/>C <text:s/></text:p>
      <text:p text:style-name="P1">ATOM <text:s text:c="2"/>2185 <text:s/>CD1 ILE <text:s text:c="2"/>141 <text:s text:c="4"/>100.591 100.326-104.539 <text:s/>1.00 <text:s/>0.00 <text:s text:c="10"/>C <text:s/></text:p>
      <text:p text:style-name="P1">ATOM <text:s text:c="2"/>2186 <text:s/>H <text:s text:c="2"/>ILE <text:s text:c="2"/>141 <text:s text:c="4"/>104.792 100.005-102.911 <text:s/>1.00 <text:s/>0.00 <text:s text:c="10"/>H <text:s/></text:p>
      <text:p text:style-name="P1">ATOM <text:s text:c="2"/>2187 <text:s/>HA <text:s/>ILE <text:s text:c="2"/>141 <text:s text:c="4"/>104.304 <text:s/>98.049-105.238 <text:s/>1.00 <text:s/>0.00 <text:s text:c="10"/>H <text:s/></text:p>
      <text:p text:style-name="P1">ATOM <text:s text:c="2"/>2188 <text:s/>HB <text:s/>ILE <text:s text:c="2"/>141 <text:s text:c="4"/>103.248 100.937-104.992 <text:s/>1.00 <text:s/>0.00 <text:s text:c="10"/>H <text:s/></text:p>
      <text:p text:style-name="P1">ATOM <text:s text:c="2"/>2189 2HG1 ILE <text:s text:c="2"/>141 <text:s text:c="4"/>102.075 <text:s/>99.316-103.393 <text:s/>1.00 <text:s/>0.00 <text:s text:c="10"/>H <text:s/></text:p>
      <text:p text:style-name="P1">ATOM <text:s text:c="2"/>2190 3HG1 ILE <text:s text:c="2"/>141 <text:s text:c="4"/>101.544 <text:s/>98.370-104.766 <text:s/>1.00 <text:s/>0.00 <text:s text:c="10"/>H <text:s/></text:p>
      <text:p text:style-name="P1">ATOM <text:s text:c="2"/>2191 1HG2 ILE <text:s text:c="2"/>141 <text:s text:c="4"/>103.526 100.257-107.424 <text:s/>1.00 <text:s/>0.00 <text:s text:c="10"/>H <text:s/></text:p>
      <text:p text:style-name="P1">ATOM <text:s text:c="2"/>2192 2HG2 ILE <text:s text:c="2"/>141 <text:s text:c="4"/>102.553 <text:s/>98.794-107.139 <text:s/>1.00 <text:s/>0.00 <text:s text:c="10"/>H <text:s/></text:p>
      <text:p text:style-name="P1">ATOM <text:s text:c="2"/>2193 3HG2 ILE <text:s text:c="2"/>141 <text:s text:c="4"/>101.833 100.416-107.031 <text:s/>1.00 <text:s/>0.00 <text:s text:c="10"/>H <text:s/></text:p>
      <text:p text:style-name="P1">ATOM <text:s text:c="2"/>2194 1HD1 ILE <text:s text:c="2"/>141 <text:s text:c="4"/>100.830 101.353-104.205 <text:s/>1.00 <text:s/>0.00 <text:s text:c="10"/>H <text:s/></text:p>
      <text:p text:style-name="P1">ATOM <text:s text:c="2"/>2195 2HD1 ILE <text:s text:c="2"/>141 <text:s text:c="4"/>100.174 100.398-105.560 <text:s/>1.00 <text:s/>0.00 <text:s text:c="10"/>H <text:s/></text:p>
      <text:p text:style-name="P1">ATOM <text:s text:c="2"/>2196 3HD1 ILE <text:s text:c="2"/>141 <text:s text:c="5"/>99.775 <text:s/>99.956-103.891 <text:s/>1.00 <text:s/>0.00 <text:s text:c="10"/>H <text:s/></text:p>
      <text:p text:style-name="P1">ATOM <text:s text:c="2"/>2197 <text:s/>N <text:s text:c="2"/>ASN <text:s text:c="2"/>142 <text:s text:c="4"/>106.220 100.904-105.192 <text:s/>1.00 <text:s/>0.00 <text:s text:c="10"/>N <text:s/></text:p>
      <text:p text:style-name="P1">ATOM <text:s text:c="2"/>2198 <text:s/>CA <text:s/>ASN <text:s text:c="2"/>142 <text:s text:c="4"/>107.324 101.183-106.106 <text:s/>1.00 <text:s/>0.00 <text:s text:c="10"/>C <text:s/></text:p>
      <text:p text:style-name="P1">ATOM <text:s text:c="2"/>2199 <text:s/>C <text:s text:c="2"/>ASN <text:s text:c="2"/>142 <text:s text:c="4"/>108.295 100.027-106.150 <text:s/>1.00 <text:s/>0.00 <text:s text:c="10"/>C <text:s/></text:p>
      <text:p text:style-name="P1">ATOM <text:s text:c="2"/>2200 <text:s/>O <text:s text:c="2"/>ASN <text:s text:c="2"/>142 <text:s text:c="4"/>108.719 <text:s/>99.572-107.212 <text:s/>1.00 <text:s/>0.00 <text:s text:c="10"/>O <text:s/></text:p>
      <text:p text:style-name="P1">ATOM <text:s text:c="2"/>2201 <text:s/>CB <text:s/>ASN <text:s text:c="2"/>142 <text:s text:c="4"/>108.044 102.491-105.666 <text:s/>1.00 <text:s/>0.00 <text:s text:c="10"/>C <text:s/></text:p>
      <text:p text:style-name="P1">ATOM <text:s text:c="2"/>2202 <text:s/>CG <text:s/>ASN <text:s text:c="2"/>142 <text:s text:c="4"/>107.186 103.756-105.566 <text:s/>1.00 <text:s/>0.00 <text:s text:c="10"/>C <text:s/></text:p>
      <text:p text:style-name="P1">ATOM <text:s text:c="2"/>2203 <text:s/>ND2 ASN <text:s text:c="2"/>142 <text:s text:c="4"/>106.870 104.392-106.663 <text:s/>1.00 <text:s/>0.00 <text:s text:c="10"/>N <text:s/></text:p>
      <text:p text:style-name="P1">ATOM <text:s text:c="2"/>2204 <text:s/>OD1 ASN <text:s text:c="2"/>142 <text:s text:c="4"/>106.769 104.178-104.498 <text:s/>1.00 <text:s/>0.00 <text:s text:c="10"/>O <text:s/></text:p>
      <text:p text:style-name="P1">ATOM <text:s text:c="2"/>2205 <text:s/>H <text:s text:c="2"/>ASN <text:s text:c="2"/>142 <text:s text:c="4"/>106.373 100.784-104.130 <text:s/>1.00 <text:s/>0.00 <text:s text:c="10"/>H <text:s/></text:p>
      <text:p text:style-name="P1">ATOM <text:s text:c="2"/>2206 <text:s/>HA <text:s/>ASN <text:s text:c="2"/>142 <text:s text:c="4"/>106.913 101.305-107.125 <text:s/>1.00 <text:s/>0.00 <text:s text:c="10"/>H <text:s/></text:p>
      <text:p text:style-name="P1">ATOM <text:s text:c="2"/>2207 2HB <text:s/>ASN <text:s text:c="2"/>142 <text:s text:c="4"/>108.899 102.704-106.334 <text:s/>1.00 <text:s/>0.00 <text:s text:c="10"/>H <text:s/></text:p>
      <text:p text:style-name="P1">ATOM <text:s text:c="2"/>2208 3HB <text:s/>ASN <text:s text:c="2"/>142 <text:s text:c="4"/>108.507 102.341-104.670 <text:s/>1.00 <text:s/>0.00 <text:s text:c="10"/>H <text:s/></text:p>
      <text:p text:style-name="P1">ATOM <text:s text:c="2"/>2209 1HD2 ASN <text:s text:c="2"/>142 <text:s text:c="4"/>106.176 105.126-106.502 <text:s/>1.00 <text:s/>0.00 <text:s text:c="10"/>H <text:s/></text:p>
      <text:p text:style-name="P1">ATOM <text:s text:c="2"/>2210 2HD2 ASN <text:s text:c="2"/>142 <text:s text:c="4"/>107.158 103.964-107.543 <text:s/>1.00 <text:s/>0.00 <text:s text:c="10"/>H <text:s/></text:p>
      <text:p text:style-name="P1">ATOM <text:s text:c="2"/>2211 <text:s/>N <text:s text:c="2"/>GLU <text:s text:c="2"/>143 <text:s text:c="4"/>108.747 <text:s/>99.428-104.886 <text:s/>1.00 <text:s/>0.00 <text:s text:c="10"/>N <text:s/></text:p>
      <text:p text:style-name="P1">ATOM <text:s text:c="2"/>2212 <text:s/>CA <text:s/>GLU <text:s text:c="2"/>143 <text:s text:c="4"/>109.664 <text:s/>98.351-105.249 <text:s/>1.00 <text:s/>0.00 <text:s text:c="10"/>C <text:s/></text:p>
      <text:p text:style-name="P1">ATOM <text:s text:c="2"/>2213 <text:s/>C <text:s text:c="2"/>GLU <text:s text:c="2"/>143 <text:s text:c="4"/>108.993 <text:s/>97.354-106.162 <text:s/>1.00 <text:s/>0.00 <text:s text:c="10"/>C <text:s/></text:p>
      <text:p text:style-name="P1">ATOM <text:s text:c="2"/>2214 <text:s/>O <text:s text:c="2"/>GLU <text:s text:c="2"/>143 <text:s text:c="4"/>109.537 <text:s/>96.939-107.196 <text:s/>1.00 <text:s/>0.00 <text:s text:c="10"/>O <text:s/></text:p>
      <text:p text:style-name="P1">ATOM <text:s text:c="2"/>2215 <text:s/>CB <text:s/>GLU <text:s text:c="2"/>143 <text:s text:c="4"/>110.181 <text:s/>97.646-103.962 <text:s/>1.00 <text:s/>0.00 <text:s text:c="10"/>C <text:s/></text:p>
      <text:p text:style-name="P1">ATOM <text:s text:c="2"/>2216 <text:s/>CG <text:s/>GLU <text:s text:c="2"/>143 <text:s text:c="4"/>111.217 <text:s/>96.497-104.188 <text:s/>1.00 <text:s/>0.00 <text:s text:c="10"/>C <text:s/></text:p>
      <text:p text:style-name="P1">ATOM <text:s text:c="2"/>2217 <text:s/>CD <text:s/>GLU <text:s text:c="2"/>143 <text:s text:c="4"/>111.715 <text:s/>95.728-102.979 <text:s/>1.00 <text:s/>0.00 <text:s text:c="10"/>C <text:s/></text:p>
      <text:p text:style-name="P1">ATOM <text:s text:c="2"/>2218 <text:s/>OE1 GLU <text:s text:c="2"/>143 <text:s text:c="4"/>111.328 <text:s/>96.018-101.831 <text:s/>1.00 <text:s/>0.00 <text:s text:c="10"/>O <text:s/></text:p>
      <text:p text:style-name="P1">ATOM <text:s text:c="2"/>2219 <text:s/>OE2 GLU <text:s text:c="2"/>143 <text:s text:c="4"/>112.512 <text:s/>94.793-103.203 <text:s/>1.00 <text:s/>0.00 <text:s text:c="10"/>O1-</text:p>
      <text:p text:style-name="P1">ATOM <text:s text:c="2"/>2220 <text:s/>H <text:s text:c="2"/>GLU <text:s text:c="2"/>143 <text:s text:c="4"/>107.858 <text:s/>99.249-104.301 <text:s/>1.00 <text:s/>0.00 <text:s text:c="10"/>H <text:s/></text:p>
      <text:p text:style-name="P1">ATOM <text:s text:c="2"/>2221 <text:s/>HA <text:s/>GLU <text:s text:c="2"/>143 <text:s text:c="4"/>110.522 <text:s/>98.785-105.792 <text:s/>1.00 <text:s/>0.00 <text:s text:c="10"/>H <text:s/></text:p>
      <text:p text:style-name="P1">ATOM <text:s text:c="2"/>2222 2HB <text:s/>GLU <text:s text:c="2"/>143 <text:s text:c="4"/>109.324 <text:s/>97.238-103.388 <text:s/>1.00 <text:s/>0.00 <text:s text:c="10"/>H <text:s/></text:p>
      <text:p text:style-name="P1">ATOM <text:s text:c="2"/>2223 3HB <text:s/>GLU <text:s text:c="2"/>143 <text:s text:c="4"/>110.636 <text:s/>98.391-103.281 <text:s/>1.00 <text:s/>0.00 <text:s text:c="10"/>H <text:s/></text:p>
      <text:p text:style-name="P1">ATOM <text:s text:c="2"/>2224 2HG <text:s/>GLU <text:s text:c="2"/>143 <text:s text:c="4"/>112.114 <text:s/>96.865-104.711 <text:s/>1.00 <text:s/>0.00 <text:s text:c="10"/>H <text:s/></text:p>
      <text:p text:style-name="P1">ATOM <text:s text:c="2"/>2225 3HG <text:s/>GLU <text:s text:c="2"/>143 <text:s text:c="4"/>110.801 <text:s/>95.705-104.832 <text:s/>1.00 <text:s/>0.00 <text:s text:c="10"/>H <text:s/></text:p>
      <text:p text:style-name="P1">ATOM <text:s text:c="2"/>2226 <text:s/>N <text:s text:c="2"/>CYS <text:s text:c="2"/>144 <text:s text:c="4"/>107.652 <text:s/>96.860-105.816 <text:s/>1.00 <text:s/>0.00 <text:s text:c="10"/>N <text:s/></text:p>
      <text:p text:style-name="P1">ATOM <text:s text:c="2"/>2227 <text:s/>CA <text:s/>CYS <text:s text:c="2"/>144 <text:s text:c="4"/>107.274 <text:s/>95.925-106.872 <text:s/>1.00 <text:s/>0.00 <text:s text:c="10"/>C <text:s/></text:p>
      <text:p text:style-name="P1">ATOM <text:s text:c="2"/>2228 <text:s/>C <text:s text:c="2"/>CYS <text:s text:c="2"/>144 <text:s text:c="4"/>107.320 <text:s/>96.591-108.227 <text:s/>1.00 <text:s/>0.00 <text:s text:c="10"/>C <text:s/></text:p>
      <text:p text:style-name="P1">ATOM <text:s text:c="2"/>2229 <text:s/>O <text:s text:c="2"/>CYS <text:s text:c="2"/>144 <text:s text:c="4"/>107.869 <text:s/>96.059-109.202 <text:s/>1.00 <text:s/>0.00 <text:s text:c="10"/>O <text:s/></text:p>
      <text:p text:style-name="P1">ATOM <text:s text:c="2"/>2230 <text:s/>CB <text:s/>CYS <text:s text:c="2"/>144 <text:s text:c="4"/>105.882 <text:s/>95.352-106.544 <text:s/>1.00 <text:s/>0.00 <text:s text:c="10"/>C <text:s/></text:p>
      <text:p text:style-name="P1">ATOM <text:s text:c="2"/>2231 <text:s/>SG <text:s/>CYS <text:s text:c="2"/>144 <text:s text:c="4"/>105.432 <text:s/>94.053-107.717 <text:s/>1.00 <text:s/>0.00 <text:s text:c="10"/>S <text:s/></text:p>
      <text:p text:style-name="P1">ATOM <text:s text:c="2"/>2232 <text:s/>H <text:s text:c="2"/>CYS <text:s text:c="2"/>144 <text:s text:c="4"/>107.058 <text:s/>97.732-105.585 <text:s/>1.00 <text:s/>0.00 <text:s text:c="10"/>H <text:s/></text:p>
      <text:p text:style-name="P1">ATOM <text:s text:c="2"/>2233 <text:s/>HA <text:s/>CYS <text:s text:c="2"/>144 <text:s text:c="4"/>108.012 <text:s/>95.101-106.886 <text:s/>1.00 <text:s/>0.00 <text:s text:c="10"/>H <text:s/></text:p>
      <text:p text:style-name="P1">ATOM <text:s text:c="2"/>2234 2HB <text:s/>CYS <text:s text:c="2"/>144 <text:s text:c="4"/>105.104 <text:s/>96.143-106.557 <text:s/>1.00 <text:s/>0.00 <text:s text:c="10"/>H <text:s/></text:p>
      <text:p text:style-name="P1">ATOM <text:s text:c="2"/>2235 3HB <text:s/>CYS <text:s text:c="2"/>144 <text:s text:c="4"/>105.857 <text:s/>94.917-105.529 <text:s/>1.00 <text:s/>0.00 <text:s text:c="10"/>H <text:s/></text:p>
      <text:p text:style-name="P1">ATOM <text:s text:c="2"/>2236 <text:s/>HG <text:s/>CYS <text:s text:c="2"/>144 <text:s text:c="4"/>104.551 <text:s/>94.766-108.415 <text:s/>1.00 <text:s/>0.00 <text:s text:c="10"/>H <text:s/></text:p>
      <text:p text:style-name="P1">ATOM <text:s text:c="2"/>2237 <text:s/>N <text:s text:c="2"/>ILE <text:s text:c="2"/>145 <text:s text:c="4"/>106.695 <text:s/>97.911-108.393 <text:s/>1.00 <text:s/>0.00 <text:s text:c="10"/>N <text:s/></text:p>
      <text:p text:style-name="P1">ATOM <text:s text:c="2"/>2238 <text:s/>CA <text:s/>ILE <text:s text:c="2"/>145 <text:s text:c="4"/>106.900 <text:s/>98.288-109.789 <text:s/>1.00 <text:s/>0.00 <text:s text:c="10"/>C <text:s/></text:p>
      <text:p text:style-name="P1">ATOM <text:s text:c="2"/>2239 <text:s/>C <text:s text:c="2"/>ILE <text:s text:c="2"/>145 <text:s text:c="4"/>108.368 <text:s/>98.288-110.139 <text:s/>1.00 <text:s/>0.00 <text:s text:c="10"/>C <text:s/></text:p>
      <text:p text:style-name="P1">ATOM <text:s text:c="2"/>2240 <text:s/>O <text:s text:c="2"/>ILE <text:s text:c="2"/>145 <text:s text:c="4"/>108.798 <text:s/>97.747-111.169 <text:s/>1.00 <text:s/>0.00 <text:s text:c="10"/>O <text:s/></text:p>
      <text:p text:style-name="P1">ATOM <text:s text:c="2"/>2241 <text:s/>CB <text:s/>ILE <text:s text:c="2"/>145 <text:s text:c="4"/>106.217 <text:s/>99.678-110.117 <text:s/>1.00 <text:s/>0.00 <text:s text:c="10"/>C <text:s/></text:p>
      <text:p text:style-name="P1"><text:soft-page-break/>ATOM <text:s text:c="2"/>2242 <text:s/>CG1 ILE <text:s text:c="2"/>145 <text:s text:c="4"/>104.712 <text:s/>99.776-109.709 <text:s/>1.00 <text:s/>0.00 <text:s text:c="10"/>C <text:s/></text:p>
      <text:p text:style-name="P1">ATOM <text:s text:c="2"/>2243 <text:s/>CG2 ILE <text:s text:c="2"/>145 <text:s text:c="4"/>106.339 100.072-111.621 <text:s/>1.00 <text:s/>0.00 <text:s text:c="10"/>C <text:s/></text:p>
      <text:p text:style-name="P1">ATOM <text:s text:c="2"/>2244 <text:s/>CD1 ILE <text:s text:c="2"/>145 <text:s text:c="4"/>104.105 101.194-109.713 <text:s/>1.00 <text:s/>0.00 <text:s text:c="10"/>C <text:s/></text:p>
      <text:p text:style-name="P1">ATOM <text:s text:c="2"/>2245 <text:s/>H <text:s text:c="2"/>ILE <text:s text:c="2"/>145 <text:s text:c="4"/>107.053 <text:s/>98.521-107.577 <text:s/>1.00 <text:s/>0.00 <text:s text:c="10"/>H <text:s/></text:p>
      <text:p text:style-name="P1">ATOM <text:s text:c="2"/>2246 <text:s/>HA <text:s/>ILE <text:s text:c="2"/>145 <text:s text:c="4"/>106.427 <text:s/>97.511-110.417 <text:s/>1.00 <text:s/>0.00 <text:s text:c="10"/>H <text:s/></text:p>
      <text:p text:style-name="P1">ATOM <text:s text:c="2"/>2247 <text:s/>HB <text:s/>ILE <text:s text:c="2"/>145 <text:s text:c="4"/>106.758 100.445-109.525 <text:s/>1.00 <text:s/>0.00 <text:s text:c="10"/>H <text:s/></text:p>
      <text:p text:style-name="P1">ATOM <text:s text:c="2"/>2248 2HG1 ILE <text:s text:c="2"/>145 <text:s text:c="4"/>104.581 <text:s/>99.394-108.679 <text:s/>1.00 <text:s/>0.00 <text:s text:c="10"/>H <text:s/></text:p>
      <text:p text:style-name="P1">ATOM <text:s text:c="2"/>2249 3HG1 ILE <text:s text:c="2"/>145 <text:s text:c="4"/>104.100 <text:s/>99.097-110.335 <text:s/>1.00 <text:s/>0.00 <text:s text:c="10"/>H <text:s/></text:p>
      <text:p text:style-name="P1">ATOM <text:s text:c="2"/>2250 1HG2 ILE <text:s text:c="2"/>145 <text:s text:c="4"/>107.384 100.145-111.969 <text:s/>1.00 <text:s/>0.00 <text:s text:c="10"/>H <text:s/></text:p>
      <text:p text:style-name="P1">ATOM <text:s text:c="2"/>2251 2HG2 ILE <text:s text:c="2"/>145 <text:s text:c="4"/>105.822 <text:s/>99.352-112.283 <text:s/>1.00 <text:s/>0.00 <text:s text:c="10"/>H <text:s/></text:p>
      <text:p text:style-name="P1">ATOM <text:s text:c="2"/>2252 3HG2 ILE <text:s text:c="2"/>145 <text:s text:c="4"/>105.909 101.068-111.832 <text:s/>1.00 <text:s/>0.00 <text:s text:c="10"/>H <text:s/></text:p>
      <text:p text:style-name="P1">ATOM <text:s text:c="2"/>2253 1HD1 ILE <text:s text:c="2"/>145 <text:s text:c="4"/>104.672 101.885-109.061 <text:s/>1.00 <text:s/>0.00 <text:s text:c="10"/>H <text:s/></text:p>
      <text:p text:style-name="P1">ATOM <text:s text:c="2"/>2254 2HD1 ILE <text:s text:c="2"/>145 <text:s text:c="4"/>104.076 101.640-110.723 <text:s/>1.00 <text:s/>0.00 <text:s text:c="10"/>H <text:s/></text:p>
      <text:p text:style-name="P1">ATOM <text:s text:c="2"/>2255 3HD1 ILE <text:s text:c="2"/>145 <text:s text:c="4"/>103.062 101.184-109.344 <text:s/>1.00 <text:s/>0.00 <text:s text:c="10"/>H <text:s/></text:p>
      <text:p text:style-name="P1">ATOM <text:s text:c="2"/>2256 <text:s/>N <text:s text:c="2"/>GLU <text:s text:c="2"/>146 <text:s text:c="4"/>109.318 <text:s/>98.949-109.232 <text:s/>1.00 <text:s/>0.00 <text:s text:c="10"/>N <text:s/></text:p>
      <text:p text:style-name="P1">ATOM <text:s text:c="2"/>2257 <text:s/>CA <text:s/>GLU <text:s text:c="2"/>146 <text:s text:c="4"/>110.639 <text:s/>98.783-109.830 <text:s/>1.00 <text:s/>0.00 <text:s text:c="10"/>C <text:s/></text:p>
      <text:p text:style-name="P1">ATOM <text:s text:c="2"/>2258 <text:s/>C <text:s text:c="2"/>GLU <text:s text:c="2"/>146 <text:s text:c="4"/>110.956 <text:s/>97.323-110.047 <text:s/>1.00 <text:s/>0.00 <text:s text:c="10"/>C <text:s/></text:p>
      <text:p text:style-name="P1">ATOM <text:s text:c="2"/>2259 <text:s/>O <text:s text:c="2"/>GLU <text:s text:c="2"/>146 <text:s text:c="4"/>111.418 <text:s/>96.902-111.117 <text:s/>1.00 <text:s/>0.00 <text:s text:c="10"/>O <text:s/></text:p>
      <text:p text:style-name="P1">ATOM <text:s text:c="2"/>2260 <text:s/>CB <text:s/>GLU <text:s text:c="2"/>146 <text:s text:c="4"/>111.714 <text:s/>99.444-108.921 <text:s/>1.00 <text:s/>0.00 <text:s text:c="10"/>C <text:s/></text:p>
      <text:p text:style-name="P1">ATOM <text:s text:c="2"/>2261 <text:s/>CG <text:s/>GLU <text:s text:c="2"/>146 <text:s text:c="4"/>113.182 <text:s/>99.391-109.457 <text:s/>1.00 <text:s/>0.00 <text:s text:c="10"/>C <text:s/></text:p>
      <text:p text:style-name="P1">ATOM <text:s text:c="2"/>2262 <text:s/>CD <text:s/>GLU <text:s text:c="2"/>146 <text:s text:c="4"/>114.288 <text:s/>99.963-108.590 <text:s/>1.00 <text:s/>0.00 <text:s text:c="10"/>C <text:s/></text:p>
      <text:p text:style-name="P1">ATOM <text:s text:c="2"/>2263 <text:s/>OE1 GLU <text:s text:c="2"/>146 <text:s text:c="4"/>114.032 100.483-107.486 <text:s/>1.00 <text:s/>0.00 <text:s text:c="10"/>O <text:s/></text:p>
      <text:p text:style-name="P1">ATOM <text:s text:c="2"/>2264 <text:s/>OE2 GLU <text:s text:c="2"/>146 <text:s text:c="4"/>115.450 <text:s/>99.869-109.035 <text:s/>1.00 <text:s/>0.00 <text:s text:c="10"/>O1-</text:p>
      <text:p text:style-name="P1">ATOM <text:s text:c="2"/>2265 <text:s/>H <text:s text:c="2"/>GLU <text:s text:c="2"/>146 <text:s text:c="4"/>109.090 <text:s/>98.588-108.240 <text:s/>1.00 <text:s/>0.00 <text:s text:c="10"/>H <text:s/></text:p>
      <text:p text:style-name="P1">ATOM <text:s text:c="2"/>2266 <text:s/>HA <text:s/>GLU <text:s text:c="2"/>146 <text:s text:c="4"/>110.646 <text:s/>99.282-110.817 <text:s/>1.00 <text:s/>0.00 <text:s text:c="10"/>H <text:s/></text:p>
      <text:p text:style-name="P1">ATOM <text:s text:c="2"/>2267 2HB <text:s/>GLU <text:s text:c="2"/>146 <text:s text:c="4"/>111.692 <text:s/>98.977-107.915 <text:s/>1.00 <text:s/>0.00 <text:s text:c="10"/>H <text:s/></text:p>
      <text:p text:style-name="P1">ATOM <text:s text:c="2"/>2268 3HB <text:s/>GLU <text:s text:c="2"/>146 <text:s text:c="4"/>111.453 100.503-108.735 <text:s/>1.00 <text:s/>0.00 <text:s text:c="10"/>H <text:s/></text:p>
      <text:p text:style-name="P1">ATOM <text:s text:c="2"/>2269 2HG <text:s/>GLU <text:s text:c="2"/>146 <text:s text:c="4"/>113.267 <text:s/>99.891-110.435 <text:s/>1.00 <text:s/>0.00 <text:s text:c="10"/>H <text:s/></text:p>
      <text:p text:style-name="P1">ATOM <text:s text:c="2"/>2270 3HG <text:s/>GLU <text:s text:c="2"/>146 <text:s text:c="4"/>113.509 <text:s/>98.352-109.625 <text:s/>1.00 <text:s/>0.00 <text:s text:c="10"/>H <text:s/></text:p>
      <text:p text:style-name="P1">ATOM <text:s text:c="2"/>2271 <text:s/>N <text:s text:c="2"/>LEU <text:s text:c="2"/>147 <text:s text:c="4"/>110.709 <text:s/>96.371-108.954 <text:s/>1.00 <text:s/>0.00 <text:s text:c="10"/>N <text:s/></text:p>
      <text:p text:style-name="P1">ATOM <text:s text:c="2"/>2272 <text:s/>CA <text:s/>LEU <text:s text:c="2"/>147 <text:s text:c="4"/>111.107 <text:s/>95.059-109.457 <text:s/>1.00 <text:s/>0.00 <text:s text:c="10"/>C <text:s/></text:p>
      <text:p text:style-name="P1">ATOM <text:s text:c="2"/>2273 <text:s/>C <text:s text:c="2"/>LEU <text:s text:c="2"/>147 <text:s text:c="4"/>110.352 <text:s/>94.712-110.717 <text:s/>1.00 <text:s/>0.00 <text:s text:c="10"/>C <text:s/></text:p>
      <text:p text:style-name="P1">ATOM <text:s text:c="2"/>2274 <text:s/>O <text:s text:c="2"/>LEU <text:s text:c="2"/>147 <text:s text:c="4"/>110.923 <text:s/>94.263-111.723 <text:s/>1.00 <text:s/>0.00 <text:s text:c="10"/>O <text:s/></text:p>
      <text:p text:style-name="P1">ATOM <text:s text:c="2"/>2275 <text:s/>CB <text:s/>LEU <text:s text:c="2"/>147 <text:s text:c="4"/>110.897 <text:s/>93.970-108.367 <text:s/>1.00 <text:s/>0.00 <text:s text:c="10"/>C <text:s/></text:p>
      <text:p text:style-name="P1">ATOM <text:s text:c="2"/>2276 <text:s/>CG <text:s/>LEU <text:s text:c="2"/>147 <text:s text:c="4"/>111.628 <text:s/>94.146-107.008 <text:s/>1.00 <text:s/>0.00 <text:s text:c="10"/>C <text:s/></text:p>
      <text:p text:style-name="P1">ATOM <text:s text:c="2"/>2277 <text:s/>CD1 LEU <text:s text:c="2"/>147 <text:s text:c="4"/>111.385 <text:s/>92.921-106.115 <text:s/>1.00 <text:s/>0.00 <text:s text:c="10"/>C <text:s/></text:p>
      <text:p text:style-name="P1">ATOM <text:s text:c="2"/>2278 <text:s/>CD2 LEU <text:s text:c="2"/>147 <text:s text:c="4"/>113.140 <text:s/>94.376-107.172 <text:s/>1.00 <text:s/>0.00 <text:s text:c="10"/>C <text:s/></text:p>
      <text:p text:style-name="P1">ATOM <text:s text:c="2"/>2279 <text:s/>H <text:s text:c="2"/>LEU <text:s text:c="2"/>147 <text:s text:c="4"/>109.759 <text:s/>96.560-108.618 <text:s/>1.00 <text:s/>0.00 <text:s text:c="10"/>H <text:s/></text:p>
      <text:p text:style-name="P1">ATOM <text:s text:c="2"/>2280 <text:s/>HA <text:s/>LEU <text:s text:c="2"/>147 <text:s text:c="4"/>112.175 <text:s/>95.102-109.736 <text:s/>1.00 <text:s/>0.00 <text:s text:c="10"/>H <text:s/></text:p>
      <text:p text:style-name="P1">ATOM <text:s text:c="2"/>2281 2HB <text:s/>LEU <text:s text:c="2"/>147 <text:s text:c="4"/>111.186 <text:s/>92.988-108.791 <text:s/>1.00 <text:s/>0.00 <text:s text:c="10"/>H <text:s/></text:p>
      <text:p text:style-name="P1">ATOM <text:s text:c="2"/>2282 3HB <text:s/>LEU <text:s text:c="2"/>147 <text:s text:c="4"/>109.812 <text:s/>93.876-108.163 <text:s/>1.00 <text:s/>0.00 <text:s text:c="10"/>H <text:s/></text:p>
      <text:p text:style-name="P1">ATOM <text:s text:c="2"/>2283 <text:s/>HG <text:s/>LEU <text:s text:c="2"/>147 <text:s text:c="4"/>111.196 <text:s/>95.032-106.496 <text:s/>1.00 <text:s/>0.00 <text:s text:c="10"/>H <text:s/></text:p>
      <text:p text:style-name="P1">ATOM <text:s text:c="2"/>2284 1HD1 LEU <text:s text:c="2"/>147 <text:s text:c="4"/>110.306 <text:s/>92.748-105.939 <text:s/>1.00 <text:s/>0.00 <text:s text:c="10"/>H <text:s/></text:p>
      <text:p text:style-name="P1">ATOM <text:s text:c="2"/>2285 2HD1 LEU <text:s text:c="2"/>147 <text:s text:c="4"/>111.797 <text:s/>91.994-106.555 <text:s/>1.00 <text:s/>0.00 <text:s text:c="10"/>H <text:s/></text:p>
      <text:p text:style-name="P1">ATOM <text:s text:c="2"/>2286 3HD1 LEU <text:s text:c="2"/>147 <text:s text:c="4"/>111.851 <text:s/>93.044-105.120 <text:s/>1.00 <text:s/>0.00 <text:s text:c="10"/>H <text:s/></text:p>
      <text:p text:style-name="P1">ATOM <text:s text:c="2"/>2287 1HD2 LEU <text:s text:c="2"/>147 <text:s text:c="4"/>113.627 <text:s/>93.566-107.744 <text:s/>1.00 <text:s/>0.00 <text:s text:c="10"/>H <text:s/></text:p>
      <text:p text:style-name="P1">ATOM <text:s text:c="2"/>2288 2HD2 LEU <text:s text:c="2"/>147 <text:s text:c="4"/>113.346 <text:s/>95.324-107.703 <text:s/>1.00 <text:s/>0.00 <text:s text:c="10"/>H <text:s/></text:p>
      <text:p text:style-name="P1">ATOM <text:s text:c="2"/>2289 3HD2 LEU <text:s text:c="2"/>147 <text:s text:c="4"/>113.655 <text:s/>94.455-106.196 <text:s/>1.00 <text:s/>0.00 <text:s text:c="10"/>H <text:s/></text:p>
      <text:p text:style-name="P1">ATOM <text:s text:c="2"/>2290 <text:s/>N <text:s text:c="2"/>GLY <text:s text:c="2"/>148 <text:s text:c="4"/>108.897 <text:s/>94.913-110.754 <text:s/>1.00 <text:s/>0.00 <text:s text:c="10"/>N <text:s/></text:p>
      <text:p text:style-name="P1">ATOM <text:s text:c="2"/>2291 <text:s/>CA <text:s/>GLY <text:s text:c="2"/>148 <text:s text:c="4"/>108.459 <text:s/>94.495-112.083 <text:s/>1.00 <text:s/>0.00 <text:s text:c="10"/>C <text:s/></text:p>
      <text:p text:style-name="P1">ATOM <text:s text:c="2"/>2292 <text:s/>C <text:s text:c="2"/>GLY <text:s text:c="2"/>148 <text:s text:c="4"/>109.184 <text:s/>95.267-113.159 <text:s/>1.00 <text:s/>0.00 <text:s text:c="10"/>C <text:s/></text:p>
      <text:p text:style-name="P1">ATOM <text:s text:c="2"/>2293 <text:s/>O <text:s text:c="2"/>GLY <text:s text:c="2"/>148 <text:s text:c="4"/>109.686 <text:s/>94.710-114.138 <text:s/>1.00 <text:s/>0.00 <text:s text:c="10"/>O <text:s/></text:p>
      <text:p text:style-name="P1">ATOM <text:s text:c="2"/>2294 <text:s/>H <text:s text:c="2"/>GLY <text:s text:c="2"/>148 <text:s text:c="4"/>108.719 <text:s/>95.911-110.381 <text:s/>1.00 <text:s/>0.00 <text:s text:c="10"/>H <text:s/></text:p>
      <text:p text:style-name="P1">ATOM <text:s text:c="2"/>2295 3HA <text:s/>GLY <text:s text:c="2"/>148 <text:s text:c="4"/>107.427 <text:s/>94.673-112.162 <text:s/>0.00 <text:s/>0.00 <text:s text:c="10"/>H <text:s/></text:p>
      <text:p text:style-name="P1">ATOM <text:s text:c="2"/>2296 <text:s/>HA <text:s/>GLY <text:s text:c="2"/>148 <text:s text:c="4"/>108.695 <text:s/>93.422-112.217 <text:s/>1.00 <text:s/>0.00 <text:s text:c="10"/>H <text:s/></text:p>
      <text:p text:style-name="P1">ATOM <text:s text:c="2"/>2297 <text:s/>N <text:s text:c="2"/>LYS <text:s text:c="2"/>149 <text:s text:c="4"/>109.294 <text:s/>96.728-113.036 <text:s/>1.00 <text:s/>0.00 <text:s text:c="10"/>N <text:s/></text:p>
      <text:p text:style-name="P1">ATOM <text:s text:c="2"/>2298 <text:s/>CA <text:s/>LYS <text:s text:c="2"/>149 <text:s text:c="4"/>110.035 <text:s/>97.183-114.208 <text:s/>1.00 <text:s/>0.00 <text:s text:c="10"/>C <text:s/></text:p>
      <text:p text:style-name="P1">ATOM <text:s text:c="2"/>2299 <text:s/>C <text:s text:c="2"/>LYS <text:s text:c="2"/>149 <text:s text:c="4"/>111.380 <text:s/>96.500-114.297 <text:s/>1.00 <text:s/>0.00 <text:s text:c="10"/>C <text:s/></text:p>
      <text:p text:style-name="P1">ATOM <text:s text:c="2"/>2300 <text:s/>O <text:s text:c="2"/>LYS <text:s text:c="2"/>149 <text:s text:c="4"/>111.796 <text:s/>96.003-115.354 <text:s/>1.00 <text:s/>0.00 <text:s text:c="10"/>O <text:s/></text:p>
      <text:p text:style-name="P1"><text:soft-page-break/>ATOM <text:s text:c="2"/>2301 <text:s/>CB <text:s/>LYS <text:s text:c="2"/>149 <text:s text:c="4"/>110.199 <text:s/>98.726-114.149 <text:s/>1.00 <text:s/>0.00 <text:s text:c="10"/>C <text:s/></text:p>
      <text:p text:style-name="P1">ATOM <text:s text:c="2"/>2302 <text:s/>CG <text:s/>LYS <text:s text:c="2"/>149 <text:s text:c="4"/>110.910 <text:s/>99.319-115.391 <text:s/>1.00 <text:s/>0.00 <text:s text:c="10"/>C <text:s/></text:p>
      <text:p text:style-name="P1">ATOM <text:s text:c="2"/>2303 <text:s/>CD <text:s/>LYS <text:s text:c="2"/>149 <text:s text:c="4"/>111.147 100.831-115.338 <text:s/>1.00 <text:s/>0.00 <text:s text:c="10"/>C <text:s/></text:p>
      <text:p text:style-name="P1">ATOM <text:s text:c="2"/>2304 <text:s/>CE <text:s/>LYS <text:s text:c="2"/>149 <text:s text:c="4"/>111.918 101.266-116.591 <text:s/>1.00 <text:s/>0.00 <text:s text:c="10"/>C <text:s/></text:p>
      <text:p text:style-name="P1">ATOM <text:s text:c="2"/>2305 <text:s/>NZ <text:s/>LYS <text:s text:c="2"/>149 <text:s text:c="4"/>111.998 102.737-116.630 <text:s/>1.00 <text:s/>0.00 <text:s text:c="10"/>N1+</text:p>
      <text:p text:style-name="P1">ATOM <text:s text:c="2"/>2306 <text:s/>H <text:s text:c="2"/>LYS <text:s text:c="2"/>149 <text:s text:c="4"/>109.638 <text:s/>96.922-112.030 <text:s/>1.00 <text:s/>0.00 <text:s text:c="10"/>H <text:s/></text:p>
      <text:p text:style-name="P1">ATOM <text:s text:c="2"/>2307 <text:s/>HA <text:s/>LYS <text:s text:c="2"/>149 <text:s text:c="4"/>109.462 <text:s/>96.907-115.113 <text:s/>1.00 <text:s/>0.00 <text:s text:c="10"/>H <text:s/></text:p>
      <text:p text:style-name="P1">ATOM <text:s text:c="2"/>2308 2HB <text:s/>LYS <text:s text:c="2"/>149 <text:s text:c="4"/>110.752 <text:s/>99.008-113.229 <text:s/>1.00 <text:s/>0.00 <text:s text:c="10"/>H <text:s/></text:p>
      <text:p text:style-name="P1">ATOM <text:s text:c="2"/>2309 3HB <text:s/>LYS <text:s text:c="2"/>149 <text:s text:c="4"/>109.204 <text:s/>99.203-114.039 <text:s/>1.00 <text:s/>0.00 <text:s text:c="10"/>H <text:s/></text:p>
      <text:p text:style-name="P1">ATOM <text:s text:c="2"/>2310 2HG <text:s/>LYS <text:s text:c="2"/>149 <text:s text:c="4"/>110.340 <text:s/>99.058-116.305 <text:s/>1.00 <text:s/>0.00 <text:s text:c="10"/>H <text:s/></text:p>
      <text:p text:style-name="P1">ATOM <text:s text:c="2"/>2311 3HG <text:s/>LYS <text:s text:c="2"/>149 <text:s text:c="4"/>111.904 <text:s/>98.852-115.521 <text:s/>1.00 <text:s/>0.00 <text:s text:c="10"/>H <text:s/></text:p>
      <text:p text:style-name="P1">ATOM <text:s text:c="2"/>2312 2HD <text:s/>LYS <text:s text:c="2"/>149 <text:s text:c="4"/>111.722 101.089-114.425 <text:s/>1.00 <text:s/>0.00 <text:s text:c="10"/>H <text:s/></text:p>
      <text:p text:style-name="P1">ATOM <text:s text:c="2"/>2313 3HD <text:s/>LYS <text:s text:c="2"/>149 <text:s text:c="4"/>110.178 101.359-115.255 <text:s/>1.00 <text:s/>0.00 <text:s text:c="10"/>H <text:s/></text:p>
      <text:p text:style-name="P1">ATOM <text:s text:c="2"/>2314 2HE <text:s/>LYS <text:s text:c="2"/>149 <text:s text:c="4"/>111.425 100.897-117.514 <text:s/>1.00 <text:s/>0.00 <text:s text:c="10"/>H <text:s/></text:p>
      <text:p text:style-name="P1">ATOM <text:s text:c="2"/>2315 3HE <text:s/>LYS <text:s text:c="2"/>149 <text:s text:c="4"/>112.936 100.823-116.594 <text:s/>1.00 <text:s/>0.00 <text:s text:c="10"/>H <text:s/></text:p>
      <text:p text:style-name="P1">ATOM <text:s text:c="2"/>2316 1HZ <text:s/>LYS <text:s text:c="2"/>149 <text:s text:c="4"/>112.119 103.118-115.684 <text:s/>1.00 <text:s/>0.00 <text:s text:c="10"/>H <text:s/></text:p>
      <text:p text:style-name="P1">ATOM <text:s text:c="2"/>2317 2HZ <text:s/>LYS <text:s text:c="2"/>149 <text:s text:c="4"/>112.811 103.052-117.170 <text:s/>1.00 <text:s/>0.00 <text:s text:c="10"/>H <text:s/></text:p>
      <text:p text:style-name="P1">ATOM <text:s text:c="2"/>2318 3HZ <text:s/>LYS <text:s text:c="2"/>149 <text:s text:c="4"/>111.139 103.057-117.054 <text:s/>1.00 <text:s/>0.00 <text:s text:c="10"/>H <text:s/></text:p>
      <text:p text:style-name="P1">ATOM <text:s text:c="2"/>2319 <text:s/>N <text:s text:c="2"/>LEU <text:s text:c="2"/>150 <text:s text:c="4"/>112.220 <text:s/>96.423-113.094 <text:s/>1.00 <text:s/>0.00 <text:s text:c="10"/>N <text:s/></text:p>
      <text:p text:style-name="P1">ATOM <text:s text:c="2"/>2320 <text:s/>CA <text:s/>LEU <text:s text:c="2"/>150 <text:s text:c="4"/>113.436 <text:s/>95.718-113.489 <text:s/>1.00 <text:s/>0.00 <text:s text:c="10"/>C <text:s/></text:p>
      <text:p text:style-name="P1">ATOM <text:s text:c="2"/>2321 <text:s/>C <text:s text:c="2"/>LEU <text:s text:c="2"/>150 <text:s text:c="4"/>113.111 <text:s/>94.360-114.064 <text:s/>1.00 <text:s/>0.00 <text:s text:c="10"/>C <text:s/></text:p>
      <text:p text:style-name="P1">ATOM <text:s text:c="2"/>2322 <text:s/>O <text:s text:c="2"/>LEU <text:s text:c="2"/>150 <text:s text:c="4"/>113.619 <text:s/>93.955-115.120 <text:s/>1.00 <text:s/>0.00 <text:s text:c="10"/>O <text:s/></text:p>
      <text:p text:style-name="P1">ATOM <text:s text:c="2"/>2323 <text:s/>CB <text:s/>LEU <text:s text:c="2"/>150 <text:s text:c="4"/>114.410 <text:s/>95.591-112.283 <text:s/>1.00 <text:s/>0.00 <text:s text:c="10"/>C <text:s/></text:p>
      <text:p text:style-name="P1">ATOM <text:s text:c="2"/>2324 <text:s/>CG <text:s/>LEU <text:s text:c="2"/>150 <text:s text:c="4"/>114.881 <text:s/>96.895-111.583 <text:s/>1.00 <text:s/>0.00 <text:s text:c="10"/>C <text:s/></text:p>
      <text:p text:style-name="P1">ATOM <text:s text:c="2"/>2325 <text:s/>CD1 LEU <text:s text:c="2"/>150 <text:s text:c="4"/>115.917 <text:s/>96.568-110.498 <text:s/>1.00 <text:s/>0.00 <text:s text:c="10"/>C <text:s/></text:p>
      <text:p text:style-name="P1">ATOM <text:s text:c="2"/>2326 <text:s/>CD2 LEU <text:s text:c="2"/>150 <text:s text:c="4"/>115.469 <text:s/>97.919-112.569 <text:s/>1.00 <text:s/>0.00 <text:s text:c="10"/>C <text:s/></text:p>
      <text:p text:style-name="P1">ATOM <text:s text:c="2"/>2327 <text:s/>H <text:s text:c="2"/>LEU <text:s text:c="2"/>150 <text:s text:c="4"/>111.614 <text:s/>96.081-112.341 <text:s/>1.00 <text:s/>0.00 <text:s text:c="10"/>H <text:s/></text:p>
      <text:p text:style-name="P1">ATOM <text:s text:c="2"/>2328 <text:s/>HA <text:s/>LEU <text:s text:c="2"/>150 <text:s text:c="4"/>113.924 <text:s/>96.289-114.299 <text:s/>1.00 <text:s/>0.00 <text:s text:c="10"/>H <text:s/></text:p>
      <text:p text:style-name="P1">ATOM <text:s text:c="2"/>2329 2HB <text:s/>LEU <text:s text:c="2"/>150 <text:s text:c="4"/>115.307 <text:s/>95.031-112.614 <text:s/>1.00 <text:s/>0.00 <text:s text:c="10"/>H <text:s/></text:p>
      <text:p text:style-name="P1">ATOM <text:s text:c="2"/>2330 3HB <text:s/>LEU <text:s text:c="2"/>150 <text:s text:c="4"/>113.944 <text:s/>94.939-111.517 <text:s/>1.00 <text:s/>0.00 <text:s text:c="10"/>H <text:s/></text:p>
      <text:p text:style-name="P1">ATOM <text:s text:c="2"/>2331 <text:s/>HG <text:s/>LEU <text:s text:c="2"/>150 <text:s text:c="4"/>114.002 <text:s/>97.357-111.087 <text:s/>1.00 <text:s/>0.00 <text:s text:c="10"/>H <text:s/></text:p>
      <text:p text:style-name="P1">ATOM <text:s text:c="2"/>2332 1HD1 LEU <text:s text:c="2"/>150 <text:s text:c="4"/>115.515 <text:s/>95.864-109.745 <text:s/>1.00 <text:s/>0.00 <text:s text:c="10"/>H <text:s/></text:p>
      <text:p text:style-name="P1">ATOM <text:s text:c="2"/>2333 2HD1 LEU <text:s text:c="2"/>150 <text:s text:c="4"/>116.832 <text:s/>96.109-110.917 <text:s/>1.00 <text:s/>0.00 <text:s text:c="10"/>H <text:s/></text:p>
      <text:p text:style-name="P1">ATOM <text:s text:c="2"/>2334 3HD1 LEU <text:s text:c="2"/>150 <text:s text:c="4"/>116.230 <text:s/>97.474-109.948 <text:s/>1.00 <text:s/>0.00 <text:s text:c="10"/>H <text:s/></text:p>
      <text:p text:style-name="P1">ATOM <text:s text:c="2"/>2335 1HD2 LEU <text:s text:c="2"/>150 <text:s text:c="4"/>116.305 <text:s/>97.500-113.158 <text:s/>1.00 <text:s/>0.00 <text:s text:c="10"/>H <text:s/></text:p>
      <text:p text:style-name="P1">ATOM <text:s text:c="2"/>2336 2HD2 LEU <text:s text:c="2"/>150 <text:s text:c="4"/>114.704 <text:s/>98.270-113.287 <text:s/>1.00 <text:s/>0.00 <text:s text:c="10"/>H <text:s/></text:p>
      <text:p text:style-name="P1">ATOM <text:s text:c="2"/>2337 3HD2 LEU <text:s text:c="2"/>150 <text:s text:c="4"/>115.841 <text:s/>98.823-112.053 <text:s/>1.00 <text:s/>0.00 <text:s text:c="10"/>H <text:s/></text:p>
      <text:p text:style-name="P1">ATOM <text:s text:c="2"/>2338 <text:s/>N <text:s text:c="2"/>TYR <text:s text:c="2"/>151 <text:s text:c="4"/>112.162 <text:s/>93.493-113.351 <text:s/>1.00 <text:s/>0.00 <text:s text:c="10"/>N <text:s/></text:p>
      <text:p text:style-name="P1">ATOM <text:s text:c="2"/>2339 <text:s/>CA <text:s/>TYR <text:s text:c="2"/>151 <text:s text:c="4"/>112.054 <text:s/>92.269-114.140 <text:s/>1.00 <text:s/>0.00 <text:s text:c="10"/>C <text:s/></text:p>
      <text:p text:style-name="P1">ATOM <text:s text:c="2"/>2340 <text:s/>C <text:s text:c="2"/>TYR <text:s text:c="2"/>151 <text:s text:c="4"/>111.620 <text:s/>92.573-115.553 <text:s/>1.00 <text:s/>0.00 <text:s text:c="10"/>C <text:s/></text:p>
      <text:p text:style-name="P1">ATOM <text:s text:c="2"/>2341 <text:s/>O <text:s text:c="2"/>TYR <text:s text:c="2"/>151 <text:s text:c="4"/>112.186 <text:s/>92.080-116.532 <text:s/>1.00 <text:s/>0.00 <text:s text:c="10"/>O <text:s/></text:p>
      <text:p text:style-name="P1">ATOM <text:s text:c="2"/>2342 <text:s/>CB <text:s/>TYR <text:s text:c="2"/>151 <text:s text:c="4"/>111.010 <text:s/>91.297-113.515 <text:s/>1.00 <text:s/>0.00 <text:s text:c="10"/>C <text:s/></text:p>
      <text:p text:style-name="P1">ATOM <text:s text:c="2"/>2343 <text:s/>CG <text:s/>TYR <text:s text:c="2"/>151 <text:s text:c="4"/>111.305 <text:s/>90.788-112.099 <text:s/>1.00 <text:s/>0.00 <text:s text:c="10"/>C <text:s/></text:p>
      <text:p text:style-name="P1">ATOM <text:s text:c="2"/>2344 <text:s/>CD1 TYR <text:s text:c="2"/>151 <text:s text:c="4"/>112.236 <text:s/>89.766-111.888 <text:s/>1.00 <text:s/>0.00 <text:s text:c="10"/>C <text:s/></text:p>
      <text:p text:style-name="P1">ATOM <text:s text:c="2"/>2345 <text:s/>CD2 TYR <text:s text:c="2"/>151 <text:s text:c="4"/>110.644 <text:s/>91.356-111.006 <text:s/>1.00 <text:s/>0.00 <text:s text:c="10"/>C <text:s/></text:p>
      <text:p text:style-name="P1">ATOM <text:s text:c="2"/>2346 <text:s/>CE1 TYR <text:s text:c="2"/>151 <text:s text:c="4"/>112.505 <text:s/>89.323-110.597 <text:s/>1.00 <text:s/>0.00 <text:s text:c="10"/>C <text:s/></text:p>
      <text:p text:style-name="P1">ATOM <text:s text:c="2"/>2347 <text:s/>CE2 TYR <text:s text:c="2"/>151 <text:s text:c="4"/>110.915 <text:s/>90.911-109.715 <text:s/>1.00 <text:s/>0.00 <text:s text:c="10"/>C <text:s/></text:p>
      <text:p text:style-name="P1">ATOM <text:s text:c="2"/>2348 <text:s/>CZ <text:s/>TYR <text:s text:c="2"/>151 <text:s text:c="4"/>111.845 <text:s/>89.894-109.511 <text:s/>1.00 <text:s/>0.00 <text:s text:c="10"/>C <text:s/></text:p>
      <text:p text:style-name="P1">ATOM <text:s text:c="2"/>2349 <text:s/>OH <text:s/>TYR <text:s text:c="2"/>151 <text:s text:c="4"/>112.115 <text:s/>89.458-108.246 <text:s/>1.00 <text:s/>0.00 <text:s text:c="10"/>O <text:s/></text:p>
      <text:p text:style-name="P1">ATOM <text:s text:c="2"/>2350 <text:s/>H <text:s text:c="2"/>TYR <text:s text:c="2"/>151 <text:s text:c="4"/>111.303 <text:s/>94.107-113.124 <text:s/>1.00 <text:s/>0.00 <text:s text:c="10"/>H <text:s/></text:p>
      <text:p text:style-name="P1">ATOM <text:s text:c="2"/>2351 <text:s/>HA <text:s/>TYR <text:s text:c="2"/>151 <text:s text:c="4"/>113.046 <text:s/>91.783-114.186 <text:s/>1.00 <text:s/>0.00 <text:s text:c="10"/>H <text:s/></text:p>
      <text:p text:style-name="P1">ATOM <text:s text:c="2"/>2352 2HB <text:s/>TYR <text:s text:c="2"/>151 <text:s text:c="4"/>110.889 <text:s/>90.411-114.169 <text:s/>1.00 <text:s/>0.00 <text:s text:c="10"/>H <text:s/></text:p>
      <text:p text:style-name="P1">ATOM <text:s text:c="2"/>2353 3HB <text:s/>TYR <text:s text:c="2"/>151 <text:s text:c="4"/>110.007 <text:s/>91.772-113.537 <text:s/>1.00 <text:s/>0.00 <text:s text:c="10"/>H <text:s/></text:p>
      <text:p text:style-name="P1">ATOM <text:s text:c="2"/>2354 1HD <text:s/>TYR <text:s text:c="2"/>151 <text:s text:c="4"/>112.757 <text:s/>89.320-112.724 <text:s/>1.00 <text:s/>0.00 <text:s text:c="10"/>H <text:s/></text:p>
      <text:p text:style-name="P1">ATOM <text:s text:c="2"/>2355 2HD <text:s/>TYR <text:s text:c="2"/>151 <text:s text:c="4"/>109.929 <text:s/>92.153-111.156 <text:s/>1.00 <text:s/>0.00 <text:s text:c="10"/>H <text:s/></text:p>
      <text:p text:style-name="P1">ATOM <text:s text:c="2"/>2356 1HE <text:s/>TYR <text:s text:c="2"/>151 <text:s text:c="4"/>113.228 <text:s/>88.538-110.431 <text:s/>1.00 <text:s/>0.00 <text:s text:c="10"/>H <text:s/></text:p>
      <text:p text:style-name="P1">ATOM <text:s text:c="2"/>2357 2HE <text:s/>TYR <text:s text:c="2"/>151 <text:s text:c="4"/>110.403 <text:s/>91.362-108.879 <text:s/>1.00 <text:s/>0.00 <text:s text:c="10"/>H <text:s/></text:p>
      <text:p text:style-name="P1">ATOM <text:s text:c="2"/>2358 <text:s/>HH <text:s/>TYR <text:s text:c="2"/>151 <text:s text:c="4"/>111.577 <text:s/>89.960-107.630 <text:s/>1.00 <text:s/>0.00 <text:s text:c="10"/>H <text:s/></text:p>
      <text:p text:style-name="P1">ATOM <text:s text:c="2"/>2359 <text:s/>N <text:s text:c="2"/>ALA <text:s text:c="2"/>152 <text:s text:c="4"/>110.488 <text:s/>93.486-115.770 <text:s/>1.00 <text:s/>0.00 <text:s text:c="10"/>N <text:s/></text:p>
      <text:p text:style-name="P1"><text:soft-page-break/>ATOM <text:s text:c="2"/>2360 <text:s/>CA <text:s/>ALA <text:s text:c="2"/>152 <text:s text:c="4"/>110.310 <text:s/>93.581-117.216 <text:s/>1.00 <text:s/>0.00 <text:s text:c="10"/>C <text:s/></text:p>
      <text:p text:style-name="P1">ATOM <text:s text:c="2"/>2361 <text:s/>C <text:s text:c="2"/>ALA <text:s text:c="2"/>152 <text:s text:c="4"/>111.578 <text:s/>94.051-117.886 <text:s/>1.00 <text:s/>0.00 <text:s text:c="10"/>C <text:s/></text:p>
      <text:p text:style-name="P1">ATOM <text:s text:c="2"/>2362 <text:s/>O <text:s text:c="2"/>ALA <text:s text:c="2"/>152 <text:s text:c="4"/>112.035 <text:s/>93.492-118.891 <text:s/>1.00 <text:s/>0.00 <text:s text:c="10"/>O <text:s/></text:p>
      <text:p text:style-name="P1">ATOM <text:s text:c="2"/>2363 <text:s/>CB <text:s/>ALA <text:s text:c="2"/>152 <text:s text:c="4"/>109.115 <text:s/>94.514-117.479 <text:s/>1.00 <text:s/>0.00 <text:s text:c="10"/>C <text:s/></text:p>
      <text:p text:style-name="P1">ATOM <text:s text:c="2"/>2364 <text:s/>H <text:s text:c="2"/>ALA <text:s text:c="2"/>152 <text:s text:c="4"/>110.678 <text:s/>94.355-115.157 <text:s/>1.00 <text:s/>0.00 <text:s text:c="10"/>H <text:s/></text:p>
      <text:p text:style-name="P1">ATOM <text:s text:c="2"/>2365 <text:s/>HA <text:s/>ALA <text:s text:c="2"/>152 <text:s text:c="4"/>110.084 <text:s/>92.573-117.611 <text:s/>1.00 <text:s/>0.00 <text:s text:c="10"/>H <text:s/></text:p>
      <text:p text:style-name="P1">ATOM <text:s text:c="2"/>2366 1HB <text:s/>ALA <text:s text:c="2"/>152 <text:s text:c="4"/>108.187 <text:s/>94.134-117.011 <text:s/>1.00 <text:s/>0.00 <text:s text:c="10"/>H <text:s/></text:p>
      <text:p text:style-name="P1">ATOM <text:s text:c="2"/>2367 2HB <text:s/>ALA <text:s text:c="2"/>152 <text:s text:c="4"/>109.285 <text:s/>95.532-117.078 <text:s/>1.00 <text:s/>0.00 <text:s text:c="10"/>H <text:s/></text:p>
      <text:p text:style-name="P1">ATOM <text:s text:c="2"/>2368 3HB <text:s/>ALA <text:s text:c="2"/>152 <text:s text:c="4"/>108.906 <text:s/>94.621-118.558 <text:s/>1.00 <text:s/>0.00 <text:s text:c="10"/>H <text:s/></text:p>
      <text:p text:style-name="P1">ATOM <text:s text:c="2"/>2369 <text:s/>N <text:s text:c="2"/>GLU <text:s text:c="2"/>153 <text:s text:c="4"/>112.292 <text:s/>95.209-117.329 <text:s/>1.00 <text:s/>0.00 <text:s text:c="10"/>N <text:s/></text:p>
      <text:p text:style-name="P1">ATOM <text:s text:c="2"/>2370 <text:s/>CA <text:s/>GLU <text:s text:c="2"/>153 <text:s text:c="4"/>113.459 <text:s/>95.419-118.180 <text:s/>1.00 <text:s/>0.00 <text:s text:c="10"/>C <text:s/></text:p>
      <text:p text:style-name="P1">ATOM <text:s text:c="2"/>2371 <text:s/>C <text:s text:c="2"/>GLU <text:s text:c="2"/>153 <text:s text:c="4"/>114.316 <text:s/>94.178-118.239 <text:s/>1.00 <text:s/>0.00 <text:s text:c="10"/>C <text:s/></text:p>
      <text:p text:style-name="P1">ATOM <text:s text:c="2"/>2372 <text:s/>O <text:s text:c="2"/>GLU <text:s text:c="2"/>153 <text:s text:c="4"/>114.747 <text:s/>93.728-119.310 <text:s/>1.00 <text:s/>0.00 <text:s text:c="10"/>O <text:s/></text:p>
      <text:p text:style-name="P1">ATOM <text:s text:c="2"/>2373 <text:s/>CB <text:s/>GLU <text:s text:c="2"/>153 <text:s text:c="4"/>114.286 <text:s/>96.625-117.648 <text:s/>1.00 <text:s/>0.00 <text:s text:c="10"/>C <text:s/></text:p>
      <text:p text:style-name="P1">ATOM <text:s text:c="2"/>2374 <text:s/>CG <text:s/>GLU <text:s text:c="2"/>153 <text:s text:c="4"/>115.548 <text:s/>97.006-118.489 <text:s/>1.00 <text:s/>0.00 <text:s text:c="10"/>C <text:s/></text:p>
      <text:p text:style-name="P1">ATOM <text:s text:c="2"/>2375 <text:s/>CD <text:s/>GLU <text:s text:c="2"/>153 <text:s text:c="4"/>116.433 <text:s/>98.133-117.991 <text:s/>1.00 <text:s/>0.00 <text:s text:c="10"/>C <text:s/></text:p>
      <text:p text:style-name="P1">ATOM <text:s text:c="2"/>2376 <text:s/>OE1 GLU <text:s text:c="2"/>153 <text:s text:c="4"/>116.150 <text:s/>98.758-116.951 <text:s/>1.00 <text:s/>0.00 <text:s text:c="10"/>O <text:s/></text:p>
      <text:p text:style-name="P1">ATOM <text:s text:c="2"/>2377 <text:s/>OE2 GLU <text:s text:c="2"/>153 <text:s text:c="4"/>117.451 <text:s/>98.383-118.669 <text:s/>1.00 <text:s/>0.00 <text:s text:c="10"/>O1-</text:p>
      <text:p text:style-name="P1">ATOM <text:s text:c="2"/>2378 <text:s/>H <text:s text:c="2"/>GLU <text:s text:c="2"/>153 <text:s text:c="4"/>112.382 <text:s/>95.027-116.268 <text:s/>1.00 <text:s/>0.00 <text:s text:c="10"/>H <text:s/></text:p>
      <text:p text:style-name="P1">ATOM <text:s text:c="2"/>2379 <text:s/>HA <text:s/>GLU <text:s text:c="2"/>153 <text:s text:c="4"/>113.114 <text:s/>95.643-119.205 <text:s/>1.00 <text:s/>0.00 <text:s text:c="10"/>H <text:s/></text:p>
      <text:p text:style-name="P1">ATOM <text:s text:c="2"/>2380 2HB <text:s/>GLU <text:s text:c="2"/>153 <text:s text:c="4"/>114.607 <text:s/>96.428-116.604 <text:s/>1.00 <text:s/>0.00 <text:s text:c="10"/>H <text:s/></text:p>
      <text:p text:style-name="P1">ATOM <text:s text:c="2"/>2381 3HB <text:s/>GLU <text:s text:c="2"/>153 <text:s text:c="4"/>113.640 <text:s/>97.521-117.570 <text:s/>1.00 <text:s/>0.00 <text:s text:c="10"/>H <text:s/></text:p>
      <text:p text:style-name="P1">ATOM <text:s text:c="2"/>2382 2HG <text:s/>GLU <text:s text:c="2"/>153 <text:s text:c="4"/>115.274 <text:s/>97.262-119.525 <text:s/>1.00 <text:s/>0.00 <text:s text:c="10"/>H <text:s/></text:p>
      <text:p text:style-name="P1">ATOM <text:s text:c="2"/>2383 3HG <text:s/>GLU <text:s text:c="2"/>153 <text:s text:c="4"/>116.247 <text:s/>96.157-118.567 <text:s/>1.00 <text:s/>0.00 <text:s text:c="10"/>H <text:s/></text:p>
      <text:p text:style-name="P1">ATOM <text:s text:c="2"/>2384 <text:s/>N <text:s text:c="2"/>PRO <text:s text:c="2"/>154 <text:s text:c="4"/>114.648 <text:s/>93.481-116.988 <text:s/>1.00 <text:s/>0.00 <text:s text:c="10"/>N <text:s/></text:p>
      <text:p text:style-name="P1">ATOM <text:s text:c="2"/>2385 <text:s/>CA <text:s/>PRO <text:s text:c="2"/>154 <text:s text:c="4"/>115.474 <text:s/>92.329-117.317 <text:s/>1.00 <text:s/>0.00 <text:s text:c="10"/>C <text:s/></text:p>
      <text:p text:style-name="P1">ATOM <text:s text:c="2"/>2386 <text:s/>C <text:s text:c="2"/>PRO <text:s text:c="2"/>154 <text:s text:c="4"/>115.492 <text:s/>92.059-118.831 <text:s/>1.00 <text:s/>0.00 <text:s text:c="10"/>C <text:s/></text:p>
      <text:p text:style-name="P1">ATOM <text:s text:c="2"/>2387 <text:s/>O <text:s text:c="2"/>PRO <text:s text:c="2"/>154 <text:s text:c="4"/>116.556 <text:s/>91.848-119.415 <text:s/>1.00 <text:s/>0.00 <text:s text:c="10"/>O <text:s/></text:p>
      <text:p text:style-name="P1">ATOM <text:s text:c="2"/>2388 <text:s/>CB <text:s/>PRO <text:s text:c="2"/>154 <text:s text:c="4"/>114.791 <text:s/>91.210-116.516 <text:s/>1.00 <text:s/>0.00 <text:s text:c="10"/>C <text:s/></text:p>
      <text:p text:style-name="P1">ATOM <text:s text:c="2"/>2389 <text:s/>CG <text:s/>PRO <text:s text:c="2"/>154 <text:s text:c="4"/>113.320 <text:s/>91.650-116.462 <text:s/>1.00 <text:s/>0.00 <text:s text:c="10"/>C <text:s/></text:p>
      <text:p text:style-name="P1">ATOM <text:s text:c="2"/>2390 <text:s/>CD <text:s/>PRO <text:s text:c="2"/>154 <text:s text:c="4"/>113.412 <text:s/>93.170-116.304 <text:s/>1.00 <text:s/>0.00 <text:s text:c="10"/>C <text:s/></text:p>
      <text:p text:style-name="P1">ATOM <text:s text:c="2"/>2391 <text:s/>HA <text:s/>PRO <text:s text:c="2"/>154 <text:s text:c="4"/>116.501 <text:s/>92.483-116.976 <text:s/>1.00 <text:s/>0.00 <text:s text:c="10"/>H <text:s/></text:p>
      <text:p text:style-name="P1">ATOM <text:s text:c="2"/>2392 2HB <text:s/>PRO <text:s text:c="2"/>154 <text:s text:c="4"/>115.200 <text:s/>91.198-115.503 <text:s/>1.00 <text:s/>0.00 <text:s text:c="10"/>H <text:s/></text:p>
      <text:p text:style-name="P1">ATOM <text:s text:c="2"/>2393 3HB <text:s/>PRO <text:s text:c="2"/>154 <text:s text:c="4"/>114.922 <text:s/>90.224-116.966 <text:s/>1.00 <text:s/>0.00 <text:s text:c="10"/>H <text:s/></text:p>
      <text:p text:style-name="P1">ATOM <text:s text:c="2"/>2394 2HG <text:s/>PRO <text:s text:c="2"/>154 <text:s text:c="4"/>112.773 <text:s/>91.182-115.640 <text:s/>1.00 <text:s/>0.00 <text:s text:c="10"/>H <text:s/></text:p>
      <text:p text:style-name="P1">ATOM <text:s text:c="2"/>2395 3HG <text:s/>PRO <text:s text:c="2"/>154 <text:s text:c="4"/>112.832 <text:s/>91.411-117.408 <text:s/>1.00 <text:s/>0.00 <text:s text:c="10"/>H <text:s/></text:p>
      <text:p text:style-name="P1">ATOM <text:s text:c="2"/>2396 2HD <text:s/>PRO <text:s text:c="2"/>154 <text:s text:c="4"/>113.497 <text:s/>93.450-115.251 <text:s/>1.00 <text:s/>0.00 <text:s text:c="10"/>H <text:s/></text:p>
      <text:p text:style-name="P1">ATOM <text:s text:c="2"/>2397 3HD <text:s/>PRO <text:s text:c="2"/>154 <text:s text:c="4"/>112.566 <text:s/>93.684-116.766 <text:s/>1.00 <text:s/>0.00 <text:s text:c="10"/>H <text:s/></text:p>
      <text:p text:style-name="P1">ATOM <text:s text:c="2"/>2398 <text:s/>N <text:s text:c="2"/>ASN <text:s text:c="2"/>155 <text:s text:c="4"/>114.231 <text:s/>92.053-119.587 <text:s/>1.00 <text:s/>0.00 <text:s text:c="10"/>N <text:s/></text:p>
      <text:p text:style-name="P1">ATOM <text:s text:c="2"/>2399 <text:s/>CA <text:s/>ASN <text:s text:c="2"/>155 <text:s text:c="4"/>114.587 <text:s/>91.771-120.974 <text:s/>1.00 <text:s/>0.00 <text:s text:c="10"/>C <text:s/></text:p>
      <text:p text:style-name="P1">ATOM <text:s text:c="2"/>2400 <text:s/>C <text:s text:c="2"/>ASN <text:s text:c="2"/>155 <text:s text:c="4"/>115.577 <text:s/>92.786-121.495 <text:s/>1.00 <text:s/>0.00 <text:s text:c="10"/>C <text:s/></text:p>
      <text:p text:style-name="P1">ATOM <text:s text:c="2"/>2401 <text:s/>O <text:s text:c="2"/>ASN <text:s text:c="2"/>155 <text:s text:c="4"/>116.588 <text:s/>92.453-122.113 <text:s/>1.00 <text:s/>0.00 <text:s text:c="10"/>O <text:s/></text:p>
      <text:p text:style-name="P1">ATOM <text:s text:c="2"/>2402 <text:s/>CB <text:s/>ASN <text:s text:c="2"/>155 <text:s text:c="4"/>113.299 <text:s/>91.760-121.848 <text:s/>1.00 <text:s/>0.00 <text:s text:c="10"/>C <text:s/></text:p>
      <text:p text:style-name="P1">ATOM <text:s text:c="2"/>2403 <text:s/>CG <text:s/>ASN <text:s text:c="2"/>155 <text:s text:c="4"/>112.193 <text:s/>90.782-121.440 <text:s/>1.00 <text:s/>0.00 <text:s text:c="10"/>C <text:s/></text:p>
      <text:p text:style-name="P1">ATOM <text:s text:c="2"/>2404 <text:s/>ND2 ASN <text:s text:c="2"/>155 <text:s text:c="4"/>112.321 <text:s/>89.519-121.750 <text:s/>1.00 <text:s/>0.00 <text:s text:c="10"/>N <text:s/></text:p>
      <text:p text:style-name="P1">ATOM <text:s text:c="2"/>2405 <text:s/>OD1 ASN <text:s text:c="2"/>155 <text:s text:c="4"/>111.205 <text:s/>91.140-120.815 <text:s/>1.00 <text:s/>0.00 <text:s text:c="10"/>O <text:s/></text:p>
      <text:p text:style-name="P1">ATOM <text:s text:c="2"/>2406 <text:s/>H <text:s text:c="2"/>ASN <text:s text:c="2"/>155 <text:s text:c="4"/>113.704 <text:s/>92.951-119.302 <text:s/>1.00 <text:s/>0.00 <text:s text:c="10"/>H <text:s/></text:p>
      <text:p text:style-name="P1">ATOM <text:s text:c="2"/>2407 <text:s/>HA <text:s/>ASN <text:s text:c="2"/>155 <text:s text:c="4"/>115.079 <text:s/>90.782-121.016 <text:s/>1.00 <text:s/>0.00 <text:s text:c="10"/>H <text:s/></text:p>
      <text:p text:style-name="P1">ATOM <text:s text:c="2"/>2408 2HB <text:s/>ASN <text:s text:c="2"/>155 <text:s text:c="4"/>113.554 <text:s/>91.571-122.907 <text:s/>1.00 <text:s/>0.00 <text:s text:c="10"/>H <text:s/></text:p>
      <text:p text:style-name="P1">ATOM <text:s text:c="2"/>2409 3HB <text:s/>ASN <text:s text:c="2"/>155 <text:s text:c="4"/>112.846 <text:s/>92.770-121.852 <text:s/>1.00 <text:s/>0.00 <text:s text:c="10"/>H <text:s/></text:p>
      <text:p text:style-name="P1">ATOM <text:s text:c="2"/>2410 1HD2 ASN <text:s text:c="2"/>155 <text:s text:c="4"/>111.611 <text:s/>88.934-121.302 <text:s/>1.00 <text:s/>0.00 <text:s text:c="10"/>H <text:s/></text:p>
      <text:p text:style-name="P1">ATOM <text:s text:c="2"/>2411 2HD2 ASN <text:s text:c="2"/>155 <text:s text:c="4"/>113.196 <text:s/>89.239-122.191 <text:s/>1.00 <text:s/>0.00 <text:s text:c="10"/>H <text:s/></text:p>
      <text:p text:style-name="P1">ATOM <text:s text:c="2"/>2412 <text:s/>N <text:s text:c="2"/>THR <text:s text:c="2"/>156 <text:s text:c="4"/>115.326 <text:s/>94.214-121.256 <text:s/>1.00 <text:s/>0.00 <text:s text:c="10"/>N <text:s/></text:p>
      <text:p text:style-name="P1">ATOM <text:s text:c="2"/>2413 <text:s/>CA <text:s/>THR <text:s text:c="2"/>156 <text:s text:c="4"/>116.439 <text:s/>94.933-121.868 <text:s/>1.00 <text:s/>0.00 <text:s text:c="10"/>C <text:s/></text:p>
      <text:p text:style-name="P1">ATOM <text:s text:c="2"/>2414 <text:s/>C <text:s text:c="2"/>THR <text:s text:c="2"/>156 <text:s text:c="4"/>117.760 <text:s/>94.469-121.303 <text:s/>1.00 <text:s/>0.00 <text:s text:c="10"/>C <text:s/></text:p>
      <text:p text:style-name="P1">ATOM <text:s text:c="2"/>2415 <text:s/>O <text:s text:c="2"/>THR <text:s text:c="2"/>156 <text:s text:c="4"/>118.705 <text:s/>94.199-122.017 <text:s/>1.00 <text:s/>0.00 <text:s text:c="10"/>O <text:s/></text:p>
      <text:p text:style-name="P1">ATOM <text:s text:c="2"/>2416 <text:s/>CB <text:s/>THR <text:s text:c="2"/>156 <text:s text:c="4"/>116.267 <text:s/>96.478-121.677 <text:s/>1.00 <text:s/>0.00 <text:s text:c="10"/>C <text:s/></text:p>
      <text:p text:style-name="P1">ATOM <text:s text:c="2"/>2417 <text:s/>CG2 THR <text:s text:c="2"/>156 <text:s text:c="4"/>117.381 <text:s/>97.369-122.268 <text:s/>1.00 <text:s/>0.00 <text:s text:c="10"/>C <text:s/></text:p>
      <text:p text:style-name="P1">ATOM <text:s text:c="2"/>2418 <text:s/>OG1 THR <text:s text:c="2"/>156 <text:s text:c="4"/>115.076 <text:s/>96.930-122.309 <text:s/>1.00 <text:s/>0.00 <text:s text:c="10"/>O <text:s/></text:p>
      <text:p text:style-name="P1"><text:soft-page-break/>ATOM <text:s text:c="2"/>2419 <text:s/>H <text:s text:c="2"/>THR <text:s text:c="2"/>156 <text:s text:c="4"/>115.091 <text:s/>94.309-120.206 <text:s/>1.00 <text:s/>0.00 <text:s text:c="10"/>H <text:s/></text:p>
      <text:p text:style-name="P1">ATOM <text:s text:c="2"/>2420 <text:s/>HA <text:s/>THR <text:s text:c="2"/>156 <text:s text:c="4"/>116.446 <text:s/>94.709-122.950 <text:s/>1.00 <text:s/>0.00 <text:s text:c="10"/>H <text:s/></text:p>
      <text:p text:style-name="P1">ATOM <text:s text:c="2"/>2421 <text:s/>HB <text:s/>THR <text:s text:c="2"/>156 <text:s text:c="4"/>116.192 <text:s/>96.689-120.588 <text:s/>1.00 <text:s/>0.00 <text:s text:c="10"/>H <text:s/></text:p>
      <text:p text:style-name="P1">ATOM <text:s text:c="2"/>2422 1HG <text:s/>THR <text:s text:c="2"/>156 <text:s text:c="4"/>114.997 <text:s/>97.864-122.093 <text:s/>1.00 <text:s/>0.00 <text:s text:c="10"/>H <text:s/></text:p>
      <text:p text:style-name="P1">ATOM <text:s text:c="2"/>2423 1HG2 THR <text:s text:c="2"/>156 <text:s text:c="4"/>117.179 <text:s/>98.445-122.113 <text:s/>1.00 <text:s/>0.00 <text:s text:c="10"/>H <text:s/></text:p>
      <text:p text:style-name="P1">ATOM <text:s text:c="2"/>2424 2HG2 THR <text:s text:c="2"/>156 <text:s text:c="4"/>118.366 <text:s/>97.180-121.802 <text:s/>1.00 <text:s/>0.00 <text:s text:c="10"/>H <text:s/></text:p>
      <text:p text:style-name="P1">ATOM <text:s text:c="2"/>2425 3HG2 THR <text:s text:c="2"/>156 <text:s text:c="4"/>117.499 <text:s/>97.210-123.356 <text:s/>1.00 <text:s/>0.00 <text:s text:c="10"/>H <text:s/></text:p>
      <text:p text:style-name="P1">ATOM <text:s text:c="2"/>2426 <text:s/>N <text:s text:c="2"/>PRO <text:s text:c="2"/>157 <text:s text:c="4"/>117.907 <text:s/>94.340-119.846 <text:s/>1.00 <text:s/>0.00 <text:s text:c="10"/>N <text:s/></text:p>
      <text:p text:style-name="P1">ATOM <text:s text:c="2"/>2427 <text:s/>CA <text:s/>PRO <text:s text:c="2"/>157 <text:s text:c="4"/>119.259 <text:s/>93.882-119.566 <text:s/>1.00 <text:s/>0.00 <text:s text:c="10"/>C <text:s/></text:p>
      <text:p text:style-name="P1">ATOM <text:s text:c="2"/>2428 <text:s/>C <text:s text:c="2"/>PRO <text:s text:c="2"/>157 <text:s text:c="4"/>119.978 <text:s/>93.422-120.846 <text:s/>1.00 <text:s/>0.00 <text:s text:c="10"/>C <text:s/></text:p>
      <text:p text:style-name="P1">ATOM <text:s text:c="2"/>2429 <text:s/>O <text:s text:c="2"/>PRO <text:s text:c="2"/>157 <text:s text:c="4"/>121.126 <text:s/>93.796-121.086 <text:s/>1.00 <text:s/>0.00 <text:s text:c="10"/>O <text:s/></text:p>
      <text:p text:style-name="P1">ATOM <text:s text:c="2"/>2430 <text:s/>CB <text:s/>PRO <text:s text:c="2"/>157 <text:s text:c="4"/>119.006 <text:s/>92.736-118.575 <text:s/>1.00 <text:s/>0.00 <text:s text:c="10"/>C <text:s/></text:p>
      <text:p text:style-name="P1">ATOM <text:s text:c="2"/>2431 <text:s/>CG <text:s/>PRO <text:s text:c="2"/>157 <text:s text:c="4"/>117.624 <text:s/>92.204-118.982 <text:s/>1.00 <text:s/>0.00 <text:s text:c="10"/>C <text:s/></text:p>
      <text:p text:style-name="P1">ATOM <text:s text:c="2"/>2432 <text:s/>CD <text:s/>PRO <text:s text:c="2"/>157 <text:s text:c="4"/>116.856 <text:s/>93.472-119.363 <text:s/>1.00 <text:s/>0.00 <text:s text:c="10"/>C <text:s/></text:p>
      <text:p text:style-name="P1">ATOM <text:s text:c="2"/>2433 <text:s/>HA <text:s/>PRO <text:s text:c="2"/>157 <text:s text:c="4"/>119.845 <text:s/>94.678-119.101 <text:s/>1.00 <text:s/>0.00 <text:s text:c="10"/>H <text:s/></text:p>
      <text:p text:style-name="P1">ATOM <text:s text:c="2"/>2434 2HB <text:s/>PRO <text:s text:c="2"/>157 <text:s text:c="4"/>118.950 <text:s/>93.146-117.565 <text:s/>1.00 <text:s/>0.00 <text:s text:c="10"/>H <text:s/></text:p>
      <text:p text:style-name="P1">ATOM <text:s text:c="2"/>2435 3HB <text:s/>PRO <text:s text:c="2"/>157 <text:s text:c="4"/>119.782 <text:s/>91.967-118.606 <text:s/>1.00 <text:s/>0.00 <text:s text:c="10"/>H <text:s/></text:p>
      <text:p text:style-name="P1">ATOM <text:s text:c="2"/>2436 2HG <text:s/>PRO <text:s text:c="2"/>157 <text:s text:c="4"/>117.133 <text:s/>91.651-118.177 <text:s/>1.00 <text:s/>0.00 <text:s text:c="10"/>H <text:s/></text:p>
      <text:p text:style-name="P1">ATOM <text:s text:c="2"/>2437 3HG <text:s/>PRO <text:s text:c="2"/>157 <text:s text:c="4"/>117.722 <text:s/>91.561-119.859 <text:s/>1.00 <text:s/>0.00 <text:s text:c="10"/>H <text:s/></text:p>
      <text:p text:style-name="P1">ATOM <text:s text:c="2"/>2438 2HD <text:s/>PRO <text:s text:c="2"/>157 <text:s text:c="4"/>116.384 <text:s/>93.922-118.487 <text:s/>1.00 <text:s/>0.00 <text:s text:c="10"/>H <text:s/></text:p>
      <text:p text:style-name="P1">ATOM <text:s text:c="2"/>2439 3HD <text:s/>PRO <text:s text:c="2"/>157 <text:s text:c="4"/>116.110 <text:s/>93.285-120.140 <text:s/>1.00 <text:s/>0.00 <text:s text:c="10"/>H <text:s/></text:p>
      <text:p text:style-name="P1">ATOM <text:s text:c="2"/>2440 <text:s/>N <text:s text:c="2"/>LYS <text:s text:c="2"/>158 <text:s text:c="4"/>119.289 <text:s/>92.529-121.789 <text:s/>1.00 <text:s/>0.00 <text:s text:c="10"/>N <text:s/></text:p>
      <text:p text:style-name="P1">ATOM <text:s text:c="2"/>2441 <text:s/>CA <text:s/>LYS <text:s text:c="2"/>158 <text:s text:c="4"/>120.227 <text:s/>92.284-122.881 <text:s/>1.00 <text:s/>0.00 <text:s text:c="10"/>C <text:s/></text:p>
      <text:p text:style-name="P1">ATOM <text:s text:c="2"/>2442 <text:s/>C <text:s text:c="2"/>LYS <text:s text:c="2"/>158 <text:s text:c="4"/>120.666 <text:s/>93.581-123.518 <text:s/>1.00 <text:s/>0.00 <text:s text:c="10"/>C <text:s/></text:p>
      <text:p text:style-name="P1">ATOM <text:s text:c="2"/>2443 <text:s/>O <text:s text:c="2"/>LYS <text:s text:c="2"/>158 <text:s text:c="4"/>121.857 <text:s/>93.824-123.760 <text:s/>1.00 <text:s/>0.00 <text:s text:c="10"/>O <text:s/></text:p>
      <text:p text:style-name="P1">ATOM <text:s text:c="2"/>2444 <text:s/>CB <text:s/>LYS <text:s text:c="2"/>158 <text:s text:c="4"/>119.567 <text:s/>91.347-123.929 <text:s/>1.00 <text:s/>0.00 <text:s text:c="10"/>C <text:s/></text:p>
      <text:p text:style-name="P1">ATOM <text:s text:c="2"/>2445 <text:s/>CG <text:s/>LYS <text:s text:c="2"/>158 <text:s text:c="4"/>120.512 <text:s/>90.964-125.095 <text:s/>1.00 <text:s/>0.00 <text:s text:c="10"/>C <text:s/></text:p>
      <text:p text:style-name="P1">ATOM <text:s text:c="2"/>2446 <text:s/>CD <text:s/>LYS <text:s text:c="2"/>158 <text:s text:c="4"/>119.874 <text:s/>90.093-126.182 <text:s/>1.00 <text:s/>0.00 <text:s text:c="10"/>C <text:s/></text:p>
      <text:p text:style-name="P1">ATOM <text:s text:c="2"/>2447 <text:s/>CE <text:s/>LYS <text:s text:c="2"/>158 <text:s text:c="4"/>120.895 <text:s/>89.853-127.301 <text:s/>1.00 <text:s/>0.00 <text:s text:c="10"/>C <text:s/></text:p>
      <text:p text:style-name="P1">ATOM <text:s text:c="2"/>2448 <text:s/>NZ <text:s/>LYS <text:s text:c="2"/>158 <text:s text:c="4"/>120.349 <text:s/>88.878-128.262 <text:s/>1.00 <text:s/>0.00 <text:s text:c="10"/>N1+</text:p>
      <text:p text:style-name="P1">ATOM <text:s text:c="2"/>2449 <text:s/>H <text:s text:c="2"/>LYS <text:s text:c="2"/>158 <text:s text:c="4"/>118.314 <text:s/>92.962-121.959 <text:s/>1.00 <text:s/>0.00 <text:s text:c="10"/>H <text:s/></text:p>
      <text:p text:style-name="P1">ATOM <text:s text:c="2"/>2450 <text:s/>HA <text:s/>LYS <text:s text:c="2"/>158 <text:s text:c="4"/>121.127 <text:s/>91.796-122.465 <text:s/>1.00 <text:s/>0.00 <text:s text:c="10"/>H <text:s/></text:p>
      <text:p text:style-name="P1">ATOM <text:s text:c="2"/>2451 2HB <text:s/>LYS <text:s text:c="2"/>158 <text:s text:c="4"/>118.648 <text:s/>91.823-124.329 <text:s/>1.00 <text:s/>0.00 <text:s text:c="10"/>H <text:s/></text:p>
      <text:p text:style-name="P1">ATOM <text:s text:c="2"/>2452 3HB <text:s/>LYS <text:s text:c="2"/>158 <text:s text:c="4"/>119.212 <text:s/>90.422-123.431 <text:s/>1.00 <text:s/>0.00 <text:s text:c="10"/>H <text:s/></text:p>
      <text:p text:style-name="P1">ATOM <text:s text:c="2"/>2453 2HG <text:s/>LYS <text:s text:c="2"/>158 <text:s text:c="4"/>121.415 <text:s/>90.464-124.693 <text:s/>1.00 <text:s/>0.00 <text:s text:c="10"/>H <text:s/></text:p>
      <text:p text:style-name="P1">ATOM <text:s text:c="2"/>2454 3HG <text:s/>LYS <text:s text:c="2"/>158 <text:s text:c="4"/>120.880 <text:s/>91.874-125.603 <text:s/>1.00 <text:s/>0.00 <text:s text:c="10"/>H <text:s/></text:p>
      <text:p text:style-name="P1">ATOM <text:s text:c="2"/>2455 2HD <text:s/>LYS <text:s text:c="2"/>158 <text:s text:c="4"/>118.973 <text:s/>90.597-126.587 <text:s/>1.00 <text:s/>0.00 <text:s text:c="10"/>H <text:s/></text:p>
      <text:p text:style-name="P1">ATOM <text:s text:c="2"/>2456 3HD <text:s/>LYS <text:s text:c="2"/>158 <text:s text:c="4"/>119.525 <text:s/>89.139-125.741 <text:s/>1.00 <text:s/>0.00 <text:s text:c="10"/>H <text:s/></text:p>
      <text:p text:style-name="P1">ATOM <text:s text:c="2"/>2457 2HE <text:s/>LYS <text:s text:c="2"/>158 <text:s text:c="4"/>121.855 <text:s/>89.474-126.894 <text:s/>1.00 <text:s/>0.00 <text:s text:c="10"/>H <text:s/></text:p>
      <text:p text:style-name="P1">ATOM <text:s text:c="2"/>2458 3HE <text:s/>LYS <text:s text:c="2"/>158 <text:s text:c="4"/>121.140 <text:s/>90.807-127.815 <text:s/>1.00 <text:s/>0.00 <text:s text:c="10"/>H <text:s/></text:p>
      <text:p text:style-name="P1">ATOM <text:s text:c="2"/>2459 1HZ <text:s/>LYS <text:s text:c="2"/>158 <text:s text:c="4"/>119.339 <text:s/>89.019-128.386 <text:s/>1.00 <text:s/>0.00 <text:s text:c="10"/>H <text:s/></text:p>
      <text:p text:style-name="P1">ATOM <text:s text:c="2"/>2460 2HZ <text:s/>LYS <text:s text:c="2"/>158 <text:s text:c="4"/>120.769 <text:s/>88.993-129.190 <text:s/>1.00 <text:s/>0.00 <text:s text:c="10"/>H <text:s/></text:p>
      <text:p text:style-name="P1">ATOM <text:s text:c="2"/>2461 3HZ <text:s/>LYS <text:s text:c="2"/>158 <text:s text:c="4"/>120.553 <text:s/>87.963-127.886 <text:s/>1.00 <text:s/>0.00 <text:s text:c="10"/>H <text:s/></text:p>
      <text:p text:style-name="P1">ATOM <text:s text:c="2"/>2462 <text:s/>N <text:s text:c="2"/>PHE <text:s text:c="2"/>159 <text:s text:c="4"/>119.650 <text:s/>94.586-123.862 <text:s/>1.00 <text:s/>0.00 <text:s text:c="10"/>N <text:s/></text:p>
      <text:p text:style-name="P1">ATOM <text:s text:c="2"/>2463 <text:s/>CA <text:s/>PHE <text:s text:c="2"/>159 <text:s text:c="4"/>120.370 <text:s/>95.711-124.452 <text:s/>1.00 <text:s/>0.00 <text:s text:c="10"/>C <text:s/></text:p>
      <text:p text:style-name="P1">ATOM <text:s text:c="2"/>2464 <text:s/>C <text:s text:c="2"/>PHE <text:s text:c="2"/>159 <text:s text:c="4"/>121.418 <text:s/>96.241-123.503 <text:s/>1.00 <text:s/>0.00 <text:s text:c="10"/>C <text:s/></text:p>
      <text:p text:style-name="P1">ATOM <text:s text:c="2"/>2465 <text:s/>O <text:s text:c="2"/>PHE <text:s text:c="2"/>159 <text:s text:c="4"/>122.598 <text:s/>96.485-123.880 <text:s/>1.00 <text:s/>0.00 <text:s text:c="10"/>O <text:s/></text:p>
      <text:p text:style-name="P1">ATOM <text:s text:c="2"/>2466 <text:s/>CB <text:s/>PHE <text:s text:c="2"/>159 <text:s text:c="4"/>119.375 <text:s/>96.861-124.796 <text:s/>1.00 <text:s/>0.00 <text:s text:c="10"/>C <text:s/></text:p>
      <text:p text:style-name="P1">ATOM <text:s text:c="2"/>2467 <text:s/>CG <text:s/>PHE <text:s text:c="2"/>159 <text:s text:c="4"/>118.228 <text:s/>96.510-125.756 <text:s/>1.00 <text:s/>0.00 <text:s text:c="10"/>C <text:s/></text:p>
      <text:p text:style-name="P1">ATOM <text:s text:c="2"/>2468 <text:s/>CD1 PHE <text:s text:c="2"/>159 <text:s text:c="4"/>117.029 <text:s/>96.001-125.243 <text:s/>1.00 <text:s/>0.00 <text:s text:c="10"/>C <text:s/></text:p>
      <text:p text:style-name="P1">ATOM <text:s text:c="2"/>2469 <text:s/>CD2 PHE <text:s text:c="2"/>159 <text:s text:c="4"/>118.388 <text:s/>96.633-127.138 <text:s/>1.00 <text:s/>0.00 <text:s text:c="10"/>C <text:s/></text:p>
      <text:p text:style-name="P1">ATOM <text:s text:c="2"/>2470 <text:s/>CE1 PHE <text:s text:c="2"/>159 <text:s text:c="4"/>116.011 <text:s/>95.603-126.103 <text:s/>1.00 <text:s/>0.00 <text:s text:c="10"/>C <text:s/></text:p>
      <text:p text:style-name="P1">ATOM <text:s text:c="2"/>2471 <text:s/>CE2 PHE <text:s text:c="2"/>159 <text:s text:c="4"/>117.364 <text:s/>96.245-127.998 <text:s/>1.00 <text:s/>0.00 <text:s text:c="10"/>C <text:s/></text:p>
      <text:p text:style-name="P1">ATOM <text:s text:c="2"/>2472 <text:s/>CZ <text:s/>PHE <text:s text:c="2"/>159 <text:s text:c="4"/>116.178 <text:s/>95.727-127.480 <text:s/>1.00 <text:s/>0.00 <text:s text:c="10"/>C <text:s/></text:p>
      <text:p text:style-name="P1">ATOM <text:s text:c="2"/>2473 <text:s/>H <text:s text:c="2"/>PHE <text:s text:c="2"/>159 <text:s text:c="4"/>119.029 <text:s/>94.700-122.987 <text:s/>1.00 <text:s/>0.00 <text:s text:c="10"/>H <text:s/></text:p>
      <text:p text:style-name="P1">ATOM <text:s text:c="2"/>2474 <text:s/>HA <text:s/>PHE <text:s text:c="2"/>159 <text:s text:c="4"/>120.882 <text:s/>95.368-125.371 <text:s/>1.00 <text:s/>0.00 <text:s text:c="10"/>H <text:s/></text:p>
      <text:p text:style-name="P1">ATOM <text:s text:c="2"/>2475 2HB <text:s/>PHE <text:s text:c="2"/>159 <text:s text:c="4"/>119.936 <text:s/>97.718-125.220 <text:s/>1.00 <text:s/>0.00 <text:s text:c="10"/>H <text:s/></text:p>
      <text:p text:style-name="P1">ATOM <text:s text:c="2"/>2476 3HB <text:s/>PHE <text:s text:c="2"/>159 <text:s text:c="4"/>118.945 <text:s/>97.273-123.860 <text:s/>1.00 <text:s/>0.00 <text:s text:c="10"/>H <text:s/></text:p>
      <text:p text:style-name="P1">ATOM <text:s text:c="2"/>2477 1HD <text:s/>PHE <text:s text:c="2"/>159 <text:s text:c="4"/>116.905 <text:s/>95.873-124.176 <text:s/>1.00 <text:s/>0.00 <text:s text:c="10"/>H <text:s/></text:p>
      <text:p text:style-name="P1"><text:soft-page-break/>ATOM <text:s text:c="2"/>2478 2HD <text:s/>PHE <text:s text:c="2"/>159 <text:s text:c="4"/>119.314 <text:s/>97.014-127.547 <text:s/>1.00 <text:s/>0.00 <text:s text:c="10"/>H <text:s/></text:p>
      <text:p text:style-name="P1">ATOM <text:s text:c="2"/>2479 1HE <text:s/>PHE <text:s text:c="2"/>159 <text:s text:c="4"/>115.102 <text:s/>95.183-125.698 <text:s/>1.00 <text:s/>0.00 <text:s text:c="10"/>H <text:s/></text:p>
      <text:p text:style-name="P1">ATOM <text:s text:c="2"/>2480 2HE <text:s/>PHE <text:s text:c="2"/>159 <text:s text:c="4"/>117.496 <text:s/>96.334-129.067 <text:s/>1.00 <text:s/>0.00 <text:s text:c="10"/>H <text:s/></text:p>
      <text:p text:style-name="P1">ATOM <text:s text:c="2"/>2481 <text:s/>HZ <text:s/>PHE <text:s text:c="2"/>159 <text:s text:c="4"/>115.389 <text:s/>95.412-128.146 <text:s/>1.00 <text:s/>0.00 <text:s text:c="10"/>H <text:s/></text:p>
      <text:p text:style-name="P1">ATOM <text:s text:c="2"/>2482 <text:s/>N <text:s text:c="2"/>LEU <text:s text:c="2"/>160 <text:s text:c="4"/>121.055 <text:s/>96.480-122.099 <text:s/>1.00 <text:s/>0.00 <text:s text:c="10"/>N <text:s/></text:p>
      <text:p text:style-name="P1">ATOM <text:s text:c="2"/>2483 <text:s/>CA <text:s/>LEU <text:s text:c="2"/>160 <text:s text:c="4"/>122.259 <text:s/>96.982-121.444 <text:s/>1.00 <text:s/>0.00 <text:s text:c="10"/>C <text:s/></text:p>
      <text:p text:style-name="P1">ATOM <text:s text:c="2"/>2484 <text:s/>C <text:s text:c="2"/>LEU <text:s text:c="2"/>160 <text:s text:c="4"/>123.402 <text:s/>96.008-121.595 <text:s/>1.00 <text:s/>0.00 <text:s text:c="10"/>C <text:s/></text:p>
      <text:p text:style-name="P1">ATOM <text:s text:c="2"/>2485 <text:s/>O <text:s text:c="2"/>LEU <text:s text:c="2"/>160 <text:s text:c="4"/>124.536 <text:s/>96.372-121.942 <text:s/>1.00 <text:s/>0.00 <text:s text:c="10"/>O <text:s/></text:p>
      <text:p text:style-name="P1">ATOM <text:s text:c="2"/>2486 <text:s/>CB <text:s/>LEU <text:s text:c="2"/>160 <text:s text:c="4"/>121.980 <text:s/>97.282-119.944 <text:s/>1.00 <text:s/>0.00 <text:s text:c="10"/>C <text:s/></text:p>
      <text:p text:style-name="P1">ATOM <text:s text:c="2"/>2487 <text:s/>CG <text:s/>LEU <text:s text:c="2"/>160 <text:s text:c="4"/>120.853 <text:s/>98.293-119.598 <text:s/>1.00 <text:s/>0.00 <text:s text:c="10"/>C <text:s/></text:p>
      <text:p text:style-name="P1">ATOM <text:s text:c="2"/>2488 <text:s/>CD1 LEU <text:s text:c="2"/>160 <text:s text:c="4"/>120.808 <text:s/>98.537-118.083 <text:s/>1.00 <text:s/>0.00 <text:s text:c="10"/>C <text:s/></text:p>
      <text:p text:style-name="P1">ATOM <text:s text:c="2"/>2489 <text:s/>CD2 LEU <text:s text:c="2"/>160 <text:s text:c="4"/>121.011 <text:s/>99.634-120.335 <text:s/>1.00 <text:s/>0.00 <text:s text:c="10"/>C <text:s/></text:p>
      <text:p text:style-name="P1">ATOM <text:s text:c="2"/>2490 <text:s/>H <text:s text:c="2"/>LEU <text:s text:c="2"/>160 <text:s text:c="4"/>120.574 <text:s/>95.633-121.779 <text:s/>1.00 <text:s/>0.00 <text:s text:c="10"/>H <text:s/></text:p>
      <text:p text:style-name="P1">ATOM <text:s text:c="2"/>2491 <text:s/>HA <text:s/>LEU <text:s text:c="2"/>160 <text:s text:c="4"/>122.573 <text:s/>97.910-121.954 <text:s/>1.00 <text:s/>0.00 <text:s text:c="10"/>H <text:s/></text:p>
      <text:p text:style-name="P1">ATOM <text:s text:c="2"/>2492 2HB <text:s/>LEU <text:s text:c="2"/>160 <text:s text:c="4"/>122.919 <text:s/>97.637-119.476 <text:s/>1.00 <text:s/>0.00 <text:s text:c="10"/>H <text:s/></text:p>
      <text:p text:style-name="P1">ATOM <text:s text:c="2"/>2493 3HB <text:s/>LEU <text:s text:c="2"/>160 <text:s text:c="4"/>121.756 <text:s/>96.328-119.427 <text:s/>1.00 <text:s/>0.00 <text:s text:c="10"/>H <text:s/></text:p>
      <text:p text:style-name="P1">ATOM <text:s text:c="2"/>2494 <text:s/>HG <text:s/>LEU <text:s text:c="2"/>160 <text:s text:c="4"/>119.883 <text:s/>97.845-119.900 <text:s/>1.00 <text:s/>0.00 <text:s text:c="10"/>H <text:s/></text:p>
      <text:p text:style-name="P1">ATOM <text:s text:c="2"/>2495 1HD1 LEU <text:s text:c="2"/>160 <text:s text:c="4"/>120.652 <text:s/>97.597-117.520 <text:s/>1.00 <text:s/>0.00 <text:s text:c="10"/>H <text:s/></text:p>
      <text:p text:style-name="P1">ATOM <text:s text:c="2"/>2496 2HD1 LEU <text:s text:c="2"/>160 <text:s text:c="4"/>121.742 <text:s/>98.993-117.705 <text:s/>1.00 <text:s/>0.00 <text:s text:c="10"/>H <text:s/></text:p>
      <text:p text:style-name="P1">ATOM <text:s text:c="2"/>2497 3HD1 LEU <text:s text:c="2"/>160 <text:s text:c="4"/>119.979 <text:s/>99.213-117.804 <text:s/>1.00 <text:s/>0.00 <text:s text:c="10"/>H <text:s/></text:p>
      <text:p text:style-name="P1">ATOM <text:s text:c="2"/>2498 1HD2 LEU <text:s text:c="2"/>160 <text:s text:c="4"/>121.993 100.104-120.142 <text:s/>1.00 <text:s/>0.00 <text:s text:c="10"/>H <text:s/></text:p>
      <text:p text:style-name="P1">ATOM <text:s text:c="2"/>2499 2HD2 LEU <text:s text:c="2"/>160 <text:s text:c="4"/>120.918 <text:s/>99.504-121.429 <text:s/>1.00 <text:s/>0.00 <text:s text:c="10"/>H <text:s/></text:p>
      <text:p text:style-name="P1">ATOM <text:s text:c="2"/>2500 3HD2 LEU <text:s text:c="2"/>160 <text:s text:c="4"/>120.228 100.360-120.046 <text:s/>1.00 <text:s/>0.00 <text:s text:c="10"/>H <text:s/></text:p>
      <text:p text:style-name="P1">ATOM <text:s text:c="2"/>2501 <text:s/>N <text:s text:c="2"/>ASN <text:s text:c="2"/>161 <text:s text:c="4"/>123.165 <text:s/>94.583-121.323 <text:s/>1.00 <text:s/>0.00 <text:s text:c="10"/>N <text:s/></text:p>
      <text:p text:style-name="P1">ATOM <text:s text:c="2"/>2502 <text:s/>CA <text:s/>ASN <text:s text:c="2"/>161 <text:s text:c="4"/>124.437 <text:s/>93.905-121.551 <text:s/>1.00 <text:s/>0.00 <text:s text:c="10"/>C <text:s/></text:p>
      <text:p text:style-name="P1">ATOM <text:s text:c="2"/>2503 <text:s/>C <text:s text:c="2"/>ASN <text:s text:c="2"/>161 <text:s text:c="4"/>124.941 <text:s/>94.158-122.953 <text:s/>1.00 <text:s/>0.00 <text:s text:c="10"/>C <text:s/></text:p>
      <text:p text:style-name="P1">ATOM <text:s text:c="2"/>2504 <text:s/>O <text:s text:c="2"/>ASN <text:s text:c="2"/>161 <text:s text:c="4"/>126.105 <text:s/>94.486-123.179 <text:s/>1.00 <text:s/>0.00 <text:s text:c="10"/>O <text:s/></text:p>
      <text:p text:style-name="P1">ATOM <text:s text:c="2"/>2505 <text:s/>CB <text:s/>ASN <text:s text:c="2"/>161 <text:s text:c="4"/>124.266 <text:s/>92.380-121.295 <text:s/>1.00 <text:s/>0.00 <text:s text:c="10"/>C <text:s/></text:p>
      <text:p text:style-name="P1">ATOM <text:s text:c="2"/>2506 <text:s/>CG <text:s/>ASN <text:s text:c="2"/>161 <text:s text:c="4"/>123.753 <text:s/>91.962-119.913 <text:s/>1.00 <text:s/>0.00 <text:s text:c="10"/>C <text:s/></text:p>
      <text:p text:style-name="P1">ATOM <text:s text:c="2"/>2507 <text:s/>ND2 ASN <text:s text:c="2"/>161 <text:s text:c="4"/>124.586 <text:s/>91.959-118.906 <text:s/>1.00 <text:s/>0.00 <text:s text:c="10"/>N <text:s/></text:p>
      <text:p text:style-name="P1">ATOM <text:s text:c="2"/>2508 <text:s/>OD1 ASN <text:s text:c="2"/>161 <text:s text:c="4"/>122.587 <text:s/>91.653-119.717 <text:s/>1.00 <text:s/>0.00 <text:s text:c="10"/>O <text:s/></text:p>
      <text:p text:style-name="P1">ATOM <text:s text:c="2"/>2509 <text:s/>H <text:s text:c="2"/>ASN <text:s text:c="2"/>161 <text:s text:c="4"/>122.269 <text:s/>94.317-121.864 <text:s/>1.00 <text:s/>0.00 <text:s text:c="10"/>H <text:s/></text:p>
      <text:p text:style-name="P1">ATOM <text:s text:c="2"/>2510 <text:s/>HA <text:s/>ASN <text:s text:c="2"/>161 <text:s text:c="4"/>125.187 <text:s/>94.322-120.854 <text:s/>1.00 <text:s/>0.00 <text:s text:c="10"/>H <text:s/></text:p>
      <text:p text:style-name="P1">ATOM <text:s text:c="2"/>2511 2HB <text:s/>ASN <text:s text:c="2"/>161 <text:s text:c="4"/>125.216 <text:s/>91.847-121.487 <text:s/>1.00 <text:s/>0.00 <text:s text:c="10"/>H <text:s/></text:p>
      <text:p text:style-name="P1">ATOM <text:s text:c="2"/>2512 3HB <text:s/>ASN <text:s text:c="2"/>161 <text:s text:c="4"/>123.561 <text:s/>91.957-122.037 <text:s/>1.00 <text:s/>0.00 <text:s text:c="10"/>H <text:s/></text:p>
      <text:p text:style-name="P1">ATOM <text:s text:c="2"/>2513 1HD2 ASN <text:s text:c="2"/>161 <text:s text:c="4"/>124.113 <text:s/>91.815-118.010 <text:s/>1.00 <text:s/>0.00 <text:s text:c="10"/>H <text:s/></text:p>
      <text:p text:style-name="P1">ATOM <text:s text:c="2"/>2514 2HD2 ASN <text:s text:c="2"/>161 <text:s text:c="4"/>125.527 <text:s/>92.307-119.084 <text:s/>1.00 <text:s/>0.00 <text:s text:c="10"/>H <text:s/></text:p>
      <text:p text:style-name="P1">ATOM <text:s text:c="2"/>2515 <text:s/>N <text:s text:c="2"/>ALA <text:s text:c="2"/>162 <text:s text:c="4"/>124.011 <text:s/>94.008-124.082 <text:s/>1.00 <text:s/>0.00 <text:s text:c="10"/>N <text:s/></text:p>
      <text:p text:style-name="P1">ATOM <text:s text:c="2"/>2516 <text:s/>CA <text:s/>ALA <text:s text:c="2"/>162 <text:s text:c="4"/>124.777 <text:s/>94.314-125.286 <text:s/>1.00 <text:s/>0.00 <text:s text:c="10"/>C <text:s/></text:p>
      <text:p text:style-name="P1">ATOM <text:s text:c="2"/>2517 <text:s/>C <text:s text:c="2"/>ALA <text:s text:c="2"/>162 <text:s text:c="4"/>125.383 <text:s/>95.695-125.205 <text:s/>1.00 <text:s/>0.00 <text:s text:c="10"/>C <text:s/></text:p>
      <text:p text:style-name="P1">ATOM <text:s text:c="2"/>2518 <text:s/>O <text:s text:c="2"/>ALA <text:s text:c="2"/>162 <text:s text:c="4"/>126.566 <text:s/>95.910-125.491 <text:s/>1.00 <text:s/>0.00 <text:s text:c="10"/>O <text:s/></text:p>
      <text:p text:style-name="P1">ATOM <text:s text:c="2"/>2519 <text:s/>CB <text:s/>ALA <text:s text:c="2"/>162 <text:s text:c="4"/>123.838 <text:s/>94.144-126.493 <text:s/>1.00 <text:s/>0.00 <text:s text:c="10"/>C <text:s/></text:p>
      <text:p text:style-name="P1">ATOM <text:s text:c="2"/>2520 <text:s/>H <text:s text:c="2"/>ALA <text:s text:c="2"/>162 <text:s text:c="4"/>123.120 <text:s/>94.556-123.815 <text:s/>1.00 <text:s/>0.00 <text:s text:c="10"/>H <text:s/></text:p>
      <text:p text:style-name="P1">ATOM <text:s text:c="2"/>2521 <text:s/>HA <text:s/>ALA <text:s text:c="2"/>162 <text:s text:c="4"/>125.613 <text:s/>93.593-125.366 <text:s/>1.00 <text:s/>0.00 <text:s text:c="10"/>H <text:s/></text:p>
      <text:p text:style-name="P1">ATOM <text:s text:c="2"/>2522 1HB <text:s/>ALA <text:s text:c="2"/>162 <text:s text:c="4"/>123.434 <text:s/>93.116-126.557 <text:s/>1.00 <text:s/>0.00 <text:s text:c="10"/>H <text:s/></text:p>
      <text:p text:style-name="P1">ATOM <text:s text:c="2"/>2523 2HB <text:s/>ALA <text:s text:c="2"/>162 <text:s text:c="4"/>122.970 <text:s/>94.830-126.445 <text:s/>1.00 <text:s/>0.00 <text:s text:c="10"/>H <text:s/></text:p>
      <text:p text:style-name="P1">ATOM <text:s text:c="2"/>2524 3HB <text:s/>ALA <text:s text:c="2"/>162 <text:s text:c="4"/>124.356 <text:s/>94.342-127.449 <text:s/>1.00 <text:s/>0.00 <text:s text:c="10"/>H <text:s/></text:p>
      <text:p text:style-name="P1">ATOM <text:s text:c="2"/>2525 <text:s/>N <text:s text:c="2"/>ILE <text:s text:c="2"/>163 <text:s text:c="4"/>124.538 <text:s/>96.818-124.773 <text:s/>1.00 <text:s/>0.00 <text:s text:c="10"/>N <text:s/></text:p>
      <text:p text:style-name="P1">ATOM <text:s text:c="2"/>2526 <text:s/>CA <text:s/>ILE <text:s text:c="2"/>163 <text:s text:c="4"/>125.391 <text:s/>98.003-124.795 <text:s/>1.00 <text:s/>0.00 <text:s text:c="10"/>C <text:s/></text:p>
      <text:p text:style-name="P1">ATOM <text:s text:c="2"/>2527 <text:s/>C <text:s text:c="2"/>ILE <text:s text:c="2"/>163 <text:s text:c="4"/>126.605 <text:s/>97.813-123.919 <text:s/>1.00 <text:s/>0.00 <text:s text:c="10"/>C <text:s/></text:p>
      <text:p text:style-name="P1">ATOM <text:s text:c="2"/>2528 <text:s/>O <text:s text:c="2"/>ILE <text:s text:c="2"/>163 <text:s text:c="4"/>127.747 <text:s/>98.099-124.307 <text:s/>1.00 <text:s/>0.00 <text:s text:c="10"/>O <text:s/></text:p>
      <text:p text:style-name="P1">ATOM <text:s text:c="2"/>2529 <text:s/>CB <text:s/>ILE <text:s text:c="2"/>163 <text:s text:c="4"/>124.580 <text:s/>99.304-124.403 <text:s/>1.00 <text:s/>0.00 <text:s text:c="10"/>C <text:s/></text:p>
      <text:p text:style-name="P1">ATOM <text:s text:c="2"/>2530 <text:s/>CG1 ILE <text:s text:c="2"/>163 <text:s text:c="4"/>123.267 <text:s/>99.525-125.221 <text:s/>1.00 <text:s/>0.00 <text:s text:c="10"/>C <text:s/></text:p>
      <text:p text:style-name="P1">ATOM <text:s text:c="2"/>2531 <text:s/>CG2 ILE <text:s text:c="2"/>163 <text:s text:c="4"/>125.436 100.605-124.501 <text:s/>1.00 <text:s/>0.00 <text:s text:c="10"/>C <text:s/></text:p>
      <text:p text:style-name="P1">ATOM <text:s text:c="2"/>2532 <text:s/>CD1 ILE <text:s text:c="2"/>163 <text:s text:c="4"/>122.295 100.585-124.661 <text:s/>1.00 <text:s/>0.00 <text:s text:c="10"/>C <text:s/></text:p>
      <text:p text:style-name="P1">ATOM <text:s text:c="2"/>2533 <text:s/>H <text:s text:c="2"/>ILE <text:s text:c="2"/>163 <text:s text:c="4"/>124.035 <text:s/>96.491-123.875 <text:s/>1.00 <text:s/>0.00 <text:s text:c="10"/>H <text:s/></text:p>
      <text:p text:style-name="P1">ATOM <text:s text:c="2"/>2534 <text:s/>HA <text:s/>ILE <text:s text:c="2"/>163 <text:s text:c="4"/>125.766 <text:s/>98.126-125.828 <text:s/>1.00 <text:s/>0.00 <text:s text:c="10"/>H <text:s/></text:p>
      <text:p text:style-name="P1">ATOM <text:s text:c="2"/>2535 <text:s/>HB <text:s/>ILE <text:s text:c="2"/>163 <text:s text:c="4"/>124.278 <text:s/>99.182-123.341 <text:s/>1.00 <text:s/>0.00 <text:s text:c="10"/>H <text:s/></text:p>
      <text:p text:style-name="P1">ATOM <text:s text:c="2"/>2536 2HG1 ILE <text:s text:c="2"/>163 <text:s text:c="4"/>122.692 <text:s/>98.580-125.261 <text:s/>1.00 <text:s/>0.00 <text:s text:c="10"/>H <text:s/></text:p>
      <text:p text:style-name="P1"><text:soft-page-break/>ATOM <text:s text:c="2"/>2537 3HG1 ILE <text:s text:c="2"/>163 <text:s text:c="4"/>123.507 <text:s/>99.748-126.279 <text:s/>1.00 <text:s/>0.00 <text:s text:c="10"/>H <text:s/></text:p>
      <text:p text:style-name="P1">ATOM <text:s text:c="2"/>2538 1HG2 ILE <text:s text:c="2"/>163 <text:s text:c="4"/>126.332 100.585-123.856 <text:s/>1.00 <text:s/>0.00 <text:s text:c="10"/>H <text:s/></text:p>
      <text:p text:style-name="P1">ATOM <text:s text:c="2"/>2539 2HG2 ILE <text:s text:c="2"/>163 <text:s text:c="4"/>125.780 100.799-125.535 <text:s/>1.00 <text:s/>0.00 <text:s text:c="10"/>H <text:s/></text:p>
      <text:p text:style-name="P1">ATOM <text:s text:c="2"/>2540 3HG2 ILE <text:s text:c="2"/>163 <text:s text:c="4"/>124.880 101.501-124.172 <text:s/>1.00 <text:s/>0.00 <text:s text:c="10"/>H <text:s/></text:p>
      <text:p text:style-name="P1">ATOM <text:s text:c="2"/>2541 1HD1 ILE <text:s text:c="2"/>163 <text:s text:c="4"/>122.004 100.364-123.617 <text:s/>1.00 <text:s/>0.00 <text:s text:c="10"/>H <text:s/></text:p>
      <text:p text:style-name="P1">ATOM <text:s text:c="2"/>2542 2HD1 ILE <text:s text:c="2"/>163 <text:s text:c="4"/>122.724 101.603-124.677 <text:s/>1.00 <text:s/>0.00 <text:s text:c="10"/>H <text:s/></text:p>
      <text:p text:style-name="P1">ATOM <text:s text:c="2"/>2543 3HD1 ILE <text:s text:c="2"/>163 <text:s text:c="4"/>121.363 100.626-125.255 <text:s/>1.00 <text:s/>0.00 <text:s text:c="10"/>H <text:s/></text:p>
      <text:p text:style-name="P1">ATOM <text:s text:c="2"/>2544 <text:s/>N <text:s text:c="2"/>LEU <text:s text:c="2"/>164 <text:s text:c="4"/>126.427 <text:s/>97.272-122.563 <text:s/>1.00 <text:s/>0.00 <text:s text:c="10"/>N <text:s/></text:p>
      <text:p text:style-name="P1">ATOM <text:s text:c="2"/>2545 <text:s/>CA <text:s/>LEU <text:s text:c="2"/>164 <text:s text:c="4"/>127.760 <text:s/>97.205-121.972 <text:s/>1.00 <text:s/>0.00 <text:s text:c="10"/>C <text:s/></text:p>
      <text:p text:style-name="P1">ATOM <text:s text:c="2"/>2546 <text:s/>C <text:s text:c="2"/>LEU <text:s text:c="2"/>164 <text:s text:c="4"/>128.686 <text:s/>96.367-122.820 <text:s/>1.00 <text:s/>0.00 <text:s text:c="10"/>C <text:s/></text:p>
      <text:p text:style-name="P1">ATOM <text:s text:c="2"/>2547 <text:s/>O <text:s text:c="2"/>LEU <text:s text:c="2"/>164 <text:s text:c="4"/>129.829 <text:s/>96.746-123.118 <text:s/>1.00 <text:s/>0.00 <text:s text:c="10"/>O <text:s/></text:p>
      <text:p text:style-name="P1">ATOM <text:s text:c="2"/>2548 <text:s/>CB <text:s/>LEU <text:s text:c="2"/>164 <text:s text:c="4"/>127.686 <text:s/>96.653-120.520 <text:s/>1.00 <text:s/>0.00 <text:s text:c="10"/>C <text:s/></text:p>
      <text:p text:style-name="P1">ATOM <text:s text:c="2"/>2549 <text:s/>CG <text:s/>LEU <text:s text:c="2"/>164 <text:s text:c="4"/>126.802 <text:s/>97.412-119.494 <text:s/>1.00 <text:s/>0.00 <text:s text:c="10"/>C <text:s/></text:p>
      <text:p text:style-name="P1">ATOM <text:s text:c="2"/>2550 <text:s/>CD1 LEU <text:s text:c="2"/>164 <text:s text:c="4"/>126.948 <text:s/>96.782-118.101 <text:s/>1.00 <text:s/>0.00 <text:s text:c="10"/>C <text:s/></text:p>
      <text:p text:style-name="P1">ATOM <text:s text:c="2"/>2551 <text:s/>CD2 LEU <text:s text:c="2"/>164 <text:s text:c="4"/>127.131 <text:s/>98.913-119.421 <text:s/>1.00 <text:s/>0.00 <text:s text:c="10"/>C <text:s/></text:p>
      <text:p text:style-name="P1">ATOM <text:s text:c="2"/>2552 <text:s/>H <text:s text:c="2"/>LEU <text:s text:c="2"/>164 <text:s text:c="4"/>125.833 <text:s/>96.442-122.661 <text:s/>1.00 <text:s/>0.00 <text:s text:c="10"/>H <text:s/></text:p>
      <text:p text:style-name="P1">ATOM <text:s text:c="2"/>2553 <text:s/>HA <text:s/>LEU <text:s text:c="2"/>164 <text:s text:c="4"/>128.188 <text:s/>98.223-121.959 <text:s/>1.00 <text:s/>0.00 <text:s text:c="10"/>H <text:s/></text:p>
      <text:p text:style-name="P1">ATOM <text:s text:c="2"/>2554 2HB <text:s/>LEU <text:s text:c="2"/>164 <text:s text:c="4"/>128.715 <text:s/>96.594-120.114 <text:s/>1.00 <text:s/>0.00 <text:s text:c="10"/>H <text:s/></text:p>
      <text:p text:style-name="P1">ATOM <text:s text:c="2"/>2555 3HB <text:s/>LEU <text:s text:c="2"/>164 <text:s text:c="4"/>127.342 <text:s/>95.600-120.557 <text:s/>1.00 <text:s/>0.00 <text:s text:c="10"/>H <text:s/></text:p>
      <text:p text:style-name="P1">ATOM <text:s text:c="2"/>2556 <text:s/>HG <text:s/>LEU <text:s text:c="2"/>164 <text:s text:c="4"/>125.742 <text:s/>97.305-119.806 <text:s/>1.00 <text:s/>0.00 <text:s text:c="10"/>H <text:s/></text:p>
      <text:p text:style-name="P1">ATOM <text:s text:c="2"/>2557 1HD1 LEU <text:s text:c="2"/>164 <text:s text:c="4"/>126.678 <text:s/>95.709-118.105 <text:s/>1.00 <text:s/>0.00 <text:s text:c="10"/>H <text:s/></text:p>
      <text:p text:style-name="P1">ATOM <text:s text:c="2"/>2558 2HD1 LEU <text:s text:c="2"/>164 <text:s text:c="4"/>127.982 <text:s/>96.857-117.715 <text:s/>1.00 <text:s/>0.00 <text:s text:c="10"/>H <text:s/></text:p>
      <text:p text:style-name="P1">ATOM <text:s text:c="2"/>2559 3HD1 LEU <text:s text:c="2"/>164 <text:s text:c="4"/>126.288 <text:s/>97.271-117.362 <text:s/>1.00 <text:s/>0.00 <text:s text:c="10"/>H <text:s/></text:p>
      <text:p text:style-name="P1">ATOM <text:s text:c="2"/>2560 1HD2 LEU <text:s text:c="2"/>164 <text:s text:c="4"/>128.196 <text:s/>99.097-119.188 <text:s/>1.00 <text:s/>0.00 <text:s text:c="10"/>H <text:s/></text:p>
      <text:p text:style-name="P1">ATOM <text:s text:c="2"/>2561 2HD2 LEU <text:s text:c="2"/>164 <text:s text:c="4"/>126.911 <text:s/>99.419-120.379 <text:s/>1.00 <text:s/>0.00 <text:s text:c="10"/>H <text:s/></text:p>
      <text:p text:style-name="P1">ATOM <text:s text:c="2"/>2562 3HD2 LEU <text:s text:c="2"/>164 <text:s text:c="4"/>126.526 <text:s/>99.432-118.655 <text:s/>1.00 <text:s/>0.00 <text:s text:c="10"/>H <text:s/></text:p>
      <text:p text:style-name="P1">ATOM <text:s text:c="2"/>2563 <text:s/>N <text:s text:c="2"/>ASP <text:s text:c="2"/>165 <text:s text:c="4"/>128.219 <text:s/>95.061-123.308 <text:s/>1.00 <text:s/>0.00 <text:s text:c="10"/>N <text:s/></text:p>
      <text:p text:style-name="P1">ATOM <text:s text:c="2"/>2564 <text:s/>CA <text:s/>ASP <text:s text:c="2"/>165 <text:s text:c="4"/>129.318 <text:s/>94.498-124.087 <text:s/>1.00 <text:s/>0.00 <text:s text:c="10"/>C <text:s/></text:p>
      <text:p text:style-name="P1">ATOM <text:s text:c="2"/>2565 <text:s/>C <text:s text:c="2"/>ASP <text:s text:c="2"/>165 <text:s text:c="4"/>129.724 <text:s/>95.428-125.204 <text:s/>1.00 <text:s/>0.00 <text:s text:c="10"/>C <text:s/></text:p>
      <text:p text:style-name="P1">ATOM <text:s text:c="2"/>2566 <text:s/>O <text:s text:c="2"/>ASP <text:s text:c="2"/>165 <text:s text:c="4"/>130.911 <text:s/>95.709-125.428 <text:s/>1.00 <text:s/>0.00 <text:s text:c="10"/>O <text:s/></text:p>
      <text:p text:style-name="P1">ATOM <text:s text:c="2"/>2567 <text:s/>CB <text:s/>ASP <text:s text:c="2"/>165 <text:s text:c="4"/>128.933 <text:s/>93.098-124.642 <text:s/>1.00 <text:s/>0.00 <text:s text:c="10"/>C <text:s/></text:p>
      <text:p text:style-name="P1">ATOM <text:s text:c="2"/>2568 <text:s/>CG <text:s/>ASP <text:s text:c="2"/>165 <text:s text:c="4"/>130.038 <text:s/>92.369-125.421 <text:s/>1.00 <text:s/>0.00 <text:s text:c="10"/>C <text:s/></text:p>
      <text:p text:style-name="P1">ATOM <text:s text:c="2"/>2569 <text:s/>OD1 ASP <text:s text:c="2"/>165 <text:s text:c="4"/>131.222 <text:s/>92.474-125.040 <text:s/>1.00 <text:s/>0.00 <text:s text:c="10"/>O <text:s/></text:p>
      <text:p text:style-name="P1">ATOM <text:s text:c="2"/>2570 <text:s/>OD2 ASP <text:s text:c="2"/>165 <text:s text:c="4"/>129.722 <text:s/>91.727-126.444 <text:s/>1.00 <text:s/>0.00 <text:s text:c="10"/>O1-</text:p>
      <text:p text:style-name="P1">ATOM <text:s text:c="2"/>2571 <text:s/>H <text:s text:c="2"/>ASP <text:s text:c="2"/>165 <text:s text:c="4"/>127.242 <text:s/>95.230-123.736 <text:s/>1.00 <text:s/>0.00 <text:s text:c="10"/>H <text:s/></text:p>
      <text:p text:style-name="P1">ATOM <text:s text:c="2"/>2572 <text:s/>HA <text:s/>ASP <text:s text:c="2"/>165 <text:s text:c="4"/>130.194 <text:s/>94.386-123.419 <text:s/>1.00 <text:s/>0.00 <text:s text:c="10"/>H <text:s/></text:p>
      <text:p text:style-name="P1">ATOM <text:s text:c="2"/>2573 2HB <text:s/>ASP <text:s text:c="2"/>165 <text:s text:c="4"/>128.053 <text:s/>93.183-125.305 <text:s/>1.00 <text:s/>0.00 <text:s text:c="10"/>H <text:s/></text:p>
      <text:p text:style-name="P1">ATOM <text:s text:c="2"/>2574 3HB <text:s/>ASP <text:s text:c="2"/>165 <text:s text:c="4"/>128.626 <text:s/>92.424-123.825 <text:s/>1.00 <text:s/>0.00 <text:s text:c="10"/>H <text:s/></text:p>
      <text:p text:style-name="P1">ATOM <text:s text:c="2"/>2575 <text:s/>N <text:s text:c="2"/>SER <text:s text:c="2"/>166 <text:s text:c="4"/>128.679 <text:s/>96.021-126.052 <text:s/>1.00 <text:s/>0.00 <text:s text:c="10"/>N <text:s/></text:p>
      <text:p text:style-name="P1">ATOM <text:s text:c="2"/>2576 <text:s/>CA <text:s/>SER <text:s text:c="2"/>166 <text:s text:c="4"/>129.371 <text:s/>96.861-127.026 <text:s/>1.00 <text:s/>0.00 <text:s text:c="10"/>C <text:s/></text:p>
      <text:p text:style-name="P1">ATOM <text:s text:c="2"/>2577 <text:s/>C <text:s text:c="2"/>SER <text:s text:c="2"/>166 <text:s text:c="4"/>130.224 <text:s/>97.899-126.335 <text:s/>1.00 <text:s/>0.00 <text:s text:c="10"/>C <text:s/></text:p>
      <text:p text:style-name="P1">ATOM <text:s text:c="2"/>2578 <text:s/>O <text:s text:c="2"/>SER <text:s text:c="2"/>166 <text:s text:c="4"/>131.389 <text:s/>98.113-126.670 <text:s/>1.00 <text:s/>0.00 <text:s text:c="10"/>O <text:s/></text:p>
      <text:p text:style-name="P1">ATOM <text:s text:c="2"/>2579 <text:s/>CB <text:s/>SER <text:s text:c="2"/>166 <text:s text:c="4"/>128.364 <text:s/>97.512-128.007 <text:s/>1.00 <text:s/>0.00 <text:s text:c="10"/>C <text:s/></text:p>
      <text:p text:style-name="P1">ATOM <text:s text:c="2"/>2580 <text:s/>OG <text:s/>SER <text:s text:c="2"/>166 <text:s text:c="4"/>127.541 <text:s/>98.504-127.383 <text:s/>1.00 <text:s/>0.00 <text:s text:c="10"/>O <text:s/></text:p>
      <text:p text:style-name="P1">ATOM <text:s text:c="2"/>2581 <text:s/>H <text:s text:c="2"/>SER <text:s text:c="2"/>166 <text:s text:c="4"/>127.933 <text:s/>96.418-125.380 <text:s/>1.00 <text:s/>0.00 <text:s text:c="10"/>H <text:s/></text:p>
      <text:p text:style-name="P1">ATOM <text:s text:c="2"/>2582 <text:s/>HA <text:s/>SER <text:s text:c="2"/>166 <text:s text:c="4"/>130.057 <text:s/>96.216-127.605 <text:s/>1.00 <text:s/>0.00 <text:s text:c="10"/>H <text:s/></text:p>
      <text:p text:style-name="P1">ATOM <text:s text:c="2"/>2583 2HB <text:s/>SER <text:s text:c="2"/>166 <text:s text:c="4"/>127.722 <text:s/>96.748-128.487 <text:s/>1.00 <text:s/>0.00 <text:s text:c="10"/>H <text:s/></text:p>
      <text:p text:style-name="P1">ATOM <text:s text:c="2"/>2584 3HB <text:s/>SER <text:s text:c="2"/>166 <text:s text:c="4"/>128.913 <text:s/>97.989-128.842 <text:s/>1.00 <text:s/>0.00 <text:s text:c="10"/>H <text:s/></text:p>
      <text:p text:style-name="P1">ATOM <text:s text:c="2"/>2585 <text:s/>HG <text:s/>SER <text:s text:c="2"/>166 <text:s text:c="4"/>127.017 <text:s/>98.061-126.711 <text:s/>1.00 <text:s/>0.00 <text:s text:c="10"/>H <text:s/></text:p>
      <text:p text:style-name="P1">ATOM <text:s text:c="2"/>2586 <text:s/>N <text:s text:c="2"/>LEU <text:s text:c="2"/>167 <text:s text:c="4"/>129.645 <text:s/>98.677-125.230 <text:s/>1.00 <text:s/>0.00 <text:s text:c="10"/>N <text:s/></text:p>
      <text:p text:style-name="P1">ATOM <text:s text:c="2"/>2587 <text:s/>CA <text:s/>LEU <text:s text:c="2"/>167 <text:s text:c="4"/>130.695 <text:s/>99.583-124.774 <text:s/>1.00 <text:s/>0.00 <text:s text:c="10"/>C <text:s/></text:p>
      <text:p text:style-name="P1">ATOM <text:s text:c="2"/>2588 <text:s/>C <text:s text:c="2"/>LEU <text:s text:c="2"/>167 <text:s text:c="4"/>131.931 <text:s/>98.817-124.367 <text:s/>1.00 <text:s/>0.00 <text:s text:c="10"/>C <text:s/></text:p>
      <text:p text:style-name="P1">ATOM <text:s text:c="2"/>2589 <text:s/>O <text:s text:c="2"/>LEU <text:s text:c="2"/>167 <text:s text:c="4"/>133.065 <text:s/>99.151-124.743 <text:s/>1.00 <text:s/>0.00 <text:s text:c="10"/>O <text:s/></text:p>
      <text:p text:style-name="P1">ATOM <text:s text:c="2"/>2590 <text:s/>CB <text:s/>LEU <text:s text:c="2"/>167 <text:s text:c="4"/>130.181 100.470-123.605 <text:s/>1.00 <text:s/>0.00 <text:s text:c="10"/>C <text:s/></text:p>
      <text:p text:style-name="P1">ATOM <text:s text:c="2"/>2591 <text:s/>CG <text:s/>LEU <text:s text:c="2"/>167 <text:s text:c="4"/>128.931 101.356-123.855 <text:s/>1.00 <text:s/>0.00 <text:s text:c="10"/>C <text:s/></text:p>
      <text:p text:style-name="P1">ATOM <text:s text:c="2"/>2592 <text:s/>CD1 LEU <text:s text:c="2"/>167 <text:s text:c="4"/>128.651 102.234-122.626 <text:s/>1.00 <text:s/>0.00 <text:s text:c="10"/>C <text:s/></text:p>
      <text:p text:style-name="P1">ATOM <text:s text:c="2"/>2593 <text:s/>CD2 LEU <text:s text:c="2"/>167 <text:s text:c="4"/>129.072 102.243-125.103 <text:s/>1.00 <text:s/>0.00 <text:s text:c="10"/>C <text:s/></text:p>
      <text:p text:style-name="P1">ATOM <text:s text:c="2"/>2594 <text:s/>H <text:s text:c="2"/>LEU <text:s text:c="2"/>167 <text:s text:c="4"/>129.202 <text:s/>97.998-124.602 <text:s/>1.00 <text:s/>0.00 <text:s text:c="10"/>H <text:s/></text:p>
      <text:p text:style-name="P1">ATOM <text:s text:c="2"/>2595 <text:s/>HA <text:s/>LEU <text:s text:c="2"/>167 <text:s text:c="4"/>130.994 100.226-125.622 <text:s/>1.00 <text:s/>0.00 <text:s text:c="10"/>H <text:s/></text:p>
      <text:p text:style-name="P1"><text:soft-page-break/>ATOM <text:s text:c="2"/>2596 2HB <text:s/>LEU <text:s text:c="2"/>167 <text:s text:c="4"/>131.010 101.125-123.271 <text:s/>1.00 <text:s/>0.00 <text:s text:c="10"/>H <text:s/></text:p>
      <text:p text:style-name="P1">ATOM <text:s text:c="2"/>2597 3HB <text:s/>LEU <text:s text:c="2"/>167 <text:s text:c="4"/>129.973 <text:s/>99.820-122.732 <text:s/>1.00 <text:s/>0.00 <text:s text:c="10"/>H <text:s/></text:p>
      <text:p text:style-name="P1">ATOM <text:s text:c="2"/>2598 <text:s/>HG <text:s/>LEU <text:s text:c="2"/>167 <text:s text:c="4"/>128.057 100.687-124.001 <text:s/>1.00 <text:s/>0.00 <text:s text:c="10"/>H <text:s/></text:p>
      <text:p text:style-name="P1">ATOM <text:s text:c="2"/>2599 1HD1 LEU <text:s text:c="2"/>167 <text:s text:c="4"/>128.502 101.627-121.713 <text:s/>1.00 <text:s/>0.00 <text:s text:c="10"/>H <text:s/></text:p>
      <text:p text:style-name="P1">ATOM <text:s text:c="2"/>2600 2HD1 LEU <text:s text:c="2"/>167 <text:s text:c="4"/>129.478 102.939-122.418 <text:s/>1.00 <text:s/>0.00 <text:s text:c="10"/>H <text:s/></text:p>
      <text:p text:style-name="P1">ATOM <text:s text:c="2"/>2601 3HD1 LEU <text:s text:c="2"/>167 <text:s text:c="4"/>127.734 102.837-122.757 <text:s/>1.00 <text:s/>0.00 <text:s text:c="10"/>H <text:s/></text:p>
      <text:p text:style-name="P1">ATOM <text:s text:c="2"/>2602 1HD2 LEU <text:s text:c="2"/>167 <text:s text:c="4"/>129.970 102.886-125.062 <text:s/>1.00 <text:s/>0.00 <text:s text:c="10"/>H <text:s/></text:p>
      <text:p text:style-name="P1">ATOM <text:s text:c="2"/>2603 2HD2 LEU <text:s text:c="2"/>167 <text:s text:c="4"/>129.146 101.633-126.023 <text:s/>1.00 <text:s/>0.00 <text:s text:c="10"/>H <text:s/></text:p>
      <text:p text:style-name="P1">ATOM <text:s text:c="2"/>2604 3HD2 LEU <text:s text:c="2"/>167 <text:s text:c="4"/>128.194 102.901-125.244 <text:s/>1.00 <text:s/>0.00 <text:s text:c="10"/>H <text:s/></text:p>
      <text:p text:style-name="P1">ATOM <text:s text:c="2"/>2605 <text:s/>N <text:s text:c="2"/>SER <text:s text:c="2"/>168 <text:s text:c="4"/>131.786 <text:s/>97.640-123.499 <text:s/>1.00 <text:s/>0.00 <text:s text:c="10"/>N <text:s/></text:p>
      <text:p text:style-name="P1">ATOM <text:s text:c="2"/>2606 <text:s/>CA <text:s/>SER <text:s text:c="2"/>168 <text:s text:c="4"/>133.133 <text:s/>97.121-123.284 <text:s/>1.00 <text:s/>0.00 <text:s text:c="10"/>C <text:s/></text:p>
      <text:p text:style-name="P1">ATOM <text:s text:c="2"/>2607 <text:s/>C <text:s text:c="2"/>SER <text:s text:c="2"/>168 <text:s text:c="4"/>133.805 <text:s/>96.801-124.599 <text:s/>1.00 <text:s/>0.00 <text:s text:c="10"/>C <text:s/></text:p>
      <text:p text:style-name="P1">ATOM <text:s text:c="2"/>2608 <text:s/>O <text:s text:c="2"/>SER <text:s text:c="2"/>168 <text:s text:c="4"/>134.956 <text:s/>97.159-124.847 <text:s/>1.00 <text:s/>0.00 <text:s text:c="10"/>O <text:s/></text:p>
      <text:p text:style-name="P1">ATOM <text:s text:c="2"/>2609 <text:s/>CB <text:s/>SER <text:s text:c="2"/>168 <text:s text:c="4"/>133.107 <text:s/>95.891-122.342 <text:s/>1.00 <text:s/>0.00 <text:s text:c="10"/>C <text:s/></text:p>
      <text:p text:style-name="P1">ATOM <text:s text:c="2"/>2610 <text:s/>OG <text:s/>SER <text:s text:c="2"/>168 <text:s text:c="4"/>132.506 <text:s/>94.741-122.946 <text:s/>1.00 <text:s/>0.00 <text:s text:c="10"/>O <text:s/></text:p>
      <text:p text:style-name="P1">ATOM <text:s text:c="2"/>2611 <text:s/>H <text:s text:c="2"/>SER <text:s text:c="2"/>168 <text:s text:c="4"/>131.002 <text:s/>97.038-123.934 <text:s/>1.00 <text:s/>0.00 <text:s text:c="10"/>H <text:s/></text:p>
      <text:p text:style-name="P1">ATOM <text:s text:c="2"/>2612 <text:s/>HA <text:s/>SER <text:s text:c="2"/>168 <text:s text:c="4"/>133.732 <text:s/>97.917-122.804 <text:s/>1.00 <text:s/>0.00 <text:s text:c="10"/>H <text:s/></text:p>
      <text:p text:style-name="P1">ATOM <text:s text:c="2"/>2613 2HB <text:s/>SER <text:s text:c="2"/>168 <text:s text:c="4"/>132.588 <text:s/>96.125-121.394 <text:s/>1.00 <text:s/>0.00 <text:s text:c="10"/>H <text:s/></text:p>
      <text:p text:style-name="P1">ATOM <text:s text:c="2"/>2614 3HB <text:s/>SER <text:s text:c="2"/>168 <text:s text:c="4"/>134.141 <text:s/>95.628-122.044 <text:s/>1.00 <text:s/>0.00 <text:s text:c="10"/>H <text:s/></text:p>
      <text:p text:style-name="P1">ATOM <text:s text:c="2"/>2615 <text:s/>HG <text:s/>SER <text:s text:c="2"/>168 <text:s text:c="4"/>131.590 <text:s/>94.960-123.132 <text:s/>1.00 <text:s/>0.00 <text:s text:c="10"/>H <text:s/></text:p>
      <text:p text:style-name="P1">ATOM <text:s text:c="2"/>2616 <text:s/>N <text:s text:c="2"/>LYS <text:s text:c="2"/>169 <text:s text:c="4"/>133.062 <text:s/>96.037-125.611 <text:s/>1.00 <text:s/>0.00 <text:s text:c="10"/>N <text:s/></text:p>
      <text:p text:style-name="P1">ATOM <text:s text:c="2"/>2617 <text:s/>CA <text:s/>LYS <text:s text:c="2"/>169 <text:s text:c="4"/>133.961 <text:s/>95.888-126.753 <text:s/>1.00 <text:s/>0.00 <text:s text:c="10"/>C <text:s/></text:p>
      <text:p text:style-name="P1">ATOM <text:s text:c="2"/>2618 <text:s/>C <text:s text:c="2"/>LYS <text:s text:c="2"/>169 <text:s text:c="4"/>134.423 <text:s/>97.234-127.257 <text:s/>1.00 <text:s/>0.00 <text:s text:c="10"/>C <text:s/></text:p>
      <text:p text:style-name="P1">ATOM <text:s text:c="2"/>2619 <text:s/>O <text:s text:c="2"/>LYS <text:s text:c="2"/>169 <text:s text:c="4"/>135.614 <text:s/>97.469-127.507 <text:s/>1.00 <text:s/>0.00 <text:s text:c="10"/>O <text:s/></text:p>
      <text:p text:style-name="P1">ATOM <text:s text:c="2"/>2620 <text:s/>CB <text:s/>LYS <text:s text:c="2"/>169 <text:s text:c="4"/>133.242 <text:s/>95.090-127.875 <text:s/>1.00 <text:s/>0.00 <text:s text:c="10"/>C <text:s/></text:p>
      <text:p text:style-name="P1">ATOM <text:s text:c="2"/>2621 <text:s/>CG <text:s/>LYS <text:s text:c="2"/>169 <text:s text:c="4"/>134.142 <text:s/>94.812-129.105 <text:s/>1.00 <text:s/>0.00 <text:s text:c="10"/>C <text:s/></text:p>
      <text:p text:style-name="P1">ATOM <text:s text:c="2"/>2622 <text:s/>CD <text:s/>LYS <text:s text:c="2"/>169 <text:s text:c="4"/>133.447 <text:s/>94.084-130.260 <text:s/>1.00 <text:s/>0.00 <text:s text:c="10"/>C <text:s/></text:p>
      <text:p text:style-name="P1">ATOM <text:s text:c="2"/>2623 <text:s/>CE <text:s/>LYS <text:s text:c="2"/>169 <text:s text:c="4"/>134.428 <text:s/>93.941-131.431 <text:s/>1.00 <text:s/>0.00 <text:s text:c="10"/>C <text:s/></text:p>
      <text:p text:style-name="P1">ATOM <text:s text:c="2"/>2624 <text:s/>NZ <text:s/>LYS <text:s text:c="2"/>169 <text:s text:c="4"/>133.824 <text:s/>93.093-132.474 <text:s/>1.00 <text:s/>0.00 <text:s text:c="10"/>N1+</text:p>
      <text:p text:style-name="P1">ATOM <text:s text:c="2"/>2625 <text:s/>H <text:s text:c="2"/>LYS <text:s text:c="2"/>169 <text:s text:c="4"/>132.097 <text:s/>96.513-125.702 <text:s/>1.00 <text:s/>0.00 <text:s text:c="10"/>H <text:s/></text:p>
      <text:p text:style-name="P1">ATOM <text:s text:c="2"/>2626 <text:s/>HA <text:s/>LYS <text:s text:c="2"/>169 <text:s text:c="4"/>134.857 <text:s/>95.331-126.421 <text:s/>1.00 <text:s/>0.00 <text:s text:c="10"/>H <text:s/></text:p>
      <text:p text:style-name="P1">ATOM <text:s text:c="2"/>2627 2HB <text:s/>LYS <text:s text:c="2"/>169 <text:s text:c="4"/>132.328 <text:s/>95.634-128.192 <text:s/>1.00 <text:s/>0.00 <text:s text:c="10"/>H <text:s/></text:p>
      <text:p text:style-name="P1">ATOM <text:s text:c="2"/>2628 3HB <text:s/>LYS <text:s text:c="2"/>169 <text:s text:c="4"/>132.873 <text:s/>94.127-127.471 <text:s/>1.00 <text:s/>0.00 <text:s text:c="10"/>H <text:s/></text:p>
      <text:p text:style-name="P1">ATOM <text:s text:c="2"/>2629 2HG <text:s/>LYS <text:s text:c="2"/>169 <text:s text:c="4"/>135.039 <text:s/>94.246-128.788 <text:s/>1.00 <text:s/>0.00 <text:s text:c="10"/>H <text:s/></text:p>
      <text:p text:style-name="P1">ATOM <text:s text:c="2"/>2630 3HG <text:s/>LYS <text:s text:c="2"/>169 <text:s text:c="4"/>134.525 <text:s/>95.762-129.522 <text:s/>1.00 <text:s/>0.00 <text:s text:c="10"/>H <text:s/></text:p>
      <text:p text:style-name="P1">ATOM <text:s text:c="2"/>2631 2HD <text:s/>LYS <text:s text:c="2"/>169 <text:s text:c="4"/>132.551 <text:s/>94.656-130.579 <text:s/>1.00 <text:s/>0.00 <text:s text:c="10"/>H <text:s/></text:p>
      <text:p text:style-name="P1">ATOM <text:s text:c="2"/>2632 3HD <text:s/>LYS <text:s text:c="2"/>169 <text:s text:c="4"/>133.080 <text:s/>93.098-129.915 <text:s/>1.00 <text:s/>0.00 <text:s text:c="10"/>H <text:s/></text:p>
      <text:p text:style-name="P1">ATOM <text:s text:c="2"/>2633 2HE <text:s/>LYS <text:s text:c="2"/>169 <text:s text:c="4"/>135.387 <text:s/>93.492-131.097 <text:s/>1.00 <text:s/>0.00 <text:s text:c="10"/>H <text:s/></text:p>
      <text:p text:style-name="P1">ATOM <text:s text:c="2"/>2634 3HE <text:s/>LYS <text:s text:c="2"/>169 <text:s text:c="4"/>134.688 <text:s/>94.938-131.844 <text:s/>1.00 <text:s/>0.00 <text:s text:c="10"/>H <text:s/></text:p>
      <text:p text:style-name="P1">ATOM <text:s text:c="2"/>2635 1HZ <text:s/>LYS <text:s text:c="2"/>169 <text:s text:c="4"/>132.816 <text:s/>93.275-132.550 <text:s/>1.00 <text:s/>0.00 <text:s text:c="10"/>H <text:s/></text:p>
      <text:p text:style-name="P1">ATOM <text:s text:c="2"/>2636 2HZ <text:s/>LYS <text:s text:c="2"/>169 <text:s text:c="4"/>134.221 <text:s/>93.299-133.397 <text:s/>1.00 <text:s/>0.00 <text:s text:c="10"/>H <text:s/></text:p>
      <text:p text:style-name="P1">ATOM <text:s text:c="2"/>2637 3HZ <text:s/>LYS <text:s text:c="2"/>169 <text:s text:c="4"/>134.010 <text:s/>92.137-132.207 <text:s/>1.00 <text:s/>0.00 <text:s text:c="10"/>H <text:s/></text:p>
      <text:p text:style-name="P1">ATOM <text:s text:c="2"/>2638 <text:s/>N <text:s text:c="2"/>LYS <text:s text:c="2"/>170 <text:s text:c="4"/>133.430 <text:s/>98.299-127.458 <text:s/>1.00 <text:s/>0.00 <text:s text:c="10"/>N <text:s/></text:p>
      <text:p text:style-name="P1">ATOM <text:s text:c="2"/>2639 <text:s/>CA <text:s/>LYS <text:s text:c="2"/>170 <text:s text:c="4"/>134.168 <text:s/>99.462-127.943 <text:s/>1.00 <text:s/>0.00 <text:s text:c="10"/>C <text:s/></text:p>
      <text:p text:style-name="P1">ATOM <text:s text:c="2"/>2640 <text:s/>C <text:s text:c="2"/>LYS <text:s text:c="2"/>170 <text:s text:c="4"/>135.259 <text:s/>99.853-126.974 <text:s/>1.00 <text:s/>0.00 <text:s text:c="10"/>C <text:s/></text:p>
      <text:p text:style-name="P1">ATOM <text:s text:c="2"/>2641 <text:s/>O <text:s text:c="2"/>LYS <text:s text:c="2"/>170 <text:s text:c="4"/>136.414 100.099-127.350 <text:s/>1.00 <text:s/>0.00 <text:s text:c="10"/>O <text:s/></text:p>
      <text:p text:style-name="P1">ATOM <text:s text:c="2"/>2642 <text:s/>CB <text:s/>LYS <text:s text:c="2"/>170 <text:s text:c="4"/>133.183 100.639-128.176 <text:s/>1.00 <text:s/>0.00 <text:s text:c="10"/>C <text:s/></text:p>
      <text:p text:style-name="P1">ATOM <text:s text:c="2"/>2643 <text:s/>CG <text:s/>LYS <text:s text:c="2"/>170 <text:s text:c="4"/>133.860 101.902-128.766 <text:s/>1.00 <text:s/>0.00 <text:s text:c="10"/>C <text:s/></text:p>
      <text:p text:style-name="P1">ATOM <text:s text:c="2"/>2644 <text:s/>CD <text:s/>LYS <text:s text:c="2"/>170 <text:s text:c="4"/>132.931 103.105-128.948 <text:s/>1.00 <text:s/>0.00 <text:s text:c="10"/>C <text:s/></text:p>
      <text:p text:style-name="P1">ATOM <text:s text:c="2"/>2645 <text:s/>CE <text:s/>LYS <text:s text:c="2"/>170 <text:s text:c="4"/>133.744 104.298-129.467 <text:s/>1.00 <text:s/>0.00 <text:s text:c="10"/>C <text:s/></text:p>
      <text:p text:style-name="P1">ATOM <text:s text:c="2"/>2646 <text:s/>NZ <text:s/>LYS <text:s text:c="2"/>170 <text:s text:c="4"/>132.831 105.403-129.807 <text:s/>1.00 <text:s/>0.00 <text:s text:c="10"/>N1+</text:p>
      <text:p text:style-name="P1">ATOM <text:s text:c="2"/>2647 <text:s/>H <text:s text:c="2"/>LYS <text:s text:c="2"/>170 <text:s text:c="4"/>132.837 <text:s/>98.334-126.556 <text:s/>1.00 <text:s/>0.00 <text:s text:c="10"/>H <text:s/></text:p>
      <text:p text:style-name="P1">ATOM <text:s text:c="2"/>2648 <text:s/>HA <text:s/>LYS <text:s text:c="2"/>170 <text:s text:c="4"/>134.654 <text:s/>99.193-128.900 <text:s/>1.00 <text:s/>0.00 <text:s text:c="10"/>H <text:s/></text:p>
      <text:p text:style-name="P1">ATOM <text:s text:c="2"/>2649 2HB <text:s/>LYS <text:s text:c="2"/>170 <text:s text:c="4"/>132.675 100.894-127.223 <text:s/>1.00 <text:s/>0.00 <text:s text:c="10"/>H <text:s/></text:p>
      <text:p text:style-name="P1">ATOM <text:s text:c="2"/>2650 3HB <text:s/>LYS <text:s text:c="2"/>170 <text:s text:c="4"/>132.368 100.315-128.854 <text:s/>1.00 <text:s/>0.00 <text:s text:c="10"/>H <text:s/></text:p>
      <text:p text:style-name="P1">ATOM <text:s text:c="2"/>2651 2HG <text:s/>LYS <text:s text:c="2"/>170 <text:s text:c="4"/>134.343 101.648-129.730 <text:s/>1.00 <text:s/>0.00 <text:s text:c="10"/>H <text:s/></text:p>
      <text:p text:style-name="P1">ATOM <text:s text:c="2"/>2652 3HG <text:s/>LYS <text:s text:c="2"/>170 <text:s text:c="4"/>134.680 102.239-128.105 <text:s/>1.00 <text:s/>0.00 <text:s text:c="10"/>H <text:s/></text:p>
      <text:p text:style-name="P1">ATOM <text:s text:c="2"/>2653 2HD <text:s/>LYS <text:s text:c="2"/>170 <text:s text:c="4"/>132.452 103.361-127.980 <text:s/>1.00 <text:s/>0.00 <text:s text:c="10"/>H <text:s/></text:p>
      <text:p text:style-name="P1">ATOM <text:s text:c="2"/>2654 3HD <text:s/>LYS <text:s text:c="2"/>170 <text:s text:c="4"/>132.109 102.843-129.642 <text:s/>1.00 <text:s/>0.00 <text:s text:c="10"/>H <text:s/></text:p>
      <text:p text:style-name="P1"><text:soft-page-break/>ATOM <text:s text:c="2"/>2655 2HE <text:s/>LYS <text:s text:c="2"/>170 <text:s text:c="4"/>134.338 104.019-130.362 <text:s/>1.00 <text:s/>0.00 <text:s text:c="10"/>H <text:s/></text:p>
      <text:p text:style-name="P1">ATOM <text:s text:c="2"/>2656 3HE <text:s/>LYS <text:s text:c="2"/>170 <text:s text:c="4"/>134.482 104.627-128.705 <text:s/>1.00 <text:s/>0.00 <text:s text:c="10"/>H <text:s/></text:p>
      <text:p text:style-name="P1">ATOM <text:s text:c="2"/>2657 1HZ <text:s/>LYS <text:s text:c="2"/>170 <text:s text:c="4"/>132.053 105.449-129.139 <text:s/>1.00 <text:s/>0.00 <text:s text:c="10"/>H <text:s/></text:p>
      <text:p text:style-name="P1">ATOM <text:s text:c="2"/>2658 2HZ <text:s/>LYS <text:s text:c="2"/>170 <text:s text:c="4"/>133.306 106.310-129.754 <text:s/>1.00 <text:s/>0.00 <text:s text:c="10"/>H <text:s/></text:p>
      <text:p text:style-name="P1">ATOM <text:s text:c="2"/>2659 3HZ <text:s/>LYS <text:s text:c="2"/>170 <text:s text:c="4"/>132.504 105.223-130.746 <text:s/>1.00 <text:s/>0.00 <text:s text:c="10"/>H <text:s/></text:p>
      <text:p text:style-name="P1">ATOM <text:s text:c="2"/>2660 <text:s/>N <text:s text:c="2"/>LEU <text:s text:c="2"/>171 <text:s text:c="4"/>134.940 <text:s/>99.946-125.542 <text:s/>1.00 <text:s/>0.00 <text:s text:c="10"/>N <text:s/></text:p>
      <text:p text:style-name="P1">ATOM <text:s text:c="2"/>2661 <text:s/>CA <text:s/>LEU <text:s text:c="2"/>171 <text:s text:c="4"/>136.176 100.338-124.872 <text:s/>1.00 <text:s/>0.00 <text:s text:c="10"/>C <text:s/></text:p>
      <text:p text:style-name="P1">ATOM <text:s text:c="2"/>2662 <text:s/>C <text:s text:c="2"/>LEU <text:s text:c="2"/>171 <text:s text:c="4"/>137.284 <text:s/>99.354-125.163 <text:s/>1.00 <text:s/>0.00 <text:s text:c="10"/>C <text:s/></text:p>
      <text:p text:style-name="P1">ATOM <text:s text:c="2"/>2663 <text:s/>O <text:s text:c="2"/>LEU <text:s text:c="2"/>171 <text:s text:c="4"/>138.419 <text:s/>99.723-125.501 <text:s/>1.00 <text:s/>0.00 <text:s text:c="10"/>O <text:s/></text:p>
      <text:p text:style-name="P1">ATOM <text:s text:c="2"/>2664 <text:s/>CB <text:s/>LEU <text:s text:c="2"/>171 <text:s text:c="4"/>135.947 100.479-123.340 <text:s/>1.00 <text:s/>0.00 <text:s text:c="10"/>C <text:s/></text:p>
      <text:p text:style-name="P1">ATOM <text:s text:c="2"/>2665 <text:s/>CG <text:s/>LEU <text:s text:c="2"/>171 <text:s text:c="4"/>134.862 101.477-122.853 <text:s/>1.00 <text:s/>0.00 <text:s text:c="10"/>C <text:s/></text:p>
      <text:p text:style-name="P1">ATOM <text:s text:c="2"/>2666 <text:s/>CD1 LEU <text:s text:c="2"/>171 <text:s text:c="4"/>134.865 101.553-121.320 <text:s/>1.00 <text:s/>0.00 <text:s text:c="10"/>C <text:s/></text:p>
      <text:p text:style-name="P1">ATOM <text:s text:c="2"/>2667 <text:s/>CD2 LEU <text:s text:c="2"/>171 <text:s text:c="4"/>135.043 102.886-123.442 <text:s/>1.00 <text:s/>0.00 <text:s text:c="10"/>C <text:s/></text:p>
      <text:p text:style-name="P1">ATOM <text:s text:c="2"/>2668 <text:s/>H <text:s text:c="2"/>LEU <text:s text:c="2"/>171 <text:s text:c="4"/>134.442 <text:s/>99.083-125.302 <text:s/>1.00 <text:s/>0.00 <text:s text:c="10"/>H <text:s/></text:p>
      <text:p text:style-name="P1">ATOM <text:s text:c="2"/>2669 <text:s/>HA <text:s/>LEU <text:s text:c="2"/>171 <text:s text:c="4"/>136.506 101.308-125.287 <text:s/>1.00 <text:s/>0.00 <text:s text:c="10"/>H <text:s/></text:p>
      <text:p text:style-name="P1">ATOM <text:s text:c="2"/>2670 2HB <text:s/>LEU <text:s text:c="2"/>171 <text:s text:c="4"/>136.909 100.753-122.865 <text:s/>1.00 <text:s/>0.00 <text:s text:c="10"/>H <text:s/></text:p>
      <text:p text:style-name="P1">ATOM <text:s text:c="2"/>2671 3HB <text:s/>LEU <text:s text:c="2"/>171 <text:s text:c="4"/>135.706 <text:s/>99.480-122.925 <text:s/>1.00 <text:s/>0.00 <text:s text:c="10"/>H <text:s/></text:p>
      <text:p text:style-name="P1">ATOM <text:s text:c="2"/>2672 <text:s/>HG <text:s/>LEU <text:s text:c="2"/>171 <text:s text:c="4"/>133.870 101.093-123.172 <text:s/>1.00 <text:s/>0.00 <text:s text:c="10"/>H <text:s/></text:p>
      <text:p text:style-name="P1">ATOM <text:s text:c="2"/>2673 1HD1 LEU <text:s text:c="2"/>171 <text:s text:c="4"/>134.694 100.562-120.858 <text:s/>1.00 <text:s/>0.00 <text:s text:c="10"/>H <text:s/></text:p>
      <text:p text:style-name="P1">ATOM <text:s text:c="2"/>2674 2HD1 LEU <text:s text:c="2"/>171 <text:s text:c="4"/>135.823 101.938-120.921 <text:s/>1.00 <text:s/>0.00 <text:s text:c="10"/>H <text:s/></text:p>
      <text:p text:style-name="P1">ATOM <text:s text:c="2"/>2675 3HD1 LEU <text:s text:c="2"/>171 <text:s text:c="4"/>134.065 102.218-120.943 <text:s/>1.00 <text:s/>0.00 <text:s text:c="10"/>H <text:s/></text:p>
      <text:p text:style-name="P1">ATOM <text:s text:c="2"/>2676 1HD2 LEU <text:s text:c="2"/>171 <text:s text:c="4"/>136.044 103.304-123.228 <text:s/>1.00 <text:s/>0.00 <text:s text:c="10"/>H <text:s/></text:p>
      <text:p text:style-name="P1">ATOM <text:s text:c="2"/>2677 2HD2 LEU <text:s text:c="2"/>171 <text:s text:c="4"/>134.917 102.881-124.541 <text:s/>1.00 <text:s/>0.00 <text:s text:c="10"/>H <text:s/></text:p>
      <text:p text:style-name="P1">ATOM <text:s text:c="2"/>2678 3HD2 LEU <text:s text:c="2"/>171 <text:s text:c="4"/>134.292 103.597-123.052 <text:s/>1.00 <text:s/>0.00 <text:s text:c="10"/>H <text:s/></text:p>
      <text:p text:style-name="P1">ATOM <text:s text:c="2"/>2679 <text:s/>N <text:s text:c="2"/>THR <text:s text:c="2"/>172 <text:s text:c="4"/>137.009 <text:s/>97.916-125.042 <text:s/>1.00 <text:s/>0.00 <text:s text:c="10"/>N <text:s/></text:p>
      <text:p text:style-name="P1">ATOM <text:s text:c="2"/>2680 <text:s/>CA <text:s/>THR <text:s text:c="2"/>172 <text:s text:c="4"/>138.252 <text:s/>97.231-125.381 <text:s/>1.00 <text:s/>0.00 <text:s text:c="10"/>C <text:s/></text:p>
      <text:p text:style-name="P1">ATOM <text:s text:c="2"/>2681 <text:s/>C <text:s text:c="2"/>THR <text:s text:c="2"/>172 <text:s text:c="4"/>138.727 <text:s/>97.622-126.760 <text:s/>1.00 <text:s/>0.00 <text:s text:c="10"/>C <text:s/></text:p>
      <text:p text:style-name="P1">ATOM <text:s text:c="2"/>2682 <text:s/>O <text:s text:c="2"/>THR <text:s text:c="2"/>172 <text:s text:c="4"/>139.880 <text:s/>97.934-126.978 <text:s/>1.00 <text:s/>0.00 <text:s text:c="10"/>O <text:s/></text:p>
      <text:p text:style-name="P1">ATOM <text:s text:c="2"/>2683 <text:s/>CB <text:s/>THR <text:s text:c="2"/>172 <text:s text:c="4"/>138.072 <text:s/>95.679-125.276 <text:s/>1.00 <text:s/>0.00 <text:s text:c="10"/>C <text:s/></text:p>
      <text:p text:style-name="P1">ATOM <text:s text:c="2"/>2684 <text:s/>CG2 THR <text:s text:c="2"/>172 <text:s text:c="4"/>139.309 <text:s/>94.821-125.618 <text:s/>1.00 <text:s/>0.00 <text:s text:c="10"/>C <text:s/></text:p>
      <text:p text:style-name="P1">ATOM <text:s text:c="2"/>2685 <text:s/>OG1 THR <text:s text:c="2"/>172 <text:s text:c="4"/>137.734 <text:s/>95.304-123.947 <text:s/>1.00 <text:s/>0.00 <text:s text:c="10"/>O <text:s/></text:p>
      <text:p text:style-name="P1">ATOM <text:s text:c="2"/>2686 <text:s/>H <text:s text:c="2"/>THR <text:s text:c="2"/>172 <text:s text:c="4"/>136.090 <text:s/>97.736-125.582 <text:s/>1.00 <text:s/>0.00 <text:s text:c="10"/>H <text:s/></text:p>
      <text:p text:style-name="P1">ATOM <text:s text:c="2"/>2687 <text:s/>HA <text:s/>THR <text:s text:c="2"/>172 <text:s text:c="4"/>139.030 <text:s/>97.547-124.662 <text:s/>1.00 <text:s/>0.00 <text:s text:c="10"/>H <text:s/></text:p>
      <text:p text:style-name="P1">ATOM <text:s text:c="2"/>2688 <text:s/>HB <text:s/>THR <text:s text:c="2"/>172 <text:s text:c="4"/>137.241 <text:s/>95.378-125.951 <text:s/>1.00 <text:s/>0.00 <text:s text:c="10"/>H <text:s/></text:p>
      <text:p text:style-name="P1">ATOM <text:s text:c="2"/>2689 1HG <text:s/>THR <text:s text:c="2"/>172 <text:s text:c="4"/>137.569 <text:s/>94.357-123.971 <text:s/>1.00 <text:s/>0.00 <text:s text:c="10"/>H <text:s/></text:p>
      <text:p text:style-name="P1">ATOM <text:s text:c="2"/>2690 1HG2 THR <text:s text:c="2"/>172 <text:s text:c="4"/>139.112 <text:s/>93.740-125.500 <text:s/>1.00 <text:s/>0.00 <text:s text:c="10"/>H <text:s/></text:p>
      <text:p text:style-name="P1">ATOM <text:s text:c="2"/>2691 2HG2 THR <text:s text:c="2"/>172 <text:s text:c="4"/>139.639 <text:s/>94.953-126.666 <text:s/>1.00 <text:s/>0.00 <text:s text:c="10"/>H <text:s/></text:p>
      <text:p text:style-name="P1">ATOM <text:s text:c="2"/>2692 3HG2 THR <text:s text:c="2"/>172 <text:s text:c="4"/>140.172 <text:s/>95.070-124.972 <text:s/>1.00 <text:s/>0.00 <text:s text:c="10"/>H <text:s/></text:p>
      <text:p text:style-name="P1">ATOM <text:s text:c="2"/>2693 <text:s/>N <text:s text:c="2"/>GLN <text:s text:c="2"/>173 <text:s text:c="4"/>137.765 <text:s/>97.624-127.871 <text:s/>1.00 <text:s/>0.00 <text:s text:c="10"/>N <text:s/></text:p>
      <text:p text:style-name="P1">ATOM <text:s text:c="2"/>2694 <text:s/>CA <text:s/>GLN <text:s text:c="2"/>173 <text:s text:c="4"/>138.509 <text:s/>98.037-129.056 <text:s/>1.00 <text:s/>0.00 <text:s text:c="10"/>C <text:s/></text:p>
      <text:p text:style-name="P1">ATOM <text:s text:c="2"/>2695 <text:s/>C <text:s text:c="2"/>GLN <text:s text:c="2"/>173 <text:s text:c="4"/>139.161 <text:s/>99.383-128.845 <text:s/>1.00 <text:s/>0.00 <text:s text:c="10"/>C <text:s/></text:p>
      <text:p text:style-name="P1">ATOM <text:s text:c="2"/>2696 <text:s/>O <text:s text:c="2"/>GLN <text:s text:c="2"/>173 <text:s text:c="4"/>140.336 <text:s/>99.591-129.140 <text:s/>1.00 <text:s/>0.00 <text:s text:c="10"/>O <text:s/></text:p>
      <text:p text:style-name="P1">ATOM <text:s text:c="2"/>2697 <text:s/>CB <text:s/>GLN <text:s text:c="2"/>173 <text:s text:c="4"/>137.543 <text:s/>98.074-130.261 <text:s/>1.00 <text:s/>0.00 <text:s text:c="10"/>C <text:s/></text:p>
      <text:p text:style-name="P1">ATOM <text:s text:c="2"/>2698 <text:s/>CG <text:s/>GLN <text:s text:c="2"/>173 <text:s text:c="4"/>138.173 <text:s/>98.455-131.641 <text:s/>1.00 <text:s/>0.00 <text:s text:c="10"/>C <text:s/></text:p>
      <text:p text:style-name="P1">ATOM <text:s text:c="2"/>2699 <text:s/>CD <text:s/>GLN <text:s text:c="2"/>173 <text:s text:c="4"/>137.263 <text:s/>98.571-132.871 <text:s/>1.00 <text:s/>0.00 <text:s text:c="10"/>C <text:s/></text:p>
      <text:p text:style-name="P1">ATOM <text:s text:c="2"/>2700 <text:s/>NE2 GLN <text:s text:c="2"/>173 <text:s text:c="4"/>135.981 <text:s/>98.336-132.761 <text:s/>1.00 <text:s/>0.00 <text:s text:c="10"/>N <text:s/></text:p>
      <text:p text:style-name="P1">ATOM <text:s text:c="2"/>2701 <text:s/>OE1 GLN <text:s text:c="2"/>173 <text:s text:c="4"/>137.711 <text:s/>98.904-133.957 <text:s/>1.00 <text:s/>0.00 <text:s text:c="10"/>O <text:s/></text:p>
      <text:p text:style-name="P1">ATOM <text:s text:c="2"/>2702 <text:s/>H <text:s text:c="2"/>GLN <text:s text:c="2"/>173 <text:s text:c="4"/>136.995 <text:s/>98.106-127.560 <text:s/>1.00 <text:s/>0.00 <text:s text:c="10"/>H <text:s/></text:p>
      <text:p text:style-name="P1">ATOM <text:s text:c="2"/>2703 <text:s/>HA <text:s/>GLN <text:s text:c="2"/>173 <text:s text:c="4"/>139.314 <text:s/>97.302-129.245 <text:s/>1.00 <text:s/>0.00 <text:s text:c="10"/>H <text:s/></text:p>
      <text:p text:style-name="P1">ATOM <text:s text:c="2"/>2704 2HB <text:s/>GLN <text:s text:c="2"/>173 <text:s text:c="4"/>136.721 <text:s/>98.784-130.032 <text:s/>1.00 <text:s/>0.00 <text:s text:c="10"/>H <text:s/></text:p>
      <text:p text:style-name="P1">ATOM <text:s text:c="2"/>2705 3HB <text:s/>GLN <text:s text:c="2"/>173 <text:s text:c="4"/>137.054 <text:s/>97.085-130.358 <text:s/>1.00 <text:s/>0.00 <text:s text:c="10"/>H <text:s/></text:p>
      <text:p text:style-name="P1">ATOM <text:s text:c="2"/>2706 2HG <text:s/>GLN <text:s text:c="2"/>173 <text:s text:c="4"/>138.985 <text:s/>97.749-131.895 <text:s/>1.00 <text:s/>0.00 <text:s text:c="10"/>H <text:s/></text:p>
      <text:p text:style-name="P1">ATOM <text:s text:c="2"/>2707 3HG <text:s/>GLN <text:s text:c="2"/>173 <text:s text:c="4"/>138.674 <text:s/>99.438-131.576 <text:s/>1.00 <text:s/>0.00 <text:s text:c="10"/>H <text:s/></text:p>
      <text:p text:style-name="P1">ATOM <text:s text:c="2"/>2708 1HE2 GLN <text:s text:c="2"/>173 <text:s text:c="4"/>135.437 <text:s/>98.498-133.610 <text:s/>1.00 <text:s/>0.00 <text:s text:c="10"/>H <text:s/></text:p>
      <text:p text:style-name="P1">ATOM <text:s text:c="2"/>2709 2HE2 GLN <text:s text:c="2"/>173 <text:s text:c="4"/>135.659 <text:s/>98.130-131.813 <text:s/>1.00 <text:s/>0.00 <text:s text:c="10"/>H <text:s/></text:p>
      <text:p text:style-name="P1">ATOM <text:s text:c="2"/>2710 <text:s/>N <text:s text:c="2"/>LYS <text:s text:c="2"/>174 <text:s text:c="4"/>138.367 100.478-128.269 <text:s/>1.00 <text:s/>0.00 <text:s text:c="10"/>N <text:s/></text:p>
      <text:p text:style-name="P1">ATOM <text:s text:c="2"/>2711 <text:s/>CA <text:s/>LYS <text:s text:c="2"/>174 <text:s text:c="4"/>139.257 101.633-128.189 <text:s/>1.00 <text:s/>0.00 <text:s text:c="10"/>C <text:s/></text:p>
      <text:p text:style-name="P1">ATOM <text:s text:c="2"/>2712 <text:s/>C <text:s text:c="2"/>LYS <text:s text:c="2"/>174 <text:s text:c="4"/>140.488 101.311-127.374 <text:s/>1.00 <text:s/>0.00 <text:s text:c="10"/>C <text:s/></text:p>
      <text:p text:style-name="P1">ATOM <text:s text:c="2"/>2713 <text:s/>O <text:s text:c="2"/>LYS <text:s text:c="2"/>174 <text:s text:c="4"/>141.628 101.603-127.763 <text:s/>1.00 <text:s/>0.00 <text:s text:c="10"/>O <text:s/></text:p>
      <text:p text:style-name="P1"><text:soft-page-break/>ATOM <text:s text:c="2"/>2714 <text:s/>CB <text:s/>LYS <text:s text:c="2"/>174 <text:s text:c="4"/>138.488 102.837-127.582 <text:s/>1.00 <text:s/>0.00 <text:s text:c="10"/>C <text:s/></text:p>
      <text:p text:style-name="P1">ATOM <text:s text:c="2"/>2715 <text:s/>CG <text:s/>LYS <text:s text:c="2"/>174 <text:s text:c="4"/>139.327 104.138-127.524 <text:s/>1.00 <text:s/>0.00 <text:s text:c="10"/>C <text:s/></text:p>
      <text:p text:style-name="P1">ATOM <text:s text:c="2"/>2716 <text:s/>CD <text:s/>LYS <text:s text:c="2"/>174 <text:s text:c="4"/>138.622 105.331-126.871 <text:s/>1.00 <text:s/>0.00 <text:s text:c="10"/>C <text:s/></text:p>
      <text:p text:style-name="P1">ATOM <text:s text:c="2"/>2717 <text:s/>CE <text:s/>LYS <text:s text:c="2"/>174 <text:s text:c="4"/>139.588 106.521-126.816 <text:s/>1.00 <text:s/>0.00 <text:s text:c="10"/>C <text:s/></text:p>
      <text:p text:style-name="P1">ATOM <text:s text:c="2"/>2718 <text:s/>NZ <text:s/>LYS <text:s text:c="2"/>174 <text:s text:c="4"/>138.866 107.717-126.349 <text:s/>1.00 <text:s/>0.00 <text:s text:c="10"/>N1+</text:p>
      <text:p text:style-name="P1">ATOM <text:s text:c="2"/>2719 <text:s/>H <text:s text:c="2"/>LYS <text:s text:c="2"/>174 <text:s text:c="4"/>137.878 100.071-127.396 <text:s/>1.00 <text:s/>0.00 <text:s text:c="10"/>H <text:s/></text:p>
      <text:p text:style-name="P1">ATOM <text:s text:c="2"/>2720 <text:s/>HA <text:s/>LYS <text:s text:c="2"/>174 <text:s text:c="4"/>139.592 101.886-129.212 <text:s/>1.00 <text:s/>0.00 <text:s text:c="10"/>H <text:s/></text:p>
      <text:p text:style-name="P1">ATOM <text:s text:c="2"/>2721 2HB <text:s/>LYS <text:s text:c="2"/>174 <text:s text:c="4"/>138.128 102.575-126.565 <text:s/>1.00 <text:s/>0.00 <text:s text:c="10"/>H <text:s/></text:p>
      <text:p text:style-name="P1">ATOM <text:s text:c="2"/>2722 3HB <text:s/>LYS <text:s text:c="2"/>174 <text:s text:c="4"/>137.567 103.026-128.169 <text:s/>1.00 <text:s/>0.00 <text:s text:c="10"/>H <text:s/></text:p>
      <text:p text:style-name="P1">ATOM <text:s text:c="2"/>2723 2HG <text:s/>LYS <text:s text:c="2"/>174 <text:s text:c="4"/>139.661 104.410-128.544 <text:s/>1.00 <text:s/>0.00 <text:s text:c="10"/>H <text:s/></text:p>
      <text:p text:style-name="P1">ATOM <text:s text:c="2"/>2724 3HG <text:s/>LYS <text:s text:c="2"/>174 <text:s text:c="4"/>140.254 103.969-126.945 <text:s/>1.00 <text:s/>0.00 <text:s text:c="10"/>H <text:s/></text:p>
      <text:p text:style-name="P1">ATOM <text:s text:c="2"/>2725 2HD <text:s/>LYS <text:s text:c="2"/>174 <text:s text:c="4"/>138.292 105.058-125.847 <text:s/>1.00 <text:s/>0.00 <text:s text:c="10"/>H <text:s/></text:p>
      <text:p text:style-name="P1">ATOM <text:s text:c="2"/>2726 3HD <text:s/>LYS <text:s text:c="2"/>174 <text:s text:c="4"/>137.704 105.580-127.437 <text:s/>1.00 <text:s/>0.00 <text:s text:c="10"/>H <text:s/></text:p>
      <text:p text:style-name="P1">ATOM <text:s text:c="2"/>2727 2HE <text:s/>LYS <text:s text:c="2"/>174 <text:s text:c="4"/>140.033 106.722-127.813 <text:s/>1.00 <text:s/>0.00 <text:s text:c="10"/>H <text:s/></text:p>
      <text:p text:style-name="P1">ATOM <text:s text:c="2"/>2728 3HE <text:s/>LYS <text:s text:c="2"/>174 <text:s text:c="4"/>140.442 106.297-126.143 <text:s/>1.00 <text:s/>0.00 <text:s text:c="10"/>H <text:s/></text:p>
      <text:p text:style-name="P1">ATOM <text:s text:c="2"/>2729 1HZ <text:s/>LYS <text:s text:c="2"/>174 <text:s text:c="4"/>138.176 107.466-125.631 <text:s/>1.00 <text:s/>0.00 <text:s text:c="10"/>H <text:s/></text:p>
      <text:p text:style-name="P1">ATOM <text:s text:c="2"/>2730 2HZ <text:s/>LYS <text:s text:c="2"/>174 <text:s text:c="4"/>139.503 108.390-125.910 <text:s/>1.00 <text:s/>0.00 <text:s text:c="10"/>H <text:s/></text:p>
      <text:p text:style-name="P1">ATOM <text:s text:c="2"/>2731 3HZ <text:s/>LYS <text:s text:c="2"/>174 <text:s text:c="4"/>138.424 108.119-127.164 <text:s/>1.00 <text:s/>0.00 <text:s text:c="10"/>H <text:s/></text:p>
      <text:p text:style-name="P1">ATOM <text:s text:c="2"/>2732 <text:s/>N <text:s text:c="2"/>PRO <text:s text:c="2"/>175 <text:s text:c="4"/>140.328 100.631-126.080 <text:s/>1.00 <text:s/>0.00 <text:s text:c="10"/>N <text:s/></text:p>
      <text:p text:style-name="P1">ATOM <text:s text:c="2"/>2733 <text:s/>CA <text:s/>PRO <text:s text:c="2"/>175 <text:s text:c="4"/>141.650 100.440-125.504 <text:s/>1.00 <text:s/>0.00 <text:s text:c="10"/>C <text:s/></text:p>
      <text:p text:style-name="P1">ATOM <text:s text:c="2"/>2734 <text:s/>C <text:s text:c="2"/>PRO <text:s text:c="2"/>175 <text:s text:c="4"/>142.762 100.739-126.524 <text:s/>1.00 <text:s/>0.00 <text:s text:c="10"/>C <text:s/></text:p>
      <text:p text:style-name="P1">ATOM <text:s text:c="2"/>2735 <text:s/>O <text:s text:c="2"/>PRO <text:s text:c="2"/>175 <text:s text:c="4"/>143.722 101.444-126.212 <text:s/>1.00 <text:s/>0.00 <text:s text:c="10"/>O <text:s/></text:p>
      <text:p text:style-name="P1">ATOM <text:s text:c="2"/>2736 <text:s/>CB <text:s/>PRO <text:s text:c="2"/>175 <text:s text:c="4"/>141.602 <text:s/>98.963-125.084 <text:s/>1.00 <text:s/>0.00 <text:s text:c="10"/>C <text:s/></text:p>
      <text:p text:style-name="P1">ATOM <text:s text:c="2"/>2737 <text:s/>CG <text:s/>PRO <text:s text:c="2"/>175 <text:s text:c="4"/>140.637 <text:s/>98.330-126.098 <text:s/>1.00 <text:s/>0.00 <text:s text:c="10"/>C <text:s/></text:p>
      <text:p text:style-name="P1">ATOM <text:s text:c="2"/>2738 <text:s/>CD <text:s/>PRO <text:s text:c="2"/>175 <text:s text:c="4"/>139.577 <text:s/>99.415-126.301 <text:s/>1.00 <text:s/>0.00 <text:s text:c="10"/>C <text:s/></text:p>
      <text:p text:style-name="P1">ATOM <text:s text:c="2"/>2739 <text:s/>HA <text:s/>PRO <text:s text:c="2"/>175 <text:s text:c="4"/>141.787 101.088-124.635 <text:s/>1.00 <text:s/>0.00 <text:s text:c="10"/>H <text:s/></text:p>
      <text:p text:style-name="P1">ATOM <text:s text:c="2"/>2740 2HB <text:s/>PRO <text:s text:c="2"/>175 <text:s text:c="4"/>141.169 <text:s/>98.892-124.084 <text:s/>1.00 <text:s/>0.00 <text:s text:c="10"/>H <text:s/></text:p>
      <text:p text:style-name="P1">ATOM <text:s text:c="2"/>2741 3HB <text:s/>PRO <text:s text:c="2"/>175 <text:s text:c="4"/>142.586 <text:s/>98.489-125.082 <text:s/>1.00 <text:s/>0.00 <text:s text:c="10"/>H <text:s/></text:p>
      <text:p text:style-name="P1">ATOM <text:s text:c="2"/>2742 2HG <text:s/>PRO <text:s text:c="2"/>175 <text:s text:c="4"/>140.205 <text:s/>97.393-125.737 <text:s/>1.00 <text:s/>0.00 <text:s text:c="10"/>H <text:s/></text:p>
      <text:p text:style-name="P1">ATOM <text:s text:c="2"/>2743 3HG <text:s/>PRO <text:s text:c="2"/>175 <text:s text:c="4"/>141.160 <text:s/>98.152-127.039 <text:s/>1.00 <text:s/>0.00 <text:s text:c="10"/>H <text:s/></text:p>
      <text:p text:style-name="P1">ATOM <text:s text:c="2"/>2744 2HD <text:s/>PRO <text:s text:c="2"/>175 <text:s text:c="4"/>138.785 <text:s/>99.334-125.552 <text:s/>1.00 <text:s/>0.00 <text:s text:c="10"/>H <text:s/></text:p>
      <text:p text:style-name="P1">ATOM <text:s text:c="2"/>2745 3HD <text:s/>PRO <text:s text:c="2"/>175 <text:s text:c="4"/>139.150 <text:s/>99.392-127.306 <text:s/>1.00 <text:s/>0.00 <text:s text:c="10"/>H <text:s/></text:p>
      <text:p text:style-name="P1">ATOM <text:s text:c="2"/>2746 <text:s/>N <text:s text:c="2"/>LEU <text:s text:c="2"/>176 <text:s text:c="4"/>142.678 100.178-127.880 <text:s/>1.00 <text:s/>0.00 <text:s text:c="10"/>N <text:s/></text:p>
      <text:p text:style-name="P1">ATOM <text:s text:c="2"/>2747 <text:s/>CA <text:s/>LEU <text:s text:c="2"/>176 <text:s text:c="4"/>143.868 100.642-128.589 <text:s/>1.00 <text:s/>0.00 <text:s text:c="10"/>C <text:s/></text:p>
      <text:p text:style-name="P1">ATOM <text:s text:c="2"/>2748 <text:s/>C <text:s text:c="2"/>LEU <text:s text:c="2"/>176 <text:s text:c="4"/>143.947 102.149-128.582 <text:s/>1.00 <text:s/>0.00 <text:s text:c="10"/>C <text:s/></text:p>
      <text:p text:style-name="P1">ATOM <text:s text:c="2"/>2749 <text:s/>O <text:s text:c="2"/>LEU <text:s text:c="2"/>176 <text:s text:c="4"/>144.993 102.752-128.297 <text:s/>1.00 <text:s/>0.00 <text:s text:c="10"/>O <text:s/></text:p>
      <text:p text:style-name="P1">ATOM <text:s text:c="2"/>2750 <text:s/>CB <text:s/>LEU <text:s text:c="2"/>176 <text:s text:c="4"/>143.886 100.091-130.043 <text:s/>1.00 <text:s/>0.00 <text:s text:c="10"/>C <text:s/></text:p>
      <text:p text:style-name="P1">ATOM <text:s text:c="2"/>2751 <text:s/>CG <text:s/>LEU <text:s text:c="2"/>176 <text:s text:c="4"/>143.843 <text:s/>98.552-130.242 <text:s/>1.00 <text:s/>0.00 <text:s text:c="10"/>C <text:s/></text:p>
      <text:p text:style-name="P1">ATOM <text:s text:c="2"/>2752 <text:s/>CD1 LEU <text:s text:c="2"/>176 <text:s text:c="4"/>143.982 <text:s/>98.208-131.732 <text:s/>1.00 <text:s/>0.00 <text:s text:c="10"/>C <text:s/></text:p>
      <text:p text:style-name="P1">ATOM <text:s text:c="2"/>2753 <text:s/>CD2 LEU <text:s text:c="2"/>176 <text:s text:c="4"/>144.930 <text:s/>97.818-129.438 <text:s/>1.00 <text:s/>0.00 <text:s text:c="10"/>C <text:s/></text:p>
      <text:p text:style-name="P1">ATOM <text:s text:c="2"/>2754 <text:s/>H <text:s text:c="2"/>LEU <text:s text:c="2"/>176 <text:s text:c="4"/>141.731 100.381-128.216 <text:s/>1.00 <text:s/>0.00 <text:s text:c="10"/>H <text:s/></text:p>
      <text:p text:style-name="P1">ATOM <text:s text:c="2"/>2755 <text:s/>HA <text:s/>LEU <text:s text:c="2"/>176 <text:s text:c="4"/>144.760 100.282-128.046 <text:s/>1.00 <text:s/>0.00 <text:s text:c="10"/>H <text:s/></text:p>
      <text:p text:style-name="P1">ATOM <text:s text:c="2"/>2756 2HB <text:s/>LEU <text:s text:c="2"/>176 <text:s text:c="4"/>144.787 100.482-130.555 <text:s/>1.00 <text:s/>0.00 <text:s text:c="10"/>H <text:s/></text:p>
      <text:p text:style-name="P1">ATOM <text:s text:c="2"/>2757 3HB <text:s/>LEU <text:s text:c="2"/>176 <text:s text:c="4"/>143.037 100.534-130.601 <text:s/>1.00 <text:s/>0.00 <text:s text:c="10"/>H <text:s/></text:p>
      <text:p text:style-name="P1">ATOM <text:s text:c="2"/>2758 <text:s/>HG <text:s/>LEU <text:s text:c="2"/>176 <text:s text:c="4"/>142.853 <text:s/>98.187-129.899 <text:s/>1.00 <text:s/>0.00 <text:s text:c="10"/>H <text:s/></text:p>
      <text:p text:style-name="P1">ATOM <text:s text:c="2"/>2759 1HD1 LEU <text:s text:c="2"/>176 <text:s text:c="4"/>143.190 <text:s/>98.685-132.340 <text:s/>1.00 <text:s/>0.00 <text:s text:c="10"/>H <text:s/></text:p>
      <text:p text:style-name="P1">ATOM <text:s text:c="2"/>2760 2HD1 LEU <text:s text:c="2"/>176 <text:s text:c="4"/>144.954 <text:s/>98.534-132.148 <text:s/>1.00 <text:s/>0.00 <text:s text:c="10"/>H <text:s/></text:p>
      <text:p text:style-name="P1">ATOM <text:s text:c="2"/>2761 3HD1 LEU <text:s text:c="2"/>176 <text:s text:c="4"/>143.902 <text:s/>97.119-131.908 <text:s/>1.00 <text:s/>0.00 <text:s text:c="10"/>H <text:s/></text:p>
      <text:p text:style-name="P1">ATOM <text:s text:c="2"/>2762 1HD2 LEU <text:s text:c="2"/>176 <text:s text:c="4"/>145.945 <text:s/>98.187-129.672 <text:s/>1.00 <text:s/>0.00 <text:s text:c="10"/>H <text:s/></text:p>
      <text:p text:style-name="P1">ATOM <text:s text:c="2"/>2763 2HD2 LEU <text:s text:c="2"/>176 <text:s text:c="4"/>144.777 <text:s/>97.944-128.349 <text:s/>1.00 <text:s/>0.00 <text:s text:c="10"/>H <text:s/></text:p>
      <text:p text:style-name="P1">ATOM <text:s text:c="2"/>2764 3HD2 LEU <text:s text:c="2"/>176 <text:s text:c="4"/>144.917 <text:s/>96.728-129.623 <text:s/>1.00 <text:s/>0.00 <text:s text:c="10"/>H <text:s/></text:p>
      <text:p text:style-name="P1">ATOM <text:s text:c="2"/>2765 <text:s/>N <text:s text:c="2"/>ASN <text:s text:c="2"/>177 <text:s text:c="4"/>142.748 102.927-128.923 <text:s/>1.00 <text:s/>0.00 <text:s text:c="10"/>N <text:s/></text:p>
      <text:p text:style-name="P1">ATOM <text:s text:c="2"/>2766 <text:s/>CA <text:s/>ASN <text:s text:c="2"/>177 <text:s text:c="4"/>143.132 104.333-128.831 <text:s/>1.00 <text:s/>0.00 <text:s text:c="10"/>C <text:s/></text:p>
      <text:p text:style-name="P1">ATOM <text:s text:c="2"/>2767 <text:s/>C <text:s text:c="2"/>ASN <text:s text:c="2"/>177 <text:s text:c="4"/>143.669 104.657-127.457 <text:s/>1.00 <text:s/>0.00 <text:s text:c="10"/>C <text:s/></text:p>
      <text:p text:style-name="P1">ATOM <text:s text:c="2"/>2768 <text:s/>O <text:s text:c="2"/>ASN <text:s text:c="2"/>177 <text:s text:c="4"/>143.749 103.807-126.571 <text:s/>1.00 <text:s/>0.00 <text:s text:c="10"/>O <text:s/></text:p>
      <text:p text:style-name="P1">ATOM <text:s text:c="2"/>2769 <text:s/>CB <text:s/>ASN <text:s text:c="2"/>177 <text:s text:c="4"/>141.905 105.229-129.168 <text:s/>1.00 <text:s/>0.00 <text:s text:c="10"/>C <text:s/></text:p>
      <text:p text:style-name="P1">ATOM <text:s text:c="2"/>2770 <text:s/>CG <text:s/>ASN <text:s text:c="2"/>177 <text:s text:c="4"/>141.243 105.013-130.533 <text:s/>1.00 <text:s/>0.00 <text:s text:c="10"/>C <text:s/></text:p>
      <text:p text:style-name="P1">ATOM <text:s text:c="2"/>2771 <text:s/>ND2 ASN <text:s text:c="2"/>177 <text:s text:c="4"/>141.807 105.520-131.596 <text:s/>1.00 <text:s/>0.00 <text:s text:c="10"/>N <text:s/></text:p>
      <text:p text:style-name="P1">ATOM <text:s text:c="2"/>2772 <text:s/>OD1 ASN <text:s text:c="2"/>177 <text:s text:c="4"/>140.215 104.363-130.662 <text:s/>1.00 <text:s/>0.00 <text:s text:c="10"/>O <text:s/></text:p>
      <text:p text:style-name="P1"><text:soft-page-break/>ATOM <text:s text:c="2"/>2773 <text:s/>H <text:s text:c="2"/>ASN <text:s text:c="2"/>177 <text:s text:c="4"/>141.941 102.514-128.336 <text:s/>1.00 <text:s/>0.00 <text:s text:c="10"/>H <text:s/></text:p>
      <text:p text:style-name="P1">ATOM <text:s text:c="2"/>2774 <text:s/>HA <text:s/>ASN <text:s text:c="2"/>177 <text:s text:c="4"/>143.947 104.522-129.554 <text:s/>1.00 <text:s/>0.00 <text:s text:c="10"/>H <text:s/></text:p>
      <text:p text:style-name="P1">ATOM <text:s text:c="2"/>2775 2HB <text:s/>ASN <text:s text:c="2"/>177 <text:s text:c="4"/>142.173 106.299-129.080 <text:s/>1.00 <text:s/>0.00 <text:s text:c="10"/>H <text:s/></text:p>
      <text:p text:style-name="P1">ATOM <text:s text:c="2"/>2776 3HB <text:s/>ASN <text:s text:c="2"/>177 <text:s text:c="4"/>141.117 105.080-128.404 <text:s/>1.00 <text:s/>0.00 <text:s text:c="10"/>H <text:s/></text:p>
      <text:p text:style-name="P1">ATOM <text:s text:c="2"/>2777 1HD2 ASN <text:s text:c="2"/>177 <text:s text:c="4"/>141.374 105.192-132.462 <text:s/>1.00 <text:s/>0.00 <text:s text:c="10"/>H <text:s/></text:p>
      <text:p text:style-name="P1">ATOM <text:s text:c="2"/>2778 2HD2 ASN <text:s text:c="2"/>177 <text:s text:c="4"/>142.709 105.979-131.465 <text:s/>1.00 <text:s/>0.00 <text:s text:c="10"/>H <text:s/></text:p>
      <text:p text:style-name="P1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4T02:45:49.243311314</dc:date>
    <meta:generator>LibreOffice/4.2.8.2$Linux_X86_64 LibreOffice_project/420m0$Build-2</meta:generator>
    <meta:editing-duration>P0D</meta:editing-duration>
    <meta:editing-cycles>1</meta:editing-cycles>
    <meta:document-statistic meta:table-count="0" meta:image-count="0" meta:object-count="0" meta:page-count="48" meta:paragraph-count="2780" meta:word-count="29922" meta:character-count="222262" meta:non-whitespace-character-count="121652"/>
  </office:meta>
</office:document-meta>
</file>